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900" fo:border="0.06pt solid #000000"/>
    </style:style>
    <style:style style:name="ce9" style:family="table-cell" style:parent-style-name="Default" style:data-style-name="N99">
      <style:table-cell-properties fo:background-color="#ffff00" fo:border="0.06pt solid #000000"/>
    </style:style>
    <style:style style:name="ce10" style:family="table-cell" style:parent-style-name="Default">
      <style:table-cell-properties fo:background-color="#ffcc00" fo:border="0.06pt solid #000000"/>
    </style:style>
    <style:style style:name="ce11" style:family="table-cell" style:parent-style-name="Default">
      <style:table-cell-properties fo:background-color="#ffcc00" fo:border="0.06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99">
      <style:table-cell-properties fo:background-color="#ff9900" fo:border="0.06pt solid 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cc00"/>
    </style:style>
    <style:style style:name="ce15" style:family="table-cell" style:parent-style-name="Default">
      <style:table-cell-properties fo:background-color="transparent" fo:border="none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#cccccc" fo:border="0.06pt solid #000000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9900"/>
      <style:text-properties style:use-window-font-color="true"/>
    </style:style>
    <style:style style:name="ce19" style:family="table-cell" style:parent-style-name="Default">
      <style:table-cell-properties fo:background-color="#ffcc00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color="#808080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color="#808080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="none"/>
      <style:text-properties fo:color="#808080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color="#808080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200" fo:border="0.06pt solid #000000"/>
    </style:style>
    <style:style style:name="ce28" style:family="table-cell" style:parent-style-name="Default">
      <style:table-cell-properties fo:background-color="#faa61a" fo:border="0.06pt solid #000000"/>
    </style:style>
    <style:style style:name="ce29" style:family="table-cell" style:parent-style-name="Default" style:data-style-name="N0"/>
    <style:style style:name="ce30" style:family="table-cell" style:parent-style-name="Default">
      <style:table-cell-properties fo:background-color="#faa61a" fo:border="0.06pt solid #000000"/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able-cell-properties fo:background-color="#cccccc" fo:border="0.06pt solid #000000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0">
      <style:table-cell-properties fo:background-color="#faa61a" fo:border="0.06pt solid #000000"/>
    </style:style>
    <style:style style:name="ce33" style:family="table-cell" style:parent-style-name="Default" style:data-style-name="N0">
      <style:table-cell-properties fo:background-color="#ffcc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66.28mm" svg:height="187.06mm" svg:x="154.25mm" svg:y="30.55mm">
            <loext:p draw:notify-on-update-of-ranges="Sheet1.F24:Sheet1.F28 Sheet1.B62:Sheet1.B62 Sheet1.A62:Sheet1.A62 Sheet1.B63:Sheet1.B63 Sheet1.B64:Sheet1.B64 Sheet1.A64:Sheet1.A64 Sheet1.B65:Sheet1.B65 Sheet1.B66:Sheet1.B66 Sheet1.A66:Sheet1.A66 Sheet1.B67:Sheet1.B67 Sheet1.B39:Sheet1.B39 Sheet1.A39:Sheet1.A39 Sheet1.C39:Sheet1.C39 Sheet1.I55:Sheet1.I92 Sheet1.H54:Sheet1.H54 Sheet1.J55:Sheet1.J92 Sheet1.B16:Sheet1.B16 Sheet1.A15:Sheet1.A15 Sheet1.B17:Sheet1.B17 Sheet1.E17:Sheet1.E21 Sheet1.D16:Sheet1.D16 Sheet1.F17:Sheet1.F21 Sheet1.E10:Sheet1.E14 Sheet1.D9:Sheet1.D9 Sheet1.F10:Sheet1.F14 Sheet1.E3:Sheet1.E7 Sheet1.D2:Sheet1.D2 Sheet1.F3:Sheet1.F7 Sheet1.E24:Sheet1.E28 Sheet1.D23:Sheet1.D23 Sheet1.F24:Sheet1.F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Screen bounds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2" office:value-type="string" calcext:value-type="string">
            <text:p>Screen bound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ce17"/>
          <table:table-cell office:value-type="string" calcext:value-type="string">
            <text:p>Input Field</text:p>
          </table:table-cell>
          <table:table-cell/>
          <table:table-cell table:style-name="ce21" office:value-type="string" calcext:value-type="string" table:number-columns-spanned="3" table:number-rows-spanned="4">
            <text:p>Circle background Calculation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p left</text:p>
          </table:table-cell>
          <table:table-cell table:style-name="ce16" table:formula="of:=[.B3]" office:value-type="float" office:value="0" calcext:value-type="float">
            <text:p>0</text:p>
          </table:table-cell>
          <table:table-cell table:style-name="ce16" table:formula="of:=[.B4]" office:value-type="float" office:value="0" calcext:value-type="float">
            <text:p>0</text:p>
          </table:table-cell>
          <table:table-cell/>
          <table:table-cell table:style-name="ce18"/>
          <table:table-cell office:value-type="string" calcext:value-type="string">
            <text:p>Calculation</text:p>
          </table:table-cell>
          <table:table-cell/>
          <table:covered-table-cell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bottom left</text:p>
          </table:table-cell>
          <table:table-cell table:style-name="ce16" table:formula="of:=[.B3]" office:value-type="float" office:value="0" calcext:value-type="float">
            <text:p>0</text:p>
          </table:table-cell>
          <table:table-cell table:style-name="ce16" table:formula="of:=[.B6]" office:value-type="float" office:value="1920" calcext:value-type="float">
            <text:p>1920</text:p>
          </table:table-cell>
          <table:table-cell/>
          <table:table-cell table:style-name="ce19"/>
          <table:table-cell office:value-type="string" calcext:value-type="string">
            <text:p>Final result</text:p>
          </table:table-cell>
          <table:table-cell/>
          <table:covered-table-cell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right</text:p>
          </table:table-cell>
          <table:table-cell table:style-name="ce6" office:value-type="float" office:value="1080" calcext:value-type="float">
            <text:p>1080</text:p>
          </table:table-cell>
          <table:table-cell/>
          <table:table-cell table:style-name="ce2" office:value-type="string" calcext:value-type="string">
            <text:p>bottom right</text:p>
          </table:table-cell>
          <table:table-cell table:style-name="ce16" table:formula="of:=[.B5]" office:value-type="float" office:value="1080" calcext:value-type="float">
            <text:p>1080</text:p>
          </table:table-cell>
          <table:table-cell table:style-name="ce16" table:formula="of:=[.B6]" office:value-type="float" office:value="1920" calcext:value-type="float">
            <text:p>1920</text:p>
          </table:table-cell>
          <table:table-cell/>
          <table:table-cell table:style-name="ce20"/>
          <table:table-cell office:value-type="string" calcext:value-type="string">
            <text:p>Graph data</text:p>
          </table:table-cell>
          <table:table-cell/>
          <table:covered-table-cell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bottom</text:p>
          </table:table-cell>
          <table:table-cell table:style-name="ce6" office:value-type="float" office:value="1920" calcext:value-type="float">
            <text:p>1920</text:p>
          </table:table-cell>
          <table:table-cell/>
          <table:table-cell table:style-name="ce2" office:value-type="string" calcext:value-type="string">
            <text:p>top right</text:p>
          </table:table-cell>
          <table:table-cell table:style-name="ce16" table:formula="of:=[.B5]" office:value-type="float" office:value="1080" calcext:value-type="float">
            <text:p>1080</text:p>
          </table:table-cell>
          <table:table-cell table:style-name="ce16" table:formula="of:=[.B4]" office:value-type="float" office:value="0" calcext:value-type="float">
            <text:p>0</text:p>
          </table:table-cell>
          <table:table-cell/>
          <table:table-cell table:style-name="ce14"/>
          <table:table-cell office:value-type="string" calcext:value-type="string">
            <text:p>Comment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top left</text:p>
          </table:table-cell>
          <table:table-cell table:style-name="ce16" table:formula="of:=[.B3]" office:value-type="float" office:value="0" calcext:value-type="float">
            <text:p>0</text:p>
          </table:table-cell>
          <table:table-cell table:style-name="ce16" table:formula="of:=[.B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style-name="ce13" table:number-columns-repeated="3"/>
          <table:table-cell table:number-columns-repeated="13"/>
        </table:table-row>
        <table:table-row table:style-name="ro1">
          <table:table-cell table:style-name="ce2" office:value-type="string" calcext:value-type="string">
            <text:p>Focal bounds</text:p>
          </table:table-cell>
          <table:table-cell table:style-name="ce2" office:value-type="string" calcext:value-type="string">
            <text:p>Value</text:p>
          </table:table-cell>
          <table:table-cell table:style-name="ce3"/>
          <table:table-cell table:style-name="ce2" office:value-type="string" calcext:value-type="string">
            <text:p>Focal bound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6" office:value-type="float" office:value="940" calcext:value-type="float">
            <text:p>940</text:p>
          </table:table-cell>
          <table:table-cell table:style-name="ce13"/>
          <table:table-cell table:style-name="ce2" office:value-type="string" calcext:value-type="string">
            <text:p>top left</text:p>
          </table:table-cell>
          <table:table-cell table:style-name="ce16" table:formula="of:=[.B10]" office:value-type="float" office:value="940" calcext:value-type="float">
            <text:p>940</text:p>
          </table:table-cell>
          <table:table-cell table:style-name="ce16" table:formula="of:=[.B11]" office:value-type="float" office:value="1780" calcext:value-type="float">
            <text:p>178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top</text:p>
          </table:table-cell>
          <table:table-cell table:style-name="ce6" office:value-type="float" office:value="1780" calcext:value-type="float">
            <text:p>1780</text:p>
          </table:table-cell>
          <table:table-cell table:style-name="ce13"/>
          <table:table-cell table:style-name="ce2" office:value-type="string" calcext:value-type="string">
            <text:p>bottom left</text:p>
          </table:table-cell>
          <table:table-cell table:style-name="ce16" table:formula="of:=[.B10]" office:value-type="float" office:value="940" calcext:value-type="float">
            <text:p>940</text:p>
          </table:table-cell>
          <table:table-cell table:style-name="ce16" table:formula="of:=[.B13]" office:value-type="float" office:value="1840" calcext:value-type="float">
            <text:p>184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ight</text:p>
          </table:table-cell>
          <table:table-cell table:style-name="ce6" office:value-type="float" office:value="1100" calcext:value-type="float">
            <text:p>1100</text:p>
          </table:table-cell>
          <table:table-cell table:style-name="ce13"/>
          <table:table-cell table:style-name="ce2" office:value-type="string" calcext:value-type="string">
            <text:p>bottom right</text:p>
          </table:table-cell>
          <table:table-cell table:style-name="ce16" table:formula="of:=[.B12]" office:value-type="float" office:value="1100" calcext:value-type="float">
            <text:p>1100</text:p>
          </table:table-cell>
          <table:table-cell table:style-name="ce16" table:formula="of:=[.B13]" office:value-type="float" office:value="1840" calcext:value-type="float">
            <text:p>184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bottom</text:p>
          </table:table-cell>
          <table:table-cell table:style-name="ce6" office:value-type="float" office:value="1840" calcext:value-type="float">
            <text:p>1840</text:p>
          </table:table-cell>
          <table:table-cell table:style-name="ce13"/>
          <table:table-cell table:style-name="ce2" office:value-type="string" calcext:value-type="string">
            <text:p>top right</text:p>
          </table:table-cell>
          <table:table-cell table:style-name="ce16" table:formula="of:=[.B12]" office:value-type="float" office:value="1100" calcext:value-type="float">
            <text:p>1100</text:p>
          </table:table-cell>
          <table:table-cell table:style-name="ce16" table:formula="of:=[.B11]" office:value-type="float" office:value="1780" calcext:value-type="float">
            <text:p>178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style-name="ce2" office:value-type="string" calcext:value-type="string">
            <text:p>top left</text:p>
          </table:table-cell>
          <table:table-cell table:style-name="ce16" table:formula="of:=[.B10]" office:value-type="float" office:value="940" calcext:value-type="float">
            <text:p>940</text:p>
          </table:table-cell>
          <table:table-cell table:style-name="ce16" table:formula="of:=[.B11]" office:value-type="float" office:value="1780" calcext:value-type="float">
            <text:p>178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Focal centre</text:p>
          </table:table-cell>
          <table:table-cell table:style-name="ce7" office:value-type="string" calcext:value-type="string">
            <text:p>Value</text:p>
          </table:table-cell>
          <table:table-cell table:style-name="ce3"/>
          <table:table-cell table:style-name="ce13" table:number-columns-repeated="3"/>
          <table:table-cell table:number-columns-repeated="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8" table:formula="of:=[.B10] + ([.B12]-[.B10])/2" office:value-type="float" office:value="1020" calcext:value-type="float">
            <text:p>1020</text:p>
          </table:table-cell>
          <table:table-cell table:style-name="ce13"/>
          <table:table-cell table:style-name="ce1" office:value-type="string" calcext:value-type="string">
            <text:p>Text bounds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8" table:formula="of:=[.B11]+([.B13]-[.B11])/2" office:value-type="float" office:value="1810" calcext:value-type="float">
            <text:p>1810</text:p>
          </table:table-cell>
          <table:table-cell table:style-name="ce3"/>
          <table:table-cell table:style-name="ce1" office:value-type="string" calcext:value-type="string">
            <text:p>top left</text:p>
          </table:table-cell>
          <table:table-cell table:style-name="ce16" table:formula="of:=[.B22]" office:value-type="float" office:value="760" calcext:value-type="float">
            <text:p>760</text:p>
          </table:table-cell>
          <table:table-cell table:style-name="ce16" table:formula="of:=[.B23]" office:value-type="float" office:value="1340" calcext:value-type="float">
            <text:p>134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style-name="ce1" office:value-type="string" calcext:value-type="string">
            <text:p>bottom left</text:p>
          </table:table-cell>
          <table:table-cell table:style-name="ce16" table:formula="of:=[.B22]" office:value-type="float" office:value="760" calcext:value-type="float">
            <text:p>760</text:p>
          </table:table-cell>
          <table:table-cell table:style-name="ce16" table:formula="of:=[.B25]" office:value-type="float" office:value="1760" calcext:value-type="float">
            <text:p>176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Focal padding</text:p>
          </table:table-cell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1" office:value-type="string" calcext:value-type="string">
            <text:p>bottom right</text:p>
          </table:table-cell>
          <table:table-cell table:style-name="ce16" table:formula="of:=[.B24]" office:value-type="float" office:value="1060" calcext:value-type="float">
            <text:p>1060</text:p>
          </table:table-cell>
          <table:table-cell table:style-name="ce16" table:formula="of:=[.B25]" office:value-type="float" office:value="1760" calcext:value-type="float">
            <text:p>176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3"/>
          <table:table-cell table:style-name="ce1" office:value-type="string" calcext:value-type="string">
            <text:p>top right</text:p>
          </table:table-cell>
          <table:table-cell table:style-name="ce16" table:formula="of:=[.B24]" office:value-type="float" office:value="1060" calcext:value-type="float">
            <text:p>1060</text:p>
          </table:table-cell>
          <table:table-cell table:style-name="ce16" table:formula="of:=[.B23]" office:value-type="float" office:value="1340" calcext:value-type="float">
            <text:p>134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ext bounds</text:p>
          </table:table-cell>
          <table:table-cell table:style-name="ce1" office:value-type="string" calcext:value-type="string">
            <text:p><text:s/>Value</text:p>
          </table:table-cell>
          <table:table-cell table:style-name="ce3"/>
          <table:table-cell table:style-name="ce1" office:value-type="string" calcext:value-type="string">
            <text:p>top left</text:p>
          </table:table-cell>
          <table:table-cell table:style-name="ce16" table:formula="of:=[.B22]" office:value-type="float" office:value="760" calcext:value-type="float">
            <text:p>760</text:p>
          </table:table-cell>
          <table:table-cell table:style-name="ce16" table:formula="of:=[.B23]" office:value-type="float" office:value="1340" calcext:value-type="float">
            <text:p>134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left</text:p>
          </table:table-cell>
          <table:table-cell table:style-name="ce6" office:value-type="float" office:value="760" calcext:value-type="float">
            <text:p>760</text:p>
          </table:table-cell>
          <table:table-cell table:style-name="ce3"/>
          <table:table-cell table:style-name="ce13" table:number-columns-repeated="3"/>
          <table:table-cell table:number-columns-repeated="13"/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style-name="ce6" office:value-type="float" office:value="1340" calcext:value-type="float">
            <text:p>1340</text:p>
          </table:table-cell>
          <table:table-cell table:style-name="ce3"/>
          <table:table-cell table:style-name="ce2" office:value-type="string" calcext:value-type="string">
            <text:p>Screen inset bound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ight</text:p>
          </table:table-cell>
          <table:table-cell table:style-name="ce6" office:value-type="float" office:value="1060" calcext:value-type="float">
            <text:p>1060</text:p>
          </table:table-cell>
          <table:table-cell table:style-name="ce13"/>
          <table:table-cell table:style-name="ce2" office:value-type="string" calcext:value-type="string">
            <text:p>top left</text:p>
          </table:table-cell>
          <table:table-cell table:style-name="ce16" table:formula="of:=[.B3]+[.B31]" office:value-type="float" office:value="88" calcext:value-type="float">
            <text:p>88</text:p>
          </table:table-cell>
          <table:table-cell table:style-name="ce16" table:formula="of:=[.B4]+[.B31]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bottom</text:p>
          </table:table-cell>
          <table:table-cell table:style-name="ce6" office:value-type="float" office:value="1760" calcext:value-type="float">
            <text:p>1760</text:p>
          </table:table-cell>
          <table:table-cell table:style-name="ce3"/>
          <table:table-cell table:style-name="ce2" office:value-type="string" calcext:value-type="string">
            <text:p>bottom left</text:p>
          </table:table-cell>
          <table:table-cell table:style-name="ce16" table:formula="of:=[.B3]+[.B31]" office:value-type="float" office:value="88" calcext:value-type="float">
            <text:p>88</text:p>
          </table:table-cell>
          <table:table-cell table:style-name="ce16" table:formula="of:=[.B6]-[.B31]" office:value-type="float" office:value="1832" calcext:value-type="float">
            <text:p>1832</text:p>
          </table:table-cell>
          <table:table-cell table:number-columns-repeated="13"/>
        </table:table-row>
        <table:table-row table:style-name="ro1">
          <table:table-cell table:style-name="ce3" table:number-columns-repeated="3"/>
          <table:table-cell table:style-name="ce2" office:value-type="string" calcext:value-type="string">
            <text:p>bottom right</text:p>
          </table:table-cell>
          <table:table-cell table:style-name="ce16" table:formula="of:=[.B5]-[.B31]" office:value-type="float" office:value="992" calcext:value-type="float">
            <text:p>992</text:p>
          </table:table-cell>
          <table:table-cell table:style-name="ce16" table:formula="of:=[.B6]-[.B31]" office:value-type="float" office:value="1832" calcext:value-type="float">
            <text:p>183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ocal padded left</text:p>
          </table:table-cell>
          <table:table-cell table:style-name="ce8" table:formula="of:=[.B10]-[.B19]" office:value-type="float" office:value="920" calcext:value-type="float">
            <text:p>920</text:p>
          </table:table-cell>
          <table:table-cell table:style-name="ce3"/>
          <table:table-cell table:style-name="ce2" office:value-type="string" calcext:value-type="string">
            <text:p>top right</text:p>
          </table:table-cell>
          <table:table-cell table:style-name="ce16" table:formula="of:=[.B5]-[.B31]" office:value-type="float" office:value="992" calcext:value-type="float">
            <text:p>992</text:p>
          </table:table-cell>
          <table:table-cell table:style-name="ce16" table:formula="of:=[.B4]+[.B31]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ocal padded Right</text:p>
          </table:table-cell>
          <table:table-cell table:style-name="ce8" table:formula="of:=[.B12]+[.B19]" office:value-type="float" office:value="1120" calcext:value-type="float">
            <text:p>1120</text:p>
          </table:table-cell>
          <table:table-cell table:style-name="ce3"/>
          <table:table-cell table:style-name="ce2" office:value-type="string" calcext:value-type="string">
            <text:p>top left</text:p>
          </table:table-cell>
          <table:table-cell table:style-name="ce16" table:formula="of:=[.B3]+[.B31]" office:value-type="float" office:value="88" calcext:value-type="float">
            <text:p>88</text:p>
          </table:table-cell>
          <table:table-cell table:style-name="ce16" table:formula="of:=[.B4]+[.B31]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ocal width</text:p>
          </table:table-cell>
          <table:table-cell table:style-name="ce8" table:formula="of:=[.B12]-[.B10]" office:value-type="float" office:value="160" calcext:value-type="float">
            <text:p>160</text:p>
          </table:table-cell>
          <table:table-cell table:style-name="ce3"/>
          <table:table-cell table:style-name="ce13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ce13"/>
          <table:table-cell table:style-name="ce2" office:value-type="string" calcext:value-type="string">
            <text:p>Is inset</text:p>
          </table:table-cell>
          <table:table-cell table:style-name="ce12" table:formula="of:=IF([.B34];[.B35];OR(AND([.B16] &gt; [.E24]; [.B16] &lt; [.E27]); AND([.B17] &gt;[.F24]; [.B17] &lt; [.F25])))" office:value-type="boolean" office:boolean-value="true" calcext:value-type="boolean">
            <text:p>TRUE</text:p>
          </table:table-cell>
          <table:table-cell table:style-name="ce13"/>
          <table:table-cell table:number-columns-repeated="13"/>
        </table:table-row>
        <table:table-row table:style-name="ro1">
          <table:table-cell table:style-name="ce2" office:value-type="string" calcext:value-type="string">
            <text:p>88dp</text:p>
          </table:table-cell>
          <table:table-cell table:style-name="ce6" office:value-type="float" office:value="88" calcext:value-type="float">
            <text:p>88</text:p>
          </table:table-cell>
          <table:table-cell table:style-name="ce3"/>
          <table:table-cell table:number-columns-repeated="16"/>
        </table:table-row>
        <table:table-row table:style-name="ro1">
          <table:table-cell table:style-name="ce1" office:value-type="string" calcext:value-type="string">
            <text:p>Text padding</text:p>
          </table:table-cell>
          <table:table-cell table:style-name="ce6" office:value-type="float" office:value="20" calcext:value-type="float">
            <text:p>20</text:p>
          </table:table-cell>
          <table:table-cell table:style-name="ce3"/>
          <table:table-cell table:number-columns-repeated="16"/>
        </table:table-row>
        <table:table-row table:style-name="ro1">
          <table:table-cell table:style-name="ce3" table:number-columns-repeated="3"/>
          <table:table-cell table:number-columns-repeated="16"/>
        </table:table-row>
        <table:table-row table:style-name="ro1">
          <table:table-cell table:style-name="ce2" office:value-type="string" calcext:value-type="string">
            <text:p>Override Inset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Set this to TRUE to override the inset calculation in D30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Override val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When the above value is set to true this will be use to determine if the off centre calculation should be use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4" office:value-type="string" calcext:value-type="string">
            <text:p>Resul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Base Position</text:p>
          </table:table-cell>
          <table:table-cell table:style-name="ce10" table:formula="of:=IF([.E30];[.E70];[.B50])" office:value-type="float" office:value="930" calcext:value-type="float">
            <text:p>930</text:p>
          </table:table-cell>
          <table:table-cell table:style-name="ce11" table:formula="of:=IF([.E30];[.F70];[.C50])" office:value-type="float" office:value="1591.37254901961" calcext:value-type="float">
            <text:p>1591.3725490196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Base radius</text:p>
          </table:table-cell>
          <table:table-cell table:style-name="ce11" table:formula="of:=IF([.E30];[.E72];[.B52])" office:value-type="float" office:value="315.100235481688" calcext:value-type="float">
            <text:p>315.1002354817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5" office:value-type="string" calcext:value-type="string">
            <text:p>Centre positioned prompt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Length</text:p>
          </table:table-cell>
          <table:table-cell table:style-name="ce8" table:formula="of:=MAX(ABS([.B24]- [.B16]); ABS([.B22]- [.B16])) + [.B32]" office:value-type="float" office:value="280" calcext:value-type="float">
            <text:p>280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Height</text:p>
          </table:table-cell>
          <table:table-cell table:style-name="ce8" table:formula="of:=(([.B13]-[.B11])/2) + [.B19] + ([.B25]-[.B23])" office:value-type="float" office:value="470" calcext:value-type="float">
            <text:p>47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Position</text:p>
          </table:table-cell>
          <table:table-cell table:style-name="ce10" table:formula="of:=[.B16]" office:value-type="float" office:value="1020" calcext:value-type="float">
            <text:p>1020</text:p>
          </table:table-cell>
          <table:table-cell table:style-name="ce10" table:formula="of:=[.B17]" office:value-type="float" office:value="1810" calcext:value-type="float">
            <text:p>1810</text:p>
          </table:table-cell>
          <table:table-cell table:number-columns-repeated="8"/>
          <table:table-cell table:style-name="ce22" office:value-type="string" calcext:value-type="string" table:number-columns-spanned="8" table:number-rows-spanned="17">
            <text:p>Copyright (C) 2018 Samuel Wall</text:p>
            <text:p/>
            <text:p>    Licensed under the Apache License, Version 2.0 (the "License");</text:p>
            <text:p>    you may not use this file except in compliance with the License.</text:p>
            <text:p>    You may obtain a copy of the License at</text:p>
            <text:p/>
            <text:p>    http://www.apache.org/licenses/LICENSE-2.0</text:p>
            <text:p/>
            <text:p>    Unless required by applicable law or agreed to in writing, software</text:p>
            <text:p>    distributed under the License is distributed on an "AS IS" BASIS,</text:p>
            <text:p>    WITHOUT WARRANTIES OR CONDITIONS OF ANY KIND, either express or implied.</text:p>
            <text:p>    See the License for the specific language governing permissions and</text:p>
            <text:p>    limitations under the License.</text:p>
          </table:table-cell>
          <table:covered-table-cell table:number-columns-repeated="7"/>
        </table:table-row>
        <table:table-row table:style-name="ro1">
          <table:table-cell table:number-columns-repeated="11"/>
          <table:covered-table-cell table:number-columns-repeated="8"/>
        </table:table-row>
        <table:table-row table:style-name="ro1">
          <table:table-cell table:style-name="ce2" office:value-type="string" calcext:value-type="string">
            <text:p>Radius</text:p>
          </table:table-cell>
          <table:table-cell table:style-name="ce10" table:formula="of:=SQRT(POWER([.B46]; 2) + POWER([.B47]; 2))" office:value-type="float" office:value="547.083174663597" calcext:value-type="float">
            <text:p>547.0831746636</text:p>
          </table:table-cell>
          <table:table-cell table:number-columns-repeated="9"/>
          <table:covered-table-cell table:number-columns-repeated="8"/>
        </table:table-row>
        <table:table-row table:style-name="ro1">
          <table:table-cell table:number-columns-repeated="11"/>
          <table:covered-table-cell table:number-columns-repeated="8"/>
        </table:table-row>
        <table:table-row table:style-name="ro1">
          <table:table-cell table:style-name="ce5" office:value-type="string" calcext:value-type="string">
            <text:p>Off centre positioned prompt</text:p>
          </table:table-cell>
          <table:table-cell table:number-columns-repeated="6"/>
          <table:table-cell table:style-name="ce2" office:value-type="string" calcext:value-type="string">
            <text:p>Circle point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/>
          <table:covered-table-cell table:number-columns-repeated="8"/>
        </table:table-row>
        <table:table-row table:style-name="ro1">
          <table:table-cell table:number-columns-repeated="7"/>
          <table:table-cell table:style-name="ce2" office:value-type="float" office:value="0" calcext:value-type="float">
            <text:p>0</text:p>
          </table:table-cell>
          <table:table-cell table:style-name="ce16" table:formula="of:=[.$B$39]+[.$B$41]*COS([.H55]* 0.0174532925)" office:value-type="float" office:value="1245.10023548169" calcext:value-type="float">
            <text:p>1245.1002354817</text:p>
          </table:table-cell>
          <table:table-cell table:style-name="ce16" table:formula="of:=[.$C$39]+[.$B$41]*SIN([.H55]* 0.0174532925)" office:value-type="float" office:value="1591.37254901961" calcext:value-type="float">
            <text:p>1591.3725490196</text:p>
          </table:table-cell>
          <table:table-cell/>
          <table:covered-table-cell table:number-columns-repeated="8"/>
        </table:table-row>
        <table:table-row table:style-name="ro1">
          <table:table-cell table:style-name="ce1" office:value-type="string" calcext:value-type="string">
            <text:p>Text above target</text:p>
          </table:table-cell>
          <table:table-cell table:style-name="ce12" table:formula="of:=[.B23]&lt;[.B11]" office:value-type="boolean" office:boolean-value="true" calcext:value-type="boolean">
            <text:p>TRUE</text:p>
          </table:table-cell>
          <table:table-cell table:style-name="ce13"/>
          <table:table-cell table:style-name="ce2" office:value-type="string" calcext:value-type="string">
            <text:p>Circle?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16" table:formula="of:=[.$B$39]+[.$B$41]*COS([.H56]* 0.0174532925)" office:value-type="float" office:value="1240.31315488925" calcext:value-type="float">
            <text:p>1240.3131548893</text:p>
          </table:table-cell>
          <table:table-cell table:style-name="ce16" table:formula="of:=[.$C$39]+[.$B$41]*SIN([.H56]* 0.0174532925)" office:value-type="float" office:value="1646.08913063154" calcext:value-type="float">
            <text:p>1646.0891306315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Text width</text:p>
          </table:table-cell>
          <table:table-cell table:style-name="ce8" table:formula="of:=[.B24]-[.B22]" office:value-type="float" office:value="300" calcext:value-type="float">
            <text:p>300</text:p>
          </table:table-cell>
          <table:table-cell table:style-name="ce13"/>
          <table:table-cell table:number-columns-repeated="4"/>
          <table:table-cell table:style-name="ce2" office:value-type="float" office:value="20" calcext:value-type="float">
            <text:p>20</text:p>
          </table:table-cell>
          <table:table-cell table:style-name="ce16" table:formula="of:=[.$B$39]+[.$B$41]*COS([.H57]* 0.0174532925)" office:value-type="float" office:value="1226.09736613303" calcext:value-type="float">
            <text:p>1226.097366133</text:p>
          </table:table-cell>
          <table:table-cell table:style-name="ce16" table:formula="of:=[.$C$39]+[.$B$41]*SIN([.H57]* 0.0174532925)" office:value-type="float" office:value="1699.1431766029" calcext:value-type="float">
            <text:p>1699.1431766029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distanceX</text:p>
          </table:table-cell>
          <table:table-cell table:style-name="ce8" table:formula="of:=[.B16]-[.B22]+([.B57]/2)" office:value-type="float" office:value="410" calcext:value-type="float">
            <text:p>410</text:p>
          </table:table-cell>
          <table:table-cell table:style-name="ce3"/>
          <table:table-cell table:style-name="ce2" office:value-type="string" calcext:value-type="string">
            <text:p>focalRadius</text:p>
          </table:table-cell>
          <table:table-cell table:style-name="ce8" table:formula="of:=[.B12]-[.B10]+[.B19]" office:value-type="float" office:value="180" calcext:value-type="float">
            <text:p>180</text:p>
          </table:table-cell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16" table:formula="of:=[.$B$39]+[.$B$41]*COS([.H58]* 0.0174532925)" office:value-type="float" office:value="1202.88480875986" calcext:value-type="float">
            <text:p>1202.8848087599</text:p>
          </table:table-cell>
          <table:table-cell table:style-name="ce16" table:formula="of:=[.$C$39]+[.$B$41]*SIN([.H58]* 0.0174532925)" office:value-type="float" office:value="1748.92266659719" calcext:value-type="float">
            <text:p>1748.9226665972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percentageOffset</text:p>
          </table:table-cell>
          <table:table-cell table:style-name="ce8" table:formula="of:=100/[.B57]*[.B58]" office:value-type="float" office:value="136.666666666667" calcext:value-type="float">
            <text:p>136.6666666667</text:p>
          </table:table-cell>
          <table:table-cell table:style-name="ce13"/>
          <table:table-cell table:style-name="ce2" office:value-type="string" calcext:value-type="string">
            <text:p>x</text:p>
          </table:table-cell>
          <table:table-cell table:style-name="ce8" table:formula="of:=[.B16]+[.E58]*COS(RADIANS([.B61]))" office:value-type="float" office:value="1118.0350263027" calcext:value-type="float">
            <text:p>1118.0350263027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style-name="ce16" table:formula="of:=[.$B$39]+[.$B$41]*COS([.H59]* 0.0174532925)" office:value-type="float" office:value="1171.3807845778" calcext:value-type="float">
            <text:p>1171.3807845778</text:p>
          </table:table-cell>
          <table:table-cell table:style-name="ce16" table:formula="of:=[.$C$39]+[.$B$41]*SIN([.H59]* 0.0174532925)" office:value-type="float" office:value="1793.91507600399" calcext:value-type="float">
            <text:p>1793.915076004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angle</text:p>
          </table:table-cell>
          <table:table-cell table:style-name="ce8" table:formula="of:=90*([.B59]/100)" office:value-type="float" office:value="123" calcext:value-type="float">
            <text:p>123</text:p>
          </table:table-cell>
          <table:table-cell table:style-name="ce3"/>
          <table:table-cell table:style-name="ce2" office:value-type="string" calcext:value-type="string">
            <text:p>y</text:p>
          </table:table-cell>
          <table:table-cell table:style-name="ce8" table:formula="of:=[.B17]+[.E58]*SIN(RADIANS([.B61]))" office:value-type="float" office:value="1960.96070223018" calcext:value-type="float">
            <text:p>1960.9607022302</text:p>
          </table:table-cell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style-name="ce16" table:formula="of:=[.$B$39]+[.$B$41]*COS([.H60]* 0.0174532925)" office:value-type="float" office:value="1132.54252741764" calcext:value-type="float">
            <text:p>1132.5425274176</text:p>
          </table:table-cell>
          <table:table-cell table:style-name="ce16" table:formula="of:=[.$C$39]+[.$B$41]*SIN([.H60]* 0.0174532925)" office:value-type="float" office:value="1832.75333323387" calcext:value-type="float">
            <text:p>1832.7533332339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angle2</text:p>
          </table:table-cell>
          <table:table-cell table:style-name="ce8" table:formula="of:=IF([.B23]&lt;[.B11];180-[.B60];180+[.B60])" office:value-type="float" office:value="57" calcext:value-type="float">
            <text:p>57</text:p>
          </table:table-cell>
          <table:table-cell table:style-name="ce3"/>
          <table:table-cell table:number-columns-repeated="4"/>
          <table:table-cell table:style-name="ce2" office:value-type="float" office:value="60" calcext:value-type="float">
            <text:p>60</text:p>
          </table:table-cell>
          <table:table-cell table:style-name="ce16" table:formula="of:=[.$B$39]+[.$B$41]*COS([.H61]* 0.0174532925)" office:value-type="float" office:value="1087.55011806738" calcext:value-type="float">
            <text:p>1087.5501180674</text:p>
          </table:table-cell>
          <table:table-cell table:style-name="ce16" table:formula="of:=[.$C$39]+[.$B$41]*SIN([.H61]* 0.0174532925)" office:value-type="float" office:value="1864.25735749668" calcext:value-type="float">
            <text:p>1864.2573574967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8" table:formula="of:=IF([.$E$56];[.E59];[$Sheet2.$I$10])" office:value-type="float" office:value="1110" calcext:value-type="float">
            <text:p>1110</text:p>
          </table:table-cell>
          <table:table-cell table:style-name="ce3"/>
          <table:table-cell table:number-columns-repeated="4"/>
          <table:table-cell table:style-name="ce2" office:value-type="float" office:value="70" calcext:value-type="float">
            <text:p>70</text:p>
          </table:table-cell>
          <table:table-cell table:style-name="ce16" table:formula="of:=[.$B$39]+[.$B$41]*COS([.H62]* 0.0174532925)" office:value-type="float" office:value="1037.77062811476" calcext:value-type="float">
            <text:p>1037.7706281148</text:p>
          </table:table-cell>
          <table:table-cell table:style-name="ce16" table:formula="of:=[.$C$39]+[.$B$41]*SIN([.H62]* 0.0174532925)" office:value-type="float" office:value="1887.4699149592" calcext:value-type="float">
            <text:p>1887.4699149592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8" table:formula="of:=IF([.$E$56];[.E60];[$Sheet2.$J$10])" office:value-type="float" office:value="1850" calcext:value-type="float">
            <text:p>1850</text:p>
          </table:table-cell>
          <table:table-cell table:style-name="ce15"/>
          <table:table-cell table:number-columns-repeated="4"/>
          <table:table-cell table:style-name="ce2" office:value-type="float" office:value="80" calcext:value-type="float">
            <text:p>80</text:p>
          </table:table-cell>
          <table:table-cell table:style-name="ce16" table:formula="of:=[.$B$39]+[.$B$41]*COS([.H63]* 0.0174532925)" office:value-type="float" office:value="984.716582168909" calcext:value-type="float">
            <text:p>984.7165821689</text:p>
          </table:table-cell>
          <table:table-cell table:style-name="ce16" table:formula="of:=[.$C$39]+[.$B$41]*SIN([.H63]* 0.0174532925)" office:value-type="float" office:value="1901.68570381065" calcext:value-type="float">
            <text:p>1901.6857038107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8" table:formula="of:=[.B22]-[.B32]" office:value-type="float" office:value="740" calcext:value-type="float">
            <text:p>740</text:p>
          </table:table-cell>
          <table:table-cell table:style-name="ce15"/>
          <table:table-cell table:number-columns-repeated="4"/>
          <table:table-cell table:style-name="ce2" office:value-type="float" office:value="90" calcext:value-type="float">
            <text:p>90</text:p>
          </table:table-cell>
          <table:table-cell table:style-name="ce16" table:formula="of:=[.$B$39]+[.$B$41]*COS([.H64]* 0.0174532925)" office:value-type="float" office:value="930.000000565573" calcext:value-type="float">
            <text:p>930.0000005656</text:p>
          </table:table-cell>
          <table:table-cell table:style-name="ce16" table:formula="of:=[.$C$39]+[.$B$41]*SIN([.H64]* 0.0174532925)" office:value-type="float" office:value="1906.4727845013" calcext:value-type="float">
            <text:p>1906.4727845013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y2</text:p>
          </table:table-cell>
          <table:table-cell table:style-name="ce8" table:formula="of:=IF([.B56];[.B23];[.B25])" office:value-type="float" office:value="1340" calcext:value-type="float">
            <text:p>1340</text:p>
          </table:table-cell>
          <table:table-cell table:style-name="ce15"/>
          <table:table-cell table:number-columns-repeated="4"/>
          <table:table-cell table:style-name="ce2" office:value-type="float" office:value="100" calcext:value-type="float">
            <text:p>100</text:p>
          </table:table-cell>
          <table:table-cell table:style-name="ce16" table:formula="of:=[.$B$39]+[.$B$41]*COS([.H65]* 0.0174532925)" office:value-type="float" office:value="875.283418945051" calcext:value-type="float">
            <text:p>875.2834189451</text:p>
          </table:table-cell>
          <table:table-cell table:style-name="ce16" table:formula="of:=[.$C$39]+[.$B$41]*SIN([.H65]* 0.0174532925)" office:value-type="float" office:value="1901.68570400707" calcext:value-type="float">
            <text:p>1901.6857040071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style-name="ce8" table:formula="of:=IF([.B12]&gt;[.B24]+[.B32];[.B28];[.B24]+[.B32])" office:value-type="float" office:value="1120" calcext:value-type="float">
            <text:p>1120</text:p>
          </table:table-cell>
          <table:table-cell table:style-name="ce15"/>
          <table:table-cell table:number-columns-repeated="4"/>
          <table:table-cell table:style-name="ce2" office:value-type="float" office:value="110" calcext:value-type="float">
            <text:p>110</text:p>
          </table:table-cell>
          <table:table-cell table:style-name="ce16" table:formula="of:=[.$B$39]+[.$B$41]*COS([.H66]* 0.0174532925)" office:value-type="float" office:value="822.229372948168" calcext:value-type="float">
            <text:p>822.2293729482</text:p>
          </table:table-cell>
          <table:table-cell table:style-name="ce16" table:formula="of:=[.$C$39]+[.$B$41]*SIN([.H66]* 0.0174532925)" office:value-type="float" office:value="1887.46991534608" calcext:value-type="float">
            <text:p>1887.4699153461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y3</text:p>
          </table:table-cell>
          <table:table-cell table:style-name="ce8" table:formula="of:=[.B65]" office:value-type="float" office:value="1340" calcext:value-type="float">
            <text:p>1340</text:p>
          </table:table-cell>
          <table:table-cell table:style-name="ce13"/>
          <table:table-cell table:number-columns-repeated="4"/>
          <table:table-cell table:style-name="ce2" office:value-type="float" office:value="120" calcext:value-type="float">
            <text:p>120</text:p>
          </table:table-cell>
          <table:table-cell table:style-name="ce16" table:formula="of:=[.$B$39]+[.$B$41]*COS([.H67]* 0.0174532925)" office:value-type="float" office:value="772.449882912223" calcext:value-type="float">
            <text:p>772.4498829122</text:p>
          </table:table-cell>
          <table:table-cell table:style-name="ce16" table:formula="of:=[.$C$39]+[.$B$41]*SIN([.H67]* 0.0174532925)" office:value-type="float" office:value="1864.25735806226" calcext:value-type="float">
            <text:p>1864.25735806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number-columns-repeated="4"/>
          <table:table-cell table:style-name="ce2" office:value-type="float" office:value="130" calcext:value-type="float">
            <text:p>130</text:p>
          </table:table-cell>
          <table:table-cell table:style-name="ce16" table:formula="of:=[.$B$39]+[.$B$41]*COS([.H68]* 0.0174532925)" office:value-type="float" office:value="727.457473448871" calcext:value-type="float">
            <text:p>727.4574734489</text:p>
          </table:table-cell>
          <table:table-cell table:style-name="ce16" table:formula="of:=[.$C$39]+[.$B$41]*SIN([.H68]* 0.0174532925)" office:value-type="float" office:value="1832.75333396095" calcext:value-type="float">
            <text:p>1832.75333396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ffset</text:p>
          </table:table-cell>
          <table:table-cell table:style-name="ce8" table:formula="of:=POWER([.B64];2)+POWER([.B65];2)" office:value-type="float" office:value="2343200" calcext:value-type="float">
            <text:p>2343200</text:p>
          </table:table-cell>
          <table:table-cell/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ce2" office:value-type="float" office:value="140" calcext:value-type="float">
            <text:p>140</text:p>
          </table:table-cell>
          <table:table-cell table:style-name="ce16" table:formula="of:=[.$B$39]+[.$B$41]*COS([.H69]* 0.0174532925)" office:value-type="float" office:value="688.619216149283" calcext:value-type="float">
            <text:p>688.6192161493</text:p>
          </table:table-cell>
          <table:table-cell table:style-name="ce16" table:formula="of:=[.$C$39]+[.$B$41]*SIN([.H69]* 0.0174532925)" office:value-type="float" office:value="1793.9150768705" calcext:value-type="float">
            <text:p>1793.91507687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c</text:p>
          </table:table-cell>
          <table:table-cell table:style-name="ce8" table:formula="of:=(POWER([.B62]; 2) + POWER([.B63]; 2) - [.B69]) / 2" office:value-type="float" office:value="1155700" calcext:value-type="float">
            <text:p>1155700</text:p>
          </table:table-cell>
          <table:table-cell/>
          <table:table-cell table:style-name="ce2" office:value-type="string" calcext:value-type="string">
            <text:p>Position</text:p>
          </table:table-cell>
          <table:table-cell table:style-name="ce10" table:formula="of:=(([.B70] * ([.B65] - [.B67]) - [.B71] * ([.B63] - [.B65])) * [.B73])" office:value-type="float" office:value="930" calcext:value-type="float">
            <text:p>930</text:p>
          </table:table-cell>
          <table:table-cell table:style-name="ce10" table:formula="of:=(([.B71] * ([.B62] - [.B64]) - [.B70] * ([.B64] - [.B66])) * [.B73])" office:value-type="float" office:value="1591.37254901961" calcext:value-type="float">
            <text:p>1591.3725490196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16" table:formula="of:=[.$B$39]+[.$B$41]*COS([.H70]* 0.0174532925)" office:value-type="float" office:value="657.11519180571" calcext:value-type="float">
            <text:p>657.1151918057</text:p>
          </table:table-cell>
          <table:table-cell table:style-name="ce16" table:formula="of:=[.$C$39]+[.$B$41]*SIN([.H70]* 0.0174532925)" office:value-type="float" office:value="1748.92266757679" calcext:value-type="float">
            <text:p>1748.922667576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d</text:p>
          </table:table-cell>
          <table:table-cell table:style-name="ce8" table:formula="of:=([.B69] - POWER([.B66]; 2) - POWER([.B67]; 2)) / 2" office:value-type="float" office:value="-353400" calcext:value-type="float">
            <text:p>-353400</text:p>
          </table:table-cell>
          <table:table-cell table:number-columns-repeated="5"/>
          <table:table-cell table:style-name="ce2" office:value-type="float" office:value="160" calcext:value-type="float">
            <text:p>160</text:p>
          </table:table-cell>
          <table:table-cell table:style-name="ce16" table:formula="of:=[.$B$39]+[.$B$41]*COS([.H71]* 0.0174532925)" office:value-type="float" office:value="633.902634253844" calcext:value-type="float">
            <text:p>633.9026342538</text:p>
          </table:table-cell>
          <table:table-cell table:style-name="ce16" table:formula="of:=[.$C$39]+[.$B$41]*SIN([.H71]* 0.0174532925)" office:value-type="float" office:value="1699.14317766583" calcext:value-type="float">
            <text:p>1699.143177665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det</text:p>
          </table:table-cell>
          <table:table-cell table:style-name="ce8" table:formula="of:=([.B62] - [.B64]) * ([.B65] - [.B67]) - ([.B64] - [.B66]) * ([.B63] - [.B65])" office:value-type="float" office:value="193800" calcext:value-type="float">
            <text:p>193800</text:p>
          </table:table-cell>
          <table:table-cell/>
          <table:table-cell table:style-name="ce2" office:value-type="string" calcext:value-type="string">
            <text:p>Radius</text:p>
          </table:table-cell>
          <table:table-cell table:style-name="ce10" table:formula="of:=SQRT(POWER([.B64] - [.B39]; 2) + POWER([.B65] - [.C39]; 2))" office:value-type="float" office:value="315.100235481688" calcext:value-type="float">
            <text:p>315.1002354817</text:p>
          </table:table-cell>
          <table:table-cell table:number-columns-repeated="2"/>
          <table:table-cell table:style-name="ce2" office:value-type="float" office:value="170" calcext:value-type="float">
            <text:p>170</text:p>
          </table:table-cell>
          <table:table-cell table:style-name="ce16" table:formula="of:=[.$B$39]+[.$B$41]*COS([.H72]* 0.0174532925)" office:value-type="float" office:value="619.68684530717" calcext:value-type="float">
            <text:p>619.6868453072</text:p>
          </table:table-cell>
          <table:table-cell table:style-name="ce16" table:formula="of:=[.$C$39]+[.$B$41]*SIN([.H72]* 0.0174532925)" office:value-type="float" office:value="1646.0891317455" calcext:value-type="float">
            <text:p>1646.089131745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det</text:p>
          </table:table-cell>
          <table:table-cell table:style-name="ce8" table:formula="of:=1/[.B72]" office:value-type="float" office:value="0.00000515995872033024" calcext:value-type="float">
            <text:p>0.00000516</text:p>
          </table:table-cell>
          <table:table-cell table:number-columns-repeated="5"/>
          <table:table-cell table:style-name="ce2" office:value-type="float" office:value="180" calcext:value-type="float">
            <text:p>180</text:p>
          </table:table-cell>
          <table:table-cell table:style-name="ce16" table:formula="of:=[.$B$39]+[.$B$41]*COS([.H73]* 0.0174532925)" office:value-type="float" office:value="614.899764518312" calcext:value-type="float">
            <text:p>614.8997645183</text:p>
          </table:table-cell>
          <table:table-cell table:style-name="ce16" table:formula="of:=[.$C$39]+[.$B$41]*SIN([.H73]* 0.0174532925)" office:value-type="float" office:value="1591.37255015075" calcext:value-type="float">
            <text:p>1591.3725501508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190" calcext:value-type="float">
            <text:p>190</text:p>
          </table:table-cell>
          <table:table-cell table:style-name="ce16" table:formula="of:=[.$B$39]+[.$B$41]*COS([.H74]* 0.0174532925)" office:value-type="float" office:value="619.686844914328" calcext:value-type="float">
            <text:p>619.6868449143</text:p>
          </table:table-cell>
          <table:table-cell table:style-name="ce16" table:formula="of:=[.$C$39]+[.$B$41]*SIN([.H74]* 0.0174532925)" office:value-type="float" office:value="1536.65596852164" calcext:value-type="float">
            <text:p>1536.6559685216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200" calcext:value-type="float">
            <text:p>200</text:p>
          </table:table-cell>
          <table:table-cell table:style-name="ce16" table:formula="of:=[.$B$39]+[.$B$41]*COS([.H75]* 0.0174532925)" office:value-type="float" office:value="633.902633480096" calcext:value-type="float">
            <text:p>633.9026334801</text:p>
          </table:table-cell>
          <table:table-cell table:style-name="ce16" table:formula="of:=[.$C$39]+[.$B$41]*SIN([.H75]* 0.0174532925)" office:value-type="float" office:value="1483.60192249924" calcext:value-type="float">
            <text:p>1483.6019224992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210" calcext:value-type="float">
            <text:p>210</text:p>
          </table:table-cell>
          <table:table-cell table:style-name="ce16" table:formula="of:=[.$B$39]+[.$B$41]*COS([.H76]* 0.0174532925)" office:value-type="float" office:value="657.115190674565" calcext:value-type="float">
            <text:p>657.1151906746</text:p>
          </table:table-cell>
          <table:table-cell table:style-name="ce16" table:formula="of:=[.$C$39]+[.$B$41]*SIN([.H76]* 0.0174532925)" office:value-type="float" office:value="1433.82243242163" calcext:value-type="float">
            <text:p>1433.8224324216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220" calcext:value-type="float">
            <text:p>220</text:p>
          </table:table-cell>
          <table:table-cell table:style-name="ce16" table:formula="of:=[.$B$39]+[.$B$41]*COS([.H77]* 0.0174532925)" office:value-type="float" office:value="688.619214695111" calcext:value-type="float">
            <text:p>688.6192146951</text:p>
          </table:table-cell>
          <table:table-cell table:style-name="ce16" table:formula="of:=[.$C$39]+[.$B$41]*SIN([.H77]* 0.0174532925)" office:value-type="float" office:value="1388.83002290173" calcext:value-type="float">
            <text:p>1388.8300229017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230" calcext:value-type="float">
            <text:p>230</text:p>
          </table:table-cell>
          <table:table-cell table:style-name="ce16" table:formula="of:=[.$B$39]+[.$B$41]*COS([.H78]* 0.0174532925)" office:value-type="float" office:value="727.457471715857" calcext:value-type="float">
            <text:p>727.4574717159</text:p>
          </table:table-cell>
          <table:table-cell table:style-name="ce16" table:formula="of:=[.$C$39]+[.$B$41]*SIN([.H78]* 0.0174532925)" office:value-type="float" office:value="1349.99176553243" calcext:value-type="float">
            <text:p>1349.9917655324</text:p>
          </table:table-cell>
          <table:table-cell table:number-columns-repeated="9"/>
        </table:table-row>
        <table:table-row table:style-name="ro1">
          <table:table-cell table:style-name="ce3" table:number-columns-repeated="2"/>
          <table:table-cell table:number-columns-repeated="5"/>
          <table:table-cell table:style-name="ce2" office:value-type="float" office:value="240" calcext:value-type="float">
            <text:p>240</text:p>
          </table:table-cell>
          <table:table-cell table:style-name="ce16" table:formula="of:=[.$B$39]+[.$B$41]*COS([.H79]* 0.0174532925)" office:value-type="float" office:value="772.449880953023" calcext:value-type="float">
            <text:p>772.449880953</text:p>
          </table:table-cell>
          <table:table-cell table:style-name="ce16" table:formula="of:=[.$C$39]+[.$B$41]*SIN([.H79]* 0.0174532925)" office:value-type="float" office:value="1318.4877411081" calcext:value-type="float">
            <text:p>1318.4877411081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250" calcext:value-type="float">
            <text:p>250</text:p>
          </table:table-cell>
          <table:table-cell table:style-name="ce16" table:formula="of:=[.$B$39]+[.$B$41]*COS([.H80]* 0.0174532925)" office:value-type="float" office:value="822.229370822312" calcext:value-type="float">
            <text:p>822.2293708223</text:p>
          </table:table-cell>
          <table:table-cell table:style-name="ce16" table:formula="of:=[.$C$39]+[.$B$41]*SIN([.H80]* 0.0174532925)" office:value-type="float" office:value="1295.27518346689" calcext:value-type="float">
            <text:p>1295.2751834669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260" calcext:value-type="float">
            <text:p>260</text:p>
          </table:table-cell>
          <table:table-cell table:style-name="ce16" table:formula="of:=[.$B$39]+[.$B$41]*COS([.H81]* 0.0174532925)" office:value-type="float" office:value="875.283416717131" calcext:value-type="float">
            <text:p>875.2834167171</text:p>
          </table:table-cell>
          <table:table-cell table:style-name="ce16" table:formula="of:=[.$C$39]+[.$B$41]*SIN([.H81]* 0.0174532925)" office:value-type="float" office:value="1281.05939442499" calcext:value-type="float">
            <text:p>1281.059394425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270" calcext:value-type="float">
            <text:p>270</text:p>
          </table:table-cell>
          <table:table-cell table:style-name="ce16" table:formula="of:=[.$B$39]+[.$B$41]*COS([.H82]* 0.0174532925)" office:value-type="float" office:value="929.999998303283" calcext:value-type="float">
            <text:p>929.9999983033</text:p>
          </table:table-cell>
          <table:table-cell table:style-name="ce16" table:formula="of:=[.$C$39]+[.$B$41]*SIN([.H82]* 0.0174532925)" office:value-type="float" office:value="1276.27231353792" calcext:value-type="float">
            <text:p>1276.2723135379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280" calcext:value-type="float">
            <text:p>280</text:p>
          </table:table-cell>
          <table:table-cell table:style-name="ce16" table:formula="of:=[.$B$39]+[.$B$41]*COS([.H83]* 0.0174532925)" office:value-type="float" office:value="984.716579940989" calcext:value-type="float">
            <text:p>984.716579941</text:p>
          </table:table-cell>
          <table:table-cell table:style-name="ce16" table:formula="of:=[.$C$39]+[.$B$41]*SIN([.H83]* 0.0174532925)" office:value-type="float" office:value="1281.05939383573" calcext:value-type="float">
            <text:p>1281.0593938357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290" calcext:value-type="float">
            <text:p>290</text:p>
          </table:table-cell>
          <table:table-cell table:style-name="ce16" table:formula="of:=[.$B$39]+[.$B$41]*COS([.H84]* 0.0174532925)" office:value-type="float" office:value="1037.7706259889" calcext:value-type="float">
            <text:p>1037.7706259889</text:p>
          </table:table-cell>
          <table:table-cell table:style-name="ce16" table:formula="of:=[.$C$39]+[.$B$41]*SIN([.H84]* 0.0174532925)" office:value-type="float" office:value="1295.27518230627" calcext:value-type="float">
            <text:p>1295.2751823063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300" calcext:value-type="float">
            <text:p>300</text:p>
          </table:table-cell>
          <table:table-cell table:style-name="ce16" table:formula="of:=[.$B$39]+[.$B$41]*COS([.H85]* 0.0174532925)" office:value-type="float" office:value="1087.55011610818" calcext:value-type="float">
            <text:p>1087.5501161082</text:p>
          </table:table-cell>
          <table:table-cell table:style-name="ce16" table:formula="of:=[.$C$39]+[.$B$41]*SIN([.H85]* 0.0174532925)" office:value-type="float" office:value="1318.48773941139" calcext:value-type="float">
            <text:p>1318.4877394114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310" calcext:value-type="float">
            <text:p>310</text:p>
          </table:table-cell>
          <table:table-cell table:style-name="ce16" table:formula="of:=[.$B$39]+[.$B$41]*COS([.H86]* 0.0174532925)" office:value-type="float" office:value="1132.54252568462" calcext:value-type="float">
            <text:p>1132.5425256846</text:p>
          </table:table-cell>
          <table:table-cell table:style-name="ce16" table:formula="of:=[.$C$39]+[.$B$41]*SIN([.H86]* 0.0174532925)" office:value-type="float" office:value="1349.99176335118" calcext:value-type="float">
            <text:p>1349.9917633512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320" calcext:value-type="float">
            <text:p>320</text:p>
          </table:table-cell>
          <table:table-cell table:style-name="ce16" table:formula="of:=[.$B$39]+[.$B$41]*COS([.H87]* 0.0174532925)" office:value-type="float" office:value="1171.38078312363" calcext:value-type="float">
            <text:p>1171.3807831236</text:p>
          </table:table-cell>
          <table:table-cell table:style-name="ce16" table:formula="of:=[.$C$39]+[.$B$41]*SIN([.H87]* 0.0174532925)" office:value-type="float" office:value="1388.83002030221" calcext:value-type="float">
            <text:p>1388.8300203022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330" calcext:value-type="float">
            <text:p>330</text:p>
          </table:table-cell>
          <table:table-cell table:style-name="ce16" table:formula="of:=[.$B$39]+[.$B$41]*COS([.H88]* 0.0174532925)" office:value-type="float" office:value="1202.88480762872" calcext:value-type="float">
            <text:p>1202.8848076287</text:p>
          </table:table-cell>
          <table:table-cell table:style-name="ce16" table:formula="of:=[.$C$39]+[.$B$41]*SIN([.H88]* 0.0174532925)" office:value-type="float" office:value="1433.82242948283" calcext:value-type="float">
            <text:p>1433.8224294828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340" calcext:value-type="float">
            <text:p>340</text:p>
          </table:table-cell>
          <table:table-cell table:style-name="ce16" table:formula="of:=[.$B$39]+[.$B$41]*COS([.H89]* 0.0174532925)" office:value-type="float" office:value="1226.09736535928" calcext:value-type="float">
            <text:p>1226.0973653593</text:p>
          </table:table-cell>
          <table:table-cell table:style-name="ce16" table:formula="of:=[.$C$39]+[.$B$41]*SIN([.H89]* 0.0174532925)" office:value-type="float" office:value="1483.60191931046" calcext:value-type="float">
            <text:p>1483.6019193105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350" calcext:value-type="float">
            <text:p>350</text:p>
          </table:table-cell>
          <table:table-cell table:style-name="ce16" table:formula="of:=[.$B$39]+[.$B$41]*COS([.H90]* 0.0174532925)" office:value-type="float" office:value="1240.31315449641" calcext:value-type="float">
            <text:p>1240.3131544964</text:p>
          </table:table-cell>
          <table:table-cell table:style-name="ce16" table:formula="of:=[.$C$39]+[.$B$41]*SIN([.H90]* 0.0174532925)" office:value-type="float" office:value="1536.65596517976" calcext:value-type="float">
            <text:p>1536.6559651798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360" calcext:value-type="float">
            <text:p>360</text:p>
          </table:table-cell>
          <table:table-cell table:style-name="ce16" table:formula="of:=[.$B$39]+[.$B$41]*COS([.H91]* 0.0174532925)" office:value-type="float" office:value="1245.10023548169" calcext:value-type="float">
            <text:p>1245.1002354817</text:p>
          </table:table-cell>
          <table:table-cell table:style-name="ce16" table:formula="of:=[.$C$39]+[.$B$41]*SIN([.H91]* 0.0174532925)" office:value-type="float" office:value="1591.37254675732" calcext:value-type="float">
            <text:p>1591.3725467573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0" calcext:value-type="float">
            <text:p>0</text:p>
          </table:table-cell>
          <table:table-cell table:style-name="ce16" table:formula="of:=[.$B$39]+[.$B$41]*COS([.H92]* 0.0174532925)" office:value-type="float" office:value="1245.10023548169" calcext:value-type="float">
            <text:p>1245.1002354817</text:p>
          </table:table-cell>
          <table:table-cell table:style-name="ce16" table:formula="of:=[.$C$39]+[.$B$41]*SIN([.H92]* 0.0174532925)" office:value-type="float" office:value="1591.37254901961" calcext:value-type="float">
            <text:p>1591.3725490196</text:p>
          </table:table-cell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159.97mm" svg:height="90.04mm" svg:x="0mm" svg:y="51.81mm">
            <loext:p draw:notify-on-update-of-ranges="Sheet2.H10:Sheet2.H10 Sheet2.J9:Sheet2.J10 Sheet2.I9:Sheet2.I10 Sheet2.E9:Sheet2.E10 Sheet2.A33:Sheet2.A33 Sheet2.F9:Sheet2.F10 Sheet2.K39:Sheet2.K400 Sheet2.A37:Sheet2.A37 Sheet2.L39:Sheet2.L400 Sheet2.E3:Sheet2.E7 Sheet2.D2:Sheet2.D2 Sheet2.F3:Sheet2.F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27"/>
        <table:table-column table:style-name="co3" table:number-columns-repeated="3" table:default-cell-style-name="ce28"/>
        <table:table-column table:style-name="co3" table:number-columns-repeated="2" table:default-cell-style-name="ce30"/>
        <table:table-column table:style-name="co3" table:number-columns-repeated="4" table:default-cell-style-name="ce28"/>
        <table:table-column table:style-name="co3" table:number-columns-repeated="2" table:default-cell-style-name="ce16"/>
        <table:table-column table:style-name="co3" table:number-columns-repeated="4" table:default-cell-style-name="Default"/>
        <table:table-row table:style-name="ro1">
          <table:table-cell table:style-name="ce2" table:number-columns-repeated="2"/>
          <table:table-cell table:style-name="Default"/>
          <table:table-cell table:style-name="ce2"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" office:value-type="string" calcext:value-type="string">
            <text:p>Bounds</text:p>
          </table:table-cell>
          <table:table-cell table:style-name="ce2" office:value-type="string" calcext:value-type="string">
            <text:p>Value</text:p>
          </table:table-cell>
          <table:table-cell table:style-name="Default"/>
          <table:table-cell table:style-name="ce2" office:value-type="string" calcext:value-type="string">
            <text:p>Bound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Default"/>
          <table:table-cell table:style-name="ce17"/>
          <table:table-cell table:style-name="Default" office:value-type="string" calcext:value-type="string">
            <text:p>Input Field</text:p>
          </table:table-cell>
          <table:table-cell table:style-name="Default"/>
          <table:table-cell table:style-name="ce21" office:value-type="string" calcext:value-type="string" table:number-columns-spanned="3" table:number-rows-spanned="4">
            <text:p>Rectangle Angle Calculations</text:p>
          </table:table-cell>
          <table:covered-table-cell table:style-name="Default"/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7" table:formula="of:=[Sheet1.B10]" office:value-type="float" office:value="940" calcext:value-type="float">
            <text:p>940</text:p>
          </table:table-cell>
          <table:table-cell table:style-name="Default"/>
          <table:table-cell table:style-name="ce2" office:value-type="string" calcext:value-type="string">
            <text:p>top left</text:p>
          </table:table-cell>
          <table:table-cell table:style-name="ce16" table:formula="of:=[.B3]" office:value-type="float" office:value="940" calcext:value-type="float">
            <text:p>940</text:p>
          </table:table-cell>
          <table:table-cell table:style-name="ce16" table:formula="of:=[.B4]" office:value-type="float" office:value="1780" calcext:value-type="float">
            <text:p>1780</text:p>
          </table:table-cell>
          <table:table-cell table:style-name="Default"/>
          <table:table-cell table:style-name="ce18"/>
          <table:table-cell table:style-name="Default" office:value-type="string" calcext:value-type="string">
            <text:p>Calculation</text:p>
          </table:table-cell>
          <table:table-cell table:style-name="Default"/>
          <table:covered-table-cell table:number-columns-repeated="2" table:style-name="Default"/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Top</text:p>
          </table:table-cell>
          <table:table-cell table:style-name="ce27" table:formula="of:=[Sheet1.B11]" office:value-type="float" office:value="1780" calcext:value-type="float">
            <text:p>1780</text:p>
          </table:table-cell>
          <table:table-cell table:style-name="Default"/>
          <table:table-cell table:style-name="ce2" office:value-type="string" calcext:value-type="string">
            <text:p>bottom left</text:p>
          </table:table-cell>
          <table:table-cell table:style-name="ce16" table:formula="of:=[.B3]" office:value-type="float" office:value="940" calcext:value-type="float">
            <text:p>940</text:p>
          </table:table-cell>
          <table:table-cell table:style-name="ce16" table:formula="of:=[.B6]" office:value-type="float" office:value="1840" calcext:value-type="float">
            <text:p>1840</text:p>
          </table:table-cell>
          <table:table-cell table:style-name="Default"/>
          <table:table-cell table:style-name="ce19"/>
          <table:table-cell table:style-name="Default" office:value-type="string" calcext:value-type="string">
            <text:p>Final result</text:p>
          </table:table-cell>
          <table:table-cell table:style-name="Default"/>
          <table:covered-table-cell table:number-columns-repeated="2" table:style-name="Default"/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7" table:formula="of:=[Sheet1.B12]" office:value-type="float" office:value="1100" calcext:value-type="float">
            <text:p>1100</text:p>
          </table:table-cell>
          <table:table-cell table:style-name="Default"/>
          <table:table-cell table:style-name="ce2" office:value-type="string" calcext:value-type="string">
            <text:p>bottom right</text:p>
          </table:table-cell>
          <table:table-cell table:style-name="ce16" table:formula="of:=[.B5]" office:value-type="float" office:value="1100" calcext:value-type="float">
            <text:p>1100</text:p>
          </table:table-cell>
          <table:table-cell table:style-name="ce16" table:formula="of:=[.B6]" office:value-type="float" office:value="1840" calcext:value-type="float">
            <text:p>1840</text:p>
          </table:table-cell>
          <table:table-cell table:style-name="Default"/>
          <table:table-cell table:style-name="ce20"/>
          <table:table-cell table:style-name="Default" office:value-type="string" calcext:value-type="string">
            <text:p>Graph data</text:p>
          </table:table-cell>
          <table:table-cell table:style-name="Default"/>
          <table:covered-table-cell table:number-columns-repeated="2" table:style-name="Default"/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Bottom</text:p>
          </table:table-cell>
          <table:table-cell table:style-name="ce27" table:formula="of:=[Sheet1.B13]" office:value-type="float" office:value="1840" calcext:value-type="float">
            <text:p>1840</text:p>
          </table:table-cell>
          <table:table-cell table:style-name="Default"/>
          <table:table-cell table:style-name="ce2" office:value-type="string" calcext:value-type="string">
            <text:p>top right</text:p>
          </table:table-cell>
          <table:table-cell table:style-name="ce16" table:formula="of:=[.B5]" office:value-type="float" office:value="1100" calcext:value-type="float">
            <text:p>1100</text:p>
          </table:table-cell>
          <table:table-cell table:style-name="ce16" table:formula="of:=[.B4]" office:value-type="float" office:value="1780" calcext:value-type="float">
            <text:p>1780</text:p>
          </table:table-cell>
          <table:table-cell table:style-name="Default"/>
          <table:table-cell table:style-name="ce14"/>
          <table:table-cell table:style-name="Default" office:value-type="string" calcext:value-type="string">
            <text:p>Commen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top left</text:p>
          </table:table-cell>
          <table:table-cell table:style-name="ce16" table:formula="of:=[.B3]" office:value-type="float" office:value="940" calcext:value-type="float">
            <text:p>940</text:p>
          </table:table-cell>
          <table:table-cell table:style-name="ce16" table:formula="of:=[.B4]" office:value-type="float" office:value="1780" calcext:value-type="float">
            <text:p>1780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" office:value-type="string" calcext:value-type="string">
            <text:p>Bounds width</text:p>
          </table:table-cell>
          <table:table-cell table:formula="of:=[.B5]-[.B3]" office:value-type="float" office:value="160" calcext:value-type="float">
            <text:p>160</text:p>
          </table:table-cell>
          <table:table-cell table:style-name="Default" table:number-columns-repeated="2"/>
          <table:table-cell table:style-name="ce13"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" office:value-type="string" calcext:value-type="string">
            <text:p>Bounds height</text:p>
          </table:table-cell>
          <table:table-cell table:formula="of:=[.B6]-[.B4]" office:value-type="float" office:value="60" calcext:value-type="float">
            <text:p>60</text:p>
          </table:table-cell>
          <table:table-cell table:style-name="Default"/>
          <table:table-cell table:style-name="ce2" office:value-type="string" calcext:value-type="string">
            <text:p>Bounds centre</text:p>
          </table:table-cell>
          <table:table-cell table:style-name="ce16" table:formula="of:=[.B3]+([.B5]-[.B3])/2" office:value-type="float" office:value="1020" calcext:value-type="float">
            <text:p>1020</text:p>
          </table:table-cell>
          <table:table-cell table:style-name="ce16" table:formula="of:=[.B4]+([.B6]-[.B4])/2" office:value-type="float" office:value="1810" calcext:value-type="float">
            <text:p>1810</text:p>
          </table:table-cell>
          <table:table-cell table:style-name="Default"/>
          <table:table-cell table:style-name="ce2" office:value-type="string" calcext:value-type="string">
            <text:p>Bounds centre</text:p>
          </table:table-cell>
          <table:table-cell table:style-name="ce31" table:formula="of:=[.B3]+([.B5]-[.B3])/2" office:value-type="float" office:value="1020" calcext:value-type="float">
            <text:p>1020</text:p>
          </table:table-cell>
          <table:table-cell table:style-name="ce31" table:formula="of:=[.B4]+([.B6]-[.B4])/2" office:value-type="float" office:value="1810" calcext:value-type="float">
            <text:p>181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3"/>
          <table:table-cell table:style-name="Default" table:number-columns-repeated="2"/>
          <table:table-cell table:style-name="ce2" office:value-type="string" calcext:value-type="string">
            <text:p>Angle point</text:p>
          </table:table-cell>
          <table:table-cell table:style-name="ce16" table:formula="of:=[.K35]" office:value-type="float" office:value="1045.9763037279" calcext:value-type="float">
            <text:p>1045.9763037279</text:p>
          </table:table-cell>
          <table:table-cell table:style-name="ce16" table:formula="of:=[.L35]" office:value-type="float" office:value="1850" calcext:value-type="float">
            <text:p>1850</text:p>
          </table:table-cell>
          <table:table-cell table:style-name="Default"/>
          <table:table-cell table:style-name="ce2" office:value-type="string" calcext:value-type="string">
            <text:p>Used Angle point</text:p>
          </table:table-cell>
          <table:table-cell table:style-name="ce16" table:formula="of:=[.$E$9]+[.E35]" office:value-type="float" office:value="1110" calcext:value-type="float">
            <text:p>1110</text:p>
          </table:table-cell>
          <table:table-cell table:style-name="ce16" table:formula="of:==[.$F$9]+[.F35]" office:value-type="float" office:value="1850" calcext:value-type="float">
            <text:p>185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2">
          <table:table-cell table:style-name="ce24"/>
          <table:table-cell table:style-name="Default" table:number-columns-repeated="7"/>
          <table:table-cell table:style-name="ce22" office:value-type="string" calcext:value-type="string" table:number-columns-spanned="8" table:number-rows-spanned="17">
            <text:p>Copyright (C) 2018 Samuel Wall</text:p>
            <text:p/>
            <text:p>    Licensed under the Apache License, Version 2.0 (the "License");</text:p>
            <text:p>    you may not use this file except in compliance with the License.</text:p>
            <text:p>    You may obtain a copy of the License at</text:p>
            <text:p/>
            <text:p>    http://www.apache.org/licenses/LICENSE-2.0</text:p>
            <text:p/>
            <text:p>    Unless required by applicable law or agreed to in writing, software</text:p>
            <text:p>    distributed under the License is distributed on an "AS IS" BASIS,</text:p>
            <text:p>    WITHOUT WARRANTIES OR CONDITIONS OF ANY KIND, either express or implied.</text:p>
            <text:p>    See the License for the specific language governing permissions and</text:p>
            <text:p>    limitations under the License.</text:p>
          </table:table-cell>
          <table:covered-table-cell table:number-columns-repeated="3" table:style-name="Default"/>
          <table:covered-table-cell table:number-columns-repeated="4"/>
        </table:table-row>
        <table:table-row table:style-name="ro2">
          <table:table-cell table:style-name="ce25"/>
          <table:table-cell table:style-name="Default" table:number-columns-repeated="7"/>
          <table:covered-table-cell table:number-columns-repeated="4" table:style-name="Default"/>
          <table:covered-table-cell table:number-columns-repeated="4"/>
        </table:table-row>
        <table:table-row table:style-name="ro2">
          <table:table-cell table:style-name="ce26"/>
          <table:table-cell table:style-name="Default" table:number-columns-repeated="7"/>
          <table:covered-table-cell table:number-columns-repeated="4" table:style-name="Default"/>
          <table:covered-table-cell table:number-columns-repeated="4"/>
        </table:table-row>
        <table:table-row table:style-name="ro2">
          <table:table-cell table:style-name="ce25"/>
          <table:table-cell table:style-name="Default" table:number-columns-repeated="2"/>
          <table:table-cell table:style-name="ce23"/>
          <table:table-cell table:style-name="Default" table:number-columns-repeated="4"/>
          <table:covered-table-cell table:number-columns-repeated="4" table:style-name="Default"/>
          <table:covered-table-cell table:number-columns-repeated="4"/>
        </table:table-row>
        <table:table-row table:style-name="ro2">
          <table:table-cell table:style-name="ce25"/>
          <table:table-cell table:style-name="Default" table:number-columns-repeated="7"/>
          <table:covered-table-cell table:number-columns-repeated="4" table:style-name="Default"/>
          <table:covered-table-cell table:number-columns-repeated="4"/>
        </table:table-row>
        <table:table-row table:style-name="ro2">
          <table:table-cell table:style-name="ce26"/>
          <table:table-cell table:style-name="Default" table:number-columns-repeated="7"/>
          <table:covered-table-cell table:number-columns-repeated="4" table:style-name="Default"/>
          <table:covered-table-cell table:number-columns-repeated="4"/>
        </table:table-row>
        <table:table-row table:style-name="ro2">
          <table:table-cell table:style-name="ce25"/>
          <table:table-cell table:style-name="Default" table:number-columns-repeated="7"/>
          <table:covered-table-cell table:number-columns-repeated="4" table:style-name="Default"/>
          <table:covered-table-cell table:number-columns-repeated="4"/>
        </table:table-row>
        <table:table-row table:style-name="ro2">
          <table:table-cell table:style-name="ce25"/>
          <table:table-cell table:style-name="Default" table:number-columns-repeated="7"/>
          <table:covered-table-cell table:number-columns-repeated="4" table:style-name="Default"/>
          <table:covered-table-cell table:number-columns-repeated="4"/>
        </table:table-row>
        <table:table-row table:style-name="ro2">
          <table:table-cell table:style-name="ce26"/>
          <table:table-cell table:style-name="Default" table:number-columns-repeated="7"/>
          <table:covered-table-cell table:number-columns-repeated="4" table:style-name="Default"/>
          <table:covered-table-cell table:number-columns-repeated="4"/>
        </table:table-row>
        <table:table-row table:style-name="ro2">
          <table:table-cell table:style-name="ce25"/>
          <table:table-cell table:style-name="Default"/>
          <table:table-cell table:style-name="ce29"/>
          <table:table-cell table:style-name="Default" table:number-columns-repeated="5"/>
          <table:covered-table-cell table:number-columns-repeated="4" table:style-name="Default"/>
          <table:covered-table-cell table:number-columns-repeated="4"/>
        </table:table-row>
        <table:table-row table:style-name="ro2">
          <table:table-cell table:style-name="ce25"/>
          <table:table-cell table:style-name="Default" table:number-columns-repeated="7"/>
          <table:covered-table-cell table:number-columns-repeated="4" table:style-name="Default"/>
          <table:covered-table-cell table:number-columns-repeated="4"/>
        </table:table-row>
        <table:table-row table:style-name="ro2">
          <table:table-cell table:style-name="ce26"/>
          <table:table-cell table:style-name="Default" table:number-columns-repeated="7"/>
          <table:covered-table-cell table:number-columns-repeated="4" table:style-name="Default"/>
          <table:covered-table-cell table:number-columns-repeated="4"/>
        </table:table-row>
        <table:table-row table:style-name="ro2">
          <table:table-cell table:style-name="ce26"/>
          <table:table-cell table:style-name="Default" table:number-columns-repeated="7"/>
          <table:covered-table-cell table:number-columns-repeated="4" table:style-name="Default"/>
          <table:covered-table-cell table:number-columns-repeated="4"/>
        </table:table-row>
        <table:table-row table:style-name="ro1">
          <table:table-cell table:style-name="Default" table:number-columns-repeated="8"/>
          <table:covered-table-cell table:number-columns-repeated="4" table:style-name="Default"/>
          <table:covered-table-cell table:number-columns-repeated="4"/>
        </table:table-row>
        <table:table-row table:style-name="ro1">
          <table:table-cell table:style-name="Default" table:number-columns-repeated="8"/>
          <table:covered-table-cell table:number-columns-repeated="4" table:style-name="Default"/>
          <table:covered-table-cell table:number-columns-repeated="4"/>
        </table:table-row>
        <table:table-row table:style-name="ro1">
          <table:table-cell table:style-name="Default" table:number-columns-repeated="8"/>
          <table:covered-table-cell table:number-columns-repeated="4" table:style-name="Default"/>
          <table:covered-table-cell table:number-columns-repeated="4"/>
        </table:table-row>
        <table:table-row table:style-name="ro1">
          <table:table-cell table:style-name="Default" table:number-columns-repeated="8"/>
          <table:covered-table-cell table:number-columns-repeated="4" table:style-name="Default"/>
          <table:covered-table-cell table:number-columns-repeated="4"/>
        </table:table-row>
        <table:table-row table:style-name="ro1" table:number-rows-repeated="4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" office:value-type="string" calcext:value-type="string">
            <text:p>Custom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angle rad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string" calcext:value-type="string">
            <text:p>cos</text:p>
          </table:table-cell>
          <table:table-cell table:style-name="ce2" office:value-type="string" calcext:value-type="string">
            <text:p>dx1</text:p>
          </table:table-cell>
          <table:table-cell table:style-name="ce2" office:value-type="string" calcext:value-type="string">
            <text:p>dy1</text:p>
          </table:table-cell>
          <table:table-cell table:style-name="ce2" office:value-type="string" calcext:value-type="string">
            <text:p>dxs</text:p>
          </table:table-cell>
          <table:table-cell table:style-name="ce2" office:value-type="string" calcext:value-type="string">
            <text:p>dyc</text:p>
          </table:table-cell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d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formula="of:=[Sheet1.B61]" office:value-type="float" office:value="57" calcext:value-type="float">
            <text:p>57</text:p>
          </table:table-cell>
          <table:table-cell table:formula="of:=RADIANS([.A35])" office:value-type="float" office:value="0.994837673636768" calcext:value-type="float">
            <text:p>0.9948376736</text:p>
          </table:table-cell>
          <table:table-cell table:formula="of:=SIN([.B35])" office:value-type="float" office:value="0.838670567945424" calcext:value-type="float">
            <text:p>0.8386705679</text:p>
          </table:table-cell>
          <table:table-cell table:formula="of:=COS([.B35])" office:value-type="float" office:value="0.544639035015027" calcext:value-type="float">
            <text:p>0.544639035</text:p>
          </table:table-cell>
          <table:table-cell table:style-name="ce28" table:formula="of:=([.$B$8] + [$Sheet1.$B$19])/IF([.D35]&gt;0;2;-2)" office:value-type="float" office:value="90" calcext:value-type="float">
            <text:p>90</text:p>
          </table:table-cell>
          <table:table-cell table:formula="of:=([.$B$9] + [$Sheet1.$B$19])/IF([.C35]&gt;0;2;-2)" office:value-type="float" office:value="40" calcext:value-type="float">
            <text:p>40</text:p>
          </table:table-cell>
          <table:table-cell table:formula="of:=[.E35]*[.C35]" office:value-type="float" office:value="75.4803511150882" calcext:value-type="float">
            <text:p>75.4803511151</text:p>
          </table:table-cell>
          <table:table-cell table:formula="of:=[.F35]*[.D35]" office:value-type="float" office:value="21.7855614006011" calcext:value-type="float">
            <text:p>21.7855614006</text:p>
          </table:table-cell>
          <table:table-cell table:style-name="ce32" table:formula="of:=IF(ABS([.G35])&lt;ABS([.H35]); [.E35];[.H35]/[.C35])" office:value-type="float" office:value="25.9763037279004" calcext:value-type="float">
            <text:p>25.9763037279</text:p>
          </table:table-cell>
          <table:table-cell table:formula="of:=IF(ABS([.G35])&lt;ABS([.H35]);[.G35]/[.D35];[.F35] )" office:value-type="float" office:value="40" calcext:value-type="float">
            <text:p>40</text:p>
          </table:table-cell>
          <table:table-cell table:style-name="ce33" table:formula="of:=[.$E$9]+[.I35]" office:value-type="float" office:value="1045.9763037279" calcext:value-type="float">
            <text:p>1045.9763037279</text:p>
          </table:table-cell>
          <table:table-cell table:style-name="ce10" table:formula="of:=[.$F$9]+[.J35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" office:value-type="string" calcext:value-type="string">
            <text:p>Full 360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angle rad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string" calcext:value-type="string">
            <text:p>cos</text:p>
          </table:table-cell>
          <table:table-cell table:style-name="ce2" office:value-type="string" calcext:value-type="string">
            <text:p>dx1</text:p>
          </table:table-cell>
          <table:table-cell table:style-name="ce2" office:value-type="string" calcext:value-type="string">
            <text:p>dy1</text:p>
          </table:table-cell>
          <table:table-cell table:style-name="ce2" office:value-type="string" calcext:value-type="string">
            <text:p>dxs</text:p>
          </table:table-cell>
          <table:table-cell table:style-name="ce2" office:value-type="string" calcext:value-type="string">
            <text:p>dyc</text:p>
          </table:table-cell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d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DIANS([.A39])" office:value-type="float" office:value="0" calcext:value-type="float">
            <text:p>0</text:p>
          </table:table-cell>
          <table:table-cell table:formula="of:=SIN([.B39])" office:value-type="float" office:value="0" calcext:value-type="float">
            <text:p>0</text:p>
          </table:table-cell>
          <table:table-cell table:formula="of:=COS([.B39])" office:value-type="float" office:value="1" calcext:value-type="float">
            <text:p>1</text:p>
          </table:table-cell>
          <table:table-cell table:formula="of:=([.$B$8] + [$Sheet1.$B$19])/IF([.D39]&gt;0;2;-2)" office:value-type="float" office:value="90" calcext:value-type="float">
            <text:p>90</text:p>
          </table:table-cell>
          <table:table-cell table:formula="of:=([.$B$9] + [$Sheet1.$B$19])/IF([.C39]&gt;0;2;-2)" office:value-type="float" office:value="-40" calcext:value-type="float">
            <text:p>-40</text:p>
          </table:table-cell>
          <table:table-cell table:formula="of:=[.E39]*[.C39]" office:value-type="float" office:value="0" calcext:value-type="float">
            <text:p>0</text:p>
          </table:table-cell>
          <table:table-cell table:formula="of:=[.F39]*[.D39]" office:value-type="float" office:value="-40" calcext:value-type="float">
            <text:p>-40</text:p>
          </table:table-cell>
          <table:table-cell table:formula="of:=IF(ABS([.G39])&lt;ABS([.H39]); [.E39];[.H39]/[.C39])" office:value-type="float" office:value="90" calcext:value-type="float">
            <text:p>90</text:p>
          </table:table-cell>
          <table:table-cell table:formula="of:=IF(ABS([.G39])&lt;ABS([.H39]);[.G39]/[.D39];[.F39])" office:value-type="float" office:value="0" calcext:value-type="float">
            <text:p>0</text:p>
          </table:table-cell>
          <table:table-cell table:formula="of:=[.$E$9]+[.I39]" office:value-type="float" office:value="1110" calcext:value-type="float">
            <text:p>1110</text:p>
          </table:table-cell>
          <table:table-cell table:formula="of:=[.$F$9]+[.J39]"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DIANS([.A40])" office:value-type="float" office:value="0.0174532925199433" calcext:value-type="float">
            <text:p>0.0174532925</text:p>
          </table:table-cell>
          <table:table-cell table:formula="of:=SIN([.B40])" office:value-type="float" office:value="0.0174524064372835" calcext:value-type="float">
            <text:p>0.0174524064</text:p>
          </table:table-cell>
          <table:table-cell table:formula="of:=COS([.B40])" office:value-type="float" office:value="0.999847695156391" calcext:value-type="float">
            <text:p>0.9998476952</text:p>
          </table:table-cell>
          <table:table-cell table:formula="of:=([.$B$8] + [$Sheet1.$B$19])/IF([.D40]&gt;0;2;-2)" office:value-type="float" office:value="90" calcext:value-type="float">
            <text:p>90</text:p>
          </table:table-cell>
          <table:table-cell table:formula="of:=([.$B$9] + [$Sheet1.$B$19])/IF([.C40]&gt;0;2;-2)" office:value-type="float" office:value="40" calcext:value-type="float">
            <text:p>40</text:p>
          </table:table-cell>
          <table:table-cell table:formula="of:=[.E40]*[.C40]" office:value-type="float" office:value="1.57071657935552" calcext:value-type="float">
            <text:p>1.5707165794</text:p>
          </table:table-cell>
          <table:table-cell table:formula="of:=[.F40]*[.D40]" office:value-type="float" office:value="39.9939078062556" calcext:value-type="float">
            <text:p>39.9939078063</text:p>
          </table:table-cell>
          <table:table-cell table:formula="of:=IF(ABS([.G40])&lt;ABS([.H40]); [.E40];[.H40]/[.C40])" office:value-type="float" office:value="90" calcext:value-type="float">
            <text:p>90</text:p>
          </table:table-cell>
          <table:table-cell table:formula="of:=IF(ABS([.G40])&lt;ABS([.H40]);[.G40]/[.D40];[.F40])" office:value-type="float" office:value="1.57095584353958" calcext:value-type="float">
            <text:p>1.5709558435</text:p>
          </table:table-cell>
          <table:table-cell table:formula="of:=[.$E$9]+[.I40]" office:value-type="float" office:value="1110" calcext:value-type="float">
            <text:p>1110</text:p>
          </table:table-cell>
          <table:table-cell table:formula="of:=[.$F$9]+[.J40]" office:value-type="float" office:value="1811.57095584354" calcext:value-type="float">
            <text:p>1811.570955843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DIANS([.A41])" office:value-type="float" office:value="0.0349065850398866" calcext:value-type="float">
            <text:p>0.034906585</text:p>
          </table:table-cell>
          <table:table-cell table:formula="of:=SIN([.B41])" office:value-type="float" office:value="0.034899496702501" calcext:value-type="float">
            <text:p>0.0348994967</text:p>
          </table:table-cell>
          <table:table-cell table:formula="of:=COS([.B41])" office:value-type="float" office:value="0.999390827019096" calcext:value-type="float">
            <text:p>0.999390827</text:p>
          </table:table-cell>
          <table:table-cell table:formula="of:=([.$B$8] + [$Sheet1.$B$19])/IF([.D41]&gt;0;2;-2)" office:value-type="float" office:value="90" calcext:value-type="float">
            <text:p>90</text:p>
          </table:table-cell>
          <table:table-cell table:formula="of:=([.$B$9] + [$Sheet1.$B$19])/IF([.C41]&gt;0;2;-2)" office:value-type="float" office:value="40" calcext:value-type="float">
            <text:p>40</text:p>
          </table:table-cell>
          <table:table-cell table:formula="of:=[.E41]*[.C41]" office:value-type="float" office:value="3.14095470322509" calcext:value-type="float">
            <text:p>3.1409547032</text:p>
          </table:table-cell>
          <table:table-cell table:formula="of:=[.F41]*[.D41]" office:value-type="float" office:value="39.9756330807638" calcext:value-type="float">
            <text:p>39.9756330808</text:p>
          </table:table-cell>
          <table:table-cell table:formula="of:=IF(ABS([.G41])&lt;ABS([.H41]); [.E41];[.H41]/[.C41])" office:value-type="float" office:value="90" calcext:value-type="float">
            <text:p>90</text:p>
          </table:table-cell>
          <table:table-cell table:formula="of:=IF(ABS([.G41])&lt;ABS([.H41]);[.G41]/[.D41];[.F41])" office:value-type="float" office:value="3.1428692542573" calcext:value-type="float">
            <text:p>3.1428692543</text:p>
          </table:table-cell>
          <table:table-cell table:formula="of:=[.$E$9]+[.I41]" office:value-type="float" office:value="1110" calcext:value-type="float">
            <text:p>1110</text:p>
          </table:table-cell>
          <table:table-cell table:formula="of:=[.$F$9]+[.J41]" office:value-type="float" office:value="1813.14286925426" calcext:value-type="float">
            <text:p>1813.14286925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DIANS([.A42])" office:value-type="float" office:value="0.0523598775598299" calcext:value-type="float">
            <text:p>0.0523598776</text:p>
          </table:table-cell>
          <table:table-cell table:formula="of:=SIN([.B42])" office:value-type="float" office:value="0.0523359562429438" calcext:value-type="float">
            <text:p>0.0523359562</text:p>
          </table:table-cell>
          <table:table-cell table:formula="of:=COS([.B42])" office:value-type="float" office:value="0.998629534754574" calcext:value-type="float">
            <text:p>0.9986295348</text:p>
          </table:table-cell>
          <table:table-cell table:formula="of:=([.$B$8] + [$Sheet1.$B$19])/IF([.D42]&gt;0;2;-2)" office:value-type="float" office:value="90" calcext:value-type="float">
            <text:p>90</text:p>
          </table:table-cell>
          <table:table-cell table:formula="of:=([.$B$9] + [$Sheet1.$B$19])/IF([.C42]&gt;0;2;-2)" office:value-type="float" office:value="40" calcext:value-type="float">
            <text:p>40</text:p>
          </table:table-cell>
          <table:table-cell table:formula="of:=[.E42]*[.C42]" office:value-type="float" office:value="4.71023606186495" calcext:value-type="float">
            <text:p>4.7102360619</text:p>
          </table:table-cell>
          <table:table-cell table:formula="of:=[.F42]*[.D42]" office:value-type="float" office:value="39.945181390183" calcext:value-type="float">
            <text:p>39.9451813902</text:p>
          </table:table-cell>
          <table:table-cell table:formula="of:=IF(ABS([.G42])&lt;ABS([.H42]); [.E42];[.H42]/[.C42])" office:value-type="float" office:value="90" calcext:value-type="float">
            <text:p>90</text:p>
          </table:table-cell>
          <table:table-cell table:formula="of:=IF(ABS([.G42])&lt;ABS([.H42]);[.G42]/[.D42];[.F42])" office:value-type="float" office:value="4.71670013547371" calcext:value-type="float">
            <text:p>4.7167001355</text:p>
          </table:table-cell>
          <table:table-cell table:formula="of:=[.$E$9]+[.I42]" office:value-type="float" office:value="1110" calcext:value-type="float">
            <text:p>1110</text:p>
          </table:table-cell>
          <table:table-cell table:formula="of:=[.$F$9]+[.J42]" office:value-type="float" office:value="1814.71670013547" calcext:value-type="float">
            <text:p>1814.716700135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DIANS([.A43])" office:value-type="float" office:value="0.0698131700797732" calcext:value-type="float">
            <text:p>0.0698131701</text:p>
          </table:table-cell>
          <table:table-cell table:formula="of:=SIN([.B43])" office:value-type="float" office:value="0.0697564737441253" calcext:value-type="float">
            <text:p>0.0697564737</text:p>
          </table:table-cell>
          <table:table-cell table:formula="of:=COS([.B43])" office:value-type="float" office:value="0.997564050259824" calcext:value-type="float">
            <text:p>0.9975640503</text:p>
          </table:table-cell>
          <table:table-cell table:formula="of:=([.$B$8] + [$Sheet1.$B$19])/IF([.D43]&gt;0;2;-2)" office:value-type="float" office:value="90" calcext:value-type="float">
            <text:p>90</text:p>
          </table:table-cell>
          <table:table-cell table:formula="of:=([.$B$9] + [$Sheet1.$B$19])/IF([.C43]&gt;0;2;-2)" office:value-type="float" office:value="40" calcext:value-type="float">
            <text:p>40</text:p>
          </table:table-cell>
          <table:table-cell table:formula="of:=[.E43]*[.C43]" office:value-type="float" office:value="6.27808263697128" calcext:value-type="float">
            <text:p>6.278082637</text:p>
          </table:table-cell>
          <table:table-cell table:formula="of:=[.F43]*[.D43]" office:value-type="float" office:value="39.902562010393" calcext:value-type="float">
            <text:p>39.9025620104</text:p>
          </table:table-cell>
          <table:table-cell table:formula="of:=IF(ABS([.G43])&lt;ABS([.H43]); [.E43];[.H43]/[.C43])" office:value-type="float" office:value="90" calcext:value-type="float">
            <text:p>90</text:p>
          </table:table-cell>
          <table:table-cell table:formula="of:=IF(ABS([.G43])&lt;ABS([.H43]);[.G43]/[.D43];[.F43])" office:value-type="float" office:value="6.29341307491594" calcext:value-type="float">
            <text:p>6.2934130749</text:p>
          </table:table-cell>
          <table:table-cell table:formula="of:=[.$E$9]+[.I43]" office:value-type="float" office:value="1110" calcext:value-type="float">
            <text:p>1110</text:p>
          </table:table-cell>
          <table:table-cell table:formula="of:=[.$F$9]+[.J43]" office:value-type="float" office:value="1816.29341307492" calcext:value-type="float">
            <text:p>1816.293413074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DIANS([.A44])" office:value-type="float" office:value="0.0872664625997165" calcext:value-type="float">
            <text:p>0.0872664626</text:p>
          </table:table-cell>
          <table:table-cell table:formula="of:=SIN([.B44])" office:value-type="float" office:value="0.0871557427476582" calcext:value-type="float">
            <text:p>0.0871557427</text:p>
          </table:table-cell>
          <table:table-cell table:formula="of:=COS([.B44])" office:value-type="float" office:value="0.996194698091746" calcext:value-type="float">
            <text:p>0.9961946981</text:p>
          </table:table-cell>
          <table:table-cell table:formula="of:=([.$B$8] + [$Sheet1.$B$19])/IF([.D44]&gt;0;2;-2)" office:value-type="float" office:value="90" calcext:value-type="float">
            <text:p>90</text:p>
          </table:table-cell>
          <table:table-cell table:formula="of:=([.$B$9] + [$Sheet1.$B$19])/IF([.C44]&gt;0;2;-2)" office:value-type="float" office:value="40" calcext:value-type="float">
            <text:p>40</text:p>
          </table:table-cell>
          <table:table-cell table:formula="of:=[.E44]*[.C44]" office:value-type="float" office:value="7.84401684728924" calcext:value-type="float">
            <text:p>7.8440168473</text:p>
          </table:table-cell>
          <table:table-cell table:formula="of:=[.F44]*[.D44]" office:value-type="float" office:value="39.8477879236698" calcext:value-type="float">
            <text:p>39.8477879237</text:p>
          </table:table-cell>
          <table:table-cell table:formula="of:=IF(ABS([.G44])&lt;ABS([.H44]); [.E44];[.H44]/[.C44])" office:value-type="float" office:value="90" calcext:value-type="float">
            <text:p>90</text:p>
          </table:table-cell>
          <table:table-cell table:formula="of:=IF(ABS([.G44])&lt;ABS([.H44]);[.G44]/[.D44];[.F44])" office:value-type="float" office:value="7.87397971733316" calcext:value-type="float">
            <text:p>7.8739797173</text:p>
          </table:table-cell>
          <table:table-cell table:formula="of:=[.$E$9]+[.I44]" office:value-type="float" office:value="1110" calcext:value-type="float">
            <text:p>1110</text:p>
          </table:table-cell>
          <table:table-cell table:formula="of:=[.$F$9]+[.J44]" office:value-type="float" office:value="1817.87397971733" calcext:value-type="float">
            <text:p>1817.873979717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DIANS([.A45])" office:value-type="float" office:value="0.10471975511966" calcext:value-type="float">
            <text:p>0.1047197551</text:p>
          </table:table-cell>
          <table:table-cell table:formula="of:=SIN([.B45])" office:value-type="float" office:value="0.104528463267653" calcext:value-type="float">
            <text:p>0.1045284633</text:p>
          </table:table-cell>
          <table:table-cell table:formula="of:=COS([.B45])" office:value-type="float" office:value="0.994521895368273" calcext:value-type="float">
            <text:p>0.9945218954</text:p>
          </table:table-cell>
          <table:table-cell table:formula="of:=([.$B$8] + [$Sheet1.$B$19])/IF([.D45]&gt;0;2;-2)" office:value-type="float" office:value="90" calcext:value-type="float">
            <text:p>90</text:p>
          </table:table-cell>
          <table:table-cell table:formula="of:=([.$B$9] + [$Sheet1.$B$19])/IF([.C45]&gt;0;2;-2)" office:value-type="float" office:value="40" calcext:value-type="float">
            <text:p>40</text:p>
          </table:table-cell>
          <table:table-cell table:formula="of:=[.E45]*[.C45]" office:value-type="float" office:value="9.40756169408881" calcext:value-type="float">
            <text:p>9.4075616941</text:p>
          </table:table-cell>
          <table:table-cell table:formula="of:=[.F45]*[.D45]" office:value-type="float" office:value="39.7808758147309" calcext:value-type="float">
            <text:p>39.7808758147</text:p>
          </table:table-cell>
          <table:table-cell table:formula="of:=IF(ABS([.G45])&lt;ABS([.H45]); [.E45];[.H45]/[.C45])" office:value-type="float" office:value="90" calcext:value-type="float">
            <text:p>90</text:p>
          </table:table-cell>
          <table:table-cell table:formula="of:=IF(ABS([.G45])&lt;ABS([.H45]);[.G45]/[.D45];[.F45])" office:value-type="float" office:value="9.45938117391088" calcext:value-type="float">
            <text:p>9.4593811739</text:p>
          </table:table-cell>
          <table:table-cell table:formula="of:=[.$E$9]+[.I45]" office:value-type="float" office:value="1110" calcext:value-type="float">
            <text:p>1110</text:p>
          </table:table-cell>
          <table:table-cell table:formula="of:=[.$F$9]+[.J45]" office:value-type="float" office:value="1819.45938117391" calcext:value-type="float">
            <text:p>1819.459381173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DIANS([.A46])" office:value-type="float" office:value="0.122173047639603" calcext:value-type="float">
            <text:p>0.1221730476</text:p>
          </table:table-cell>
          <table:table-cell table:formula="of:=SIN([.B46])" office:value-type="float" office:value="0.121869343405147" calcext:value-type="float">
            <text:p>0.1218693434</text:p>
          </table:table-cell>
          <table:table-cell table:formula="of:=COS([.B46])" office:value-type="float" office:value="0.992546151641322" calcext:value-type="float">
            <text:p>0.9925461516</text:p>
          </table:table-cell>
          <table:table-cell table:formula="of:=([.$B$8] + [$Sheet1.$B$19])/IF([.D46]&gt;0;2;-2)" office:value-type="float" office:value="90" calcext:value-type="float">
            <text:p>90</text:p>
          </table:table-cell>
          <table:table-cell table:formula="of:=([.$B$9] + [$Sheet1.$B$19])/IF([.C46]&gt;0;2;-2)" office:value-type="float" office:value="40" calcext:value-type="float">
            <text:p>40</text:p>
          </table:table-cell>
          <table:table-cell table:formula="of:=[.E46]*[.C46]" office:value-type="float" office:value="10.9682409064633" calcext:value-type="float">
            <text:p>10.9682409065</text:p>
          </table:table-cell>
          <table:table-cell table:formula="of:=[.F46]*[.D46]" office:value-type="float" office:value="39.7018460656529" calcext:value-type="float">
            <text:p>39.7018460657</text:p>
          </table:table-cell>
          <table:table-cell table:formula="of:=IF(ABS([.G46])&lt;ABS([.H46]); [.E46];[.H46]/[.C46])" office:value-type="float" office:value="90" calcext:value-type="float">
            <text:p>90</text:p>
          </table:table-cell>
          <table:table-cell table:formula="of:=IF(ABS([.G46])&lt;ABS([.H46]);[.G46]/[.D46];[.F46])" office:value-type="float" office:value="11.0506104812614" calcext:value-type="float">
            <text:p>11.0506104813</text:p>
          </table:table-cell>
          <table:table-cell table:formula="of:=[.$E$9]+[.I46]" office:value-type="float" office:value="1110" calcext:value-type="float">
            <text:p>1110</text:p>
          </table:table-cell>
          <table:table-cell table:formula="of:=[.$F$9]+[.J46]" office:value-type="float" office:value="1821.05061048126" calcext:value-type="float">
            <text:p>1821.050610481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DIANS([.A47])" office:value-type="float" office:value="0.139626340159546" calcext:value-type="float">
            <text:p>0.1396263402</text:p>
          </table:table-cell>
          <table:table-cell table:formula="of:=SIN([.B47])" office:value-type="float" office:value="0.139173100960065" calcext:value-type="float">
            <text:p>0.139173101</text:p>
          </table:table-cell>
          <table:table-cell table:formula="of:=COS([.B47])" office:value-type="float" office:value="0.99026806874157" calcext:value-type="float">
            <text:p>0.9902680687</text:p>
          </table:table-cell>
          <table:table-cell table:formula="of:=([.$B$8] + [$Sheet1.$B$19])/IF([.D47]&gt;0;2;-2)" office:value-type="float" office:value="90" calcext:value-type="float">
            <text:p>90</text:p>
          </table:table-cell>
          <table:table-cell table:formula="of:=([.$B$9] + [$Sheet1.$B$19])/IF([.C47]&gt;0;2;-2)" office:value-type="float" office:value="40" calcext:value-type="float">
            <text:p>40</text:p>
          </table:table-cell>
          <table:table-cell table:formula="of:=[.E47]*[.C47]" office:value-type="float" office:value="12.5255790864059" calcext:value-type="float">
            <text:p>12.5255790864</text:p>
          </table:table-cell>
          <table:table-cell table:formula="of:=[.F47]*[.D47]" office:value-type="float" office:value="39.6107227496628" calcext:value-type="float">
            <text:p>39.6107227497</text:p>
          </table:table-cell>
          <table:table-cell table:formula="of:=IF(ABS([.G47])&lt;ABS([.H47]); [.E47];[.H47]/[.C47])" office:value-type="float" office:value="90" calcext:value-type="float">
            <text:p>90</text:p>
          </table:table-cell>
          <table:table-cell table:formula="of:=IF(ABS([.G47])&lt;ABS([.H47]);[.G47]/[.D47];[.F47])" office:value-type="float" office:value="12.6486751232152" calcext:value-type="float">
            <text:p>12.6486751232</text:p>
          </table:table-cell>
          <table:table-cell table:formula="of:=[.$E$9]+[.I47]" office:value-type="float" office:value="1110" calcext:value-type="float">
            <text:p>1110</text:p>
          </table:table-cell>
          <table:table-cell table:formula="of:=[.$F$9]+[.J47]" office:value-type="float" office:value="1822.64867512322" calcext:value-type="float">
            <text:p>1822.648675123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DIANS([.A48])" office:value-type="float" office:value="0.15707963267949" calcext:value-type="float">
            <text:p>0.1570796327</text:p>
          </table:table-cell>
          <table:table-cell table:formula="of:=SIN([.B48])" office:value-type="float" office:value="0.156434465040231" calcext:value-type="float">
            <text:p>0.156434465</text:p>
          </table:table-cell>
          <table:table-cell table:formula="of:=COS([.B48])" office:value-type="float" office:value="0.987688340595138" calcext:value-type="float">
            <text:p>0.9876883406</text:p>
          </table:table-cell>
          <table:table-cell table:formula="of:=([.$B$8] + [$Sheet1.$B$19])/IF([.D48]&gt;0;2;-2)" office:value-type="float" office:value="90" calcext:value-type="float">
            <text:p>90</text:p>
          </table:table-cell>
          <table:table-cell table:formula="of:=([.$B$9] + [$Sheet1.$B$19])/IF([.C48]&gt;0;2;-2)" office:value-type="float" office:value="40" calcext:value-type="float">
            <text:p>40</text:p>
          </table:table-cell>
          <table:table-cell table:formula="of:=[.E48]*[.C48]" office:value-type="float" office:value="14.0791018536208" calcext:value-type="float">
            <text:p>14.0791018536</text:p>
          </table:table-cell>
          <table:table-cell table:formula="of:=[.F48]*[.D48]" office:value-type="float" office:value="39.5075336238055" calcext:value-type="float">
            <text:p>39.5075336238</text:p>
          </table:table-cell>
          <table:table-cell table:formula="of:=IF(ABS([.G48])&lt;ABS([.H48]); [.E48];[.H48]/[.C48])" office:value-type="float" office:value="90" calcext:value-type="float">
            <text:p>90</text:p>
          </table:table-cell>
          <table:table-cell table:formula="of:=IF(ABS([.G48])&lt;ABS([.H48]);[.G48]/[.D48];[.F48])" office:value-type="float" office:value="14.2545996292083" calcext:value-type="float">
            <text:p>14.2545996292</text:p>
          </table:table-cell>
          <table:table-cell table:formula="of:=[.$E$9]+[.I48]" office:value-type="float" office:value="1110" calcext:value-type="float">
            <text:p>1110</text:p>
          </table:table-cell>
          <table:table-cell table:formula="of:=[.$F$9]+[.J48]" office:value-type="float" office:value="1824.25459962921" calcext:value-type="float">
            <text:p>1824.254599629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DIANS([.A49])" office:value-type="float" office:value="0.174532925199433" calcext:value-type="float">
            <text:p>0.1745329252</text:p>
          </table:table-cell>
          <table:table-cell table:formula="of:=SIN([.B49])" office:value-type="float" office:value="0.17364817766693" calcext:value-type="float">
            <text:p>0.1736481777</text:p>
          </table:table-cell>
          <table:table-cell table:formula="of:=COS([.B49])" office:value-type="float" office:value="0.984807753012208" calcext:value-type="float">
            <text:p>0.984807753</text:p>
          </table:table-cell>
          <table:table-cell table:formula="of:=([.$B$8] + [$Sheet1.$B$19])/IF([.D49]&gt;0;2;-2)" office:value-type="float" office:value="90" calcext:value-type="float">
            <text:p>90</text:p>
          </table:table-cell>
          <table:table-cell table:formula="of:=([.$B$9] + [$Sheet1.$B$19])/IF([.C49]&gt;0;2;-2)" office:value-type="float" office:value="40" calcext:value-type="float">
            <text:p>40</text:p>
          </table:table-cell>
          <table:table-cell table:formula="of:=[.E49]*[.C49]" office:value-type="float" office:value="15.6283359900237" calcext:value-type="float">
            <text:p>15.62833599</text:p>
          </table:table-cell>
          <table:table-cell table:formula="of:=[.F49]*[.D49]" office:value-type="float" office:value="39.3923101204883" calcext:value-type="float">
            <text:p>39.3923101205</text:p>
          </table:table-cell>
          <table:table-cell table:formula="of:=IF(ABS([.G49])&lt;ABS([.H49]); [.E49];[.H49]/[.C49])" office:value-type="float" office:value="90" calcext:value-type="float">
            <text:p>90</text:p>
          </table:table-cell>
          <table:table-cell table:formula="of:=IF(ABS([.G49])&lt;ABS([.H49]);[.G49]/[.D49];[.F49])" office:value-type="float" office:value="15.8694282637618" calcext:value-type="float">
            <text:p>15.8694282638</text:p>
          </table:table-cell>
          <table:table-cell table:formula="of:=[.$E$9]+[.I49]" office:value-type="float" office:value="1110" calcext:value-type="float">
            <text:p>1110</text:p>
          </table:table-cell>
          <table:table-cell table:formula="of:=[.$F$9]+[.J49]" office:value-type="float" office:value="1825.86942826376" calcext:value-type="float">
            <text:p>1825.869428263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DIANS([.A50])" office:value-type="float" office:value="0.191986217719376" calcext:value-type="float">
            <text:p>0.1919862177</text:p>
          </table:table-cell>
          <table:table-cell table:formula="of:=SIN([.B50])" office:value-type="float" office:value="0.190808995376545" calcext:value-type="float">
            <text:p>0.1908089954</text:p>
          </table:table-cell>
          <table:table-cell table:formula="of:=COS([.B50])" office:value-type="float" office:value="0.981627183447664" calcext:value-type="float">
            <text:p>0.9816271834</text:p>
          </table:table-cell>
          <table:table-cell table:formula="of:=([.$B$8] + [$Sheet1.$B$19])/IF([.D50]&gt;0;2;-2)" office:value-type="float" office:value="90" calcext:value-type="float">
            <text:p>90</text:p>
          </table:table-cell>
          <table:table-cell table:formula="of:=([.$B$9] + [$Sheet1.$B$19])/IF([.C50]&gt;0;2;-2)" office:value-type="float" office:value="40" calcext:value-type="float">
            <text:p>40</text:p>
          </table:table-cell>
          <table:table-cell table:formula="of:=[.E50]*[.C50]" office:value-type="float" office:value="17.172809583889" calcext:value-type="float">
            <text:p>17.1728095839</text:p>
          </table:table-cell>
          <table:table-cell table:formula="of:=[.F50]*[.D50]" office:value-type="float" office:value="39.2650873379066" calcext:value-type="float">
            <text:p>39.2650873379</text:p>
          </table:table-cell>
          <table:table-cell table:formula="of:=IF(ABS([.G50])&lt;ABS([.H50]); [.E50];[.H50]/[.C50])" office:value-type="float" office:value="90" calcext:value-type="float">
            <text:p>90</text:p>
          </table:table-cell>
          <table:table-cell table:formula="of:=IF(ABS([.G50])&lt;ABS([.H50]);[.G50]/[.D50];[.F50])" office:value-type="float" office:value="17.4942278223947" calcext:value-type="float">
            <text:p>17.4942278224</text:p>
          </table:table-cell>
          <table:table-cell table:formula="of:=[.$E$9]+[.I50]" office:value-type="float" office:value="1110" calcext:value-type="float">
            <text:p>1110</text:p>
          </table:table-cell>
          <table:table-cell table:formula="of:=[.$F$9]+[.J50]" office:value-type="float" office:value="1827.49422782239" calcext:value-type="float">
            <text:p>1827.494227822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DIANS([.A51])" office:value-type="float" office:value="0.20943951023932" calcext:value-type="float">
            <text:p>0.2094395102</text:p>
          </table:table-cell>
          <table:table-cell table:formula="of:=SIN([.B51])" office:value-type="float" office:value="0.207911690817759" calcext:value-type="float">
            <text:p>0.2079116908</text:p>
          </table:table-cell>
          <table:table-cell table:formula="of:=COS([.B51])" office:value-type="float" office:value="0.978147600733806" calcext:value-type="float">
            <text:p>0.9781476007</text:p>
          </table:table-cell>
          <table:table-cell table:formula="of:=([.$B$8] + [$Sheet1.$B$19])/IF([.D51]&gt;0;2;-2)" office:value-type="float" office:value="90" calcext:value-type="float">
            <text:p>90</text:p>
          </table:table-cell>
          <table:table-cell table:formula="of:=([.$B$9] + [$Sheet1.$B$19])/IF([.C51]&gt;0;2;-2)" office:value-type="float" office:value="40" calcext:value-type="float">
            <text:p>40</text:p>
          </table:table-cell>
          <table:table-cell table:formula="of:=[.E51]*[.C51]" office:value-type="float" office:value="18.7120521735983" calcext:value-type="float">
            <text:p>18.7120521736</text:p>
          </table:table-cell>
          <table:table-cell table:formula="of:=[.F51]*[.D51]" office:value-type="float" office:value="39.1259040293522" calcext:value-type="float">
            <text:p>39.1259040294</text:p>
          </table:table-cell>
          <table:table-cell table:formula="of:=IF(ABS([.G51])&lt;ABS([.H51]); [.E51];[.H51]/[.C51])" office:value-type="float" office:value="90" calcext:value-type="float">
            <text:p>90</text:p>
          </table:table-cell>
          <table:table-cell table:formula="of:=IF(ABS([.G51])&lt;ABS([.H51]);[.G51]/[.D51];[.F51])" office:value-type="float" office:value="19.130090550302" calcext:value-type="float">
            <text:p>19.1300905503</text:p>
          </table:table-cell>
          <table:table-cell table:formula="of:=[.$E$9]+[.I51]" office:value-type="float" office:value="1110" calcext:value-type="float">
            <text:p>1110</text:p>
          </table:table-cell>
          <table:table-cell table:formula="of:=[.$F$9]+[.J51]" office:value-type="float" office:value="1829.1300905503" calcext:value-type="float">
            <text:p>1829.130090550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DIANS([.A52])" office:value-type="float" office:value="0.226892802759263" calcext:value-type="float">
            <text:p>0.2268928028</text:p>
          </table:table-cell>
          <table:table-cell table:formula="of:=SIN([.B52])" office:value-type="float" office:value="0.224951054343865" calcext:value-type="float">
            <text:p>0.2249510543</text:p>
          </table:table-cell>
          <table:table-cell table:formula="of:=COS([.B52])" office:value-type="float" office:value="0.974370064785235" calcext:value-type="float">
            <text:p>0.9743700648</text:p>
          </table:table-cell>
          <table:table-cell table:formula="of:=([.$B$8] + [$Sheet1.$B$19])/IF([.D52]&gt;0;2;-2)" office:value-type="float" office:value="90" calcext:value-type="float">
            <text:p>90</text:p>
          </table:table-cell>
          <table:table-cell table:formula="of:=([.$B$9] + [$Sheet1.$B$19])/IF([.C52]&gt;0;2;-2)" office:value-type="float" office:value="40" calcext:value-type="float">
            <text:p>40</text:p>
          </table:table-cell>
          <table:table-cell table:formula="of:=[.E52]*[.C52]" office:value-type="float" office:value="20.2455948909478" calcext:value-type="float">
            <text:p>20.2455948909</text:p>
          </table:table-cell>
          <table:table-cell table:formula="of:=[.F52]*[.D52]" office:value-type="float" office:value="38.9748025914094" calcext:value-type="float">
            <text:p>38.9748025914</text:p>
          </table:table-cell>
          <table:table-cell table:formula="of:=IF(ABS([.G52])&lt;ABS([.H52]); [.E52];[.H52]/[.C52])" office:value-type="float" office:value="90" calcext:value-type="float">
            <text:p>90</text:p>
          </table:table-cell>
          <table:table-cell table:formula="of:=IF(ABS([.G52])&lt;ABS([.H52]);[.G52]/[.D52];[.F52])" office:value-type="float" office:value="20.7781372013007" calcext:value-type="float">
            <text:p>20.7781372013</text:p>
          </table:table-cell>
          <table:table-cell table:formula="of:=[.$E$9]+[.I52]" office:value-type="float" office:value="1110" calcext:value-type="float">
            <text:p>1110</text:p>
          </table:table-cell>
          <table:table-cell table:formula="of:=[.$F$9]+[.J52]" office:value-type="float" office:value="1830.7781372013" calcext:value-type="float">
            <text:p>1830.77813720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DIANS([.A53])" office:value-type="float" office:value="0.244346095279206" calcext:value-type="float">
            <text:p>0.2443460953</text:p>
          </table:table-cell>
          <table:table-cell table:formula="of:=SIN([.B53])" office:value-type="float" office:value="0.241921895599668" calcext:value-type="float">
            <text:p>0.2419218956</text:p>
          </table:table-cell>
          <table:table-cell table:formula="of:=COS([.B53])" office:value-type="float" office:value="0.970295726275996" calcext:value-type="float">
            <text:p>0.9702957263</text:p>
          </table:table-cell>
          <table:table-cell table:formula="of:=([.$B$8] + [$Sheet1.$B$19])/IF([.D53]&gt;0;2;-2)" office:value-type="float" office:value="90" calcext:value-type="float">
            <text:p>90</text:p>
          </table:table-cell>
          <table:table-cell table:formula="of:=([.$B$9] + [$Sheet1.$B$19])/IF([.C53]&gt;0;2;-2)" office:value-type="float" office:value="40" calcext:value-type="float">
            <text:p>40</text:p>
          </table:table-cell>
          <table:table-cell table:formula="of:=[.E53]*[.C53]" office:value-type="float" office:value="21.7729706039701" calcext:value-type="float">
            <text:p>21.772970604</text:p>
          </table:table-cell>
          <table:table-cell table:formula="of:=[.F53]*[.D53]" office:value-type="float" office:value="38.8118290510399" calcext:value-type="float">
            <text:p>38.811829051</text:p>
          </table:table-cell>
          <table:table-cell table:formula="of:=IF(ABS([.G53])&lt;ABS([.H53]); [.E53];[.H53]/[.C53])" office:value-type="float" office:value="90" calcext:value-type="float">
            <text:p>90</text:p>
          </table:table-cell>
          <table:table-cell table:formula="of:=IF(ABS([.G53])&lt;ABS([.H53]);[.G53]/[.D53];[.F53])" office:value-type="float" office:value="22.4395202558863" calcext:value-type="float">
            <text:p>22.4395202559</text:p>
          </table:table-cell>
          <table:table-cell table:formula="of:=[.$E$9]+[.I53]" office:value-type="float" office:value="1110" calcext:value-type="float">
            <text:p>1110</text:p>
          </table:table-cell>
          <table:table-cell table:formula="of:=[.$F$9]+[.J53]" office:value-type="float" office:value="1832.43952025589" calcext:value-type="float">
            <text:p>1832.439520255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DIANS([.A54])" office:value-type="float" office:value="0.261799387799149" calcext:value-type="float">
            <text:p>0.2617993878</text:p>
          </table:table-cell>
          <table:table-cell table:formula="of:=SIN([.B54])" office:value-type="float" office:value="0.258819045102521" calcext:value-type="float">
            <text:p>0.2588190451</text:p>
          </table:table-cell>
          <table:table-cell table:formula="of:=COS([.B54])" office:value-type="float" office:value="0.965925826289068" calcext:value-type="float">
            <text:p>0.9659258263</text:p>
          </table:table-cell>
          <table:table-cell table:formula="of:=([.$B$8] + [$Sheet1.$B$19])/IF([.D54]&gt;0;2;-2)" office:value-type="float" office:value="90" calcext:value-type="float">
            <text:p>90</text:p>
          </table:table-cell>
          <table:table-cell table:formula="of:=([.$B$9] + [$Sheet1.$B$19])/IF([.C54]&gt;0;2;-2)" office:value-type="float" office:value="40" calcext:value-type="float">
            <text:p>40</text:p>
          </table:table-cell>
          <table:table-cell table:formula="of:=[.E54]*[.C54]" office:value-type="float" office:value="23.2937140592269" calcext:value-type="float">
            <text:p>23.2937140592</text:p>
          </table:table-cell>
          <table:table-cell table:formula="of:=[.F54]*[.D54]" office:value-type="float" office:value="38.6370330515627" calcext:value-type="float">
            <text:p>38.6370330516</text:p>
          </table:table-cell>
          <table:table-cell table:formula="of:=IF(ABS([.G54])&lt;ABS([.H54]); [.E54];[.H54]/[.C54])" office:value-type="float" office:value="90" calcext:value-type="float">
            <text:p>90</text:p>
          </table:table-cell>
          <table:table-cell table:formula="of:=IF(ABS([.G54])&lt;ABS([.H54]);[.G54]/[.D54];[.F54])" office:value-type="float" office:value="24.115427318801" calcext:value-type="float">
            <text:p>24.1154273188</text:p>
          </table:table-cell>
          <table:table-cell table:formula="of:=[.$E$9]+[.I54]" office:value-type="float" office:value="1110" calcext:value-type="float">
            <text:p>1110</text:p>
          </table:table-cell>
          <table:table-cell table:formula="of:=[.$F$9]+[.J54]" office:value-type="float" office:value="1834.1154273188" calcext:value-type="float">
            <text:p>1834.115427318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DIANS([.A55])" office:value-type="float" office:value="0.279252680319093" calcext:value-type="float">
            <text:p>0.2792526803</text:p>
          </table:table-cell>
          <table:table-cell table:formula="of:=SIN([.B55])" office:value-type="float" office:value="0.275637355816999" calcext:value-type="float">
            <text:p>0.2756373558</text:p>
          </table:table-cell>
          <table:table-cell table:formula="of:=COS([.B55])" office:value-type="float" office:value="0.961261695938319" calcext:value-type="float">
            <text:p>0.9612616959</text:p>
          </table:table-cell>
          <table:table-cell table:formula="of:=([.$B$8] + [$Sheet1.$B$19])/IF([.D55]&gt;0;2;-2)" office:value-type="float" office:value="90" calcext:value-type="float">
            <text:p>90</text:p>
          </table:table-cell>
          <table:table-cell table:formula="of:=([.$B$9] + [$Sheet1.$B$19])/IF([.C55]&gt;0;2;-2)" office:value-type="float" office:value="40" calcext:value-type="float">
            <text:p>40</text:p>
          </table:table-cell>
          <table:table-cell table:formula="of:=[.E55]*[.C55]" office:value-type="float" office:value="24.8073620235299" calcext:value-type="float">
            <text:p>24.8073620235</text:p>
          </table:table-cell>
          <table:table-cell table:formula="of:=[.F55]*[.D55]" office:value-type="float" office:value="38.4504678375328" calcext:value-type="float">
            <text:p>38.4504678375</text:p>
          </table:table-cell>
          <table:table-cell table:formula="of:=IF(ABS([.G55])&lt;ABS([.H55]); [.E55];[.H55]/[.C55])" office:value-type="float" office:value="90" calcext:value-type="float">
            <text:p>90</text:p>
          </table:table-cell>
          <table:table-cell table:formula="of:=IF(ABS([.G55])&lt;ABS([.H55]);[.G55]/[.D55];[.F55])" office:value-type="float" office:value="25.8070847182927" calcext:value-type="float">
            <text:p>25.8070847183</text:p>
          </table:table-cell>
          <table:table-cell table:formula="of:=[.$E$9]+[.I55]" office:value-type="float" office:value="1110" calcext:value-type="float">
            <text:p>1110</text:p>
          </table:table-cell>
          <table:table-cell table:formula="of:=[.$F$9]+[.J55]" office:value-type="float" office:value="1835.80708471829" calcext:value-type="float">
            <text:p>1835.807084718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DIANS([.A56])" office:value-type="float" office:value="0.296705972839036" calcext:value-type="float">
            <text:p>0.2967059728</text:p>
          </table:table-cell>
          <table:table-cell table:formula="of:=SIN([.B56])" office:value-type="float" office:value="0.292371704722737" calcext:value-type="float">
            <text:p>0.2923717047</text:p>
          </table:table-cell>
          <table:table-cell table:formula="of:=COS([.B56])" office:value-type="float" office:value="0.956304755963035" calcext:value-type="float">
            <text:p>0.956304756</text:p>
          </table:table-cell>
          <table:table-cell table:formula="of:=([.$B$8] + [$Sheet1.$B$19])/IF([.D56]&gt;0;2;-2)" office:value-type="float" office:value="90" calcext:value-type="float">
            <text:p>90</text:p>
          </table:table-cell>
          <table:table-cell table:formula="of:=([.$B$9] + [$Sheet1.$B$19])/IF([.C56]&gt;0;2;-2)" office:value-type="float" office:value="40" calcext:value-type="float">
            <text:p>40</text:p>
          </table:table-cell>
          <table:table-cell table:formula="of:=[.E56]*[.C56]" office:value-type="float" office:value="26.3134534250463" calcext:value-type="float">
            <text:p>26.313453425</text:p>
          </table:table-cell>
          <table:table-cell table:formula="of:=[.F56]*[.D56]" office:value-type="float" office:value="38.2521902385214" calcext:value-type="float">
            <text:p>38.2521902385</text:p>
          </table:table-cell>
          <table:table-cell table:formula="of:=IF(ABS([.G56])&lt;ABS([.H56]); [.E56];[.H56]/[.C56])" office:value-type="float" office:value="90" calcext:value-type="float">
            <text:p>90</text:p>
          </table:table-cell>
          <table:table-cell table:formula="of:=IF(ABS([.G56])&lt;ABS([.H56]);[.G56]/[.D56];[.F56])" office:value-type="float" office:value="27.5157613312794" calcext:value-type="float">
            <text:p>27.5157613313</text:p>
          </table:table-cell>
          <table:table-cell table:formula="of:=[.$E$9]+[.I56]" office:value-type="float" office:value="1110" calcext:value-type="float">
            <text:p>1110</text:p>
          </table:table-cell>
          <table:table-cell table:formula="of:=[.$F$9]+[.J56]" office:value-type="float" office:value="1837.51576133128" calcext:value-type="float">
            <text:p>1837.515761331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DIANS([.A57])" office:value-type="float" office:value="0.314159265358979" calcext:value-type="float">
            <text:p>0.3141592654</text:p>
          </table:table-cell>
          <table:table-cell table:formula="of:=SIN([.B57])" office:value-type="float" office:value="0.309016994374947" calcext:value-type="float">
            <text:p>0.3090169944</text:p>
          </table:table-cell>
          <table:table-cell table:formula="of:=COS([.B57])" office:value-type="float" office:value="0.951056516295153" calcext:value-type="float">
            <text:p>0.9510565163</text:p>
          </table:table-cell>
          <table:table-cell table:formula="of:=([.$B$8] + [$Sheet1.$B$19])/IF([.D57]&gt;0;2;-2)" office:value-type="float" office:value="90" calcext:value-type="float">
            <text:p>90</text:p>
          </table:table-cell>
          <table:table-cell table:formula="of:=([.$B$9] + [$Sheet1.$B$19])/IF([.C57]&gt;0;2;-2)" office:value-type="float" office:value="40" calcext:value-type="float">
            <text:p>40</text:p>
          </table:table-cell>
          <table:table-cell table:formula="of:=[.E57]*[.C57]" office:value-type="float" office:value="27.8115294937453" calcext:value-type="float">
            <text:p>27.8115294937</text:p>
          </table:table-cell>
          <table:table-cell table:formula="of:=[.F57]*[.D57]" office:value-type="float" office:value="38.0422606518061" calcext:value-type="float">
            <text:p>38.0422606518</text:p>
          </table:table-cell>
          <table:table-cell table:formula="of:=IF(ABS([.G57])&lt;ABS([.H57]); [.E57];[.H57]/[.C57])" office:value-type="float" office:value="90" calcext:value-type="float">
            <text:p>90</text:p>
          </table:table-cell>
          <table:table-cell table:formula="of:=IF(ABS([.G57])&lt;ABS([.H57]);[.G57]/[.D57];[.F57])" office:value-type="float" office:value="29.2427726609616" calcext:value-type="float">
            <text:p>29.242772661</text:p>
          </table:table-cell>
          <table:table-cell table:formula="of:=[.$E$9]+[.I57]" office:value-type="float" office:value="1110" calcext:value-type="float">
            <text:p>1110</text:p>
          </table:table-cell>
          <table:table-cell table:formula="of:=[.$F$9]+[.J57]" office:value-type="float" office:value="1839.24277266096" calcext:value-type="float">
            <text:p>1839.24277266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DIANS([.A58])" office:value-type="float" office:value="0.331612557878923" calcext:value-type="float">
            <text:p>0.3316125579</text:p>
          </table:table-cell>
          <table:table-cell table:formula="of:=SIN([.B58])" office:value-type="float" office:value="0.325568154457157" calcext:value-type="float">
            <text:p>0.3255681545</text:p>
          </table:table-cell>
          <table:table-cell table:formula="of:=COS([.B58])" office:value-type="float" office:value="0.945518575599317" calcext:value-type="float">
            <text:p>0.9455185756</text:p>
          </table:table-cell>
          <table:table-cell table:formula="of:=([.$B$8] + [$Sheet1.$B$19])/IF([.D58]&gt;0;2;-2)" office:value-type="float" office:value="90" calcext:value-type="float">
            <text:p>90</text:p>
          </table:table-cell>
          <table:table-cell table:formula="of:=([.$B$9] + [$Sheet1.$B$19])/IF([.C58]&gt;0;2;-2)" office:value-type="float" office:value="40" calcext:value-type="float">
            <text:p>40</text:p>
          </table:table-cell>
          <table:table-cell table:formula="of:=[.E58]*[.C58]" office:value-type="float" office:value="29.3011339011441" calcext:value-type="float">
            <text:p>29.3011339011</text:p>
          </table:table-cell>
          <table:table-cell table:formula="of:=[.F58]*[.D58]" office:value-type="float" office:value="37.8207430239727" calcext:value-type="float">
            <text:p>37.820743024</text:p>
          </table:table-cell>
          <table:table-cell table:formula="of:=IF(ABS([.G58])&lt;ABS([.H58]); [.E58];[.H58]/[.C58])" office:value-type="float" office:value="90" calcext:value-type="float">
            <text:p>90</text:p>
          </table:table-cell>
          <table:table-cell table:formula="of:=IF(ABS([.G58])&lt;ABS([.H58]);[.G58]/[.D58];[.F58])" office:value-type="float" office:value="30.9894851960699" calcext:value-type="float">
            <text:p>30.9894851961</text:p>
          </table:table-cell>
          <table:table-cell table:formula="of:=[.$E$9]+[.I58]" office:value-type="float" office:value="1110" calcext:value-type="float">
            <text:p>1110</text:p>
          </table:table-cell>
          <table:table-cell table:formula="of:=[.$F$9]+[.J58]" office:value-type="float" office:value="1840.98948519607" calcext:value-type="float">
            <text:p>1840.989485196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DIANS([.A59])" office:value-type="float" office:value="0.349065850398866" calcext:value-type="float">
            <text:p>0.3490658504</text:p>
          </table:table-cell>
          <table:table-cell table:formula="of:=SIN([.B59])" office:value-type="float" office:value="0.342020143325669" calcext:value-type="float">
            <text:p>0.3420201433</text:p>
          </table:table-cell>
          <table:table-cell table:formula="of:=COS([.B59])" office:value-type="float" office:value="0.939692620785908" calcext:value-type="float">
            <text:p>0.9396926208</text:p>
          </table:table-cell>
          <table:table-cell table:formula="of:=([.$B$8] + [$Sheet1.$B$19])/IF([.D59]&gt;0;2;-2)" office:value-type="float" office:value="90" calcext:value-type="float">
            <text:p>90</text:p>
          </table:table-cell>
          <table:table-cell table:formula="of:=([.$B$9] + [$Sheet1.$B$19])/IF([.C59]&gt;0;2;-2)" office:value-type="float" office:value="40" calcext:value-type="float">
            <text:p>40</text:p>
          </table:table-cell>
          <table:table-cell table:formula="of:=[.E59]*[.C59]" office:value-type="float" office:value="30.7818128993102" calcext:value-type="float">
            <text:p>30.7818128993</text:p>
          </table:table-cell>
          <table:table-cell table:formula="of:=[.F59]*[.D59]" office:value-type="float" office:value="37.5877048314363" calcext:value-type="float">
            <text:p>37.5877048314</text:p>
          </table:table-cell>
          <table:table-cell table:formula="of:=IF(ABS([.G59])&lt;ABS([.H59]); [.E59];[.H59]/[.C59])" office:value-type="float" office:value="90" calcext:value-type="float">
            <text:p>90</text:p>
          </table:table-cell>
          <table:table-cell table:formula="of:=IF(ABS([.G59])&lt;ABS([.H59]);[.G59]/[.D59];[.F59])" office:value-type="float" office:value="32.7573210839582" calcext:value-type="float">
            <text:p>32.757321084</text:p>
          </table:table-cell>
          <table:table-cell table:formula="of:=[.$E$9]+[.I59]" office:value-type="float" office:value="1110" calcext:value-type="float">
            <text:p>1110</text:p>
          </table:table-cell>
          <table:table-cell table:formula="of:=[.$F$9]+[.J59]" office:value-type="float" office:value="1842.75732108396" calcext:value-type="float">
            <text:p>1842.75732108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DIANS([.A60])" office:value-type="float" office:value="0.366519142918809" calcext:value-type="float">
            <text:p>0.3665191429</text:p>
          </table:table-cell>
          <table:table-cell table:formula="of:=SIN([.B60])" office:value-type="float" office:value="0.3583679495453" calcext:value-type="float">
            <text:p>0.3583679495</text:p>
          </table:table-cell>
          <table:table-cell table:formula="of:=COS([.B60])" office:value-type="float" office:value="0.933580426497202" calcext:value-type="float">
            <text:p>0.9335804265</text:p>
          </table:table-cell>
          <table:table-cell table:formula="of:=([.$B$8] + [$Sheet1.$B$19])/IF([.D60]&gt;0;2;-2)" office:value-type="float" office:value="90" calcext:value-type="float">
            <text:p>90</text:p>
          </table:table-cell>
          <table:table-cell table:formula="of:=([.$B$9] + [$Sheet1.$B$19])/IF([.C60]&gt;0;2;-2)" office:value-type="float" office:value="40" calcext:value-type="float">
            <text:p>40</text:p>
          </table:table-cell>
          <table:table-cell table:formula="of:=[.E60]*[.C60]" office:value-type="float" office:value="32.253115459077" calcext:value-type="float">
            <text:p>32.2531154591</text:p>
          </table:table-cell>
          <table:table-cell table:formula="of:=[.F60]*[.D60]" office:value-type="float" office:value="37.3432170598881" calcext:value-type="float">
            <text:p>37.3432170599</text:p>
          </table:table-cell>
          <table:table-cell table:formula="of:=IF(ABS([.G60])&lt;ABS([.H60]); [.E60];[.H60]/[.C60])" office:value-type="float" office:value="90" calcext:value-type="float">
            <text:p>90</text:p>
          </table:table-cell>
          <table:table-cell table:formula="of:=IF(ABS([.G60])&lt;ABS([.H60]);[.G60]/[.D60];[.F60])" office:value-type="float" office:value="34.5477631531874" calcext:value-type="float">
            <text:p>34.5477631532</text:p>
          </table:table-cell>
          <table:table-cell table:formula="of:=[.$E$9]+[.I60]" office:value-type="float" office:value="1110" calcext:value-type="float">
            <text:p>1110</text:p>
          </table:table-cell>
          <table:table-cell table:formula="of:=[.$F$9]+[.J60]" office:value-type="float" office:value="1844.54776315319" calcext:value-type="float">
            <text:p>1844.547763153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DIANS([.A61])" office:value-type="float" office:value="0.383972435438752" calcext:value-type="float">
            <text:p>0.3839724354</text:p>
          </table:table-cell>
          <table:table-cell table:formula="of:=SIN([.B61])" office:value-type="float" office:value="0.374606593415912" calcext:value-type="float">
            <text:p>0.3746065934</text:p>
          </table:table-cell>
          <table:table-cell table:formula="of:=COS([.B61])" office:value-type="float" office:value="0.927183854566787" calcext:value-type="float">
            <text:p>0.9271838546</text:p>
          </table:table-cell>
          <table:table-cell table:formula="of:=([.$B$8] + [$Sheet1.$B$19])/IF([.D61]&gt;0;2;-2)" office:value-type="float" office:value="90" calcext:value-type="float">
            <text:p>90</text:p>
          </table:table-cell>
          <table:table-cell table:formula="of:=([.$B$9] + [$Sheet1.$B$19])/IF([.C61]&gt;0;2;-2)" office:value-type="float" office:value="40" calcext:value-type="float">
            <text:p>40</text:p>
          </table:table-cell>
          <table:table-cell table:formula="of:=[.E61]*[.C61]" office:value-type="float" office:value="33.7145934074321" calcext:value-type="float">
            <text:p>33.7145934074</text:p>
          </table:table-cell>
          <table:table-cell table:formula="of:=[.F61]*[.D61]" office:value-type="float" office:value="37.0873541826715" calcext:value-type="float">
            <text:p>37.0873541827</text:p>
          </table:table-cell>
          <table:table-cell table:formula="of:=IF(ABS([.G61])&lt;ABS([.H61]); [.E61];[.H61]/[.C61])" office:value-type="float" office:value="90" calcext:value-type="float">
            <text:p>90</text:p>
          </table:table-cell>
          <table:table-cell table:formula="of:=IF(ABS([.G61])&lt;ABS([.H61]);[.G61]/[.D61];[.F61])" office:value-type="float" office:value="36.3623603251641" calcext:value-type="float">
            <text:p>36.3623603252</text:p>
          </table:table-cell>
          <table:table-cell table:formula="of:=[.$E$9]+[.I61]" office:value-type="float" office:value="1110" calcext:value-type="float">
            <text:p>1110</text:p>
          </table:table-cell>
          <table:table-cell table:formula="of:=[.$F$9]+[.J61]" office:value-type="float" office:value="1846.36236032516" calcext:value-type="float">
            <text:p>1846.362360325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DIANS([.A62])" office:value-type="float" office:value="0.401425727958696" calcext:value-type="float">
            <text:p>0.401425728</text:p>
          </table:table-cell>
          <table:table-cell table:formula="of:=SIN([.B62])" office:value-type="float" office:value="0.390731128489274" calcext:value-type="float">
            <text:p>0.3907311285</text:p>
          </table:table-cell>
          <table:table-cell table:formula="of:=COS([.B62])" office:value-type="float" office:value="0.92050485345244" calcext:value-type="float">
            <text:p>0.9205048535</text:p>
          </table:table-cell>
          <table:table-cell table:formula="of:=([.$B$8] + [$Sheet1.$B$19])/IF([.D62]&gt;0;2;-2)" office:value-type="float" office:value="90" calcext:value-type="float">
            <text:p>90</text:p>
          </table:table-cell>
          <table:table-cell table:formula="of:=([.$B$9] + [$Sheet1.$B$19])/IF([.C62]&gt;0;2;-2)" office:value-type="float" office:value="40" calcext:value-type="float">
            <text:p>40</text:p>
          </table:table-cell>
          <table:table-cell table:formula="of:=[.E62]*[.C62]" office:value-type="float" office:value="35.1658015640346" calcext:value-type="float">
            <text:p>35.165801564</text:p>
          </table:table-cell>
          <table:table-cell table:formula="of:=[.F62]*[.D62]" office:value-type="float" office:value="36.8201941380976" calcext:value-type="float">
            <text:p>36.8201941381</text:p>
          </table:table-cell>
          <table:table-cell table:formula="of:=IF(ABS([.G62])&lt;ABS([.H62]); [.E62];[.H62]/[.C62])" office:value-type="float" office:value="90" calcext:value-type="float">
            <text:p>90</text:p>
          </table:table-cell>
          <table:table-cell table:formula="of:=IF(ABS([.G62])&lt;ABS([.H62]);[.G62]/[.D62];[.F62])" office:value-type="float" office:value="38.2027334588644" calcext:value-type="float">
            <text:p>38.2027334589</text:p>
          </table:table-cell>
          <table:table-cell table:formula="of:=[.$E$9]+[.I62]" office:value-type="float" office:value="1110" calcext:value-type="float">
            <text:p>1110</text:p>
          </table:table-cell>
          <table:table-cell table:formula="of:=[.$F$9]+[.J62]" office:value-type="float" office:value="1848.20273345886" calcext:value-type="float">
            <text:p>1848.202733458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DIANS([.A63])" office:value-type="float" office:value="0.418879020478639" calcext:value-type="float">
            <text:p>0.4188790205</text:p>
          </table:table-cell>
          <table:table-cell table:formula="of:=SIN([.B63])" office:value-type="float" office:value="0.4067366430758" calcext:value-type="float">
            <text:p>0.4067366431</text:p>
          </table:table-cell>
          <table:table-cell table:formula="of:=COS([.B63])" office:value-type="float" office:value="0.913545457642601" calcext:value-type="float">
            <text:p>0.9135454576</text:p>
          </table:table-cell>
          <table:table-cell table:formula="of:=([.$B$8] + [$Sheet1.$B$19])/IF([.D63]&gt;0;2;-2)" office:value-type="float" office:value="90" calcext:value-type="float">
            <text:p>90</text:p>
          </table:table-cell>
          <table:table-cell table:formula="of:=([.$B$9] + [$Sheet1.$B$19])/IF([.C63]&gt;0;2;-2)" office:value-type="float" office:value="40" calcext:value-type="float">
            <text:p>40</text:p>
          </table:table-cell>
          <table:table-cell table:formula="of:=[.E63]*[.C63]" office:value-type="float" office:value="36.606297876822" calcext:value-type="float">
            <text:p>36.6062978768</text:p>
          </table:table-cell>
          <table:table-cell table:formula="of:=[.F63]*[.D63]" office:value-type="float" office:value="36.541818305704" calcext:value-type="float">
            <text:p>36.5418183057</text:p>
          </table:table-cell>
          <table:table-cell table:formula="of:=IF(ABS([.G63])&lt;ABS([.H63]); [.E63];[.H63]/[.C63])" office:value-type="float" office:value="89.8414709561686" calcext:value-type="float">
            <text:p>89.8414709562</text:p>
          </table:table-cell>
          <table:table-cell table:formula="of:=IF(ABS([.G63])&lt;ABS([.H63]);[.G63]/[.D63];[.F63])" office:value-type="float" office:value="40" calcext:value-type="float">
            <text:p>40</text:p>
          </table:table-cell>
          <table:table-cell table:formula="of:=[.$E$9]+[.I63]" office:value-type="float" office:value="1109.84147095617" calcext:value-type="float">
            <text:p>1109.8414709562</text:p>
          </table:table-cell>
          <table:table-cell table:formula="of:=[.$F$9]+[.J63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DIANS([.A64])" office:value-type="float" office:value="0.436332312998582" calcext:value-type="float">
            <text:p>0.436332313</text:p>
          </table:table-cell>
          <table:table-cell table:formula="of:=SIN([.B64])" office:value-type="float" office:value="0.422618261740699" calcext:value-type="float">
            <text:p>0.4226182617</text:p>
          </table:table-cell>
          <table:table-cell table:formula="of:=COS([.B64])" office:value-type="float" office:value="0.90630778703665" calcext:value-type="float">
            <text:p>0.906307787</text:p>
          </table:table-cell>
          <table:table-cell table:formula="of:=([.$B$8] + [$Sheet1.$B$19])/IF([.D64]&gt;0;2;-2)" office:value-type="float" office:value="90" calcext:value-type="float">
            <text:p>90</text:p>
          </table:table-cell>
          <table:table-cell table:formula="of:=([.$B$9] + [$Sheet1.$B$19])/IF([.C64]&gt;0;2;-2)" office:value-type="float" office:value="40" calcext:value-type="float">
            <text:p>40</text:p>
          </table:table-cell>
          <table:table-cell table:formula="of:=[.E64]*[.C64]" office:value-type="float" office:value="38.0356435566629" calcext:value-type="float">
            <text:p>38.0356435567</text:p>
          </table:table-cell>
          <table:table-cell table:formula="of:=[.F64]*[.D64]" office:value-type="float" office:value="36.252311481466" calcext:value-type="float">
            <text:p>36.2523114815</text:p>
          </table:table-cell>
          <table:table-cell table:formula="of:=IF(ABS([.G64])&lt;ABS([.H64]); [.E64];[.H64]/[.C64])" office:value-type="float" office:value="85.7802768203823" calcext:value-type="float">
            <text:p>85.7802768204</text:p>
          </table:table-cell>
          <table:table-cell table:formula="of:=IF(ABS([.G64])&lt;ABS([.H64]);[.G64]/[.D64];[.F64])" office:value-type="float" office:value="40" calcext:value-type="float">
            <text:p>40</text:p>
          </table:table-cell>
          <table:table-cell table:formula="of:=[.$E$9]+[.I64]" office:value-type="float" office:value="1105.78027682038" calcext:value-type="float">
            <text:p>1105.7802768204</text:p>
          </table:table-cell>
          <table:table-cell table:formula="of:=[.$F$9]+[.J64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ADIANS([.A65])" office:value-type="float" office:value="0.453785605518526" calcext:value-type="float">
            <text:p>0.4537856055</text:p>
          </table:table-cell>
          <table:table-cell table:formula="of:=SIN([.B65])" office:value-type="float" office:value="0.438371146789077" calcext:value-type="float">
            <text:p>0.4383711468</text:p>
          </table:table-cell>
          <table:table-cell table:formula="of:=COS([.B65])" office:value-type="float" office:value="0.898794046299167" calcext:value-type="float">
            <text:p>0.8987940463</text:p>
          </table:table-cell>
          <table:table-cell table:formula="of:=([.$B$8] + [$Sheet1.$B$19])/IF([.D65]&gt;0;2;-2)" office:value-type="float" office:value="90" calcext:value-type="float">
            <text:p>90</text:p>
          </table:table-cell>
          <table:table-cell table:formula="of:=([.$B$9] + [$Sheet1.$B$19])/IF([.C65]&gt;0;2;-2)" office:value-type="float" office:value="40" calcext:value-type="float">
            <text:p>40</text:p>
          </table:table-cell>
          <table:table-cell table:formula="of:=[.E65]*[.C65]" office:value-type="float" office:value="39.453403211017" calcext:value-type="float">
            <text:p>39.453403211</text:p>
          </table:table-cell>
          <table:table-cell table:formula="of:=[.F65]*[.D65]" office:value-type="float" office:value="35.9517618519667" calcext:value-type="float">
            <text:p>35.951761852</text:p>
          </table:table-cell>
          <table:table-cell table:formula="of:=IF(ABS([.G65])&lt;ABS([.H65]); [.E65];[.H65]/[.C65])" office:value-type="float" office:value="82.0121536631718" calcext:value-type="float">
            <text:p>82.0121536632</text:p>
          </table:table-cell>
          <table:table-cell table:formula="of:=IF(ABS([.G65])&lt;ABS([.H65]);[.G65]/[.D65];[.F65])" office:value-type="float" office:value="40" calcext:value-type="float">
            <text:p>40</text:p>
          </table:table-cell>
          <table:table-cell table:formula="of:=[.$E$9]+[.I65]" office:value-type="float" office:value="1102.01215366317" calcext:value-type="float">
            <text:p>1102.0121536632</text:p>
          </table:table-cell>
          <table:table-cell table:formula="of:=[.$F$9]+[.J65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ADIANS([.A66])" office:value-type="float" office:value="0.471238898038469" calcext:value-type="float">
            <text:p>0.471238898</text:p>
          </table:table-cell>
          <table:table-cell table:formula="of:=SIN([.B66])" office:value-type="float" office:value="0.453990499739547" calcext:value-type="float">
            <text:p>0.4539904997</text:p>
          </table:table-cell>
          <table:table-cell table:formula="of:=COS([.B66])" office:value-type="float" office:value="0.891006524188368" calcext:value-type="float">
            <text:p>0.8910065242</text:p>
          </table:table-cell>
          <table:table-cell table:formula="of:=([.$B$8] + [$Sheet1.$B$19])/IF([.D66]&gt;0;2;-2)" office:value-type="float" office:value="90" calcext:value-type="float">
            <text:p>90</text:p>
          </table:table-cell>
          <table:table-cell table:formula="of:=([.$B$9] + [$Sheet1.$B$19])/IF([.C66]&gt;0;2;-2)" office:value-type="float" office:value="40" calcext:value-type="float">
            <text:p>40</text:p>
          </table:table-cell>
          <table:table-cell table:formula="of:=[.E66]*[.C66]" office:value-type="float" office:value="40.8591449765592" calcext:value-type="float">
            <text:p>40.8591449766</text:p>
          </table:table-cell>
          <table:table-cell table:formula="of:=[.F66]*[.D66]" office:value-type="float" office:value="35.6402609675347" calcext:value-type="float">
            <text:p>35.6402609675</text:p>
          </table:table-cell>
          <table:table-cell table:formula="of:=IF(ABS([.G66])&lt;ABS([.H66]); [.E66];[.H66]/[.C66])" office:value-type="float" office:value="78.504420220206" calcext:value-type="float">
            <text:p>78.5044202202</text:p>
          </table:table-cell>
          <table:table-cell table:formula="of:=IF(ABS([.G66])&lt;ABS([.H66]);[.G66]/[.D66];[.F66])" office:value-type="float" office:value="40" calcext:value-type="float">
            <text:p>40</text:p>
          </table:table-cell>
          <table:table-cell table:formula="of:=[.$E$9]+[.I66]" office:value-type="float" office:value="1098.50442022021" calcext:value-type="float">
            <text:p>1098.5044202202</text:p>
          </table:table-cell>
          <table:table-cell table:formula="of:=[.$F$9]+[.J66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ADIANS([.A67])" office:value-type="float" office:value="0.488692190558412" calcext:value-type="float">
            <text:p>0.4886921906</text:p>
          </table:table-cell>
          <table:table-cell table:formula="of:=SIN([.B67])" office:value-type="float" office:value="0.469471562785891" calcext:value-type="float">
            <text:p>0.4694715628</text:p>
          </table:table-cell>
          <table:table-cell table:formula="of:=COS([.B67])" office:value-type="float" office:value="0.882947592858927" calcext:value-type="float">
            <text:p>0.8829475929</text:p>
          </table:table-cell>
          <table:table-cell table:formula="of:=([.$B$8] + [$Sheet1.$B$19])/IF([.D67]&gt;0;2;-2)" office:value-type="float" office:value="90" calcext:value-type="float">
            <text:p>90</text:p>
          </table:table-cell>
          <table:table-cell table:formula="of:=([.$B$9] + [$Sheet1.$B$19])/IF([.C67]&gt;0;2;-2)" office:value-type="float" office:value="40" calcext:value-type="float">
            <text:p>40</text:p>
          </table:table-cell>
          <table:table-cell table:formula="of:=[.E67]*[.C67]" office:value-type="float" office:value="42.2524406507302" calcext:value-type="float">
            <text:p>42.2524406507</text:p>
          </table:table-cell>
          <table:table-cell table:formula="of:=[.F67]*[.D67]" office:value-type="float" office:value="35.3179037143571" calcext:value-type="float">
            <text:p>35.3179037144</text:p>
          </table:table-cell>
          <table:table-cell table:formula="of:=IF(ABS([.G67])&lt;ABS([.H67]); [.E67];[.H67]/[.C67])" office:value-type="float" office:value="75.2290586138533" calcext:value-type="float">
            <text:p>75.2290586139</text:p>
          </table:table-cell>
          <table:table-cell table:formula="of:=IF(ABS([.G67])&lt;ABS([.H67]);[.G67]/[.D67];[.F67])" office:value-type="float" office:value="40" calcext:value-type="float">
            <text:p>40</text:p>
          </table:table-cell>
          <table:table-cell table:formula="of:=[.$E$9]+[.I67]" office:value-type="float" office:value="1095.22905861385" calcext:value-type="float">
            <text:p>1095.2290586139</text:p>
          </table:table-cell>
          <table:table-cell table:formula="of:=[.$F$9]+[.J67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ADIANS([.A68])" office:value-type="float" office:value="0.506145483078356" calcext:value-type="float">
            <text:p>0.5061454831</text:p>
          </table:table-cell>
          <table:table-cell table:formula="of:=SIN([.B68])" office:value-type="float" office:value="0.484809620246337" calcext:value-type="float">
            <text:p>0.4848096202</text:p>
          </table:table-cell>
          <table:table-cell table:formula="of:=COS([.B68])" office:value-type="float" office:value="0.874619707139396" calcext:value-type="float">
            <text:p>0.8746197071</text:p>
          </table:table-cell>
          <table:table-cell table:formula="of:=([.$B$8] + [$Sheet1.$B$19])/IF([.D68]&gt;0;2;-2)" office:value-type="float" office:value="90" calcext:value-type="float">
            <text:p>90</text:p>
          </table:table-cell>
          <table:table-cell table:formula="of:=([.$B$9] + [$Sheet1.$B$19])/IF([.C68]&gt;0;2;-2)" office:value-type="float" office:value="40" calcext:value-type="float">
            <text:p>40</text:p>
          </table:table-cell>
          <table:table-cell table:formula="of:=[.E68]*[.C68]" office:value-type="float" office:value="43.6328658221703" calcext:value-type="float">
            <text:p>43.6328658222</text:p>
          </table:table-cell>
          <table:table-cell table:formula="of:=[.F68]*[.D68]" office:value-type="float" office:value="34.9847882855758" calcext:value-type="float">
            <text:p>34.9847882856</text:p>
          </table:table-cell>
          <table:table-cell table:formula="of:=IF(ABS([.G68])&lt;ABS([.H68]); [.E68];[.H68]/[.C68])" office:value-type="float" office:value="72.1619102108569" calcext:value-type="float">
            <text:p>72.1619102109</text:p>
          </table:table-cell>
          <table:table-cell table:formula="of:=IF(ABS([.G68])&lt;ABS([.H68]);[.G68]/[.D68];[.F68])" office:value-type="float" office:value="40" calcext:value-type="float">
            <text:p>40</text:p>
          </table:table-cell>
          <table:table-cell table:formula="of:=[.$E$9]+[.I68]" office:value-type="float" office:value="1092.16191021086" calcext:value-type="float">
            <text:p>1092.1619102109</text:p>
          </table:table-cell>
          <table:table-cell table:formula="of:=[.$F$9]+[.J68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DIANS([.A69])" office:value-type="float" office:value="0.523598775598299" calcext:value-type="float">
            <text:p>0.5235987756</text:p>
          </table:table-cell>
          <table:table-cell table:formula="of:=SIN([.B69])" office:value-type="float" office:value="0.5" calcext:value-type="float">
            <text:p>0.5</text:p>
          </table:table-cell>
          <table:table-cell table:formula="of:=COS([.B69])" office:value-type="float" office:value="0.866025403784439" calcext:value-type="float">
            <text:p>0.8660254038</text:p>
          </table:table-cell>
          <table:table-cell table:formula="of:=([.$B$8] + [$Sheet1.$B$19])/IF([.D69]&gt;0;2;-2)" office:value-type="float" office:value="90" calcext:value-type="float">
            <text:p>90</text:p>
          </table:table-cell>
          <table:table-cell table:formula="of:=([.$B$9] + [$Sheet1.$B$19])/IF([.C69]&gt;0;2;-2)" office:value-type="float" office:value="40" calcext:value-type="float">
            <text:p>40</text:p>
          </table:table-cell>
          <table:table-cell table:formula="of:=[.E69]*[.C69]" office:value-type="float" office:value="45" calcext:value-type="float">
            <text:p>45</text:p>
          </table:table-cell>
          <table:table-cell table:formula="of:=[.F69]*[.D69]" office:value-type="float" office:value="34.6410161513775" calcext:value-type="float">
            <text:p>34.6410161514</text:p>
          </table:table-cell>
          <table:table-cell table:formula="of:=IF(ABS([.G69])&lt;ABS([.H69]); [.E69];[.H69]/[.C69])" office:value-type="float" office:value="69.2820323027551" calcext:value-type="float">
            <text:p>69.2820323028</text:p>
          </table:table-cell>
          <table:table-cell table:formula="of:=IF(ABS([.G69])&lt;ABS([.H69]);[.G69]/[.D69];[.F69])" office:value-type="float" office:value="40" calcext:value-type="float">
            <text:p>40</text:p>
          </table:table-cell>
          <table:table-cell table:formula="of:=[.$E$9]+[.I69]" office:value-type="float" office:value="1089.28203230276" calcext:value-type="float">
            <text:p>1089.2820323028</text:p>
          </table:table-cell>
          <table:table-cell table:formula="of:=[.$F$9]+[.J69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ADIANS([.A70])" office:value-type="float" office:value="0.541052068118242" calcext:value-type="float">
            <text:p>0.5410520681</text:p>
          </table:table-cell>
          <table:table-cell table:formula="of:=SIN([.B70])" office:value-type="float" office:value="0.515038074910054" calcext:value-type="float">
            <text:p>0.5150380749</text:p>
          </table:table-cell>
          <table:table-cell table:formula="of:=COS([.B70])" office:value-type="float" office:value="0.857167300702112" calcext:value-type="float">
            <text:p>0.8571673007</text:p>
          </table:table-cell>
          <table:table-cell table:formula="of:=([.$B$8] + [$Sheet1.$B$19])/IF([.D70]&gt;0;2;-2)" office:value-type="float" office:value="90" calcext:value-type="float">
            <text:p>90</text:p>
          </table:table-cell>
          <table:table-cell table:formula="of:=([.$B$9] + [$Sheet1.$B$19])/IF([.C70]&gt;0;2;-2)" office:value-type="float" office:value="40" calcext:value-type="float">
            <text:p>40</text:p>
          </table:table-cell>
          <table:table-cell table:formula="of:=[.E70]*[.C70]" office:value-type="float" office:value="46.3534267419049" calcext:value-type="float">
            <text:p>46.3534267419</text:p>
          </table:table-cell>
          <table:table-cell table:formula="of:=[.F70]*[.D70]" office:value-type="float" office:value="34.2866920280845" calcext:value-type="float">
            <text:p>34.2866920281</text:p>
          </table:table-cell>
          <table:table-cell table:formula="of:=IF(ABS([.G70])&lt;ABS([.H70]); [.E70];[.H70]/[.C70])" office:value-type="float" office:value="66.5711792940207" calcext:value-type="float">
            <text:p>66.571179294</text:p>
          </table:table-cell>
          <table:table-cell table:formula="of:=IF(ABS([.G70])&lt;ABS([.H70]);[.G70]/[.D70];[.F70])" office:value-type="float" office:value="40" calcext:value-type="float">
            <text:p>40</text:p>
          </table:table-cell>
          <table:table-cell table:formula="of:=[.$E$9]+[.I70]" office:value-type="float" office:value="1086.57117929402" calcext:value-type="float">
            <text:p>1086.571179294</text:p>
          </table:table-cell>
          <table:table-cell table:formula="of:=[.$F$9]+[.J70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ADIANS([.A71])" office:value-type="float" office:value="0.558505360638185" calcext:value-type="float">
            <text:p>0.5585053606</text:p>
          </table:table-cell>
          <table:table-cell table:formula="of:=SIN([.B71])" office:value-type="float" office:value="0.529919264233205" calcext:value-type="float">
            <text:p>0.5299192642</text:p>
          </table:table-cell>
          <table:table-cell table:formula="of:=COS([.B71])" office:value-type="float" office:value="0.848048096156426" calcext:value-type="float">
            <text:p>0.8480480962</text:p>
          </table:table-cell>
          <table:table-cell table:formula="of:=([.$B$8] + [$Sheet1.$B$19])/IF([.D71]&gt;0;2;-2)" office:value-type="float" office:value="90" calcext:value-type="float">
            <text:p>90</text:p>
          </table:table-cell>
          <table:table-cell table:formula="of:=([.$B$9] + [$Sheet1.$B$19])/IF([.C71]&gt;0;2;-2)" office:value-type="float" office:value="40" calcext:value-type="float">
            <text:p>40</text:p>
          </table:table-cell>
          <table:table-cell table:formula="of:=[.E71]*[.C71]" office:value-type="float" office:value="47.6927337809884" calcext:value-type="float">
            <text:p>47.692733781</text:p>
          </table:table-cell>
          <table:table-cell table:formula="of:=[.F71]*[.D71]" office:value-type="float" office:value="33.921923846257" calcext:value-type="float">
            <text:p>33.9219238463</text:p>
          </table:table-cell>
          <table:table-cell table:formula="of:=IF(ABS([.G71])&lt;ABS([.H71]); [.E71];[.H71]/[.C71])" office:value-type="float" office:value="64.013381161642" calcext:value-type="float">
            <text:p>64.0133811616</text:p>
          </table:table-cell>
          <table:table-cell table:formula="of:=IF(ABS([.G71])&lt;ABS([.H71]);[.G71]/[.D71];[.F71])" office:value-type="float" office:value="40" calcext:value-type="float">
            <text:p>40</text:p>
          </table:table-cell>
          <table:table-cell table:formula="of:=[.$E$9]+[.I71]" office:value-type="float" office:value="1084.01338116164" calcext:value-type="float">
            <text:p>1084.0133811617</text:p>
          </table:table-cell>
          <table:table-cell table:formula="of:=[.$F$9]+[.J71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ADIANS([.A72])" office:value-type="float" office:value="0.575958653158129" calcext:value-type="float">
            <text:p>0.5759586532</text:p>
          </table:table-cell>
          <table:table-cell table:formula="of:=SIN([.B72])" office:value-type="float" office:value="0.544639035015027" calcext:value-type="float">
            <text:p>0.544639035</text:p>
          </table:table-cell>
          <table:table-cell table:formula="of:=COS([.B72])" office:value-type="float" office:value="0.838670567945424" calcext:value-type="float">
            <text:p>0.8386705679</text:p>
          </table:table-cell>
          <table:table-cell table:formula="of:=([.$B$8] + [$Sheet1.$B$19])/IF([.D72]&gt;0;2;-2)" office:value-type="float" office:value="90" calcext:value-type="float">
            <text:p>90</text:p>
          </table:table-cell>
          <table:table-cell table:formula="of:=([.$B$9] + [$Sheet1.$B$19])/IF([.C72]&gt;0;2;-2)" office:value-type="float" office:value="40" calcext:value-type="float">
            <text:p>40</text:p>
          </table:table-cell>
          <table:table-cell table:formula="of:=[.E72]*[.C72]" office:value-type="float" office:value="49.0175131513524" calcext:value-type="float">
            <text:p>49.0175131514</text:p>
          </table:table-cell>
          <table:table-cell table:formula="of:=[.F72]*[.D72]" office:value-type="float" office:value="33.546822717817" calcext:value-type="float">
            <text:p>33.5468227178</text:p>
          </table:table-cell>
          <table:table-cell table:formula="of:=IF(ABS([.G72])&lt;ABS([.H72]); [.E72];[.H72]/[.C72])" office:value-type="float" office:value="61.5945985525833" calcext:value-type="float">
            <text:p>61.5945985526</text:p>
          </table:table-cell>
          <table:table-cell table:formula="of:=IF(ABS([.G72])&lt;ABS([.H72]);[.G72]/[.D72];[.F72])" office:value-type="float" office:value="40" calcext:value-type="float">
            <text:p>40</text:p>
          </table:table-cell>
          <table:table-cell table:formula="of:=[.$E$9]+[.I72]" office:value-type="float" office:value="1081.59459855258" calcext:value-type="float">
            <text:p>1081.5945985526</text:p>
          </table:table-cell>
          <table:table-cell table:formula="of:=[.$F$9]+[.J72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ADIANS([.A73])" office:value-type="float" office:value="0.593411945678072" calcext:value-type="float">
            <text:p>0.5934119457</text:p>
          </table:table-cell>
          <table:table-cell table:formula="of:=SIN([.B73])" office:value-type="float" office:value="0.559192903470747" calcext:value-type="float">
            <text:p>0.5591929035</text:p>
          </table:table-cell>
          <table:table-cell table:formula="of:=COS([.B73])" office:value-type="float" office:value="0.829037572555042" calcext:value-type="float">
            <text:p>0.8290375726</text:p>
          </table:table-cell>
          <table:table-cell table:formula="of:=([.$B$8] + [$Sheet1.$B$19])/IF([.D73]&gt;0;2;-2)" office:value-type="float" office:value="90" calcext:value-type="float">
            <text:p>90</text:p>
          </table:table-cell>
          <table:table-cell table:formula="of:=([.$B$9] + [$Sheet1.$B$19])/IF([.C73]&gt;0;2;-2)" office:value-type="float" office:value="40" calcext:value-type="float">
            <text:p>40</text:p>
          </table:table-cell>
          <table:table-cell table:formula="of:=[.E73]*[.C73]" office:value-type="float" office:value="50.3273613123672" calcext:value-type="float">
            <text:p>50.3273613124</text:p>
          </table:table-cell>
          <table:table-cell table:formula="of:=[.F73]*[.D73]" office:value-type="float" office:value="33.1615029022017" calcext:value-type="float">
            <text:p>33.1615029022</text:p>
          </table:table-cell>
          <table:table-cell table:formula="of:=IF(ABS([.G73])&lt;ABS([.H73]); [.E73];[.H73]/[.C73])" office:value-type="float" office:value="59.3024387405096" calcext:value-type="float">
            <text:p>59.3024387405</text:p>
          </table:table-cell>
          <table:table-cell table:formula="of:=IF(ABS([.G73])&lt;ABS([.H73]);[.G73]/[.D73];[.F73])" office:value-type="float" office:value="40" calcext:value-type="float">
            <text:p>40</text:p>
          </table:table-cell>
          <table:table-cell table:formula="of:=[.$E$9]+[.I73]" office:value-type="float" office:value="1079.30243874051" calcext:value-type="float">
            <text:p>1079.3024387405</text:p>
          </table:table-cell>
          <table:table-cell table:formula="of:=[.$F$9]+[.J73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ADIANS([.A74])" office:value-type="float" office:value="0.610865238198015" calcext:value-type="float">
            <text:p>0.6108652382</text:p>
          </table:table-cell>
          <table:table-cell table:formula="of:=SIN([.B74])" office:value-type="float" office:value="0.573576436351046" calcext:value-type="float">
            <text:p>0.5735764364</text:p>
          </table:table-cell>
          <table:table-cell table:formula="of:=COS([.B74])" office:value-type="float" office:value="0.819152044288992" calcext:value-type="float">
            <text:p>0.8191520443</text:p>
          </table:table-cell>
          <table:table-cell table:formula="of:=([.$B$8] + [$Sheet1.$B$19])/IF([.D74]&gt;0;2;-2)" office:value-type="float" office:value="90" calcext:value-type="float">
            <text:p>90</text:p>
          </table:table-cell>
          <table:table-cell table:formula="of:=([.$B$9] + [$Sheet1.$B$19])/IF([.C74]&gt;0;2;-2)" office:value-type="float" office:value="40" calcext:value-type="float">
            <text:p>40</text:p>
          </table:table-cell>
          <table:table-cell table:formula="of:=[.E74]*[.C74]" office:value-type="float" office:value="51.6218792715941" calcext:value-type="float">
            <text:p>51.6218792716</text:p>
          </table:table-cell>
          <table:table-cell table:formula="of:=[.F74]*[.D74]" office:value-type="float" office:value="32.7660817715597" calcext:value-type="float">
            <text:p>32.7660817716</text:p>
          </table:table-cell>
          <table:table-cell table:formula="of:=IF(ABS([.G74])&lt;ABS([.H74]); [.E74];[.H74]/[.C74])" office:value-type="float" office:value="57.1259202696846" calcext:value-type="float">
            <text:p>57.1259202697</text:p>
          </table:table-cell>
          <table:table-cell table:formula="of:=IF(ABS([.G74])&lt;ABS([.H74]);[.G74]/[.D74];[.F74])" office:value-type="float" office:value="40" calcext:value-type="float">
            <text:p>40</text:p>
          </table:table-cell>
          <table:table-cell table:formula="of:=[.$E$9]+[.I74]" office:value-type="float" office:value="1077.12592026968" calcext:value-type="float">
            <text:p>1077.1259202697</text:p>
          </table:table-cell>
          <table:table-cell table:formula="of:=[.$F$9]+[.J74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ADIANS([.A75])" office:value-type="float" office:value="0.628318530717959" calcext:value-type="float">
            <text:p>0.6283185307</text:p>
          </table:table-cell>
          <table:table-cell table:formula="of:=SIN([.B75])" office:value-type="float" office:value="0.587785252292473" calcext:value-type="float">
            <text:p>0.5877852523</text:p>
          </table:table-cell>
          <table:table-cell table:formula="of:=COS([.B75])" office:value-type="float" office:value="0.809016994374947" calcext:value-type="float">
            <text:p>0.8090169944</text:p>
          </table:table-cell>
          <table:table-cell table:formula="of:=([.$B$8] + [$Sheet1.$B$19])/IF([.D75]&gt;0;2;-2)" office:value-type="float" office:value="90" calcext:value-type="float">
            <text:p>90</text:p>
          </table:table-cell>
          <table:table-cell table:formula="of:=([.$B$9] + [$Sheet1.$B$19])/IF([.C75]&gt;0;2;-2)" office:value-type="float" office:value="40" calcext:value-type="float">
            <text:p>40</text:p>
          </table:table-cell>
          <table:table-cell table:formula="of:=[.E75]*[.C75]" office:value-type="float" office:value="52.9006727063226" calcext:value-type="float">
            <text:p>52.9006727063</text:p>
          </table:table-cell>
          <table:table-cell table:formula="of:=[.F75]*[.D75]" office:value-type="float" office:value="32.3606797749979" calcext:value-type="float">
            <text:p>32.360679775</text:p>
          </table:table-cell>
          <table:table-cell table:formula="of:=IF(ABS([.G75])&lt;ABS([.H75]); [.E75];[.H75]/[.C75])" office:value-type="float" office:value="55.0552768188469" calcext:value-type="float">
            <text:p>55.0552768188</text:p>
          </table:table-cell>
          <table:table-cell table:formula="of:=IF(ABS([.G75])&lt;ABS([.H75]);[.G75]/[.D75];[.F75])" office:value-type="float" office:value="40" calcext:value-type="float">
            <text:p>40</text:p>
          </table:table-cell>
          <table:table-cell table:formula="of:=[.$E$9]+[.I75]" office:value-type="float" office:value="1075.05527681885" calcext:value-type="float">
            <text:p>1075.0552768189</text:p>
          </table:table-cell>
          <table:table-cell table:formula="of:=[.$F$9]+[.J75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ADIANS([.A76])" office:value-type="float" office:value="0.645771823237902" calcext:value-type="float">
            <text:p>0.6457718232</text:p>
          </table:table-cell>
          <table:table-cell table:formula="of:=SIN([.B76])" office:value-type="float" office:value="0.601815023152048" calcext:value-type="float">
            <text:p>0.6018150232</text:p>
          </table:table-cell>
          <table:table-cell table:formula="of:=COS([.B76])" office:value-type="float" office:value="0.798635510047293" calcext:value-type="float">
            <text:p>0.79863551</text:p>
          </table:table-cell>
          <table:table-cell table:formula="of:=([.$B$8] + [$Sheet1.$B$19])/IF([.D76]&gt;0;2;-2)" office:value-type="float" office:value="90" calcext:value-type="float">
            <text:p>90</text:p>
          </table:table-cell>
          <table:table-cell table:formula="of:=([.$B$9] + [$Sheet1.$B$19])/IF([.C76]&gt;0;2;-2)" office:value-type="float" office:value="40" calcext:value-type="float">
            <text:p>40</text:p>
          </table:table-cell>
          <table:table-cell table:formula="of:=[.E76]*[.C76]" office:value-type="float" office:value="54.1633520836843" calcext:value-type="float">
            <text:p>54.1633520837</text:p>
          </table:table-cell>
          <table:table-cell table:formula="of:=[.F76]*[.D76]" office:value-type="float" office:value="31.9454204018917" calcext:value-type="float">
            <text:p>31.9454204019</text:p>
          </table:table-cell>
          <table:table-cell table:formula="of:=IF(ABS([.G76])&lt;ABS([.H76]); [.E76];[.H76]/[.C76])" office:value-type="float" office:value="53.0817928648164" calcext:value-type="float">
            <text:p>53.0817928648</text:p>
          </table:table-cell>
          <table:table-cell table:formula="of:=IF(ABS([.G76])&lt;ABS([.H76]);[.G76]/[.D76];[.F76])" office:value-type="float" office:value="40" calcext:value-type="float">
            <text:p>40</text:p>
          </table:table-cell>
          <table:table-cell table:formula="of:=[.$E$9]+[.I76]" office:value-type="float" office:value="1073.08179286482" calcext:value-type="float">
            <text:p>1073.0817928648</text:p>
          </table:table-cell>
          <table:table-cell table:formula="of:=[.$F$9]+[.J76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ADIANS([.A77])" office:value-type="float" office:value="0.663225115757845" calcext:value-type="float">
            <text:p>0.6632251158</text:p>
          </table:table-cell>
          <table:table-cell table:formula="of:=SIN([.B77])" office:value-type="float" office:value="0.615661475325658" calcext:value-type="float">
            <text:p>0.6156614753</text:p>
          </table:table-cell>
          <table:table-cell table:formula="of:=COS([.B77])" office:value-type="float" office:value="0.788010753606722" calcext:value-type="float">
            <text:p>0.7880107536</text:p>
          </table:table-cell>
          <table:table-cell table:formula="of:=([.$B$8] + [$Sheet1.$B$19])/IF([.D77]&gt;0;2;-2)" office:value-type="float" office:value="90" calcext:value-type="float">
            <text:p>90</text:p>
          </table:table-cell>
          <table:table-cell table:formula="of:=([.$B$9] + [$Sheet1.$B$19])/IF([.C77]&gt;0;2;-2)" office:value-type="float" office:value="40" calcext:value-type="float">
            <text:p>40</text:p>
          </table:table-cell>
          <table:table-cell table:formula="of:=[.E77]*[.C77]" office:value-type="float" office:value="55.4095327793092" calcext:value-type="float">
            <text:p>55.4095327793</text:p>
          </table:table-cell>
          <table:table-cell table:formula="of:=[.F77]*[.D77]" office:value-type="float" office:value="31.5204301442689" calcext:value-type="float">
            <text:p>31.5204301443</text:p>
          </table:table-cell>
          <table:table-cell table:formula="of:=IF(ABS([.G77])&lt;ABS([.H77]); [.E77];[.H77]/[.C77])" office:value-type="float" office:value="51.1976652877232" calcext:value-type="float">
            <text:p>51.1976652877</text:p>
          </table:table-cell>
          <table:table-cell table:formula="of:=IF(ABS([.G77])&lt;ABS([.H77]);[.G77]/[.D77];[.F77])" office:value-type="float" office:value="40" calcext:value-type="float">
            <text:p>40</text:p>
          </table:table-cell>
          <table:table-cell table:formula="of:=[.$E$9]+[.I77]" office:value-type="float" office:value="1071.19766528772" calcext:value-type="float">
            <text:p>1071.1976652877</text:p>
          </table:table-cell>
          <table:table-cell table:formula="of:=[.$F$9]+[.J77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ADIANS([.A78])" office:value-type="float" office:value="0.680678408277788" calcext:value-type="float">
            <text:p>0.6806784083</text:p>
          </table:table-cell>
          <table:table-cell table:formula="of:=SIN([.B78])" office:value-type="float" office:value="0.629320391049837" calcext:value-type="float">
            <text:p>0.629320391</text:p>
          </table:table-cell>
          <table:table-cell table:formula="of:=COS([.B78])" office:value-type="float" office:value="0.777145961456971" calcext:value-type="float">
            <text:p>0.7771459615</text:p>
          </table:table-cell>
          <table:table-cell table:formula="of:=([.$B$8] + [$Sheet1.$B$19])/IF([.D78]&gt;0;2;-2)" office:value-type="float" office:value="90" calcext:value-type="float">
            <text:p>90</text:p>
          </table:table-cell>
          <table:table-cell table:formula="of:=([.$B$9] + [$Sheet1.$B$19])/IF([.C78]&gt;0;2;-2)" office:value-type="float" office:value="40" calcext:value-type="float">
            <text:p>40</text:p>
          </table:table-cell>
          <table:table-cell table:formula="of:=[.E78]*[.C78]" office:value-type="float" office:value="56.6388351944854" calcext:value-type="float">
            <text:p>56.6388351945</text:p>
          </table:table-cell>
          <table:table-cell table:formula="of:=[.F78]*[.D78]" office:value-type="float" office:value="31.0858384582788" calcext:value-type="float">
            <text:p>31.0858384583</text:p>
          </table:table-cell>
          <table:table-cell table:formula="of:=IF(ABS([.G78])&lt;ABS([.H78]); [.E78];[.H78]/[.C78])" office:value-type="float" office:value="49.3958862614021" calcext:value-type="float">
            <text:p>49.3958862614</text:p>
          </table:table-cell>
          <table:table-cell table:formula="of:=IF(ABS([.G78])&lt;ABS([.H78]);[.G78]/[.D78];[.F78])" office:value-type="float" office:value="40" calcext:value-type="float">
            <text:p>40</text:p>
          </table:table-cell>
          <table:table-cell table:formula="of:=[.$E$9]+[.I78]" office:value-type="float" office:value="1069.3958862614" calcext:value-type="float">
            <text:p>1069.3958862614</text:p>
          </table:table-cell>
          <table:table-cell table:formula="of:=[.$F$9]+[.J78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ADIANS([.A79])" office:value-type="float" office:value="0.698131700797732" calcext:value-type="float">
            <text:p>0.6981317008</text:p>
          </table:table-cell>
          <table:table-cell table:formula="of:=SIN([.B79])" office:value-type="float" office:value="0.642787609686539" calcext:value-type="float">
            <text:p>0.6427876097</text:p>
          </table:table-cell>
          <table:table-cell table:formula="of:=COS([.B79])" office:value-type="float" office:value="0.766044443118978" calcext:value-type="float">
            <text:p>0.7660444431</text:p>
          </table:table-cell>
          <table:table-cell table:formula="of:=([.$B$8] + [$Sheet1.$B$19])/IF([.D79]&gt;0;2;-2)" office:value-type="float" office:value="90" calcext:value-type="float">
            <text:p>90</text:p>
          </table:table-cell>
          <table:table-cell table:formula="of:=([.$B$9] + [$Sheet1.$B$19])/IF([.C79]&gt;0;2;-2)" office:value-type="float" office:value="40" calcext:value-type="float">
            <text:p>40</text:p>
          </table:table-cell>
          <table:table-cell table:formula="of:=[.E79]*[.C79]" office:value-type="float" office:value="57.8508848717885" calcext:value-type="float">
            <text:p>57.8508848718</text:p>
          </table:table-cell>
          <table:table-cell table:formula="of:=[.F79]*[.D79]" office:value-type="float" office:value="30.6417777247591" calcext:value-type="float">
            <text:p>30.6417777248</text:p>
          </table:table-cell>
          <table:table-cell table:formula="of:=IF(ABS([.G79])&lt;ABS([.H79]); [.E79];[.H79]/[.C79])" office:value-type="float" office:value="47.6701437037684" calcext:value-type="float">
            <text:p>47.6701437038</text:p>
          </table:table-cell>
          <table:table-cell table:formula="of:=IF(ABS([.G79])&lt;ABS([.H79]);[.G79]/[.D79];[.F79])" office:value-type="float" office:value="40" calcext:value-type="float">
            <text:p>40</text:p>
          </table:table-cell>
          <table:table-cell table:formula="of:=[.$E$9]+[.I79]" office:value-type="float" office:value="1067.67014370377" calcext:value-type="float">
            <text:p>1067.6701437038</text:p>
          </table:table-cell>
          <table:table-cell table:formula="of:=[.$F$9]+[.J79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ADIANS([.A80])" office:value-type="float" office:value="0.715584993317675" calcext:value-type="float">
            <text:p>0.7155849933</text:p>
          </table:table-cell>
          <table:table-cell table:formula="of:=SIN([.B80])" office:value-type="float" office:value="0.656059028990507" calcext:value-type="float">
            <text:p>0.656059029</text:p>
          </table:table-cell>
          <table:table-cell table:formula="of:=COS([.B80])" office:value-type="float" office:value="0.754709580222772" calcext:value-type="float">
            <text:p>0.7547095802</text:p>
          </table:table-cell>
          <table:table-cell table:formula="of:=([.$B$8] + [$Sheet1.$B$19])/IF([.D80]&gt;0;2;-2)" office:value-type="float" office:value="90" calcext:value-type="float">
            <text:p>90</text:p>
          </table:table-cell>
          <table:table-cell table:formula="of:=([.$B$9] + [$Sheet1.$B$19])/IF([.C80]&gt;0;2;-2)" office:value-type="float" office:value="40" calcext:value-type="float">
            <text:p>40</text:p>
          </table:table-cell>
          <table:table-cell table:formula="of:=[.E80]*[.C80]" office:value-type="float" office:value="59.0453126091457" calcext:value-type="float">
            <text:p>59.0453126091</text:p>
          </table:table-cell>
          <table:table-cell table:formula="of:=[.F80]*[.D80]" office:value-type="float" office:value="30.1883832089109" calcext:value-type="float">
            <text:p>30.1883832089</text:p>
          </table:table-cell>
          <table:table-cell table:formula="of:=IF(ABS([.G80])&lt;ABS([.H80]); [.E80];[.H80]/[.C80])" office:value-type="float" office:value="46.0147362888404" calcext:value-type="float">
            <text:p>46.0147362888</text:p>
          </table:table-cell>
          <table:table-cell table:formula="of:=IF(ABS([.G80])&lt;ABS([.H80]);[.G80]/[.D80];[.F80])" office:value-type="float" office:value="40" calcext:value-type="float">
            <text:p>40</text:p>
          </table:table-cell>
          <table:table-cell table:formula="of:=[.$E$9]+[.I80]" office:value-type="float" office:value="1066.01473628884" calcext:value-type="float">
            <text:p>1066.0147362888</text:p>
          </table:table-cell>
          <table:table-cell table:formula="of:=[.$F$9]+[.J80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ADIANS([.A81])" office:value-type="float" office:value="0.733038285837618" calcext:value-type="float">
            <text:p>0.7330382858</text:p>
          </table:table-cell>
          <table:table-cell table:formula="of:=SIN([.B81])" office:value-type="float" office:value="0.669130606358858" calcext:value-type="float">
            <text:p>0.6691306064</text:p>
          </table:table-cell>
          <table:table-cell table:formula="of:=COS([.B81])" office:value-type="float" office:value="0.743144825477394" calcext:value-type="float">
            <text:p>0.7431448255</text:p>
          </table:table-cell>
          <table:table-cell table:formula="of:=([.$B$8] + [$Sheet1.$B$19])/IF([.D81]&gt;0;2;-2)" office:value-type="float" office:value="90" calcext:value-type="float">
            <text:p>90</text:p>
          </table:table-cell>
          <table:table-cell table:formula="of:=([.$B$9] + [$Sheet1.$B$19])/IF([.C81]&gt;0;2;-2)" office:value-type="float" office:value="40" calcext:value-type="float">
            <text:p>40</text:p>
          </table:table-cell>
          <table:table-cell table:formula="of:=[.E81]*[.C81]" office:value-type="float" office:value="60.2217545722972" calcext:value-type="float">
            <text:p>60.2217545723</text:p>
          </table:table-cell>
          <table:table-cell table:formula="of:=[.F81]*[.D81]" office:value-type="float" office:value="29.7257930190958" calcext:value-type="float">
            <text:p>29.7257930191</text:p>
          </table:table-cell>
          <table:table-cell table:formula="of:=IF(ABS([.G81])&lt;ABS([.H81]); [.E81];[.H81]/[.C81])" office:value-type="float" office:value="44.4245005931677" calcext:value-type="float">
            <text:p>44.4245005932</text:p>
          </table:table-cell>
          <table:table-cell table:formula="of:=IF(ABS([.G81])&lt;ABS([.H81]);[.G81]/[.D81];[.F81])" office:value-type="float" office:value="40" calcext:value-type="float">
            <text:p>40</text:p>
          </table:table-cell>
          <table:table-cell table:formula="of:=[.$E$9]+[.I81]" office:value-type="float" office:value="1064.42450059317" calcext:value-type="float">
            <text:p>1064.4245005932</text:p>
          </table:table-cell>
          <table:table-cell table:formula="of:=[.$F$9]+[.J81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ADIANS([.A82])" office:value-type="float" office:value="0.750491578357562" calcext:value-type="float">
            <text:p>0.7504915784</text:p>
          </table:table-cell>
          <table:table-cell table:formula="of:=SIN([.B82])" office:value-type="float" office:value="0.681998360062498" calcext:value-type="float">
            <text:p>0.6819983601</text:p>
          </table:table-cell>
          <table:table-cell table:formula="of:=COS([.B82])" office:value-type="float" office:value="0.73135370161917" calcext:value-type="float">
            <text:p>0.7313537016</text:p>
          </table:table-cell>
          <table:table-cell table:formula="of:=([.$B$8] + [$Sheet1.$B$19])/IF([.D82]&gt;0;2;-2)" office:value-type="float" office:value="90" calcext:value-type="float">
            <text:p>90</text:p>
          </table:table-cell>
          <table:table-cell table:formula="of:=([.$B$9] + [$Sheet1.$B$19])/IF([.C82]&gt;0;2;-2)" office:value-type="float" office:value="40" calcext:value-type="float">
            <text:p>40</text:p>
          </table:table-cell>
          <table:table-cell table:formula="of:=[.E82]*[.C82]" office:value-type="float" office:value="61.3798524056249" calcext:value-type="float">
            <text:p>61.3798524056</text:p>
          </table:table-cell>
          <table:table-cell table:formula="of:=[.F82]*[.D82]" office:value-type="float" office:value="29.2541480647668" calcext:value-type="float">
            <text:p>29.2541480648</text:p>
          </table:table-cell>
          <table:table-cell table:formula="of:=IF(ABS([.G82])&lt;ABS([.H82]); [.E82];[.H82]/[.C82])" office:value-type="float" office:value="42.8947484009873" calcext:value-type="float">
            <text:p>42.894748401</text:p>
          </table:table-cell>
          <table:table-cell table:formula="of:=IF(ABS([.G82])&lt;ABS([.H82]);[.G82]/[.D82];[.F82])" office:value-type="float" office:value="40" calcext:value-type="float">
            <text:p>40</text:p>
          </table:table-cell>
          <table:table-cell table:formula="of:=[.$E$9]+[.I82]" office:value-type="float" office:value="1062.89474840099" calcext:value-type="float">
            <text:p>1062.894748401</text:p>
          </table:table-cell>
          <table:table-cell table:formula="of:=[.$F$9]+[.J82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ADIANS([.A83])" office:value-type="float" office:value="0.767944870877505" calcext:value-type="float">
            <text:p>0.7679448709</text:p>
          </table:table-cell>
          <table:table-cell table:formula="of:=SIN([.B83])" office:value-type="float" office:value="0.694658370458997" calcext:value-type="float">
            <text:p>0.6946583705</text:p>
          </table:table-cell>
          <table:table-cell table:formula="of:=COS([.B83])" office:value-type="float" office:value="0.719339800338651" calcext:value-type="float">
            <text:p>0.7193398003</text:p>
          </table:table-cell>
          <table:table-cell table:formula="of:=([.$B$8] + [$Sheet1.$B$19])/IF([.D83]&gt;0;2;-2)" office:value-type="float" office:value="90" calcext:value-type="float">
            <text:p>90</text:p>
          </table:table-cell>
          <table:table-cell table:formula="of:=([.$B$9] + [$Sheet1.$B$19])/IF([.C83]&gt;0;2;-2)" office:value-type="float" office:value="40" calcext:value-type="float">
            <text:p>40</text:p>
          </table:table-cell>
          <table:table-cell table:formula="of:=[.E83]*[.C83]" office:value-type="float" office:value="62.5192533413098" calcext:value-type="float">
            <text:p>62.5192533413</text:p>
          </table:table-cell>
          <table:table-cell table:formula="of:=[.F83]*[.D83]" office:value-type="float" office:value="28.773592013546" calcext:value-type="float">
            <text:p>28.7735920135</text:p>
          </table:table-cell>
          <table:table-cell table:formula="of:=IF(ABS([.G83])&lt;ABS([.H83]); [.E83];[.H83]/[.C83])" office:value-type="float" office:value="41.4212125516228" calcext:value-type="float">
            <text:p>41.4212125516</text:p>
          </table:table-cell>
          <table:table-cell table:formula="of:=IF(ABS([.G83])&lt;ABS([.H83]);[.G83]/[.D83];[.F83])" office:value-type="float" office:value="40" calcext:value-type="float">
            <text:p>40</text:p>
          </table:table-cell>
          <table:table-cell table:formula="of:=[.$E$9]+[.I83]" office:value-type="float" office:value="1061.42121255162" calcext:value-type="float">
            <text:p>1061.4212125516</text:p>
          </table:table-cell>
          <table:table-cell table:formula="of:=[.$F$9]+[.J83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ADIANS([.A84])" office:value-type="float" office:value="0.785398163397448" calcext:value-type="float">
            <text:p>0.7853981634</text:p>
          </table:table-cell>
          <table:table-cell table:formula="of:=SIN([.B84])" office:value-type="float" office:value="0.707106781186547" calcext:value-type="float">
            <text:p>0.7071067812</text:p>
          </table:table-cell>
          <table:table-cell table:formula="of:=COS([.B84])" office:value-type="float" office:value="0.707106781186548" calcext:value-type="float">
            <text:p>0.7071067812</text:p>
          </table:table-cell>
          <table:table-cell table:formula="of:=([.$B$8] + [$Sheet1.$B$19])/IF([.D84]&gt;0;2;-2)" office:value-type="float" office:value="90" calcext:value-type="float">
            <text:p>90</text:p>
          </table:table-cell>
          <table:table-cell table:formula="of:=([.$B$9] + [$Sheet1.$B$19])/IF([.C84]&gt;0;2;-2)" office:value-type="float" office:value="40" calcext:value-type="float">
            <text:p>40</text:p>
          </table:table-cell>
          <table:table-cell table:formula="of:=[.E84]*[.C84]" office:value-type="float" office:value="63.6396103067893" calcext:value-type="float">
            <text:p>63.6396103068</text:p>
          </table:table-cell>
          <table:table-cell table:formula="of:=[.F84]*[.D84]" office:value-type="float" office:value="28.2842712474619" calcext:value-type="float">
            <text:p>28.2842712475</text:p>
          </table:table-cell>
          <table:table-cell table:formula="of:=IF(ABS([.G84])&lt;ABS([.H84]); [.E84];[.H84]/[.C84])" office:value-type="float" office:value="40" calcext:value-type="float">
            <text:p>40</text:p>
          </table:table-cell>
          <table:table-cell table:formula="of:=IF(ABS([.G84])&lt;ABS([.H84]);[.G84]/[.D84];[.F84])" office:value-type="float" office:value="40" calcext:value-type="float">
            <text:p>40</text:p>
          </table:table-cell>
          <table:table-cell table:formula="of:=[.$E$9]+[.I84]" office:value-type="float" office:value="1060" calcext:value-type="float">
            <text:p>1060</text:p>
          </table:table-cell>
          <table:table-cell table:formula="of:=[.$F$9]+[.J84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ADIANS([.A85])" office:value-type="float" office:value="0.802851455917392" calcext:value-type="float">
            <text:p>0.8028514559</text:p>
          </table:table-cell>
          <table:table-cell table:formula="of:=SIN([.B85])" office:value-type="float" office:value="0.719339800338651" calcext:value-type="float">
            <text:p>0.7193398003</text:p>
          </table:table-cell>
          <table:table-cell table:formula="of:=COS([.B85])" office:value-type="float" office:value="0.694658370458997" calcext:value-type="float">
            <text:p>0.6946583705</text:p>
          </table:table-cell>
          <table:table-cell table:formula="of:=([.$B$8] + [$Sheet1.$B$19])/IF([.D85]&gt;0;2;-2)" office:value-type="float" office:value="90" calcext:value-type="float">
            <text:p>90</text:p>
          </table:table-cell>
          <table:table-cell table:formula="of:=([.$B$9] + [$Sheet1.$B$19])/IF([.C85]&gt;0;2;-2)" office:value-type="float" office:value="40" calcext:value-type="float">
            <text:p>40</text:p>
          </table:table-cell>
          <table:table-cell table:formula="of:=[.E85]*[.C85]" office:value-type="float" office:value="64.7405820304786" calcext:value-type="float">
            <text:p>64.7405820305</text:p>
          </table:table-cell>
          <table:table-cell table:formula="of:=[.F85]*[.D85]" office:value-type="float" office:value="27.7863348183599" calcext:value-type="float">
            <text:p>27.7863348184</text:p>
          </table:table-cell>
          <table:table-cell table:formula="of:=IF(ABS([.G85])&lt;ABS([.H85]); [.E85];[.H85]/[.C85])" office:value-type="float" office:value="38.627550992283" calcext:value-type="float">
            <text:p>38.6275509923</text:p>
          </table:table-cell>
          <table:table-cell table:formula="of:=IF(ABS([.G85])&lt;ABS([.H85]);[.G85]/[.D85];[.F85])" office:value-type="float" office:value="40" calcext:value-type="float">
            <text:p>40</text:p>
          </table:table-cell>
          <table:table-cell table:formula="of:=[.$E$9]+[.I85]" office:value-type="float" office:value="1058.62755099228" calcext:value-type="float">
            <text:p>1058.6275509923</text:p>
          </table:table-cell>
          <table:table-cell table:formula="of:=[.$F$9]+[.J85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ADIANS([.A86])" office:value-type="float" office:value="0.820304748437335" calcext:value-type="float">
            <text:p>0.8203047484</text:p>
          </table:table-cell>
          <table:table-cell table:formula="of:=SIN([.B86])" office:value-type="float" office:value="0.73135370161917" calcext:value-type="float">
            <text:p>0.7313537016</text:p>
          </table:table-cell>
          <table:table-cell table:formula="of:=COS([.B86])" office:value-type="float" office:value="0.681998360062498" calcext:value-type="float">
            <text:p>0.6819983601</text:p>
          </table:table-cell>
          <table:table-cell table:formula="of:=([.$B$8] + [$Sheet1.$B$19])/IF([.D86]&gt;0;2;-2)" office:value-type="float" office:value="90" calcext:value-type="float">
            <text:p>90</text:p>
          </table:table-cell>
          <table:table-cell table:formula="of:=([.$B$9] + [$Sheet1.$B$19])/IF([.C86]&gt;0;2;-2)" office:value-type="float" office:value="40" calcext:value-type="float">
            <text:p>40</text:p>
          </table:table-cell>
          <table:table-cell table:formula="of:=[.E86]*[.C86]" office:value-type="float" office:value="65.8218331457253" calcext:value-type="float">
            <text:p>65.8218331457</text:p>
          </table:table-cell>
          <table:table-cell table:formula="of:=[.F86]*[.D86]" office:value-type="float" office:value="27.2799344024999" calcext:value-type="float">
            <text:p>27.2799344025</text:p>
          </table:table-cell>
          <table:table-cell table:formula="of:=IF(ABS([.G86])&lt;ABS([.H86]); [.E86];[.H86]/[.C86])" office:value-type="float" office:value="37.3006034455065" calcext:value-type="float">
            <text:p>37.3006034455</text:p>
          </table:table-cell>
          <table:table-cell table:formula="of:=IF(ABS([.G86])&lt;ABS([.H86]);[.G86]/[.D86];[.F86])" office:value-type="float" office:value="40" calcext:value-type="float">
            <text:p>40</text:p>
          </table:table-cell>
          <table:table-cell table:formula="of:=[.$E$9]+[.I86]" office:value-type="float" office:value="1057.30060344551" calcext:value-type="float">
            <text:p>1057.3006034455</text:p>
          </table:table-cell>
          <table:table-cell table:formula="of:=[.$F$9]+[.J86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ADIANS([.A87])" office:value-type="float" office:value="0.837758040957278" calcext:value-type="float">
            <text:p>0.837758041</text:p>
          </table:table-cell>
          <table:table-cell table:formula="of:=SIN([.B87])" office:value-type="float" office:value="0.743144825477394" calcext:value-type="float">
            <text:p>0.7431448255</text:p>
          </table:table-cell>
          <table:table-cell table:formula="of:=COS([.B87])" office:value-type="float" office:value="0.669130606358858" calcext:value-type="float">
            <text:p>0.6691306064</text:p>
          </table:table-cell>
          <table:table-cell table:formula="of:=([.$B$8] + [$Sheet1.$B$19])/IF([.D87]&gt;0;2;-2)" office:value-type="float" office:value="90" calcext:value-type="float">
            <text:p>90</text:p>
          </table:table-cell>
          <table:table-cell table:formula="of:=([.$B$9] + [$Sheet1.$B$19])/IF([.C87]&gt;0;2;-2)" office:value-type="float" office:value="40" calcext:value-type="float">
            <text:p>40</text:p>
          </table:table-cell>
          <table:table-cell table:formula="of:=[.E87]*[.C87]" office:value-type="float" office:value="66.8830342929655" calcext:value-type="float">
            <text:p>66.883034293</text:p>
          </table:table-cell>
          <table:table-cell table:formula="of:=[.F87]*[.D87]" office:value-type="float" office:value="26.7652242543543" calcext:value-type="float">
            <text:p>26.7652242544</text:p>
          </table:table-cell>
          <table:table-cell table:formula="of:=IF(ABS([.G87])&lt;ABS([.H87]); [.E87];[.H87]/[.C87])" office:value-type="float" office:value="36.0161617719136" calcext:value-type="float">
            <text:p>36.0161617719</text:p>
          </table:table-cell>
          <table:table-cell table:formula="of:=IF(ABS([.G87])&lt;ABS([.H87]);[.G87]/[.D87];[.F87])" office:value-type="float" office:value="40" calcext:value-type="float">
            <text:p>40</text:p>
          </table:table-cell>
          <table:table-cell table:formula="of:=[.$E$9]+[.I87]" office:value-type="float" office:value="1056.01616177191" calcext:value-type="float">
            <text:p>1056.0161617719</text:p>
          </table:table-cell>
          <table:table-cell table:formula="of:=[.$F$9]+[.J87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ADIANS([.A88])" office:value-type="float" office:value="0.855211333477221" calcext:value-type="float">
            <text:p>0.8552113335</text:p>
          </table:table-cell>
          <table:table-cell table:formula="of:=SIN([.B88])" office:value-type="float" office:value="0.754709580222772" calcext:value-type="float">
            <text:p>0.7547095802</text:p>
          </table:table-cell>
          <table:table-cell table:formula="of:=COS([.B88])" office:value-type="float" office:value="0.656059028990507" calcext:value-type="float">
            <text:p>0.656059029</text:p>
          </table:table-cell>
          <table:table-cell table:formula="of:=([.$B$8] + [$Sheet1.$B$19])/IF([.D88]&gt;0;2;-2)" office:value-type="float" office:value="90" calcext:value-type="float">
            <text:p>90</text:p>
          </table:table-cell>
          <table:table-cell table:formula="of:=([.$B$9] + [$Sheet1.$B$19])/IF([.C88]&gt;0;2;-2)" office:value-type="float" office:value="40" calcext:value-type="float">
            <text:p>40</text:p>
          </table:table-cell>
          <table:table-cell table:formula="of:=[.E88]*[.C88]" office:value-type="float" office:value="67.9238622200495" calcext:value-type="float">
            <text:p>67.92386222</text:p>
          </table:table-cell>
          <table:table-cell table:formula="of:=[.F88]*[.D88]" office:value-type="float" office:value="26.2423611596203" calcext:value-type="float">
            <text:p>26.2423611596</text:p>
          </table:table-cell>
          <table:table-cell table:formula="of:=IF(ABS([.G88])&lt;ABS([.H88]); [.E88];[.H88]/[.C88])" office:value-type="float" office:value="34.7714695126491" calcext:value-type="float">
            <text:p>34.7714695126</text:p>
          </table:table-cell>
          <table:table-cell table:formula="of:=IF(ABS([.G88])&lt;ABS([.H88]);[.G88]/[.D88];[.F88])" office:value-type="float" office:value="40" calcext:value-type="float">
            <text:p>40</text:p>
          </table:table-cell>
          <table:table-cell table:formula="of:=[.$E$9]+[.I88]" office:value-type="float" office:value="1054.77146951265" calcext:value-type="float">
            <text:p>1054.7714695127</text:p>
          </table:table-cell>
          <table:table-cell table:formula="of:=[.$F$9]+[.J88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ADIANS([.A89])" office:value-type="float" office:value="0.872664625997165" calcext:value-type="float">
            <text:p>0.872664626</text:p>
          </table:table-cell>
          <table:table-cell table:formula="of:=SIN([.B89])" office:value-type="float" office:value="0.766044443118978" calcext:value-type="float">
            <text:p>0.7660444431</text:p>
          </table:table-cell>
          <table:table-cell table:formula="of:=COS([.B89])" office:value-type="float" office:value="0.642787609686539" calcext:value-type="float">
            <text:p>0.6427876097</text:p>
          </table:table-cell>
          <table:table-cell table:formula="of:=([.$B$8] + [$Sheet1.$B$19])/IF([.D89]&gt;0;2;-2)" office:value-type="float" office:value="90" calcext:value-type="float">
            <text:p>90</text:p>
          </table:table-cell>
          <table:table-cell table:formula="of:=([.$B$9] + [$Sheet1.$B$19])/IF([.C89]&gt;0;2;-2)" office:value-type="float" office:value="40" calcext:value-type="float">
            <text:p>40</text:p>
          </table:table-cell>
          <table:table-cell table:formula="of:=[.E89]*[.C89]" office:value-type="float" office:value="68.943999880708" calcext:value-type="float">
            <text:p>68.9439998807</text:p>
          </table:table-cell>
          <table:table-cell table:formula="of:=[.F89]*[.D89]" office:value-type="float" office:value="25.7115043874616" calcext:value-type="float">
            <text:p>25.7115043875</text:p>
          </table:table-cell>
          <table:table-cell table:formula="of:=IF(ABS([.G89])&lt;ABS([.H89]); [.E89];[.H89]/[.C89])" office:value-type="float" office:value="33.5639852470912" calcext:value-type="float">
            <text:p>33.5639852471</text:p>
          </table:table-cell>
          <table:table-cell table:formula="of:=IF(ABS([.G89])&lt;ABS([.H89]);[.G89]/[.D89];[.F89])" office:value-type="float" office:value="40" calcext:value-type="float">
            <text:p>40</text:p>
          </table:table-cell>
          <table:table-cell table:formula="of:=[.$E$9]+[.I89]" office:value-type="float" office:value="1053.56398524709" calcext:value-type="float">
            <text:p>1053.5639852471</text:p>
          </table:table-cell>
          <table:table-cell table:formula="of:=[.$F$9]+[.J89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ADIANS([.A90])" office:value-type="float" office:value="0.890117918517108" calcext:value-type="float">
            <text:p>0.8901179185</text:p>
          </table:table-cell>
          <table:table-cell table:formula="of:=SIN([.B90])" office:value-type="float" office:value="0.777145961456971" calcext:value-type="float">
            <text:p>0.7771459615</text:p>
          </table:table-cell>
          <table:table-cell table:formula="of:=COS([.B90])" office:value-type="float" office:value="0.629320391049837" calcext:value-type="float">
            <text:p>0.629320391</text:p>
          </table:table-cell>
          <table:table-cell table:formula="of:=([.$B$8] + [$Sheet1.$B$19])/IF([.D90]&gt;0;2;-2)" office:value-type="float" office:value="90" calcext:value-type="float">
            <text:p>90</text:p>
          </table:table-cell>
          <table:table-cell table:formula="of:=([.$B$9] + [$Sheet1.$B$19])/IF([.C90]&gt;0;2;-2)" office:value-type="float" office:value="40" calcext:value-type="float">
            <text:p>40</text:p>
          </table:table-cell>
          <table:table-cell table:formula="of:=[.E90]*[.C90]" office:value-type="float" office:value="69.9431365311274" calcext:value-type="float">
            <text:p>69.9431365311</text:p>
          </table:table-cell>
          <table:table-cell table:formula="of:=[.F90]*[.D90]" office:value-type="float" office:value="25.1728156419935" calcext:value-type="float">
            <text:p>25.172815642</text:p>
          </table:table-cell>
          <table:table-cell table:formula="of:=IF(ABS([.G90])&lt;ABS([.H90]); [.E90];[.H90]/[.C90])" office:value-type="float" office:value="32.3913613278003" calcext:value-type="float">
            <text:p>32.3913613278</text:p>
          </table:table-cell>
          <table:table-cell table:formula="of:=IF(ABS([.G90])&lt;ABS([.H90]);[.G90]/[.D90];[.F90])" office:value-type="float" office:value="40" calcext:value-type="float">
            <text:p>40</text:p>
          </table:table-cell>
          <table:table-cell table:formula="of:=[.$E$9]+[.I90]" office:value-type="float" office:value="1052.3913613278" calcext:value-type="float">
            <text:p>1052.3913613278</text:p>
          </table:table-cell>
          <table:table-cell table:formula="of:=[.$F$9]+[.J90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ADIANS([.A91])" office:value-type="float" office:value="0.907571211037051" calcext:value-type="float">
            <text:p>0.907571211</text:p>
          </table:table-cell>
          <table:table-cell table:formula="of:=SIN([.B91])" office:value-type="float" office:value="0.788010753606722" calcext:value-type="float">
            <text:p>0.7880107536</text:p>
          </table:table-cell>
          <table:table-cell table:formula="of:=COS([.B91])" office:value-type="float" office:value="0.615661475325658" calcext:value-type="float">
            <text:p>0.6156614753</text:p>
          </table:table-cell>
          <table:table-cell table:formula="of:=([.$B$8] + [$Sheet1.$B$19])/IF([.D91]&gt;0;2;-2)" office:value-type="float" office:value="90" calcext:value-type="float">
            <text:p>90</text:p>
          </table:table-cell>
          <table:table-cell table:formula="of:=([.$B$9] + [$Sheet1.$B$19])/IF([.C91]&gt;0;2;-2)" office:value-type="float" office:value="40" calcext:value-type="float">
            <text:p>40</text:p>
          </table:table-cell>
          <table:table-cell table:formula="of:=[.E91]*[.C91]" office:value-type="float" office:value="70.920967824605" calcext:value-type="float">
            <text:p>70.9209678246</text:p>
          </table:table-cell>
          <table:table-cell table:formula="of:=[.F91]*[.D91]" office:value-type="float" office:value="24.6264590130263" calcext:value-type="float">
            <text:p>24.626459013</text:p>
          </table:table-cell>
          <table:table-cell table:formula="of:=IF(ABS([.G91])&lt;ABS([.H91]); [.E91];[.H91]/[.C91])" office:value-type="float" office:value="31.2514250602687" calcext:value-type="float">
            <text:p>31.2514250603</text:p>
          </table:table-cell>
          <table:table-cell table:formula="of:=IF(ABS([.G91])&lt;ABS([.H91]);[.G91]/[.D91];[.F91])" office:value-type="float" office:value="40" calcext:value-type="float">
            <text:p>40</text:p>
          </table:table-cell>
          <table:table-cell table:formula="of:=[.$E$9]+[.I91]" office:value-type="float" office:value="1051.25142506027" calcext:value-type="float">
            <text:p>1051.2514250603</text:p>
          </table:table-cell>
          <table:table-cell table:formula="of:=[.$F$9]+[.J91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ADIANS([.A92])" office:value-type="float" office:value="0.925024503556995" calcext:value-type="float">
            <text:p>0.9250245036</text:p>
          </table:table-cell>
          <table:table-cell table:formula="of:=SIN([.B92])" office:value-type="float" office:value="0.798635510047293" calcext:value-type="float">
            <text:p>0.79863551</text:p>
          </table:table-cell>
          <table:table-cell table:formula="of:=COS([.B92])" office:value-type="float" office:value="0.601815023152048" calcext:value-type="float">
            <text:p>0.6018150232</text:p>
          </table:table-cell>
          <table:table-cell table:formula="of:=([.$B$8] + [$Sheet1.$B$19])/IF([.D92]&gt;0;2;-2)" office:value-type="float" office:value="90" calcext:value-type="float">
            <text:p>90</text:p>
          </table:table-cell>
          <table:table-cell table:formula="of:=([.$B$9] + [$Sheet1.$B$19])/IF([.C92]&gt;0;2;-2)" office:value-type="float" office:value="40" calcext:value-type="float">
            <text:p>40</text:p>
          </table:table-cell>
          <table:table-cell table:formula="of:=[.E92]*[.C92]" office:value-type="float" office:value="71.8771959042564" calcext:value-type="float">
            <text:p>71.8771959043</text:p>
          </table:table-cell>
          <table:table-cell table:formula="of:=[.F92]*[.D92]" office:value-type="float" office:value="24.0726009260819" calcext:value-type="float">
            <text:p>24.0726009261</text:p>
          </table:table-cell>
          <table:table-cell table:formula="of:=IF(ABS([.G92])&lt;ABS([.H92]); [.E92];[.H92]/[.C92])" office:value-type="float" office:value="30.1421620041118" calcext:value-type="float">
            <text:p>30.1421620041</text:p>
          </table:table-cell>
          <table:table-cell table:formula="of:=IF(ABS([.G92])&lt;ABS([.H92]);[.G92]/[.D92];[.F92])" office:value-type="float" office:value="40" calcext:value-type="float">
            <text:p>40</text:p>
          </table:table-cell>
          <table:table-cell table:formula="of:=[.$E$9]+[.I92]" office:value-type="float" office:value="1050.14216200411" calcext:value-type="float">
            <text:p>1050.1421620041</text:p>
          </table:table-cell>
          <table:table-cell table:formula="of:=[.$F$9]+[.J92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ADIANS([.A93])" office:value-type="float" office:value="0.942477796076938" calcext:value-type="float">
            <text:p>0.9424777961</text:p>
          </table:table-cell>
          <table:table-cell table:formula="of:=SIN([.B93])" office:value-type="float" office:value="0.809016994374947" calcext:value-type="float">
            <text:p>0.8090169944</text:p>
          </table:table-cell>
          <table:table-cell table:formula="of:=COS([.B93])" office:value-type="float" office:value="0.587785252292473" calcext:value-type="float">
            <text:p>0.5877852523</text:p>
          </table:table-cell>
          <table:table-cell table:formula="of:=([.$B$8] + [$Sheet1.$B$19])/IF([.D93]&gt;0;2;-2)" office:value-type="float" office:value="90" calcext:value-type="float">
            <text:p>90</text:p>
          </table:table-cell>
          <table:table-cell table:formula="of:=([.$B$9] + [$Sheet1.$B$19])/IF([.C93]&gt;0;2;-2)" office:value-type="float" office:value="40" calcext:value-type="float">
            <text:p>40</text:p>
          </table:table-cell>
          <table:table-cell table:formula="of:=[.E93]*[.C93]" office:value-type="float" office:value="72.8115294937453" calcext:value-type="float">
            <text:p>72.8115294937</text:p>
          </table:table-cell>
          <table:table-cell table:formula="of:=[.F93]*[.D93]" office:value-type="float" office:value="23.5114100916989" calcext:value-type="float">
            <text:p>23.5114100917</text:p>
          </table:table-cell>
          <table:table-cell table:formula="of:=IF(ABS([.G93])&lt;ABS([.H93]); [.E93];[.H93]/[.C93])" office:value-type="float" office:value="29.0617011202144" calcext:value-type="float">
            <text:p>29.0617011202</text:p>
          </table:table-cell>
          <table:table-cell table:formula="of:=IF(ABS([.G93])&lt;ABS([.H93]);[.G93]/[.D93];[.F93])" office:value-type="float" office:value="40" calcext:value-type="float">
            <text:p>40</text:p>
          </table:table-cell>
          <table:table-cell table:formula="of:=[.$E$9]+[.I93]" office:value-type="float" office:value="1049.06170112021" calcext:value-type="float">
            <text:p>1049.0617011202</text:p>
          </table:table-cell>
          <table:table-cell table:formula="of:=[.$F$9]+[.J93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ADIANS([.A94])" office:value-type="float" office:value="0.959931088596881" calcext:value-type="float">
            <text:p>0.9599310886</text:p>
          </table:table-cell>
          <table:table-cell table:formula="of:=SIN([.B94])" office:value-type="float" office:value="0.819152044288992" calcext:value-type="float">
            <text:p>0.8191520443</text:p>
          </table:table-cell>
          <table:table-cell table:formula="of:=COS([.B94])" office:value-type="float" office:value="0.573576436351046" calcext:value-type="float">
            <text:p>0.5735764364</text:p>
          </table:table-cell>
          <table:table-cell table:formula="of:=([.$B$8] + [$Sheet1.$B$19])/IF([.D94]&gt;0;2;-2)" office:value-type="float" office:value="90" calcext:value-type="float">
            <text:p>90</text:p>
          </table:table-cell>
          <table:table-cell table:formula="of:=([.$B$9] + [$Sheet1.$B$19])/IF([.C94]&gt;0;2;-2)" office:value-type="float" office:value="40" calcext:value-type="float">
            <text:p>40</text:p>
          </table:table-cell>
          <table:table-cell table:formula="of:=[.E94]*[.C94]" office:value-type="float" office:value="73.7236839860093" calcext:value-type="float">
            <text:p>73.723683986</text:p>
          </table:table-cell>
          <table:table-cell table:formula="of:=[.F94]*[.D94]" office:value-type="float" office:value="22.9430574540418" calcext:value-type="float">
            <text:p>22.943057454</text:p>
          </table:table-cell>
          <table:table-cell table:formula="of:=IF(ABS([.G94])&lt;ABS([.H94]); [.E94];[.H94]/[.C94])" office:value-type="float" office:value="28.0083015283884" calcext:value-type="float">
            <text:p>28.0083015284</text:p>
          </table:table-cell>
          <table:table-cell table:formula="of:=IF(ABS([.G94])&lt;ABS([.H94]);[.G94]/[.D94];[.F94])" office:value-type="float" office:value="40" calcext:value-type="float">
            <text:p>40</text:p>
          </table:table-cell>
          <table:table-cell table:formula="of:=[.$E$9]+[.I94]" office:value-type="float" office:value="1048.00830152839" calcext:value-type="float">
            <text:p>1048.0083015284</text:p>
          </table:table-cell>
          <table:table-cell table:formula="of:=[.$F$9]+[.J94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ADIANS([.A95])" office:value-type="float" office:value="0.977384381116825" calcext:value-type="float">
            <text:p>0.9773843811</text:p>
          </table:table-cell>
          <table:table-cell table:formula="of:=SIN([.B95])" office:value-type="float" office:value="0.829037572555042" calcext:value-type="float">
            <text:p>0.8290375726</text:p>
          </table:table-cell>
          <table:table-cell table:formula="of:=COS([.B95])" office:value-type="float" office:value="0.559192903470747" calcext:value-type="float">
            <text:p>0.5591929035</text:p>
          </table:table-cell>
          <table:table-cell table:formula="of:=([.$B$8] + [$Sheet1.$B$19])/IF([.D95]&gt;0;2;-2)" office:value-type="float" office:value="90" calcext:value-type="float">
            <text:p>90</text:p>
          </table:table-cell>
          <table:table-cell table:formula="of:=([.$B$9] + [$Sheet1.$B$19])/IF([.C95]&gt;0;2;-2)" office:value-type="float" office:value="40" calcext:value-type="float">
            <text:p>40</text:p>
          </table:table-cell>
          <table:table-cell table:formula="of:=[.E95]*[.C95]" office:value-type="float" office:value="74.6133815299538" calcext:value-type="float">
            <text:p>74.61338153</text:p>
          </table:table-cell>
          <table:table-cell table:formula="of:=[.F95]*[.D95]" office:value-type="float" office:value="22.3677161388299" calcext:value-type="float">
            <text:p>22.3677161388</text:p>
          </table:table-cell>
          <table:table-cell table:formula="of:=IF(ABS([.G95])&lt;ABS([.H95]); [.E95];[.H95]/[.C95])" office:value-type="float" office:value="26.9803406736971" calcext:value-type="float">
            <text:p>26.9803406737</text:p>
          </table:table-cell>
          <table:table-cell table:formula="of:=IF(ABS([.G95])&lt;ABS([.H95]);[.G95]/[.D95];[.F95])" office:value-type="float" office:value="40" calcext:value-type="float">
            <text:p>40</text:p>
          </table:table-cell>
          <table:table-cell table:formula="of:=[.$E$9]+[.I95]" office:value-type="float" office:value="1046.9803406737" calcext:value-type="float">
            <text:p>1046.9803406737</text:p>
          </table:table-cell>
          <table:table-cell table:formula="of:=[.$F$9]+[.J95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ADIANS([.A96])" office:value-type="float" office:value="0.994837673636768" calcext:value-type="float">
            <text:p>0.9948376736</text:p>
          </table:table-cell>
          <table:table-cell table:formula="of:=SIN([.B96])" office:value-type="float" office:value="0.838670567945424" calcext:value-type="float">
            <text:p>0.8386705679</text:p>
          </table:table-cell>
          <table:table-cell table:formula="of:=COS([.B96])" office:value-type="float" office:value="0.544639035015027" calcext:value-type="float">
            <text:p>0.544639035</text:p>
          </table:table-cell>
          <table:table-cell table:formula="of:=([.$B$8] + [$Sheet1.$B$19])/IF([.D96]&gt;0;2;-2)" office:value-type="float" office:value="90" calcext:value-type="float">
            <text:p>90</text:p>
          </table:table-cell>
          <table:table-cell table:formula="of:=([.$B$9] + [$Sheet1.$B$19])/IF([.C96]&gt;0;2;-2)" office:value-type="float" office:value="40" calcext:value-type="float">
            <text:p>40</text:p>
          </table:table-cell>
          <table:table-cell table:formula="of:=[.E96]*[.C96]" office:value-type="float" office:value="75.4803511150882" calcext:value-type="float">
            <text:p>75.4803511151</text:p>
          </table:table-cell>
          <table:table-cell table:formula="of:=[.F96]*[.D96]" office:value-type="float" office:value="21.7855614006011" calcext:value-type="float">
            <text:p>21.7855614006</text:p>
          </table:table-cell>
          <table:table-cell table:formula="of:=IF(ABS([.G96])&lt;ABS([.H96]); [.E96];[.H96]/[.C96])" office:value-type="float" office:value="25.9763037279004" calcext:value-type="float">
            <text:p>25.9763037279</text:p>
          </table:table-cell>
          <table:table-cell table:formula="of:=IF(ABS([.G96])&lt;ABS([.H96]);[.G96]/[.D96];[.F96])" office:value-type="float" office:value="40" calcext:value-type="float">
            <text:p>40</text:p>
          </table:table-cell>
          <table:table-cell table:formula="of:=[.$E$9]+[.I96]" office:value-type="float" office:value="1045.9763037279" calcext:value-type="float">
            <text:p>1045.9763037279</text:p>
          </table:table-cell>
          <table:table-cell table:formula="of:=[.$F$9]+[.J96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ADIANS([.A97])" office:value-type="float" office:value="1.01229096615671" calcext:value-type="float">
            <text:p>1.0122909662</text:p>
          </table:table-cell>
          <table:table-cell table:formula="of:=SIN([.B97])" office:value-type="float" office:value="0.848048096156426" calcext:value-type="float">
            <text:p>0.8480480962</text:p>
          </table:table-cell>
          <table:table-cell table:formula="of:=COS([.B97])" office:value-type="float" office:value="0.529919264233205" calcext:value-type="float">
            <text:p>0.5299192642</text:p>
          </table:table-cell>
          <table:table-cell table:formula="of:=([.$B$8] + [$Sheet1.$B$19])/IF([.D97]&gt;0;2;-2)" office:value-type="float" office:value="90" calcext:value-type="float">
            <text:p>90</text:p>
          </table:table-cell>
          <table:table-cell table:formula="of:=([.$B$9] + [$Sheet1.$B$19])/IF([.C97]&gt;0;2;-2)" office:value-type="float" office:value="40" calcext:value-type="float">
            <text:p>40</text:p>
          </table:table-cell>
          <table:table-cell table:formula="of:=[.E97]*[.C97]" office:value-type="float" office:value="76.3243286540783" calcext:value-type="float">
            <text:p>76.3243286541</text:p>
          </table:table-cell>
          <table:table-cell table:formula="of:=[.F97]*[.D97]" office:value-type="float" office:value="21.1967705693282" calcext:value-type="float">
            <text:p>21.1967705693</text:p>
          </table:table-cell>
          <table:table-cell table:formula="of:=IF(ABS([.G97])&lt;ABS([.H97]); [.E97];[.H97]/[.C97])" office:value-type="float" office:value="24.9947740763731" calcext:value-type="float">
            <text:p>24.9947740764</text:p>
          </table:table-cell>
          <table:table-cell table:formula="of:=IF(ABS([.G97])&lt;ABS([.H97]);[.G97]/[.D97];[.F97])" office:value-type="float" office:value="40" calcext:value-type="float">
            <text:p>40</text:p>
          </table:table-cell>
          <table:table-cell table:formula="of:=[.$E$9]+[.I97]" office:value-type="float" office:value="1044.99477407637" calcext:value-type="float">
            <text:p>1044.9947740764</text:p>
          </table:table-cell>
          <table:table-cell table:formula="of:=[.$F$9]+[.J97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ADIANS([.A98])" office:value-type="float" office:value="1.02974425867665" calcext:value-type="float">
            <text:p>1.0297442587</text:p>
          </table:table-cell>
          <table:table-cell table:formula="of:=SIN([.B98])" office:value-type="float" office:value="0.857167300702112" calcext:value-type="float">
            <text:p>0.8571673007</text:p>
          </table:table-cell>
          <table:table-cell table:formula="of:=COS([.B98])" office:value-type="float" office:value="0.515038074910054" calcext:value-type="float">
            <text:p>0.5150380749</text:p>
          </table:table-cell>
          <table:table-cell table:formula="of:=([.$B$8] + [$Sheet1.$B$19])/IF([.D98]&gt;0;2;-2)" office:value-type="float" office:value="90" calcext:value-type="float">
            <text:p>90</text:p>
          </table:table-cell>
          <table:table-cell table:formula="of:=([.$B$9] + [$Sheet1.$B$19])/IF([.C98]&gt;0;2;-2)" office:value-type="float" office:value="40" calcext:value-type="float">
            <text:p>40</text:p>
          </table:table-cell>
          <table:table-cell table:formula="of:=[.E98]*[.C98]" office:value-type="float" office:value="77.1450570631901" calcext:value-type="float">
            <text:p>77.1450570632</text:p>
          </table:table-cell>
          <table:table-cell table:formula="of:=[.F98]*[.D98]" office:value-type="float" office:value="20.6015229964022" calcext:value-type="float">
            <text:p>20.6015229964</text:p>
          </table:table-cell>
          <table:table-cell table:formula="of:=IF(ABS([.G98])&lt;ABS([.H98]); [.E98];[.H98]/[.C98])" office:value-type="float" office:value="24.0344247611024" calcext:value-type="float">
            <text:p>24.0344247611</text:p>
          </table:table-cell>
          <table:table-cell table:formula="of:=IF(ABS([.G98])&lt;ABS([.H98]);[.G98]/[.D98];[.F98])" office:value-type="float" office:value="40" calcext:value-type="float">
            <text:p>40</text:p>
          </table:table-cell>
          <table:table-cell table:formula="of:=[.$E$9]+[.I98]" office:value-type="float" office:value="1044.0344247611" calcext:value-type="float">
            <text:p>1044.0344247611</text:p>
          </table:table-cell>
          <table:table-cell table:formula="of:=[.$F$9]+[.J98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ADIANS([.A99])" office:value-type="float" office:value="1.0471975511966" calcext:value-type="float">
            <text:p>1.0471975512</text:p>
          </table:table-cell>
          <table:table-cell table:formula="of:=SIN([.B99])" office:value-type="float" office:value="0.866025403784439" calcext:value-type="float">
            <text:p>0.8660254038</text:p>
          </table:table-cell>
          <table:table-cell table:formula="of:=COS([.B99])" office:value-type="float" office:value="0.5" calcext:value-type="float">
            <text:p>0.5</text:p>
          </table:table-cell>
          <table:table-cell table:formula="of:=([.$B$8] + [$Sheet1.$B$19])/IF([.D99]&gt;0;2;-2)" office:value-type="float" office:value="90" calcext:value-type="float">
            <text:p>90</text:p>
          </table:table-cell>
          <table:table-cell table:formula="of:=([.$B$9] + [$Sheet1.$B$19])/IF([.C99]&gt;0;2;-2)" office:value-type="float" office:value="40" calcext:value-type="float">
            <text:p>40</text:p>
          </table:table-cell>
          <table:table-cell table:formula="of:=[.E99]*[.C99]" office:value-type="float" office:value="77.9422863405995" calcext:value-type="float">
            <text:p>77.9422863406</text:p>
          </table:table-cell>
          <table:table-cell table:formula="of:=[.F99]*[.D99]" office:value-type="float" office:value="20" calcext:value-type="float">
            <text:p>20</text:p>
          </table:table-cell>
          <table:table-cell table:formula="of:=IF(ABS([.G99])&lt;ABS([.H99]); [.E99];[.H99]/[.C99])" office:value-type="float" office:value="23.094010767585" calcext:value-type="float">
            <text:p>23.0940107676</text:p>
          </table:table-cell>
          <table:table-cell table:formula="of:=IF(ABS([.G99])&lt;ABS([.H99]);[.G99]/[.D99];[.F99])" office:value-type="float" office:value="40" calcext:value-type="float">
            <text:p>40</text:p>
          </table:table-cell>
          <table:table-cell table:formula="of:=[.$E$9]+[.I99]" office:value-type="float" office:value="1043.09401076759" calcext:value-type="float">
            <text:p>1043.0940107676</text:p>
          </table:table-cell>
          <table:table-cell table:formula="of:=[.$F$9]+[.J99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ADIANS([.A100])" office:value-type="float" office:value="1.06465084371654" calcext:value-type="float">
            <text:p>1.0646508437</text:p>
          </table:table-cell>
          <table:table-cell table:formula="of:=SIN([.B100])" office:value-type="float" office:value="0.874619707139396" calcext:value-type="float">
            <text:p>0.8746197071</text:p>
          </table:table-cell>
          <table:table-cell table:formula="of:=COS([.B100])" office:value-type="float" office:value="0.484809620246337" calcext:value-type="float">
            <text:p>0.4848096202</text:p>
          </table:table-cell>
          <table:table-cell table:formula="of:=([.$B$8] + [$Sheet1.$B$19])/IF([.D100]&gt;0;2;-2)" office:value-type="float" office:value="90" calcext:value-type="float">
            <text:p>90</text:p>
          </table:table-cell>
          <table:table-cell table:formula="of:=([.$B$9] + [$Sheet1.$B$19])/IF([.C100]&gt;0;2;-2)" office:value-type="float" office:value="40" calcext:value-type="float">
            <text:p>40</text:p>
          </table:table-cell>
          <table:table-cell table:formula="of:=[.E100]*[.C100]" office:value-type="float" office:value="78.7157736425456" calcext:value-type="float">
            <text:p>78.7157736425</text:p>
          </table:table-cell>
          <table:table-cell table:formula="of:=[.F100]*[.D100]" office:value-type="float" office:value="19.3923848098535" calcext:value-type="float">
            <text:p>19.3923848099</text:p>
          </table:table-cell>
          <table:table-cell table:formula="of:=IF(ABS([.G100])&lt;ABS([.H100]); [.E100];[.H100]/[.C100])" office:value-type="float" office:value="22.1723620581108" calcext:value-type="float">
            <text:p>22.1723620581</text:p>
          </table:table-cell>
          <table:table-cell table:formula="of:=IF(ABS([.G100])&lt;ABS([.H100]);[.G100]/[.D100];[.F100])" office:value-type="float" office:value="40" calcext:value-type="float">
            <text:p>40</text:p>
          </table:table-cell>
          <table:table-cell table:formula="of:=[.$E$9]+[.I100]" office:value-type="float" office:value="1042.17236205811" calcext:value-type="float">
            <text:p>1042.1723620581</text:p>
          </table:table-cell>
          <table:table-cell table:formula="of:=[.$F$9]+[.J100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ADIANS([.A101])" office:value-type="float" office:value="1.08210413623648" calcext:value-type="float">
            <text:p>1.0821041362</text:p>
          </table:table-cell>
          <table:table-cell table:formula="of:=SIN([.B101])" office:value-type="float" office:value="0.882947592858927" calcext:value-type="float">
            <text:p>0.8829475929</text:p>
          </table:table-cell>
          <table:table-cell table:formula="of:=COS([.B101])" office:value-type="float" office:value="0.469471562785891" calcext:value-type="float">
            <text:p>0.4694715628</text:p>
          </table:table-cell>
          <table:table-cell table:formula="of:=([.$B$8] + [$Sheet1.$B$19])/IF([.D101]&gt;0;2;-2)" office:value-type="float" office:value="90" calcext:value-type="float">
            <text:p>90</text:p>
          </table:table-cell>
          <table:table-cell table:formula="of:=([.$B$9] + [$Sheet1.$B$19])/IF([.C101]&gt;0;2;-2)" office:value-type="float" office:value="40" calcext:value-type="float">
            <text:p>40</text:p>
          </table:table-cell>
          <table:table-cell table:formula="of:=[.E101]*[.C101]" office:value-type="float" office:value="79.4652833573034" calcext:value-type="float">
            <text:p>79.4652833573</text:p>
          </table:table-cell>
          <table:table-cell table:formula="of:=[.F101]*[.D101]" office:value-type="float" office:value="18.7788625114356" calcext:value-type="float">
            <text:p>18.7788625114</text:p>
          </table:table-cell>
          <table:table-cell table:formula="of:=IF(ABS([.G101])&lt;ABS([.H101]); [.E101];[.H101]/[.C101])" office:value-type="float" office:value="21.2683772664592" calcext:value-type="float">
            <text:p>21.2683772665</text:p>
          </table:table-cell>
          <table:table-cell table:formula="of:=IF(ABS([.G101])&lt;ABS([.H101]);[.G101]/[.D101];[.F101])" office:value-type="float" office:value="40" calcext:value-type="float">
            <text:p>40</text:p>
          </table:table-cell>
          <table:table-cell table:formula="of:=[.$E$9]+[.I101]" office:value-type="float" office:value="1041.26837726646" calcext:value-type="float">
            <text:p>1041.2683772665</text:p>
          </table:table-cell>
          <table:table-cell table:formula="of:=[.$F$9]+[.J101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ADIANS([.A102])" office:value-type="float" office:value="1.09955742875643" calcext:value-type="float">
            <text:p>1.0995574288</text:p>
          </table:table-cell>
          <table:table-cell table:formula="of:=SIN([.B102])" office:value-type="float" office:value="0.891006524188368" calcext:value-type="float">
            <text:p>0.8910065242</text:p>
          </table:table-cell>
          <table:table-cell table:formula="of:=COS([.B102])" office:value-type="float" office:value="0.453990499739547" calcext:value-type="float">
            <text:p>0.4539904997</text:p>
          </table:table-cell>
          <table:table-cell table:formula="of:=([.$B$8] + [$Sheet1.$B$19])/IF([.D102]&gt;0;2;-2)" office:value-type="float" office:value="90" calcext:value-type="float">
            <text:p>90</text:p>
          </table:table-cell>
          <table:table-cell table:formula="of:=([.$B$9] + [$Sheet1.$B$19])/IF([.C102]&gt;0;2;-2)" office:value-type="float" office:value="40" calcext:value-type="float">
            <text:p>40</text:p>
          </table:table-cell>
          <table:table-cell table:formula="of:=[.E102]*[.C102]" office:value-type="float" office:value="80.1905871769531" calcext:value-type="float">
            <text:p>80.190587177</text:p>
          </table:table-cell>
          <table:table-cell table:formula="of:=[.F102]*[.D102]" office:value-type="float" office:value="18.1596199895819" calcext:value-type="float">
            <text:p>18.1596199896</text:p>
          </table:table-cell>
          <table:table-cell table:formula="of:=IF(ABS([.G102])&lt;ABS([.H102]); [.E102];[.H102]/[.C102])" office:value-type="float" office:value="20.3810179797772" calcext:value-type="float">
            <text:p>20.3810179798</text:p>
          </table:table-cell>
          <table:table-cell table:formula="of:=IF(ABS([.G102])&lt;ABS([.H102]);[.G102]/[.D102];[.F102])" office:value-type="float" office:value="40" calcext:value-type="float">
            <text:p>40</text:p>
          </table:table-cell>
          <table:table-cell table:formula="of:=[.$E$9]+[.I102]" office:value-type="float" office:value="1040.38101797978" calcext:value-type="float">
            <text:p>1040.3810179798</text:p>
          </table:table-cell>
          <table:table-cell table:formula="of:=[.$F$9]+[.J102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ADIANS([.A103])" office:value-type="float" office:value="1.11701072127637" calcext:value-type="float">
            <text:p>1.1170107213</text:p>
          </table:table-cell>
          <table:table-cell table:formula="of:=SIN([.B103])" office:value-type="float" office:value="0.898794046299167" calcext:value-type="float">
            <text:p>0.8987940463</text:p>
          </table:table-cell>
          <table:table-cell table:formula="of:=COS([.B103])" office:value-type="float" office:value="0.438371146789077" calcext:value-type="float">
            <text:p>0.4383711468</text:p>
          </table:table-cell>
          <table:table-cell table:formula="of:=([.$B$8] + [$Sheet1.$B$19])/IF([.D103]&gt;0;2;-2)" office:value-type="float" office:value="90" calcext:value-type="float">
            <text:p>90</text:p>
          </table:table-cell>
          <table:table-cell table:formula="of:=([.$B$9] + [$Sheet1.$B$19])/IF([.C103]&gt;0;2;-2)" office:value-type="float" office:value="40" calcext:value-type="float">
            <text:p>40</text:p>
          </table:table-cell>
          <table:table-cell table:formula="of:=[.E103]*[.C103]" office:value-type="float" office:value="80.891464166925" calcext:value-type="float">
            <text:p>80.8914641669</text:p>
          </table:table-cell>
          <table:table-cell table:formula="of:=[.F103]*[.D103]" office:value-type="float" office:value="17.5348458715631" calcext:value-type="float">
            <text:p>17.5348458716</text:p>
          </table:table-cell>
          <table:table-cell table:formula="of:=IF(ABS([.G103])&lt;ABS([.H103]); [.E103];[.H103]/[.C103])" office:value-type="float" office:value="19.5093035426345" calcext:value-type="float">
            <text:p>19.5093035426</text:p>
          </table:table-cell>
          <table:table-cell table:formula="of:=IF(ABS([.G103])&lt;ABS([.H103]);[.G103]/[.D103];[.F103])" office:value-type="float" office:value="40" calcext:value-type="float">
            <text:p>40</text:p>
          </table:table-cell>
          <table:table-cell table:formula="of:=[.$E$9]+[.I103]" office:value-type="float" office:value="1039.50930354263" calcext:value-type="float">
            <text:p>1039.5093035426</text:p>
          </table:table-cell>
          <table:table-cell table:formula="of:=[.$F$9]+[.J103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ADIANS([.A104])" office:value-type="float" office:value="1.13446401379631" calcext:value-type="float">
            <text:p>1.1344640138</text:p>
          </table:table-cell>
          <table:table-cell table:formula="of:=SIN([.B104])" office:value-type="float" office:value="0.90630778703665" calcext:value-type="float">
            <text:p>0.906307787</text:p>
          </table:table-cell>
          <table:table-cell table:formula="of:=COS([.B104])" office:value-type="float" office:value="0.422618261740699" calcext:value-type="float">
            <text:p>0.4226182617</text:p>
          </table:table-cell>
          <table:table-cell table:formula="of:=([.$B$8] + [$Sheet1.$B$19])/IF([.D104]&gt;0;2;-2)" office:value-type="float" office:value="90" calcext:value-type="float">
            <text:p>90</text:p>
          </table:table-cell>
          <table:table-cell table:formula="of:=([.$B$9] + [$Sheet1.$B$19])/IF([.C104]&gt;0;2;-2)" office:value-type="float" office:value="40" calcext:value-type="float">
            <text:p>40</text:p>
          </table:table-cell>
          <table:table-cell table:formula="of:=[.E104]*[.C104]" office:value-type="float" office:value="81.5677008332985" calcext:value-type="float">
            <text:p>81.5677008333</text:p>
          </table:table-cell>
          <table:table-cell table:formula="of:=[.F104]*[.D104]" office:value-type="float" office:value="16.904730469628" calcext:value-type="float">
            <text:p>16.9047304696</text:p>
          </table:table-cell>
          <table:table-cell table:formula="of:=IF(ABS([.G104])&lt;ABS([.H104]); [.E104];[.H104]/[.C104])" office:value-type="float" office:value="18.6523063261999" calcext:value-type="float">
            <text:p>18.6523063262</text:p>
          </table:table-cell>
          <table:table-cell table:formula="of:=IF(ABS([.G104])&lt;ABS([.H104]);[.G104]/[.D104];[.F104])" office:value-type="float" office:value="40" calcext:value-type="float">
            <text:p>40</text:p>
          </table:table-cell>
          <table:table-cell table:formula="of:=[.$E$9]+[.I104]" office:value-type="float" office:value="1038.6523063262" calcext:value-type="float">
            <text:p>1038.6523063262</text:p>
          </table:table-cell>
          <table:table-cell table:formula="of:=[.$F$9]+[.J104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ADIANS([.A105])" office:value-type="float" office:value="1.15191730631626" calcext:value-type="float">
            <text:p>1.1519173063</text:p>
          </table:table-cell>
          <table:table-cell table:formula="of:=SIN([.B105])" office:value-type="float" office:value="0.913545457642601" calcext:value-type="float">
            <text:p>0.9135454576</text:p>
          </table:table-cell>
          <table:table-cell table:formula="of:=COS([.B105])" office:value-type="float" office:value="0.4067366430758" calcext:value-type="float">
            <text:p>0.4067366431</text:p>
          </table:table-cell>
          <table:table-cell table:formula="of:=([.$B$8] + [$Sheet1.$B$19])/IF([.D105]&gt;0;2;-2)" office:value-type="float" office:value="90" calcext:value-type="float">
            <text:p>90</text:p>
          </table:table-cell>
          <table:table-cell table:formula="of:=([.$B$9] + [$Sheet1.$B$19])/IF([.C105]&gt;0;2;-2)" office:value-type="float" office:value="40" calcext:value-type="float">
            <text:p>40</text:p>
          </table:table-cell>
          <table:table-cell table:formula="of:=[.E105]*[.C105]" office:value-type="float" office:value="82.2190911878341" calcext:value-type="float">
            <text:p>82.2190911878</text:p>
          </table:table-cell>
          <table:table-cell table:formula="of:=[.F105]*[.D105]" office:value-type="float" office:value="16.269465723032" calcext:value-type="float">
            <text:p>16.269465723</text:p>
          </table:table-cell>
          <table:table-cell table:formula="of:=IF(ABS([.G105])&lt;ABS([.H105]); [.E105];[.H105]/[.C105])" office:value-type="float" office:value="17.8091474123414" calcext:value-type="float">
            <text:p>17.8091474123</text:p>
          </table:table-cell>
          <table:table-cell table:formula="of:=IF(ABS([.G105])&lt;ABS([.H105]);[.G105]/[.D105];[.F105])" office:value-type="float" office:value="40" calcext:value-type="float">
            <text:p>40</text:p>
          </table:table-cell>
          <table:table-cell table:formula="of:=[.$E$9]+[.I105]" office:value-type="float" office:value="1037.80914741234" calcext:value-type="float">
            <text:p>1037.8091474124</text:p>
          </table:table-cell>
          <table:table-cell table:formula="of:=[.$F$9]+[.J105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ADIANS([.A106])" office:value-type="float" office:value="1.1693705988362" calcext:value-type="float">
            <text:p>1.1693705988</text:p>
          </table:table-cell>
          <table:table-cell table:formula="of:=SIN([.B106])" office:value-type="float" office:value="0.92050485345244" calcext:value-type="float">
            <text:p>0.9205048535</text:p>
          </table:table-cell>
          <table:table-cell table:formula="of:=COS([.B106])" office:value-type="float" office:value="0.390731128489274" calcext:value-type="float">
            <text:p>0.3907311285</text:p>
          </table:table-cell>
          <table:table-cell table:formula="of:=([.$B$8] + [$Sheet1.$B$19])/IF([.D106]&gt;0;2;-2)" office:value-type="float" office:value="90" calcext:value-type="float">
            <text:p>90</text:p>
          </table:table-cell>
          <table:table-cell table:formula="of:=([.$B$9] + [$Sheet1.$B$19])/IF([.C106]&gt;0;2;-2)" office:value-type="float" office:value="40" calcext:value-type="float">
            <text:p>40</text:p>
          </table:table-cell>
          <table:table-cell table:formula="of:=[.E106]*[.C106]" office:value-type="float" office:value="82.8454368107196" calcext:value-type="float">
            <text:p>82.8454368107</text:p>
          </table:table-cell>
          <table:table-cell table:formula="of:=[.F106]*[.D106]" office:value-type="float" office:value="15.6292451395709" calcext:value-type="float">
            <text:p>15.6292451396</text:p>
          </table:table-cell>
          <table:table-cell table:formula="of:=IF(ABS([.G106])&lt;ABS([.H106]); [.E106];[.H106]/[.C106])" office:value-type="float" office:value="16.9789926483842" calcext:value-type="float">
            <text:p>16.9789926484</text:p>
          </table:table-cell>
          <table:table-cell table:formula="of:=IF(ABS([.G106])&lt;ABS([.H106]);[.G106]/[.D106];[.F106])" office:value-type="float" office:value="40" calcext:value-type="float">
            <text:p>40</text:p>
          </table:table-cell>
          <table:table-cell table:formula="of:=[.$E$9]+[.I106]" office:value-type="float" office:value="1036.97899264838" calcext:value-type="float">
            <text:p>1036.9789926484</text:p>
          </table:table-cell>
          <table:table-cell table:formula="of:=[.$F$9]+[.J106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ADIANS([.A107])" office:value-type="float" office:value="1.18682389135614" calcext:value-type="float">
            <text:p>1.1868238914</text:p>
          </table:table-cell>
          <table:table-cell table:formula="of:=SIN([.B107])" office:value-type="float" office:value="0.927183854566787" calcext:value-type="float">
            <text:p>0.9271838546</text:p>
          </table:table-cell>
          <table:table-cell table:formula="of:=COS([.B107])" office:value-type="float" office:value="0.374606593415912" calcext:value-type="float">
            <text:p>0.3746065934</text:p>
          </table:table-cell>
          <table:table-cell table:formula="of:=([.$B$8] + [$Sheet1.$B$19])/IF([.D107]&gt;0;2;-2)" office:value-type="float" office:value="90" calcext:value-type="float">
            <text:p>90</text:p>
          </table:table-cell>
          <table:table-cell table:formula="of:=([.$B$9] + [$Sheet1.$B$19])/IF([.C107]&gt;0;2;-2)" office:value-type="float" office:value="40" calcext:value-type="float">
            <text:p>40</text:p>
          </table:table-cell>
          <table:table-cell table:formula="of:=[.E107]*[.C107]" office:value-type="float" office:value="83.4465469110109" calcext:value-type="float">
            <text:p>83.446546911</text:p>
          </table:table-cell>
          <table:table-cell table:formula="of:=[.F107]*[.D107]" office:value-type="float" office:value="14.9842637366365" calcext:value-type="float">
            <text:p>14.9842637366</text:p>
          </table:table-cell>
          <table:table-cell table:formula="of:=IF(ABS([.G107])&lt;ABS([.H107]); [.E107];[.H107]/[.C107])" office:value-type="float" office:value="16.1610490334063" calcext:value-type="float">
            <text:p>16.1610490334</text:p>
          </table:table-cell>
          <table:table-cell table:formula="of:=IF(ABS([.G107])&lt;ABS([.H107]);[.G107]/[.D107];[.F107])" office:value-type="float" office:value="40" calcext:value-type="float">
            <text:p>40</text:p>
          </table:table-cell>
          <table:table-cell table:formula="of:=[.$E$9]+[.I107]" office:value-type="float" office:value="1036.16104903341" calcext:value-type="float">
            <text:p>1036.1610490334</text:p>
          </table:table-cell>
          <table:table-cell table:formula="of:=[.$F$9]+[.J107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ADIANS([.A108])" office:value-type="float" office:value="1.20427718387609" calcext:value-type="float">
            <text:p>1.2042771839</text:p>
          </table:table-cell>
          <table:table-cell table:formula="of:=SIN([.B108])" office:value-type="float" office:value="0.933580426497202" calcext:value-type="float">
            <text:p>0.9335804265</text:p>
          </table:table-cell>
          <table:table-cell table:formula="of:=COS([.B108])" office:value-type="float" office:value="0.3583679495453" calcext:value-type="float">
            <text:p>0.3583679495</text:p>
          </table:table-cell>
          <table:table-cell table:formula="of:=([.$B$8] + [$Sheet1.$B$19])/IF([.D108]&gt;0;2;-2)" office:value-type="float" office:value="90" calcext:value-type="float">
            <text:p>90</text:p>
          </table:table-cell>
          <table:table-cell table:formula="of:=([.$B$9] + [$Sheet1.$B$19])/IF([.C108]&gt;0;2;-2)" office:value-type="float" office:value="40" calcext:value-type="float">
            <text:p>40</text:p>
          </table:table-cell>
          <table:table-cell table:formula="of:=[.E108]*[.C108]" office:value-type="float" office:value="84.0222383847482" calcext:value-type="float">
            <text:p>84.0222383847</text:p>
          </table:table-cell>
          <table:table-cell table:formula="of:=[.F108]*[.D108]" office:value-type="float" office:value="14.334717981812" calcext:value-type="float">
            <text:p>14.3347179818</text:p>
          </table:table-cell>
          <table:table-cell table:formula="of:=IF(ABS([.G108])&lt;ABS([.H108]); [.E108];[.H108]/[.C108])" office:value-type="float" office:value="15.3545614014166" calcext:value-type="float">
            <text:p>15.3545614014</text:p>
          </table:table-cell>
          <table:table-cell table:formula="of:=IF(ABS([.G108])&lt;ABS([.H108]);[.G108]/[.D108];[.F108])" office:value-type="float" office:value="40" calcext:value-type="float">
            <text:p>40</text:p>
          </table:table-cell>
          <table:table-cell table:formula="of:=[.$E$9]+[.I108]" office:value-type="float" office:value="1035.35456140142" calcext:value-type="float">
            <text:p>1035.3545614014</text:p>
          </table:table-cell>
          <table:table-cell table:formula="of:=[.$F$9]+[.J108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ADIANS([.A109])" office:value-type="float" office:value="1.22173047639603" calcext:value-type="float">
            <text:p>1.2217304764</text:p>
          </table:table-cell>
          <table:table-cell table:formula="of:=SIN([.B109])" office:value-type="float" office:value="0.939692620785908" calcext:value-type="float">
            <text:p>0.9396926208</text:p>
          </table:table-cell>
          <table:table-cell table:formula="of:=COS([.B109])" office:value-type="float" office:value="0.342020143325669" calcext:value-type="float">
            <text:p>0.3420201433</text:p>
          </table:table-cell>
          <table:table-cell table:formula="of:=([.$B$8] + [$Sheet1.$B$19])/IF([.D109]&gt;0;2;-2)" office:value-type="float" office:value="90" calcext:value-type="float">
            <text:p>90</text:p>
          </table:table-cell>
          <table:table-cell table:formula="of:=([.$B$9] + [$Sheet1.$B$19])/IF([.C109]&gt;0;2;-2)" office:value-type="float" office:value="40" calcext:value-type="float">
            <text:p>40</text:p>
          </table:table-cell>
          <table:table-cell table:formula="of:=[.E109]*[.C109]" office:value-type="float" office:value="84.5723358707317" calcext:value-type="float">
            <text:p>84.5723358707</text:p>
          </table:table-cell>
          <table:table-cell table:formula="of:=[.F109]*[.D109]" office:value-type="float" office:value="13.6808057330268" calcext:value-type="float">
            <text:p>13.680805733</text:p>
          </table:table-cell>
          <table:table-cell table:formula="of:=IF(ABS([.G109])&lt;ABS([.H109]); [.E109];[.H109]/[.C109])" office:value-type="float" office:value="14.5588093706481" calcext:value-type="float">
            <text:p>14.5588093706</text:p>
          </table:table-cell>
          <table:table-cell table:formula="of:=IF(ABS([.G109])&lt;ABS([.H109]);[.G109]/[.D109];[.F109])" office:value-type="float" office:value="40" calcext:value-type="float">
            <text:p>40</text:p>
          </table:table-cell>
          <table:table-cell table:formula="of:=[.$E$9]+[.I109]" office:value-type="float" office:value="1034.55880937065" calcext:value-type="float">
            <text:p>1034.5588093707</text:p>
          </table:table-cell>
          <table:table-cell table:formula="of:=[.$F$9]+[.J109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ADIANS([.A110])" office:value-type="float" office:value="1.23918376891597" calcext:value-type="float">
            <text:p>1.2391837689</text:p>
          </table:table-cell>
          <table:table-cell table:formula="of:=SIN([.B110])" office:value-type="float" office:value="0.945518575599317" calcext:value-type="float">
            <text:p>0.9455185756</text:p>
          </table:table-cell>
          <table:table-cell table:formula="of:=COS([.B110])" office:value-type="float" office:value="0.325568154457157" calcext:value-type="float">
            <text:p>0.3255681545</text:p>
          </table:table-cell>
          <table:table-cell table:formula="of:=([.$B$8] + [$Sheet1.$B$19])/IF([.D110]&gt;0;2;-2)" office:value-type="float" office:value="90" calcext:value-type="float">
            <text:p>90</text:p>
          </table:table-cell>
          <table:table-cell table:formula="of:=([.$B$9] + [$Sheet1.$B$19])/IF([.C110]&gt;0;2;-2)" office:value-type="float" office:value="40" calcext:value-type="float">
            <text:p>40</text:p>
          </table:table-cell>
          <table:table-cell table:formula="of:=[.E110]*[.C110]" office:value-type="float" office:value="85.0966718039385" calcext:value-type="float">
            <text:p>85.0966718039</text:p>
          </table:table-cell>
          <table:table-cell table:formula="of:=[.F110]*[.D110]" office:value-type="float" office:value="13.0227261782863" calcext:value-type="float">
            <text:p>13.0227261783</text:p>
          </table:table-cell>
          <table:table-cell table:formula="of:=IF(ABS([.G110])&lt;ABS([.H110]); [.E110];[.H110]/[.C110])" office:value-type="float" office:value="13.7731045315866" calcext:value-type="float">
            <text:p>13.7731045316</text:p>
          </table:table-cell>
          <table:table-cell table:formula="of:=IF(ABS([.G110])&lt;ABS([.H110]);[.G110]/[.D110];[.F110])" office:value-type="float" office:value="40" calcext:value-type="float">
            <text:p>40</text:p>
          </table:table-cell>
          <table:table-cell table:formula="of:=[.$E$9]+[.I110]" office:value-type="float" office:value="1033.77310453159" calcext:value-type="float">
            <text:p>1033.7731045316</text:p>
          </table:table-cell>
          <table:table-cell table:formula="of:=[.$F$9]+[.J110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ADIANS([.A111])" office:value-type="float" office:value="1.25663706143592" calcext:value-type="float">
            <text:p>1.2566370614</text:p>
          </table:table-cell>
          <table:table-cell table:formula="of:=SIN([.B111])" office:value-type="float" office:value="0.951056516295153" calcext:value-type="float">
            <text:p>0.9510565163</text:p>
          </table:table-cell>
          <table:table-cell table:formula="of:=COS([.B111])" office:value-type="float" office:value="0.309016994374947" calcext:value-type="float">
            <text:p>0.3090169944</text:p>
          </table:table-cell>
          <table:table-cell table:formula="of:=([.$B$8] + [$Sheet1.$B$19])/IF([.D111]&gt;0;2;-2)" office:value-type="float" office:value="90" calcext:value-type="float">
            <text:p>90</text:p>
          </table:table-cell>
          <table:table-cell table:formula="of:=([.$B$9] + [$Sheet1.$B$19])/IF([.C111]&gt;0;2;-2)" office:value-type="float" office:value="40" calcext:value-type="float">
            <text:p>40</text:p>
          </table:table-cell>
          <table:table-cell table:formula="of:=[.E111]*[.C111]" office:value-type="float" office:value="85.5950864665638" calcext:value-type="float">
            <text:p>85.5950864666</text:p>
          </table:table-cell>
          <table:table-cell table:formula="of:=[.F111]*[.D111]" office:value-type="float" office:value="12.3606797749979" calcext:value-type="float">
            <text:p>12.360679775</text:p>
          </table:table-cell>
          <table:table-cell table:formula="of:=IF(ABS([.G111])&lt;ABS([.H111]); [.E111];[.H111]/[.C111])" office:value-type="float" office:value="12.9967878493163" calcext:value-type="float">
            <text:p>12.9967878493</text:p>
          </table:table-cell>
          <table:table-cell table:formula="of:=IF(ABS([.G111])&lt;ABS([.H111]);[.G111]/[.D111];[.F111])" office:value-type="float" office:value="40" calcext:value-type="float">
            <text:p>40</text:p>
          </table:table-cell>
          <table:table-cell table:formula="of:=[.$E$9]+[.I111]" office:value-type="float" office:value="1032.99678784932" calcext:value-type="float">
            <text:p>1032.9967878493</text:p>
          </table:table-cell>
          <table:table-cell table:formula="of:=[.$F$9]+[.J111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ADIANS([.A112])" office:value-type="float" office:value="1.27409035395586" calcext:value-type="float">
            <text:p>1.274090354</text:p>
          </table:table-cell>
          <table:table-cell table:formula="of:=SIN([.B112])" office:value-type="float" office:value="0.956304755963035" calcext:value-type="float">
            <text:p>0.956304756</text:p>
          </table:table-cell>
          <table:table-cell table:formula="of:=COS([.B112])" office:value-type="float" office:value="0.292371704722737" calcext:value-type="float">
            <text:p>0.2923717047</text:p>
          </table:table-cell>
          <table:table-cell table:formula="of:=([.$B$8] + [$Sheet1.$B$19])/IF([.D112]&gt;0;2;-2)" office:value-type="float" office:value="90" calcext:value-type="float">
            <text:p>90</text:p>
          </table:table-cell>
          <table:table-cell table:formula="of:=([.$B$9] + [$Sheet1.$B$19])/IF([.C112]&gt;0;2;-2)" office:value-type="float" office:value="40" calcext:value-type="float">
            <text:p>40</text:p>
          </table:table-cell>
          <table:table-cell table:formula="of:=[.E112]*[.C112]" office:value-type="float" office:value="86.0674280366732" calcext:value-type="float">
            <text:p>86.0674280367</text:p>
          </table:table-cell>
          <table:table-cell table:formula="of:=[.F112]*[.D112]" office:value-type="float" office:value="11.6948681889095" calcext:value-type="float">
            <text:p>11.6948681889</text:p>
          </table:table-cell>
          <table:table-cell table:formula="of:=IF(ABS([.G112])&lt;ABS([.H112]); [.E112];[.H112]/[.C112])" office:value-type="float" office:value="12.2292272583464" calcext:value-type="float">
            <text:p>12.2292272583</text:p>
          </table:table-cell>
          <table:table-cell table:formula="of:=IF(ABS([.G112])&lt;ABS([.H112]);[.G112]/[.D112];[.F112])" office:value-type="float" office:value="40" calcext:value-type="float">
            <text:p>40</text:p>
          </table:table-cell>
          <table:table-cell table:formula="of:=[.$E$9]+[.I112]" office:value-type="float" office:value="1032.22922725835" calcext:value-type="float">
            <text:p>1032.2292272584</text:p>
          </table:table-cell>
          <table:table-cell table:formula="of:=[.$F$9]+[.J112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ADIANS([.A113])" office:value-type="float" office:value="1.2915436464758" calcext:value-type="float">
            <text:p>1.2915436465</text:p>
          </table:table-cell>
          <table:table-cell table:formula="of:=SIN([.B113])" office:value-type="float" office:value="0.961261695938319" calcext:value-type="float">
            <text:p>0.9612616959</text:p>
          </table:table-cell>
          <table:table-cell table:formula="of:=COS([.B113])" office:value-type="float" office:value="0.275637355816999" calcext:value-type="float">
            <text:p>0.2756373558</text:p>
          </table:table-cell>
          <table:table-cell table:formula="of:=([.$B$8] + [$Sheet1.$B$19])/IF([.D113]&gt;0;2;-2)" office:value-type="float" office:value="90" calcext:value-type="float">
            <text:p>90</text:p>
          </table:table-cell>
          <table:table-cell table:formula="of:=([.$B$9] + [$Sheet1.$B$19])/IF([.C113]&gt;0;2;-2)" office:value-type="float" office:value="40" calcext:value-type="float">
            <text:p>40</text:p>
          </table:table-cell>
          <table:table-cell table:formula="of:=[.E113]*[.C113]" office:value-type="float" office:value="86.5135526344487" calcext:value-type="float">
            <text:p>86.5135526344</text:p>
          </table:table-cell>
          <table:table-cell table:formula="of:=[.F113]*[.D113]" office:value-type="float" office:value="11.02549423268" calcext:value-type="float">
            <text:p>11.0254942327</text:p>
          </table:table-cell>
          <table:table-cell table:formula="of:=IF(ABS([.G113])&lt;ABS([.H113]); [.E113];[.H113]/[.C113])" office:value-type="float" office:value="11.4698154303523" calcext:value-type="float">
            <text:p>11.4698154304</text:p>
          </table:table-cell>
          <table:table-cell table:formula="of:=IF(ABS([.G113])&lt;ABS([.H113]);[.G113]/[.D113];[.F113])" office:value-type="float" office:value="40" calcext:value-type="float">
            <text:p>40</text:p>
          </table:table-cell>
          <table:table-cell table:formula="of:=[.$E$9]+[.I113]" office:value-type="float" office:value="1031.46981543035" calcext:value-type="float">
            <text:p>1031.4698154304</text:p>
          </table:table-cell>
          <table:table-cell table:formula="of:=[.$F$9]+[.J113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ADIANS([.A114])" office:value-type="float" office:value="1.30899693899575" calcext:value-type="float">
            <text:p>1.308996939</text:p>
          </table:table-cell>
          <table:table-cell table:formula="of:=SIN([.B114])" office:value-type="float" office:value="0.965925826289068" calcext:value-type="float">
            <text:p>0.9659258263</text:p>
          </table:table-cell>
          <table:table-cell table:formula="of:=COS([.B114])" office:value-type="float" office:value="0.258819045102521" calcext:value-type="float">
            <text:p>0.2588190451</text:p>
          </table:table-cell>
          <table:table-cell table:formula="of:=([.$B$8] + [$Sheet1.$B$19])/IF([.D114]&gt;0;2;-2)" office:value-type="float" office:value="90" calcext:value-type="float">
            <text:p>90</text:p>
          </table:table-cell>
          <table:table-cell table:formula="of:=([.$B$9] + [$Sheet1.$B$19])/IF([.C114]&gt;0;2;-2)" office:value-type="float" office:value="40" calcext:value-type="float">
            <text:p>40</text:p>
          </table:table-cell>
          <table:table-cell table:formula="of:=[.E114]*[.C114]" office:value-type="float" office:value="86.9333243660162" calcext:value-type="float">
            <text:p>86.933324366</text:p>
          </table:table-cell>
          <table:table-cell table:formula="of:=[.F114]*[.D114]" office:value-type="float" office:value="10.3527618041008" calcext:value-type="float">
            <text:p>10.3527618041</text:p>
          </table:table-cell>
          <table:table-cell table:formula="of:=IF(ABS([.G114])&lt;ABS([.H114]); [.E114];[.H114]/[.C114])" office:value-type="float" office:value="10.7179676972449" calcext:value-type="float">
            <text:p>10.7179676972</text:p>
          </table:table-cell>
          <table:table-cell table:formula="of:=IF(ABS([.G114])&lt;ABS([.H114]);[.G114]/[.D114];[.F114])" office:value-type="float" office:value="40" calcext:value-type="float">
            <text:p>40</text:p>
          </table:table-cell>
          <table:table-cell table:formula="of:=[.$E$9]+[.I114]" office:value-type="float" office:value="1030.71796769724" calcext:value-type="float">
            <text:p>1030.7179676973</text:p>
          </table:table-cell>
          <table:table-cell table:formula="of:=[.$F$9]+[.J114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ADIANS([.A115])" office:value-type="float" office:value="1.32645023151569" calcext:value-type="float">
            <text:p>1.3264502315</text:p>
          </table:table-cell>
          <table:table-cell table:formula="of:=SIN([.B115])" office:value-type="float" office:value="0.970295726275996" calcext:value-type="float">
            <text:p>0.9702957263</text:p>
          </table:table-cell>
          <table:table-cell table:formula="of:=COS([.B115])" office:value-type="float" office:value="0.241921895599668" calcext:value-type="float">
            <text:p>0.2419218956</text:p>
          </table:table-cell>
          <table:table-cell table:formula="of:=([.$B$8] + [$Sheet1.$B$19])/IF([.D115]&gt;0;2;-2)" office:value-type="float" office:value="90" calcext:value-type="float">
            <text:p>90</text:p>
          </table:table-cell>
          <table:table-cell table:formula="of:=([.$B$9] + [$Sheet1.$B$19])/IF([.C115]&gt;0;2;-2)" office:value-type="float" office:value="40" calcext:value-type="float">
            <text:p>40</text:p>
          </table:table-cell>
          <table:table-cell table:formula="of:=[.E115]*[.C115]" office:value-type="float" office:value="87.3266153648397" calcext:value-type="float">
            <text:p>87.3266153648</text:p>
          </table:table-cell>
          <table:table-cell table:formula="of:=[.F115]*[.D115]" office:value-type="float" office:value="9.67687582398671" calcext:value-type="float">
            <text:p>9.676875824</text:p>
          </table:table-cell>
          <table:table-cell table:formula="of:=IF(ABS([.G115])&lt;ABS([.H115]); [.E115];[.H115]/[.C115])" office:value-type="float" office:value="9.97312011372723" calcext:value-type="float">
            <text:p>9.9731201137</text:p>
          </table:table-cell>
          <table:table-cell table:formula="of:=IF(ABS([.G115])&lt;ABS([.H115]);[.G115]/[.D115];[.F115])" office:value-type="float" office:value="40" calcext:value-type="float">
            <text:p>40</text:p>
          </table:table-cell>
          <table:table-cell table:formula="of:=[.$E$9]+[.I115]" office:value-type="float" office:value="1029.97312011373" calcext:value-type="float">
            <text:p>1029.9731201137</text:p>
          </table:table-cell>
          <table:table-cell table:formula="of:=[.$F$9]+[.J115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ADIANS([.A116])" office:value-type="float" office:value="1.34390352403563" calcext:value-type="float">
            <text:p>1.343903524</text:p>
          </table:table-cell>
          <table:table-cell table:formula="of:=SIN([.B116])" office:value-type="float" office:value="0.974370064785235" calcext:value-type="float">
            <text:p>0.9743700648</text:p>
          </table:table-cell>
          <table:table-cell table:formula="of:=COS([.B116])" office:value-type="float" office:value="0.224951054343865" calcext:value-type="float">
            <text:p>0.2249510543</text:p>
          </table:table-cell>
          <table:table-cell table:formula="of:=([.$B$8] + [$Sheet1.$B$19])/IF([.D116]&gt;0;2;-2)" office:value-type="float" office:value="90" calcext:value-type="float">
            <text:p>90</text:p>
          </table:table-cell>
          <table:table-cell table:formula="of:=([.$B$9] + [$Sheet1.$B$19])/IF([.C116]&gt;0;2;-2)" office:value-type="float" office:value="40" calcext:value-type="float">
            <text:p>40</text:p>
          </table:table-cell>
          <table:table-cell table:formula="of:=[.E116]*[.C116]" office:value-type="float" office:value="87.6933058306712" calcext:value-type="float">
            <text:p>87.6933058307</text:p>
          </table:table-cell>
          <table:table-cell table:formula="of:=[.F116]*[.D116]" office:value-type="float" office:value="8.9980421737546" calcext:value-type="float">
            <text:p>8.9980421738</text:p>
          </table:table-cell>
          <table:table-cell table:formula="of:=IF(ABS([.G116])&lt;ABS([.H116]); [.E116];[.H116]/[.C116])" office:value-type="float" office:value="9.23472764502252" calcext:value-type="float">
            <text:p>9.234727645</text:p>
          </table:table-cell>
          <table:table-cell table:formula="of:=IF(ABS([.G116])&lt;ABS([.H116]);[.G116]/[.D116];[.F116])" office:value-type="float" office:value="40" calcext:value-type="float">
            <text:p>40</text:p>
          </table:table-cell>
          <table:table-cell table:formula="of:=[.$E$9]+[.I116]" office:value-type="float" office:value="1029.23472764502" calcext:value-type="float">
            <text:p>1029.234727645</text:p>
          </table:table-cell>
          <table:table-cell table:formula="of:=[.$F$9]+[.J116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ADIANS([.A117])" office:value-type="float" office:value="1.36135681655558" calcext:value-type="float">
            <text:p>1.3613568166</text:p>
          </table:table-cell>
          <table:table-cell table:formula="of:=SIN([.B117])" office:value-type="float" office:value="0.978147600733806" calcext:value-type="float">
            <text:p>0.9781476007</text:p>
          </table:table-cell>
          <table:table-cell table:formula="of:=COS([.B117])" office:value-type="float" office:value="0.207911690817759" calcext:value-type="float">
            <text:p>0.2079116908</text:p>
          </table:table-cell>
          <table:table-cell table:formula="of:=([.$B$8] + [$Sheet1.$B$19])/IF([.D117]&gt;0;2;-2)" office:value-type="float" office:value="90" calcext:value-type="float">
            <text:p>90</text:p>
          </table:table-cell>
          <table:table-cell table:formula="of:=([.$B$9] + [$Sheet1.$B$19])/IF([.C117]&gt;0;2;-2)" office:value-type="float" office:value="40" calcext:value-type="float">
            <text:p>40</text:p>
          </table:table-cell>
          <table:table-cell table:formula="of:=[.E117]*[.C117]" office:value-type="float" office:value="88.0332840660425" calcext:value-type="float">
            <text:p>88.033284066</text:p>
          </table:table-cell>
          <table:table-cell table:formula="of:=[.F117]*[.D117]" office:value-type="float" office:value="8.31646763271038" calcext:value-type="float">
            <text:p>8.3164676327</text:p>
          </table:table-cell>
          <table:table-cell table:formula="of:=IF(ABS([.G117])&lt;ABS([.H117]); [.E117];[.H117]/[.C117])" office:value-type="float" office:value="8.50226246680089" calcext:value-type="float">
            <text:p>8.5022624668</text:p>
          </table:table-cell>
          <table:table-cell table:formula="of:=IF(ABS([.G117])&lt;ABS([.H117]);[.G117]/[.D117];[.F117])" office:value-type="float" office:value="40" calcext:value-type="float">
            <text:p>40</text:p>
          </table:table-cell>
          <table:table-cell table:formula="of:=[.$E$9]+[.I117]" office:value-type="float" office:value="1028.5022624668" calcext:value-type="float">
            <text:p>1028.5022624668</text:p>
          </table:table-cell>
          <table:table-cell table:formula="of:=[.$F$9]+[.J117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ADIANS([.A118])" office:value-type="float" office:value="1.37881010907552" calcext:value-type="float">
            <text:p>1.3788101091</text:p>
          </table:table-cell>
          <table:table-cell table:formula="of:=SIN([.B118])" office:value-type="float" office:value="0.981627183447664" calcext:value-type="float">
            <text:p>0.9816271834</text:p>
          </table:table-cell>
          <table:table-cell table:formula="of:=COS([.B118])" office:value-type="float" office:value="0.190808995376545" calcext:value-type="float">
            <text:p>0.1908089954</text:p>
          </table:table-cell>
          <table:table-cell table:formula="of:=([.$B$8] + [$Sheet1.$B$19])/IF([.D118]&gt;0;2;-2)" office:value-type="float" office:value="90" calcext:value-type="float">
            <text:p>90</text:p>
          </table:table-cell>
          <table:table-cell table:formula="of:=([.$B$9] + [$Sheet1.$B$19])/IF([.C118]&gt;0;2;-2)" office:value-type="float" office:value="40" calcext:value-type="float">
            <text:p>40</text:p>
          </table:table-cell>
          <table:table-cell table:formula="of:=[.E118]*[.C118]" office:value-type="float" office:value="88.3464465102898" calcext:value-type="float">
            <text:p>88.3464465103</text:p>
          </table:table-cell>
          <table:table-cell table:formula="of:=[.F118]*[.D118]" office:value-type="float" office:value="7.6323598150618" calcext:value-type="float">
            <text:p>7.6323598151</text:p>
          </table:table-cell>
          <table:table-cell table:formula="of:=IF(ABS([.G118])&lt;ABS([.H118]); [.E118];[.H118]/[.C118])" office:value-type="float" office:value="7.77521236550874" calcext:value-type="float">
            <text:p>7.7752123655</text:p>
          </table:table-cell>
          <table:table-cell table:formula="of:=IF(ABS([.G118])&lt;ABS([.H118]);[.G118]/[.D118];[.F118])" office:value-type="float" office:value="40" calcext:value-type="float">
            <text:p>40</text:p>
          </table:table-cell>
          <table:table-cell table:formula="of:=[.$E$9]+[.I118]" office:value-type="float" office:value="1027.77521236551" calcext:value-type="float">
            <text:p>1027.7752123655</text:p>
          </table:table-cell>
          <table:table-cell table:formula="of:=[.$F$9]+[.J118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ADIANS([.A119])" office:value-type="float" office:value="1.39626340159546" calcext:value-type="float">
            <text:p>1.3962634016</text:p>
          </table:table-cell>
          <table:table-cell table:formula="of:=SIN([.B119])" office:value-type="float" office:value="0.984807753012208" calcext:value-type="float">
            <text:p>0.984807753</text:p>
          </table:table-cell>
          <table:table-cell table:formula="of:=COS([.B119])" office:value-type="float" office:value="0.17364817766693" calcext:value-type="float">
            <text:p>0.1736481777</text:p>
          </table:table-cell>
          <table:table-cell table:formula="of:=([.$B$8] + [$Sheet1.$B$19])/IF([.D119]&gt;0;2;-2)" office:value-type="float" office:value="90" calcext:value-type="float">
            <text:p>90</text:p>
          </table:table-cell>
          <table:table-cell table:formula="of:=([.$B$9] + [$Sheet1.$B$19])/IF([.C119]&gt;0;2;-2)" office:value-type="float" office:value="40" calcext:value-type="float">
            <text:p>40</text:p>
          </table:table-cell>
          <table:table-cell table:formula="of:=[.E119]*[.C119]" office:value-type="float" office:value="88.6326977710987" calcext:value-type="float">
            <text:p>88.6326977711</text:p>
          </table:table-cell>
          <table:table-cell table:formula="of:=[.F119]*[.D119]" office:value-type="float" office:value="6.94592710667722" calcext:value-type="float">
            <text:p>6.9459271067</text:p>
          </table:table-cell>
          <table:table-cell table:formula="of:=IF(ABS([.G119])&lt;ABS([.H119]); [.E119];[.H119]/[.C119])" office:value-type="float" office:value="7.0530792283386" calcext:value-type="float">
            <text:p>7.0530792283</text:p>
          </table:table-cell>
          <table:table-cell table:formula="of:=IF(ABS([.G119])&lt;ABS([.H119]);[.G119]/[.D119];[.F119])" office:value-type="float" office:value="40" calcext:value-type="float">
            <text:p>40</text:p>
          </table:table-cell>
          <table:table-cell table:formula="of:=[.$E$9]+[.I119]" office:value-type="float" office:value="1027.05307922834" calcext:value-type="float">
            <text:p>1027.0530792283</text:p>
          </table:table-cell>
          <table:table-cell table:formula="of:=[.$F$9]+[.J119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ADIANS([.A120])" office:value-type="float" office:value="1.41371669411541" calcext:value-type="float">
            <text:p>1.4137166941</text:p>
          </table:table-cell>
          <table:table-cell table:formula="of:=SIN([.B120])" office:value-type="float" office:value="0.987688340595138" calcext:value-type="float">
            <text:p>0.9876883406</text:p>
          </table:table-cell>
          <table:table-cell table:formula="of:=COS([.B120])" office:value-type="float" office:value="0.156434465040231" calcext:value-type="float">
            <text:p>0.156434465</text:p>
          </table:table-cell>
          <table:table-cell table:formula="of:=([.$B$8] + [$Sheet1.$B$19])/IF([.D120]&gt;0;2;-2)" office:value-type="float" office:value="90" calcext:value-type="float">
            <text:p>90</text:p>
          </table:table-cell>
          <table:table-cell table:formula="of:=([.$B$9] + [$Sheet1.$B$19])/IF([.C120]&gt;0;2;-2)" office:value-type="float" office:value="40" calcext:value-type="float">
            <text:p>40</text:p>
          </table:table-cell>
          <table:table-cell table:formula="of:=[.E120]*[.C120]" office:value-type="float" office:value="88.8919506535624" calcext:value-type="float">
            <text:p>88.8919506536</text:p>
          </table:table-cell>
          <table:table-cell table:formula="of:=[.F120]*[.D120]" office:value-type="float" office:value="6.25737860160924" calcext:value-type="float">
            <text:p>6.2573786016</text:p>
          </table:table-cell>
          <table:table-cell table:formula="of:=IF(ABS([.G120])&lt;ABS([.H120]); [.E120];[.H120]/[.C120])" office:value-type="float" office:value="6.33537761298145" calcext:value-type="float">
            <text:p>6.335377613</text:p>
          </table:table-cell>
          <table:table-cell table:formula="of:=IF(ABS([.G120])&lt;ABS([.H120]);[.G120]/[.D120];[.F120])" office:value-type="float" office:value="40" calcext:value-type="float">
            <text:p>40</text:p>
          </table:table-cell>
          <table:table-cell table:formula="of:=[.$E$9]+[.I120]" office:value-type="float" office:value="1026.33537761298" calcext:value-type="float">
            <text:p>1026.335377613</text:p>
          </table:table-cell>
          <table:table-cell table:formula="of:=[.$F$9]+[.J120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ADIANS([.A121])" office:value-type="float" office:value="1.43116998663535" calcext:value-type="float">
            <text:p>1.4311699866</text:p>
          </table:table-cell>
          <table:table-cell table:formula="of:=SIN([.B121])" office:value-type="float" office:value="0.99026806874157" calcext:value-type="float">
            <text:p>0.9902680687</text:p>
          </table:table-cell>
          <table:table-cell table:formula="of:=COS([.B121])" office:value-type="float" office:value="0.139173100960065" calcext:value-type="float">
            <text:p>0.139173101</text:p>
          </table:table-cell>
          <table:table-cell table:formula="of:=([.$B$8] + [$Sheet1.$B$19])/IF([.D121]&gt;0;2;-2)" office:value-type="float" office:value="90" calcext:value-type="float">
            <text:p>90</text:p>
          </table:table-cell>
          <table:table-cell table:formula="of:=([.$B$9] + [$Sheet1.$B$19])/IF([.C121]&gt;0;2;-2)" office:value-type="float" office:value="40" calcext:value-type="float">
            <text:p>40</text:p>
          </table:table-cell>
          <table:table-cell table:formula="of:=[.E121]*[.C121]" office:value-type="float" office:value="89.1241261867413" calcext:value-type="float">
            <text:p>89.1241261867</text:p>
          </table:table-cell>
          <table:table-cell table:formula="of:=[.F121]*[.D121]" office:value-type="float" office:value="5.56692403840262" calcext:value-type="float">
            <text:p>5.5669240384</text:p>
          </table:table-cell>
          <table:table-cell table:formula="of:=IF(ABS([.G121])&lt;ABS([.H121]); [.E121];[.H121]/[.C121])" office:value-type="float" office:value="5.62163338809566" calcext:value-type="float">
            <text:p>5.6216333881</text:p>
          </table:table-cell>
          <table:table-cell table:formula="of:=IF(ABS([.G121])&lt;ABS([.H121]);[.G121]/[.D121];[.F121])" office:value-type="float" office:value="40" calcext:value-type="float">
            <text:p>40</text:p>
          </table:table-cell>
          <table:table-cell table:formula="of:=[.$E$9]+[.I121]" office:value-type="float" office:value="1025.6216333881" calcext:value-type="float">
            <text:p>1025.6216333881</text:p>
          </table:table-cell>
          <table:table-cell table:formula="of:=[.$F$9]+[.J121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ADIANS([.A122])" office:value-type="float" office:value="1.44862327915529" calcext:value-type="float">
            <text:p>1.4486232792</text:p>
          </table:table-cell>
          <table:table-cell table:formula="of:=SIN([.B122])" office:value-type="float" office:value="0.992546151641322" calcext:value-type="float">
            <text:p>0.9925461516</text:p>
          </table:table-cell>
          <table:table-cell table:formula="of:=COS([.B122])" office:value-type="float" office:value="0.121869343405147" calcext:value-type="float">
            <text:p>0.1218693434</text:p>
          </table:table-cell>
          <table:table-cell table:formula="of:=([.$B$8] + [$Sheet1.$B$19])/IF([.D122]&gt;0;2;-2)" office:value-type="float" office:value="90" calcext:value-type="float">
            <text:p>90</text:p>
          </table:table-cell>
          <table:table-cell table:formula="of:=([.$B$9] + [$Sheet1.$B$19])/IF([.C122]&gt;0;2;-2)" office:value-type="float" office:value="40" calcext:value-type="float">
            <text:p>40</text:p>
          </table:table-cell>
          <table:table-cell table:formula="of:=[.E122]*[.C122]" office:value-type="float" office:value="89.329153647719" calcext:value-type="float">
            <text:p>89.3291536477</text:p>
          </table:table-cell>
          <table:table-cell table:formula="of:=[.F122]*[.D122]" office:value-type="float" office:value="4.8747737362059" calcext:value-type="float">
            <text:p>4.8747737362</text:p>
          </table:table-cell>
          <table:table-cell table:formula="of:=IF(ABS([.G122])&lt;ABS([.H122]); [.E122];[.H122]/[.C122])" office:value-type="float" office:value="4.91138243611618" calcext:value-type="float">
            <text:p>4.9113824361</text:p>
          </table:table-cell>
          <table:table-cell table:formula="of:=IF(ABS([.G122])&lt;ABS([.H122]);[.G122]/[.D122];[.F122])" office:value-type="float" office:value="40" calcext:value-type="float">
            <text:p>40</text:p>
          </table:table-cell>
          <table:table-cell table:formula="of:=[.$E$9]+[.I122]" office:value-type="float" office:value="1024.91138243612" calcext:value-type="float">
            <text:p>1024.9113824361</text:p>
          </table:table-cell>
          <table:table-cell table:formula="of:=[.$F$9]+[.J122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ADIANS([.A123])" office:value-type="float" office:value="1.46607657167524" calcext:value-type="float">
            <text:p>1.4660765717</text:p>
          </table:table-cell>
          <table:table-cell table:formula="of:=SIN([.B123])" office:value-type="float" office:value="0.994521895368273" calcext:value-type="float">
            <text:p>0.9945218954</text:p>
          </table:table-cell>
          <table:table-cell table:formula="of:=COS([.B123])" office:value-type="float" office:value="0.104528463267653" calcext:value-type="float">
            <text:p>0.1045284633</text:p>
          </table:table-cell>
          <table:table-cell table:formula="of:=([.$B$8] + [$Sheet1.$B$19])/IF([.D123]&gt;0;2;-2)" office:value-type="float" office:value="90" calcext:value-type="float">
            <text:p>90</text:p>
          </table:table-cell>
          <table:table-cell table:formula="of:=([.$B$9] + [$Sheet1.$B$19])/IF([.C123]&gt;0;2;-2)" office:value-type="float" office:value="40" calcext:value-type="float">
            <text:p>40</text:p>
          </table:table-cell>
          <table:table-cell table:formula="of:=[.E123]*[.C123]" office:value-type="float" office:value="89.5069705831446" calcext:value-type="float">
            <text:p>89.5069705831</text:p>
          </table:table-cell>
          <table:table-cell table:formula="of:=[.F123]*[.D123]" office:value-type="float" office:value="4.18113853070614" calcext:value-type="float">
            <text:p>4.1811385307</text:p>
          </table:table-cell>
          <table:table-cell table:formula="of:=IF(ABS([.G123])&lt;ABS([.H123]); [.E123];[.H123]/[.C123])" office:value-type="float" office:value="4.20416941062706" calcext:value-type="float">
            <text:p>4.2041694106</text:p>
          </table:table-cell>
          <table:table-cell table:formula="of:=IF(ABS([.G123])&lt;ABS([.H123]);[.G123]/[.D123];[.F123])" office:value-type="float" office:value="40" calcext:value-type="float">
            <text:p>40</text:p>
          </table:table-cell>
          <table:table-cell table:formula="of:=[.$E$9]+[.I123]" office:value-type="float" office:value="1024.20416941063" calcext:value-type="float">
            <text:p>1024.2041694106</text:p>
          </table:table-cell>
          <table:table-cell table:formula="of:=[.$F$9]+[.J123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ADIANS([.A124])" office:value-type="float" office:value="1.48352986419518" calcext:value-type="float">
            <text:p>1.4835298642</text:p>
          </table:table-cell>
          <table:table-cell table:formula="of:=SIN([.B124])" office:value-type="float" office:value="0.996194698091746" calcext:value-type="float">
            <text:p>0.9961946981</text:p>
          </table:table-cell>
          <table:table-cell table:formula="of:=COS([.B124])" office:value-type="float" office:value="0.0871557427476581" calcext:value-type="float">
            <text:p>0.0871557427</text:p>
          </table:table-cell>
          <table:table-cell table:formula="of:=([.$B$8] + [$Sheet1.$B$19])/IF([.D124]&gt;0;2;-2)" office:value-type="float" office:value="90" calcext:value-type="float">
            <text:p>90</text:p>
          </table:table-cell>
          <table:table-cell table:formula="of:=([.$B$9] + [$Sheet1.$B$19])/IF([.C124]&gt;0;2;-2)" office:value-type="float" office:value="40" calcext:value-type="float">
            <text:p>40</text:p>
          </table:table-cell>
          <table:table-cell table:formula="of:=[.E124]*[.C124]" office:value-type="float" office:value="89.6575228282571" calcext:value-type="float">
            <text:p>89.6575228283</text:p>
          </table:table-cell>
          <table:table-cell table:formula="of:=[.F124]*[.D124]" office:value-type="float" office:value="3.48622970990633" calcext:value-type="float">
            <text:p>3.4862297099</text:p>
          </table:table-cell>
          <table:table-cell table:formula="of:=IF(ABS([.G124])&lt;ABS([.H124]); [.E124];[.H124]/[.C124])" office:value-type="float" office:value="3.49954654103696" calcext:value-type="float">
            <text:p>3.499546541</text:p>
          </table:table-cell>
          <table:table-cell table:formula="of:=IF(ABS([.G124])&lt;ABS([.H124]);[.G124]/[.D124];[.F124])" office:value-type="float" office:value="40" calcext:value-type="float">
            <text:p>40</text:p>
          </table:table-cell>
          <table:table-cell table:formula="of:=[.$E$9]+[.I124]" office:value-type="float" office:value="1023.49954654104" calcext:value-type="float">
            <text:p>1023.499546541</text:p>
          </table:table-cell>
          <table:table-cell table:formula="of:=[.$F$9]+[.J124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ADIANS([.A125])" office:value-type="float" office:value="1.50098315671512" calcext:value-type="float">
            <text:p>1.5009831567</text:p>
          </table:table-cell>
          <table:table-cell table:formula="of:=SIN([.B125])" office:value-type="float" office:value="0.997564050259824" calcext:value-type="float">
            <text:p>0.9975640503</text:p>
          </table:table-cell>
          <table:table-cell table:formula="of:=COS([.B125])" office:value-type="float" office:value="0.0697564737441252" calcext:value-type="float">
            <text:p>0.0697564737</text:p>
          </table:table-cell>
          <table:table-cell table:formula="of:=([.$B$8] + [$Sheet1.$B$19])/IF([.D125]&gt;0;2;-2)" office:value-type="float" office:value="90" calcext:value-type="float">
            <text:p>90</text:p>
          </table:table-cell>
          <table:table-cell table:formula="of:=([.$B$9] + [$Sheet1.$B$19])/IF([.C125]&gt;0;2;-2)" office:value-type="float" office:value="40" calcext:value-type="float">
            <text:p>40</text:p>
          </table:table-cell>
          <table:table-cell table:formula="of:=[.E125]*[.C125]" office:value-type="float" office:value="89.7807645233842" calcext:value-type="float">
            <text:p>89.7807645234</text:p>
          </table:table-cell>
          <table:table-cell table:formula="of:=[.F125]*[.D125]" office:value-type="float" office:value="2.79025894976501" calcext:value-type="float">
            <text:p>2.7902589498</text:p>
          </table:table-cell>
          <table:table-cell table:formula="of:=IF(ABS([.G125])&lt;ABS([.H125]); [.E125];[.H125]/[.C125])" office:value-type="float" office:value="2.79707247774041" calcext:value-type="float">
            <text:p>2.7970724777</text:p>
          </table:table-cell>
          <table:table-cell table:formula="of:=IF(ABS([.G125])&lt;ABS([.H125]);[.G125]/[.D125];[.F125])" office:value-type="float" office:value="40" calcext:value-type="float">
            <text:p>40</text:p>
          </table:table-cell>
          <table:table-cell table:formula="of:=[.$E$9]+[.I125]" office:value-type="float" office:value="1022.79707247774" calcext:value-type="float">
            <text:p>1022.7970724777</text:p>
          </table:table-cell>
          <table:table-cell table:formula="of:=[.$F$9]+[.J125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ADIANS([.A126])" office:value-type="float" office:value="1.51843644923507" calcext:value-type="float">
            <text:p>1.5184364492</text:p>
          </table:table-cell>
          <table:table-cell table:formula="of:=SIN([.B126])" office:value-type="float" office:value="0.998629534754574" calcext:value-type="float">
            <text:p>0.9986295348</text:p>
          </table:table-cell>
          <table:table-cell table:formula="of:=COS([.B126])" office:value-type="float" office:value="0.052335956242944" calcext:value-type="float">
            <text:p>0.0523359562</text:p>
          </table:table-cell>
          <table:table-cell table:formula="of:=([.$B$8] + [$Sheet1.$B$19])/IF([.D126]&gt;0;2;-2)" office:value-type="float" office:value="90" calcext:value-type="float">
            <text:p>90</text:p>
          </table:table-cell>
          <table:table-cell table:formula="of:=([.$B$9] + [$Sheet1.$B$19])/IF([.C126]&gt;0;2;-2)" office:value-type="float" office:value="40" calcext:value-type="float">
            <text:p>40</text:p>
          </table:table-cell>
          <table:table-cell table:formula="of:=[.E126]*[.C126]" office:value-type="float" office:value="89.8766581279116" calcext:value-type="float">
            <text:p>89.8766581279</text:p>
          </table:table-cell>
          <table:table-cell table:formula="of:=[.F126]*[.D126]" office:value-type="float" office:value="2.09343824971776" calcext:value-type="float">
            <text:p>2.0934382497</text:p>
          </table:table-cell>
          <table:table-cell table:formula="of:=IF(ABS([.G126])&lt;ABS([.H126]); [.E126];[.H126]/[.C126])" office:value-type="float" office:value="2.09631117132165" calcext:value-type="float">
            <text:p>2.0963111713</text:p>
          </table:table-cell>
          <table:table-cell table:formula="of:=IF(ABS([.G126])&lt;ABS([.H126]);[.G126]/[.D126];[.F126])" office:value-type="float" office:value="40" calcext:value-type="float">
            <text:p>40</text:p>
          </table:table-cell>
          <table:table-cell table:formula="of:=[.$E$9]+[.I126]" office:value-type="float" office:value="1022.09631117132" calcext:value-type="float">
            <text:p>1022.0963111713</text:p>
          </table:table-cell>
          <table:table-cell table:formula="of:=[.$F$9]+[.J126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ADIANS([.A127])" office:value-type="float" office:value="1.53588974175501" calcext:value-type="float">
            <text:p>1.5358897418</text:p>
          </table:table-cell>
          <table:table-cell table:formula="of:=SIN([.B127])" office:value-type="float" office:value="0.999390827019096" calcext:value-type="float">
            <text:p>0.999390827</text:p>
          </table:table-cell>
          <table:table-cell table:formula="of:=COS([.B127])" office:value-type="float" office:value="0.0348994967025011" calcext:value-type="float">
            <text:p>0.0348994967</text:p>
          </table:table-cell>
          <table:table-cell table:formula="of:=([.$B$8] + [$Sheet1.$B$19])/IF([.D127]&gt;0;2;-2)" office:value-type="float" office:value="90" calcext:value-type="float">
            <text:p>90</text:p>
          </table:table-cell>
          <table:table-cell table:formula="of:=([.$B$9] + [$Sheet1.$B$19])/IF([.C127]&gt;0;2;-2)" office:value-type="float" office:value="40" calcext:value-type="float">
            <text:p>40</text:p>
          </table:table-cell>
          <table:table-cell table:formula="of:=[.E127]*[.C127]" office:value-type="float" office:value="89.9451744317186" calcext:value-type="float">
            <text:p>89.9451744317</text:p>
          </table:table-cell>
          <table:table-cell table:formula="of:=[.F127]*[.D127]" office:value-type="float" office:value="1.39597986810004" calcext:value-type="float">
            <text:p>1.3959798681</text:p>
          </table:table-cell>
          <table:table-cell table:formula="of:=IF(ABS([.G127])&lt;ABS([.H127]); [.E127];[.H127]/[.C127])" office:value-type="float" office:value="1.39683077966991" calcext:value-type="float">
            <text:p>1.3968307797</text:p>
          </table:table-cell>
          <table:table-cell table:formula="of:=IF(ABS([.G127])&lt;ABS([.H127]);[.G127]/[.D127];[.F127])" office:value-type="float" office:value="40" calcext:value-type="float">
            <text:p>40</text:p>
          </table:table-cell>
          <table:table-cell table:formula="of:=[.$E$9]+[.I127]" office:value-type="float" office:value="1021.39683077967" calcext:value-type="float">
            <text:p>1021.3968307797</text:p>
          </table:table-cell>
          <table:table-cell table:formula="of:=[.$F$9]+[.J127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ADIANS([.A128])" office:value-type="float" office:value="1.55334303427495" calcext:value-type="float">
            <text:p>1.5533430343</text:p>
          </table:table-cell>
          <table:table-cell table:formula="of:=SIN([.B128])" office:value-type="float" office:value="0.999847695156391" calcext:value-type="float">
            <text:p>0.9998476952</text:p>
          </table:table-cell>
          <table:table-cell table:formula="of:=COS([.B128])" office:value-type="float" office:value="0.0174524064372836" calcext:value-type="float">
            <text:p>0.0174524064</text:p>
          </table:table-cell>
          <table:table-cell table:formula="of:=([.$B$8] + [$Sheet1.$B$19])/IF([.D128]&gt;0;2;-2)" office:value-type="float" office:value="90" calcext:value-type="float">
            <text:p>90</text:p>
          </table:table-cell>
          <table:table-cell table:formula="of:=([.$B$9] + [$Sheet1.$B$19])/IF([.C128]&gt;0;2;-2)" office:value-type="float" office:value="40" calcext:value-type="float">
            <text:p>40</text:p>
          </table:table-cell>
          <table:table-cell table:formula="of:=[.E128]*[.C128]" office:value-type="float" office:value="89.9862925640752" calcext:value-type="float">
            <text:p>89.9862925641</text:p>
          </table:table-cell>
          <table:table-cell table:formula="of:=[.F128]*[.D128]" office:value-type="float" office:value="0.698096257491344" calcext:value-type="float">
            <text:p>0.6980962575</text:p>
          </table:table-cell>
          <table:table-cell table:formula="of:=IF(ABS([.G128])&lt;ABS([.H128]); [.E128];[.H128]/[.C128])" office:value-type="float" office:value="0.698202597128707" calcext:value-type="float">
            <text:p>0.6982025971</text:p>
          </table:table-cell>
          <table:table-cell table:formula="of:=IF(ABS([.G128])&lt;ABS([.H128]);[.G128]/[.D128];[.F128])" office:value-type="float" office:value="40" calcext:value-type="float">
            <text:p>40</text:p>
          </table:table-cell>
          <table:table-cell table:formula="of:=[.$E$9]+[.I128]" office:value-type="float" office:value="1020.69820259713" calcext:value-type="float">
            <text:p>1020.6982025971</text:p>
          </table:table-cell>
          <table:table-cell table:formula="of:=[.$F$9]+[.J128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DIANS([.A129])" office:value-type="float" office:value="1.5707963267949" calcext:value-type="float">
            <text:p>1.5707963268</text:p>
          </table:table-cell>
          <table:table-cell table:formula="of:=SIN([.B129])" office:value-type="float" office:value="1" calcext:value-type="float">
            <text:p>1</text:p>
          </table:table-cell>
          <table:table-cell table:formula="of:=COS([.B129])" office:value-type="float" office:value="6.12323399573677E-017" calcext:value-type="float">
            <text:p>6.12323399573677E-17</text:p>
          </table:table-cell>
          <table:table-cell table:formula="of:=([.$B$8] + [$Sheet1.$B$19])/IF([.D129]&gt;0;2;-2)" office:value-type="float" office:value="90" calcext:value-type="float">
            <text:p>90</text:p>
          </table:table-cell>
          <table:table-cell table:formula="of:=([.$B$9] + [$Sheet1.$B$19])/IF([.C129]&gt;0;2;-2)" office:value-type="float" office:value="40" calcext:value-type="float">
            <text:p>40</text:p>
          </table:table-cell>
          <table:table-cell table:formula="of:=[.E129]*[.C129]" office:value-type="float" office:value="90" calcext:value-type="float">
            <text:p>90</text:p>
          </table:table-cell>
          <table:table-cell table:formula="of:=[.F129]*[.D129]" office:value-type="float" office:value="2.44929359829471E-015" calcext:value-type="float">
            <text:p>2.44929359829471E-15</text:p>
          </table:table-cell>
          <table:table-cell table:formula="of:=IF(ABS([.G129])&lt;ABS([.H129]); [.E129];[.H129]/[.C129])" office:value-type="float" office:value="2.44929359829471E-015" calcext:value-type="float">
            <text:p>2.44929359829471E-15</text:p>
          </table:table-cell>
          <table:table-cell table:formula="of:=IF(ABS([.G129])&lt;ABS([.H129]);[.G129]/[.D129];[.F129])" office:value-type="float" office:value="40" calcext:value-type="float">
            <text:p>40</text:p>
          </table:table-cell>
          <table:table-cell table:formula="of:=[.$E$9]+[.I129]" office:value-type="float" office:value="1020" calcext:value-type="float">
            <text:p>1020</text:p>
          </table:table-cell>
          <table:table-cell table:formula="of:=[.$F$9]+[.J129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ADIANS([.A130])" office:value-type="float" office:value="1.58824961931484" calcext:value-type="float">
            <text:p>1.5882496193</text:p>
          </table:table-cell>
          <table:table-cell table:formula="of:=SIN([.B130])" office:value-type="float" office:value="0.999847695156391" calcext:value-type="float">
            <text:p>0.9998476952</text:p>
          </table:table-cell>
          <table:table-cell table:formula="of:=COS([.B130])" office:value-type="float" office:value="-0.0174524064372835" calcext:value-type="float">
            <text:p>-0.0174524064</text:p>
          </table:table-cell>
          <table:table-cell table:formula="of:=([.$B$8] + [$Sheet1.$B$19])/IF([.D130]&gt;0;2;-2)" office:value-type="float" office:value="-90" calcext:value-type="float">
            <text:p>-90</text:p>
          </table:table-cell>
          <table:table-cell table:formula="of:=([.$B$9] + [$Sheet1.$B$19])/IF([.C130]&gt;0;2;-2)" office:value-type="float" office:value="40" calcext:value-type="float">
            <text:p>40</text:p>
          </table:table-cell>
          <table:table-cell table:formula="of:=[.E130]*[.C130]" office:value-type="float" office:value="-89.9862925640752" calcext:value-type="float">
            <text:p>-89.9862925641</text:p>
          </table:table-cell>
          <table:table-cell table:formula="of:=[.F130]*[.D130]" office:value-type="float" office:value="-0.698096257491339" calcext:value-type="float">
            <text:p>-0.6980962575</text:p>
          </table:table-cell>
          <table:table-cell table:formula="of:=IF(ABS([.G130])&lt;ABS([.H130]); [.E130];[.H130]/[.C130])" office:value-type="float" office:value="-0.698202597128702" calcext:value-type="float">
            <text:p>-0.6982025971</text:p>
          </table:table-cell>
          <table:table-cell table:formula="of:=IF(ABS([.G130])&lt;ABS([.H130]);[.G130]/[.D130];[.F130])" office:value-type="float" office:value="40" calcext:value-type="float">
            <text:p>40</text:p>
          </table:table-cell>
          <table:table-cell table:formula="of:=[.$E$9]+[.I130]" office:value-type="float" office:value="1019.30179740287" calcext:value-type="float">
            <text:p>1019.3017974029</text:p>
          </table:table-cell>
          <table:table-cell table:formula="of:=[.$F$9]+[.J130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ADIANS([.A131])" office:value-type="float" office:value="1.60570291183478" calcext:value-type="float">
            <text:p>1.6057029118</text:p>
          </table:table-cell>
          <table:table-cell table:formula="of:=SIN([.B131])" office:value-type="float" office:value="0.999390827019096" calcext:value-type="float">
            <text:p>0.999390827</text:p>
          </table:table-cell>
          <table:table-cell table:formula="of:=COS([.B131])" office:value-type="float" office:value="-0.034899496702501" calcext:value-type="float">
            <text:p>-0.0348994967</text:p>
          </table:table-cell>
          <table:table-cell table:formula="of:=([.$B$8] + [$Sheet1.$B$19])/IF([.D131]&gt;0;2;-2)" office:value-type="float" office:value="-90" calcext:value-type="float">
            <text:p>-90</text:p>
          </table:table-cell>
          <table:table-cell table:formula="of:=([.$B$9] + [$Sheet1.$B$19])/IF([.C131]&gt;0;2;-2)" office:value-type="float" office:value="40" calcext:value-type="float">
            <text:p>40</text:p>
          </table:table-cell>
          <table:table-cell table:formula="of:=[.E131]*[.C131]" office:value-type="float" office:value="-89.9451744317186" calcext:value-type="float">
            <text:p>-89.9451744317</text:p>
          </table:table-cell>
          <table:table-cell table:formula="of:=[.F131]*[.D131]" office:value-type="float" office:value="-1.39597986810004" calcext:value-type="float">
            <text:p>-1.3959798681</text:p>
          </table:table-cell>
          <table:table-cell table:formula="of:=IF(ABS([.G131])&lt;ABS([.H131]); [.E131];[.H131]/[.C131])" office:value-type="float" office:value="-1.39683077966991" calcext:value-type="float">
            <text:p>-1.3968307797</text:p>
          </table:table-cell>
          <table:table-cell table:formula="of:=IF(ABS([.G131])&lt;ABS([.H131]);[.G131]/[.D131];[.F131])" office:value-type="float" office:value="40" calcext:value-type="float">
            <text:p>40</text:p>
          </table:table-cell>
          <table:table-cell table:formula="of:=[.$E$9]+[.I131]" office:value-type="float" office:value="1018.60316922033" calcext:value-type="float">
            <text:p>1018.6031692203</text:p>
          </table:table-cell>
          <table:table-cell table:formula="of:=[.$F$9]+[.J131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ADIANS([.A132])" office:value-type="float" office:value="1.62315620435473" calcext:value-type="float">
            <text:p>1.6231562044</text:p>
          </table:table-cell>
          <table:table-cell table:formula="of:=SIN([.B132])" office:value-type="float" office:value="0.998629534754574" calcext:value-type="float">
            <text:p>0.9986295348</text:p>
          </table:table-cell>
          <table:table-cell table:formula="of:=COS([.B132])" office:value-type="float" office:value="-0.0523359562429438" calcext:value-type="float">
            <text:p>-0.0523359562</text:p>
          </table:table-cell>
          <table:table-cell table:formula="of:=([.$B$8] + [$Sheet1.$B$19])/IF([.D132]&gt;0;2;-2)" office:value-type="float" office:value="-90" calcext:value-type="float">
            <text:p>-90</text:p>
          </table:table-cell>
          <table:table-cell table:formula="of:=([.$B$9] + [$Sheet1.$B$19])/IF([.C132]&gt;0;2;-2)" office:value-type="float" office:value="40" calcext:value-type="float">
            <text:p>40</text:p>
          </table:table-cell>
          <table:table-cell table:formula="of:=[.E132]*[.C132]" office:value-type="float" office:value="-89.8766581279116" calcext:value-type="float">
            <text:p>-89.8766581279</text:p>
          </table:table-cell>
          <table:table-cell table:formula="of:=[.F132]*[.D132]" office:value-type="float" office:value="-2.09343824971775" calcext:value-type="float">
            <text:p>-2.0934382497</text:p>
          </table:table-cell>
          <table:table-cell table:formula="of:=IF(ABS([.G132])&lt;ABS([.H132]); [.E132];[.H132]/[.C132])" office:value-type="float" office:value="-2.09631117132165" calcext:value-type="float">
            <text:p>-2.0963111713</text:p>
          </table:table-cell>
          <table:table-cell table:formula="of:=IF(ABS([.G132])&lt;ABS([.H132]);[.G132]/[.D132];[.F132])" office:value-type="float" office:value="40" calcext:value-type="float">
            <text:p>40</text:p>
          </table:table-cell>
          <table:table-cell table:formula="of:=[.$E$9]+[.I132]" office:value-type="float" office:value="1017.90368882868" calcext:value-type="float">
            <text:p>1017.9036888287</text:p>
          </table:table-cell>
          <table:table-cell table:formula="of:=[.$F$9]+[.J132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ADIANS([.A133])" office:value-type="float" office:value="1.64060949687467" calcext:value-type="float">
            <text:p>1.6406094969</text:p>
          </table:table-cell>
          <table:table-cell table:formula="of:=SIN([.B133])" office:value-type="float" office:value="0.997564050259824" calcext:value-type="float">
            <text:p>0.9975640503</text:p>
          </table:table-cell>
          <table:table-cell table:formula="of:=COS([.B133])" office:value-type="float" office:value="-0.0697564737441253" calcext:value-type="float">
            <text:p>-0.0697564737</text:p>
          </table:table-cell>
          <table:table-cell table:formula="of:=([.$B$8] + [$Sheet1.$B$19])/IF([.D133]&gt;0;2;-2)" office:value-type="float" office:value="-90" calcext:value-type="float">
            <text:p>-90</text:p>
          </table:table-cell>
          <table:table-cell table:formula="of:=([.$B$9] + [$Sheet1.$B$19])/IF([.C133]&gt;0;2;-2)" office:value-type="float" office:value="40" calcext:value-type="float">
            <text:p>40</text:p>
          </table:table-cell>
          <table:table-cell table:formula="of:=[.E133]*[.C133]" office:value-type="float" office:value="-89.7807645233842" calcext:value-type="float">
            <text:p>-89.7807645234</text:p>
          </table:table-cell>
          <table:table-cell table:formula="of:=[.F133]*[.D133]" office:value-type="float" office:value="-2.79025894976501" calcext:value-type="float">
            <text:p>-2.7902589498</text:p>
          </table:table-cell>
          <table:table-cell table:formula="of:=IF(ABS([.G133])&lt;ABS([.H133]); [.E133];[.H133]/[.C133])" office:value-type="float" office:value="-2.79707247774042" calcext:value-type="float">
            <text:p>-2.7970724777</text:p>
          </table:table-cell>
          <table:table-cell table:formula="of:=IF(ABS([.G133])&lt;ABS([.H133]);[.G133]/[.D133];[.F133])" office:value-type="float" office:value="40" calcext:value-type="float">
            <text:p>40</text:p>
          </table:table-cell>
          <table:table-cell table:formula="of:=[.$E$9]+[.I133]" office:value-type="float" office:value="1017.20292752226" calcext:value-type="float">
            <text:p>1017.2029275223</text:p>
          </table:table-cell>
          <table:table-cell table:formula="of:=[.$F$9]+[.J133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ADIANS([.A134])" office:value-type="float" office:value="1.65806278939461" calcext:value-type="float">
            <text:p>1.6580627894</text:p>
          </table:table-cell>
          <table:table-cell table:formula="of:=SIN([.B134])" office:value-type="float" office:value="0.996194698091746" calcext:value-type="float">
            <text:p>0.9961946981</text:p>
          </table:table-cell>
          <table:table-cell table:formula="of:=COS([.B134])" office:value-type="float" office:value="-0.0871557427476582" calcext:value-type="float">
            <text:p>-0.0871557427</text:p>
          </table:table-cell>
          <table:table-cell table:formula="of:=([.$B$8] + [$Sheet1.$B$19])/IF([.D134]&gt;0;2;-2)" office:value-type="float" office:value="-90" calcext:value-type="float">
            <text:p>-90</text:p>
          </table:table-cell>
          <table:table-cell table:formula="of:=([.$B$9] + [$Sheet1.$B$19])/IF([.C134]&gt;0;2;-2)" office:value-type="float" office:value="40" calcext:value-type="float">
            <text:p>40</text:p>
          </table:table-cell>
          <table:table-cell table:formula="of:=[.E134]*[.C134]" office:value-type="float" office:value="-89.6575228282571" calcext:value-type="float">
            <text:p>-89.6575228283</text:p>
          </table:table-cell>
          <table:table-cell table:formula="of:=[.F134]*[.D134]" office:value-type="float" office:value="-3.48622970990633" calcext:value-type="float">
            <text:p>-3.4862297099</text:p>
          </table:table-cell>
          <table:table-cell table:formula="of:=IF(ABS([.G134])&lt;ABS([.H134]); [.E134];[.H134]/[.C134])" office:value-type="float" office:value="-3.49954654103696" calcext:value-type="float">
            <text:p>-3.499546541</text:p>
          </table:table-cell>
          <table:table-cell table:formula="of:=IF(ABS([.G134])&lt;ABS([.H134]);[.G134]/[.D134];[.F134])" office:value-type="float" office:value="40" calcext:value-type="float">
            <text:p>40</text:p>
          </table:table-cell>
          <table:table-cell table:formula="of:=[.$E$9]+[.I134]" office:value-type="float" office:value="1016.50045345896" calcext:value-type="float">
            <text:p>1016.500453459</text:p>
          </table:table-cell>
          <table:table-cell table:formula="of:=[.$F$9]+[.J134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ADIANS([.A135])" office:value-type="float" office:value="1.67551608191456" calcext:value-type="float">
            <text:p>1.6755160819</text:p>
          </table:table-cell>
          <table:table-cell table:formula="of:=SIN([.B135])" office:value-type="float" office:value="0.994521895368273" calcext:value-type="float">
            <text:p>0.9945218954</text:p>
          </table:table-cell>
          <table:table-cell table:formula="of:=COS([.B135])" office:value-type="float" office:value="-0.104528463267654" calcext:value-type="float">
            <text:p>-0.1045284633</text:p>
          </table:table-cell>
          <table:table-cell table:formula="of:=([.$B$8] + [$Sheet1.$B$19])/IF([.D135]&gt;0;2;-2)" office:value-type="float" office:value="-90" calcext:value-type="float">
            <text:p>-90</text:p>
          </table:table-cell>
          <table:table-cell table:formula="of:=([.$B$9] + [$Sheet1.$B$19])/IF([.C135]&gt;0;2;-2)" office:value-type="float" office:value="40" calcext:value-type="float">
            <text:p>40</text:p>
          </table:table-cell>
          <table:table-cell table:formula="of:=[.E135]*[.C135]" office:value-type="float" office:value="-89.5069705831446" calcext:value-type="float">
            <text:p>-89.5069705831</text:p>
          </table:table-cell>
          <table:table-cell table:formula="of:=[.F135]*[.D135]" office:value-type="float" office:value="-4.18113853070614" calcext:value-type="float">
            <text:p>-4.1811385307</text:p>
          </table:table-cell>
          <table:table-cell table:formula="of:=IF(ABS([.G135])&lt;ABS([.H135]); [.E135];[.H135]/[.C135])" office:value-type="float" office:value="-4.20416941062706" calcext:value-type="float">
            <text:p>-4.2041694106</text:p>
          </table:table-cell>
          <table:table-cell table:formula="of:=IF(ABS([.G135])&lt;ABS([.H135]);[.G135]/[.D135];[.F135])" office:value-type="float" office:value="40" calcext:value-type="float">
            <text:p>40</text:p>
          </table:table-cell>
          <table:table-cell table:formula="of:=[.$E$9]+[.I135]" office:value-type="float" office:value="1015.79583058937" calcext:value-type="float">
            <text:p>1015.7958305894</text:p>
          </table:table-cell>
          <table:table-cell table:formula="of:=[.$F$9]+[.J135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ADIANS([.A136])" office:value-type="float" office:value="1.6929693744345" calcext:value-type="float">
            <text:p>1.6929693744</text:p>
          </table:table-cell>
          <table:table-cell table:formula="of:=SIN([.B136])" office:value-type="float" office:value="0.992546151641322" calcext:value-type="float">
            <text:p>0.9925461516</text:p>
          </table:table-cell>
          <table:table-cell table:formula="of:=COS([.B136])" office:value-type="float" office:value="-0.121869343405147" calcext:value-type="float">
            <text:p>-0.1218693434</text:p>
          </table:table-cell>
          <table:table-cell table:formula="of:=([.$B$8] + [$Sheet1.$B$19])/IF([.D136]&gt;0;2;-2)" office:value-type="float" office:value="-90" calcext:value-type="float">
            <text:p>-90</text:p>
          </table:table-cell>
          <table:table-cell table:formula="of:=([.$B$9] + [$Sheet1.$B$19])/IF([.C136]&gt;0;2;-2)" office:value-type="float" office:value="40" calcext:value-type="float">
            <text:p>40</text:p>
          </table:table-cell>
          <table:table-cell table:formula="of:=[.E136]*[.C136]" office:value-type="float" office:value="-89.329153647719" calcext:value-type="float">
            <text:p>-89.3291536477</text:p>
          </table:table-cell>
          <table:table-cell table:formula="of:=[.F136]*[.D136]" office:value-type="float" office:value="-4.8747737362059" calcext:value-type="float">
            <text:p>-4.8747737362</text:p>
          </table:table-cell>
          <table:table-cell table:formula="of:=IF(ABS([.G136])&lt;ABS([.H136]); [.E136];[.H136]/[.C136])" office:value-type="float" office:value="-4.91138243611618" calcext:value-type="float">
            <text:p>-4.9113824361</text:p>
          </table:table-cell>
          <table:table-cell table:formula="of:=IF(ABS([.G136])&lt;ABS([.H136]);[.G136]/[.D136];[.F136])" office:value-type="float" office:value="40" calcext:value-type="float">
            <text:p>40</text:p>
          </table:table-cell>
          <table:table-cell table:formula="of:=[.$E$9]+[.I136]" office:value-type="float" office:value="1015.08861756388" calcext:value-type="float">
            <text:p>1015.0886175639</text:p>
          </table:table-cell>
          <table:table-cell table:formula="of:=[.$F$9]+[.J136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ADIANS([.A137])" office:value-type="float" office:value="1.71042266695444" calcext:value-type="float">
            <text:p>1.710422667</text:p>
          </table:table-cell>
          <table:table-cell table:formula="of:=SIN([.B137])" office:value-type="float" office:value="0.99026806874157" calcext:value-type="float">
            <text:p>0.9902680687</text:p>
          </table:table-cell>
          <table:table-cell table:formula="of:=COS([.B137])" office:value-type="float" office:value="-0.139173100960065" calcext:value-type="float">
            <text:p>-0.139173101</text:p>
          </table:table-cell>
          <table:table-cell table:formula="of:=([.$B$8] + [$Sheet1.$B$19])/IF([.D137]&gt;0;2;-2)" office:value-type="float" office:value="-90" calcext:value-type="float">
            <text:p>-90</text:p>
          </table:table-cell>
          <table:table-cell table:formula="of:=([.$B$9] + [$Sheet1.$B$19])/IF([.C137]&gt;0;2;-2)" office:value-type="float" office:value="40" calcext:value-type="float">
            <text:p>40</text:p>
          </table:table-cell>
          <table:table-cell table:formula="of:=[.E137]*[.C137]" office:value-type="float" office:value="-89.1241261867413" calcext:value-type="float">
            <text:p>-89.1241261867</text:p>
          </table:table-cell>
          <table:table-cell table:formula="of:=[.F137]*[.D137]" office:value-type="float" office:value="-5.56692403840261" calcext:value-type="float">
            <text:p>-5.5669240384</text:p>
          </table:table-cell>
          <table:table-cell table:formula="of:=IF(ABS([.G137])&lt;ABS([.H137]); [.E137];[.H137]/[.C137])" office:value-type="float" office:value="-5.62163338809565" calcext:value-type="float">
            <text:p>-5.6216333881</text:p>
          </table:table-cell>
          <table:table-cell table:formula="of:=IF(ABS([.G137])&lt;ABS([.H137]);[.G137]/[.D137];[.F137])" office:value-type="float" office:value="40" calcext:value-type="float">
            <text:p>40</text:p>
          </table:table-cell>
          <table:table-cell table:formula="of:=[.$E$9]+[.I137]" office:value-type="float" office:value="1014.3783666119" calcext:value-type="float">
            <text:p>1014.3783666119</text:p>
          </table:table-cell>
          <table:table-cell table:formula="of:=[.$F$9]+[.J137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ADIANS([.A138])" office:value-type="float" office:value="1.72787595947439" calcext:value-type="float">
            <text:p>1.7278759595</text:p>
          </table:table-cell>
          <table:table-cell table:formula="of:=SIN([.B138])" office:value-type="float" office:value="0.987688340595138" calcext:value-type="float">
            <text:p>0.9876883406</text:p>
          </table:table-cell>
          <table:table-cell table:formula="of:=COS([.B138])" office:value-type="float" office:value="-0.156434465040231" calcext:value-type="float">
            <text:p>-0.156434465</text:p>
          </table:table-cell>
          <table:table-cell table:formula="of:=([.$B$8] + [$Sheet1.$B$19])/IF([.D138]&gt;0;2;-2)" office:value-type="float" office:value="-90" calcext:value-type="float">
            <text:p>-90</text:p>
          </table:table-cell>
          <table:table-cell table:formula="of:=([.$B$9] + [$Sheet1.$B$19])/IF([.C138]&gt;0;2;-2)" office:value-type="float" office:value="40" calcext:value-type="float">
            <text:p>40</text:p>
          </table:table-cell>
          <table:table-cell table:formula="of:=[.E138]*[.C138]" office:value-type="float" office:value="-88.8919506535624" calcext:value-type="float">
            <text:p>-88.8919506536</text:p>
          </table:table-cell>
          <table:table-cell table:formula="of:=[.F138]*[.D138]" office:value-type="float" office:value="-6.25737860160923" calcext:value-type="float">
            <text:p>-6.2573786016</text:p>
          </table:table-cell>
          <table:table-cell table:formula="of:=IF(ABS([.G138])&lt;ABS([.H138]); [.E138];[.H138]/[.C138])" office:value-type="float" office:value="-6.33537761298145" calcext:value-type="float">
            <text:p>-6.335377613</text:p>
          </table:table-cell>
          <table:table-cell table:formula="of:=IF(ABS([.G138])&lt;ABS([.H138]);[.G138]/[.D138];[.F138])" office:value-type="float" office:value="40" calcext:value-type="float">
            <text:p>40</text:p>
          </table:table-cell>
          <table:table-cell table:formula="of:=[.$E$9]+[.I138]" office:value-type="float" office:value="1013.66462238702" calcext:value-type="float">
            <text:p>1013.664622387</text:p>
          </table:table-cell>
          <table:table-cell table:formula="of:=[.$F$9]+[.J138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DIANS([.A139])" office:value-type="float" office:value="1.74532925199433" calcext:value-type="float">
            <text:p>1.745329252</text:p>
          </table:table-cell>
          <table:table-cell table:formula="of:=SIN([.B139])" office:value-type="float" office:value="0.984807753012208" calcext:value-type="float">
            <text:p>0.984807753</text:p>
          </table:table-cell>
          <table:table-cell table:formula="of:=COS([.B139])" office:value-type="float" office:value="-0.17364817766693" calcext:value-type="float">
            <text:p>-0.1736481777</text:p>
          </table:table-cell>
          <table:table-cell table:formula="of:=([.$B$8] + [$Sheet1.$B$19])/IF([.D139]&gt;0;2;-2)" office:value-type="float" office:value="-90" calcext:value-type="float">
            <text:p>-90</text:p>
          </table:table-cell>
          <table:table-cell table:formula="of:=([.$B$9] + [$Sheet1.$B$19])/IF([.C139]&gt;0;2;-2)" office:value-type="float" office:value="40" calcext:value-type="float">
            <text:p>40</text:p>
          </table:table-cell>
          <table:table-cell table:formula="of:=[.E139]*[.C139]" office:value-type="float" office:value="-88.6326977710987" calcext:value-type="float">
            <text:p>-88.6326977711</text:p>
          </table:table-cell>
          <table:table-cell table:formula="of:=[.F139]*[.D139]" office:value-type="float" office:value="-6.94592710667721" calcext:value-type="float">
            <text:p>-6.9459271067</text:p>
          </table:table-cell>
          <table:table-cell table:formula="of:=IF(ABS([.G139])&lt;ABS([.H139]); [.E139];[.H139]/[.C139])" office:value-type="float" office:value="-7.0530792283386" calcext:value-type="float">
            <text:p>-7.0530792283</text:p>
          </table:table-cell>
          <table:table-cell table:formula="of:=IF(ABS([.G139])&lt;ABS([.H139]);[.G139]/[.D139];[.F139])" office:value-type="float" office:value="40" calcext:value-type="float">
            <text:p>40</text:p>
          </table:table-cell>
          <table:table-cell table:formula="of:=[.$E$9]+[.I139]" office:value-type="float" office:value="1012.94692077166" calcext:value-type="float">
            <text:p>1012.9469207717</text:p>
          </table:table-cell>
          <table:table-cell table:formula="of:=[.$F$9]+[.J139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ADIANS([.A140])" office:value-type="float" office:value="1.76278254451427" calcext:value-type="float">
            <text:p>1.7627825445</text:p>
          </table:table-cell>
          <table:table-cell table:formula="of:=SIN([.B140])" office:value-type="float" office:value="0.981627183447664" calcext:value-type="float">
            <text:p>0.9816271834</text:p>
          </table:table-cell>
          <table:table-cell table:formula="of:=COS([.B140])" office:value-type="float" office:value="-0.190808995376545" calcext:value-type="float">
            <text:p>-0.1908089954</text:p>
          </table:table-cell>
          <table:table-cell table:formula="of:=([.$B$8] + [$Sheet1.$B$19])/IF([.D140]&gt;0;2;-2)" office:value-type="float" office:value="-90" calcext:value-type="float">
            <text:p>-90</text:p>
          </table:table-cell>
          <table:table-cell table:formula="of:=([.$B$9] + [$Sheet1.$B$19])/IF([.C140]&gt;0;2;-2)" office:value-type="float" office:value="40" calcext:value-type="float">
            <text:p>40</text:p>
          </table:table-cell>
          <table:table-cell table:formula="of:=[.E140]*[.C140]" office:value-type="float" office:value="-88.3464465102898" calcext:value-type="float">
            <text:p>-88.3464465103</text:p>
          </table:table-cell>
          <table:table-cell table:formula="of:=[.F140]*[.D140]" office:value-type="float" office:value="-7.63235981506179" calcext:value-type="float">
            <text:p>-7.6323598151</text:p>
          </table:table-cell>
          <table:table-cell table:formula="of:=IF(ABS([.G140])&lt;ABS([.H140]); [.E140];[.H140]/[.C140])" office:value-type="float" office:value="-7.77521236550874" calcext:value-type="float">
            <text:p>-7.7752123655</text:p>
          </table:table-cell>
          <table:table-cell table:formula="of:=IF(ABS([.G140])&lt;ABS([.H140]);[.G140]/[.D140];[.F140])" office:value-type="float" office:value="40" calcext:value-type="float">
            <text:p>40</text:p>
          </table:table-cell>
          <table:table-cell table:formula="of:=[.$E$9]+[.I140]" office:value-type="float" office:value="1012.22478763449" calcext:value-type="float">
            <text:p>1012.2247876345</text:p>
          </table:table-cell>
          <table:table-cell table:formula="of:=[.$F$9]+[.J140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ADIANS([.A141])" office:value-type="float" office:value="1.78023583703422" calcext:value-type="float">
            <text:p>1.780235837</text:p>
          </table:table-cell>
          <table:table-cell table:formula="of:=SIN([.B141])" office:value-type="float" office:value="0.978147600733806" calcext:value-type="float">
            <text:p>0.9781476007</text:p>
          </table:table-cell>
          <table:table-cell table:formula="of:=COS([.B141])" office:value-type="float" office:value="-0.207911690817759" calcext:value-type="float">
            <text:p>-0.2079116908</text:p>
          </table:table-cell>
          <table:table-cell table:formula="of:=([.$B$8] + [$Sheet1.$B$19])/IF([.D141]&gt;0;2;-2)" office:value-type="float" office:value="-90" calcext:value-type="float">
            <text:p>-90</text:p>
          </table:table-cell>
          <table:table-cell table:formula="of:=([.$B$9] + [$Sheet1.$B$19])/IF([.C141]&gt;0;2;-2)" office:value-type="float" office:value="40" calcext:value-type="float">
            <text:p>40</text:p>
          </table:table-cell>
          <table:table-cell table:formula="of:=[.E141]*[.C141]" office:value-type="float" office:value="-88.0332840660425" calcext:value-type="float">
            <text:p>-88.033284066</text:p>
          </table:table-cell>
          <table:table-cell table:formula="of:=[.F141]*[.D141]" office:value-type="float" office:value="-8.31646763271037" calcext:value-type="float">
            <text:p>-8.3164676327</text:p>
          </table:table-cell>
          <table:table-cell table:formula="of:=IF(ABS([.G141])&lt;ABS([.H141]); [.E141];[.H141]/[.C141])" office:value-type="float" office:value="-8.50226246680089" calcext:value-type="float">
            <text:p>-8.5022624668</text:p>
          </table:table-cell>
          <table:table-cell table:formula="of:=IF(ABS([.G141])&lt;ABS([.H141]);[.G141]/[.D141];[.F141])" office:value-type="float" office:value="40" calcext:value-type="float">
            <text:p>40</text:p>
          </table:table-cell>
          <table:table-cell table:formula="of:=[.$E$9]+[.I141]" office:value-type="float" office:value="1011.4977375332" calcext:value-type="float">
            <text:p>1011.4977375332</text:p>
          </table:table-cell>
          <table:table-cell table:formula="of:=[.$F$9]+[.J141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ADIANS([.A142])" office:value-type="float" office:value="1.79768912955416" calcext:value-type="float">
            <text:p>1.7976891296</text:p>
          </table:table-cell>
          <table:table-cell table:formula="of:=SIN([.B142])" office:value-type="float" office:value="0.974370064785235" calcext:value-type="float">
            <text:p>0.9743700648</text:p>
          </table:table-cell>
          <table:table-cell table:formula="of:=COS([.B142])" office:value-type="float" office:value="-0.224951054343865" calcext:value-type="float">
            <text:p>-0.2249510543</text:p>
          </table:table-cell>
          <table:table-cell table:formula="of:=([.$B$8] + [$Sheet1.$B$19])/IF([.D142]&gt;0;2;-2)" office:value-type="float" office:value="-90" calcext:value-type="float">
            <text:p>-90</text:p>
          </table:table-cell>
          <table:table-cell table:formula="of:=([.$B$9] + [$Sheet1.$B$19])/IF([.C142]&gt;0;2;-2)" office:value-type="float" office:value="40" calcext:value-type="float">
            <text:p>40</text:p>
          </table:table-cell>
          <table:table-cell table:formula="of:=[.E142]*[.C142]" office:value-type="float" office:value="-87.6933058306712" calcext:value-type="float">
            <text:p>-87.6933058307</text:p>
          </table:table-cell>
          <table:table-cell table:formula="of:=[.F142]*[.D142]" office:value-type="float" office:value="-8.9980421737546" calcext:value-type="float">
            <text:p>-8.9980421738</text:p>
          </table:table-cell>
          <table:table-cell table:formula="of:=IF(ABS([.G142])&lt;ABS([.H142]); [.E142];[.H142]/[.C142])" office:value-type="float" office:value="-9.23472764502253" calcext:value-type="float">
            <text:p>-9.234727645</text:p>
          </table:table-cell>
          <table:table-cell table:formula="of:=IF(ABS([.G142])&lt;ABS([.H142]);[.G142]/[.D142];[.F142])" office:value-type="float" office:value="40" calcext:value-type="float">
            <text:p>40</text:p>
          </table:table-cell>
          <table:table-cell table:formula="of:=[.$E$9]+[.I142]" office:value-type="float" office:value="1010.76527235498" calcext:value-type="float">
            <text:p>1010.765272355</text:p>
          </table:table-cell>
          <table:table-cell table:formula="of:=[.$F$9]+[.J142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ADIANS([.A143])" office:value-type="float" office:value="1.8151424220741" calcext:value-type="float">
            <text:p>1.8151424221</text:p>
          </table:table-cell>
          <table:table-cell table:formula="of:=SIN([.B143])" office:value-type="float" office:value="0.970295726275996" calcext:value-type="float">
            <text:p>0.9702957263</text:p>
          </table:table-cell>
          <table:table-cell table:formula="of:=COS([.B143])" office:value-type="float" office:value="-0.241921895599668" calcext:value-type="float">
            <text:p>-0.2419218956</text:p>
          </table:table-cell>
          <table:table-cell table:formula="of:=([.$B$8] + [$Sheet1.$B$19])/IF([.D143]&gt;0;2;-2)" office:value-type="float" office:value="-90" calcext:value-type="float">
            <text:p>-90</text:p>
          </table:table-cell>
          <table:table-cell table:formula="of:=([.$B$9] + [$Sheet1.$B$19])/IF([.C143]&gt;0;2;-2)" office:value-type="float" office:value="40" calcext:value-type="float">
            <text:p>40</text:p>
          </table:table-cell>
          <table:table-cell table:formula="of:=[.E143]*[.C143]" office:value-type="float" office:value="-87.3266153648397" calcext:value-type="float">
            <text:p>-87.3266153648</text:p>
          </table:table-cell>
          <table:table-cell table:formula="of:=[.F143]*[.D143]" office:value-type="float" office:value="-9.67687582398671" calcext:value-type="float">
            <text:p>-9.676875824</text:p>
          </table:table-cell>
          <table:table-cell table:formula="of:=IF(ABS([.G143])&lt;ABS([.H143]); [.E143];[.H143]/[.C143])" office:value-type="float" office:value="-9.97312011372723" calcext:value-type="float">
            <text:p>-9.9731201137</text:p>
          </table:table-cell>
          <table:table-cell table:formula="of:=IF(ABS([.G143])&lt;ABS([.H143]);[.G143]/[.D143];[.F143])" office:value-type="float" office:value="40" calcext:value-type="float">
            <text:p>40</text:p>
          </table:table-cell>
          <table:table-cell table:formula="of:=[.$E$9]+[.I143]" office:value-type="float" office:value="1010.02687988627" calcext:value-type="float">
            <text:p>1010.0268798863</text:p>
          </table:table-cell>
          <table:table-cell table:formula="of:=[.$F$9]+[.J143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ADIANS([.A144])" office:value-type="float" office:value="1.83259571459405" calcext:value-type="float">
            <text:p>1.8325957146</text:p>
          </table:table-cell>
          <table:table-cell table:formula="of:=SIN([.B144])" office:value-type="float" office:value="0.965925826289068" calcext:value-type="float">
            <text:p>0.9659258263</text:p>
          </table:table-cell>
          <table:table-cell table:formula="of:=COS([.B144])" office:value-type="float" office:value="-0.258819045102521" calcext:value-type="float">
            <text:p>-0.2588190451</text:p>
          </table:table-cell>
          <table:table-cell table:formula="of:=([.$B$8] + [$Sheet1.$B$19])/IF([.D144]&gt;0;2;-2)" office:value-type="float" office:value="-90" calcext:value-type="float">
            <text:p>-90</text:p>
          </table:table-cell>
          <table:table-cell table:formula="of:=([.$B$9] + [$Sheet1.$B$19])/IF([.C144]&gt;0;2;-2)" office:value-type="float" office:value="40" calcext:value-type="float">
            <text:p>40</text:p>
          </table:table-cell>
          <table:table-cell table:formula="of:=[.E144]*[.C144]" office:value-type="float" office:value="-86.9333243660162" calcext:value-type="float">
            <text:p>-86.933324366</text:p>
          </table:table-cell>
          <table:table-cell table:formula="of:=[.F144]*[.D144]" office:value-type="float" office:value="-10.3527618041008" calcext:value-type="float">
            <text:p>-10.3527618041</text:p>
          </table:table-cell>
          <table:table-cell table:formula="of:=IF(ABS([.G144])&lt;ABS([.H144]); [.E144];[.H144]/[.C144])" office:value-type="float" office:value="-10.7179676972449" calcext:value-type="float">
            <text:p>-10.7179676972</text:p>
          </table:table-cell>
          <table:table-cell table:formula="of:=IF(ABS([.G144])&lt;ABS([.H144]);[.G144]/[.D144];[.F144])" office:value-type="float" office:value="40" calcext:value-type="float">
            <text:p>40</text:p>
          </table:table-cell>
          <table:table-cell table:formula="of:=[.$E$9]+[.I144]" office:value-type="float" office:value="1009.28203230276" calcext:value-type="float">
            <text:p>1009.2820323028</text:p>
          </table:table-cell>
          <table:table-cell table:formula="of:=[.$F$9]+[.J144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ADIANS([.A145])" office:value-type="float" office:value="1.85004900711399" calcext:value-type="float">
            <text:p>1.8500490071</text:p>
          </table:table-cell>
          <table:table-cell table:formula="of:=SIN([.B145])" office:value-type="float" office:value="0.961261695938319" calcext:value-type="float">
            <text:p>0.9612616959</text:p>
          </table:table-cell>
          <table:table-cell table:formula="of:=COS([.B145])" office:value-type="float" office:value="-0.275637355816999" calcext:value-type="float">
            <text:p>-0.2756373558</text:p>
          </table:table-cell>
          <table:table-cell table:formula="of:=([.$B$8] + [$Sheet1.$B$19])/IF([.D145]&gt;0;2;-2)" office:value-type="float" office:value="-90" calcext:value-type="float">
            <text:p>-90</text:p>
          </table:table-cell>
          <table:table-cell table:formula="of:=([.$B$9] + [$Sheet1.$B$19])/IF([.C145]&gt;0;2;-2)" office:value-type="float" office:value="40" calcext:value-type="float">
            <text:p>40</text:p>
          </table:table-cell>
          <table:table-cell table:formula="of:=[.E145]*[.C145]" office:value-type="float" office:value="-86.5135526344487" calcext:value-type="float">
            <text:p>-86.5135526344</text:p>
          </table:table-cell>
          <table:table-cell table:formula="of:=[.F145]*[.D145]" office:value-type="float" office:value="-11.02549423268" calcext:value-type="float">
            <text:p>-11.0254942327</text:p>
          </table:table-cell>
          <table:table-cell table:formula="of:=IF(ABS([.G145])&lt;ABS([.H145]); [.E145];[.H145]/[.C145])" office:value-type="float" office:value="-11.4698154303523" calcext:value-type="float">
            <text:p>-11.4698154304</text:p>
          </table:table-cell>
          <table:table-cell table:formula="of:=IF(ABS([.G145])&lt;ABS([.H145]);[.G145]/[.D145];[.F145])" office:value-type="float" office:value="40" calcext:value-type="float">
            <text:p>40</text:p>
          </table:table-cell>
          <table:table-cell table:formula="of:=[.$E$9]+[.I145]" office:value-type="float" office:value="1008.53018456965" calcext:value-type="float">
            <text:p>1008.5301845697</text:p>
          </table:table-cell>
          <table:table-cell table:formula="of:=[.$F$9]+[.J145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ADIANS([.A146])" office:value-type="float" office:value="1.86750229963393" calcext:value-type="float">
            <text:p>1.8675022996</text:p>
          </table:table-cell>
          <table:table-cell table:formula="of:=SIN([.B146])" office:value-type="float" office:value="0.956304755963036" calcext:value-type="float">
            <text:p>0.956304756</text:p>
          </table:table-cell>
          <table:table-cell table:formula="of:=COS([.B146])" office:value-type="float" office:value="-0.292371704722737" calcext:value-type="float">
            <text:p>-0.2923717047</text:p>
          </table:table-cell>
          <table:table-cell table:formula="of:=([.$B$8] + [$Sheet1.$B$19])/IF([.D146]&gt;0;2;-2)" office:value-type="float" office:value="-90" calcext:value-type="float">
            <text:p>-90</text:p>
          </table:table-cell>
          <table:table-cell table:formula="of:=([.$B$9] + [$Sheet1.$B$19])/IF([.C146]&gt;0;2;-2)" office:value-type="float" office:value="40" calcext:value-type="float">
            <text:p>40</text:p>
          </table:table-cell>
          <table:table-cell table:formula="of:=[.E146]*[.C146]" office:value-type="float" office:value="-86.0674280366732" calcext:value-type="float">
            <text:p>-86.0674280367</text:p>
          </table:table-cell>
          <table:table-cell table:formula="of:=[.F146]*[.D146]" office:value-type="float" office:value="-11.6948681889095" calcext:value-type="float">
            <text:p>-11.6948681889</text:p>
          </table:table-cell>
          <table:table-cell table:formula="of:=IF(ABS([.G146])&lt;ABS([.H146]); [.E146];[.H146]/[.C146])" office:value-type="float" office:value="-12.2292272583464" calcext:value-type="float">
            <text:p>-12.2292272583</text:p>
          </table:table-cell>
          <table:table-cell table:formula="of:=IF(ABS([.G146])&lt;ABS([.H146]);[.G146]/[.D146];[.F146])" office:value-type="float" office:value="40" calcext:value-type="float">
            <text:p>40</text:p>
          </table:table-cell>
          <table:table-cell table:formula="of:=[.$E$9]+[.I146]" office:value-type="float" office:value="1007.77077274165" calcext:value-type="float">
            <text:p>1007.7707727417</text:p>
          </table:table-cell>
          <table:table-cell table:formula="of:=[.$F$9]+[.J146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ADIANS([.A147])" office:value-type="float" office:value="1.88495559215388" calcext:value-type="float">
            <text:p>1.8849555922</text:p>
          </table:table-cell>
          <table:table-cell table:formula="of:=SIN([.B147])" office:value-type="float" office:value="0.951056516295154" calcext:value-type="float">
            <text:p>0.9510565163</text:p>
          </table:table-cell>
          <table:table-cell table:formula="of:=COS([.B147])" office:value-type="float" office:value="-0.309016994374947" calcext:value-type="float">
            <text:p>-0.3090169944</text:p>
          </table:table-cell>
          <table:table-cell table:formula="of:=([.$B$8] + [$Sheet1.$B$19])/IF([.D147]&gt;0;2;-2)" office:value-type="float" office:value="-90" calcext:value-type="float">
            <text:p>-90</text:p>
          </table:table-cell>
          <table:table-cell table:formula="of:=([.$B$9] + [$Sheet1.$B$19])/IF([.C147]&gt;0;2;-2)" office:value-type="float" office:value="40" calcext:value-type="float">
            <text:p>40</text:p>
          </table:table-cell>
          <table:table-cell table:formula="of:=[.E147]*[.C147]" office:value-type="float" office:value="-85.5950864665638" calcext:value-type="float">
            <text:p>-85.5950864666</text:p>
          </table:table-cell>
          <table:table-cell table:formula="of:=[.F147]*[.D147]" office:value-type="float" office:value="-12.3606797749979" calcext:value-type="float">
            <text:p>-12.360679775</text:p>
          </table:table-cell>
          <table:table-cell table:formula="of:=IF(ABS([.G147])&lt;ABS([.H147]); [.E147];[.H147]/[.C147])" office:value-type="float" office:value="-12.9967878493163" calcext:value-type="float">
            <text:p>-12.9967878493</text:p>
          </table:table-cell>
          <table:table-cell table:formula="of:=IF(ABS([.G147])&lt;ABS([.H147]);[.G147]/[.D147];[.F147])" office:value-type="float" office:value="40" calcext:value-type="float">
            <text:p>40</text:p>
          </table:table-cell>
          <table:table-cell table:formula="of:=[.$E$9]+[.I147]" office:value-type="float" office:value="1007.00321215068" calcext:value-type="float">
            <text:p>1007.0032121507</text:p>
          </table:table-cell>
          <table:table-cell table:formula="of:=[.$F$9]+[.J147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ADIANS([.A148])" office:value-type="float" office:value="1.90240888467382" calcext:value-type="float">
            <text:p>1.9024088847</text:p>
          </table:table-cell>
          <table:table-cell table:formula="of:=SIN([.B148])" office:value-type="float" office:value="0.945518575599317" calcext:value-type="float">
            <text:p>0.9455185756</text:p>
          </table:table-cell>
          <table:table-cell table:formula="of:=COS([.B148])" office:value-type="float" office:value="-0.325568154457157" calcext:value-type="float">
            <text:p>-0.3255681545</text:p>
          </table:table-cell>
          <table:table-cell table:formula="of:=([.$B$8] + [$Sheet1.$B$19])/IF([.D148]&gt;0;2;-2)" office:value-type="float" office:value="-90" calcext:value-type="float">
            <text:p>-90</text:p>
          </table:table-cell>
          <table:table-cell table:formula="of:=([.$B$9] + [$Sheet1.$B$19])/IF([.C148]&gt;0;2;-2)" office:value-type="float" office:value="40" calcext:value-type="float">
            <text:p>40</text:p>
          </table:table-cell>
          <table:table-cell table:formula="of:=[.E148]*[.C148]" office:value-type="float" office:value="-85.0966718039385" calcext:value-type="float">
            <text:p>-85.0966718039</text:p>
          </table:table-cell>
          <table:table-cell table:formula="of:=[.F148]*[.D148]" office:value-type="float" office:value="-13.0227261782863" calcext:value-type="float">
            <text:p>-13.0227261783</text:p>
          </table:table-cell>
          <table:table-cell table:formula="of:=IF(ABS([.G148])&lt;ABS([.H148]); [.E148];[.H148]/[.C148])" office:value-type="float" office:value="-13.7731045315866" calcext:value-type="float">
            <text:p>-13.7731045316</text:p>
          </table:table-cell>
          <table:table-cell table:formula="of:=IF(ABS([.G148])&lt;ABS([.H148]);[.G148]/[.D148];[.F148])" office:value-type="float" office:value="40" calcext:value-type="float">
            <text:p>40</text:p>
          </table:table-cell>
          <table:table-cell table:formula="of:=[.$E$9]+[.I148]" office:value-type="float" office:value="1006.22689546841" calcext:value-type="float">
            <text:p>1006.2268954684</text:p>
          </table:table-cell>
          <table:table-cell table:formula="of:=[.$F$9]+[.J148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ADIANS([.A149])" office:value-type="float" office:value="1.91986217719376" calcext:value-type="float">
            <text:p>1.9198621772</text:p>
          </table:table-cell>
          <table:table-cell table:formula="of:=SIN([.B149])" office:value-type="float" office:value="0.939692620785908" calcext:value-type="float">
            <text:p>0.9396926208</text:p>
          </table:table-cell>
          <table:table-cell table:formula="of:=COS([.B149])" office:value-type="float" office:value="-0.342020143325669" calcext:value-type="float">
            <text:p>-0.3420201433</text:p>
          </table:table-cell>
          <table:table-cell table:formula="of:=([.$B$8] + [$Sheet1.$B$19])/IF([.D149]&gt;0;2;-2)" office:value-type="float" office:value="-90" calcext:value-type="float">
            <text:p>-90</text:p>
          </table:table-cell>
          <table:table-cell table:formula="of:=([.$B$9] + [$Sheet1.$B$19])/IF([.C149]&gt;0;2;-2)" office:value-type="float" office:value="40" calcext:value-type="float">
            <text:p>40</text:p>
          </table:table-cell>
          <table:table-cell table:formula="of:=[.E149]*[.C149]" office:value-type="float" office:value="-84.5723358707318" calcext:value-type="float">
            <text:p>-84.5723358707</text:p>
          </table:table-cell>
          <table:table-cell table:formula="of:=[.F149]*[.D149]" office:value-type="float" office:value="-13.6808057330267" calcext:value-type="float">
            <text:p>-13.680805733</text:p>
          </table:table-cell>
          <table:table-cell table:formula="of:=IF(ABS([.G149])&lt;ABS([.H149]); [.E149];[.H149]/[.C149])" office:value-type="float" office:value="-14.5588093706481" calcext:value-type="float">
            <text:p>-14.5588093706</text:p>
          </table:table-cell>
          <table:table-cell table:formula="of:=IF(ABS([.G149])&lt;ABS([.H149]);[.G149]/[.D149];[.F149])" office:value-type="float" office:value="40" calcext:value-type="float">
            <text:p>40</text:p>
          </table:table-cell>
          <table:table-cell table:formula="of:=[.$E$9]+[.I149]" office:value-type="float" office:value="1005.44119062935" calcext:value-type="float">
            <text:p>1005.4411906294</text:p>
          </table:table-cell>
          <table:table-cell table:formula="of:=[.$F$9]+[.J149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ADIANS([.A150])" office:value-type="float" office:value="1.93731546971371" calcext:value-type="float">
            <text:p>1.9373154697</text:p>
          </table:table-cell>
          <table:table-cell table:formula="of:=SIN([.B150])" office:value-type="float" office:value="0.933580426497202" calcext:value-type="float">
            <text:p>0.9335804265</text:p>
          </table:table-cell>
          <table:table-cell table:formula="of:=COS([.B150])" office:value-type="float" office:value="-0.3583679495453" calcext:value-type="float">
            <text:p>-0.3583679495</text:p>
          </table:table-cell>
          <table:table-cell table:formula="of:=([.$B$8] + [$Sheet1.$B$19])/IF([.D150]&gt;0;2;-2)" office:value-type="float" office:value="-90" calcext:value-type="float">
            <text:p>-90</text:p>
          </table:table-cell>
          <table:table-cell table:formula="of:=([.$B$9] + [$Sheet1.$B$19])/IF([.C150]&gt;0;2;-2)" office:value-type="float" office:value="40" calcext:value-type="float">
            <text:p>40</text:p>
          </table:table-cell>
          <table:table-cell table:formula="of:=[.E150]*[.C150]" office:value-type="float" office:value="-84.0222383847482" calcext:value-type="float">
            <text:p>-84.0222383847</text:p>
          </table:table-cell>
          <table:table-cell table:formula="of:=[.F150]*[.D150]" office:value-type="float" office:value="-14.334717981812" calcext:value-type="float">
            <text:p>-14.3347179818</text:p>
          </table:table-cell>
          <table:table-cell table:formula="of:=IF(ABS([.G150])&lt;ABS([.H150]); [.E150];[.H150]/[.C150])" office:value-type="float" office:value="-15.3545614014166" calcext:value-type="float">
            <text:p>-15.3545614014</text:p>
          </table:table-cell>
          <table:table-cell table:formula="of:=IF(ABS([.G150])&lt;ABS([.H150]);[.G150]/[.D150];[.F150])" office:value-type="float" office:value="40" calcext:value-type="float">
            <text:p>40</text:p>
          </table:table-cell>
          <table:table-cell table:formula="of:=[.$E$9]+[.I150]" office:value-type="float" office:value="1004.64543859858" calcext:value-type="float">
            <text:p>1004.6454385986</text:p>
          </table:table-cell>
          <table:table-cell table:formula="of:=[.$F$9]+[.J150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ADIANS([.A151])" office:value-type="float" office:value="1.95476876223365" calcext:value-type="float">
            <text:p>1.9547687622</text:p>
          </table:table-cell>
          <table:table-cell table:formula="of:=SIN([.B151])" office:value-type="float" office:value="0.927183854566787" calcext:value-type="float">
            <text:p>0.9271838546</text:p>
          </table:table-cell>
          <table:table-cell table:formula="of:=COS([.B151])" office:value-type="float" office:value="-0.374606593415912" calcext:value-type="float">
            <text:p>-0.3746065934</text:p>
          </table:table-cell>
          <table:table-cell table:formula="of:=([.$B$8] + [$Sheet1.$B$19])/IF([.D151]&gt;0;2;-2)" office:value-type="float" office:value="-90" calcext:value-type="float">
            <text:p>-90</text:p>
          </table:table-cell>
          <table:table-cell table:formula="of:=([.$B$9] + [$Sheet1.$B$19])/IF([.C151]&gt;0;2;-2)" office:value-type="float" office:value="40" calcext:value-type="float">
            <text:p>40</text:p>
          </table:table-cell>
          <table:table-cell table:formula="of:=[.E151]*[.C151]" office:value-type="float" office:value="-83.4465469110109" calcext:value-type="float">
            <text:p>-83.446546911</text:p>
          </table:table-cell>
          <table:table-cell table:formula="of:=[.F151]*[.D151]" office:value-type="float" office:value="-14.9842637366365" calcext:value-type="float">
            <text:p>-14.9842637366</text:p>
          </table:table-cell>
          <table:table-cell table:formula="of:=IF(ABS([.G151])&lt;ABS([.H151]); [.E151];[.H151]/[.C151])" office:value-type="float" office:value="-16.1610490334063" calcext:value-type="float">
            <text:p>-16.1610490334</text:p>
          </table:table-cell>
          <table:table-cell table:formula="of:=IF(ABS([.G151])&lt;ABS([.H151]);[.G151]/[.D151];[.F151])" office:value-type="float" office:value="40" calcext:value-type="float">
            <text:p>40</text:p>
          </table:table-cell>
          <table:table-cell table:formula="of:=[.$E$9]+[.I151]" office:value-type="float" office:value="1003.83895096659" calcext:value-type="float">
            <text:p>1003.8389509666</text:p>
          </table:table-cell>
          <table:table-cell table:formula="of:=[.$F$9]+[.J151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ADIANS([.A152])" office:value-type="float" office:value="1.97222205475359" calcext:value-type="float">
            <text:p>1.9722220548</text:p>
          </table:table-cell>
          <table:table-cell table:formula="of:=SIN([.B152])" office:value-type="float" office:value="0.92050485345244" calcext:value-type="float">
            <text:p>0.9205048535</text:p>
          </table:table-cell>
          <table:table-cell table:formula="of:=COS([.B152])" office:value-type="float" office:value="-0.390731128489274" calcext:value-type="float">
            <text:p>-0.3907311285</text:p>
          </table:table-cell>
          <table:table-cell table:formula="of:=([.$B$8] + [$Sheet1.$B$19])/IF([.D152]&gt;0;2;-2)" office:value-type="float" office:value="-90" calcext:value-type="float">
            <text:p>-90</text:p>
          </table:table-cell>
          <table:table-cell table:formula="of:=([.$B$9] + [$Sheet1.$B$19])/IF([.C152]&gt;0;2;-2)" office:value-type="float" office:value="40" calcext:value-type="float">
            <text:p>40</text:p>
          </table:table-cell>
          <table:table-cell table:formula="of:=[.E152]*[.C152]" office:value-type="float" office:value="-82.8454368107196" calcext:value-type="float">
            <text:p>-82.8454368107</text:p>
          </table:table-cell>
          <table:table-cell table:formula="of:=[.F152]*[.D152]" office:value-type="float" office:value="-15.629245139571" calcext:value-type="float">
            <text:p>-15.6292451396</text:p>
          </table:table-cell>
          <table:table-cell table:formula="of:=IF(ABS([.G152])&lt;ABS([.H152]); [.E152];[.H152]/[.C152])" office:value-type="float" office:value="-16.9789926483842" calcext:value-type="float">
            <text:p>-16.9789926484</text:p>
          </table:table-cell>
          <table:table-cell table:formula="of:=IF(ABS([.G152])&lt;ABS([.H152]);[.G152]/[.D152];[.F152])" office:value-type="float" office:value="40" calcext:value-type="float">
            <text:p>40</text:p>
          </table:table-cell>
          <table:table-cell table:formula="of:=[.$E$9]+[.I152]" office:value-type="float" office:value="1003.02100735162" calcext:value-type="float">
            <text:p>1003.0210073516</text:p>
          </table:table-cell>
          <table:table-cell table:formula="of:=[.$F$9]+[.J152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ADIANS([.A153])" office:value-type="float" office:value="1.98967534727354" calcext:value-type="float">
            <text:p>1.9896753473</text:p>
          </table:table-cell>
          <table:table-cell table:formula="of:=SIN([.B153])" office:value-type="float" office:value="0.913545457642601" calcext:value-type="float">
            <text:p>0.9135454576</text:p>
          </table:table-cell>
          <table:table-cell table:formula="of:=COS([.B153])" office:value-type="float" office:value="-0.4067366430758" calcext:value-type="float">
            <text:p>-0.4067366431</text:p>
          </table:table-cell>
          <table:table-cell table:formula="of:=([.$B$8] + [$Sheet1.$B$19])/IF([.D153]&gt;0;2;-2)" office:value-type="float" office:value="-90" calcext:value-type="float">
            <text:p>-90</text:p>
          </table:table-cell>
          <table:table-cell table:formula="of:=([.$B$9] + [$Sheet1.$B$19])/IF([.C153]&gt;0;2;-2)" office:value-type="float" office:value="40" calcext:value-type="float">
            <text:p>40</text:p>
          </table:table-cell>
          <table:table-cell table:formula="of:=[.E153]*[.C153]" office:value-type="float" office:value="-82.2190911878341" calcext:value-type="float">
            <text:p>-82.2190911878</text:p>
          </table:table-cell>
          <table:table-cell table:formula="of:=[.F153]*[.D153]" office:value-type="float" office:value="-16.269465723032" calcext:value-type="float">
            <text:p>-16.269465723</text:p>
          </table:table-cell>
          <table:table-cell table:formula="of:=IF(ABS([.G153])&lt;ABS([.H153]); [.E153];[.H153]/[.C153])" office:value-type="float" office:value="-17.8091474123414" calcext:value-type="float">
            <text:p>-17.8091474123</text:p>
          </table:table-cell>
          <table:table-cell table:formula="of:=IF(ABS([.G153])&lt;ABS([.H153]);[.G153]/[.D153];[.F153])" office:value-type="float" office:value="40" calcext:value-type="float">
            <text:p>40</text:p>
          </table:table-cell>
          <table:table-cell table:formula="of:=[.$E$9]+[.I153]" office:value-type="float" office:value="1002.19085258766" calcext:value-type="float">
            <text:p>1002.1908525877</text:p>
          </table:table-cell>
          <table:table-cell table:formula="of:=[.$F$9]+[.J153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ADIANS([.A154])" office:value-type="float" office:value="2.00712863979348" calcext:value-type="float">
            <text:p>2.0071286398</text:p>
          </table:table-cell>
          <table:table-cell table:formula="of:=SIN([.B154])" office:value-type="float" office:value="0.90630778703665" calcext:value-type="float">
            <text:p>0.906307787</text:p>
          </table:table-cell>
          <table:table-cell table:formula="of:=COS([.B154])" office:value-type="float" office:value="-0.422618261740699" calcext:value-type="float">
            <text:p>-0.4226182617</text:p>
          </table:table-cell>
          <table:table-cell table:formula="of:=([.$B$8] + [$Sheet1.$B$19])/IF([.D154]&gt;0;2;-2)" office:value-type="float" office:value="-90" calcext:value-type="float">
            <text:p>-90</text:p>
          </table:table-cell>
          <table:table-cell table:formula="of:=([.$B$9] + [$Sheet1.$B$19])/IF([.C154]&gt;0;2;-2)" office:value-type="float" office:value="40" calcext:value-type="float">
            <text:p>40</text:p>
          </table:table-cell>
          <table:table-cell table:formula="of:=[.E154]*[.C154]" office:value-type="float" office:value="-81.5677008332985" calcext:value-type="float">
            <text:p>-81.5677008333</text:p>
          </table:table-cell>
          <table:table-cell table:formula="of:=[.F154]*[.D154]" office:value-type="float" office:value="-16.904730469628" calcext:value-type="float">
            <text:p>-16.9047304696</text:p>
          </table:table-cell>
          <table:table-cell table:formula="of:=IF(ABS([.G154])&lt;ABS([.H154]); [.E154];[.H154]/[.C154])" office:value-type="float" office:value="-18.6523063261999" calcext:value-type="float">
            <text:p>-18.6523063262</text:p>
          </table:table-cell>
          <table:table-cell table:formula="of:=IF(ABS([.G154])&lt;ABS([.H154]);[.G154]/[.D154];[.F154])" office:value-type="float" office:value="40" calcext:value-type="float">
            <text:p>40</text:p>
          </table:table-cell>
          <table:table-cell table:formula="of:=[.$E$9]+[.I154]" office:value-type="float" office:value="1001.3476936738" calcext:value-type="float">
            <text:p>1001.3476936738</text:p>
          </table:table-cell>
          <table:table-cell table:formula="of:=[.$F$9]+[.J154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ADIANS([.A155])" office:value-type="float" office:value="2.02458193231342" calcext:value-type="float">
            <text:p>2.0245819323</text:p>
          </table:table-cell>
          <table:table-cell table:formula="of:=SIN([.B155])" office:value-type="float" office:value="0.898794046299167" calcext:value-type="float">
            <text:p>0.8987940463</text:p>
          </table:table-cell>
          <table:table-cell table:formula="of:=COS([.B155])" office:value-type="float" office:value="-0.438371146789078" calcext:value-type="float">
            <text:p>-0.4383711468</text:p>
          </table:table-cell>
          <table:table-cell table:formula="of:=([.$B$8] + [$Sheet1.$B$19])/IF([.D155]&gt;0;2;-2)" office:value-type="float" office:value="-90" calcext:value-type="float">
            <text:p>-90</text:p>
          </table:table-cell>
          <table:table-cell table:formula="of:=([.$B$9] + [$Sheet1.$B$19])/IF([.C155]&gt;0;2;-2)" office:value-type="float" office:value="40" calcext:value-type="float">
            <text:p>40</text:p>
          </table:table-cell>
          <table:table-cell table:formula="of:=[.E155]*[.C155]" office:value-type="float" office:value="-80.891464166925" calcext:value-type="float">
            <text:p>-80.8914641669</text:p>
          </table:table-cell>
          <table:table-cell table:formula="of:=[.F155]*[.D155]" office:value-type="float" office:value="-17.5348458715631" calcext:value-type="float">
            <text:p>-17.5348458716</text:p>
          </table:table-cell>
          <table:table-cell table:formula="of:=IF(ABS([.G155])&lt;ABS([.H155]); [.E155];[.H155]/[.C155])" office:value-type="float" office:value="-19.5093035426345" calcext:value-type="float">
            <text:p>-19.5093035426</text:p>
          </table:table-cell>
          <table:table-cell table:formula="of:=IF(ABS([.G155])&lt;ABS([.H155]);[.G155]/[.D155];[.F155])" office:value-type="float" office:value="40" calcext:value-type="float">
            <text:p>40</text:p>
          </table:table-cell>
          <table:table-cell table:formula="of:=[.$E$9]+[.I155]" office:value-type="float" office:value="1000.49069645737" calcext:value-type="float">
            <text:p>1000.4906964574</text:p>
          </table:table-cell>
          <table:table-cell table:formula="of:=[.$F$9]+[.J155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ADIANS([.A156])" office:value-type="float" office:value="2.04203522483337" calcext:value-type="float">
            <text:p>2.0420352248</text:p>
          </table:table-cell>
          <table:table-cell table:formula="of:=SIN([.B156])" office:value-type="float" office:value="0.891006524188368" calcext:value-type="float">
            <text:p>0.8910065242</text:p>
          </table:table-cell>
          <table:table-cell table:formula="of:=COS([.B156])" office:value-type="float" office:value="-0.453990499739547" calcext:value-type="float">
            <text:p>-0.4539904997</text:p>
          </table:table-cell>
          <table:table-cell table:formula="of:=([.$B$8] + [$Sheet1.$B$19])/IF([.D156]&gt;0;2;-2)" office:value-type="float" office:value="-90" calcext:value-type="float">
            <text:p>-90</text:p>
          </table:table-cell>
          <table:table-cell table:formula="of:=([.$B$9] + [$Sheet1.$B$19])/IF([.C156]&gt;0;2;-2)" office:value-type="float" office:value="40" calcext:value-type="float">
            <text:p>40</text:p>
          </table:table-cell>
          <table:table-cell table:formula="of:=[.E156]*[.C156]" office:value-type="float" office:value="-80.1905871769531" calcext:value-type="float">
            <text:p>-80.190587177</text:p>
          </table:table-cell>
          <table:table-cell table:formula="of:=[.F156]*[.D156]" office:value-type="float" office:value="-18.1596199895819" calcext:value-type="float">
            <text:p>-18.1596199896</text:p>
          </table:table-cell>
          <table:table-cell table:formula="of:=IF(ABS([.G156])&lt;ABS([.H156]); [.E156];[.H156]/[.C156])" office:value-type="float" office:value="-20.3810179797771" calcext:value-type="float">
            <text:p>-20.3810179798</text:p>
          </table:table-cell>
          <table:table-cell table:formula="of:=IF(ABS([.G156])&lt;ABS([.H156]);[.G156]/[.D156];[.F156])" office:value-type="float" office:value="40" calcext:value-type="float">
            <text:p>40</text:p>
          </table:table-cell>
          <table:table-cell table:formula="of:=[.$E$9]+[.I156]" office:value-type="float" office:value="999.618982020223" calcext:value-type="float">
            <text:p>999.6189820202</text:p>
          </table:table-cell>
          <table:table-cell table:formula="of:=[.$F$9]+[.J156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ADIANS([.A157])" office:value-type="float" office:value="2.05948851735331" calcext:value-type="float">
            <text:p>2.0594885174</text:p>
          </table:table-cell>
          <table:table-cell table:formula="of:=SIN([.B157])" office:value-type="float" office:value="0.882947592858927" calcext:value-type="float">
            <text:p>0.8829475929</text:p>
          </table:table-cell>
          <table:table-cell table:formula="of:=COS([.B157])" office:value-type="float" office:value="-0.469471562785891" calcext:value-type="float">
            <text:p>-0.4694715628</text:p>
          </table:table-cell>
          <table:table-cell table:formula="of:=([.$B$8] + [$Sheet1.$B$19])/IF([.D157]&gt;0;2;-2)" office:value-type="float" office:value="-90" calcext:value-type="float">
            <text:p>-90</text:p>
          </table:table-cell>
          <table:table-cell table:formula="of:=([.$B$9] + [$Sheet1.$B$19])/IF([.C157]&gt;0;2;-2)" office:value-type="float" office:value="40" calcext:value-type="float">
            <text:p>40</text:p>
          </table:table-cell>
          <table:table-cell table:formula="of:=[.E157]*[.C157]" office:value-type="float" office:value="-79.4652833573034" calcext:value-type="float">
            <text:p>-79.4652833573</text:p>
          </table:table-cell>
          <table:table-cell table:formula="of:=[.F157]*[.D157]" office:value-type="float" office:value="-18.7788625114356" calcext:value-type="float">
            <text:p>-18.7788625114</text:p>
          </table:table-cell>
          <table:table-cell table:formula="of:=IF(ABS([.G157])&lt;ABS([.H157]); [.E157];[.H157]/[.C157])" office:value-type="float" office:value="-21.2683772664592" calcext:value-type="float">
            <text:p>-21.2683772665</text:p>
          </table:table-cell>
          <table:table-cell table:formula="of:=IF(ABS([.G157])&lt;ABS([.H157]);[.G157]/[.D157];[.F157])" office:value-type="float" office:value="40" calcext:value-type="float">
            <text:p>40</text:p>
          </table:table-cell>
          <table:table-cell table:formula="of:=[.$E$9]+[.I157]" office:value-type="float" office:value="998.731622733541" calcext:value-type="float">
            <text:p>998.7316227335</text:p>
          </table:table-cell>
          <table:table-cell table:formula="of:=[.$F$9]+[.J157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ADIANS([.A158])" office:value-type="float" office:value="2.07694180987325" calcext:value-type="float">
            <text:p>2.0769418099</text:p>
          </table:table-cell>
          <table:table-cell table:formula="of:=SIN([.B158])" office:value-type="float" office:value="0.874619707139396" calcext:value-type="float">
            <text:p>0.8746197071</text:p>
          </table:table-cell>
          <table:table-cell table:formula="of:=COS([.B158])" office:value-type="float" office:value="-0.484809620246337" calcext:value-type="float">
            <text:p>-0.4848096202</text:p>
          </table:table-cell>
          <table:table-cell table:formula="of:=([.$B$8] + [$Sheet1.$B$19])/IF([.D158]&gt;0;2;-2)" office:value-type="float" office:value="-90" calcext:value-type="float">
            <text:p>-90</text:p>
          </table:table-cell>
          <table:table-cell table:formula="of:=([.$B$9] + [$Sheet1.$B$19])/IF([.C158]&gt;0;2;-2)" office:value-type="float" office:value="40" calcext:value-type="float">
            <text:p>40</text:p>
          </table:table-cell>
          <table:table-cell table:formula="of:=[.E158]*[.C158]" office:value-type="float" office:value="-78.7157736425456" calcext:value-type="float">
            <text:p>-78.7157736425</text:p>
          </table:table-cell>
          <table:table-cell table:formula="of:=[.F158]*[.D158]" office:value-type="float" office:value="-19.3923848098535" calcext:value-type="float">
            <text:p>-19.3923848099</text:p>
          </table:table-cell>
          <table:table-cell table:formula="of:=IF(ABS([.G158])&lt;ABS([.H158]); [.E158];[.H158]/[.C158])" office:value-type="float" office:value="-22.1723620581108" calcext:value-type="float">
            <text:p>-22.1723620581</text:p>
          </table:table-cell>
          <table:table-cell table:formula="of:=IF(ABS([.G158])&lt;ABS([.H158]);[.G158]/[.D158];[.F158])" office:value-type="float" office:value="40" calcext:value-type="float">
            <text:p>40</text:p>
          </table:table-cell>
          <table:table-cell table:formula="of:=[.$E$9]+[.I158]" office:value-type="float" office:value="997.827637941889" calcext:value-type="float">
            <text:p>997.8276379419</text:p>
          </table:table-cell>
          <table:table-cell table:formula="of:=[.$F$9]+[.J158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ADIANS([.A159])" office:value-type="float" office:value="2.0943951023932" calcext:value-type="float">
            <text:p>2.0943951024</text:p>
          </table:table-cell>
          <table:table-cell table:formula="of:=SIN([.B159])" office:value-type="float" office:value="0.866025403784439" calcext:value-type="float">
            <text:p>0.8660254038</text:p>
          </table:table-cell>
          <table:table-cell table:formula="of:=COS([.B159])" office:value-type="float" office:value="-0.5" calcext:value-type="float">
            <text:p>-0.5</text:p>
          </table:table-cell>
          <table:table-cell table:formula="of:=([.$B$8] + [$Sheet1.$B$19])/IF([.D159]&gt;0;2;-2)" office:value-type="float" office:value="-90" calcext:value-type="float">
            <text:p>-90</text:p>
          </table:table-cell>
          <table:table-cell table:formula="of:=([.$B$9] + [$Sheet1.$B$19])/IF([.C159]&gt;0;2;-2)" office:value-type="float" office:value="40" calcext:value-type="float">
            <text:p>40</text:p>
          </table:table-cell>
          <table:table-cell table:formula="of:=[.E159]*[.C159]" office:value-type="float" office:value="-77.9422863405995" calcext:value-type="float">
            <text:p>-77.9422863406</text:p>
          </table:table-cell>
          <table:table-cell table:formula="of:=[.F159]*[.D159]" office:value-type="float" office:value="-20" calcext:value-type="float">
            <text:p>-20</text:p>
          </table:table-cell>
          <table:table-cell table:formula="of:=IF(ABS([.G159])&lt;ABS([.H159]); [.E159];[.H159]/[.C159])" office:value-type="float" office:value="-23.094010767585" calcext:value-type="float">
            <text:p>-23.0940107676</text:p>
          </table:table-cell>
          <table:table-cell table:formula="of:=IF(ABS([.G159])&lt;ABS([.H159]);[.G159]/[.D159];[.F159])" office:value-type="float" office:value="40" calcext:value-type="float">
            <text:p>40</text:p>
          </table:table-cell>
          <table:table-cell table:formula="of:=[.$E$9]+[.I159]" office:value-type="float" office:value="996.905989232415" calcext:value-type="float">
            <text:p>996.9059892324</text:p>
          </table:table-cell>
          <table:table-cell table:formula="of:=[.$F$9]+[.J159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ADIANS([.A160])" office:value-type="float" office:value="2.11184839491314" calcext:value-type="float">
            <text:p>2.1118483949</text:p>
          </table:table-cell>
          <table:table-cell table:formula="of:=SIN([.B160])" office:value-type="float" office:value="0.857167300702112" calcext:value-type="float">
            <text:p>0.8571673007</text:p>
          </table:table-cell>
          <table:table-cell table:formula="of:=COS([.B160])" office:value-type="float" office:value="-0.515038074910054" calcext:value-type="float">
            <text:p>-0.5150380749</text:p>
          </table:table-cell>
          <table:table-cell table:formula="of:=([.$B$8] + [$Sheet1.$B$19])/IF([.D160]&gt;0;2;-2)" office:value-type="float" office:value="-90" calcext:value-type="float">
            <text:p>-90</text:p>
          </table:table-cell>
          <table:table-cell table:formula="of:=([.$B$9] + [$Sheet1.$B$19])/IF([.C160]&gt;0;2;-2)" office:value-type="float" office:value="40" calcext:value-type="float">
            <text:p>40</text:p>
          </table:table-cell>
          <table:table-cell table:formula="of:=[.E160]*[.C160]" office:value-type="float" office:value="-77.1450570631901" calcext:value-type="float">
            <text:p>-77.1450570632</text:p>
          </table:table-cell>
          <table:table-cell table:formula="of:=[.F160]*[.D160]" office:value-type="float" office:value="-20.6015229964022" calcext:value-type="float">
            <text:p>-20.6015229964</text:p>
          </table:table-cell>
          <table:table-cell table:formula="of:=IF(ABS([.G160])&lt;ABS([.H160]); [.E160];[.H160]/[.C160])" office:value-type="float" office:value="-24.0344247611024" calcext:value-type="float">
            <text:p>-24.0344247611</text:p>
          </table:table-cell>
          <table:table-cell table:formula="of:=IF(ABS([.G160])&lt;ABS([.H160]);[.G160]/[.D160];[.F160])" office:value-type="float" office:value="40" calcext:value-type="float">
            <text:p>40</text:p>
          </table:table-cell>
          <table:table-cell table:formula="of:=[.$E$9]+[.I160]" office:value-type="float" office:value="995.965575238898" calcext:value-type="float">
            <text:p>995.9655752389</text:p>
          </table:table-cell>
          <table:table-cell table:formula="of:=[.$F$9]+[.J160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ADIANS([.A161])" office:value-type="float" office:value="2.12930168743308" calcext:value-type="float">
            <text:p>2.1293016874</text:p>
          </table:table-cell>
          <table:table-cell table:formula="of:=SIN([.B161])" office:value-type="float" office:value="0.848048096156426" calcext:value-type="float">
            <text:p>0.8480480962</text:p>
          </table:table-cell>
          <table:table-cell table:formula="of:=COS([.B161])" office:value-type="float" office:value="-0.529919264233205" calcext:value-type="float">
            <text:p>-0.5299192642</text:p>
          </table:table-cell>
          <table:table-cell table:formula="of:=([.$B$8] + [$Sheet1.$B$19])/IF([.D161]&gt;0;2;-2)" office:value-type="float" office:value="-90" calcext:value-type="float">
            <text:p>-90</text:p>
          </table:table-cell>
          <table:table-cell table:formula="of:=([.$B$9] + [$Sheet1.$B$19])/IF([.C161]&gt;0;2;-2)" office:value-type="float" office:value="40" calcext:value-type="float">
            <text:p>40</text:p>
          </table:table-cell>
          <table:table-cell table:formula="of:=[.E161]*[.C161]" office:value-type="float" office:value="-76.3243286540783" calcext:value-type="float">
            <text:p>-76.3243286541</text:p>
          </table:table-cell>
          <table:table-cell table:formula="of:=[.F161]*[.D161]" office:value-type="float" office:value="-21.1967705693282" calcext:value-type="float">
            <text:p>-21.1967705693</text:p>
          </table:table-cell>
          <table:table-cell table:formula="of:=IF(ABS([.G161])&lt;ABS([.H161]); [.E161];[.H161]/[.C161])" office:value-type="float" office:value="-24.9947740763731" calcext:value-type="float">
            <text:p>-24.9947740764</text:p>
          </table:table-cell>
          <table:table-cell table:formula="of:=IF(ABS([.G161])&lt;ABS([.H161]);[.G161]/[.D161];[.F161])" office:value-type="float" office:value="40" calcext:value-type="float">
            <text:p>40</text:p>
          </table:table-cell>
          <table:table-cell table:formula="of:=[.$E$9]+[.I161]" office:value-type="float" office:value="995.005225923627" calcext:value-type="float">
            <text:p>995.0052259236</text:p>
          </table:table-cell>
          <table:table-cell table:formula="of:=[.$F$9]+[.J161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ADIANS([.A162])" office:value-type="float" office:value="2.14675497995303" calcext:value-type="float">
            <text:p>2.14675498</text:p>
          </table:table-cell>
          <table:table-cell table:formula="of:=SIN([.B162])" office:value-type="float" office:value="0.838670567945424" calcext:value-type="float">
            <text:p>0.8386705679</text:p>
          </table:table-cell>
          <table:table-cell table:formula="of:=COS([.B162])" office:value-type="float" office:value="-0.544639035015027" calcext:value-type="float">
            <text:p>-0.544639035</text:p>
          </table:table-cell>
          <table:table-cell table:formula="of:=([.$B$8] + [$Sheet1.$B$19])/IF([.D162]&gt;0;2;-2)" office:value-type="float" office:value="-90" calcext:value-type="float">
            <text:p>-90</text:p>
          </table:table-cell>
          <table:table-cell table:formula="of:=([.$B$9] + [$Sheet1.$B$19])/IF([.C162]&gt;0;2;-2)" office:value-type="float" office:value="40" calcext:value-type="float">
            <text:p>40</text:p>
          </table:table-cell>
          <table:table-cell table:formula="of:=[.E162]*[.C162]" office:value-type="float" office:value="-75.4803511150882" calcext:value-type="float">
            <text:p>-75.4803511151</text:p>
          </table:table-cell>
          <table:table-cell table:formula="of:=[.F162]*[.D162]" office:value-type="float" office:value="-21.7855614006011" calcext:value-type="float">
            <text:p>-21.7855614006</text:p>
          </table:table-cell>
          <table:table-cell table:formula="of:=IF(ABS([.G162])&lt;ABS([.H162]); [.E162];[.H162]/[.C162])" office:value-type="float" office:value="-25.9763037279004" calcext:value-type="float">
            <text:p>-25.9763037279</text:p>
          </table:table-cell>
          <table:table-cell table:formula="of:=IF(ABS([.G162])&lt;ABS([.H162]);[.G162]/[.D162];[.F162])" office:value-type="float" office:value="40" calcext:value-type="float">
            <text:p>40</text:p>
          </table:table-cell>
          <table:table-cell table:formula="of:=[.$E$9]+[.I162]" office:value-type="float" office:value="994.0236962721" calcext:value-type="float">
            <text:p>994.0236962721</text:p>
          </table:table-cell>
          <table:table-cell table:formula="of:=[.$F$9]+[.J162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ADIANS([.A163])" office:value-type="float" office:value="2.16420827247297" calcext:value-type="float">
            <text:p>2.1642082725</text:p>
          </table:table-cell>
          <table:table-cell table:formula="of:=SIN([.B163])" office:value-type="float" office:value="0.829037572555042" calcext:value-type="float">
            <text:p>0.8290375726</text:p>
          </table:table-cell>
          <table:table-cell table:formula="of:=COS([.B163])" office:value-type="float" office:value="-0.559192903470747" calcext:value-type="float">
            <text:p>-0.5591929035</text:p>
          </table:table-cell>
          <table:table-cell table:formula="of:=([.$B$8] + [$Sheet1.$B$19])/IF([.D163]&gt;0;2;-2)" office:value-type="float" office:value="-90" calcext:value-type="float">
            <text:p>-90</text:p>
          </table:table-cell>
          <table:table-cell table:formula="of:=([.$B$9] + [$Sheet1.$B$19])/IF([.C163]&gt;0;2;-2)" office:value-type="float" office:value="40" calcext:value-type="float">
            <text:p>40</text:p>
          </table:table-cell>
          <table:table-cell table:formula="of:=[.E163]*[.C163]" office:value-type="float" office:value="-74.6133815299538" calcext:value-type="float">
            <text:p>-74.61338153</text:p>
          </table:table-cell>
          <table:table-cell table:formula="of:=[.F163]*[.D163]" office:value-type="float" office:value="-22.3677161388299" calcext:value-type="float">
            <text:p>-22.3677161388</text:p>
          </table:table-cell>
          <table:table-cell table:formula="of:=IF(ABS([.G163])&lt;ABS([.H163]); [.E163];[.H163]/[.C163])" office:value-type="float" office:value="-26.9803406736971" calcext:value-type="float">
            <text:p>-26.9803406737</text:p>
          </table:table-cell>
          <table:table-cell table:formula="of:=IF(ABS([.G163])&lt;ABS([.H163]);[.G163]/[.D163];[.F163])" office:value-type="float" office:value="40" calcext:value-type="float">
            <text:p>40</text:p>
          </table:table-cell>
          <table:table-cell table:formula="of:=[.$E$9]+[.I163]" office:value-type="float" office:value="993.019659326303" calcext:value-type="float">
            <text:p>993.0196593263</text:p>
          </table:table-cell>
          <table:table-cell table:formula="of:=[.$F$9]+[.J163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ADIANS([.A164])" office:value-type="float" office:value="2.18166156499291" calcext:value-type="float">
            <text:p>2.181661565</text:p>
          </table:table-cell>
          <table:table-cell table:formula="of:=SIN([.B164])" office:value-type="float" office:value="0.819152044288992" calcext:value-type="float">
            <text:p>0.8191520443</text:p>
          </table:table-cell>
          <table:table-cell table:formula="of:=COS([.B164])" office:value-type="float" office:value="-0.573576436351046" calcext:value-type="float">
            <text:p>-0.5735764364</text:p>
          </table:table-cell>
          <table:table-cell table:formula="of:=([.$B$8] + [$Sheet1.$B$19])/IF([.D164]&gt;0;2;-2)" office:value-type="float" office:value="-90" calcext:value-type="float">
            <text:p>-90</text:p>
          </table:table-cell>
          <table:table-cell table:formula="of:=([.$B$9] + [$Sheet1.$B$19])/IF([.C164]&gt;0;2;-2)" office:value-type="float" office:value="40" calcext:value-type="float">
            <text:p>40</text:p>
          </table:table-cell>
          <table:table-cell table:formula="of:=[.E164]*[.C164]" office:value-type="float" office:value="-73.7236839860092" calcext:value-type="float">
            <text:p>-73.723683986</text:p>
          </table:table-cell>
          <table:table-cell table:formula="of:=[.F164]*[.D164]" office:value-type="float" office:value="-22.9430574540418" calcext:value-type="float">
            <text:p>-22.943057454</text:p>
          </table:table-cell>
          <table:table-cell table:formula="of:=IF(ABS([.G164])&lt;ABS([.H164]); [.E164];[.H164]/[.C164])" office:value-type="float" office:value="-28.0083015283884" calcext:value-type="float">
            <text:p>-28.0083015284</text:p>
          </table:table-cell>
          <table:table-cell table:formula="of:=IF(ABS([.G164])&lt;ABS([.H164]);[.G164]/[.D164];[.F164])" office:value-type="float" office:value="40" calcext:value-type="float">
            <text:p>40</text:p>
          </table:table-cell>
          <table:table-cell table:formula="of:=[.$E$9]+[.I164]" office:value-type="float" office:value="991.991698471612" calcext:value-type="float">
            <text:p>991.9916984716</text:p>
          </table:table-cell>
          <table:table-cell table:formula="of:=[.$F$9]+[.J164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ADIANS([.A165])" office:value-type="float" office:value="2.19911485751286" calcext:value-type="float">
            <text:p>2.1991148575</text:p>
          </table:table-cell>
          <table:table-cell table:formula="of:=SIN([.B165])" office:value-type="float" office:value="0.809016994374947" calcext:value-type="float">
            <text:p>0.8090169944</text:p>
          </table:table-cell>
          <table:table-cell table:formula="of:=COS([.B165])" office:value-type="float" office:value="-0.587785252292473" calcext:value-type="float">
            <text:p>-0.5877852523</text:p>
          </table:table-cell>
          <table:table-cell table:formula="of:=([.$B$8] + [$Sheet1.$B$19])/IF([.D165]&gt;0;2;-2)" office:value-type="float" office:value="-90" calcext:value-type="float">
            <text:p>-90</text:p>
          </table:table-cell>
          <table:table-cell table:formula="of:=([.$B$9] + [$Sheet1.$B$19])/IF([.C165]&gt;0;2;-2)" office:value-type="float" office:value="40" calcext:value-type="float">
            <text:p>40</text:p>
          </table:table-cell>
          <table:table-cell table:formula="of:=[.E165]*[.C165]" office:value-type="float" office:value="-72.8115294937453" calcext:value-type="float">
            <text:p>-72.8115294937</text:p>
          </table:table-cell>
          <table:table-cell table:formula="of:=[.F165]*[.D165]" office:value-type="float" office:value="-23.5114100916989" calcext:value-type="float">
            <text:p>-23.5114100917</text:p>
          </table:table-cell>
          <table:table-cell table:formula="of:=IF(ABS([.G165])&lt;ABS([.H165]); [.E165];[.H165]/[.C165])" office:value-type="float" office:value="-29.0617011202144" calcext:value-type="float">
            <text:p>-29.0617011202</text:p>
          </table:table-cell>
          <table:table-cell table:formula="of:=IF(ABS([.G165])&lt;ABS([.H165]);[.G165]/[.D165];[.F165])" office:value-type="float" office:value="40" calcext:value-type="float">
            <text:p>40</text:p>
          </table:table-cell>
          <table:table-cell table:formula="of:=[.$E$9]+[.I165]" office:value-type="float" office:value="990.938298879786" calcext:value-type="float">
            <text:p>990.9382988798</text:p>
          </table:table-cell>
          <table:table-cell table:formula="of:=[.$F$9]+[.J165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ADIANS([.A166])" office:value-type="float" office:value="2.2165681500328" calcext:value-type="float">
            <text:p>2.21656815</text:p>
          </table:table-cell>
          <table:table-cell table:formula="of:=SIN([.B166])" office:value-type="float" office:value="0.798635510047293" calcext:value-type="float">
            <text:p>0.79863551</text:p>
          </table:table-cell>
          <table:table-cell table:formula="of:=COS([.B166])" office:value-type="float" office:value="-0.601815023152048" calcext:value-type="float">
            <text:p>-0.6018150232</text:p>
          </table:table-cell>
          <table:table-cell table:formula="of:=([.$B$8] + [$Sheet1.$B$19])/IF([.D166]&gt;0;2;-2)" office:value-type="float" office:value="-90" calcext:value-type="float">
            <text:p>-90</text:p>
          </table:table-cell>
          <table:table-cell table:formula="of:=([.$B$9] + [$Sheet1.$B$19])/IF([.C166]&gt;0;2;-2)" office:value-type="float" office:value="40" calcext:value-type="float">
            <text:p>40</text:p>
          </table:table-cell>
          <table:table-cell table:formula="of:=[.E166]*[.C166]" office:value-type="float" office:value="-71.8771959042563" calcext:value-type="float">
            <text:p>-71.8771959043</text:p>
          </table:table-cell>
          <table:table-cell table:formula="of:=[.F166]*[.D166]" office:value-type="float" office:value="-24.0726009260819" calcext:value-type="float">
            <text:p>-24.0726009261</text:p>
          </table:table-cell>
          <table:table-cell table:formula="of:=IF(ABS([.G166])&lt;ABS([.H166]); [.E166];[.H166]/[.C166])" office:value-type="float" office:value="-30.1421620041118" calcext:value-type="float">
            <text:p>-30.1421620041</text:p>
          </table:table-cell>
          <table:table-cell table:formula="of:=IF(ABS([.G166])&lt;ABS([.H166]);[.G166]/[.D166];[.F166])" office:value-type="float" office:value="40" calcext:value-type="float">
            <text:p>40</text:p>
          </table:table-cell>
          <table:table-cell table:formula="of:=[.$E$9]+[.I166]" office:value-type="float" office:value="989.857837995888" calcext:value-type="float">
            <text:p>989.8578379959</text:p>
          </table:table-cell>
          <table:table-cell table:formula="of:=[.$F$9]+[.J166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ADIANS([.A167])" office:value-type="float" office:value="2.23402144255274" calcext:value-type="float">
            <text:p>2.2340214426</text:p>
          </table:table-cell>
          <table:table-cell table:formula="of:=SIN([.B167])" office:value-type="float" office:value="0.788010753606722" calcext:value-type="float">
            <text:p>0.7880107536</text:p>
          </table:table-cell>
          <table:table-cell table:formula="of:=COS([.B167])" office:value-type="float" office:value="-0.615661475325658" calcext:value-type="float">
            <text:p>-0.6156614753</text:p>
          </table:table-cell>
          <table:table-cell table:formula="of:=([.$B$8] + [$Sheet1.$B$19])/IF([.D167]&gt;0;2;-2)" office:value-type="float" office:value="-90" calcext:value-type="float">
            <text:p>-90</text:p>
          </table:table-cell>
          <table:table-cell table:formula="of:=([.$B$9] + [$Sheet1.$B$19])/IF([.C167]&gt;0;2;-2)" office:value-type="float" office:value="40" calcext:value-type="float">
            <text:p>40</text:p>
          </table:table-cell>
          <table:table-cell table:formula="of:=[.E167]*[.C167]" office:value-type="float" office:value="-70.920967824605" calcext:value-type="float">
            <text:p>-70.9209678246</text:p>
          </table:table-cell>
          <table:table-cell table:formula="of:=[.F167]*[.D167]" office:value-type="float" office:value="-24.6264590130263" calcext:value-type="float">
            <text:p>-24.626459013</text:p>
          </table:table-cell>
          <table:table-cell table:formula="of:=IF(ABS([.G167])&lt;ABS([.H167]); [.E167];[.H167]/[.C167])" office:value-type="float" office:value="-31.2514250602687" calcext:value-type="float">
            <text:p>-31.2514250603</text:p>
          </table:table-cell>
          <table:table-cell table:formula="of:=IF(ABS([.G167])&lt;ABS([.H167]);[.G167]/[.D167];[.F167])" office:value-type="float" office:value="40" calcext:value-type="float">
            <text:p>40</text:p>
          </table:table-cell>
          <table:table-cell table:formula="of:=[.$E$9]+[.I167]" office:value-type="float" office:value="988.748574939731" calcext:value-type="float">
            <text:p>988.7485749397</text:p>
          </table:table-cell>
          <table:table-cell table:formula="of:=[.$F$9]+[.J167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ADIANS([.A168])" office:value-type="float" office:value="2.25147473507268" calcext:value-type="float">
            <text:p>2.2514747351</text:p>
          </table:table-cell>
          <table:table-cell table:formula="of:=SIN([.B168])" office:value-type="float" office:value="0.777145961456971" calcext:value-type="float">
            <text:p>0.7771459615</text:p>
          </table:table-cell>
          <table:table-cell table:formula="of:=COS([.B168])" office:value-type="float" office:value="-0.629320391049837" calcext:value-type="float">
            <text:p>-0.629320391</text:p>
          </table:table-cell>
          <table:table-cell table:formula="of:=([.$B$8] + [$Sheet1.$B$19])/IF([.D168]&gt;0;2;-2)" office:value-type="float" office:value="-90" calcext:value-type="float">
            <text:p>-90</text:p>
          </table:table-cell>
          <table:table-cell table:formula="of:=([.$B$9] + [$Sheet1.$B$19])/IF([.C168]&gt;0;2;-2)" office:value-type="float" office:value="40" calcext:value-type="float">
            <text:p>40</text:p>
          </table:table-cell>
          <table:table-cell table:formula="of:=[.E168]*[.C168]" office:value-type="float" office:value="-69.9431365311274" calcext:value-type="float">
            <text:p>-69.9431365311</text:p>
          </table:table-cell>
          <table:table-cell table:formula="of:=[.F168]*[.D168]" office:value-type="float" office:value="-25.1728156419935" calcext:value-type="float">
            <text:p>-25.172815642</text:p>
          </table:table-cell>
          <table:table-cell table:formula="of:=IF(ABS([.G168])&lt;ABS([.H168]); [.E168];[.H168]/[.C168])" office:value-type="float" office:value="-32.3913613278003" calcext:value-type="float">
            <text:p>-32.3913613278</text:p>
          </table:table-cell>
          <table:table-cell table:formula="of:=IF(ABS([.G168])&lt;ABS([.H168]);[.G168]/[.D168];[.F168])" office:value-type="float" office:value="40" calcext:value-type="float">
            <text:p>40</text:p>
          </table:table-cell>
          <table:table-cell table:formula="of:=[.$E$9]+[.I168]" office:value-type="float" office:value="987.6086386722" calcext:value-type="float">
            <text:p>987.6086386722</text:p>
          </table:table-cell>
          <table:table-cell table:formula="of:=[.$F$9]+[.J168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ADIANS([.A169])" office:value-type="float" office:value="2.26892802759263" calcext:value-type="float">
            <text:p>2.2689280276</text:p>
          </table:table-cell>
          <table:table-cell table:formula="of:=SIN([.B169])" office:value-type="float" office:value="0.766044443118978" calcext:value-type="float">
            <text:p>0.7660444431</text:p>
          </table:table-cell>
          <table:table-cell table:formula="of:=COS([.B169])" office:value-type="float" office:value="-0.642787609686539" calcext:value-type="float">
            <text:p>-0.6427876097</text:p>
          </table:table-cell>
          <table:table-cell table:formula="of:=([.$B$8] + [$Sheet1.$B$19])/IF([.D169]&gt;0;2;-2)" office:value-type="float" office:value="-90" calcext:value-type="float">
            <text:p>-90</text:p>
          </table:table-cell>
          <table:table-cell table:formula="of:=([.$B$9] + [$Sheet1.$B$19])/IF([.C169]&gt;0;2;-2)" office:value-type="float" office:value="40" calcext:value-type="float">
            <text:p>40</text:p>
          </table:table-cell>
          <table:table-cell table:formula="of:=[.E169]*[.C169]" office:value-type="float" office:value="-68.943999880708" calcext:value-type="float">
            <text:p>-68.9439998807</text:p>
          </table:table-cell>
          <table:table-cell table:formula="of:=[.F169]*[.D169]" office:value-type="float" office:value="-25.7115043874616" calcext:value-type="float">
            <text:p>-25.7115043875</text:p>
          </table:table-cell>
          <table:table-cell table:formula="of:=IF(ABS([.G169])&lt;ABS([.H169]); [.E169];[.H169]/[.C169])" office:value-type="float" office:value="-33.5639852470912" calcext:value-type="float">
            <text:p>-33.5639852471</text:p>
          </table:table-cell>
          <table:table-cell table:formula="of:=IF(ABS([.G169])&lt;ABS([.H169]);[.G169]/[.D169];[.F169])" office:value-type="float" office:value="40" calcext:value-type="float">
            <text:p>40</text:p>
          </table:table-cell>
          <table:table-cell table:formula="of:=[.$E$9]+[.I169]" office:value-type="float" office:value="986.436014752909" calcext:value-type="float">
            <text:p>986.4360147529</text:p>
          </table:table-cell>
          <table:table-cell table:formula="of:=[.$F$9]+[.J169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ADIANS([.A170])" office:value-type="float" office:value="2.28638132011257" calcext:value-type="float">
            <text:p>2.2863813201</text:p>
          </table:table-cell>
          <table:table-cell table:formula="of:=SIN([.B170])" office:value-type="float" office:value="0.754709580222772" calcext:value-type="float">
            <text:p>0.7547095802</text:p>
          </table:table-cell>
          <table:table-cell table:formula="of:=COS([.B170])" office:value-type="float" office:value="-0.656059028990507" calcext:value-type="float">
            <text:p>-0.656059029</text:p>
          </table:table-cell>
          <table:table-cell table:formula="of:=([.$B$8] + [$Sheet1.$B$19])/IF([.D170]&gt;0;2;-2)" office:value-type="float" office:value="-90" calcext:value-type="float">
            <text:p>-90</text:p>
          </table:table-cell>
          <table:table-cell table:formula="of:=([.$B$9] + [$Sheet1.$B$19])/IF([.C170]&gt;0;2;-2)" office:value-type="float" office:value="40" calcext:value-type="float">
            <text:p>40</text:p>
          </table:table-cell>
          <table:table-cell table:formula="of:=[.E170]*[.C170]" office:value-type="float" office:value="-67.9238622200495" calcext:value-type="float">
            <text:p>-67.92386222</text:p>
          </table:table-cell>
          <table:table-cell table:formula="of:=[.F170]*[.D170]" office:value-type="float" office:value="-26.2423611596203" calcext:value-type="float">
            <text:p>-26.2423611596</text:p>
          </table:table-cell>
          <table:table-cell table:formula="of:=IF(ABS([.G170])&lt;ABS([.H170]); [.E170];[.H170]/[.C170])" office:value-type="float" office:value="-34.7714695126491" calcext:value-type="float">
            <text:p>-34.7714695126</text:p>
          </table:table-cell>
          <table:table-cell table:formula="of:=IF(ABS([.G170])&lt;ABS([.H170]);[.G170]/[.D170];[.F170])" office:value-type="float" office:value="40" calcext:value-type="float">
            <text:p>40</text:p>
          </table:table-cell>
          <table:table-cell table:formula="of:=[.$E$9]+[.I170]" office:value-type="float" office:value="985.228530487351" calcext:value-type="float">
            <text:p>985.2285304874</text:p>
          </table:table-cell>
          <table:table-cell table:formula="of:=[.$F$9]+[.J170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ADIANS([.A171])" office:value-type="float" office:value="2.30383461263251" calcext:value-type="float">
            <text:p>2.3038346126</text:p>
          </table:table-cell>
          <table:table-cell table:formula="of:=SIN([.B171])" office:value-type="float" office:value="0.743144825477394" calcext:value-type="float">
            <text:p>0.7431448255</text:p>
          </table:table-cell>
          <table:table-cell table:formula="of:=COS([.B171])" office:value-type="float" office:value="-0.669130606358858" calcext:value-type="float">
            <text:p>-0.6691306064</text:p>
          </table:table-cell>
          <table:table-cell table:formula="of:=([.$B$8] + [$Sheet1.$B$19])/IF([.D171]&gt;0;2;-2)" office:value-type="float" office:value="-90" calcext:value-type="float">
            <text:p>-90</text:p>
          </table:table-cell>
          <table:table-cell table:formula="of:=([.$B$9] + [$Sheet1.$B$19])/IF([.C171]&gt;0;2;-2)" office:value-type="float" office:value="40" calcext:value-type="float">
            <text:p>40</text:p>
          </table:table-cell>
          <table:table-cell table:formula="of:=[.E171]*[.C171]" office:value-type="float" office:value="-66.8830342929655" calcext:value-type="float">
            <text:p>-66.883034293</text:p>
          </table:table-cell>
          <table:table-cell table:formula="of:=[.F171]*[.D171]" office:value-type="float" office:value="-26.7652242543543" calcext:value-type="float">
            <text:p>-26.7652242544</text:p>
          </table:table-cell>
          <table:table-cell table:formula="of:=IF(ABS([.G171])&lt;ABS([.H171]); [.E171];[.H171]/[.C171])" office:value-type="float" office:value="-36.0161617719136" calcext:value-type="float">
            <text:p>-36.0161617719</text:p>
          </table:table-cell>
          <table:table-cell table:formula="of:=IF(ABS([.G171])&lt;ABS([.H171]);[.G171]/[.D171];[.F171])" office:value-type="float" office:value="40" calcext:value-type="float">
            <text:p>40</text:p>
          </table:table-cell>
          <table:table-cell table:formula="of:=[.$E$9]+[.I171]" office:value-type="float" office:value="983.983838228086" calcext:value-type="float">
            <text:p>983.9838382281</text:p>
          </table:table-cell>
          <table:table-cell table:formula="of:=[.$F$9]+[.J171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ADIANS([.A172])" office:value-type="float" office:value="2.32128790515246" calcext:value-type="float">
            <text:p>2.3212879052</text:p>
          </table:table-cell>
          <table:table-cell table:formula="of:=SIN([.B172])" office:value-type="float" office:value="0.731353701619171" calcext:value-type="float">
            <text:p>0.7313537016</text:p>
          </table:table-cell>
          <table:table-cell table:formula="of:=COS([.B172])" office:value-type="float" office:value="-0.681998360062498" calcext:value-type="float">
            <text:p>-0.6819983601</text:p>
          </table:table-cell>
          <table:table-cell table:formula="of:=([.$B$8] + [$Sheet1.$B$19])/IF([.D172]&gt;0;2;-2)" office:value-type="float" office:value="-90" calcext:value-type="float">
            <text:p>-90</text:p>
          </table:table-cell>
          <table:table-cell table:formula="of:=([.$B$9] + [$Sheet1.$B$19])/IF([.C172]&gt;0;2;-2)" office:value-type="float" office:value="40" calcext:value-type="float">
            <text:p>40</text:p>
          </table:table-cell>
          <table:table-cell table:formula="of:=[.E172]*[.C172]" office:value-type="float" office:value="-65.8218331457254" calcext:value-type="float">
            <text:p>-65.8218331457</text:p>
          </table:table-cell>
          <table:table-cell table:formula="of:=[.F172]*[.D172]" office:value-type="float" office:value="-27.2799344024999" calcext:value-type="float">
            <text:p>-27.2799344025</text:p>
          </table:table-cell>
          <table:table-cell table:formula="of:=IF(ABS([.G172])&lt;ABS([.H172]); [.E172];[.H172]/[.C172])" office:value-type="float" office:value="-37.3006034455065" calcext:value-type="float">
            <text:p>-37.3006034455</text:p>
          </table:table-cell>
          <table:table-cell table:formula="of:=IF(ABS([.G172])&lt;ABS([.H172]);[.G172]/[.D172];[.F172])" office:value-type="float" office:value="40" calcext:value-type="float">
            <text:p>40</text:p>
          </table:table-cell>
          <table:table-cell table:formula="of:=[.$E$9]+[.I172]" office:value-type="float" office:value="982.699396554494" calcext:value-type="float">
            <text:p>982.6993965545</text:p>
          </table:table-cell>
          <table:table-cell table:formula="of:=[.$F$9]+[.J172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ADIANS([.A173])" office:value-type="float" office:value="2.3387411976724" calcext:value-type="float">
            <text:p>2.3387411977</text:p>
          </table:table-cell>
          <table:table-cell table:formula="of:=SIN([.B173])" office:value-type="float" office:value="0.719339800338651" calcext:value-type="float">
            <text:p>0.7193398003</text:p>
          </table:table-cell>
          <table:table-cell table:formula="of:=COS([.B173])" office:value-type="float" office:value="-0.694658370458997" calcext:value-type="float">
            <text:p>-0.6946583705</text:p>
          </table:table-cell>
          <table:table-cell table:formula="of:=([.$B$8] + [$Sheet1.$B$19])/IF([.D173]&gt;0;2;-2)" office:value-type="float" office:value="-90" calcext:value-type="float">
            <text:p>-90</text:p>
          </table:table-cell>
          <table:table-cell table:formula="of:=([.$B$9] + [$Sheet1.$B$19])/IF([.C173]&gt;0;2;-2)" office:value-type="float" office:value="40" calcext:value-type="float">
            <text:p>40</text:p>
          </table:table-cell>
          <table:table-cell table:formula="of:=[.E173]*[.C173]" office:value-type="float" office:value="-64.7405820304786" calcext:value-type="float">
            <text:p>-64.7405820305</text:p>
          </table:table-cell>
          <table:table-cell table:formula="of:=[.F173]*[.D173]" office:value-type="float" office:value="-27.7863348183599" calcext:value-type="float">
            <text:p>-27.7863348184</text:p>
          </table:table-cell>
          <table:table-cell table:formula="of:=IF(ABS([.G173])&lt;ABS([.H173]); [.E173];[.H173]/[.C173])" office:value-type="float" office:value="-38.627550992283" calcext:value-type="float">
            <text:p>-38.6275509923</text:p>
          </table:table-cell>
          <table:table-cell table:formula="of:=IF(ABS([.G173])&lt;ABS([.H173]);[.G173]/[.D173];[.F173])" office:value-type="float" office:value="40" calcext:value-type="float">
            <text:p>40</text:p>
          </table:table-cell>
          <table:table-cell table:formula="of:=[.$E$9]+[.I173]" office:value-type="float" office:value="981.372449007717" calcext:value-type="float">
            <text:p>981.3724490077</text:p>
          </table:table-cell>
          <table:table-cell table:formula="of:=[.$F$9]+[.J173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ADIANS([.A174])" office:value-type="float" office:value="2.35619449019234" calcext:value-type="float">
            <text:p>2.3561944902</text:p>
          </table:table-cell>
          <table:table-cell table:formula="of:=SIN([.B174])" office:value-type="float" office:value="0.707106781186548" calcext:value-type="float">
            <text:p>0.7071067812</text:p>
          </table:table-cell>
          <table:table-cell table:formula="of:=COS([.B174])" office:value-type="float" office:value="-0.707106781186547" calcext:value-type="float">
            <text:p>-0.7071067812</text:p>
          </table:table-cell>
          <table:table-cell table:formula="of:=([.$B$8] + [$Sheet1.$B$19])/IF([.D174]&gt;0;2;-2)" office:value-type="float" office:value="-90" calcext:value-type="float">
            <text:p>-90</text:p>
          </table:table-cell>
          <table:table-cell table:formula="of:=([.$B$9] + [$Sheet1.$B$19])/IF([.C174]&gt;0;2;-2)" office:value-type="float" office:value="40" calcext:value-type="float">
            <text:p>40</text:p>
          </table:table-cell>
          <table:table-cell table:formula="of:=[.E174]*[.C174]" office:value-type="float" office:value="-63.6396103067893" calcext:value-type="float">
            <text:p>-63.6396103068</text:p>
          </table:table-cell>
          <table:table-cell table:formula="of:=[.F174]*[.D174]" office:value-type="float" office:value="-28.2842712474619" calcext:value-type="float">
            <text:p>-28.2842712475</text:p>
          </table:table-cell>
          <table:table-cell table:formula="of:=IF(ABS([.G174])&lt;ABS([.H174]); [.E174];[.H174]/[.C174])" office:value-type="float" office:value="-40" calcext:value-type="float">
            <text:p>-40</text:p>
          </table:table-cell>
          <table:table-cell table:formula="of:=IF(ABS([.G174])&lt;ABS([.H174]);[.G174]/[.D174];[.F174])" office:value-type="float" office:value="40" calcext:value-type="float">
            <text:p>40</text:p>
          </table:table-cell>
          <table:table-cell table:formula="of:=[.$E$9]+[.I174]" office:value-type="float" office:value="980" calcext:value-type="float">
            <text:p>980</text:p>
          </table:table-cell>
          <table:table-cell table:formula="of:=[.$F$9]+[.J174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ADIANS([.A175])" office:value-type="float" office:value="2.37364778271229" calcext:value-type="float">
            <text:p>2.3736477827</text:p>
          </table:table-cell>
          <table:table-cell table:formula="of:=SIN([.B175])" office:value-type="float" office:value="0.694658370458997" calcext:value-type="float">
            <text:p>0.6946583705</text:p>
          </table:table-cell>
          <table:table-cell table:formula="of:=COS([.B175])" office:value-type="float" office:value="-0.719339800338651" calcext:value-type="float">
            <text:p>-0.7193398003</text:p>
          </table:table-cell>
          <table:table-cell table:formula="of:=([.$B$8] + [$Sheet1.$B$19])/IF([.D175]&gt;0;2;-2)" office:value-type="float" office:value="-90" calcext:value-type="float">
            <text:p>-90</text:p>
          </table:table-cell>
          <table:table-cell table:formula="of:=([.$B$9] + [$Sheet1.$B$19])/IF([.C175]&gt;0;2;-2)" office:value-type="float" office:value="40" calcext:value-type="float">
            <text:p>40</text:p>
          </table:table-cell>
          <table:table-cell table:formula="of:=[.E175]*[.C175]" office:value-type="float" office:value="-62.5192533413097" calcext:value-type="float">
            <text:p>-62.5192533413</text:p>
          </table:table-cell>
          <table:table-cell table:formula="of:=[.F175]*[.D175]" office:value-type="float" office:value="-28.773592013546" calcext:value-type="float">
            <text:p>-28.7735920135</text:p>
          </table:table-cell>
          <table:table-cell table:formula="of:=IF(ABS([.G175])&lt;ABS([.H175]); [.E175];[.H175]/[.C175])" office:value-type="float" office:value="-41.4212125516228" calcext:value-type="float">
            <text:p>-41.4212125516</text:p>
          </table:table-cell>
          <table:table-cell table:formula="of:=IF(ABS([.G175])&lt;ABS([.H175]);[.G175]/[.D175];[.F175])" office:value-type="float" office:value="40" calcext:value-type="float">
            <text:p>40</text:p>
          </table:table-cell>
          <table:table-cell table:formula="of:=[.$E$9]+[.I175]" office:value-type="float" office:value="978.578787448377" calcext:value-type="float">
            <text:p>978.5787874484</text:p>
          </table:table-cell>
          <table:table-cell table:formula="of:=[.$F$9]+[.J175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ADIANS([.A176])" office:value-type="float" office:value="2.39110107523223" calcext:value-type="float">
            <text:p>2.3911010752</text:p>
          </table:table-cell>
          <table:table-cell table:formula="of:=SIN([.B176])" office:value-type="float" office:value="0.681998360062499" calcext:value-type="float">
            <text:p>0.6819983601</text:p>
          </table:table-cell>
          <table:table-cell table:formula="of:=COS([.B176])" office:value-type="float" office:value="-0.73135370161917" calcext:value-type="float">
            <text:p>-0.7313537016</text:p>
          </table:table-cell>
          <table:table-cell table:formula="of:=([.$B$8] + [$Sheet1.$B$19])/IF([.D176]&gt;0;2;-2)" office:value-type="float" office:value="-90" calcext:value-type="float">
            <text:p>-90</text:p>
          </table:table-cell>
          <table:table-cell table:formula="of:=([.$B$9] + [$Sheet1.$B$19])/IF([.C176]&gt;0;2;-2)" office:value-type="float" office:value="40" calcext:value-type="float">
            <text:p>40</text:p>
          </table:table-cell>
          <table:table-cell table:formula="of:=[.E176]*[.C176]" office:value-type="float" office:value="-61.3798524056249" calcext:value-type="float">
            <text:p>-61.3798524056</text:p>
          </table:table-cell>
          <table:table-cell table:formula="of:=[.F176]*[.D176]" office:value-type="float" office:value="-29.2541480647668" calcext:value-type="float">
            <text:p>-29.2541480648</text:p>
          </table:table-cell>
          <table:table-cell table:formula="of:=IF(ABS([.G176])&lt;ABS([.H176]); [.E176];[.H176]/[.C176])" office:value-type="float" office:value="-42.8947484009873" calcext:value-type="float">
            <text:p>-42.894748401</text:p>
          </table:table-cell>
          <table:table-cell table:formula="of:=IF(ABS([.G176])&lt;ABS([.H176]);[.G176]/[.D176];[.F176])" office:value-type="float" office:value="40" calcext:value-type="float">
            <text:p>40</text:p>
          </table:table-cell>
          <table:table-cell table:formula="of:=[.$E$9]+[.I176]" office:value-type="float" office:value="977.105251599013" calcext:value-type="float">
            <text:p>977.105251599</text:p>
          </table:table-cell>
          <table:table-cell table:formula="of:=[.$F$9]+[.J176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ADIANS([.A177])" office:value-type="float" office:value="2.40855436775217" calcext:value-type="float">
            <text:p>2.4085543678</text:p>
          </table:table-cell>
          <table:table-cell table:formula="of:=SIN([.B177])" office:value-type="float" office:value="0.669130606358858" calcext:value-type="float">
            <text:p>0.6691306064</text:p>
          </table:table-cell>
          <table:table-cell table:formula="of:=COS([.B177])" office:value-type="float" office:value="-0.743144825477394" calcext:value-type="float">
            <text:p>-0.7431448255</text:p>
          </table:table-cell>
          <table:table-cell table:formula="of:=([.$B$8] + [$Sheet1.$B$19])/IF([.D177]&gt;0;2;-2)" office:value-type="float" office:value="-90" calcext:value-type="float">
            <text:p>-90</text:p>
          </table:table-cell>
          <table:table-cell table:formula="of:=([.$B$9] + [$Sheet1.$B$19])/IF([.C177]&gt;0;2;-2)" office:value-type="float" office:value="40" calcext:value-type="float">
            <text:p>40</text:p>
          </table:table-cell>
          <table:table-cell table:formula="of:=[.E177]*[.C177]" office:value-type="float" office:value="-60.2217545722973" calcext:value-type="float">
            <text:p>-60.2217545723</text:p>
          </table:table-cell>
          <table:table-cell table:formula="of:=[.F177]*[.D177]" office:value-type="float" office:value="-29.7257930190958" calcext:value-type="float">
            <text:p>-29.7257930191</text:p>
          </table:table-cell>
          <table:table-cell table:formula="of:=IF(ABS([.G177])&lt;ABS([.H177]); [.E177];[.H177]/[.C177])" office:value-type="float" office:value="-44.4245005931677" calcext:value-type="float">
            <text:p>-44.4245005932</text:p>
          </table:table-cell>
          <table:table-cell table:formula="of:=IF(ABS([.G177])&lt;ABS([.H177]);[.G177]/[.D177];[.F177])" office:value-type="float" office:value="40" calcext:value-type="float">
            <text:p>40</text:p>
          </table:table-cell>
          <table:table-cell table:formula="of:=[.$E$9]+[.I177]" office:value-type="float" office:value="975.575499406832" calcext:value-type="float">
            <text:p>975.5754994068</text:p>
          </table:table-cell>
          <table:table-cell table:formula="of:=[.$F$9]+[.J177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ADIANS([.A178])" office:value-type="float" office:value="2.42600766027212" calcext:value-type="float">
            <text:p>2.4260076603</text:p>
          </table:table-cell>
          <table:table-cell table:formula="of:=SIN([.B178])" office:value-type="float" office:value="0.656059028990507" calcext:value-type="float">
            <text:p>0.656059029</text:p>
          </table:table-cell>
          <table:table-cell table:formula="of:=COS([.B178])" office:value-type="float" office:value="-0.754709580222772" calcext:value-type="float">
            <text:p>-0.7547095802</text:p>
          </table:table-cell>
          <table:table-cell table:formula="of:=([.$B$8] + [$Sheet1.$B$19])/IF([.D178]&gt;0;2;-2)" office:value-type="float" office:value="-90" calcext:value-type="float">
            <text:p>-90</text:p>
          </table:table-cell>
          <table:table-cell table:formula="of:=([.$B$9] + [$Sheet1.$B$19])/IF([.C178]&gt;0;2;-2)" office:value-type="float" office:value="40" calcext:value-type="float">
            <text:p>40</text:p>
          </table:table-cell>
          <table:table-cell table:formula="of:=[.E178]*[.C178]" office:value-type="float" office:value="-59.0453126091457" calcext:value-type="float">
            <text:p>-59.0453126091</text:p>
          </table:table-cell>
          <table:table-cell table:formula="of:=[.F178]*[.D178]" office:value-type="float" office:value="-30.1883832089109" calcext:value-type="float">
            <text:p>-30.1883832089</text:p>
          </table:table-cell>
          <table:table-cell table:formula="of:=IF(ABS([.G178])&lt;ABS([.H178]); [.E178];[.H178]/[.C178])" office:value-type="float" office:value="-46.0147362888404" calcext:value-type="float">
            <text:p>-46.0147362888</text:p>
          </table:table-cell>
          <table:table-cell table:formula="of:=IF(ABS([.G178])&lt;ABS([.H178]);[.G178]/[.D178];[.F178])" office:value-type="float" office:value="40" calcext:value-type="float">
            <text:p>40</text:p>
          </table:table-cell>
          <table:table-cell table:formula="of:=[.$E$9]+[.I178]" office:value-type="float" office:value="973.98526371116" calcext:value-type="float">
            <text:p>973.9852637112</text:p>
          </table:table-cell>
          <table:table-cell table:formula="of:=[.$F$9]+[.J178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ADIANS([.A179])" office:value-type="float" office:value="2.44346095279206" calcext:value-type="float">
            <text:p>2.4434609528</text:p>
          </table:table-cell>
          <table:table-cell table:formula="of:=SIN([.B179])" office:value-type="float" office:value="0.642787609686539" calcext:value-type="float">
            <text:p>0.6427876097</text:p>
          </table:table-cell>
          <table:table-cell table:formula="of:=COS([.B179])" office:value-type="float" office:value="-0.766044443118978" calcext:value-type="float">
            <text:p>-0.7660444431</text:p>
          </table:table-cell>
          <table:table-cell table:formula="of:=([.$B$8] + [$Sheet1.$B$19])/IF([.D179]&gt;0;2;-2)" office:value-type="float" office:value="-90" calcext:value-type="float">
            <text:p>-90</text:p>
          </table:table-cell>
          <table:table-cell table:formula="of:=([.$B$9] + [$Sheet1.$B$19])/IF([.C179]&gt;0;2;-2)" office:value-type="float" office:value="40" calcext:value-type="float">
            <text:p>40</text:p>
          </table:table-cell>
          <table:table-cell table:formula="of:=[.E179]*[.C179]" office:value-type="float" office:value="-57.8508848717886" calcext:value-type="float">
            <text:p>-57.8508848718</text:p>
          </table:table-cell>
          <table:table-cell table:formula="of:=[.F179]*[.D179]" office:value-type="float" office:value="-30.6417777247591" calcext:value-type="float">
            <text:p>-30.6417777248</text:p>
          </table:table-cell>
          <table:table-cell table:formula="of:=IF(ABS([.G179])&lt;ABS([.H179]); [.E179];[.H179]/[.C179])" office:value-type="float" office:value="-47.6701437037684" calcext:value-type="float">
            <text:p>-47.6701437038</text:p>
          </table:table-cell>
          <table:table-cell table:formula="of:=IF(ABS([.G179])&lt;ABS([.H179]);[.G179]/[.D179];[.F179])" office:value-type="float" office:value="40" calcext:value-type="float">
            <text:p>40</text:p>
          </table:table-cell>
          <table:table-cell table:formula="of:=[.$E$9]+[.I179]" office:value-type="float" office:value="972.329856296232" calcext:value-type="float">
            <text:p>972.3298562962</text:p>
          </table:table-cell>
          <table:table-cell table:formula="of:=[.$F$9]+[.J179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ADIANS([.A180])" office:value-type="float" office:value="2.460914245312" calcext:value-type="float">
            <text:p>2.4609142453</text:p>
          </table:table-cell>
          <table:table-cell table:formula="of:=SIN([.B180])" office:value-type="float" office:value="0.629320391049837" calcext:value-type="float">
            <text:p>0.629320391</text:p>
          </table:table-cell>
          <table:table-cell table:formula="of:=COS([.B180])" office:value-type="float" office:value="-0.777145961456971" calcext:value-type="float">
            <text:p>-0.7771459615</text:p>
          </table:table-cell>
          <table:table-cell table:formula="of:=([.$B$8] + [$Sheet1.$B$19])/IF([.D180]&gt;0;2;-2)" office:value-type="float" office:value="-90" calcext:value-type="float">
            <text:p>-90</text:p>
          </table:table-cell>
          <table:table-cell table:formula="of:=([.$B$9] + [$Sheet1.$B$19])/IF([.C180]&gt;0;2;-2)" office:value-type="float" office:value="40" calcext:value-type="float">
            <text:p>40</text:p>
          </table:table-cell>
          <table:table-cell table:formula="of:=[.E180]*[.C180]" office:value-type="float" office:value="-56.6388351944854" calcext:value-type="float">
            <text:p>-56.6388351945</text:p>
          </table:table-cell>
          <table:table-cell table:formula="of:=[.F180]*[.D180]" office:value-type="float" office:value="-31.0858384582788" calcext:value-type="float">
            <text:p>-31.0858384583</text:p>
          </table:table-cell>
          <table:table-cell table:formula="of:=IF(ABS([.G180])&lt;ABS([.H180]); [.E180];[.H180]/[.C180])" office:value-type="float" office:value="-49.3958862614021" calcext:value-type="float">
            <text:p>-49.3958862614</text:p>
          </table:table-cell>
          <table:table-cell table:formula="of:=IF(ABS([.G180])&lt;ABS([.H180]);[.G180]/[.D180];[.F180])" office:value-type="float" office:value="40" calcext:value-type="float">
            <text:p>40</text:p>
          </table:table-cell>
          <table:table-cell table:formula="of:=[.$E$9]+[.I180]" office:value-type="float" office:value="970.604113738598" calcext:value-type="float">
            <text:p>970.6041137386</text:p>
          </table:table-cell>
          <table:table-cell table:formula="of:=[.$F$9]+[.J180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ADIANS([.A181])" office:value-type="float" office:value="2.47836753783195" calcext:value-type="float">
            <text:p>2.4783675378</text:p>
          </table:table-cell>
          <table:table-cell table:formula="of:=SIN([.B181])" office:value-type="float" office:value="0.615661475325658" calcext:value-type="float">
            <text:p>0.6156614753</text:p>
          </table:table-cell>
          <table:table-cell table:formula="of:=COS([.B181])" office:value-type="float" office:value="-0.788010753606722" calcext:value-type="float">
            <text:p>-0.7880107536</text:p>
          </table:table-cell>
          <table:table-cell table:formula="of:=([.$B$8] + [$Sheet1.$B$19])/IF([.D181]&gt;0;2;-2)" office:value-type="float" office:value="-90" calcext:value-type="float">
            <text:p>-90</text:p>
          </table:table-cell>
          <table:table-cell table:formula="of:=([.$B$9] + [$Sheet1.$B$19])/IF([.C181]&gt;0;2;-2)" office:value-type="float" office:value="40" calcext:value-type="float">
            <text:p>40</text:p>
          </table:table-cell>
          <table:table-cell table:formula="of:=[.E181]*[.C181]" office:value-type="float" office:value="-55.4095327793093" calcext:value-type="float">
            <text:p>-55.4095327793</text:p>
          </table:table-cell>
          <table:table-cell table:formula="of:=[.F181]*[.D181]" office:value-type="float" office:value="-31.5204301442689" calcext:value-type="float">
            <text:p>-31.5204301443</text:p>
          </table:table-cell>
          <table:table-cell table:formula="of:=IF(ABS([.G181])&lt;ABS([.H181]); [.E181];[.H181]/[.C181])" office:value-type="float" office:value="-51.1976652877231" calcext:value-type="float">
            <text:p>-51.1976652877</text:p>
          </table:table-cell>
          <table:table-cell table:formula="of:=IF(ABS([.G181])&lt;ABS([.H181]);[.G181]/[.D181];[.F181])" office:value-type="float" office:value="40" calcext:value-type="float">
            <text:p>40</text:p>
          </table:table-cell>
          <table:table-cell table:formula="of:=[.$E$9]+[.I181]" office:value-type="float" office:value="968.802334712277" calcext:value-type="float">
            <text:p>968.8023347123</text:p>
          </table:table-cell>
          <table:table-cell table:formula="of:=[.$F$9]+[.J181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ADIANS([.A182])" office:value-type="float" office:value="2.49582083035189" calcext:value-type="float">
            <text:p>2.4958208304</text:p>
          </table:table-cell>
          <table:table-cell table:formula="of:=SIN([.B182])" office:value-type="float" office:value="0.601815023152048" calcext:value-type="float">
            <text:p>0.6018150232</text:p>
          </table:table-cell>
          <table:table-cell table:formula="of:=COS([.B182])" office:value-type="float" office:value="-0.798635510047293" calcext:value-type="float">
            <text:p>-0.79863551</text:p>
          </table:table-cell>
          <table:table-cell table:formula="of:=([.$B$8] + [$Sheet1.$B$19])/IF([.D182]&gt;0;2;-2)" office:value-type="float" office:value="-90" calcext:value-type="float">
            <text:p>-90</text:p>
          </table:table-cell>
          <table:table-cell table:formula="of:=([.$B$9] + [$Sheet1.$B$19])/IF([.C182]&gt;0;2;-2)" office:value-type="float" office:value="40" calcext:value-type="float">
            <text:p>40</text:p>
          </table:table-cell>
          <table:table-cell table:formula="of:=[.E182]*[.C182]" office:value-type="float" office:value="-54.1633520836843" calcext:value-type="float">
            <text:p>-54.1633520837</text:p>
          </table:table-cell>
          <table:table-cell table:formula="of:=[.F182]*[.D182]" office:value-type="float" office:value="-31.9454204018917" calcext:value-type="float">
            <text:p>-31.9454204019</text:p>
          </table:table-cell>
          <table:table-cell table:formula="of:=IF(ABS([.G182])&lt;ABS([.H182]); [.E182];[.H182]/[.C182])" office:value-type="float" office:value="-53.0817928648164" calcext:value-type="float">
            <text:p>-53.0817928648</text:p>
          </table:table-cell>
          <table:table-cell table:formula="of:=IF(ABS([.G182])&lt;ABS([.H182]);[.G182]/[.D182];[.F182])" office:value-type="float" office:value="40" calcext:value-type="float">
            <text:p>40</text:p>
          </table:table-cell>
          <table:table-cell table:formula="of:=[.$E$9]+[.I182]" office:value-type="float" office:value="966.918207135184" calcext:value-type="float">
            <text:p>966.9182071352</text:p>
          </table:table-cell>
          <table:table-cell table:formula="of:=[.$F$9]+[.J182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ADIANS([.A183])" office:value-type="float" office:value="2.51327412287183" calcext:value-type="float">
            <text:p>2.5132741229</text:p>
          </table:table-cell>
          <table:table-cell table:formula="of:=SIN([.B183])" office:value-type="float" office:value="0.587785252292473" calcext:value-type="float">
            <text:p>0.5877852523</text:p>
          </table:table-cell>
          <table:table-cell table:formula="of:=COS([.B183])" office:value-type="float" office:value="-0.809016994374947" calcext:value-type="float">
            <text:p>-0.8090169944</text:p>
          </table:table-cell>
          <table:table-cell table:formula="of:=([.$B$8] + [$Sheet1.$B$19])/IF([.D183]&gt;0;2;-2)" office:value-type="float" office:value="-90" calcext:value-type="float">
            <text:p>-90</text:p>
          </table:table-cell>
          <table:table-cell table:formula="of:=([.$B$9] + [$Sheet1.$B$19])/IF([.C183]&gt;0;2;-2)" office:value-type="float" office:value="40" calcext:value-type="float">
            <text:p>40</text:p>
          </table:table-cell>
          <table:table-cell table:formula="of:=[.E183]*[.C183]" office:value-type="float" office:value="-52.9006727063226" calcext:value-type="float">
            <text:p>-52.9006727063</text:p>
          </table:table-cell>
          <table:table-cell table:formula="of:=[.F183]*[.D183]" office:value-type="float" office:value="-32.3606797749979" calcext:value-type="float">
            <text:p>-32.360679775</text:p>
          </table:table-cell>
          <table:table-cell table:formula="of:=IF(ABS([.G183])&lt;ABS([.H183]); [.E183];[.H183]/[.C183])" office:value-type="float" office:value="-55.0552768188469" calcext:value-type="float">
            <text:p>-55.0552768188</text:p>
          </table:table-cell>
          <table:table-cell table:formula="of:=IF(ABS([.G183])&lt;ABS([.H183]);[.G183]/[.D183];[.F183])" office:value-type="float" office:value="40" calcext:value-type="float">
            <text:p>40</text:p>
          </table:table-cell>
          <table:table-cell table:formula="of:=[.$E$9]+[.I183]" office:value-type="float" office:value="964.944723181153" calcext:value-type="float">
            <text:p>964.9447231812</text:p>
          </table:table-cell>
          <table:table-cell table:formula="of:=[.$F$9]+[.J183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ADIANS([.A184])" office:value-type="float" office:value="2.53072741539178" calcext:value-type="float">
            <text:p>2.5307274154</text:p>
          </table:table-cell>
          <table:table-cell table:formula="of:=SIN([.B184])" office:value-type="float" office:value="0.573576436351046" calcext:value-type="float">
            <text:p>0.5735764364</text:p>
          </table:table-cell>
          <table:table-cell table:formula="of:=COS([.B184])" office:value-type="float" office:value="-0.819152044288992" calcext:value-type="float">
            <text:p>-0.8191520443</text:p>
          </table:table-cell>
          <table:table-cell table:formula="of:=([.$B$8] + [$Sheet1.$B$19])/IF([.D184]&gt;0;2;-2)" office:value-type="float" office:value="-90" calcext:value-type="float">
            <text:p>-90</text:p>
          </table:table-cell>
          <table:table-cell table:formula="of:=([.$B$9] + [$Sheet1.$B$19])/IF([.C184]&gt;0;2;-2)" office:value-type="float" office:value="40" calcext:value-type="float">
            <text:p>40</text:p>
          </table:table-cell>
          <table:table-cell table:formula="of:=[.E184]*[.C184]" office:value-type="float" office:value="-51.6218792715941" calcext:value-type="float">
            <text:p>-51.6218792716</text:p>
          </table:table-cell>
          <table:table-cell table:formula="of:=[.F184]*[.D184]" office:value-type="float" office:value="-32.7660817715597" calcext:value-type="float">
            <text:p>-32.7660817716</text:p>
          </table:table-cell>
          <table:table-cell table:formula="of:=IF(ABS([.G184])&lt;ABS([.H184]); [.E184];[.H184]/[.C184])" office:value-type="float" office:value="-57.1259202696846" calcext:value-type="float">
            <text:p>-57.1259202697</text:p>
          </table:table-cell>
          <table:table-cell table:formula="of:=IF(ABS([.G184])&lt;ABS([.H184]);[.G184]/[.D184];[.F184])" office:value-type="float" office:value="40" calcext:value-type="float">
            <text:p>40</text:p>
          </table:table-cell>
          <table:table-cell table:formula="of:=[.$E$9]+[.I184]" office:value-type="float" office:value="962.874079730315" calcext:value-type="float">
            <text:p>962.8740797303</text:p>
          </table:table-cell>
          <table:table-cell table:formula="of:=[.$F$9]+[.J184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ADIANS([.A185])" office:value-type="float" office:value="2.54818070791172" calcext:value-type="float">
            <text:p>2.5481807079</text:p>
          </table:table-cell>
          <table:table-cell table:formula="of:=SIN([.B185])" office:value-type="float" office:value="0.559192903470747" calcext:value-type="float">
            <text:p>0.5591929035</text:p>
          </table:table-cell>
          <table:table-cell table:formula="of:=COS([.B185])" office:value-type="float" office:value="-0.829037572555042" calcext:value-type="float">
            <text:p>-0.8290375726</text:p>
          </table:table-cell>
          <table:table-cell table:formula="of:=([.$B$8] + [$Sheet1.$B$19])/IF([.D185]&gt;0;2;-2)" office:value-type="float" office:value="-90" calcext:value-type="float">
            <text:p>-90</text:p>
          </table:table-cell>
          <table:table-cell table:formula="of:=([.$B$9] + [$Sheet1.$B$19])/IF([.C185]&gt;0;2;-2)" office:value-type="float" office:value="40" calcext:value-type="float">
            <text:p>40</text:p>
          </table:table-cell>
          <table:table-cell table:formula="of:=[.E185]*[.C185]" office:value-type="float" office:value="-50.3273613123672" calcext:value-type="float">
            <text:p>-50.3273613124</text:p>
          </table:table-cell>
          <table:table-cell table:formula="of:=[.F185]*[.D185]" office:value-type="float" office:value="-33.1615029022017" calcext:value-type="float">
            <text:p>-33.1615029022</text:p>
          </table:table-cell>
          <table:table-cell table:formula="of:=IF(ABS([.G185])&lt;ABS([.H185]); [.E185];[.H185]/[.C185])" office:value-type="float" office:value="-59.3024387405096" calcext:value-type="float">
            <text:p>-59.3024387405</text:p>
          </table:table-cell>
          <table:table-cell table:formula="of:=IF(ABS([.G185])&lt;ABS([.H185]);[.G185]/[.D185];[.F185])" office:value-type="float" office:value="40" calcext:value-type="float">
            <text:p>40</text:p>
          </table:table-cell>
          <table:table-cell table:formula="of:=[.$E$9]+[.I185]" office:value-type="float" office:value="960.69756125949" calcext:value-type="float">
            <text:p>960.6975612595</text:p>
          </table:table-cell>
          <table:table-cell table:formula="of:=[.$F$9]+[.J185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ADIANS([.A186])" office:value-type="float" office:value="2.56563400043166" calcext:value-type="float">
            <text:p>2.5656340004</text:p>
          </table:table-cell>
          <table:table-cell table:formula="of:=SIN([.B186])" office:value-type="float" office:value="0.544639035015027" calcext:value-type="float">
            <text:p>0.544639035</text:p>
          </table:table-cell>
          <table:table-cell table:formula="of:=COS([.B186])" office:value-type="float" office:value="-0.838670567945424" calcext:value-type="float">
            <text:p>-0.8386705679</text:p>
          </table:table-cell>
          <table:table-cell table:formula="of:=([.$B$8] + [$Sheet1.$B$19])/IF([.D186]&gt;0;2;-2)" office:value-type="float" office:value="-90" calcext:value-type="float">
            <text:p>-90</text:p>
          </table:table-cell>
          <table:table-cell table:formula="of:=([.$B$9] + [$Sheet1.$B$19])/IF([.C186]&gt;0;2;-2)" office:value-type="float" office:value="40" calcext:value-type="float">
            <text:p>40</text:p>
          </table:table-cell>
          <table:table-cell table:formula="of:=[.E186]*[.C186]" office:value-type="float" office:value="-49.0175131513525" calcext:value-type="float">
            <text:p>-49.0175131514</text:p>
          </table:table-cell>
          <table:table-cell table:formula="of:=[.F186]*[.D186]" office:value-type="float" office:value="-33.546822717817" calcext:value-type="float">
            <text:p>-33.5468227178</text:p>
          </table:table-cell>
          <table:table-cell table:formula="of:=IF(ABS([.G186])&lt;ABS([.H186]); [.E186];[.H186]/[.C186])" office:value-type="float" office:value="-61.5945985525833" calcext:value-type="float">
            <text:p>-61.5945985526</text:p>
          </table:table-cell>
          <table:table-cell table:formula="of:=IF(ABS([.G186])&lt;ABS([.H186]);[.G186]/[.D186];[.F186])" office:value-type="float" office:value="40" calcext:value-type="float">
            <text:p>40</text:p>
          </table:table-cell>
          <table:table-cell table:formula="of:=[.$E$9]+[.I186]" office:value-type="float" office:value="958.405401447417" calcext:value-type="float">
            <text:p>958.4054014474</text:p>
          </table:table-cell>
          <table:table-cell table:formula="of:=[.$F$9]+[.J186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ADIANS([.A187])" office:value-type="float" office:value="2.58308729295161" calcext:value-type="float">
            <text:p>2.583087293</text:p>
          </table:table-cell>
          <table:table-cell table:formula="of:=SIN([.B187])" office:value-type="float" office:value="0.529919264233205" calcext:value-type="float">
            <text:p>0.5299192642</text:p>
          </table:table-cell>
          <table:table-cell table:formula="of:=COS([.B187])" office:value-type="float" office:value="-0.848048096156426" calcext:value-type="float">
            <text:p>-0.8480480962</text:p>
          </table:table-cell>
          <table:table-cell table:formula="of:=([.$B$8] + [$Sheet1.$B$19])/IF([.D187]&gt;0;2;-2)" office:value-type="float" office:value="-90" calcext:value-type="float">
            <text:p>-90</text:p>
          </table:table-cell>
          <table:table-cell table:formula="of:=([.$B$9] + [$Sheet1.$B$19])/IF([.C187]&gt;0;2;-2)" office:value-type="float" office:value="40" calcext:value-type="float">
            <text:p>40</text:p>
          </table:table-cell>
          <table:table-cell table:formula="of:=[.E187]*[.C187]" office:value-type="float" office:value="-47.6927337809884" calcext:value-type="float">
            <text:p>-47.692733781</text:p>
          </table:table-cell>
          <table:table-cell table:formula="of:=[.F187]*[.D187]" office:value-type="float" office:value="-33.921923846257" calcext:value-type="float">
            <text:p>-33.9219238463</text:p>
          </table:table-cell>
          <table:table-cell table:formula="of:=IF(ABS([.G187])&lt;ABS([.H187]); [.E187];[.H187]/[.C187])" office:value-type="float" office:value="-64.013381161642" calcext:value-type="float">
            <text:p>-64.0133811616</text:p>
          </table:table-cell>
          <table:table-cell table:formula="of:=IF(ABS([.G187])&lt;ABS([.H187]);[.G187]/[.D187];[.F187])" office:value-type="float" office:value="40" calcext:value-type="float">
            <text:p>40</text:p>
          </table:table-cell>
          <table:table-cell table:formula="of:=[.$E$9]+[.I187]" office:value-type="float" office:value="955.986618838358" calcext:value-type="float">
            <text:p>955.9866188384</text:p>
          </table:table-cell>
          <table:table-cell table:formula="of:=[.$F$9]+[.J187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ADIANS([.A188])" office:value-type="float" office:value="2.60054058547155" calcext:value-type="float">
            <text:p>2.6005405855</text:p>
          </table:table-cell>
          <table:table-cell table:formula="of:=SIN([.B188])" office:value-type="float" office:value="0.515038074910054" calcext:value-type="float">
            <text:p>0.5150380749</text:p>
          </table:table-cell>
          <table:table-cell table:formula="of:=COS([.B188])" office:value-type="float" office:value="-0.857167300702112" calcext:value-type="float">
            <text:p>-0.8571673007</text:p>
          </table:table-cell>
          <table:table-cell table:formula="of:=([.$B$8] + [$Sheet1.$B$19])/IF([.D188]&gt;0;2;-2)" office:value-type="float" office:value="-90" calcext:value-type="float">
            <text:p>-90</text:p>
          </table:table-cell>
          <table:table-cell table:formula="of:=([.$B$9] + [$Sheet1.$B$19])/IF([.C188]&gt;0;2;-2)" office:value-type="float" office:value="40" calcext:value-type="float">
            <text:p>40</text:p>
          </table:table-cell>
          <table:table-cell table:formula="of:=[.E188]*[.C188]" office:value-type="float" office:value="-46.3534267419049" calcext:value-type="float">
            <text:p>-46.3534267419</text:p>
          </table:table-cell>
          <table:table-cell table:formula="of:=[.F188]*[.D188]" office:value-type="float" office:value="-34.2866920280845" calcext:value-type="float">
            <text:p>-34.2866920281</text:p>
          </table:table-cell>
          <table:table-cell table:formula="of:=IF(ABS([.G188])&lt;ABS([.H188]); [.E188];[.H188]/[.C188])" office:value-type="float" office:value="-66.5711792940207" calcext:value-type="float">
            <text:p>-66.571179294</text:p>
          </table:table-cell>
          <table:table-cell table:formula="of:=IF(ABS([.G188])&lt;ABS([.H188]);[.G188]/[.D188];[.F188])" office:value-type="float" office:value="40" calcext:value-type="float">
            <text:p>40</text:p>
          </table:table-cell>
          <table:table-cell table:formula="of:=[.$E$9]+[.I188]" office:value-type="float" office:value="953.428820705979" calcext:value-type="float">
            <text:p>953.428820706</text:p>
          </table:table-cell>
          <table:table-cell table:formula="of:=[.$F$9]+[.J188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DIANS([.A189])" office:value-type="float" office:value="2.61799387799149" calcext:value-type="float">
            <text:p>2.617993878</text:p>
          </table:table-cell>
          <table:table-cell table:formula="of:=SIN([.B189])" office:value-type="float" office:value="0.5" calcext:value-type="float">
            <text:p>0.5</text:p>
          </table:table-cell>
          <table:table-cell table:formula="of:=COS([.B189])" office:value-type="float" office:value="-0.866025403784439" calcext:value-type="float">
            <text:p>-0.8660254038</text:p>
          </table:table-cell>
          <table:table-cell table:formula="of:=([.$B$8] + [$Sheet1.$B$19])/IF([.D189]&gt;0;2;-2)" office:value-type="float" office:value="-90" calcext:value-type="float">
            <text:p>-90</text:p>
          </table:table-cell>
          <table:table-cell table:formula="of:=([.$B$9] + [$Sheet1.$B$19])/IF([.C189]&gt;0;2;-2)" office:value-type="float" office:value="40" calcext:value-type="float">
            <text:p>40</text:p>
          </table:table-cell>
          <table:table-cell table:formula="of:=[.E189]*[.C189]" office:value-type="float" office:value="-45" calcext:value-type="float">
            <text:p>-45</text:p>
          </table:table-cell>
          <table:table-cell table:formula="of:=[.F189]*[.D189]" office:value-type="float" office:value="-34.6410161513775" calcext:value-type="float">
            <text:p>-34.6410161514</text:p>
          </table:table-cell>
          <table:table-cell table:formula="of:=IF(ABS([.G189])&lt;ABS([.H189]); [.E189];[.H189]/[.C189])" office:value-type="float" office:value="-69.2820323027551" calcext:value-type="float">
            <text:p>-69.2820323028</text:p>
          </table:table-cell>
          <table:table-cell table:formula="of:=IF(ABS([.G189])&lt;ABS([.H189]);[.G189]/[.D189];[.F189])" office:value-type="float" office:value="40" calcext:value-type="float">
            <text:p>40</text:p>
          </table:table-cell>
          <table:table-cell table:formula="of:=[.$E$9]+[.I189]" office:value-type="float" office:value="950.717967697245" calcext:value-type="float">
            <text:p>950.7179676972</text:p>
          </table:table-cell>
          <table:table-cell table:formula="of:=[.$F$9]+[.J189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ADIANS([.A190])" office:value-type="float" office:value="2.63544717051144" calcext:value-type="float">
            <text:p>2.6354471705</text:p>
          </table:table-cell>
          <table:table-cell table:formula="of:=SIN([.B190])" office:value-type="float" office:value="0.484809620246337" calcext:value-type="float">
            <text:p>0.4848096202</text:p>
          </table:table-cell>
          <table:table-cell table:formula="of:=COS([.B190])" office:value-type="float" office:value="-0.874619707139396" calcext:value-type="float">
            <text:p>-0.8746197071</text:p>
          </table:table-cell>
          <table:table-cell table:formula="of:=([.$B$8] + [$Sheet1.$B$19])/IF([.D190]&gt;0;2;-2)" office:value-type="float" office:value="-90" calcext:value-type="float">
            <text:p>-90</text:p>
          </table:table-cell>
          <table:table-cell table:formula="of:=([.$B$9] + [$Sheet1.$B$19])/IF([.C190]&gt;0;2;-2)" office:value-type="float" office:value="40" calcext:value-type="float">
            <text:p>40</text:p>
          </table:table-cell>
          <table:table-cell table:formula="of:=[.E190]*[.C190]" office:value-type="float" office:value="-43.6328658221703" calcext:value-type="float">
            <text:p>-43.6328658222</text:p>
          </table:table-cell>
          <table:table-cell table:formula="of:=[.F190]*[.D190]" office:value-type="float" office:value="-34.9847882855758" calcext:value-type="float">
            <text:p>-34.9847882856</text:p>
          </table:table-cell>
          <table:table-cell table:formula="of:=IF(ABS([.G190])&lt;ABS([.H190]); [.E190];[.H190]/[.C190])" office:value-type="float" office:value="-72.1619102108569" calcext:value-type="float">
            <text:p>-72.1619102109</text:p>
          </table:table-cell>
          <table:table-cell table:formula="of:=IF(ABS([.G190])&lt;ABS([.H190]);[.G190]/[.D190];[.F190])" office:value-type="float" office:value="40" calcext:value-type="float">
            <text:p>40</text:p>
          </table:table-cell>
          <table:table-cell table:formula="of:=[.$E$9]+[.I190]" office:value-type="float" office:value="947.838089789143" calcext:value-type="float">
            <text:p>947.8380897891</text:p>
          </table:table-cell>
          <table:table-cell table:formula="of:=[.$F$9]+[.J190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ADIANS([.A191])" office:value-type="float" office:value="2.65290046303138" calcext:value-type="float">
            <text:p>2.652900463</text:p>
          </table:table-cell>
          <table:table-cell table:formula="of:=SIN([.B191])" office:value-type="float" office:value="0.469471562785891" calcext:value-type="float">
            <text:p>0.4694715628</text:p>
          </table:table-cell>
          <table:table-cell table:formula="of:=COS([.B191])" office:value-type="float" office:value="-0.882947592858927" calcext:value-type="float">
            <text:p>-0.8829475929</text:p>
          </table:table-cell>
          <table:table-cell table:formula="of:=([.$B$8] + [$Sheet1.$B$19])/IF([.D191]&gt;0;2;-2)" office:value-type="float" office:value="-90" calcext:value-type="float">
            <text:p>-90</text:p>
          </table:table-cell>
          <table:table-cell table:formula="of:=([.$B$9] + [$Sheet1.$B$19])/IF([.C191]&gt;0;2;-2)" office:value-type="float" office:value="40" calcext:value-type="float">
            <text:p>40</text:p>
          </table:table-cell>
          <table:table-cell table:formula="of:=[.E191]*[.C191]" office:value-type="float" office:value="-42.2524406507302" calcext:value-type="float">
            <text:p>-42.2524406507</text:p>
          </table:table-cell>
          <table:table-cell table:formula="of:=[.F191]*[.D191]" office:value-type="float" office:value="-35.3179037143571" calcext:value-type="float">
            <text:p>-35.3179037144</text:p>
          </table:table-cell>
          <table:table-cell table:formula="of:=IF(ABS([.G191])&lt;ABS([.H191]); [.E191];[.H191]/[.C191])" office:value-type="float" office:value="-75.2290586138533" calcext:value-type="float">
            <text:p>-75.2290586139</text:p>
          </table:table-cell>
          <table:table-cell table:formula="of:=IF(ABS([.G191])&lt;ABS([.H191]);[.G191]/[.D191];[.F191])" office:value-type="float" office:value="40" calcext:value-type="float">
            <text:p>40</text:p>
          </table:table-cell>
          <table:table-cell table:formula="of:=[.$E$9]+[.I191]" office:value-type="float" office:value="944.770941386147" calcext:value-type="float">
            <text:p>944.7709413861</text:p>
          </table:table-cell>
          <table:table-cell table:formula="of:=[.$F$9]+[.J191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ADIANS([.A192])" office:value-type="float" office:value="2.67035375555132" calcext:value-type="float">
            <text:p>2.6703537556</text:p>
          </table:table-cell>
          <table:table-cell table:formula="of:=SIN([.B192])" office:value-type="float" office:value="0.453990499739547" calcext:value-type="float">
            <text:p>0.4539904997</text:p>
          </table:table-cell>
          <table:table-cell table:formula="of:=COS([.B192])" office:value-type="float" office:value="-0.891006524188368" calcext:value-type="float">
            <text:p>-0.8910065242</text:p>
          </table:table-cell>
          <table:table-cell table:formula="of:=([.$B$8] + [$Sheet1.$B$19])/IF([.D192]&gt;0;2;-2)" office:value-type="float" office:value="-90" calcext:value-type="float">
            <text:p>-90</text:p>
          </table:table-cell>
          <table:table-cell table:formula="of:=([.$B$9] + [$Sheet1.$B$19])/IF([.C192]&gt;0;2;-2)" office:value-type="float" office:value="40" calcext:value-type="float">
            <text:p>40</text:p>
          </table:table-cell>
          <table:table-cell table:formula="of:=[.E192]*[.C192]" office:value-type="float" office:value="-40.8591449765592" calcext:value-type="float">
            <text:p>-40.8591449766</text:p>
          </table:table-cell>
          <table:table-cell table:formula="of:=[.F192]*[.D192]" office:value-type="float" office:value="-35.6402609675347" calcext:value-type="float">
            <text:p>-35.6402609675</text:p>
          </table:table-cell>
          <table:table-cell table:formula="of:=IF(ABS([.G192])&lt;ABS([.H192]); [.E192];[.H192]/[.C192])" office:value-type="float" office:value="-78.504420220206" calcext:value-type="float">
            <text:p>-78.5044202202</text:p>
          </table:table-cell>
          <table:table-cell table:formula="of:=IF(ABS([.G192])&lt;ABS([.H192]);[.G192]/[.D192];[.F192])" office:value-type="float" office:value="40" calcext:value-type="float">
            <text:p>40</text:p>
          </table:table-cell>
          <table:table-cell table:formula="of:=[.$E$9]+[.I192]" office:value-type="float" office:value="941.495579779794" calcext:value-type="float">
            <text:p>941.4955797798</text:p>
          </table:table-cell>
          <table:table-cell table:formula="of:=[.$F$9]+[.J192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ADIANS([.A193])" office:value-type="float" office:value="2.68780704807127" calcext:value-type="float">
            <text:p>2.6878070481</text:p>
          </table:table-cell>
          <table:table-cell table:formula="of:=SIN([.B193])" office:value-type="float" office:value="0.438371146789077" calcext:value-type="float">
            <text:p>0.4383711468</text:p>
          </table:table-cell>
          <table:table-cell table:formula="of:=COS([.B193])" office:value-type="float" office:value="-0.898794046299167" calcext:value-type="float">
            <text:p>-0.8987940463</text:p>
          </table:table-cell>
          <table:table-cell table:formula="of:=([.$B$8] + [$Sheet1.$B$19])/IF([.D193]&gt;0;2;-2)" office:value-type="float" office:value="-90" calcext:value-type="float">
            <text:p>-90</text:p>
          </table:table-cell>
          <table:table-cell table:formula="of:=([.$B$9] + [$Sheet1.$B$19])/IF([.C193]&gt;0;2;-2)" office:value-type="float" office:value="40" calcext:value-type="float">
            <text:p>40</text:p>
          </table:table-cell>
          <table:table-cell table:formula="of:=[.E193]*[.C193]" office:value-type="float" office:value="-39.453403211017" calcext:value-type="float">
            <text:p>-39.453403211</text:p>
          </table:table-cell>
          <table:table-cell table:formula="of:=[.F193]*[.D193]" office:value-type="float" office:value="-35.9517618519667" calcext:value-type="float">
            <text:p>-35.951761852</text:p>
          </table:table-cell>
          <table:table-cell table:formula="of:=IF(ABS([.G193])&lt;ABS([.H193]); [.E193];[.H193]/[.C193])" office:value-type="float" office:value="-82.0121536631719" calcext:value-type="float">
            <text:p>-82.0121536632</text:p>
          </table:table-cell>
          <table:table-cell table:formula="of:=IF(ABS([.G193])&lt;ABS([.H193]);[.G193]/[.D193];[.F193])" office:value-type="float" office:value="40" calcext:value-type="float">
            <text:p>40</text:p>
          </table:table-cell>
          <table:table-cell table:formula="of:=[.$E$9]+[.I193]" office:value-type="float" office:value="937.987846336828" calcext:value-type="float">
            <text:p>937.9878463368</text:p>
          </table:table-cell>
          <table:table-cell table:formula="of:=[.$F$9]+[.J193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ADIANS([.A194])" office:value-type="float" office:value="2.70526034059121" calcext:value-type="float">
            <text:p>2.7052603406</text:p>
          </table:table-cell>
          <table:table-cell table:formula="of:=SIN([.B194])" office:value-type="float" office:value="0.422618261740699" calcext:value-type="float">
            <text:p>0.4226182617</text:p>
          </table:table-cell>
          <table:table-cell table:formula="of:=COS([.B194])" office:value-type="float" office:value="-0.90630778703665" calcext:value-type="float">
            <text:p>-0.906307787</text:p>
          </table:table-cell>
          <table:table-cell table:formula="of:=([.$B$8] + [$Sheet1.$B$19])/IF([.D194]&gt;0;2;-2)" office:value-type="float" office:value="-90" calcext:value-type="float">
            <text:p>-90</text:p>
          </table:table-cell>
          <table:table-cell table:formula="of:=([.$B$9] + [$Sheet1.$B$19])/IF([.C194]&gt;0;2;-2)" office:value-type="float" office:value="40" calcext:value-type="float">
            <text:p>40</text:p>
          </table:table-cell>
          <table:table-cell table:formula="of:=[.E194]*[.C194]" office:value-type="float" office:value="-38.035643556663" calcext:value-type="float">
            <text:p>-38.0356435567</text:p>
          </table:table-cell>
          <table:table-cell table:formula="of:=[.F194]*[.D194]" office:value-type="float" office:value="-36.252311481466" calcext:value-type="float">
            <text:p>-36.2523114815</text:p>
          </table:table-cell>
          <table:table-cell table:formula="of:=IF(ABS([.G194])&lt;ABS([.H194]); [.E194];[.H194]/[.C194])" office:value-type="float" office:value="-85.7802768203823" calcext:value-type="float">
            <text:p>-85.7802768204</text:p>
          </table:table-cell>
          <table:table-cell table:formula="of:=IF(ABS([.G194])&lt;ABS([.H194]);[.G194]/[.D194];[.F194])" office:value-type="float" office:value="40" calcext:value-type="float">
            <text:p>40</text:p>
          </table:table-cell>
          <table:table-cell table:formula="of:=[.$E$9]+[.I194]" office:value-type="float" office:value="934.219723179618" calcext:value-type="float">
            <text:p>934.2197231796</text:p>
          </table:table-cell>
          <table:table-cell table:formula="of:=[.$F$9]+[.J194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ADIANS([.A195])" office:value-type="float" office:value="2.72271363311115" calcext:value-type="float">
            <text:p>2.7227136331</text:p>
          </table:table-cell>
          <table:table-cell table:formula="of:=SIN([.B195])" office:value-type="float" office:value="0.4067366430758" calcext:value-type="float">
            <text:p>0.4067366431</text:p>
          </table:table-cell>
          <table:table-cell table:formula="of:=COS([.B195])" office:value-type="float" office:value="-0.913545457642601" calcext:value-type="float">
            <text:p>-0.9135454576</text:p>
          </table:table-cell>
          <table:table-cell table:formula="of:=([.$B$8] + [$Sheet1.$B$19])/IF([.D195]&gt;0;2;-2)" office:value-type="float" office:value="-90" calcext:value-type="float">
            <text:p>-90</text:p>
          </table:table-cell>
          <table:table-cell table:formula="of:=([.$B$9] + [$Sheet1.$B$19])/IF([.C195]&gt;0;2;-2)" office:value-type="float" office:value="40" calcext:value-type="float">
            <text:p>40</text:p>
          </table:table-cell>
          <table:table-cell table:formula="of:=[.E195]*[.C195]" office:value-type="float" office:value="-36.606297876822" calcext:value-type="float">
            <text:p>-36.6062978768</text:p>
          </table:table-cell>
          <table:table-cell table:formula="of:=[.F195]*[.D195]" office:value-type="float" office:value="-36.541818305704" calcext:value-type="float">
            <text:p>-36.5418183057</text:p>
          </table:table-cell>
          <table:table-cell table:formula="of:=IF(ABS([.G195])&lt;ABS([.H195]); [.E195];[.H195]/[.C195])" office:value-type="float" office:value="-89.8414709561686" calcext:value-type="float">
            <text:p>-89.8414709562</text:p>
          </table:table-cell>
          <table:table-cell table:formula="of:=IF(ABS([.G195])&lt;ABS([.H195]);[.G195]/[.D195];[.F195])" office:value-type="float" office:value="40" calcext:value-type="float">
            <text:p>40</text:p>
          </table:table-cell>
          <table:table-cell table:formula="of:=[.$E$9]+[.I195]" office:value-type="float" office:value="930.158529043831" calcext:value-type="float">
            <text:p>930.1585290438</text:p>
          </table:table-cell>
          <table:table-cell table:formula="of:=[.$F$9]+[.J195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ADIANS([.A196])" office:value-type="float" office:value="2.7401669256311" calcext:value-type="float">
            <text:p>2.7401669256</text:p>
          </table:table-cell>
          <table:table-cell table:formula="of:=SIN([.B196])" office:value-type="float" office:value="0.390731128489274" calcext:value-type="float">
            <text:p>0.3907311285</text:p>
          </table:table-cell>
          <table:table-cell table:formula="of:=COS([.B196])" office:value-type="float" office:value="-0.92050485345244" calcext:value-type="float">
            <text:p>-0.9205048535</text:p>
          </table:table-cell>
          <table:table-cell table:formula="of:=([.$B$8] + [$Sheet1.$B$19])/IF([.D196]&gt;0;2;-2)" office:value-type="float" office:value="-90" calcext:value-type="float">
            <text:p>-90</text:p>
          </table:table-cell>
          <table:table-cell table:formula="of:=([.$B$9] + [$Sheet1.$B$19])/IF([.C196]&gt;0;2;-2)" office:value-type="float" office:value="40" calcext:value-type="float">
            <text:p>40</text:p>
          </table:table-cell>
          <table:table-cell table:formula="of:=[.E196]*[.C196]" office:value-type="float" office:value="-35.1658015640346" calcext:value-type="float">
            <text:p>-35.165801564</text:p>
          </table:table-cell>
          <table:table-cell table:formula="of:=[.F196]*[.D196]" office:value-type="float" office:value="-36.8201941380976" calcext:value-type="float">
            <text:p>-36.8201941381</text:p>
          </table:table-cell>
          <table:table-cell table:formula="of:=IF(ABS([.G196])&lt;ABS([.H196]); [.E196];[.H196]/[.C196])" office:value-type="float" office:value="-90" calcext:value-type="float">
            <text:p>-90</text:p>
          </table:table-cell>
          <table:table-cell table:formula="of:=IF(ABS([.G196])&lt;ABS([.H196]);[.G196]/[.D196];[.F196])" office:value-type="float" office:value="38.2027334588644" calcext:value-type="float">
            <text:p>38.2027334589</text:p>
          </table:table-cell>
          <table:table-cell table:formula="of:=[.$E$9]+[.I196]" office:value-type="float" office:value="930" calcext:value-type="float">
            <text:p>930</text:p>
          </table:table-cell>
          <table:table-cell table:formula="of:=[.$F$9]+[.J196]" office:value-type="float" office:value="1848.20273345886" calcext:value-type="float">
            <text:p>1848.2027334589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ADIANS([.A197])" office:value-type="float" office:value="2.75762021815104" calcext:value-type="float">
            <text:p>2.7576202182</text:p>
          </table:table-cell>
          <table:table-cell table:formula="of:=SIN([.B197])" office:value-type="float" office:value="0.374606593415912" calcext:value-type="float">
            <text:p>0.3746065934</text:p>
          </table:table-cell>
          <table:table-cell table:formula="of:=COS([.B197])" office:value-type="float" office:value="-0.927183854566787" calcext:value-type="float">
            <text:p>-0.9271838546</text:p>
          </table:table-cell>
          <table:table-cell table:formula="of:=([.$B$8] + [$Sheet1.$B$19])/IF([.D197]&gt;0;2;-2)" office:value-type="float" office:value="-90" calcext:value-type="float">
            <text:p>-90</text:p>
          </table:table-cell>
          <table:table-cell table:formula="of:=([.$B$9] + [$Sheet1.$B$19])/IF([.C197]&gt;0;2;-2)" office:value-type="float" office:value="40" calcext:value-type="float">
            <text:p>40</text:p>
          </table:table-cell>
          <table:table-cell table:formula="of:=[.E197]*[.C197]" office:value-type="float" office:value="-33.7145934074321" calcext:value-type="float">
            <text:p>-33.7145934074</text:p>
          </table:table-cell>
          <table:table-cell table:formula="of:=[.F197]*[.D197]" office:value-type="float" office:value="-37.0873541826715" calcext:value-type="float">
            <text:p>-37.0873541827</text:p>
          </table:table-cell>
          <table:table-cell table:formula="of:=IF(ABS([.G197])&lt;ABS([.H197]); [.E197];[.H197]/[.C197])" office:value-type="float" office:value="-90" calcext:value-type="float">
            <text:p>-90</text:p>
          </table:table-cell>
          <table:table-cell table:formula="of:=IF(ABS([.G197])&lt;ABS([.H197]);[.G197]/[.D197];[.F197])" office:value-type="float" office:value="36.3623603251641" calcext:value-type="float">
            <text:p>36.3623603252</text:p>
          </table:table-cell>
          <table:table-cell table:formula="of:=[.$E$9]+[.I197]" office:value-type="float" office:value="930" calcext:value-type="float">
            <text:p>930</text:p>
          </table:table-cell>
          <table:table-cell table:formula="of:=[.$F$9]+[.J197]" office:value-type="float" office:value="1846.36236032516" calcext:value-type="float">
            <text:p>1846.3623603252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ADIANS([.A198])" office:value-type="float" office:value="2.77507351067098" calcext:value-type="float">
            <text:p>2.7750735107</text:p>
          </table:table-cell>
          <table:table-cell table:formula="of:=SIN([.B198])" office:value-type="float" office:value="0.3583679495453" calcext:value-type="float">
            <text:p>0.3583679495</text:p>
          </table:table-cell>
          <table:table-cell table:formula="of:=COS([.B198])" office:value-type="float" office:value="-0.933580426497202" calcext:value-type="float">
            <text:p>-0.9335804265</text:p>
          </table:table-cell>
          <table:table-cell table:formula="of:=([.$B$8] + [$Sheet1.$B$19])/IF([.D198]&gt;0;2;-2)" office:value-type="float" office:value="-90" calcext:value-type="float">
            <text:p>-90</text:p>
          </table:table-cell>
          <table:table-cell table:formula="of:=([.$B$9] + [$Sheet1.$B$19])/IF([.C198]&gt;0;2;-2)" office:value-type="float" office:value="40" calcext:value-type="float">
            <text:p>40</text:p>
          </table:table-cell>
          <table:table-cell table:formula="of:=[.E198]*[.C198]" office:value-type="float" office:value="-32.253115459077" calcext:value-type="float">
            <text:p>-32.2531154591</text:p>
          </table:table-cell>
          <table:table-cell table:formula="of:=[.F198]*[.D198]" office:value-type="float" office:value="-37.3432170598881" calcext:value-type="float">
            <text:p>-37.3432170599</text:p>
          </table:table-cell>
          <table:table-cell table:formula="of:=IF(ABS([.G198])&lt;ABS([.H198]); [.E198];[.H198]/[.C198])" office:value-type="float" office:value="-90" calcext:value-type="float">
            <text:p>-90</text:p>
          </table:table-cell>
          <table:table-cell table:formula="of:=IF(ABS([.G198])&lt;ABS([.H198]);[.G198]/[.D198];[.F198])" office:value-type="float" office:value="34.5477631531874" calcext:value-type="float">
            <text:p>34.5477631532</text:p>
          </table:table-cell>
          <table:table-cell table:formula="of:=[.$E$9]+[.I198]" office:value-type="float" office:value="930" calcext:value-type="float">
            <text:p>930</text:p>
          </table:table-cell>
          <table:table-cell table:formula="of:=[.$F$9]+[.J198]" office:value-type="float" office:value="1844.54776315319" calcext:value-type="float">
            <text:p>1844.5477631532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ADIANS([.A199])" office:value-type="float" office:value="2.79252680319093" calcext:value-type="float">
            <text:p>2.7925268032</text:p>
          </table:table-cell>
          <table:table-cell table:formula="of:=SIN([.B199])" office:value-type="float" office:value="0.342020143325669" calcext:value-type="float">
            <text:p>0.3420201433</text:p>
          </table:table-cell>
          <table:table-cell table:formula="of:=COS([.B199])" office:value-type="float" office:value="-0.939692620785908" calcext:value-type="float">
            <text:p>-0.9396926208</text:p>
          </table:table-cell>
          <table:table-cell table:formula="of:=([.$B$8] + [$Sheet1.$B$19])/IF([.D199]&gt;0;2;-2)" office:value-type="float" office:value="-90" calcext:value-type="float">
            <text:p>-90</text:p>
          </table:table-cell>
          <table:table-cell table:formula="of:=([.$B$9] + [$Sheet1.$B$19])/IF([.C199]&gt;0;2;-2)" office:value-type="float" office:value="40" calcext:value-type="float">
            <text:p>40</text:p>
          </table:table-cell>
          <table:table-cell table:formula="of:=[.E199]*[.C199]" office:value-type="float" office:value="-30.7818128993102" calcext:value-type="float">
            <text:p>-30.7818128993</text:p>
          </table:table-cell>
          <table:table-cell table:formula="of:=[.F199]*[.D199]" office:value-type="float" office:value="-37.5877048314363" calcext:value-type="float">
            <text:p>-37.5877048314</text:p>
          </table:table-cell>
          <table:table-cell table:formula="of:=IF(ABS([.G199])&lt;ABS([.H199]); [.E199];[.H199]/[.C199])" office:value-type="float" office:value="-90" calcext:value-type="float">
            <text:p>-90</text:p>
          </table:table-cell>
          <table:table-cell table:formula="of:=IF(ABS([.G199])&lt;ABS([.H199]);[.G199]/[.D199];[.F199])" office:value-type="float" office:value="32.7573210839582" calcext:value-type="float">
            <text:p>32.757321084</text:p>
          </table:table-cell>
          <table:table-cell table:formula="of:=[.$E$9]+[.I199]" office:value-type="float" office:value="930" calcext:value-type="float">
            <text:p>930</text:p>
          </table:table-cell>
          <table:table-cell table:formula="of:=[.$F$9]+[.J199]" office:value-type="float" office:value="1842.75732108396" calcext:value-type="float">
            <text:p>1842.757321084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ADIANS([.A200])" office:value-type="float" office:value="2.80998009571087" calcext:value-type="float">
            <text:p>2.8099800957</text:p>
          </table:table-cell>
          <table:table-cell table:formula="of:=SIN([.B200])" office:value-type="float" office:value="0.325568154457157" calcext:value-type="float">
            <text:p>0.3255681545</text:p>
          </table:table-cell>
          <table:table-cell table:formula="of:=COS([.B200])" office:value-type="float" office:value="-0.945518575599317" calcext:value-type="float">
            <text:p>-0.9455185756</text:p>
          </table:table-cell>
          <table:table-cell table:formula="of:=([.$B$8] + [$Sheet1.$B$19])/IF([.D200]&gt;0;2;-2)" office:value-type="float" office:value="-90" calcext:value-type="float">
            <text:p>-90</text:p>
          </table:table-cell>
          <table:table-cell table:formula="of:=([.$B$9] + [$Sheet1.$B$19])/IF([.C200]&gt;0;2;-2)" office:value-type="float" office:value="40" calcext:value-type="float">
            <text:p>40</text:p>
          </table:table-cell>
          <table:table-cell table:formula="of:=[.E200]*[.C200]" office:value-type="float" office:value="-29.3011339011441" calcext:value-type="float">
            <text:p>-29.3011339011</text:p>
          </table:table-cell>
          <table:table-cell table:formula="of:=[.F200]*[.D200]" office:value-type="float" office:value="-37.8207430239727" calcext:value-type="float">
            <text:p>-37.820743024</text:p>
          </table:table-cell>
          <table:table-cell table:formula="of:=IF(ABS([.G200])&lt;ABS([.H200]); [.E200];[.H200]/[.C200])" office:value-type="float" office:value="-90" calcext:value-type="float">
            <text:p>-90</text:p>
          </table:table-cell>
          <table:table-cell table:formula="of:=IF(ABS([.G200])&lt;ABS([.H200]);[.G200]/[.D200];[.F200])" office:value-type="float" office:value="30.9894851960699" calcext:value-type="float">
            <text:p>30.9894851961</text:p>
          </table:table-cell>
          <table:table-cell table:formula="of:=[.$E$9]+[.I200]" office:value-type="float" office:value="930" calcext:value-type="float">
            <text:p>930</text:p>
          </table:table-cell>
          <table:table-cell table:formula="of:=[.$F$9]+[.J200]" office:value-type="float" office:value="1840.98948519607" calcext:value-type="float">
            <text:p>1840.98948519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ADIANS([.A201])" office:value-type="float" office:value="2.82743338823081" calcext:value-type="float">
            <text:p>2.8274333882</text:p>
          </table:table-cell>
          <table:table-cell table:formula="of:=SIN([.B201])" office:value-type="float" office:value="0.309016994374947" calcext:value-type="float">
            <text:p>0.3090169944</text:p>
          </table:table-cell>
          <table:table-cell table:formula="of:=COS([.B201])" office:value-type="float" office:value="-0.951056516295153" calcext:value-type="float">
            <text:p>-0.9510565163</text:p>
          </table:table-cell>
          <table:table-cell table:formula="of:=([.$B$8] + [$Sheet1.$B$19])/IF([.D201]&gt;0;2;-2)" office:value-type="float" office:value="-90" calcext:value-type="float">
            <text:p>-90</text:p>
          </table:table-cell>
          <table:table-cell table:formula="of:=([.$B$9] + [$Sheet1.$B$19])/IF([.C201]&gt;0;2;-2)" office:value-type="float" office:value="40" calcext:value-type="float">
            <text:p>40</text:p>
          </table:table-cell>
          <table:table-cell table:formula="of:=[.E201]*[.C201]" office:value-type="float" office:value="-27.8115294937453" calcext:value-type="float">
            <text:p>-27.8115294937</text:p>
          </table:table-cell>
          <table:table-cell table:formula="of:=[.F201]*[.D201]" office:value-type="float" office:value="-38.0422606518061" calcext:value-type="float">
            <text:p>-38.0422606518</text:p>
          </table:table-cell>
          <table:table-cell table:formula="of:=IF(ABS([.G201])&lt;ABS([.H201]); [.E201];[.H201]/[.C201])" office:value-type="float" office:value="-90" calcext:value-type="float">
            <text:p>-90</text:p>
          </table:table-cell>
          <table:table-cell table:formula="of:=IF(ABS([.G201])&lt;ABS([.H201]);[.G201]/[.D201];[.F201])" office:value-type="float" office:value="29.2427726609616" calcext:value-type="float">
            <text:p>29.242772661</text:p>
          </table:table-cell>
          <table:table-cell table:formula="of:=[.$E$9]+[.I201]" office:value-type="float" office:value="930" calcext:value-type="float">
            <text:p>930</text:p>
          </table:table-cell>
          <table:table-cell table:formula="of:=[.$F$9]+[.J201]" office:value-type="float" office:value="1839.24277266096" calcext:value-type="float">
            <text:p>1839.24277266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ADIANS([.A202])" office:value-type="float" office:value="2.84488668075076" calcext:value-type="float">
            <text:p>2.8448866808</text:p>
          </table:table-cell>
          <table:table-cell table:formula="of:=SIN([.B202])" office:value-type="float" office:value="0.292371704722737" calcext:value-type="float">
            <text:p>0.2923717047</text:p>
          </table:table-cell>
          <table:table-cell table:formula="of:=COS([.B202])" office:value-type="float" office:value="-0.956304755963036" calcext:value-type="float">
            <text:p>-0.956304756</text:p>
          </table:table-cell>
          <table:table-cell table:formula="of:=([.$B$8] + [$Sheet1.$B$19])/IF([.D202]&gt;0;2;-2)" office:value-type="float" office:value="-90" calcext:value-type="float">
            <text:p>-90</text:p>
          </table:table-cell>
          <table:table-cell table:formula="of:=([.$B$9] + [$Sheet1.$B$19])/IF([.C202]&gt;0;2;-2)" office:value-type="float" office:value="40" calcext:value-type="float">
            <text:p>40</text:p>
          </table:table-cell>
          <table:table-cell table:formula="of:=[.E202]*[.C202]" office:value-type="float" office:value="-26.3134534250463" calcext:value-type="float">
            <text:p>-26.313453425</text:p>
          </table:table-cell>
          <table:table-cell table:formula="of:=[.F202]*[.D202]" office:value-type="float" office:value="-38.2521902385214" calcext:value-type="float">
            <text:p>-38.2521902385</text:p>
          </table:table-cell>
          <table:table-cell table:formula="of:=IF(ABS([.G202])&lt;ABS([.H202]); [.E202];[.H202]/[.C202])" office:value-type="float" office:value="-90" calcext:value-type="float">
            <text:p>-90</text:p>
          </table:table-cell>
          <table:table-cell table:formula="of:=IF(ABS([.G202])&lt;ABS([.H202]);[.G202]/[.D202];[.F202])" office:value-type="float" office:value="27.5157613312794" calcext:value-type="float">
            <text:p>27.5157613313</text:p>
          </table:table-cell>
          <table:table-cell table:formula="of:=[.$E$9]+[.I202]" office:value-type="float" office:value="930" calcext:value-type="float">
            <text:p>930</text:p>
          </table:table-cell>
          <table:table-cell table:formula="of:=[.$F$9]+[.J202]" office:value-type="float" office:value="1837.51576133128" calcext:value-type="float">
            <text:p>1837.515761331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ADIANS([.A203])" office:value-type="float" office:value="2.8623399732707" calcext:value-type="float">
            <text:p>2.8623399733</text:p>
          </table:table-cell>
          <table:table-cell table:formula="of:=SIN([.B203])" office:value-type="float" office:value="0.275637355816999" calcext:value-type="float">
            <text:p>0.2756373558</text:p>
          </table:table-cell>
          <table:table-cell table:formula="of:=COS([.B203])" office:value-type="float" office:value="-0.961261695938319" calcext:value-type="float">
            <text:p>-0.9612616959</text:p>
          </table:table-cell>
          <table:table-cell table:formula="of:=([.$B$8] + [$Sheet1.$B$19])/IF([.D203]&gt;0;2;-2)" office:value-type="float" office:value="-90" calcext:value-type="float">
            <text:p>-90</text:p>
          </table:table-cell>
          <table:table-cell table:formula="of:=([.$B$9] + [$Sheet1.$B$19])/IF([.C203]&gt;0;2;-2)" office:value-type="float" office:value="40" calcext:value-type="float">
            <text:p>40</text:p>
          </table:table-cell>
          <table:table-cell table:formula="of:=[.E203]*[.C203]" office:value-type="float" office:value="-24.8073620235299" calcext:value-type="float">
            <text:p>-24.8073620235</text:p>
          </table:table-cell>
          <table:table-cell table:formula="of:=[.F203]*[.D203]" office:value-type="float" office:value="-38.4504678375328" calcext:value-type="float">
            <text:p>-38.4504678375</text:p>
          </table:table-cell>
          <table:table-cell table:formula="of:=IF(ABS([.G203])&lt;ABS([.H203]); [.E203];[.H203]/[.C203])" office:value-type="float" office:value="-90" calcext:value-type="float">
            <text:p>-90</text:p>
          </table:table-cell>
          <table:table-cell table:formula="of:=IF(ABS([.G203])&lt;ABS([.H203]);[.G203]/[.D203];[.F203])" office:value-type="float" office:value="25.8070847182927" calcext:value-type="float">
            <text:p>25.8070847183</text:p>
          </table:table-cell>
          <table:table-cell table:formula="of:=[.$E$9]+[.I203]" office:value-type="float" office:value="930" calcext:value-type="float">
            <text:p>930</text:p>
          </table:table-cell>
          <table:table-cell table:formula="of:=[.$F$9]+[.J203]" office:value-type="float" office:value="1835.80708471829" calcext:value-type="float">
            <text:p>1835.8070847183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ADIANS([.A204])" office:value-type="float" office:value="2.87979326579064" calcext:value-type="float">
            <text:p>2.8797932658</text:p>
          </table:table-cell>
          <table:table-cell table:formula="of:=SIN([.B204])" office:value-type="float" office:value="0.258819045102521" calcext:value-type="float">
            <text:p>0.2588190451</text:p>
          </table:table-cell>
          <table:table-cell table:formula="of:=COS([.B204])" office:value-type="float" office:value="-0.965925826289068" calcext:value-type="float">
            <text:p>-0.9659258263</text:p>
          </table:table-cell>
          <table:table-cell table:formula="of:=([.$B$8] + [$Sheet1.$B$19])/IF([.D204]&gt;0;2;-2)" office:value-type="float" office:value="-90" calcext:value-type="float">
            <text:p>-90</text:p>
          </table:table-cell>
          <table:table-cell table:formula="of:=([.$B$9] + [$Sheet1.$B$19])/IF([.C204]&gt;0;2;-2)" office:value-type="float" office:value="40" calcext:value-type="float">
            <text:p>40</text:p>
          </table:table-cell>
          <table:table-cell table:formula="of:=[.E204]*[.C204]" office:value-type="float" office:value="-23.2937140592269" calcext:value-type="float">
            <text:p>-23.2937140592</text:p>
          </table:table-cell>
          <table:table-cell table:formula="of:=[.F204]*[.D204]" office:value-type="float" office:value="-38.6370330515627" calcext:value-type="float">
            <text:p>-38.6370330516</text:p>
          </table:table-cell>
          <table:table-cell table:formula="of:=IF(ABS([.G204])&lt;ABS([.H204]); [.E204];[.H204]/[.C204])" office:value-type="float" office:value="-90" calcext:value-type="float">
            <text:p>-90</text:p>
          </table:table-cell>
          <table:table-cell table:formula="of:=IF(ABS([.G204])&lt;ABS([.H204]);[.G204]/[.D204];[.F204])" office:value-type="float" office:value="24.1154273188011" calcext:value-type="float">
            <text:p>24.1154273188</text:p>
          </table:table-cell>
          <table:table-cell table:formula="of:=[.$E$9]+[.I204]" office:value-type="float" office:value="930" calcext:value-type="float">
            <text:p>930</text:p>
          </table:table-cell>
          <table:table-cell table:formula="of:=[.$F$9]+[.J204]" office:value-type="float" office:value="1834.1154273188" calcext:value-type="float">
            <text:p>1834.1154273188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ADIANS([.A205])" office:value-type="float" office:value="2.89724655831059" calcext:value-type="float">
            <text:p>2.8972465583</text:p>
          </table:table-cell>
          <table:table-cell table:formula="of:=SIN([.B205])" office:value-type="float" office:value="0.241921895599668" calcext:value-type="float">
            <text:p>0.2419218956</text:p>
          </table:table-cell>
          <table:table-cell table:formula="of:=COS([.B205])" office:value-type="float" office:value="-0.970295726275996" calcext:value-type="float">
            <text:p>-0.9702957263</text:p>
          </table:table-cell>
          <table:table-cell table:formula="of:=([.$B$8] + [$Sheet1.$B$19])/IF([.D205]&gt;0;2;-2)" office:value-type="float" office:value="-90" calcext:value-type="float">
            <text:p>-90</text:p>
          </table:table-cell>
          <table:table-cell table:formula="of:=([.$B$9] + [$Sheet1.$B$19])/IF([.C205]&gt;0;2;-2)" office:value-type="float" office:value="40" calcext:value-type="float">
            <text:p>40</text:p>
          </table:table-cell>
          <table:table-cell table:formula="of:=[.E205]*[.C205]" office:value-type="float" office:value="-21.7729706039701" calcext:value-type="float">
            <text:p>-21.772970604</text:p>
          </table:table-cell>
          <table:table-cell table:formula="of:=[.F205]*[.D205]" office:value-type="float" office:value="-38.8118290510399" calcext:value-type="float">
            <text:p>-38.811829051</text:p>
          </table:table-cell>
          <table:table-cell table:formula="of:=IF(ABS([.G205])&lt;ABS([.H205]); [.E205];[.H205]/[.C205])" office:value-type="float" office:value="-90" calcext:value-type="float">
            <text:p>-90</text:p>
          </table:table-cell>
          <table:table-cell table:formula="of:=IF(ABS([.G205])&lt;ABS([.H205]);[.G205]/[.D205];[.F205])" office:value-type="float" office:value="22.4395202558863" calcext:value-type="float">
            <text:p>22.4395202559</text:p>
          </table:table-cell>
          <table:table-cell table:formula="of:=[.$E$9]+[.I205]" office:value-type="float" office:value="930" calcext:value-type="float">
            <text:p>930</text:p>
          </table:table-cell>
          <table:table-cell table:formula="of:=[.$F$9]+[.J205]" office:value-type="float" office:value="1832.43952025589" calcext:value-type="float">
            <text:p>1832.4395202559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ADIANS([.A206])" office:value-type="float" office:value="2.91469985083053" calcext:value-type="float">
            <text:p>2.9146998508</text:p>
          </table:table-cell>
          <table:table-cell table:formula="of:=SIN([.B206])" office:value-type="float" office:value="0.224951054343865" calcext:value-type="float">
            <text:p>0.2249510543</text:p>
          </table:table-cell>
          <table:table-cell table:formula="of:=COS([.B206])" office:value-type="float" office:value="-0.974370064785235" calcext:value-type="float">
            <text:p>-0.9743700648</text:p>
          </table:table-cell>
          <table:table-cell table:formula="of:=([.$B$8] + [$Sheet1.$B$19])/IF([.D206]&gt;0;2;-2)" office:value-type="float" office:value="-90" calcext:value-type="float">
            <text:p>-90</text:p>
          </table:table-cell>
          <table:table-cell table:formula="of:=([.$B$9] + [$Sheet1.$B$19])/IF([.C206]&gt;0;2;-2)" office:value-type="float" office:value="40" calcext:value-type="float">
            <text:p>40</text:p>
          </table:table-cell>
          <table:table-cell table:formula="of:=[.E206]*[.C206]" office:value-type="float" office:value="-20.2455948909479" calcext:value-type="float">
            <text:p>-20.2455948909</text:p>
          </table:table-cell>
          <table:table-cell table:formula="of:=[.F206]*[.D206]" office:value-type="float" office:value="-38.9748025914094" calcext:value-type="float">
            <text:p>-38.9748025914</text:p>
          </table:table-cell>
          <table:table-cell table:formula="of:=IF(ABS([.G206])&lt;ABS([.H206]); [.E206];[.H206]/[.C206])" office:value-type="float" office:value="-90" calcext:value-type="float">
            <text:p>-90</text:p>
          </table:table-cell>
          <table:table-cell table:formula="of:=IF(ABS([.G206])&lt;ABS([.H206]);[.G206]/[.D206];[.F206])" office:value-type="float" office:value="20.7781372013007" calcext:value-type="float">
            <text:p>20.7781372013</text:p>
          </table:table-cell>
          <table:table-cell table:formula="of:=[.$E$9]+[.I206]" office:value-type="float" office:value="930" calcext:value-type="float">
            <text:p>930</text:p>
          </table:table-cell>
          <table:table-cell table:formula="of:=[.$F$9]+[.J206]" office:value-type="float" office:value="1830.7781372013" calcext:value-type="float">
            <text:p>1830.7781372013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ADIANS([.A207])" office:value-type="float" office:value="2.93215314335047" calcext:value-type="float">
            <text:p>2.9321531434</text:p>
          </table:table-cell>
          <table:table-cell table:formula="of:=SIN([.B207])" office:value-type="float" office:value="0.207911690817759" calcext:value-type="float">
            <text:p>0.2079116908</text:p>
          </table:table-cell>
          <table:table-cell table:formula="of:=COS([.B207])" office:value-type="float" office:value="-0.978147600733806" calcext:value-type="float">
            <text:p>-0.9781476007</text:p>
          </table:table-cell>
          <table:table-cell table:formula="of:=([.$B$8] + [$Sheet1.$B$19])/IF([.D207]&gt;0;2;-2)" office:value-type="float" office:value="-90" calcext:value-type="float">
            <text:p>-90</text:p>
          </table:table-cell>
          <table:table-cell table:formula="of:=([.$B$9] + [$Sheet1.$B$19])/IF([.C207]&gt;0;2;-2)" office:value-type="float" office:value="40" calcext:value-type="float">
            <text:p>40</text:p>
          </table:table-cell>
          <table:table-cell table:formula="of:=[.E207]*[.C207]" office:value-type="float" office:value="-18.7120521735983" calcext:value-type="float">
            <text:p>-18.7120521736</text:p>
          </table:table-cell>
          <table:table-cell table:formula="of:=[.F207]*[.D207]" office:value-type="float" office:value="-39.1259040293522" calcext:value-type="float">
            <text:p>-39.1259040294</text:p>
          </table:table-cell>
          <table:table-cell table:formula="of:=IF(ABS([.G207])&lt;ABS([.H207]); [.E207];[.H207]/[.C207])" office:value-type="float" office:value="-90" calcext:value-type="float">
            <text:p>-90</text:p>
          </table:table-cell>
          <table:table-cell table:formula="of:=IF(ABS([.G207])&lt;ABS([.H207]);[.G207]/[.D207];[.F207])" office:value-type="float" office:value="19.130090550302" calcext:value-type="float">
            <text:p>19.1300905503</text:p>
          </table:table-cell>
          <table:table-cell table:formula="of:=[.$E$9]+[.I207]" office:value-type="float" office:value="930" calcext:value-type="float">
            <text:p>930</text:p>
          </table:table-cell>
          <table:table-cell table:formula="of:=[.$F$9]+[.J207]" office:value-type="float" office:value="1829.1300905503" calcext:value-type="float">
            <text:p>1829.1300905503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ADIANS([.A208])" office:value-type="float" office:value="2.94960643587042" calcext:value-type="float">
            <text:p>2.9496064359</text:p>
          </table:table-cell>
          <table:table-cell table:formula="of:=SIN([.B208])" office:value-type="float" office:value="0.190808995376545" calcext:value-type="float">
            <text:p>0.1908089954</text:p>
          </table:table-cell>
          <table:table-cell table:formula="of:=COS([.B208])" office:value-type="float" office:value="-0.981627183447664" calcext:value-type="float">
            <text:p>-0.9816271834</text:p>
          </table:table-cell>
          <table:table-cell table:formula="of:=([.$B$8] + [$Sheet1.$B$19])/IF([.D208]&gt;0;2;-2)" office:value-type="float" office:value="-90" calcext:value-type="float">
            <text:p>-90</text:p>
          </table:table-cell>
          <table:table-cell table:formula="of:=([.$B$9] + [$Sheet1.$B$19])/IF([.C208]&gt;0;2;-2)" office:value-type="float" office:value="40" calcext:value-type="float">
            <text:p>40</text:p>
          </table:table-cell>
          <table:table-cell table:formula="of:=[.E208]*[.C208]" office:value-type="float" office:value="-17.172809583889" calcext:value-type="float">
            <text:p>-17.1728095839</text:p>
          </table:table-cell>
          <table:table-cell table:formula="of:=[.F208]*[.D208]" office:value-type="float" office:value="-39.2650873379066" calcext:value-type="float">
            <text:p>-39.2650873379</text:p>
          </table:table-cell>
          <table:table-cell table:formula="of:=IF(ABS([.G208])&lt;ABS([.H208]); [.E208];[.H208]/[.C208])" office:value-type="float" office:value="-90" calcext:value-type="float">
            <text:p>-90</text:p>
          </table:table-cell>
          <table:table-cell table:formula="of:=IF(ABS([.G208])&lt;ABS([.H208]);[.G208]/[.D208];[.F208])" office:value-type="float" office:value="17.4942278223947" calcext:value-type="float">
            <text:p>17.4942278224</text:p>
          </table:table-cell>
          <table:table-cell table:formula="of:=[.$E$9]+[.I208]" office:value-type="float" office:value="930" calcext:value-type="float">
            <text:p>930</text:p>
          </table:table-cell>
          <table:table-cell table:formula="of:=[.$F$9]+[.J208]" office:value-type="float" office:value="1827.49422782239" calcext:value-type="float">
            <text:p>1827.4942278224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ADIANS([.A209])" office:value-type="float" office:value="2.96705972839036" calcext:value-type="float">
            <text:p>2.9670597284</text:p>
          </table:table-cell>
          <table:table-cell table:formula="of:=SIN([.B209])" office:value-type="float" office:value="0.17364817766693" calcext:value-type="float">
            <text:p>0.1736481777</text:p>
          </table:table-cell>
          <table:table-cell table:formula="of:=COS([.B209])" office:value-type="float" office:value="-0.984807753012208" calcext:value-type="float">
            <text:p>-0.984807753</text:p>
          </table:table-cell>
          <table:table-cell table:formula="of:=([.$B$8] + [$Sheet1.$B$19])/IF([.D209]&gt;0;2;-2)" office:value-type="float" office:value="-90" calcext:value-type="float">
            <text:p>-90</text:p>
          </table:table-cell>
          <table:table-cell table:formula="of:=([.$B$9] + [$Sheet1.$B$19])/IF([.C209]&gt;0;2;-2)" office:value-type="float" office:value="40" calcext:value-type="float">
            <text:p>40</text:p>
          </table:table-cell>
          <table:table-cell table:formula="of:=[.E209]*[.C209]" office:value-type="float" office:value="-15.6283359900237" calcext:value-type="float">
            <text:p>-15.62833599</text:p>
          </table:table-cell>
          <table:table-cell table:formula="of:=[.F209]*[.D209]" office:value-type="float" office:value="-39.3923101204883" calcext:value-type="float">
            <text:p>-39.3923101205</text:p>
          </table:table-cell>
          <table:table-cell table:formula="of:=IF(ABS([.G209])&lt;ABS([.H209]); [.E209];[.H209]/[.C209])" office:value-type="float" office:value="-90" calcext:value-type="float">
            <text:p>-90</text:p>
          </table:table-cell>
          <table:table-cell table:formula="of:=IF(ABS([.G209])&lt;ABS([.H209]);[.G209]/[.D209];[.F209])" office:value-type="float" office:value="15.8694282637618" calcext:value-type="float">
            <text:p>15.8694282638</text:p>
          </table:table-cell>
          <table:table-cell table:formula="of:=[.$E$9]+[.I209]" office:value-type="float" office:value="930" calcext:value-type="float">
            <text:p>930</text:p>
          </table:table-cell>
          <table:table-cell table:formula="of:=[.$F$9]+[.J209]" office:value-type="float" office:value="1825.86942826376" calcext:value-type="float">
            <text:p>1825.8694282638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ADIANS([.A210])" office:value-type="float" office:value="2.9845130209103" calcext:value-type="float">
            <text:p>2.9845130209</text:p>
          </table:table-cell>
          <table:table-cell table:formula="of:=SIN([.B210])" office:value-type="float" office:value="0.156434465040231" calcext:value-type="float">
            <text:p>0.156434465</text:p>
          </table:table-cell>
          <table:table-cell table:formula="of:=COS([.B210])" office:value-type="float" office:value="-0.987688340595138" calcext:value-type="float">
            <text:p>-0.9876883406</text:p>
          </table:table-cell>
          <table:table-cell table:formula="of:=([.$B$8] + [$Sheet1.$B$19])/IF([.D210]&gt;0;2;-2)" office:value-type="float" office:value="-90" calcext:value-type="float">
            <text:p>-90</text:p>
          </table:table-cell>
          <table:table-cell table:formula="of:=([.$B$9] + [$Sheet1.$B$19])/IF([.C210]&gt;0;2;-2)" office:value-type="float" office:value="40" calcext:value-type="float">
            <text:p>40</text:p>
          </table:table-cell>
          <table:table-cell table:formula="of:=[.E210]*[.C210]" office:value-type="float" office:value="-14.0791018536208" calcext:value-type="float">
            <text:p>-14.0791018536</text:p>
          </table:table-cell>
          <table:table-cell table:formula="of:=[.F210]*[.D210]" office:value-type="float" office:value="-39.5075336238055" calcext:value-type="float">
            <text:p>-39.5075336238</text:p>
          </table:table-cell>
          <table:table-cell table:formula="of:=IF(ABS([.G210])&lt;ABS([.H210]); [.E210];[.H210]/[.C210])" office:value-type="float" office:value="-90" calcext:value-type="float">
            <text:p>-90</text:p>
          </table:table-cell>
          <table:table-cell table:formula="of:=IF(ABS([.G210])&lt;ABS([.H210]);[.G210]/[.D210];[.F210])" office:value-type="float" office:value="14.2545996292083" calcext:value-type="float">
            <text:p>14.2545996292</text:p>
          </table:table-cell>
          <table:table-cell table:formula="of:=[.$E$9]+[.I210]" office:value-type="float" office:value="930" calcext:value-type="float">
            <text:p>930</text:p>
          </table:table-cell>
          <table:table-cell table:formula="of:=[.$F$9]+[.J210]" office:value-type="float" office:value="1824.25459962921" calcext:value-type="float">
            <text:p>1824.2545996292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ADIANS([.A211])" office:value-type="float" office:value="3.00196631343025" calcext:value-type="float">
            <text:p>3.0019663134</text:p>
          </table:table-cell>
          <table:table-cell table:formula="of:=SIN([.B211])" office:value-type="float" office:value="0.139173100960065" calcext:value-type="float">
            <text:p>0.139173101</text:p>
          </table:table-cell>
          <table:table-cell table:formula="of:=COS([.B211])" office:value-type="float" office:value="-0.99026806874157" calcext:value-type="float">
            <text:p>-0.9902680687</text:p>
          </table:table-cell>
          <table:table-cell table:formula="of:=([.$B$8] + [$Sheet1.$B$19])/IF([.D211]&gt;0;2;-2)" office:value-type="float" office:value="-90" calcext:value-type="float">
            <text:p>-90</text:p>
          </table:table-cell>
          <table:table-cell table:formula="of:=([.$B$9] + [$Sheet1.$B$19])/IF([.C211]&gt;0;2;-2)" office:value-type="float" office:value="40" calcext:value-type="float">
            <text:p>40</text:p>
          </table:table-cell>
          <table:table-cell table:formula="of:=[.E211]*[.C211]" office:value-type="float" office:value="-12.5255790864059" calcext:value-type="float">
            <text:p>-12.5255790864</text:p>
          </table:table-cell>
          <table:table-cell table:formula="of:=[.F211]*[.D211]" office:value-type="float" office:value="-39.6107227496628" calcext:value-type="float">
            <text:p>-39.6107227497</text:p>
          </table:table-cell>
          <table:table-cell table:formula="of:=IF(ABS([.G211])&lt;ABS([.H211]); [.E211];[.H211]/[.C211])" office:value-type="float" office:value="-90" calcext:value-type="float">
            <text:p>-90</text:p>
          </table:table-cell>
          <table:table-cell table:formula="of:=IF(ABS([.G211])&lt;ABS([.H211]);[.G211]/[.D211];[.F211])" office:value-type="float" office:value="12.6486751232152" calcext:value-type="float">
            <text:p>12.6486751232</text:p>
          </table:table-cell>
          <table:table-cell table:formula="of:=[.$E$9]+[.I211]" office:value-type="float" office:value="930" calcext:value-type="float">
            <text:p>930</text:p>
          </table:table-cell>
          <table:table-cell table:formula="of:=[.$F$9]+[.J211]" office:value-type="float" office:value="1822.64867512322" calcext:value-type="float">
            <text:p>1822.648675123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ADIANS([.A212])" office:value-type="float" office:value="3.01941960595019" calcext:value-type="float">
            <text:p>3.019419606</text:p>
          </table:table-cell>
          <table:table-cell table:formula="of:=SIN([.B212])" office:value-type="float" office:value="0.121869343405148" calcext:value-type="float">
            <text:p>0.1218693434</text:p>
          </table:table-cell>
          <table:table-cell table:formula="of:=COS([.B212])" office:value-type="float" office:value="-0.992546151641322" calcext:value-type="float">
            <text:p>-0.9925461516</text:p>
          </table:table-cell>
          <table:table-cell table:formula="of:=([.$B$8] + [$Sheet1.$B$19])/IF([.D212]&gt;0;2;-2)" office:value-type="float" office:value="-90" calcext:value-type="float">
            <text:p>-90</text:p>
          </table:table-cell>
          <table:table-cell table:formula="of:=([.$B$9] + [$Sheet1.$B$19])/IF([.C212]&gt;0;2;-2)" office:value-type="float" office:value="40" calcext:value-type="float">
            <text:p>40</text:p>
          </table:table-cell>
          <table:table-cell table:formula="of:=[.E212]*[.C212]" office:value-type="float" office:value="-10.9682409064633" calcext:value-type="float">
            <text:p>-10.9682409065</text:p>
          </table:table-cell>
          <table:table-cell table:formula="of:=[.F212]*[.D212]" office:value-type="float" office:value="-39.7018460656529" calcext:value-type="float">
            <text:p>-39.7018460657</text:p>
          </table:table-cell>
          <table:table-cell table:formula="of:=IF(ABS([.G212])&lt;ABS([.H212]); [.E212];[.H212]/[.C212])" office:value-type="float" office:value="-90" calcext:value-type="float">
            <text:p>-90</text:p>
          </table:table-cell>
          <table:table-cell table:formula="of:=IF(ABS([.G212])&lt;ABS([.H212]);[.G212]/[.D212];[.F212])" office:value-type="float" office:value="11.0506104812614" calcext:value-type="float">
            <text:p>11.0506104813</text:p>
          </table:table-cell>
          <table:table-cell table:formula="of:=[.$E$9]+[.I212]" office:value-type="float" office:value="930" calcext:value-type="float">
            <text:p>930</text:p>
          </table:table-cell>
          <table:table-cell table:formula="of:=[.$F$9]+[.J212]" office:value-type="float" office:value="1821.05061048126" calcext:value-type="float">
            <text:p>1821.050610481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ADIANS([.A213])" office:value-type="float" office:value="3.03687289847013" calcext:value-type="float">
            <text:p>3.0368728985</text:p>
          </table:table-cell>
          <table:table-cell table:formula="of:=SIN([.B213])" office:value-type="float" office:value="0.104528463267654" calcext:value-type="float">
            <text:p>0.1045284633</text:p>
          </table:table-cell>
          <table:table-cell table:formula="of:=COS([.B213])" office:value-type="float" office:value="-0.994521895368273" calcext:value-type="float">
            <text:p>-0.9945218954</text:p>
          </table:table-cell>
          <table:table-cell table:formula="of:=([.$B$8] + [$Sheet1.$B$19])/IF([.D213]&gt;0;2;-2)" office:value-type="float" office:value="-90" calcext:value-type="float">
            <text:p>-90</text:p>
          </table:table-cell>
          <table:table-cell table:formula="of:=([.$B$9] + [$Sheet1.$B$19])/IF([.C213]&gt;0;2;-2)" office:value-type="float" office:value="40" calcext:value-type="float">
            <text:p>40</text:p>
          </table:table-cell>
          <table:table-cell table:formula="of:=[.E213]*[.C213]" office:value-type="float" office:value="-9.40756169408884" calcext:value-type="float">
            <text:p>-9.4075616941</text:p>
          </table:table-cell>
          <table:table-cell table:formula="of:=[.F213]*[.D213]" office:value-type="float" office:value="-39.7808758147309" calcext:value-type="float">
            <text:p>-39.7808758147</text:p>
          </table:table-cell>
          <table:table-cell table:formula="of:=IF(ABS([.G213])&lt;ABS([.H213]); [.E213];[.H213]/[.C213])" office:value-type="float" office:value="-90" calcext:value-type="float">
            <text:p>-90</text:p>
          </table:table-cell>
          <table:table-cell table:formula="of:=IF(ABS([.G213])&lt;ABS([.H213]);[.G213]/[.D213];[.F213])" office:value-type="float" office:value="9.45938117391091" calcext:value-type="float">
            <text:p>9.4593811739</text:p>
          </table:table-cell>
          <table:table-cell table:formula="of:=[.$E$9]+[.I213]" office:value-type="float" office:value="930" calcext:value-type="float">
            <text:p>930</text:p>
          </table:table-cell>
          <table:table-cell table:formula="of:=[.$F$9]+[.J213]" office:value-type="float" office:value="1819.45938117391" calcext:value-type="float">
            <text:p>1819.4593811739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ADIANS([.A214])" office:value-type="float" office:value="3.05432619099008" calcext:value-type="float">
            <text:p>3.054326191</text:p>
          </table:table-cell>
          <table:table-cell table:formula="of:=SIN([.B214])" office:value-type="float" office:value="0.0871557427476582" calcext:value-type="float">
            <text:p>0.0871557427</text:p>
          </table:table-cell>
          <table:table-cell table:formula="of:=COS([.B214])" office:value-type="float" office:value="-0.996194698091746" calcext:value-type="float">
            <text:p>-0.9961946981</text:p>
          </table:table-cell>
          <table:table-cell table:formula="of:=([.$B$8] + [$Sheet1.$B$19])/IF([.D214]&gt;0;2;-2)" office:value-type="float" office:value="-90" calcext:value-type="float">
            <text:p>-90</text:p>
          </table:table-cell>
          <table:table-cell table:formula="of:=([.$B$9] + [$Sheet1.$B$19])/IF([.C214]&gt;0;2;-2)" office:value-type="float" office:value="40" calcext:value-type="float">
            <text:p>40</text:p>
          </table:table-cell>
          <table:table-cell table:formula="of:=[.E214]*[.C214]" office:value-type="float" office:value="-7.84401684728924" calcext:value-type="float">
            <text:p>-7.8440168473</text:p>
          </table:table-cell>
          <table:table-cell table:formula="of:=[.F214]*[.D214]" office:value-type="float" office:value="-39.8477879236698" calcext:value-type="float">
            <text:p>-39.8477879237</text:p>
          </table:table-cell>
          <table:table-cell table:formula="of:=IF(ABS([.G214])&lt;ABS([.H214]); [.E214];[.H214]/[.C214])" office:value-type="float" office:value="-90" calcext:value-type="float">
            <text:p>-90</text:p>
          </table:table-cell>
          <table:table-cell table:formula="of:=IF(ABS([.G214])&lt;ABS([.H214]);[.G214]/[.D214];[.F214])" office:value-type="float" office:value="7.87397971733316" calcext:value-type="float">
            <text:p>7.8739797173</text:p>
          </table:table-cell>
          <table:table-cell table:formula="of:=[.$E$9]+[.I214]" office:value-type="float" office:value="930" calcext:value-type="float">
            <text:p>930</text:p>
          </table:table-cell>
          <table:table-cell table:formula="of:=[.$F$9]+[.J214]" office:value-type="float" office:value="1817.87397971733" calcext:value-type="float">
            <text:p>1817.8739797173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ADIANS([.A215])" office:value-type="float" office:value="3.07177948351002" calcext:value-type="float">
            <text:p>3.0717794835</text:p>
          </table:table-cell>
          <table:table-cell table:formula="of:=SIN([.B215])" office:value-type="float" office:value="0.0697564737441255" calcext:value-type="float">
            <text:p>0.0697564737</text:p>
          </table:table-cell>
          <table:table-cell table:formula="of:=COS([.B215])" office:value-type="float" office:value="-0.997564050259824" calcext:value-type="float">
            <text:p>-0.9975640503</text:p>
          </table:table-cell>
          <table:table-cell table:formula="of:=([.$B$8] + [$Sheet1.$B$19])/IF([.D215]&gt;0;2;-2)" office:value-type="float" office:value="-90" calcext:value-type="float">
            <text:p>-90</text:p>
          </table:table-cell>
          <table:table-cell table:formula="of:=([.$B$9] + [$Sheet1.$B$19])/IF([.C215]&gt;0;2;-2)" office:value-type="float" office:value="40" calcext:value-type="float">
            <text:p>40</text:p>
          </table:table-cell>
          <table:table-cell table:formula="of:=[.E215]*[.C215]" office:value-type="float" office:value="-6.2780826369713" calcext:value-type="float">
            <text:p>-6.278082637</text:p>
          </table:table-cell>
          <table:table-cell table:formula="of:=[.F215]*[.D215]" office:value-type="float" office:value="-39.902562010393" calcext:value-type="float">
            <text:p>-39.9025620104</text:p>
          </table:table-cell>
          <table:table-cell table:formula="of:=IF(ABS([.G215])&lt;ABS([.H215]); [.E215];[.H215]/[.C215])" office:value-type="float" office:value="-90" calcext:value-type="float">
            <text:p>-90</text:p>
          </table:table-cell>
          <table:table-cell table:formula="of:=IF(ABS([.G215])&lt;ABS([.H215]);[.G215]/[.D215];[.F215])" office:value-type="float" office:value="6.29341307491596" calcext:value-type="float">
            <text:p>6.2934130749</text:p>
          </table:table-cell>
          <table:table-cell table:formula="of:=[.$E$9]+[.I215]" office:value-type="float" office:value="930" calcext:value-type="float">
            <text:p>930</text:p>
          </table:table-cell>
          <table:table-cell table:formula="of:=[.$F$9]+[.J215]" office:value-type="float" office:value="1816.29341307492" calcext:value-type="float">
            <text:p>1816.2934130749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ADIANS([.A216])" office:value-type="float" office:value="3.08923277602996" calcext:value-type="float">
            <text:p>3.089232776</text:p>
          </table:table-cell>
          <table:table-cell table:formula="of:=SIN([.B216])" office:value-type="float" office:value="0.0523359562429438" calcext:value-type="float">
            <text:p>0.0523359562</text:p>
          </table:table-cell>
          <table:table-cell table:formula="of:=COS([.B216])" office:value-type="float" office:value="-0.998629534754574" calcext:value-type="float">
            <text:p>-0.9986295348</text:p>
          </table:table-cell>
          <table:table-cell table:formula="of:=([.$B$8] + [$Sheet1.$B$19])/IF([.D216]&gt;0;2;-2)" office:value-type="float" office:value="-90" calcext:value-type="float">
            <text:p>-90</text:p>
          </table:table-cell>
          <table:table-cell table:formula="of:=([.$B$9] + [$Sheet1.$B$19])/IF([.C216]&gt;0;2;-2)" office:value-type="float" office:value="40" calcext:value-type="float">
            <text:p>40</text:p>
          </table:table-cell>
          <table:table-cell table:formula="of:=[.E216]*[.C216]" office:value-type="float" office:value="-4.71023606186494" calcext:value-type="float">
            <text:p>-4.7102360619</text:p>
          </table:table-cell>
          <table:table-cell table:formula="of:=[.F216]*[.D216]" office:value-type="float" office:value="-39.945181390183" calcext:value-type="float">
            <text:p>-39.9451813902</text:p>
          </table:table-cell>
          <table:table-cell table:formula="of:=IF(ABS([.G216])&lt;ABS([.H216]); [.E216];[.H216]/[.C216])" office:value-type="float" office:value="-90" calcext:value-type="float">
            <text:p>-90</text:p>
          </table:table-cell>
          <table:table-cell table:formula="of:=IF(ABS([.G216])&lt;ABS([.H216]);[.G216]/[.D216];[.F216])" office:value-type="float" office:value="4.71670013547371" calcext:value-type="float">
            <text:p>4.7167001355</text:p>
          </table:table-cell>
          <table:table-cell table:formula="of:=[.$E$9]+[.I216]" office:value-type="float" office:value="930" calcext:value-type="float">
            <text:p>930</text:p>
          </table:table-cell>
          <table:table-cell table:formula="of:=[.$F$9]+[.J216]" office:value-type="float" office:value="1814.71670013547" calcext:value-type="float">
            <text:p>1814.716700135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ADIANS([.A217])" office:value-type="float" office:value="3.10668606854991" calcext:value-type="float">
            <text:p>3.1066860685</text:p>
          </table:table-cell>
          <table:table-cell table:formula="of:=SIN([.B217])" office:value-type="float" office:value="0.0348994967025011" calcext:value-type="float">
            <text:p>0.0348994967</text:p>
          </table:table-cell>
          <table:table-cell table:formula="of:=COS([.B217])" office:value-type="float" office:value="-0.999390827019096" calcext:value-type="float">
            <text:p>-0.999390827</text:p>
          </table:table-cell>
          <table:table-cell table:formula="of:=([.$B$8] + [$Sheet1.$B$19])/IF([.D217]&gt;0;2;-2)" office:value-type="float" office:value="-90" calcext:value-type="float">
            <text:p>-90</text:p>
          </table:table-cell>
          <table:table-cell table:formula="of:=([.$B$9] + [$Sheet1.$B$19])/IF([.C217]&gt;0;2;-2)" office:value-type="float" office:value="40" calcext:value-type="float">
            <text:p>40</text:p>
          </table:table-cell>
          <table:table-cell table:formula="of:=[.E217]*[.C217]" office:value-type="float" office:value="-3.1409547032251" calcext:value-type="float">
            <text:p>-3.1409547032</text:p>
          </table:table-cell>
          <table:table-cell table:formula="of:=[.F217]*[.D217]" office:value-type="float" office:value="-39.9756330807638" calcext:value-type="float">
            <text:p>-39.9756330808</text:p>
          </table:table-cell>
          <table:table-cell table:formula="of:=IF(ABS([.G217])&lt;ABS([.H217]); [.E217];[.H217]/[.C217])" office:value-type="float" office:value="-90" calcext:value-type="float">
            <text:p>-90</text:p>
          </table:table-cell>
          <table:table-cell table:formula="of:=IF(ABS([.G217])&lt;ABS([.H217]);[.G217]/[.D217];[.F217])" office:value-type="float" office:value="3.14286925425731" calcext:value-type="float">
            <text:p>3.1428692543</text:p>
          </table:table-cell>
          <table:table-cell table:formula="of:=[.$E$9]+[.I217]" office:value-type="float" office:value="930" calcext:value-type="float">
            <text:p>930</text:p>
          </table:table-cell>
          <table:table-cell table:formula="of:=[.$F$9]+[.J217]" office:value-type="float" office:value="1813.14286925426" calcext:value-type="float">
            <text:p>1813.1428692543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ADIANS([.A218])" office:value-type="float" office:value="3.12413936106985" calcext:value-type="float">
            <text:p>3.1241393611</text:p>
          </table:table-cell>
          <table:table-cell table:formula="of:=SIN([.B218])" office:value-type="float" office:value="0.0174524064372834" calcext:value-type="float">
            <text:p>0.0174524064</text:p>
          </table:table-cell>
          <table:table-cell table:formula="of:=COS([.B218])" office:value-type="float" office:value="-0.999847695156391" calcext:value-type="float">
            <text:p>-0.9998476952</text:p>
          </table:table-cell>
          <table:table-cell table:formula="of:=([.$B$8] + [$Sheet1.$B$19])/IF([.D218]&gt;0;2;-2)" office:value-type="float" office:value="-90" calcext:value-type="float">
            <text:p>-90</text:p>
          </table:table-cell>
          <table:table-cell table:formula="of:=([.$B$9] + [$Sheet1.$B$19])/IF([.C218]&gt;0;2;-2)" office:value-type="float" office:value="40" calcext:value-type="float">
            <text:p>40</text:p>
          </table:table-cell>
          <table:table-cell table:formula="of:=[.E218]*[.C218]" office:value-type="float" office:value="-1.57071657935551" calcext:value-type="float">
            <text:p>-1.5707165794</text:p>
          </table:table-cell>
          <table:table-cell table:formula="of:=[.F218]*[.D218]" office:value-type="float" office:value="-39.9939078062556" calcext:value-type="float">
            <text:p>-39.9939078063</text:p>
          </table:table-cell>
          <table:table-cell table:formula="of:=IF(ABS([.G218])&lt;ABS([.H218]); [.E218];[.H218]/[.C218])" office:value-type="float" office:value="-90" calcext:value-type="float">
            <text:p>-90</text:p>
          </table:table-cell>
          <table:table-cell table:formula="of:=IF(ABS([.G218])&lt;ABS([.H218]);[.G218]/[.D218];[.F218])" office:value-type="float" office:value="1.57095584353958" calcext:value-type="float">
            <text:p>1.5709558435</text:p>
          </table:table-cell>
          <table:table-cell table:formula="of:=[.$E$9]+[.I218]" office:value-type="float" office:value="930" calcext:value-type="float">
            <text:p>930</text:p>
          </table:table-cell>
          <table:table-cell table:formula="of:=[.$F$9]+[.J218]" office:value-type="float" office:value="1811.57095584354" calcext:value-type="float">
            <text:p>1811.5709558435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ADIANS([.A219])" office:value-type="float" office:value="3.14159265358979" calcext:value-type="float">
            <text:p>3.1415926536</text:p>
          </table:table-cell>
          <table:table-cell table:formula="of:=SIN([.B219])" office:value-type="float" office:value="1.22464679914735E-016" calcext:value-type="float">
            <text:p>1.22464679914735E-16</text:p>
          </table:table-cell>
          <table:table-cell table:formula="of:=COS([.B219])" office:value-type="float" office:value="-1" calcext:value-type="float">
            <text:p>-1</text:p>
          </table:table-cell>
          <table:table-cell table:formula="of:=([.$B$8] + [$Sheet1.$B$19])/IF([.D219]&gt;0;2;-2)" office:value-type="float" office:value="-90" calcext:value-type="float">
            <text:p>-90</text:p>
          </table:table-cell>
          <table:table-cell table:formula="of:=([.$B$9] + [$Sheet1.$B$19])/IF([.C219]&gt;0;2;-2)" office:value-type="float" office:value="40" calcext:value-type="float">
            <text:p>40</text:p>
          </table:table-cell>
          <table:table-cell table:formula="of:=[.E219]*[.C219]" office:value-type="float" office:value="-0.0000000000000110218211923262" calcext:value-type="float">
            <text:p>-1.10218211923262E-14</text:p>
          </table:table-cell>
          <table:table-cell table:formula="of:=[.F219]*[.D219]" office:value-type="float" office:value="-40" calcext:value-type="float">
            <text:p>-40</text:p>
          </table:table-cell>
          <table:table-cell table:formula="of:=IF(ABS([.G219])&lt;ABS([.H219]); [.E219];[.H219]/[.C219])" office:value-type="float" office:value="-90" calcext:value-type="float">
            <text:p>-90</text:p>
          </table:table-cell>
          <table:table-cell table:formula="of:=IF(ABS([.G219])&lt;ABS([.H219]);[.G219]/[.D219];[.F219])" office:value-type="float" office:value="0.0000000000000110218211923262" calcext:value-type="float">
            <text:p>1.10218211923262E-14</text:p>
          </table:table-cell>
          <table:table-cell table:formula="of:=[.$E$9]+[.I219]" office:value-type="float" office:value="930" calcext:value-type="float">
            <text:p>930</text:p>
          </table:table-cell>
          <table:table-cell table:formula="of:=[.$F$9]+[.J219]"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ADIANS([.A220])" office:value-type="float" office:value="3.15904594610974" calcext:value-type="float">
            <text:p>3.1590459461</text:p>
          </table:table-cell>
          <table:table-cell table:formula="of:=SIN([.B220])" office:value-type="float" office:value="-0.0174524064372836" calcext:value-type="float">
            <text:p>-0.0174524064</text:p>
          </table:table-cell>
          <table:table-cell table:formula="of:=COS([.B220])" office:value-type="float" office:value="-0.999847695156391" calcext:value-type="float">
            <text:p>-0.9998476952</text:p>
          </table:table-cell>
          <table:table-cell table:formula="of:=([.$B$8] + [$Sheet1.$B$19])/IF([.D220]&gt;0;2;-2)" office:value-type="float" office:value="-90" calcext:value-type="float">
            <text:p>-90</text:p>
          </table:table-cell>
          <table:table-cell table:formula="of:=([.$B$9] + [$Sheet1.$B$19])/IF([.C220]&gt;0;2;-2)" office:value-type="float" office:value="-40" calcext:value-type="float">
            <text:p>-40</text:p>
          </table:table-cell>
          <table:table-cell table:formula="of:=[.E220]*[.C220]" office:value-type="float" office:value="1.57071657935553" calcext:value-type="float">
            <text:p>1.5707165794</text:p>
          </table:table-cell>
          <table:table-cell table:formula="of:=[.F220]*[.D220]" office:value-type="float" office:value="39.9939078062556" calcext:value-type="float">
            <text:p>39.9939078063</text:p>
          </table:table-cell>
          <table:table-cell table:formula="of:=IF(ABS([.G220])&lt;ABS([.H220]); [.E220];[.H220]/[.C220])" office:value-type="float" office:value="-90" calcext:value-type="float">
            <text:p>-90</text:p>
          </table:table-cell>
          <table:table-cell table:formula="of:=IF(ABS([.G220])&lt;ABS([.H220]);[.G220]/[.D220];[.F220])" office:value-type="float" office:value="-1.57095584353959" calcext:value-type="float">
            <text:p>-1.5709558435</text:p>
          </table:table-cell>
          <table:table-cell table:formula="of:=[.$E$9]+[.I220]" office:value-type="float" office:value="930" calcext:value-type="float">
            <text:p>930</text:p>
          </table:table-cell>
          <table:table-cell table:formula="of:=[.$F$9]+[.J220]" office:value-type="float" office:value="1808.42904415646" calcext:value-type="float">
            <text:p>1808.4290441565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ADIANS([.A221])" office:value-type="float" office:value="3.17649923862968" calcext:value-type="float">
            <text:p>3.1764992386</text:p>
          </table:table-cell>
          <table:table-cell table:formula="of:=SIN([.B221])" office:value-type="float" office:value="-0.0348994967025009" calcext:value-type="float">
            <text:p>-0.0348994967</text:p>
          </table:table-cell>
          <table:table-cell table:formula="of:=COS([.B221])" office:value-type="float" office:value="-0.999390827019096" calcext:value-type="float">
            <text:p>-0.999390827</text:p>
          </table:table-cell>
          <table:table-cell table:formula="of:=([.$B$8] + [$Sheet1.$B$19])/IF([.D221]&gt;0;2;-2)" office:value-type="float" office:value="-90" calcext:value-type="float">
            <text:p>-90</text:p>
          </table:table-cell>
          <table:table-cell table:formula="of:=([.$B$9] + [$Sheet1.$B$19])/IF([.C221]&gt;0;2;-2)" office:value-type="float" office:value="-40" calcext:value-type="float">
            <text:p>-40</text:p>
          </table:table-cell>
          <table:table-cell table:formula="of:=[.E221]*[.C221]" office:value-type="float" office:value="3.14095470322508" calcext:value-type="float">
            <text:p>3.1409547032</text:p>
          </table:table-cell>
          <table:table-cell table:formula="of:=[.F221]*[.D221]" office:value-type="float" office:value="39.9756330807638" calcext:value-type="float">
            <text:p>39.9756330808</text:p>
          </table:table-cell>
          <table:table-cell table:formula="of:=IF(ABS([.G221])&lt;ABS([.H221]); [.E221];[.H221]/[.C221])" office:value-type="float" office:value="-90" calcext:value-type="float">
            <text:p>-90</text:p>
          </table:table-cell>
          <table:table-cell table:formula="of:=IF(ABS([.G221])&lt;ABS([.H221]);[.G221]/[.D221];[.F221])" office:value-type="float" office:value="-3.14286925425729" calcext:value-type="float">
            <text:p>-3.1428692543</text:p>
          </table:table-cell>
          <table:table-cell table:formula="of:=[.$E$9]+[.I221]" office:value-type="float" office:value="930" calcext:value-type="float">
            <text:p>930</text:p>
          </table:table-cell>
          <table:table-cell table:formula="of:=[.$F$9]+[.J221]" office:value-type="float" office:value="1806.85713074574" calcext:value-type="float">
            <text:p>1806.8571307458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ADIANS([.A222])" office:value-type="float" office:value="3.19395253114962" calcext:value-type="float">
            <text:p>3.1939525311</text:p>
          </table:table-cell>
          <table:table-cell table:formula="of:=SIN([.B222])" office:value-type="float" office:value="-0.0523359562429436" calcext:value-type="float">
            <text:p>-0.0523359562</text:p>
          </table:table-cell>
          <table:table-cell table:formula="of:=COS([.B222])" office:value-type="float" office:value="-0.998629534754574" calcext:value-type="float">
            <text:p>-0.9986295348</text:p>
          </table:table-cell>
          <table:table-cell table:formula="of:=([.$B$8] + [$Sheet1.$B$19])/IF([.D222]&gt;0;2;-2)" office:value-type="float" office:value="-90" calcext:value-type="float">
            <text:p>-90</text:p>
          </table:table-cell>
          <table:table-cell table:formula="of:=([.$B$9] + [$Sheet1.$B$19])/IF([.C222]&gt;0;2;-2)" office:value-type="float" office:value="-40" calcext:value-type="float">
            <text:p>-40</text:p>
          </table:table-cell>
          <table:table-cell table:formula="of:=[.E222]*[.C222]" office:value-type="float" office:value="4.71023606186492" calcext:value-type="float">
            <text:p>4.7102360619</text:p>
          </table:table-cell>
          <table:table-cell table:formula="of:=[.F222]*[.D222]" office:value-type="float" office:value="39.945181390183" calcext:value-type="float">
            <text:p>39.9451813902</text:p>
          </table:table-cell>
          <table:table-cell table:formula="of:=IF(ABS([.G222])&lt;ABS([.H222]); [.E222];[.H222]/[.C222])" office:value-type="float" office:value="-90" calcext:value-type="float">
            <text:p>-90</text:p>
          </table:table-cell>
          <table:table-cell table:formula="of:=IF(ABS([.G222])&lt;ABS([.H222]);[.G222]/[.D222];[.F222])" office:value-type="float" office:value="-4.71670013547368" calcext:value-type="float">
            <text:p>-4.7167001355</text:p>
          </table:table-cell>
          <table:table-cell table:formula="of:=[.$E$9]+[.I222]" office:value-type="float" office:value="930" calcext:value-type="float">
            <text:p>930</text:p>
          </table:table-cell>
          <table:table-cell table:formula="of:=[.$F$9]+[.J222]" office:value-type="float" office:value="1805.28329986453" calcext:value-type="float">
            <text:p>1805.283299864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ADIANS([.A223])" office:value-type="float" office:value="3.21140582366957" calcext:value-type="float">
            <text:p>3.2114058237</text:p>
          </table:table-cell>
          <table:table-cell table:formula="of:=SIN([.B223])" office:value-type="float" office:value="-0.0697564737441253" calcext:value-type="float">
            <text:p>-0.0697564737</text:p>
          </table:table-cell>
          <table:table-cell table:formula="of:=COS([.B223])" office:value-type="float" office:value="-0.997564050259824" calcext:value-type="float">
            <text:p>-0.9975640503</text:p>
          </table:table-cell>
          <table:table-cell table:formula="of:=([.$B$8] + [$Sheet1.$B$19])/IF([.D223]&gt;0;2;-2)" office:value-type="float" office:value="-90" calcext:value-type="float">
            <text:p>-90</text:p>
          </table:table-cell>
          <table:table-cell table:formula="of:=([.$B$9] + [$Sheet1.$B$19])/IF([.C223]&gt;0;2;-2)" office:value-type="float" office:value="-40" calcext:value-type="float">
            <text:p>-40</text:p>
          </table:table-cell>
          <table:table-cell table:formula="of:=[.E223]*[.C223]" office:value-type="float" office:value="6.27808263697127" calcext:value-type="float">
            <text:p>6.278082637</text:p>
          </table:table-cell>
          <table:table-cell table:formula="of:=[.F223]*[.D223]" office:value-type="float" office:value="39.902562010393" calcext:value-type="float">
            <text:p>39.9025620104</text:p>
          </table:table-cell>
          <table:table-cell table:formula="of:=IF(ABS([.G223])&lt;ABS([.H223]); [.E223];[.H223]/[.C223])" office:value-type="float" office:value="-90" calcext:value-type="float">
            <text:p>-90</text:p>
          </table:table-cell>
          <table:table-cell table:formula="of:=IF(ABS([.G223])&lt;ABS([.H223]);[.G223]/[.D223];[.F223])" office:value-type="float" office:value="-6.29341307491594" calcext:value-type="float">
            <text:p>-6.2934130749</text:p>
          </table:table-cell>
          <table:table-cell table:formula="of:=[.$E$9]+[.I223]" office:value-type="float" office:value="930" calcext:value-type="float">
            <text:p>930</text:p>
          </table:table-cell>
          <table:table-cell table:formula="of:=[.$F$9]+[.J223]" office:value-type="float" office:value="1803.70658692508" calcext:value-type="float">
            <text:p>1803.706586925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ADIANS([.A224])" office:value-type="float" office:value="3.22885911618951" calcext:value-type="float">
            <text:p>3.2288591162</text:p>
          </table:table-cell>
          <table:table-cell table:formula="of:=SIN([.B224])" office:value-type="float" office:value="-0.0871557427476579" calcext:value-type="float">
            <text:p>-0.0871557427</text:p>
          </table:table-cell>
          <table:table-cell table:formula="of:=COS([.B224])" office:value-type="float" office:value="-0.996194698091746" calcext:value-type="float">
            <text:p>-0.9961946981</text:p>
          </table:table-cell>
          <table:table-cell table:formula="of:=([.$B$8] + [$Sheet1.$B$19])/IF([.D224]&gt;0;2;-2)" office:value-type="float" office:value="-90" calcext:value-type="float">
            <text:p>-90</text:p>
          </table:table-cell>
          <table:table-cell table:formula="of:=([.$B$9] + [$Sheet1.$B$19])/IF([.C224]&gt;0;2;-2)" office:value-type="float" office:value="-40" calcext:value-type="float">
            <text:p>-40</text:p>
          </table:table-cell>
          <table:table-cell table:formula="of:=[.E224]*[.C224]" office:value-type="float" office:value="7.84401684728921" calcext:value-type="float">
            <text:p>7.8440168473</text:p>
          </table:table-cell>
          <table:table-cell table:formula="of:=[.F224]*[.D224]" office:value-type="float" office:value="39.8477879236698" calcext:value-type="float">
            <text:p>39.8477879237</text:p>
          </table:table-cell>
          <table:table-cell table:formula="of:=IF(ABS([.G224])&lt;ABS([.H224]); [.E224];[.H224]/[.C224])" office:value-type="float" office:value="-90" calcext:value-type="float">
            <text:p>-90</text:p>
          </table:table-cell>
          <table:table-cell table:formula="of:=IF(ABS([.G224])&lt;ABS([.H224]);[.G224]/[.D224];[.F224])" office:value-type="float" office:value="-7.87397971733314" calcext:value-type="float">
            <text:p>-7.8739797173</text:p>
          </table:table-cell>
          <table:table-cell table:formula="of:=[.$E$9]+[.I224]" office:value-type="float" office:value="930" calcext:value-type="float">
            <text:p>930</text:p>
          </table:table-cell>
          <table:table-cell table:formula="of:=[.$F$9]+[.J224]" office:value-type="float" office:value="1802.12602028267" calcext:value-type="float">
            <text:p>1802.1260202827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ADIANS([.A225])" office:value-type="float" office:value="3.24631240870945" calcext:value-type="float">
            <text:p>3.2463124087</text:p>
          </table:table-cell>
          <table:table-cell table:formula="of:=SIN([.B225])" office:value-type="float" office:value="-0.104528463267653" calcext:value-type="float">
            <text:p>-0.1045284633</text:p>
          </table:table-cell>
          <table:table-cell table:formula="of:=COS([.B225])" office:value-type="float" office:value="-0.994521895368273" calcext:value-type="float">
            <text:p>-0.9945218954</text:p>
          </table:table-cell>
          <table:table-cell table:formula="of:=([.$B$8] + [$Sheet1.$B$19])/IF([.D225]&gt;0;2;-2)" office:value-type="float" office:value="-90" calcext:value-type="float">
            <text:p>-90</text:p>
          </table:table-cell>
          <table:table-cell table:formula="of:=([.$B$9] + [$Sheet1.$B$19])/IF([.C225]&gt;0;2;-2)" office:value-type="float" office:value="-40" calcext:value-type="float">
            <text:p>-40</text:p>
          </table:table-cell>
          <table:table-cell table:formula="of:=[.E225]*[.C225]" office:value-type="float" office:value="9.40756169408881" calcext:value-type="float">
            <text:p>9.4075616941</text:p>
          </table:table-cell>
          <table:table-cell table:formula="of:=[.F225]*[.D225]" office:value-type="float" office:value="39.7808758147309" calcext:value-type="float">
            <text:p>39.7808758147</text:p>
          </table:table-cell>
          <table:table-cell table:formula="of:=IF(ABS([.G225])&lt;ABS([.H225]); [.E225];[.H225]/[.C225])" office:value-type="float" office:value="-90" calcext:value-type="float">
            <text:p>-90</text:p>
          </table:table-cell>
          <table:table-cell table:formula="of:=IF(ABS([.G225])&lt;ABS([.H225]);[.G225]/[.D225];[.F225])" office:value-type="float" office:value="-9.45938117391088" calcext:value-type="float">
            <text:p>-9.4593811739</text:p>
          </table:table-cell>
          <table:table-cell table:formula="of:=[.$E$9]+[.I225]" office:value-type="float" office:value="930" calcext:value-type="float">
            <text:p>930</text:p>
          </table:table-cell>
          <table:table-cell table:formula="of:=[.$F$9]+[.J225]" office:value-type="float" office:value="1800.54061882609" calcext:value-type="float">
            <text:p>1800.540618826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ADIANS([.A226])" office:value-type="float" office:value="3.2637657012294" calcext:value-type="float">
            <text:p>3.2637657012</text:p>
          </table:table-cell>
          <table:table-cell table:formula="of:=SIN([.B226])" office:value-type="float" office:value="-0.121869343405147" calcext:value-type="float">
            <text:p>-0.1218693434</text:p>
          </table:table-cell>
          <table:table-cell table:formula="of:=COS([.B226])" office:value-type="float" office:value="-0.992546151641322" calcext:value-type="float">
            <text:p>-0.9925461516</text:p>
          </table:table-cell>
          <table:table-cell table:formula="of:=([.$B$8] + [$Sheet1.$B$19])/IF([.D226]&gt;0;2;-2)" office:value-type="float" office:value="-90" calcext:value-type="float">
            <text:p>-90</text:p>
          </table:table-cell>
          <table:table-cell table:formula="of:=([.$B$9] + [$Sheet1.$B$19])/IF([.C226]&gt;0;2;-2)" office:value-type="float" office:value="-40" calcext:value-type="float">
            <text:p>-40</text:p>
          </table:table-cell>
          <table:table-cell table:formula="of:=[.E226]*[.C226]" office:value-type="float" office:value="10.9682409064633" calcext:value-type="float">
            <text:p>10.9682409065</text:p>
          </table:table-cell>
          <table:table-cell table:formula="of:=[.F226]*[.D226]" office:value-type="float" office:value="39.7018460656529" calcext:value-type="float">
            <text:p>39.7018460657</text:p>
          </table:table-cell>
          <table:table-cell table:formula="of:=IF(ABS([.G226])&lt;ABS([.H226]); [.E226];[.H226]/[.C226])" office:value-type="float" office:value="-90" calcext:value-type="float">
            <text:p>-90</text:p>
          </table:table-cell>
          <table:table-cell table:formula="of:=IF(ABS([.G226])&lt;ABS([.H226]);[.G226]/[.D226];[.F226])" office:value-type="float" office:value="-11.0506104812614" calcext:value-type="float">
            <text:p>-11.0506104813</text:p>
          </table:table-cell>
          <table:table-cell table:formula="of:=[.$E$9]+[.I226]" office:value-type="float" office:value="930" calcext:value-type="float">
            <text:p>930</text:p>
          </table:table-cell>
          <table:table-cell table:formula="of:=[.$F$9]+[.J226]" office:value-type="float" office:value="1798.94938951874" calcext:value-type="float">
            <text:p>1798.9493895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ADIANS([.A227])" office:value-type="float" office:value="3.28121899374934" calcext:value-type="float">
            <text:p>3.2812189937</text:p>
          </table:table-cell>
          <table:table-cell table:formula="of:=SIN([.B227])" office:value-type="float" office:value="-0.139173100960066" calcext:value-type="float">
            <text:p>-0.139173101</text:p>
          </table:table-cell>
          <table:table-cell table:formula="of:=COS([.B227])" office:value-type="float" office:value="-0.99026806874157" calcext:value-type="float">
            <text:p>-0.9902680687</text:p>
          </table:table-cell>
          <table:table-cell table:formula="of:=([.$B$8] + [$Sheet1.$B$19])/IF([.D227]&gt;0;2;-2)" office:value-type="float" office:value="-90" calcext:value-type="float">
            <text:p>-90</text:p>
          </table:table-cell>
          <table:table-cell table:formula="of:=([.$B$9] + [$Sheet1.$B$19])/IF([.C227]&gt;0;2;-2)" office:value-type="float" office:value="-40" calcext:value-type="float">
            <text:p>-40</text:p>
          </table:table-cell>
          <table:table-cell table:formula="of:=[.E227]*[.C227]" office:value-type="float" office:value="12.5255790864059" calcext:value-type="float">
            <text:p>12.5255790864</text:p>
          </table:table-cell>
          <table:table-cell table:formula="of:=[.F227]*[.D227]" office:value-type="float" office:value="39.6107227496628" calcext:value-type="float">
            <text:p>39.6107227497</text:p>
          </table:table-cell>
          <table:table-cell table:formula="of:=IF(ABS([.G227])&lt;ABS([.H227]); [.E227];[.H227]/[.C227])" office:value-type="float" office:value="-90" calcext:value-type="float">
            <text:p>-90</text:p>
          </table:table-cell>
          <table:table-cell table:formula="of:=IF(ABS([.G227])&lt;ABS([.H227]);[.G227]/[.D227];[.F227])" office:value-type="float" office:value="-12.6486751232152" calcext:value-type="float">
            <text:p>-12.6486751232</text:p>
          </table:table-cell>
          <table:table-cell table:formula="of:=[.$E$9]+[.I227]" office:value-type="float" office:value="930" calcext:value-type="float">
            <text:p>930</text:p>
          </table:table-cell>
          <table:table-cell table:formula="of:=[.$F$9]+[.J227]" office:value-type="float" office:value="1797.35132487678" calcext:value-type="float">
            <text:p>1797.351324876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ADIANS([.A228])" office:value-type="float" office:value="3.29867228626928" calcext:value-type="float">
            <text:p>3.2986722863</text:p>
          </table:table-cell>
          <table:table-cell table:formula="of:=SIN([.B228])" office:value-type="float" office:value="-0.156434465040231" calcext:value-type="float">
            <text:p>-0.156434465</text:p>
          </table:table-cell>
          <table:table-cell table:formula="of:=COS([.B228])" office:value-type="float" office:value="-0.987688340595138" calcext:value-type="float">
            <text:p>-0.9876883406</text:p>
          </table:table-cell>
          <table:table-cell table:formula="of:=([.$B$8] + [$Sheet1.$B$19])/IF([.D228]&gt;0;2;-2)" office:value-type="float" office:value="-90" calcext:value-type="float">
            <text:p>-90</text:p>
          </table:table-cell>
          <table:table-cell table:formula="of:=([.$B$9] + [$Sheet1.$B$19])/IF([.C228]&gt;0;2;-2)" office:value-type="float" office:value="-40" calcext:value-type="float">
            <text:p>-40</text:p>
          </table:table-cell>
          <table:table-cell table:formula="of:=[.E228]*[.C228]" office:value-type="float" office:value="14.0791018536208" calcext:value-type="float">
            <text:p>14.0791018536</text:p>
          </table:table-cell>
          <table:table-cell table:formula="of:=[.F228]*[.D228]" office:value-type="float" office:value="39.5075336238055" calcext:value-type="float">
            <text:p>39.5075336238</text:p>
          </table:table-cell>
          <table:table-cell table:formula="of:=IF(ABS([.G228])&lt;ABS([.H228]); [.E228];[.H228]/[.C228])" office:value-type="float" office:value="-90" calcext:value-type="float">
            <text:p>-90</text:p>
          </table:table-cell>
          <table:table-cell table:formula="of:=IF(ABS([.G228])&lt;ABS([.H228]);[.G228]/[.D228];[.F228])" office:value-type="float" office:value="-14.2545996292083" calcext:value-type="float">
            <text:p>-14.2545996292</text:p>
          </table:table-cell>
          <table:table-cell table:formula="of:=[.$E$9]+[.I228]" office:value-type="float" office:value="930" calcext:value-type="float">
            <text:p>930</text:p>
          </table:table-cell>
          <table:table-cell table:formula="of:=[.$F$9]+[.J228]" office:value-type="float" office:value="1795.74540037079" calcext:value-type="float">
            <text:p>1795.7454003708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ADIANS([.A229])" office:value-type="float" office:value="3.31612557878923" calcext:value-type="float">
            <text:p>3.3161255788</text:p>
          </table:table-cell>
          <table:table-cell table:formula="of:=SIN([.B229])" office:value-type="float" office:value="-0.17364817766693" calcext:value-type="float">
            <text:p>-0.1736481777</text:p>
          </table:table-cell>
          <table:table-cell table:formula="of:=COS([.B229])" office:value-type="float" office:value="-0.984807753012208" calcext:value-type="float">
            <text:p>-0.984807753</text:p>
          </table:table-cell>
          <table:table-cell table:formula="of:=([.$B$8] + [$Sheet1.$B$19])/IF([.D229]&gt;0;2;-2)" office:value-type="float" office:value="-90" calcext:value-type="float">
            <text:p>-90</text:p>
          </table:table-cell>
          <table:table-cell table:formula="of:=([.$B$9] + [$Sheet1.$B$19])/IF([.C229]&gt;0;2;-2)" office:value-type="float" office:value="-40" calcext:value-type="float">
            <text:p>-40</text:p>
          </table:table-cell>
          <table:table-cell table:formula="of:=[.E229]*[.C229]" office:value-type="float" office:value="15.6283359900237" calcext:value-type="float">
            <text:p>15.62833599</text:p>
          </table:table-cell>
          <table:table-cell table:formula="of:=[.F229]*[.D229]" office:value-type="float" office:value="39.3923101204883" calcext:value-type="float">
            <text:p>39.3923101205</text:p>
          </table:table-cell>
          <table:table-cell table:formula="of:=IF(ABS([.G229])&lt;ABS([.H229]); [.E229];[.H229]/[.C229])" office:value-type="float" office:value="-90" calcext:value-type="float">
            <text:p>-90</text:p>
          </table:table-cell>
          <table:table-cell table:formula="of:=IF(ABS([.G229])&lt;ABS([.H229]);[.G229]/[.D229];[.F229])" office:value-type="float" office:value="-15.8694282637619" calcext:value-type="float">
            <text:p>-15.8694282638</text:p>
          </table:table-cell>
          <table:table-cell table:formula="of:=[.$E$9]+[.I229]" office:value-type="float" office:value="930" calcext:value-type="float">
            <text:p>930</text:p>
          </table:table-cell>
          <table:table-cell table:formula="of:=[.$F$9]+[.J229]" office:value-type="float" office:value="1794.13057173624" calcext:value-type="float">
            <text:p>1794.1305717362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ADIANS([.A230])" office:value-type="float" office:value="3.33357887130917" calcext:value-type="float">
            <text:p>3.3335788713</text:p>
          </table:table-cell>
          <table:table-cell table:formula="of:=SIN([.B230])" office:value-type="float" office:value="-0.190808995376545" calcext:value-type="float">
            <text:p>-0.1908089954</text:p>
          </table:table-cell>
          <table:table-cell table:formula="of:=COS([.B230])" office:value-type="float" office:value="-0.981627183447664" calcext:value-type="float">
            <text:p>-0.9816271834</text:p>
          </table:table-cell>
          <table:table-cell table:formula="of:=([.$B$8] + [$Sheet1.$B$19])/IF([.D230]&gt;0;2;-2)" office:value-type="float" office:value="-90" calcext:value-type="float">
            <text:p>-90</text:p>
          </table:table-cell>
          <table:table-cell table:formula="of:=([.$B$9] + [$Sheet1.$B$19])/IF([.C230]&gt;0;2;-2)" office:value-type="float" office:value="-40" calcext:value-type="float">
            <text:p>-40</text:p>
          </table:table-cell>
          <table:table-cell table:formula="of:=[.E230]*[.C230]" office:value-type="float" office:value="17.172809583889" calcext:value-type="float">
            <text:p>17.1728095839</text:p>
          </table:table-cell>
          <table:table-cell table:formula="of:=[.F230]*[.D230]" office:value-type="float" office:value="39.2650873379066" calcext:value-type="float">
            <text:p>39.2650873379</text:p>
          </table:table-cell>
          <table:table-cell table:formula="of:=IF(ABS([.G230])&lt;ABS([.H230]); [.E230];[.H230]/[.C230])" office:value-type="float" office:value="-90" calcext:value-type="float">
            <text:p>-90</text:p>
          </table:table-cell>
          <table:table-cell table:formula="of:=IF(ABS([.G230])&lt;ABS([.H230]);[.G230]/[.D230];[.F230])" office:value-type="float" office:value="-17.4942278223947" calcext:value-type="float">
            <text:p>-17.4942278224</text:p>
          </table:table-cell>
          <table:table-cell table:formula="of:=[.$E$9]+[.I230]" office:value-type="float" office:value="930" calcext:value-type="float">
            <text:p>930</text:p>
          </table:table-cell>
          <table:table-cell table:formula="of:=[.$F$9]+[.J230]" office:value-type="float" office:value="1792.50577217761" calcext:value-type="float">
            <text:p>1792.5057721776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ADIANS([.A231])" office:value-type="float" office:value="3.35103216382911" calcext:value-type="float">
            <text:p>3.3510321638</text:p>
          </table:table-cell>
          <table:table-cell table:formula="of:=SIN([.B231])" office:value-type="float" office:value="-0.207911690817759" calcext:value-type="float">
            <text:p>-0.2079116908</text:p>
          </table:table-cell>
          <table:table-cell table:formula="of:=COS([.B231])" office:value-type="float" office:value="-0.978147600733806" calcext:value-type="float">
            <text:p>-0.9781476007</text:p>
          </table:table-cell>
          <table:table-cell table:formula="of:=([.$B$8] + [$Sheet1.$B$19])/IF([.D231]&gt;0;2;-2)" office:value-type="float" office:value="-90" calcext:value-type="float">
            <text:p>-90</text:p>
          </table:table-cell>
          <table:table-cell table:formula="of:=([.$B$9] + [$Sheet1.$B$19])/IF([.C231]&gt;0;2;-2)" office:value-type="float" office:value="-40" calcext:value-type="float">
            <text:p>-40</text:p>
          </table:table-cell>
          <table:table-cell table:formula="of:=[.E231]*[.C231]" office:value-type="float" office:value="18.7120521735984" calcext:value-type="float">
            <text:p>18.7120521736</text:p>
          </table:table-cell>
          <table:table-cell table:formula="of:=[.F231]*[.D231]" office:value-type="float" office:value="39.1259040293522" calcext:value-type="float">
            <text:p>39.1259040294</text:p>
          </table:table-cell>
          <table:table-cell table:formula="of:=IF(ABS([.G231])&lt;ABS([.H231]); [.E231];[.H231]/[.C231])" office:value-type="float" office:value="-90" calcext:value-type="float">
            <text:p>-90</text:p>
          </table:table-cell>
          <table:table-cell table:formula="of:=IF(ABS([.G231])&lt;ABS([.H231]);[.G231]/[.D231];[.F231])" office:value-type="float" office:value="-19.130090550302" calcext:value-type="float">
            <text:p>-19.1300905503</text:p>
          </table:table-cell>
          <table:table-cell table:formula="of:=[.$E$9]+[.I231]" office:value-type="float" office:value="930" calcext:value-type="float">
            <text:p>930</text:p>
          </table:table-cell>
          <table:table-cell table:formula="of:=[.$F$9]+[.J231]" office:value-type="float" office:value="1790.8699094497" calcext:value-type="float">
            <text:p>1790.869909449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ADIANS([.A232])" office:value-type="float" office:value="3.36848545634906" calcext:value-type="float">
            <text:p>3.3684854563</text:p>
          </table:table-cell>
          <table:table-cell table:formula="of:=SIN([.B232])" office:value-type="float" office:value="-0.224951054343865" calcext:value-type="float">
            <text:p>-0.2249510543</text:p>
          </table:table-cell>
          <table:table-cell table:formula="of:=COS([.B232])" office:value-type="float" office:value="-0.974370064785235" calcext:value-type="float">
            <text:p>-0.9743700648</text:p>
          </table:table-cell>
          <table:table-cell table:formula="of:=([.$B$8] + [$Sheet1.$B$19])/IF([.D232]&gt;0;2;-2)" office:value-type="float" office:value="-90" calcext:value-type="float">
            <text:p>-90</text:p>
          </table:table-cell>
          <table:table-cell table:formula="of:=([.$B$9] + [$Sheet1.$B$19])/IF([.C232]&gt;0;2;-2)" office:value-type="float" office:value="-40" calcext:value-type="float">
            <text:p>-40</text:p>
          </table:table-cell>
          <table:table-cell table:formula="of:=[.E232]*[.C232]" office:value-type="float" office:value="20.2455948909478" calcext:value-type="float">
            <text:p>20.2455948909</text:p>
          </table:table-cell>
          <table:table-cell table:formula="of:=[.F232]*[.D232]" office:value-type="float" office:value="38.9748025914094" calcext:value-type="float">
            <text:p>38.9748025914</text:p>
          </table:table-cell>
          <table:table-cell table:formula="of:=IF(ABS([.G232])&lt;ABS([.H232]); [.E232];[.H232]/[.C232])" office:value-type="float" office:value="-90" calcext:value-type="float">
            <text:p>-90</text:p>
          </table:table-cell>
          <table:table-cell table:formula="of:=IF(ABS([.G232])&lt;ABS([.H232]);[.G232]/[.D232];[.F232])" office:value-type="float" office:value="-20.7781372013007" calcext:value-type="float">
            <text:p>-20.7781372013</text:p>
          </table:table-cell>
          <table:table-cell table:formula="of:=[.$E$9]+[.I232]" office:value-type="float" office:value="930" calcext:value-type="float">
            <text:p>930</text:p>
          </table:table-cell>
          <table:table-cell table:formula="of:=[.$F$9]+[.J232]" office:value-type="float" office:value="1789.2218627987" calcext:value-type="float">
            <text:p>1789.2218627987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ADIANS([.A233])" office:value-type="float" office:value="3.385938748869" calcext:value-type="float">
            <text:p>3.3859387489</text:p>
          </table:table-cell>
          <table:table-cell table:formula="of:=SIN([.B233])" office:value-type="float" office:value="-0.241921895599667" calcext:value-type="float">
            <text:p>-0.2419218956</text:p>
          </table:table-cell>
          <table:table-cell table:formula="of:=COS([.B233])" office:value-type="float" office:value="-0.970295726275996" calcext:value-type="float">
            <text:p>-0.9702957263</text:p>
          </table:table-cell>
          <table:table-cell table:formula="of:=([.$B$8] + [$Sheet1.$B$19])/IF([.D233]&gt;0;2;-2)" office:value-type="float" office:value="-90" calcext:value-type="float">
            <text:p>-90</text:p>
          </table:table-cell>
          <table:table-cell table:formula="of:=([.$B$9] + [$Sheet1.$B$19])/IF([.C233]&gt;0;2;-2)" office:value-type="float" office:value="-40" calcext:value-type="float">
            <text:p>-40</text:p>
          </table:table-cell>
          <table:table-cell table:formula="of:=[.E233]*[.C233]" office:value-type="float" office:value="21.7729706039701" calcext:value-type="float">
            <text:p>21.772970604</text:p>
          </table:table-cell>
          <table:table-cell table:formula="of:=[.F233]*[.D233]" office:value-type="float" office:value="38.8118290510399" calcext:value-type="float">
            <text:p>38.811829051</text:p>
          </table:table-cell>
          <table:table-cell table:formula="of:=IF(ABS([.G233])&lt;ABS([.H233]); [.E233];[.H233]/[.C233])" office:value-type="float" office:value="-90" calcext:value-type="float">
            <text:p>-90</text:p>
          </table:table-cell>
          <table:table-cell table:formula="of:=IF(ABS([.G233])&lt;ABS([.H233]);[.G233]/[.D233];[.F233])" office:value-type="float" office:value="-22.4395202558862" calcext:value-type="float">
            <text:p>-22.4395202559</text:p>
          </table:table-cell>
          <table:table-cell table:formula="of:=[.$E$9]+[.I233]" office:value-type="float" office:value="930" calcext:value-type="float">
            <text:p>930</text:p>
          </table:table-cell>
          <table:table-cell table:formula="of:=[.$F$9]+[.J233]" office:value-type="float" office:value="1787.56047974411" calcext:value-type="float">
            <text:p>1787.560479744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ADIANS([.A234])" office:value-type="float" office:value="3.40339204138894" calcext:value-type="float">
            <text:p>3.4033920414</text:p>
          </table:table-cell>
          <table:table-cell table:formula="of:=SIN([.B234])" office:value-type="float" office:value="-0.258819045102521" calcext:value-type="float">
            <text:p>-0.2588190451</text:p>
          </table:table-cell>
          <table:table-cell table:formula="of:=COS([.B234])" office:value-type="float" office:value="-0.965925826289068" calcext:value-type="float">
            <text:p>-0.9659258263</text:p>
          </table:table-cell>
          <table:table-cell table:formula="of:=([.$B$8] + [$Sheet1.$B$19])/IF([.D234]&gt;0;2;-2)" office:value-type="float" office:value="-90" calcext:value-type="float">
            <text:p>-90</text:p>
          </table:table-cell>
          <table:table-cell table:formula="of:=([.$B$9] + [$Sheet1.$B$19])/IF([.C234]&gt;0;2;-2)" office:value-type="float" office:value="-40" calcext:value-type="float">
            <text:p>-40</text:p>
          </table:table-cell>
          <table:table-cell table:formula="of:=[.E234]*[.C234]" office:value-type="float" office:value="23.2937140592269" calcext:value-type="float">
            <text:p>23.2937140592</text:p>
          </table:table-cell>
          <table:table-cell table:formula="of:=[.F234]*[.D234]" office:value-type="float" office:value="38.6370330515627" calcext:value-type="float">
            <text:p>38.6370330516</text:p>
          </table:table-cell>
          <table:table-cell table:formula="of:=IF(ABS([.G234])&lt;ABS([.H234]); [.E234];[.H234]/[.C234])" office:value-type="float" office:value="-90" calcext:value-type="float">
            <text:p>-90</text:p>
          </table:table-cell>
          <table:table-cell table:formula="of:=IF(ABS([.G234])&lt;ABS([.H234]);[.G234]/[.D234];[.F234])" office:value-type="float" office:value="-24.115427318801" calcext:value-type="float">
            <text:p>-24.1154273188</text:p>
          </table:table-cell>
          <table:table-cell table:formula="of:=[.$E$9]+[.I234]" office:value-type="float" office:value="930" calcext:value-type="float">
            <text:p>930</text:p>
          </table:table-cell>
          <table:table-cell table:formula="of:=[.$F$9]+[.J234]" office:value-type="float" office:value="1785.8845726812" calcext:value-type="float">
            <text:p>1785.8845726812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ADIANS([.A235])" office:value-type="float" office:value="3.42084533390889" calcext:value-type="float">
            <text:p>3.4208453339</text:p>
          </table:table-cell>
          <table:table-cell table:formula="of:=SIN([.B235])" office:value-type="float" office:value="-0.275637355816999" calcext:value-type="float">
            <text:p>-0.2756373558</text:p>
          </table:table-cell>
          <table:table-cell table:formula="of:=COS([.B235])" office:value-type="float" office:value="-0.961261695938319" calcext:value-type="float">
            <text:p>-0.9612616959</text:p>
          </table:table-cell>
          <table:table-cell table:formula="of:=([.$B$8] + [$Sheet1.$B$19])/IF([.D235]&gt;0;2;-2)" office:value-type="float" office:value="-90" calcext:value-type="float">
            <text:p>-90</text:p>
          </table:table-cell>
          <table:table-cell table:formula="of:=([.$B$9] + [$Sheet1.$B$19])/IF([.C235]&gt;0;2;-2)" office:value-type="float" office:value="-40" calcext:value-type="float">
            <text:p>-40</text:p>
          </table:table-cell>
          <table:table-cell table:formula="of:=[.E235]*[.C235]" office:value-type="float" office:value="24.8073620235299" calcext:value-type="float">
            <text:p>24.8073620235</text:p>
          </table:table-cell>
          <table:table-cell table:formula="of:=[.F235]*[.D235]" office:value-type="float" office:value="38.4504678375328" calcext:value-type="float">
            <text:p>38.4504678375</text:p>
          </table:table-cell>
          <table:table-cell table:formula="of:=IF(ABS([.G235])&lt;ABS([.H235]); [.E235];[.H235]/[.C235])" office:value-type="float" office:value="-90" calcext:value-type="float">
            <text:p>-90</text:p>
          </table:table-cell>
          <table:table-cell table:formula="of:=IF(ABS([.G235])&lt;ABS([.H235]);[.G235]/[.D235];[.F235])" office:value-type="float" office:value="-25.8070847182927" calcext:value-type="float">
            <text:p>-25.8070847183</text:p>
          </table:table-cell>
          <table:table-cell table:formula="of:=[.$E$9]+[.I235]" office:value-type="float" office:value="930" calcext:value-type="float">
            <text:p>930</text:p>
          </table:table-cell>
          <table:table-cell table:formula="of:=[.$F$9]+[.J235]" office:value-type="float" office:value="1784.19291528171" calcext:value-type="float">
            <text:p>1784.1929152817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ADIANS([.A236])" office:value-type="float" office:value="3.43829862642883" calcext:value-type="float">
            <text:p>3.4382986264</text:p>
          </table:table-cell>
          <table:table-cell table:formula="of:=SIN([.B236])" office:value-type="float" office:value="-0.292371704722737" calcext:value-type="float">
            <text:p>-0.2923717047</text:p>
          </table:table-cell>
          <table:table-cell table:formula="of:=COS([.B236])" office:value-type="float" office:value="-0.956304755963035" calcext:value-type="float">
            <text:p>-0.956304756</text:p>
          </table:table-cell>
          <table:table-cell table:formula="of:=([.$B$8] + [$Sheet1.$B$19])/IF([.D236]&gt;0;2;-2)" office:value-type="float" office:value="-90" calcext:value-type="float">
            <text:p>-90</text:p>
          </table:table-cell>
          <table:table-cell table:formula="of:=([.$B$9] + [$Sheet1.$B$19])/IF([.C236]&gt;0;2;-2)" office:value-type="float" office:value="-40" calcext:value-type="float">
            <text:p>-40</text:p>
          </table:table-cell>
          <table:table-cell table:formula="of:=[.E236]*[.C236]" office:value-type="float" office:value="26.3134534250463" calcext:value-type="float">
            <text:p>26.313453425</text:p>
          </table:table-cell>
          <table:table-cell table:formula="of:=[.F236]*[.D236]" office:value-type="float" office:value="38.2521902385214" calcext:value-type="float">
            <text:p>38.2521902385</text:p>
          </table:table-cell>
          <table:table-cell table:formula="of:=IF(ABS([.G236])&lt;ABS([.H236]); [.E236];[.H236]/[.C236])" office:value-type="float" office:value="-90" calcext:value-type="float">
            <text:p>-90</text:p>
          </table:table-cell>
          <table:table-cell table:formula="of:=IF(ABS([.G236])&lt;ABS([.H236]);[.G236]/[.D236];[.F236])" office:value-type="float" office:value="-27.5157613312794" calcext:value-type="float">
            <text:p>-27.5157613313</text:p>
          </table:table-cell>
          <table:table-cell table:formula="of:=[.$E$9]+[.I236]" office:value-type="float" office:value="930" calcext:value-type="float">
            <text:p>930</text:p>
          </table:table-cell>
          <table:table-cell table:formula="of:=[.$F$9]+[.J236]" office:value-type="float" office:value="1782.48423866872" calcext:value-type="float">
            <text:p>1782.484238668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ADIANS([.A237])" office:value-type="float" office:value="3.45575191894877" calcext:value-type="float">
            <text:p>3.4557519189</text:p>
          </table:table-cell>
          <table:table-cell table:formula="of:=SIN([.B237])" office:value-type="float" office:value="-0.309016994374947" calcext:value-type="float">
            <text:p>-0.3090169944</text:p>
          </table:table-cell>
          <table:table-cell table:formula="of:=COS([.B237])" office:value-type="float" office:value="-0.951056516295154" calcext:value-type="float">
            <text:p>-0.9510565163</text:p>
          </table:table-cell>
          <table:table-cell table:formula="of:=([.$B$8] + [$Sheet1.$B$19])/IF([.D237]&gt;0;2;-2)" office:value-type="float" office:value="-90" calcext:value-type="float">
            <text:p>-90</text:p>
          </table:table-cell>
          <table:table-cell table:formula="of:=([.$B$9] + [$Sheet1.$B$19])/IF([.C237]&gt;0;2;-2)" office:value-type="float" office:value="-40" calcext:value-type="float">
            <text:p>-40</text:p>
          </table:table-cell>
          <table:table-cell table:formula="of:=[.E237]*[.C237]" office:value-type="float" office:value="27.8115294937453" calcext:value-type="float">
            <text:p>27.8115294937</text:p>
          </table:table-cell>
          <table:table-cell table:formula="of:=[.F237]*[.D237]" office:value-type="float" office:value="38.0422606518061" calcext:value-type="float">
            <text:p>38.0422606518</text:p>
          </table:table-cell>
          <table:table-cell table:formula="of:=IF(ABS([.G237])&lt;ABS([.H237]); [.E237];[.H237]/[.C237])" office:value-type="float" office:value="-90" calcext:value-type="float">
            <text:p>-90</text:p>
          </table:table-cell>
          <table:table-cell table:formula="of:=IF(ABS([.G237])&lt;ABS([.H237]);[.G237]/[.D237];[.F237])" office:value-type="float" office:value="-29.2427726609616" calcext:value-type="float">
            <text:p>-29.242772661</text:p>
          </table:table-cell>
          <table:table-cell table:formula="of:=[.$E$9]+[.I237]" office:value-type="float" office:value="930" calcext:value-type="float">
            <text:p>930</text:p>
          </table:table-cell>
          <table:table-cell table:formula="of:=[.$F$9]+[.J237]" office:value-type="float" office:value="1780.75722733904" calcext:value-type="float">
            <text:p>1780.757227339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ADIANS([.A238])" office:value-type="float" office:value="3.47320521146872" calcext:value-type="float">
            <text:p>3.4732052115</text:p>
          </table:table-cell>
          <table:table-cell table:formula="of:=SIN([.B238])" office:value-type="float" office:value="-0.325568154457157" calcext:value-type="float">
            <text:p>-0.3255681545</text:p>
          </table:table-cell>
          <table:table-cell table:formula="of:=COS([.B238])" office:value-type="float" office:value="-0.945518575599317" calcext:value-type="float">
            <text:p>-0.9455185756</text:p>
          </table:table-cell>
          <table:table-cell table:formula="of:=([.$B$8] + [$Sheet1.$B$19])/IF([.D238]&gt;0;2;-2)" office:value-type="float" office:value="-90" calcext:value-type="float">
            <text:p>-90</text:p>
          </table:table-cell>
          <table:table-cell table:formula="of:=([.$B$9] + [$Sheet1.$B$19])/IF([.C238]&gt;0;2;-2)" office:value-type="float" office:value="-40" calcext:value-type="float">
            <text:p>-40</text:p>
          </table:table-cell>
          <table:table-cell table:formula="of:=[.E238]*[.C238]" office:value-type="float" office:value="29.3011339011441" calcext:value-type="float">
            <text:p>29.3011339011</text:p>
          </table:table-cell>
          <table:table-cell table:formula="of:=[.F238]*[.D238]" office:value-type="float" office:value="37.8207430239727" calcext:value-type="float">
            <text:p>37.820743024</text:p>
          </table:table-cell>
          <table:table-cell table:formula="of:=IF(ABS([.G238])&lt;ABS([.H238]); [.E238];[.H238]/[.C238])" office:value-type="float" office:value="-90" calcext:value-type="float">
            <text:p>-90</text:p>
          </table:table-cell>
          <table:table-cell table:formula="of:=IF(ABS([.G238])&lt;ABS([.H238]);[.G238]/[.D238];[.F238])" office:value-type="float" office:value="-30.9894851960699" calcext:value-type="float">
            <text:p>-30.9894851961</text:p>
          </table:table-cell>
          <table:table-cell table:formula="of:=[.$E$9]+[.I238]" office:value-type="float" office:value="930" calcext:value-type="float">
            <text:p>930</text:p>
          </table:table-cell>
          <table:table-cell table:formula="of:=[.$F$9]+[.J238]" office:value-type="float" office:value="1779.01051480393" calcext:value-type="float">
            <text:p>1779.010514803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ADIANS([.A239])" office:value-type="float" office:value="3.49065850398866" calcext:value-type="float">
            <text:p>3.490658504</text:p>
          </table:table-cell>
          <table:table-cell table:formula="of:=SIN([.B239])" office:value-type="float" office:value="-0.342020143325669" calcext:value-type="float">
            <text:p>-0.3420201433</text:p>
          </table:table-cell>
          <table:table-cell table:formula="of:=COS([.B239])" office:value-type="float" office:value="-0.939692620785908" calcext:value-type="float">
            <text:p>-0.9396926208</text:p>
          </table:table-cell>
          <table:table-cell table:formula="of:=([.$B$8] + [$Sheet1.$B$19])/IF([.D239]&gt;0;2;-2)" office:value-type="float" office:value="-90" calcext:value-type="float">
            <text:p>-90</text:p>
          </table:table-cell>
          <table:table-cell table:formula="of:=([.$B$9] + [$Sheet1.$B$19])/IF([.C239]&gt;0;2;-2)" office:value-type="float" office:value="-40" calcext:value-type="float">
            <text:p>-40</text:p>
          </table:table-cell>
          <table:table-cell table:formula="of:=[.E239]*[.C239]" office:value-type="float" office:value="30.7818128993102" calcext:value-type="float">
            <text:p>30.7818128993</text:p>
          </table:table-cell>
          <table:table-cell table:formula="of:=[.F239]*[.D239]" office:value-type="float" office:value="37.5877048314363" calcext:value-type="float">
            <text:p>37.5877048314</text:p>
          </table:table-cell>
          <table:table-cell table:formula="of:=IF(ABS([.G239])&lt;ABS([.H239]); [.E239];[.H239]/[.C239])" office:value-type="float" office:value="-90" calcext:value-type="float">
            <text:p>-90</text:p>
          </table:table-cell>
          <table:table-cell table:formula="of:=IF(ABS([.G239])&lt;ABS([.H239]);[.G239]/[.D239];[.F239])" office:value-type="float" office:value="-32.7573210839582" calcext:value-type="float">
            <text:p>-32.757321084</text:p>
          </table:table-cell>
          <table:table-cell table:formula="of:=[.$E$9]+[.I239]" office:value-type="float" office:value="930" calcext:value-type="float">
            <text:p>930</text:p>
          </table:table-cell>
          <table:table-cell table:formula="of:=[.$F$9]+[.J239]" office:value-type="float" office:value="1777.24267891604" calcext:value-type="float">
            <text:p>1777.2426789161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RADIANS([.A240])" office:value-type="float" office:value="3.5081117965086" calcext:value-type="float">
            <text:p>3.5081117965</text:p>
          </table:table-cell>
          <table:table-cell table:formula="of:=SIN([.B240])" office:value-type="float" office:value="-0.3583679495453" calcext:value-type="float">
            <text:p>-0.3583679495</text:p>
          </table:table-cell>
          <table:table-cell table:formula="of:=COS([.B240])" office:value-type="float" office:value="-0.933580426497202" calcext:value-type="float">
            <text:p>-0.9335804265</text:p>
          </table:table-cell>
          <table:table-cell table:formula="of:=([.$B$8] + [$Sheet1.$B$19])/IF([.D240]&gt;0;2;-2)" office:value-type="float" office:value="-90" calcext:value-type="float">
            <text:p>-90</text:p>
          </table:table-cell>
          <table:table-cell table:formula="of:=([.$B$9] + [$Sheet1.$B$19])/IF([.C240]&gt;0;2;-2)" office:value-type="float" office:value="-40" calcext:value-type="float">
            <text:p>-40</text:p>
          </table:table-cell>
          <table:table-cell table:formula="of:=[.E240]*[.C240]" office:value-type="float" office:value="32.253115459077" calcext:value-type="float">
            <text:p>32.2531154591</text:p>
          </table:table-cell>
          <table:table-cell table:formula="of:=[.F240]*[.D240]" office:value-type="float" office:value="37.3432170598881" calcext:value-type="float">
            <text:p>37.3432170599</text:p>
          </table:table-cell>
          <table:table-cell table:formula="of:=IF(ABS([.G240])&lt;ABS([.H240]); [.E240];[.H240]/[.C240])" office:value-type="float" office:value="-90" calcext:value-type="float">
            <text:p>-90</text:p>
          </table:table-cell>
          <table:table-cell table:formula="of:=IF(ABS([.G240])&lt;ABS([.H240]);[.G240]/[.D240];[.F240])" office:value-type="float" office:value="-34.5477631531874" calcext:value-type="float">
            <text:p>-34.5477631532</text:p>
          </table:table-cell>
          <table:table-cell table:formula="of:=[.$E$9]+[.I240]" office:value-type="float" office:value="930" calcext:value-type="float">
            <text:p>930</text:p>
          </table:table-cell>
          <table:table-cell table:formula="of:=[.$F$9]+[.J240]" office:value-type="float" office:value="1775.45223684681" calcext:value-type="float">
            <text:p>1775.4522368468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RADIANS([.A241])" office:value-type="float" office:value="3.52556508902855" calcext:value-type="float">
            <text:p>3.525565089</text:p>
          </table:table-cell>
          <table:table-cell table:formula="of:=SIN([.B241])" office:value-type="float" office:value="-0.374606593415912" calcext:value-type="float">
            <text:p>-0.3746065934</text:p>
          </table:table-cell>
          <table:table-cell table:formula="of:=COS([.B241])" office:value-type="float" office:value="-0.927183854566787" calcext:value-type="float">
            <text:p>-0.9271838546</text:p>
          </table:table-cell>
          <table:table-cell table:formula="of:=([.$B$8] + [$Sheet1.$B$19])/IF([.D241]&gt;0;2;-2)" office:value-type="float" office:value="-90" calcext:value-type="float">
            <text:p>-90</text:p>
          </table:table-cell>
          <table:table-cell table:formula="of:=([.$B$9] + [$Sheet1.$B$19])/IF([.C241]&gt;0;2;-2)" office:value-type="float" office:value="-40" calcext:value-type="float">
            <text:p>-40</text:p>
          </table:table-cell>
          <table:table-cell table:formula="of:=[.E241]*[.C241]" office:value-type="float" office:value="33.7145934074321" calcext:value-type="float">
            <text:p>33.7145934074</text:p>
          </table:table-cell>
          <table:table-cell table:formula="of:=[.F241]*[.D241]" office:value-type="float" office:value="37.0873541826715" calcext:value-type="float">
            <text:p>37.0873541827</text:p>
          </table:table-cell>
          <table:table-cell table:formula="of:=IF(ABS([.G241])&lt;ABS([.H241]); [.E241];[.H241]/[.C241])" office:value-type="float" office:value="-90" calcext:value-type="float">
            <text:p>-90</text:p>
          </table:table-cell>
          <table:table-cell table:formula="of:=IF(ABS([.G241])&lt;ABS([.H241]);[.G241]/[.D241];[.F241])" office:value-type="float" office:value="-36.3623603251641" calcext:value-type="float">
            <text:p>-36.3623603252</text:p>
          </table:table-cell>
          <table:table-cell table:formula="of:=[.$E$9]+[.I241]" office:value-type="float" office:value="930" calcext:value-type="float">
            <text:p>930</text:p>
          </table:table-cell>
          <table:table-cell table:formula="of:=[.$F$9]+[.J241]" office:value-type="float" office:value="1773.63763967484" calcext:value-type="float">
            <text:p>1773.6376396748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RADIANS([.A242])" office:value-type="float" office:value="3.54301838154849" calcext:value-type="float">
            <text:p>3.5430183815</text:p>
          </table:table-cell>
          <table:table-cell table:formula="of:=SIN([.B242])" office:value-type="float" office:value="-0.390731128489274" calcext:value-type="float">
            <text:p>-0.3907311285</text:p>
          </table:table-cell>
          <table:table-cell table:formula="of:=COS([.B242])" office:value-type="float" office:value="-0.92050485345244" calcext:value-type="float">
            <text:p>-0.9205048535</text:p>
          </table:table-cell>
          <table:table-cell table:formula="of:=([.$B$8] + [$Sheet1.$B$19])/IF([.D242]&gt;0;2;-2)" office:value-type="float" office:value="-90" calcext:value-type="float">
            <text:p>-90</text:p>
          </table:table-cell>
          <table:table-cell table:formula="of:=([.$B$9] + [$Sheet1.$B$19])/IF([.C242]&gt;0;2;-2)" office:value-type="float" office:value="-40" calcext:value-type="float">
            <text:p>-40</text:p>
          </table:table-cell>
          <table:table-cell table:formula="of:=[.E242]*[.C242]" office:value-type="float" office:value="35.1658015640346" calcext:value-type="float">
            <text:p>35.165801564</text:p>
          </table:table-cell>
          <table:table-cell table:formula="of:=[.F242]*[.D242]" office:value-type="float" office:value="36.8201941380976" calcext:value-type="float">
            <text:p>36.8201941381</text:p>
          </table:table-cell>
          <table:table-cell table:formula="of:=IF(ABS([.G242])&lt;ABS([.H242]); [.E242];[.H242]/[.C242])" office:value-type="float" office:value="-90" calcext:value-type="float">
            <text:p>-90</text:p>
          </table:table-cell>
          <table:table-cell table:formula="of:=IF(ABS([.G242])&lt;ABS([.H242]);[.G242]/[.D242];[.F242])" office:value-type="float" office:value="-38.2027334588644" calcext:value-type="float">
            <text:p>-38.2027334589</text:p>
          </table:table-cell>
          <table:table-cell table:formula="of:=[.$E$9]+[.I242]" office:value-type="float" office:value="930" calcext:value-type="float">
            <text:p>930</text:p>
          </table:table-cell>
          <table:table-cell table:formula="of:=[.$F$9]+[.J242]" office:value-type="float" office:value="1771.79726654114" calcext:value-type="float">
            <text:p>1771.797266541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RADIANS([.A243])" office:value-type="float" office:value="3.56047167406843" calcext:value-type="float">
            <text:p>3.5604716741</text:p>
          </table:table-cell>
          <table:table-cell table:formula="of:=SIN([.B243])" office:value-type="float" office:value="-0.4067366430758" calcext:value-type="float">
            <text:p>-0.4067366431</text:p>
          </table:table-cell>
          <table:table-cell table:formula="of:=COS([.B243])" office:value-type="float" office:value="-0.913545457642601" calcext:value-type="float">
            <text:p>-0.9135454576</text:p>
          </table:table-cell>
          <table:table-cell table:formula="of:=([.$B$8] + [$Sheet1.$B$19])/IF([.D243]&gt;0;2;-2)" office:value-type="float" office:value="-90" calcext:value-type="float">
            <text:p>-90</text:p>
          </table:table-cell>
          <table:table-cell table:formula="of:=([.$B$9] + [$Sheet1.$B$19])/IF([.C243]&gt;0;2;-2)" office:value-type="float" office:value="-40" calcext:value-type="float">
            <text:p>-40</text:p>
          </table:table-cell>
          <table:table-cell table:formula="of:=[.E243]*[.C243]" office:value-type="float" office:value="36.606297876822" calcext:value-type="float">
            <text:p>36.6062978768</text:p>
          </table:table-cell>
          <table:table-cell table:formula="of:=[.F243]*[.D243]" office:value-type="float" office:value="36.541818305704" calcext:value-type="float">
            <text:p>36.5418183057</text:p>
          </table:table-cell>
          <table:table-cell table:formula="of:=IF(ABS([.G243])&lt;ABS([.H243]); [.E243];[.H243]/[.C243])" office:value-type="float" office:value="-89.8414709561686" calcext:value-type="float">
            <text:p>-89.8414709562</text:p>
          </table:table-cell>
          <table:table-cell table:formula="of:=IF(ABS([.G243])&lt;ABS([.H243]);[.G243]/[.D243];[.F243])" office:value-type="float" office:value="-40" calcext:value-type="float">
            <text:p>-40</text:p>
          </table:table-cell>
          <table:table-cell table:formula="of:=[.$E$9]+[.I243]" office:value-type="float" office:value="930.158529043831" calcext:value-type="float">
            <text:p>930.1585290438</text:p>
          </table:table-cell>
          <table:table-cell table:formula="of:=[.$F$9]+[.J243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RADIANS([.A244])" office:value-type="float" office:value="3.57792496658838" calcext:value-type="float">
            <text:p>3.5779249666</text:p>
          </table:table-cell>
          <table:table-cell table:formula="of:=SIN([.B244])" office:value-type="float" office:value="-0.422618261740699" calcext:value-type="float">
            <text:p>-0.4226182617</text:p>
          </table:table-cell>
          <table:table-cell table:formula="of:=COS([.B244])" office:value-type="float" office:value="-0.90630778703665" calcext:value-type="float">
            <text:p>-0.906307787</text:p>
          </table:table-cell>
          <table:table-cell table:formula="of:=([.$B$8] + [$Sheet1.$B$19])/IF([.D244]&gt;0;2;-2)" office:value-type="float" office:value="-90" calcext:value-type="float">
            <text:p>-90</text:p>
          </table:table-cell>
          <table:table-cell table:formula="of:=([.$B$9] + [$Sheet1.$B$19])/IF([.C244]&gt;0;2;-2)" office:value-type="float" office:value="-40" calcext:value-type="float">
            <text:p>-40</text:p>
          </table:table-cell>
          <table:table-cell table:formula="of:=[.E244]*[.C244]" office:value-type="float" office:value="38.0356435566629" calcext:value-type="float">
            <text:p>38.0356435567</text:p>
          </table:table-cell>
          <table:table-cell table:formula="of:=[.F244]*[.D244]" office:value-type="float" office:value="36.252311481466" calcext:value-type="float">
            <text:p>36.2523114815</text:p>
          </table:table-cell>
          <table:table-cell table:formula="of:=IF(ABS([.G244])&lt;ABS([.H244]); [.E244];[.H244]/[.C244])" office:value-type="float" office:value="-85.7802768203824" calcext:value-type="float">
            <text:p>-85.7802768204</text:p>
          </table:table-cell>
          <table:table-cell table:formula="of:=IF(ABS([.G244])&lt;ABS([.H244]);[.G244]/[.D244];[.F244])" office:value-type="float" office:value="-40" calcext:value-type="float">
            <text:p>-40</text:p>
          </table:table-cell>
          <table:table-cell table:formula="of:=[.$E$9]+[.I244]" office:value-type="float" office:value="934.219723179618" calcext:value-type="float">
            <text:p>934.2197231796</text:p>
          </table:table-cell>
          <table:table-cell table:formula="of:=[.$F$9]+[.J244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RADIANS([.A245])" office:value-type="float" office:value="3.59537825910832" calcext:value-type="float">
            <text:p>3.5953782591</text:p>
          </table:table-cell>
          <table:table-cell table:formula="of:=SIN([.B245])" office:value-type="float" office:value="-0.438371146789077" calcext:value-type="float">
            <text:p>-0.4383711468</text:p>
          </table:table-cell>
          <table:table-cell table:formula="of:=COS([.B245])" office:value-type="float" office:value="-0.898794046299167" calcext:value-type="float">
            <text:p>-0.8987940463</text:p>
          </table:table-cell>
          <table:table-cell table:formula="of:=([.$B$8] + [$Sheet1.$B$19])/IF([.D245]&gt;0;2;-2)" office:value-type="float" office:value="-90" calcext:value-type="float">
            <text:p>-90</text:p>
          </table:table-cell>
          <table:table-cell table:formula="of:=([.$B$9] + [$Sheet1.$B$19])/IF([.C245]&gt;0;2;-2)" office:value-type="float" office:value="-40" calcext:value-type="float">
            <text:p>-40</text:p>
          </table:table-cell>
          <table:table-cell table:formula="of:=[.E245]*[.C245]" office:value-type="float" office:value="39.453403211017" calcext:value-type="float">
            <text:p>39.453403211</text:p>
          </table:table-cell>
          <table:table-cell table:formula="of:=[.F245]*[.D245]" office:value-type="float" office:value="35.9517618519667" calcext:value-type="float">
            <text:p>35.951761852</text:p>
          </table:table-cell>
          <table:table-cell table:formula="of:=IF(ABS([.G245])&lt;ABS([.H245]); [.E245];[.H245]/[.C245])" office:value-type="float" office:value="-82.0121536631718" calcext:value-type="float">
            <text:p>-82.0121536632</text:p>
          </table:table-cell>
          <table:table-cell table:formula="of:=IF(ABS([.G245])&lt;ABS([.H245]);[.G245]/[.D245];[.F245])" office:value-type="float" office:value="-40" calcext:value-type="float">
            <text:p>-40</text:p>
          </table:table-cell>
          <table:table-cell table:formula="of:=[.$E$9]+[.I245]" office:value-type="float" office:value="937.987846336828" calcext:value-type="float">
            <text:p>937.9878463368</text:p>
          </table:table-cell>
          <table:table-cell table:formula="of:=[.$F$9]+[.J245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RADIANS([.A246])" office:value-type="float" office:value="3.61283155162826" calcext:value-type="float">
            <text:p>3.6128315516</text:p>
          </table:table-cell>
          <table:table-cell table:formula="of:=SIN([.B246])" office:value-type="float" office:value="-0.453990499739547" calcext:value-type="float">
            <text:p>-0.4539904997</text:p>
          </table:table-cell>
          <table:table-cell table:formula="of:=COS([.B246])" office:value-type="float" office:value="-0.891006524188368" calcext:value-type="float">
            <text:p>-0.8910065242</text:p>
          </table:table-cell>
          <table:table-cell table:formula="of:=([.$B$8] + [$Sheet1.$B$19])/IF([.D246]&gt;0;2;-2)" office:value-type="float" office:value="-90" calcext:value-type="float">
            <text:p>-90</text:p>
          </table:table-cell>
          <table:table-cell table:formula="of:=([.$B$9] + [$Sheet1.$B$19])/IF([.C246]&gt;0;2;-2)" office:value-type="float" office:value="-40" calcext:value-type="float">
            <text:p>-40</text:p>
          </table:table-cell>
          <table:table-cell table:formula="of:=[.E246]*[.C246]" office:value-type="float" office:value="40.8591449765592" calcext:value-type="float">
            <text:p>40.8591449766</text:p>
          </table:table-cell>
          <table:table-cell table:formula="of:=[.F246]*[.D246]" office:value-type="float" office:value="35.6402609675347" calcext:value-type="float">
            <text:p>35.6402609675</text:p>
          </table:table-cell>
          <table:table-cell table:formula="of:=IF(ABS([.G246])&lt;ABS([.H246]); [.E246];[.H246]/[.C246])" office:value-type="float" office:value="-78.504420220206" calcext:value-type="float">
            <text:p>-78.5044202202</text:p>
          </table:table-cell>
          <table:table-cell table:formula="of:=IF(ABS([.G246])&lt;ABS([.H246]);[.G246]/[.D246];[.F246])" office:value-type="float" office:value="-40" calcext:value-type="float">
            <text:p>-40</text:p>
          </table:table-cell>
          <table:table-cell table:formula="of:=[.$E$9]+[.I246]" office:value-type="float" office:value="941.495579779794" calcext:value-type="float">
            <text:p>941.4955797798</text:p>
          </table:table-cell>
          <table:table-cell table:formula="of:=[.$F$9]+[.J246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RADIANS([.A247])" office:value-type="float" office:value="3.63028484414821" calcext:value-type="float">
            <text:p>3.6302848441</text:p>
          </table:table-cell>
          <table:table-cell table:formula="of:=SIN([.B247])" office:value-type="float" office:value="-0.469471562785891" calcext:value-type="float">
            <text:p>-0.4694715628</text:p>
          </table:table-cell>
          <table:table-cell table:formula="of:=COS([.B247])" office:value-type="float" office:value="-0.882947592858927" calcext:value-type="float">
            <text:p>-0.8829475929</text:p>
          </table:table-cell>
          <table:table-cell table:formula="of:=([.$B$8] + [$Sheet1.$B$19])/IF([.D247]&gt;0;2;-2)" office:value-type="float" office:value="-90" calcext:value-type="float">
            <text:p>-90</text:p>
          </table:table-cell>
          <table:table-cell table:formula="of:=([.$B$9] + [$Sheet1.$B$19])/IF([.C247]&gt;0;2;-2)" office:value-type="float" office:value="-40" calcext:value-type="float">
            <text:p>-40</text:p>
          </table:table-cell>
          <table:table-cell table:formula="of:=[.E247]*[.C247]" office:value-type="float" office:value="42.2524406507302" calcext:value-type="float">
            <text:p>42.2524406507</text:p>
          </table:table-cell>
          <table:table-cell table:formula="of:=[.F247]*[.D247]" office:value-type="float" office:value="35.3179037143571" calcext:value-type="float">
            <text:p>35.3179037144</text:p>
          </table:table-cell>
          <table:table-cell table:formula="of:=IF(ABS([.G247])&lt;ABS([.H247]); [.E247];[.H247]/[.C247])" office:value-type="float" office:value="-75.2290586138533" calcext:value-type="float">
            <text:p>-75.2290586139</text:p>
          </table:table-cell>
          <table:table-cell table:formula="of:=IF(ABS([.G247])&lt;ABS([.H247]);[.G247]/[.D247];[.F247])" office:value-type="float" office:value="-40" calcext:value-type="float">
            <text:p>-40</text:p>
          </table:table-cell>
          <table:table-cell table:formula="of:=[.$E$9]+[.I247]" office:value-type="float" office:value="944.770941386147" calcext:value-type="float">
            <text:p>944.7709413861</text:p>
          </table:table-cell>
          <table:table-cell table:formula="of:=[.$F$9]+[.J247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RADIANS([.A248])" office:value-type="float" office:value="3.64773813666815" calcext:value-type="float">
            <text:p>3.6477381367</text:p>
          </table:table-cell>
          <table:table-cell table:formula="of:=SIN([.B248])" office:value-type="float" office:value="-0.484809620246337" calcext:value-type="float">
            <text:p>-0.4848096202</text:p>
          </table:table-cell>
          <table:table-cell table:formula="of:=COS([.B248])" office:value-type="float" office:value="-0.874619707139396" calcext:value-type="float">
            <text:p>-0.8746197071</text:p>
          </table:table-cell>
          <table:table-cell table:formula="of:=([.$B$8] + [$Sheet1.$B$19])/IF([.D248]&gt;0;2;-2)" office:value-type="float" office:value="-90" calcext:value-type="float">
            <text:p>-90</text:p>
          </table:table-cell>
          <table:table-cell table:formula="of:=([.$B$9] + [$Sheet1.$B$19])/IF([.C248]&gt;0;2;-2)" office:value-type="float" office:value="-40" calcext:value-type="float">
            <text:p>-40</text:p>
          </table:table-cell>
          <table:table-cell table:formula="of:=[.E248]*[.C248]" office:value-type="float" office:value="43.6328658221703" calcext:value-type="float">
            <text:p>43.6328658222</text:p>
          </table:table-cell>
          <table:table-cell table:formula="of:=[.F248]*[.D248]" office:value-type="float" office:value="34.9847882855758" calcext:value-type="float">
            <text:p>34.9847882856</text:p>
          </table:table-cell>
          <table:table-cell table:formula="of:=IF(ABS([.G248])&lt;ABS([.H248]); [.E248];[.H248]/[.C248])" office:value-type="float" office:value="-72.161910210857" calcext:value-type="float">
            <text:p>-72.1619102109</text:p>
          </table:table-cell>
          <table:table-cell table:formula="of:=IF(ABS([.G248])&lt;ABS([.H248]);[.G248]/[.D248];[.F248])" office:value-type="float" office:value="-40" calcext:value-type="float">
            <text:p>-40</text:p>
          </table:table-cell>
          <table:table-cell table:formula="of:=[.$E$9]+[.I248]" office:value-type="float" office:value="947.838089789143" calcext:value-type="float">
            <text:p>947.8380897891</text:p>
          </table:table-cell>
          <table:table-cell table:formula="of:=[.$F$9]+[.J248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ADIANS([.A249])" office:value-type="float" office:value="3.66519142918809" calcext:value-type="float">
            <text:p>3.6651914292</text:p>
          </table:table-cell>
          <table:table-cell table:formula="of:=SIN([.B249])" office:value-type="float" office:value="-0.5" calcext:value-type="float">
            <text:p>-0.5</text:p>
          </table:table-cell>
          <table:table-cell table:formula="of:=COS([.B249])" office:value-type="float" office:value="-0.866025403784439" calcext:value-type="float">
            <text:p>-0.8660254038</text:p>
          </table:table-cell>
          <table:table-cell table:formula="of:=([.$B$8] + [$Sheet1.$B$19])/IF([.D249]&gt;0;2;-2)" office:value-type="float" office:value="-90" calcext:value-type="float">
            <text:p>-90</text:p>
          </table:table-cell>
          <table:table-cell table:formula="of:=([.$B$9] + [$Sheet1.$B$19])/IF([.C249]&gt;0;2;-2)" office:value-type="float" office:value="-40" calcext:value-type="float">
            <text:p>-40</text:p>
          </table:table-cell>
          <table:table-cell table:formula="of:=[.E249]*[.C249]" office:value-type="float" office:value="45" calcext:value-type="float">
            <text:p>45</text:p>
          </table:table-cell>
          <table:table-cell table:formula="of:=[.F249]*[.D249]" office:value-type="float" office:value="34.6410161513775" calcext:value-type="float">
            <text:p>34.6410161514</text:p>
          </table:table-cell>
          <table:table-cell table:formula="of:=IF(ABS([.G249])&lt;ABS([.H249]); [.E249];[.H249]/[.C249])" office:value-type="float" office:value="-69.2820323027551" calcext:value-type="float">
            <text:p>-69.2820323028</text:p>
          </table:table-cell>
          <table:table-cell table:formula="of:=IF(ABS([.G249])&lt;ABS([.H249]);[.G249]/[.D249];[.F249])" office:value-type="float" office:value="-40" calcext:value-type="float">
            <text:p>-40</text:p>
          </table:table-cell>
          <table:table-cell table:formula="of:=[.$E$9]+[.I249]" office:value-type="float" office:value="950.717967697245" calcext:value-type="float">
            <text:p>950.7179676972</text:p>
          </table:table-cell>
          <table:table-cell table:formula="of:=[.$F$9]+[.J249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ADIANS([.A250])" office:value-type="float" office:value="3.68264472170804" calcext:value-type="float">
            <text:p>3.6826447217</text:p>
          </table:table-cell>
          <table:table-cell table:formula="of:=SIN([.B250])" office:value-type="float" office:value="-0.515038074910054" calcext:value-type="float">
            <text:p>-0.5150380749</text:p>
          </table:table-cell>
          <table:table-cell table:formula="of:=COS([.B250])" office:value-type="float" office:value="-0.857167300702112" calcext:value-type="float">
            <text:p>-0.8571673007</text:p>
          </table:table-cell>
          <table:table-cell table:formula="of:=([.$B$8] + [$Sheet1.$B$19])/IF([.D250]&gt;0;2;-2)" office:value-type="float" office:value="-90" calcext:value-type="float">
            <text:p>-90</text:p>
          </table:table-cell>
          <table:table-cell table:formula="of:=([.$B$9] + [$Sheet1.$B$19])/IF([.C250]&gt;0;2;-2)" office:value-type="float" office:value="-40" calcext:value-type="float">
            <text:p>-40</text:p>
          </table:table-cell>
          <table:table-cell table:formula="of:=[.E250]*[.C250]" office:value-type="float" office:value="46.3534267419049" calcext:value-type="float">
            <text:p>46.3534267419</text:p>
          </table:table-cell>
          <table:table-cell table:formula="of:=[.F250]*[.D250]" office:value-type="float" office:value="34.2866920280845" calcext:value-type="float">
            <text:p>34.2866920281</text:p>
          </table:table-cell>
          <table:table-cell table:formula="of:=IF(ABS([.G250])&lt;ABS([.H250]); [.E250];[.H250]/[.C250])" office:value-type="float" office:value="-66.5711792940207" calcext:value-type="float">
            <text:p>-66.571179294</text:p>
          </table:table-cell>
          <table:table-cell table:formula="of:=IF(ABS([.G250])&lt;ABS([.H250]);[.G250]/[.D250];[.F250])" office:value-type="float" office:value="-40" calcext:value-type="float">
            <text:p>-40</text:p>
          </table:table-cell>
          <table:table-cell table:formula="of:=[.$E$9]+[.I250]" office:value-type="float" office:value="953.428820705979" calcext:value-type="float">
            <text:p>953.428820706</text:p>
          </table:table-cell>
          <table:table-cell table:formula="of:=[.$F$9]+[.J250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RADIANS([.A251])" office:value-type="float" office:value="3.70009801422798" calcext:value-type="float">
            <text:p>3.7000980142</text:p>
          </table:table-cell>
          <table:table-cell table:formula="of:=SIN([.B251])" office:value-type="float" office:value="-0.529919264233205" calcext:value-type="float">
            <text:p>-0.5299192642</text:p>
          </table:table-cell>
          <table:table-cell table:formula="of:=COS([.B251])" office:value-type="float" office:value="-0.848048096156426" calcext:value-type="float">
            <text:p>-0.8480480962</text:p>
          </table:table-cell>
          <table:table-cell table:formula="of:=([.$B$8] + [$Sheet1.$B$19])/IF([.D251]&gt;0;2;-2)" office:value-type="float" office:value="-90" calcext:value-type="float">
            <text:p>-90</text:p>
          </table:table-cell>
          <table:table-cell table:formula="of:=([.$B$9] + [$Sheet1.$B$19])/IF([.C251]&gt;0;2;-2)" office:value-type="float" office:value="-40" calcext:value-type="float">
            <text:p>-40</text:p>
          </table:table-cell>
          <table:table-cell table:formula="of:=[.E251]*[.C251]" office:value-type="float" office:value="47.6927337809884" calcext:value-type="float">
            <text:p>47.692733781</text:p>
          </table:table-cell>
          <table:table-cell table:formula="of:=[.F251]*[.D251]" office:value-type="float" office:value="33.921923846257" calcext:value-type="float">
            <text:p>33.9219238463</text:p>
          </table:table-cell>
          <table:table-cell table:formula="of:=IF(ABS([.G251])&lt;ABS([.H251]); [.E251];[.H251]/[.C251])" office:value-type="float" office:value="-64.013381161642" calcext:value-type="float">
            <text:p>-64.0133811616</text:p>
          </table:table-cell>
          <table:table-cell table:formula="of:=IF(ABS([.G251])&lt;ABS([.H251]);[.G251]/[.D251];[.F251])" office:value-type="float" office:value="-40" calcext:value-type="float">
            <text:p>-40</text:p>
          </table:table-cell>
          <table:table-cell table:formula="of:=[.$E$9]+[.I251]" office:value-type="float" office:value="955.986618838358" calcext:value-type="float">
            <text:p>955.9866188384</text:p>
          </table:table-cell>
          <table:table-cell table:formula="of:=[.$F$9]+[.J251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RADIANS([.A252])" office:value-type="float" office:value="3.71755130674792" calcext:value-type="float">
            <text:p>3.7175513067</text:p>
          </table:table-cell>
          <table:table-cell table:formula="of:=SIN([.B252])" office:value-type="float" office:value="-0.544639035015027" calcext:value-type="float">
            <text:p>-0.544639035</text:p>
          </table:table-cell>
          <table:table-cell table:formula="of:=COS([.B252])" office:value-type="float" office:value="-0.838670567945424" calcext:value-type="float">
            <text:p>-0.8386705679</text:p>
          </table:table-cell>
          <table:table-cell table:formula="of:=([.$B$8] + [$Sheet1.$B$19])/IF([.D252]&gt;0;2;-2)" office:value-type="float" office:value="-90" calcext:value-type="float">
            <text:p>-90</text:p>
          </table:table-cell>
          <table:table-cell table:formula="of:=([.$B$9] + [$Sheet1.$B$19])/IF([.C252]&gt;0;2;-2)" office:value-type="float" office:value="-40" calcext:value-type="float">
            <text:p>-40</text:p>
          </table:table-cell>
          <table:table-cell table:formula="of:=[.E252]*[.C252]" office:value-type="float" office:value="49.0175131513524" calcext:value-type="float">
            <text:p>49.0175131514</text:p>
          </table:table-cell>
          <table:table-cell table:formula="of:=[.F252]*[.D252]" office:value-type="float" office:value="33.546822717817" calcext:value-type="float">
            <text:p>33.5468227178</text:p>
          </table:table-cell>
          <table:table-cell table:formula="of:=IF(ABS([.G252])&lt;ABS([.H252]); [.E252];[.H252]/[.C252])" office:value-type="float" office:value="-61.5945985525833" calcext:value-type="float">
            <text:p>-61.5945985526</text:p>
          </table:table-cell>
          <table:table-cell table:formula="of:=IF(ABS([.G252])&lt;ABS([.H252]);[.G252]/[.D252];[.F252])" office:value-type="float" office:value="-40" calcext:value-type="float">
            <text:p>-40</text:p>
          </table:table-cell>
          <table:table-cell table:formula="of:=[.$E$9]+[.I252]" office:value-type="float" office:value="958.405401447417" calcext:value-type="float">
            <text:p>958.4054014474</text:p>
          </table:table-cell>
          <table:table-cell table:formula="of:=[.$F$9]+[.J252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RADIANS([.A253])" office:value-type="float" office:value="3.73500459926786" calcext:value-type="float">
            <text:p>3.7350045993</text:p>
          </table:table-cell>
          <table:table-cell table:formula="of:=SIN([.B253])" office:value-type="float" office:value="-0.559192903470747" calcext:value-type="float">
            <text:p>-0.5591929035</text:p>
          </table:table-cell>
          <table:table-cell table:formula="of:=COS([.B253])" office:value-type="float" office:value="-0.829037572555042" calcext:value-type="float">
            <text:p>-0.8290375726</text:p>
          </table:table-cell>
          <table:table-cell table:formula="of:=([.$B$8] + [$Sheet1.$B$19])/IF([.D253]&gt;0;2;-2)" office:value-type="float" office:value="-90" calcext:value-type="float">
            <text:p>-90</text:p>
          </table:table-cell>
          <table:table-cell table:formula="of:=([.$B$9] + [$Sheet1.$B$19])/IF([.C253]&gt;0;2;-2)" office:value-type="float" office:value="-40" calcext:value-type="float">
            <text:p>-40</text:p>
          </table:table-cell>
          <table:table-cell table:formula="of:=[.E253]*[.C253]" office:value-type="float" office:value="50.3273613123672" calcext:value-type="float">
            <text:p>50.3273613124</text:p>
          </table:table-cell>
          <table:table-cell table:formula="of:=[.F253]*[.D253]" office:value-type="float" office:value="33.1615029022017" calcext:value-type="float">
            <text:p>33.1615029022</text:p>
          </table:table-cell>
          <table:table-cell table:formula="of:=IF(ABS([.G253])&lt;ABS([.H253]); [.E253];[.H253]/[.C253])" office:value-type="float" office:value="-59.3024387405096" calcext:value-type="float">
            <text:p>-59.3024387405</text:p>
          </table:table-cell>
          <table:table-cell table:formula="of:=IF(ABS([.G253])&lt;ABS([.H253]);[.G253]/[.D253];[.F253])" office:value-type="float" office:value="-40" calcext:value-type="float">
            <text:p>-40</text:p>
          </table:table-cell>
          <table:table-cell table:formula="of:=[.$E$9]+[.I253]" office:value-type="float" office:value="960.69756125949" calcext:value-type="float">
            <text:p>960.6975612595</text:p>
          </table:table-cell>
          <table:table-cell table:formula="of:=[.$F$9]+[.J253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RADIANS([.A254])" office:value-type="float" office:value="3.75245789178781" calcext:value-type="float">
            <text:p>3.7524578918</text:p>
          </table:table-cell>
          <table:table-cell table:formula="of:=SIN([.B254])" office:value-type="float" office:value="-0.573576436351046" calcext:value-type="float">
            <text:p>-0.5735764364</text:p>
          </table:table-cell>
          <table:table-cell table:formula="of:=COS([.B254])" office:value-type="float" office:value="-0.819152044288992" calcext:value-type="float">
            <text:p>-0.8191520443</text:p>
          </table:table-cell>
          <table:table-cell table:formula="of:=([.$B$8] + [$Sheet1.$B$19])/IF([.D254]&gt;0;2;-2)" office:value-type="float" office:value="-90" calcext:value-type="float">
            <text:p>-90</text:p>
          </table:table-cell>
          <table:table-cell table:formula="of:=([.$B$9] + [$Sheet1.$B$19])/IF([.C254]&gt;0;2;-2)" office:value-type="float" office:value="-40" calcext:value-type="float">
            <text:p>-40</text:p>
          </table:table-cell>
          <table:table-cell table:formula="of:=[.E254]*[.C254]" office:value-type="float" office:value="51.6218792715942" calcext:value-type="float">
            <text:p>51.6218792716</text:p>
          </table:table-cell>
          <table:table-cell table:formula="of:=[.F254]*[.D254]" office:value-type="float" office:value="32.7660817715597" calcext:value-type="float">
            <text:p>32.7660817716</text:p>
          </table:table-cell>
          <table:table-cell table:formula="of:=IF(ABS([.G254])&lt;ABS([.H254]); [.E254];[.H254]/[.C254])" office:value-type="float" office:value="-57.1259202696846" calcext:value-type="float">
            <text:p>-57.1259202697</text:p>
          </table:table-cell>
          <table:table-cell table:formula="of:=IF(ABS([.G254])&lt;ABS([.H254]);[.G254]/[.D254];[.F254])" office:value-type="float" office:value="-40" calcext:value-type="float">
            <text:p>-40</text:p>
          </table:table-cell>
          <table:table-cell table:formula="of:=[.$E$9]+[.I254]" office:value-type="float" office:value="962.874079730315" calcext:value-type="float">
            <text:p>962.8740797303</text:p>
          </table:table-cell>
          <table:table-cell table:formula="of:=[.$F$9]+[.J254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RADIANS([.A255])" office:value-type="float" office:value="3.76991118430775" calcext:value-type="float">
            <text:p>3.7699111843</text:p>
          </table:table-cell>
          <table:table-cell table:formula="of:=SIN([.B255])" office:value-type="float" office:value="-0.587785252292473" calcext:value-type="float">
            <text:p>-0.5877852523</text:p>
          </table:table-cell>
          <table:table-cell table:formula="of:=COS([.B255])" office:value-type="float" office:value="-0.809016994374947" calcext:value-type="float">
            <text:p>-0.8090169944</text:p>
          </table:table-cell>
          <table:table-cell table:formula="of:=([.$B$8] + [$Sheet1.$B$19])/IF([.D255]&gt;0;2;-2)" office:value-type="float" office:value="-90" calcext:value-type="float">
            <text:p>-90</text:p>
          </table:table-cell>
          <table:table-cell table:formula="of:=([.$B$9] + [$Sheet1.$B$19])/IF([.C255]&gt;0;2;-2)" office:value-type="float" office:value="-40" calcext:value-type="float">
            <text:p>-40</text:p>
          </table:table-cell>
          <table:table-cell table:formula="of:=[.E255]*[.C255]" office:value-type="float" office:value="52.9006727063226" calcext:value-type="float">
            <text:p>52.9006727063</text:p>
          </table:table-cell>
          <table:table-cell table:formula="of:=[.F255]*[.D255]" office:value-type="float" office:value="32.3606797749979" calcext:value-type="float">
            <text:p>32.360679775</text:p>
          </table:table-cell>
          <table:table-cell table:formula="of:=IF(ABS([.G255])&lt;ABS([.H255]); [.E255];[.H255]/[.C255])" office:value-type="float" office:value="-55.055276818847" calcext:value-type="float">
            <text:p>-55.0552768188</text:p>
          </table:table-cell>
          <table:table-cell table:formula="of:=IF(ABS([.G255])&lt;ABS([.H255]);[.G255]/[.D255];[.F255])" office:value-type="float" office:value="-40" calcext:value-type="float">
            <text:p>-40</text:p>
          </table:table-cell>
          <table:table-cell table:formula="of:=[.$E$9]+[.I255]" office:value-type="float" office:value="964.944723181153" calcext:value-type="float">
            <text:p>964.9447231812</text:p>
          </table:table-cell>
          <table:table-cell table:formula="of:=[.$F$9]+[.J255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RADIANS([.A256])" office:value-type="float" office:value="3.7873644768277" calcext:value-type="float">
            <text:p>3.7873644768</text:p>
          </table:table-cell>
          <table:table-cell table:formula="of:=SIN([.B256])" office:value-type="float" office:value="-0.601815023152048" calcext:value-type="float">
            <text:p>-0.6018150232</text:p>
          </table:table-cell>
          <table:table-cell table:formula="of:=COS([.B256])" office:value-type="float" office:value="-0.798635510047293" calcext:value-type="float">
            <text:p>-0.79863551</text:p>
          </table:table-cell>
          <table:table-cell table:formula="of:=([.$B$8] + [$Sheet1.$B$19])/IF([.D256]&gt;0;2;-2)" office:value-type="float" office:value="-90" calcext:value-type="float">
            <text:p>-90</text:p>
          </table:table-cell>
          <table:table-cell table:formula="of:=([.$B$9] + [$Sheet1.$B$19])/IF([.C256]&gt;0;2;-2)" office:value-type="float" office:value="-40" calcext:value-type="float">
            <text:p>-40</text:p>
          </table:table-cell>
          <table:table-cell table:formula="of:=[.E256]*[.C256]" office:value-type="float" office:value="54.1633520836844" calcext:value-type="float">
            <text:p>54.1633520837</text:p>
          </table:table-cell>
          <table:table-cell table:formula="of:=[.F256]*[.D256]" office:value-type="float" office:value="31.9454204018917" calcext:value-type="float">
            <text:p>31.9454204019</text:p>
          </table:table-cell>
          <table:table-cell table:formula="of:=IF(ABS([.G256])&lt;ABS([.H256]); [.E256];[.H256]/[.C256])" office:value-type="float" office:value="-53.0817928648164" calcext:value-type="float">
            <text:p>-53.0817928648</text:p>
          </table:table-cell>
          <table:table-cell table:formula="of:=IF(ABS([.G256])&lt;ABS([.H256]);[.G256]/[.D256];[.F256])" office:value-type="float" office:value="-40" calcext:value-type="float">
            <text:p>-40</text:p>
          </table:table-cell>
          <table:table-cell table:formula="of:=[.$E$9]+[.I256]" office:value-type="float" office:value="966.918207135184" calcext:value-type="float">
            <text:p>966.9182071352</text:p>
          </table:table-cell>
          <table:table-cell table:formula="of:=[.$F$9]+[.J256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RADIANS([.A257])" office:value-type="float" office:value="3.80481776934764" calcext:value-type="float">
            <text:p>3.8048177693</text:p>
          </table:table-cell>
          <table:table-cell table:formula="of:=SIN([.B257])" office:value-type="float" office:value="-0.615661475325658" calcext:value-type="float">
            <text:p>-0.6156614753</text:p>
          </table:table-cell>
          <table:table-cell table:formula="of:=COS([.B257])" office:value-type="float" office:value="-0.788010753606722" calcext:value-type="float">
            <text:p>-0.7880107536</text:p>
          </table:table-cell>
          <table:table-cell table:formula="of:=([.$B$8] + [$Sheet1.$B$19])/IF([.D257]&gt;0;2;-2)" office:value-type="float" office:value="-90" calcext:value-type="float">
            <text:p>-90</text:p>
          </table:table-cell>
          <table:table-cell table:formula="of:=([.$B$9] + [$Sheet1.$B$19])/IF([.C257]&gt;0;2;-2)" office:value-type="float" office:value="-40" calcext:value-type="float">
            <text:p>-40</text:p>
          </table:table-cell>
          <table:table-cell table:formula="of:=[.E257]*[.C257]" office:value-type="float" office:value="55.4095327793092" calcext:value-type="float">
            <text:p>55.4095327793</text:p>
          </table:table-cell>
          <table:table-cell table:formula="of:=[.F257]*[.D257]" office:value-type="float" office:value="31.5204301442689" calcext:value-type="float">
            <text:p>31.5204301443</text:p>
          </table:table-cell>
          <table:table-cell table:formula="of:=IF(ABS([.G257])&lt;ABS([.H257]); [.E257];[.H257]/[.C257])" office:value-type="float" office:value="-51.1976652877232" calcext:value-type="float">
            <text:p>-51.1976652877</text:p>
          </table:table-cell>
          <table:table-cell table:formula="of:=IF(ABS([.G257])&lt;ABS([.H257]);[.G257]/[.D257];[.F257])" office:value-type="float" office:value="-40" calcext:value-type="float">
            <text:p>-40</text:p>
          </table:table-cell>
          <table:table-cell table:formula="of:=[.$E$9]+[.I257]" office:value-type="float" office:value="968.802334712277" calcext:value-type="float">
            <text:p>968.8023347123</text:p>
          </table:table-cell>
          <table:table-cell table:formula="of:=[.$F$9]+[.J257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RADIANS([.A258])" office:value-type="float" office:value="3.82227106186758" calcext:value-type="float">
            <text:p>3.8222710619</text:p>
          </table:table-cell>
          <table:table-cell table:formula="of:=SIN([.B258])" office:value-type="float" office:value="-0.629320391049838" calcext:value-type="float">
            <text:p>-0.629320391</text:p>
          </table:table-cell>
          <table:table-cell table:formula="of:=COS([.B258])" office:value-type="float" office:value="-0.777145961456971" calcext:value-type="float">
            <text:p>-0.7771459615</text:p>
          </table:table-cell>
          <table:table-cell table:formula="of:=([.$B$8] + [$Sheet1.$B$19])/IF([.D258]&gt;0;2;-2)" office:value-type="float" office:value="-90" calcext:value-type="float">
            <text:p>-90</text:p>
          </table:table-cell>
          <table:table-cell table:formula="of:=([.$B$9] + [$Sheet1.$B$19])/IF([.C258]&gt;0;2;-2)" office:value-type="float" office:value="-40" calcext:value-type="float">
            <text:p>-40</text:p>
          </table:table-cell>
          <table:table-cell table:formula="of:=[.E258]*[.C258]" office:value-type="float" office:value="56.6388351944854" calcext:value-type="float">
            <text:p>56.6388351945</text:p>
          </table:table-cell>
          <table:table-cell table:formula="of:=[.F258]*[.D258]" office:value-type="float" office:value="31.0858384582788" calcext:value-type="float">
            <text:p>31.0858384583</text:p>
          </table:table-cell>
          <table:table-cell table:formula="of:=IF(ABS([.G258])&lt;ABS([.H258]); [.E258];[.H258]/[.C258])" office:value-type="float" office:value="-49.395886261402" calcext:value-type="float">
            <text:p>-49.3958862614</text:p>
          </table:table-cell>
          <table:table-cell table:formula="of:=IF(ABS([.G258])&lt;ABS([.H258]);[.G258]/[.D258];[.F258])" office:value-type="float" office:value="-40" calcext:value-type="float">
            <text:p>-40</text:p>
          </table:table-cell>
          <table:table-cell table:formula="of:=[.$E$9]+[.I258]" office:value-type="float" office:value="970.604113738598" calcext:value-type="float">
            <text:p>970.6041137386</text:p>
          </table:table-cell>
          <table:table-cell table:formula="of:=[.$F$9]+[.J258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RADIANS([.A259])" office:value-type="float" office:value="3.83972435438752" calcext:value-type="float">
            <text:p>3.8397243544</text:p>
          </table:table-cell>
          <table:table-cell table:formula="of:=SIN([.B259])" office:value-type="float" office:value="-0.642787609686539" calcext:value-type="float">
            <text:p>-0.6427876097</text:p>
          </table:table-cell>
          <table:table-cell table:formula="of:=COS([.B259])" office:value-type="float" office:value="-0.766044443118978" calcext:value-type="float">
            <text:p>-0.7660444431</text:p>
          </table:table-cell>
          <table:table-cell table:formula="of:=([.$B$8] + [$Sheet1.$B$19])/IF([.D259]&gt;0;2;-2)" office:value-type="float" office:value="-90" calcext:value-type="float">
            <text:p>-90</text:p>
          </table:table-cell>
          <table:table-cell table:formula="of:=([.$B$9] + [$Sheet1.$B$19])/IF([.C259]&gt;0;2;-2)" office:value-type="float" office:value="-40" calcext:value-type="float">
            <text:p>-40</text:p>
          </table:table-cell>
          <table:table-cell table:formula="of:=[.E259]*[.C259]" office:value-type="float" office:value="57.8508848717885" calcext:value-type="float">
            <text:p>57.8508848718</text:p>
          </table:table-cell>
          <table:table-cell table:formula="of:=[.F259]*[.D259]" office:value-type="float" office:value="30.6417777247591" calcext:value-type="float">
            <text:p>30.6417777248</text:p>
          </table:table-cell>
          <table:table-cell table:formula="of:=IF(ABS([.G259])&lt;ABS([.H259]); [.E259];[.H259]/[.C259])" office:value-type="float" office:value="-47.6701437037684" calcext:value-type="float">
            <text:p>-47.6701437038</text:p>
          </table:table-cell>
          <table:table-cell table:formula="of:=IF(ABS([.G259])&lt;ABS([.H259]);[.G259]/[.D259];[.F259])" office:value-type="float" office:value="-40" calcext:value-type="float">
            <text:p>-40</text:p>
          </table:table-cell>
          <table:table-cell table:formula="of:=[.$E$9]+[.I259]" office:value-type="float" office:value="972.329856296232" calcext:value-type="float">
            <text:p>972.3298562962</text:p>
          </table:table-cell>
          <table:table-cell table:formula="of:=[.$F$9]+[.J259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RADIANS([.A260])" office:value-type="float" office:value="3.85717764690747" calcext:value-type="float">
            <text:p>3.8571776469</text:p>
          </table:table-cell>
          <table:table-cell table:formula="of:=SIN([.B260])" office:value-type="float" office:value="-0.656059028990507" calcext:value-type="float">
            <text:p>-0.656059029</text:p>
          </table:table-cell>
          <table:table-cell table:formula="of:=COS([.B260])" office:value-type="float" office:value="-0.754709580222772" calcext:value-type="float">
            <text:p>-0.7547095802</text:p>
          </table:table-cell>
          <table:table-cell table:formula="of:=([.$B$8] + [$Sheet1.$B$19])/IF([.D260]&gt;0;2;-2)" office:value-type="float" office:value="-90" calcext:value-type="float">
            <text:p>-90</text:p>
          </table:table-cell>
          <table:table-cell table:formula="of:=([.$B$9] + [$Sheet1.$B$19])/IF([.C260]&gt;0;2;-2)" office:value-type="float" office:value="-40" calcext:value-type="float">
            <text:p>-40</text:p>
          </table:table-cell>
          <table:table-cell table:formula="of:=[.E260]*[.C260]" office:value-type="float" office:value="59.0453126091456" calcext:value-type="float">
            <text:p>59.0453126091</text:p>
          </table:table-cell>
          <table:table-cell table:formula="of:=[.F260]*[.D260]" office:value-type="float" office:value="30.1883832089109" calcext:value-type="float">
            <text:p>30.1883832089</text:p>
          </table:table-cell>
          <table:table-cell table:formula="of:=IF(ABS([.G260])&lt;ABS([.H260]); [.E260];[.H260]/[.C260])" office:value-type="float" office:value="-46.0147362888404" calcext:value-type="float">
            <text:p>-46.0147362888</text:p>
          </table:table-cell>
          <table:table-cell table:formula="of:=IF(ABS([.G260])&lt;ABS([.H260]);[.G260]/[.D260];[.F260])" office:value-type="float" office:value="-40" calcext:value-type="float">
            <text:p>-40</text:p>
          </table:table-cell>
          <table:table-cell table:formula="of:=[.$E$9]+[.I260]" office:value-type="float" office:value="973.98526371116" calcext:value-type="float">
            <text:p>973.9852637112</text:p>
          </table:table-cell>
          <table:table-cell table:formula="of:=[.$F$9]+[.J260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RADIANS([.A261])" office:value-type="float" office:value="3.87463093942741" calcext:value-type="float">
            <text:p>3.8746309394</text:p>
          </table:table-cell>
          <table:table-cell table:formula="of:=SIN([.B261])" office:value-type="float" office:value="-0.669130606358858" calcext:value-type="float">
            <text:p>-0.6691306064</text:p>
          </table:table-cell>
          <table:table-cell table:formula="of:=COS([.B261])" office:value-type="float" office:value="-0.743144825477394" calcext:value-type="float">
            <text:p>-0.7431448255</text:p>
          </table:table-cell>
          <table:table-cell table:formula="of:=([.$B$8] + [$Sheet1.$B$19])/IF([.D261]&gt;0;2;-2)" office:value-type="float" office:value="-90" calcext:value-type="float">
            <text:p>-90</text:p>
          </table:table-cell>
          <table:table-cell table:formula="of:=([.$B$9] + [$Sheet1.$B$19])/IF([.C261]&gt;0;2;-2)" office:value-type="float" office:value="-40" calcext:value-type="float">
            <text:p>-40</text:p>
          </table:table-cell>
          <table:table-cell table:formula="of:=[.E261]*[.C261]" office:value-type="float" office:value="60.2217545722972" calcext:value-type="float">
            <text:p>60.2217545723</text:p>
          </table:table-cell>
          <table:table-cell table:formula="of:=[.F261]*[.D261]" office:value-type="float" office:value="29.7257930190958" calcext:value-type="float">
            <text:p>29.7257930191</text:p>
          </table:table-cell>
          <table:table-cell table:formula="of:=IF(ABS([.G261])&lt;ABS([.H261]); [.E261];[.H261]/[.C261])" office:value-type="float" office:value="-44.4245005931677" calcext:value-type="float">
            <text:p>-44.4245005932</text:p>
          </table:table-cell>
          <table:table-cell table:formula="of:=IF(ABS([.G261])&lt;ABS([.H261]);[.G261]/[.D261];[.F261])" office:value-type="float" office:value="-40" calcext:value-type="float">
            <text:p>-40</text:p>
          </table:table-cell>
          <table:table-cell table:formula="of:=[.$E$9]+[.I261]" office:value-type="float" office:value="975.575499406832" calcext:value-type="float">
            <text:p>975.5754994068</text:p>
          </table:table-cell>
          <table:table-cell table:formula="of:=[.$F$9]+[.J261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RADIANS([.A262])" office:value-type="float" office:value="3.89208423194735" calcext:value-type="float">
            <text:p>3.8920842319</text:p>
          </table:table-cell>
          <table:table-cell table:formula="of:=SIN([.B262])" office:value-type="float" office:value="-0.681998360062498" calcext:value-type="float">
            <text:p>-0.6819983601</text:p>
          </table:table-cell>
          <table:table-cell table:formula="of:=COS([.B262])" office:value-type="float" office:value="-0.731353701619171" calcext:value-type="float">
            <text:p>-0.7313537016</text:p>
          </table:table-cell>
          <table:table-cell table:formula="of:=([.$B$8] + [$Sheet1.$B$19])/IF([.D262]&gt;0;2;-2)" office:value-type="float" office:value="-90" calcext:value-type="float">
            <text:p>-90</text:p>
          </table:table-cell>
          <table:table-cell table:formula="of:=([.$B$9] + [$Sheet1.$B$19])/IF([.C262]&gt;0;2;-2)" office:value-type="float" office:value="-40" calcext:value-type="float">
            <text:p>-40</text:p>
          </table:table-cell>
          <table:table-cell table:formula="of:=[.E262]*[.C262]" office:value-type="float" office:value="61.3798524056249" calcext:value-type="float">
            <text:p>61.3798524056</text:p>
          </table:table-cell>
          <table:table-cell table:formula="of:=[.F262]*[.D262]" office:value-type="float" office:value="29.2541480647668" calcext:value-type="float">
            <text:p>29.2541480648</text:p>
          </table:table-cell>
          <table:table-cell table:formula="of:=IF(ABS([.G262])&lt;ABS([.H262]); [.E262];[.H262]/[.C262])" office:value-type="float" office:value="-42.8947484009873" calcext:value-type="float">
            <text:p>-42.894748401</text:p>
          </table:table-cell>
          <table:table-cell table:formula="of:=IF(ABS([.G262])&lt;ABS([.H262]);[.G262]/[.D262];[.F262])" office:value-type="float" office:value="-40" calcext:value-type="float">
            <text:p>-40</text:p>
          </table:table-cell>
          <table:table-cell table:formula="of:=[.$E$9]+[.I262]" office:value-type="float" office:value="977.105251599013" calcext:value-type="float">
            <text:p>977.105251599</text:p>
          </table:table-cell>
          <table:table-cell table:formula="of:=[.$F$9]+[.J262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ADIANS([.A263])" office:value-type="float" office:value="3.9095375244673" calcext:value-type="float">
            <text:p>3.9095375245</text:p>
          </table:table-cell>
          <table:table-cell table:formula="of:=SIN([.B263])" office:value-type="float" office:value="-0.694658370458997" calcext:value-type="float">
            <text:p>-0.6946583705</text:p>
          </table:table-cell>
          <table:table-cell table:formula="of:=COS([.B263])" office:value-type="float" office:value="-0.719339800338651" calcext:value-type="float">
            <text:p>-0.7193398003</text:p>
          </table:table-cell>
          <table:table-cell table:formula="of:=([.$B$8] + [$Sheet1.$B$19])/IF([.D263]&gt;0;2;-2)" office:value-type="float" office:value="-90" calcext:value-type="float">
            <text:p>-90</text:p>
          </table:table-cell>
          <table:table-cell table:formula="of:=([.$B$9] + [$Sheet1.$B$19])/IF([.C263]&gt;0;2;-2)" office:value-type="float" office:value="-40" calcext:value-type="float">
            <text:p>-40</text:p>
          </table:table-cell>
          <table:table-cell table:formula="of:=[.E263]*[.C263]" office:value-type="float" office:value="62.5192533413098" calcext:value-type="float">
            <text:p>62.5192533413</text:p>
          </table:table-cell>
          <table:table-cell table:formula="of:=[.F263]*[.D263]" office:value-type="float" office:value="28.773592013546" calcext:value-type="float">
            <text:p>28.7735920135</text:p>
          </table:table-cell>
          <table:table-cell table:formula="of:=IF(ABS([.G263])&lt;ABS([.H263]); [.E263];[.H263]/[.C263])" office:value-type="float" office:value="-41.4212125516228" calcext:value-type="float">
            <text:p>-41.4212125516</text:p>
          </table:table-cell>
          <table:table-cell table:formula="of:=IF(ABS([.G263])&lt;ABS([.H263]);[.G263]/[.D263];[.F263])" office:value-type="float" office:value="-40" calcext:value-type="float">
            <text:p>-40</text:p>
          </table:table-cell>
          <table:table-cell table:formula="of:=[.$E$9]+[.I263]" office:value-type="float" office:value="978.578787448377" calcext:value-type="float">
            <text:p>978.5787874484</text:p>
          </table:table-cell>
          <table:table-cell table:formula="of:=[.$F$9]+[.J263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ADIANS([.A264])" office:value-type="float" office:value="3.92699081698724" calcext:value-type="float">
            <text:p>3.926990817</text:p>
          </table:table-cell>
          <table:table-cell table:formula="of:=SIN([.B264])" office:value-type="float" office:value="-0.707106781186547" calcext:value-type="float">
            <text:p>-0.7071067812</text:p>
          </table:table-cell>
          <table:table-cell table:formula="of:=COS([.B264])" office:value-type="float" office:value="-0.707106781186548" calcext:value-type="float">
            <text:p>-0.7071067812</text:p>
          </table:table-cell>
          <table:table-cell table:formula="of:=([.$B$8] + [$Sheet1.$B$19])/IF([.D264]&gt;0;2;-2)" office:value-type="float" office:value="-90" calcext:value-type="float">
            <text:p>-90</text:p>
          </table:table-cell>
          <table:table-cell table:formula="of:=([.$B$9] + [$Sheet1.$B$19])/IF([.C264]&gt;0;2;-2)" office:value-type="float" office:value="-40" calcext:value-type="float">
            <text:p>-40</text:p>
          </table:table-cell>
          <table:table-cell table:formula="of:=[.E264]*[.C264]" office:value-type="float" office:value="63.6396103067893" calcext:value-type="float">
            <text:p>63.6396103068</text:p>
          </table:table-cell>
          <table:table-cell table:formula="of:=[.F264]*[.D264]" office:value-type="float" office:value="28.2842712474619" calcext:value-type="float">
            <text:p>28.2842712475</text:p>
          </table:table-cell>
          <table:table-cell table:formula="of:=IF(ABS([.G264])&lt;ABS([.H264]); [.E264];[.H264]/[.C264])" office:value-type="float" office:value="-40" calcext:value-type="float">
            <text:p>-40</text:p>
          </table:table-cell>
          <table:table-cell table:formula="of:=IF(ABS([.G264])&lt;ABS([.H264]);[.G264]/[.D264];[.F264])" office:value-type="float" office:value="-40" calcext:value-type="float">
            <text:p>-40</text:p>
          </table:table-cell>
          <table:table-cell table:formula="of:=[.$E$9]+[.I264]" office:value-type="float" office:value="980" calcext:value-type="float">
            <text:p>980</text:p>
          </table:table-cell>
          <table:table-cell table:formula="of:=[.$F$9]+[.J264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RADIANS([.A265])" office:value-type="float" office:value="3.94444410950718" calcext:value-type="float">
            <text:p>3.9444441095</text:p>
          </table:table-cell>
          <table:table-cell table:formula="of:=SIN([.B265])" office:value-type="float" office:value="-0.719339800338651" calcext:value-type="float">
            <text:p>-0.7193398003</text:p>
          </table:table-cell>
          <table:table-cell table:formula="of:=COS([.B265])" office:value-type="float" office:value="-0.694658370458997" calcext:value-type="float">
            <text:p>-0.6946583705</text:p>
          </table:table-cell>
          <table:table-cell table:formula="of:=([.$B$8] + [$Sheet1.$B$19])/IF([.D265]&gt;0;2;-2)" office:value-type="float" office:value="-90" calcext:value-type="float">
            <text:p>-90</text:p>
          </table:table-cell>
          <table:table-cell table:formula="of:=([.$B$9] + [$Sheet1.$B$19])/IF([.C265]&gt;0;2;-2)" office:value-type="float" office:value="-40" calcext:value-type="float">
            <text:p>-40</text:p>
          </table:table-cell>
          <table:table-cell table:formula="of:=[.E265]*[.C265]" office:value-type="float" office:value="64.7405820304786" calcext:value-type="float">
            <text:p>64.7405820305</text:p>
          </table:table-cell>
          <table:table-cell table:formula="of:=[.F265]*[.D265]" office:value-type="float" office:value="27.7863348183599" calcext:value-type="float">
            <text:p>27.7863348184</text:p>
          </table:table-cell>
          <table:table-cell table:formula="of:=IF(ABS([.G265])&lt;ABS([.H265]); [.E265];[.H265]/[.C265])" office:value-type="float" office:value="-38.627550992283" calcext:value-type="float">
            <text:p>-38.6275509923</text:p>
          </table:table-cell>
          <table:table-cell table:formula="of:=IF(ABS([.G265])&lt;ABS([.H265]);[.G265]/[.D265];[.F265])" office:value-type="float" office:value="-40" calcext:value-type="float">
            <text:p>-40</text:p>
          </table:table-cell>
          <table:table-cell table:formula="of:=[.$E$9]+[.I265]" office:value-type="float" office:value="981.372449007717" calcext:value-type="float">
            <text:p>981.3724490077</text:p>
          </table:table-cell>
          <table:table-cell table:formula="of:=[.$F$9]+[.J265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RADIANS([.A266])" office:value-type="float" office:value="3.96189740202713" calcext:value-type="float">
            <text:p>3.961897402</text:p>
          </table:table-cell>
          <table:table-cell table:formula="of:=SIN([.B266])" office:value-type="float" office:value="-0.73135370161917" calcext:value-type="float">
            <text:p>-0.7313537016</text:p>
          </table:table-cell>
          <table:table-cell table:formula="of:=COS([.B266])" office:value-type="float" office:value="-0.681998360062499" calcext:value-type="float">
            <text:p>-0.6819983601</text:p>
          </table:table-cell>
          <table:table-cell table:formula="of:=([.$B$8] + [$Sheet1.$B$19])/IF([.D266]&gt;0;2;-2)" office:value-type="float" office:value="-90" calcext:value-type="float">
            <text:p>-90</text:p>
          </table:table-cell>
          <table:table-cell table:formula="of:=([.$B$9] + [$Sheet1.$B$19])/IF([.C266]&gt;0;2;-2)" office:value-type="float" office:value="-40" calcext:value-type="float">
            <text:p>-40</text:p>
          </table:table-cell>
          <table:table-cell table:formula="of:=[.E266]*[.C266]" office:value-type="float" office:value="65.8218331457253" calcext:value-type="float">
            <text:p>65.8218331457</text:p>
          </table:table-cell>
          <table:table-cell table:formula="of:=[.F266]*[.D266]" office:value-type="float" office:value="27.2799344024999" calcext:value-type="float">
            <text:p>27.2799344025</text:p>
          </table:table-cell>
          <table:table-cell table:formula="of:=IF(ABS([.G266])&lt;ABS([.H266]); [.E266];[.H266]/[.C266])" office:value-type="float" office:value="-37.3006034455065" calcext:value-type="float">
            <text:p>-37.3006034455</text:p>
          </table:table-cell>
          <table:table-cell table:formula="of:=IF(ABS([.G266])&lt;ABS([.H266]);[.G266]/[.D266];[.F266])" office:value-type="float" office:value="-40" calcext:value-type="float">
            <text:p>-40</text:p>
          </table:table-cell>
          <table:table-cell table:formula="of:=[.$E$9]+[.I266]" office:value-type="float" office:value="982.699396554494" calcext:value-type="float">
            <text:p>982.6993965545</text:p>
          </table:table-cell>
          <table:table-cell table:formula="of:=[.$F$9]+[.J266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RADIANS([.A267])" office:value-type="float" office:value="3.97935069454707" calcext:value-type="float">
            <text:p>3.9793506945</text:p>
          </table:table-cell>
          <table:table-cell table:formula="of:=SIN([.B267])" office:value-type="float" office:value="-0.743144825477394" calcext:value-type="float">
            <text:p>-0.7431448255</text:p>
          </table:table-cell>
          <table:table-cell table:formula="of:=COS([.B267])" office:value-type="float" office:value="-0.669130606358858" calcext:value-type="float">
            <text:p>-0.6691306064</text:p>
          </table:table-cell>
          <table:table-cell table:formula="of:=([.$B$8] + [$Sheet1.$B$19])/IF([.D267]&gt;0;2;-2)" office:value-type="float" office:value="-90" calcext:value-type="float">
            <text:p>-90</text:p>
          </table:table-cell>
          <table:table-cell table:formula="of:=([.$B$9] + [$Sheet1.$B$19])/IF([.C267]&gt;0;2;-2)" office:value-type="float" office:value="-40" calcext:value-type="float">
            <text:p>-40</text:p>
          </table:table-cell>
          <table:table-cell table:formula="of:=[.E267]*[.C267]" office:value-type="float" office:value="66.8830342929655" calcext:value-type="float">
            <text:p>66.883034293</text:p>
          </table:table-cell>
          <table:table-cell table:formula="of:=[.F267]*[.D267]" office:value-type="float" office:value="26.7652242543543" calcext:value-type="float">
            <text:p>26.7652242544</text:p>
          </table:table-cell>
          <table:table-cell table:formula="of:=IF(ABS([.G267])&lt;ABS([.H267]); [.E267];[.H267]/[.C267])" office:value-type="float" office:value="-36.0161617719136" calcext:value-type="float">
            <text:p>-36.0161617719</text:p>
          </table:table-cell>
          <table:table-cell table:formula="of:=IF(ABS([.G267])&lt;ABS([.H267]);[.G267]/[.D267];[.F267])" office:value-type="float" office:value="-40" calcext:value-type="float">
            <text:p>-40</text:p>
          </table:table-cell>
          <table:table-cell table:formula="of:=[.$E$9]+[.I267]" office:value-type="float" office:value="983.983838228086" calcext:value-type="float">
            <text:p>983.9838382281</text:p>
          </table:table-cell>
          <table:table-cell table:formula="of:=[.$F$9]+[.J267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RADIANS([.A268])" office:value-type="float" office:value="3.99680398706701" calcext:value-type="float">
            <text:p>3.9968039871</text:p>
          </table:table-cell>
          <table:table-cell table:formula="of:=SIN([.B268])" office:value-type="float" office:value="-0.754709580222772" calcext:value-type="float">
            <text:p>-0.7547095802</text:p>
          </table:table-cell>
          <table:table-cell table:formula="of:=COS([.B268])" office:value-type="float" office:value="-0.656059028990507" calcext:value-type="float">
            <text:p>-0.656059029</text:p>
          </table:table-cell>
          <table:table-cell table:formula="of:=([.$B$8] + [$Sheet1.$B$19])/IF([.D268]&gt;0;2;-2)" office:value-type="float" office:value="-90" calcext:value-type="float">
            <text:p>-90</text:p>
          </table:table-cell>
          <table:table-cell table:formula="of:=([.$B$9] + [$Sheet1.$B$19])/IF([.C268]&gt;0;2;-2)" office:value-type="float" office:value="-40" calcext:value-type="float">
            <text:p>-40</text:p>
          </table:table-cell>
          <table:table-cell table:formula="of:=[.E268]*[.C268]" office:value-type="float" office:value="67.9238622200495" calcext:value-type="float">
            <text:p>67.92386222</text:p>
          </table:table-cell>
          <table:table-cell table:formula="of:=[.F268]*[.D268]" office:value-type="float" office:value="26.2423611596203" calcext:value-type="float">
            <text:p>26.2423611596</text:p>
          </table:table-cell>
          <table:table-cell table:formula="of:=IF(ABS([.G268])&lt;ABS([.H268]); [.E268];[.H268]/[.C268])" office:value-type="float" office:value="-34.7714695126491" calcext:value-type="float">
            <text:p>-34.7714695126</text:p>
          </table:table-cell>
          <table:table-cell table:formula="of:=IF(ABS([.G268])&lt;ABS([.H268]);[.G268]/[.D268];[.F268])" office:value-type="float" office:value="-40" calcext:value-type="float">
            <text:p>-40</text:p>
          </table:table-cell>
          <table:table-cell table:formula="of:=[.$E$9]+[.I268]" office:value-type="float" office:value="985.228530487351" calcext:value-type="float">
            <text:p>985.2285304874</text:p>
          </table:table-cell>
          <table:table-cell table:formula="of:=[.$F$9]+[.J268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RADIANS([.A269])" office:value-type="float" office:value="4.01425727958696" calcext:value-type="float">
            <text:p>4.0142572796</text:p>
          </table:table-cell>
          <table:table-cell table:formula="of:=SIN([.B269])" office:value-type="float" office:value="-0.766044443118978" calcext:value-type="float">
            <text:p>-0.7660444431</text:p>
          </table:table-cell>
          <table:table-cell table:formula="of:=COS([.B269])" office:value-type="float" office:value="-0.642787609686539" calcext:value-type="float">
            <text:p>-0.6427876097</text:p>
          </table:table-cell>
          <table:table-cell table:formula="of:=([.$B$8] + [$Sheet1.$B$19])/IF([.D269]&gt;0;2;-2)" office:value-type="float" office:value="-90" calcext:value-type="float">
            <text:p>-90</text:p>
          </table:table-cell>
          <table:table-cell table:formula="of:=([.$B$9] + [$Sheet1.$B$19])/IF([.C269]&gt;0;2;-2)" office:value-type="float" office:value="-40" calcext:value-type="float">
            <text:p>-40</text:p>
          </table:table-cell>
          <table:table-cell table:formula="of:=[.E269]*[.C269]" office:value-type="float" office:value="68.943999880708" calcext:value-type="float">
            <text:p>68.9439998807</text:p>
          </table:table-cell>
          <table:table-cell table:formula="of:=[.F269]*[.D269]" office:value-type="float" office:value="25.7115043874616" calcext:value-type="float">
            <text:p>25.7115043875</text:p>
          </table:table-cell>
          <table:table-cell table:formula="of:=IF(ABS([.G269])&lt;ABS([.H269]); [.E269];[.H269]/[.C269])" office:value-type="float" office:value="-33.5639852470912" calcext:value-type="float">
            <text:p>-33.5639852471</text:p>
          </table:table-cell>
          <table:table-cell table:formula="of:=IF(ABS([.G269])&lt;ABS([.H269]);[.G269]/[.D269];[.F269])" office:value-type="float" office:value="-40" calcext:value-type="float">
            <text:p>-40</text:p>
          </table:table-cell>
          <table:table-cell table:formula="of:=[.$E$9]+[.I269]" office:value-type="float" office:value="986.436014752909" calcext:value-type="float">
            <text:p>986.4360147529</text:p>
          </table:table-cell>
          <table:table-cell table:formula="of:=[.$F$9]+[.J269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RADIANS([.A270])" office:value-type="float" office:value="4.0317105721069" calcext:value-type="float">
            <text:p>4.0317105721</text:p>
          </table:table-cell>
          <table:table-cell table:formula="of:=SIN([.B270])" office:value-type="float" office:value="-0.777145961456971" calcext:value-type="float">
            <text:p>-0.7771459615</text:p>
          </table:table-cell>
          <table:table-cell table:formula="of:=COS([.B270])" office:value-type="float" office:value="-0.629320391049838" calcext:value-type="float">
            <text:p>-0.629320391</text:p>
          </table:table-cell>
          <table:table-cell table:formula="of:=([.$B$8] + [$Sheet1.$B$19])/IF([.D270]&gt;0;2;-2)" office:value-type="float" office:value="-90" calcext:value-type="float">
            <text:p>-90</text:p>
          </table:table-cell>
          <table:table-cell table:formula="of:=([.$B$9] + [$Sheet1.$B$19])/IF([.C270]&gt;0;2;-2)" office:value-type="float" office:value="-40" calcext:value-type="float">
            <text:p>-40</text:p>
          </table:table-cell>
          <table:table-cell table:formula="of:=[.E270]*[.C270]" office:value-type="float" office:value="69.9431365311274" calcext:value-type="float">
            <text:p>69.9431365311</text:p>
          </table:table-cell>
          <table:table-cell table:formula="of:=[.F270]*[.D270]" office:value-type="float" office:value="25.1728156419935" calcext:value-type="float">
            <text:p>25.172815642</text:p>
          </table:table-cell>
          <table:table-cell table:formula="of:=IF(ABS([.G270])&lt;ABS([.H270]); [.E270];[.H270]/[.C270])" office:value-type="float" office:value="-32.3913613278003" calcext:value-type="float">
            <text:p>-32.3913613278</text:p>
          </table:table-cell>
          <table:table-cell table:formula="of:=IF(ABS([.G270])&lt;ABS([.H270]);[.G270]/[.D270];[.F270])" office:value-type="float" office:value="-40" calcext:value-type="float">
            <text:p>-40</text:p>
          </table:table-cell>
          <table:table-cell table:formula="of:=[.$E$9]+[.I270]" office:value-type="float" office:value="987.6086386722" calcext:value-type="float">
            <text:p>987.6086386722</text:p>
          </table:table-cell>
          <table:table-cell table:formula="of:=[.$F$9]+[.J270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RADIANS([.A271])" office:value-type="float" office:value="4.04916386462685" calcext:value-type="float">
            <text:p>4.0491638646</text:p>
          </table:table-cell>
          <table:table-cell table:formula="of:=SIN([.B271])" office:value-type="float" office:value="-0.788010753606722" calcext:value-type="float">
            <text:p>-0.7880107536</text:p>
          </table:table-cell>
          <table:table-cell table:formula="of:=COS([.B271])" office:value-type="float" office:value="-0.615661475325658" calcext:value-type="float">
            <text:p>-0.6156614753</text:p>
          </table:table-cell>
          <table:table-cell table:formula="of:=([.$B$8] + [$Sheet1.$B$19])/IF([.D271]&gt;0;2;-2)" office:value-type="float" office:value="-90" calcext:value-type="float">
            <text:p>-90</text:p>
          </table:table-cell>
          <table:table-cell table:formula="of:=([.$B$9] + [$Sheet1.$B$19])/IF([.C271]&gt;0;2;-2)" office:value-type="float" office:value="-40" calcext:value-type="float">
            <text:p>-40</text:p>
          </table:table-cell>
          <table:table-cell table:formula="of:=[.E271]*[.C271]" office:value-type="float" office:value="70.920967824605" calcext:value-type="float">
            <text:p>70.9209678246</text:p>
          </table:table-cell>
          <table:table-cell table:formula="of:=[.F271]*[.D271]" office:value-type="float" office:value="24.6264590130263" calcext:value-type="float">
            <text:p>24.626459013</text:p>
          </table:table-cell>
          <table:table-cell table:formula="of:=IF(ABS([.G271])&lt;ABS([.H271]); [.E271];[.H271]/[.C271])" office:value-type="float" office:value="-31.2514250602687" calcext:value-type="float">
            <text:p>-31.2514250603</text:p>
          </table:table-cell>
          <table:table-cell table:formula="of:=IF(ABS([.G271])&lt;ABS([.H271]);[.G271]/[.D271];[.F271])" office:value-type="float" office:value="-40" calcext:value-type="float">
            <text:p>-40</text:p>
          </table:table-cell>
          <table:table-cell table:formula="of:=[.$E$9]+[.I271]" office:value-type="float" office:value="988.748574939731" calcext:value-type="float">
            <text:p>988.7485749397</text:p>
          </table:table-cell>
          <table:table-cell table:formula="of:=[.$F$9]+[.J271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RADIANS([.A272])" office:value-type="float" office:value="4.06661715714679" calcext:value-type="float">
            <text:p>4.0666171571</text:p>
          </table:table-cell>
          <table:table-cell table:formula="of:=SIN([.B272])" office:value-type="float" office:value="-0.798635510047293" calcext:value-type="float">
            <text:p>-0.79863551</text:p>
          </table:table-cell>
          <table:table-cell table:formula="of:=COS([.B272])" office:value-type="float" office:value="-0.601815023152048" calcext:value-type="float">
            <text:p>-0.6018150232</text:p>
          </table:table-cell>
          <table:table-cell table:formula="of:=([.$B$8] + [$Sheet1.$B$19])/IF([.D272]&gt;0;2;-2)" office:value-type="float" office:value="-90" calcext:value-type="float">
            <text:p>-90</text:p>
          </table:table-cell>
          <table:table-cell table:formula="of:=([.$B$9] + [$Sheet1.$B$19])/IF([.C272]&gt;0;2;-2)" office:value-type="float" office:value="-40" calcext:value-type="float">
            <text:p>-40</text:p>
          </table:table-cell>
          <table:table-cell table:formula="of:=[.E272]*[.C272]" office:value-type="float" office:value="71.8771959042564" calcext:value-type="float">
            <text:p>71.8771959043</text:p>
          </table:table-cell>
          <table:table-cell table:formula="of:=[.F272]*[.D272]" office:value-type="float" office:value="24.0726009260819" calcext:value-type="float">
            <text:p>24.0726009261</text:p>
          </table:table-cell>
          <table:table-cell table:formula="of:=IF(ABS([.G272])&lt;ABS([.H272]); [.E272];[.H272]/[.C272])" office:value-type="float" office:value="-30.1421620041118" calcext:value-type="float">
            <text:p>-30.1421620041</text:p>
          </table:table-cell>
          <table:table-cell table:formula="of:=IF(ABS([.G272])&lt;ABS([.H272]);[.G272]/[.D272];[.F272])" office:value-type="float" office:value="-40" calcext:value-type="float">
            <text:p>-40</text:p>
          </table:table-cell>
          <table:table-cell table:formula="of:=[.$E$9]+[.I272]" office:value-type="float" office:value="989.857837995888" calcext:value-type="float">
            <text:p>989.8578379959</text:p>
          </table:table-cell>
          <table:table-cell table:formula="of:=[.$F$9]+[.J272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RADIANS([.A273])" office:value-type="float" office:value="4.08407044966673" calcext:value-type="float">
            <text:p>4.0840704497</text:p>
          </table:table-cell>
          <table:table-cell table:formula="of:=SIN([.B273])" office:value-type="float" office:value="-0.809016994374947" calcext:value-type="float">
            <text:p>-0.8090169944</text:p>
          </table:table-cell>
          <table:table-cell table:formula="of:=COS([.B273])" office:value-type="float" office:value="-0.587785252292473" calcext:value-type="float">
            <text:p>-0.5877852523</text:p>
          </table:table-cell>
          <table:table-cell table:formula="of:=([.$B$8] + [$Sheet1.$B$19])/IF([.D273]&gt;0;2;-2)" office:value-type="float" office:value="-90" calcext:value-type="float">
            <text:p>-90</text:p>
          </table:table-cell>
          <table:table-cell table:formula="of:=([.$B$9] + [$Sheet1.$B$19])/IF([.C273]&gt;0;2;-2)" office:value-type="float" office:value="-40" calcext:value-type="float">
            <text:p>-40</text:p>
          </table:table-cell>
          <table:table-cell table:formula="of:=[.E273]*[.C273]" office:value-type="float" office:value="72.8115294937453" calcext:value-type="float">
            <text:p>72.8115294937</text:p>
          </table:table-cell>
          <table:table-cell table:formula="of:=[.F273]*[.D273]" office:value-type="float" office:value="23.5114100916989" calcext:value-type="float">
            <text:p>23.5114100917</text:p>
          </table:table-cell>
          <table:table-cell table:formula="of:=IF(ABS([.G273])&lt;ABS([.H273]); [.E273];[.H273]/[.C273])" office:value-type="float" office:value="-29.0617011202144" calcext:value-type="float">
            <text:p>-29.0617011202</text:p>
          </table:table-cell>
          <table:table-cell table:formula="of:=IF(ABS([.G273])&lt;ABS([.H273]);[.G273]/[.D273];[.F273])" office:value-type="float" office:value="-40" calcext:value-type="float">
            <text:p>-40</text:p>
          </table:table-cell>
          <table:table-cell table:formula="of:=[.$E$9]+[.I273]" office:value-type="float" office:value="990.938298879786" calcext:value-type="float">
            <text:p>990.9382988798</text:p>
          </table:table-cell>
          <table:table-cell table:formula="of:=[.$F$9]+[.J273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RADIANS([.A274])" office:value-type="float" office:value="4.10152374218667" calcext:value-type="float">
            <text:p>4.1015237422</text:p>
          </table:table-cell>
          <table:table-cell table:formula="of:=SIN([.B274])" office:value-type="float" office:value="-0.819152044288992" calcext:value-type="float">
            <text:p>-0.8191520443</text:p>
          </table:table-cell>
          <table:table-cell table:formula="of:=COS([.B274])" office:value-type="float" office:value="-0.573576436351046" calcext:value-type="float">
            <text:p>-0.5735764364</text:p>
          </table:table-cell>
          <table:table-cell table:formula="of:=([.$B$8] + [$Sheet1.$B$19])/IF([.D274]&gt;0;2;-2)" office:value-type="float" office:value="-90" calcext:value-type="float">
            <text:p>-90</text:p>
          </table:table-cell>
          <table:table-cell table:formula="of:=([.$B$9] + [$Sheet1.$B$19])/IF([.C274]&gt;0;2;-2)" office:value-type="float" office:value="-40" calcext:value-type="float">
            <text:p>-40</text:p>
          </table:table-cell>
          <table:table-cell table:formula="of:=[.E274]*[.C274]" office:value-type="float" office:value="73.7236839860092" calcext:value-type="float">
            <text:p>73.723683986</text:p>
          </table:table-cell>
          <table:table-cell table:formula="of:=[.F274]*[.D274]" office:value-type="float" office:value="22.9430574540419" calcext:value-type="float">
            <text:p>22.943057454</text:p>
          </table:table-cell>
          <table:table-cell table:formula="of:=IF(ABS([.G274])&lt;ABS([.H274]); [.E274];[.H274]/[.C274])" office:value-type="float" office:value="-28.0083015283884" calcext:value-type="float">
            <text:p>-28.0083015284</text:p>
          </table:table-cell>
          <table:table-cell table:formula="of:=IF(ABS([.G274])&lt;ABS([.H274]);[.G274]/[.D274];[.F274])" office:value-type="float" office:value="-40" calcext:value-type="float">
            <text:p>-40</text:p>
          </table:table-cell>
          <table:table-cell table:formula="of:=[.$E$9]+[.I274]" office:value-type="float" office:value="991.991698471612" calcext:value-type="float">
            <text:p>991.9916984716</text:p>
          </table:table-cell>
          <table:table-cell table:formula="of:=[.$F$9]+[.J274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RADIANS([.A275])" office:value-type="float" office:value="4.11897703470662" calcext:value-type="float">
            <text:p>4.1189770347</text:p>
          </table:table-cell>
          <table:table-cell table:formula="of:=SIN([.B275])" office:value-type="float" office:value="-0.829037572555042" calcext:value-type="float">
            <text:p>-0.8290375726</text:p>
          </table:table-cell>
          <table:table-cell table:formula="of:=COS([.B275])" office:value-type="float" office:value="-0.559192903470747" calcext:value-type="float">
            <text:p>-0.5591929035</text:p>
          </table:table-cell>
          <table:table-cell table:formula="of:=([.$B$8] + [$Sheet1.$B$19])/IF([.D275]&gt;0;2;-2)" office:value-type="float" office:value="-90" calcext:value-type="float">
            <text:p>-90</text:p>
          </table:table-cell>
          <table:table-cell table:formula="of:=([.$B$9] + [$Sheet1.$B$19])/IF([.C275]&gt;0;2;-2)" office:value-type="float" office:value="-40" calcext:value-type="float">
            <text:p>-40</text:p>
          </table:table-cell>
          <table:table-cell table:formula="of:=[.E275]*[.C275]" office:value-type="float" office:value="74.6133815299538" calcext:value-type="float">
            <text:p>74.61338153</text:p>
          </table:table-cell>
          <table:table-cell table:formula="of:=[.F275]*[.D275]" office:value-type="float" office:value="22.3677161388299" calcext:value-type="float">
            <text:p>22.3677161388</text:p>
          </table:table-cell>
          <table:table-cell table:formula="of:=IF(ABS([.G275])&lt;ABS([.H275]); [.E275];[.H275]/[.C275])" office:value-type="float" office:value="-26.980340673697" calcext:value-type="float">
            <text:p>-26.9803406737</text:p>
          </table:table-cell>
          <table:table-cell table:formula="of:=IF(ABS([.G275])&lt;ABS([.H275]);[.G275]/[.D275];[.F275])" office:value-type="float" office:value="-40" calcext:value-type="float">
            <text:p>-40</text:p>
          </table:table-cell>
          <table:table-cell table:formula="of:=[.$E$9]+[.I275]" office:value-type="float" office:value="993.019659326303" calcext:value-type="float">
            <text:p>993.0196593263</text:p>
          </table:table-cell>
          <table:table-cell table:formula="of:=[.$F$9]+[.J275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RADIANS([.A276])" office:value-type="float" office:value="4.13643032722656" calcext:value-type="float">
            <text:p>4.1364303272</text:p>
          </table:table-cell>
          <table:table-cell table:formula="of:=SIN([.B276])" office:value-type="float" office:value="-0.838670567945424" calcext:value-type="float">
            <text:p>-0.8386705679</text:p>
          </table:table-cell>
          <table:table-cell table:formula="of:=COS([.B276])" office:value-type="float" office:value="-0.544639035015027" calcext:value-type="float">
            <text:p>-0.544639035</text:p>
          </table:table-cell>
          <table:table-cell table:formula="of:=([.$B$8] + [$Sheet1.$B$19])/IF([.D276]&gt;0;2;-2)" office:value-type="float" office:value="-90" calcext:value-type="float">
            <text:p>-90</text:p>
          </table:table-cell>
          <table:table-cell table:formula="of:=([.$B$9] + [$Sheet1.$B$19])/IF([.C276]&gt;0;2;-2)" office:value-type="float" office:value="-40" calcext:value-type="float">
            <text:p>-40</text:p>
          </table:table-cell>
          <table:table-cell table:formula="of:=[.E276]*[.C276]" office:value-type="float" office:value="75.4803511150882" calcext:value-type="float">
            <text:p>75.4803511151</text:p>
          </table:table-cell>
          <table:table-cell table:formula="of:=[.F276]*[.D276]" office:value-type="float" office:value="21.7855614006011" calcext:value-type="float">
            <text:p>21.7855614006</text:p>
          </table:table-cell>
          <table:table-cell table:formula="of:=IF(ABS([.G276])&lt;ABS([.H276]); [.E276];[.H276]/[.C276])" office:value-type="float" office:value="-25.9763037279004" calcext:value-type="float">
            <text:p>-25.9763037279</text:p>
          </table:table-cell>
          <table:table-cell table:formula="of:=IF(ABS([.G276])&lt;ABS([.H276]);[.G276]/[.D276];[.F276])" office:value-type="float" office:value="-40" calcext:value-type="float">
            <text:p>-40</text:p>
          </table:table-cell>
          <table:table-cell table:formula="of:=[.$E$9]+[.I276]" office:value-type="float" office:value="994.0236962721" calcext:value-type="float">
            <text:p>994.0236962721</text:p>
          </table:table-cell>
          <table:table-cell table:formula="of:=[.$F$9]+[.J276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RADIANS([.A277])" office:value-type="float" office:value="4.1538836197465" calcext:value-type="float">
            <text:p>4.1538836197</text:p>
          </table:table-cell>
          <table:table-cell table:formula="of:=SIN([.B277])" office:value-type="float" office:value="-0.848048096156426" calcext:value-type="float">
            <text:p>-0.8480480962</text:p>
          </table:table-cell>
          <table:table-cell table:formula="of:=COS([.B277])" office:value-type="float" office:value="-0.529919264233205" calcext:value-type="float">
            <text:p>-0.5299192642</text:p>
          </table:table-cell>
          <table:table-cell table:formula="of:=([.$B$8] + [$Sheet1.$B$19])/IF([.D277]&gt;0;2;-2)" office:value-type="float" office:value="-90" calcext:value-type="float">
            <text:p>-90</text:p>
          </table:table-cell>
          <table:table-cell table:formula="of:=([.$B$9] + [$Sheet1.$B$19])/IF([.C277]&gt;0;2;-2)" office:value-type="float" office:value="-40" calcext:value-type="float">
            <text:p>-40</text:p>
          </table:table-cell>
          <table:table-cell table:formula="of:=[.E277]*[.C277]" office:value-type="float" office:value="76.3243286540783" calcext:value-type="float">
            <text:p>76.3243286541</text:p>
          </table:table-cell>
          <table:table-cell table:formula="of:=[.F277]*[.D277]" office:value-type="float" office:value="21.1967705693282" calcext:value-type="float">
            <text:p>21.1967705693</text:p>
          </table:table-cell>
          <table:table-cell table:formula="of:=IF(ABS([.G277])&lt;ABS([.H277]); [.E277];[.H277]/[.C277])" office:value-type="float" office:value="-24.9947740763731" calcext:value-type="float">
            <text:p>-24.9947740764</text:p>
          </table:table-cell>
          <table:table-cell table:formula="of:=IF(ABS([.G277])&lt;ABS([.H277]);[.G277]/[.D277];[.F277])" office:value-type="float" office:value="-40" calcext:value-type="float">
            <text:p>-40</text:p>
          </table:table-cell>
          <table:table-cell table:formula="of:=[.$E$9]+[.I277]" office:value-type="float" office:value="995.005225923627" calcext:value-type="float">
            <text:p>995.0052259236</text:p>
          </table:table-cell>
          <table:table-cell table:formula="of:=[.$F$9]+[.J277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RADIANS([.A278])" office:value-type="float" office:value="4.17133691226645" calcext:value-type="float">
            <text:p>4.1713369123</text:p>
          </table:table-cell>
          <table:table-cell table:formula="of:=SIN([.B278])" office:value-type="float" office:value="-0.857167300702112" calcext:value-type="float">
            <text:p>-0.8571673007</text:p>
          </table:table-cell>
          <table:table-cell table:formula="of:=COS([.B278])" office:value-type="float" office:value="-0.515038074910054" calcext:value-type="float">
            <text:p>-0.5150380749</text:p>
          </table:table-cell>
          <table:table-cell table:formula="of:=([.$B$8] + [$Sheet1.$B$19])/IF([.D278]&gt;0;2;-2)" office:value-type="float" office:value="-90" calcext:value-type="float">
            <text:p>-90</text:p>
          </table:table-cell>
          <table:table-cell table:formula="of:=([.$B$9] + [$Sheet1.$B$19])/IF([.C278]&gt;0;2;-2)" office:value-type="float" office:value="-40" calcext:value-type="float">
            <text:p>-40</text:p>
          </table:table-cell>
          <table:table-cell table:formula="of:=[.E278]*[.C278]" office:value-type="float" office:value="77.1450570631901" calcext:value-type="float">
            <text:p>77.1450570632</text:p>
          </table:table-cell>
          <table:table-cell table:formula="of:=[.F278]*[.D278]" office:value-type="float" office:value="20.6015229964022" calcext:value-type="float">
            <text:p>20.6015229964</text:p>
          </table:table-cell>
          <table:table-cell table:formula="of:=IF(ABS([.G278])&lt;ABS([.H278]); [.E278];[.H278]/[.C278])" office:value-type="float" office:value="-24.0344247611024" calcext:value-type="float">
            <text:p>-24.0344247611</text:p>
          </table:table-cell>
          <table:table-cell table:formula="of:=IF(ABS([.G278])&lt;ABS([.H278]);[.G278]/[.D278];[.F278])" office:value-type="float" office:value="-40" calcext:value-type="float">
            <text:p>-40</text:p>
          </table:table-cell>
          <table:table-cell table:formula="of:=[.$E$9]+[.I278]" office:value-type="float" office:value="995.965575238898" calcext:value-type="float">
            <text:p>995.9655752389</text:p>
          </table:table-cell>
          <table:table-cell table:formula="of:=[.$F$9]+[.J278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ADIANS([.A279])" office:value-type="float" office:value="4.18879020478639" calcext:value-type="float">
            <text:p>4.1887902048</text:p>
          </table:table-cell>
          <table:table-cell table:formula="of:=SIN([.B279])" office:value-type="float" office:value="-0.866025403784438" calcext:value-type="float">
            <text:p>-0.8660254038</text:p>
          </table:table-cell>
          <table:table-cell table:formula="of:=COS([.B279])" office:value-type="float" office:value="-0.5" calcext:value-type="float">
            <text:p>-0.5</text:p>
          </table:table-cell>
          <table:table-cell table:formula="of:=([.$B$8] + [$Sheet1.$B$19])/IF([.D279]&gt;0;2;-2)" office:value-type="float" office:value="-90" calcext:value-type="float">
            <text:p>-90</text:p>
          </table:table-cell>
          <table:table-cell table:formula="of:=([.$B$9] + [$Sheet1.$B$19])/IF([.C279]&gt;0;2;-2)" office:value-type="float" office:value="-40" calcext:value-type="float">
            <text:p>-40</text:p>
          </table:table-cell>
          <table:table-cell table:formula="of:=[.E279]*[.C279]" office:value-type="float" office:value="77.9422863405995" calcext:value-type="float">
            <text:p>77.9422863406</text:p>
          </table:table-cell>
          <table:table-cell table:formula="of:=[.F279]*[.D279]" office:value-type="float" office:value="20" calcext:value-type="float">
            <text:p>20</text:p>
          </table:table-cell>
          <table:table-cell table:formula="of:=IF(ABS([.G279])&lt;ABS([.H279]); [.E279];[.H279]/[.C279])" office:value-type="float" office:value="-23.0940107675851" calcext:value-type="float">
            <text:p>-23.0940107676</text:p>
          </table:table-cell>
          <table:table-cell table:formula="of:=IF(ABS([.G279])&lt;ABS([.H279]);[.G279]/[.D279];[.F279])" office:value-type="float" office:value="-40" calcext:value-type="float">
            <text:p>-40</text:p>
          </table:table-cell>
          <table:table-cell table:formula="of:=[.$E$9]+[.I279]" office:value-type="float" office:value="996.905989232415" calcext:value-type="float">
            <text:p>996.9059892324</text:p>
          </table:table-cell>
          <table:table-cell table:formula="of:=[.$F$9]+[.J279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ADIANS([.A280])" office:value-type="float" office:value="4.20624349730633" calcext:value-type="float">
            <text:p>4.2062434973</text:p>
          </table:table-cell>
          <table:table-cell table:formula="of:=SIN([.B280])" office:value-type="float" office:value="-0.874619707139396" calcext:value-type="float">
            <text:p>-0.8746197071</text:p>
          </table:table-cell>
          <table:table-cell table:formula="of:=COS([.B280])" office:value-type="float" office:value="-0.484809620246337" calcext:value-type="float">
            <text:p>-0.4848096202</text:p>
          </table:table-cell>
          <table:table-cell table:formula="of:=([.$B$8] + [$Sheet1.$B$19])/IF([.D280]&gt;0;2;-2)" office:value-type="float" office:value="-90" calcext:value-type="float">
            <text:p>-90</text:p>
          </table:table-cell>
          <table:table-cell table:formula="of:=([.$B$9] + [$Sheet1.$B$19])/IF([.C280]&gt;0;2;-2)" office:value-type="float" office:value="-40" calcext:value-type="float">
            <text:p>-40</text:p>
          </table:table-cell>
          <table:table-cell table:formula="of:=[.E280]*[.C280]" office:value-type="float" office:value="78.7157736425456" calcext:value-type="float">
            <text:p>78.7157736425</text:p>
          </table:table-cell>
          <table:table-cell table:formula="of:=[.F280]*[.D280]" office:value-type="float" office:value="19.3923848098535" calcext:value-type="float">
            <text:p>19.3923848099</text:p>
          </table:table-cell>
          <table:table-cell table:formula="of:=IF(ABS([.G280])&lt;ABS([.H280]); [.E280];[.H280]/[.C280])" office:value-type="float" office:value="-22.1723620581107" calcext:value-type="float">
            <text:p>-22.1723620581</text:p>
          </table:table-cell>
          <table:table-cell table:formula="of:=IF(ABS([.G280])&lt;ABS([.H280]);[.G280]/[.D280];[.F280])" office:value-type="float" office:value="-40" calcext:value-type="float">
            <text:p>-40</text:p>
          </table:table-cell>
          <table:table-cell table:formula="of:=[.$E$9]+[.I280]" office:value-type="float" office:value="997.827637941889" calcext:value-type="float">
            <text:p>997.8276379419</text:p>
          </table:table-cell>
          <table:table-cell table:formula="of:=[.$F$9]+[.J280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RADIANS([.A281])" office:value-type="float" office:value="4.22369678982628" calcext:value-type="float">
            <text:p>4.2236967898</text:p>
          </table:table-cell>
          <table:table-cell table:formula="of:=SIN([.B281])" office:value-type="float" office:value="-0.882947592858927" calcext:value-type="float">
            <text:p>-0.8829475929</text:p>
          </table:table-cell>
          <table:table-cell table:formula="of:=COS([.B281])" office:value-type="float" office:value="-0.469471562785891" calcext:value-type="float">
            <text:p>-0.4694715628</text:p>
          </table:table-cell>
          <table:table-cell table:formula="of:=([.$B$8] + [$Sheet1.$B$19])/IF([.D281]&gt;0;2;-2)" office:value-type="float" office:value="-90" calcext:value-type="float">
            <text:p>-90</text:p>
          </table:table-cell>
          <table:table-cell table:formula="of:=([.$B$9] + [$Sheet1.$B$19])/IF([.C281]&gt;0;2;-2)" office:value-type="float" office:value="-40" calcext:value-type="float">
            <text:p>-40</text:p>
          </table:table-cell>
          <table:table-cell table:formula="of:=[.E281]*[.C281]" office:value-type="float" office:value="79.4652833573034" calcext:value-type="float">
            <text:p>79.4652833573</text:p>
          </table:table-cell>
          <table:table-cell table:formula="of:=[.F281]*[.D281]" office:value-type="float" office:value="18.7788625114356" calcext:value-type="float">
            <text:p>18.7788625114</text:p>
          </table:table-cell>
          <table:table-cell table:formula="of:=IF(ABS([.G281])&lt;ABS([.H281]); [.E281];[.H281]/[.C281])" office:value-type="float" office:value="-21.2683772664591" calcext:value-type="float">
            <text:p>-21.2683772665</text:p>
          </table:table-cell>
          <table:table-cell table:formula="of:=IF(ABS([.G281])&lt;ABS([.H281]);[.G281]/[.D281];[.F281])" office:value-type="float" office:value="-40" calcext:value-type="float">
            <text:p>-40</text:p>
          </table:table-cell>
          <table:table-cell table:formula="of:=[.$E$9]+[.I281]" office:value-type="float" office:value="998.731622733541" calcext:value-type="float">
            <text:p>998.7316227335</text:p>
          </table:table-cell>
          <table:table-cell table:formula="of:=[.$F$9]+[.J281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RADIANS([.A282])" office:value-type="float" office:value="4.24115008234622" calcext:value-type="float">
            <text:p>4.2411500823</text:p>
          </table:table-cell>
          <table:table-cell table:formula="of:=SIN([.B282])" office:value-type="float" office:value="-0.891006524188368" calcext:value-type="float">
            <text:p>-0.8910065242</text:p>
          </table:table-cell>
          <table:table-cell table:formula="of:=COS([.B282])" office:value-type="float" office:value="-0.453990499739547" calcext:value-type="float">
            <text:p>-0.4539904997</text:p>
          </table:table-cell>
          <table:table-cell table:formula="of:=([.$B$8] + [$Sheet1.$B$19])/IF([.D282]&gt;0;2;-2)" office:value-type="float" office:value="-90" calcext:value-type="float">
            <text:p>-90</text:p>
          </table:table-cell>
          <table:table-cell table:formula="of:=([.$B$9] + [$Sheet1.$B$19])/IF([.C282]&gt;0;2;-2)" office:value-type="float" office:value="-40" calcext:value-type="float">
            <text:p>-40</text:p>
          </table:table-cell>
          <table:table-cell table:formula="of:=[.E282]*[.C282]" office:value-type="float" office:value="80.1905871769531" calcext:value-type="float">
            <text:p>80.190587177</text:p>
          </table:table-cell>
          <table:table-cell table:formula="of:=[.F282]*[.D282]" office:value-type="float" office:value="18.1596199895819" calcext:value-type="float">
            <text:p>18.1596199896</text:p>
          </table:table-cell>
          <table:table-cell table:formula="of:=IF(ABS([.G282])&lt;ABS([.H282]); [.E282];[.H282]/[.C282])" office:value-type="float" office:value="-20.3810179797772" calcext:value-type="float">
            <text:p>-20.3810179798</text:p>
          </table:table-cell>
          <table:table-cell table:formula="of:=IF(ABS([.G282])&lt;ABS([.H282]);[.G282]/[.D282];[.F282])" office:value-type="float" office:value="-40" calcext:value-type="float">
            <text:p>-40</text:p>
          </table:table-cell>
          <table:table-cell table:formula="of:=[.$E$9]+[.I282]" office:value-type="float" office:value="999.618982020223" calcext:value-type="float">
            <text:p>999.6189820202</text:p>
          </table:table-cell>
          <table:table-cell table:formula="of:=[.$F$9]+[.J282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RADIANS([.A283])" office:value-type="float" office:value="4.25860337486616" calcext:value-type="float">
            <text:p>4.2586033749</text:p>
          </table:table-cell>
          <table:table-cell table:formula="of:=SIN([.B283])" office:value-type="float" office:value="-0.898794046299167" calcext:value-type="float">
            <text:p>-0.8987940463</text:p>
          </table:table-cell>
          <table:table-cell table:formula="of:=COS([.B283])" office:value-type="float" office:value="-0.438371146789078" calcext:value-type="float">
            <text:p>-0.4383711468</text:p>
          </table:table-cell>
          <table:table-cell table:formula="of:=([.$B$8] + [$Sheet1.$B$19])/IF([.D283]&gt;0;2;-2)" office:value-type="float" office:value="-90" calcext:value-type="float">
            <text:p>-90</text:p>
          </table:table-cell>
          <table:table-cell table:formula="of:=([.$B$9] + [$Sheet1.$B$19])/IF([.C283]&gt;0;2;-2)" office:value-type="float" office:value="-40" calcext:value-type="float">
            <text:p>-40</text:p>
          </table:table-cell>
          <table:table-cell table:formula="of:=[.E283]*[.C283]" office:value-type="float" office:value="80.891464166925" calcext:value-type="float">
            <text:p>80.8914641669</text:p>
          </table:table-cell>
          <table:table-cell table:formula="of:=[.F283]*[.D283]" office:value-type="float" office:value="17.5348458715631" calcext:value-type="float">
            <text:p>17.5348458716</text:p>
          </table:table-cell>
          <table:table-cell table:formula="of:=IF(ABS([.G283])&lt;ABS([.H283]); [.E283];[.H283]/[.C283])" office:value-type="float" office:value="-19.5093035426345" calcext:value-type="float">
            <text:p>-19.5093035426</text:p>
          </table:table-cell>
          <table:table-cell table:formula="of:=IF(ABS([.G283])&lt;ABS([.H283]);[.G283]/[.D283];[.F283])" office:value-type="float" office:value="-40" calcext:value-type="float">
            <text:p>-40</text:p>
          </table:table-cell>
          <table:table-cell table:formula="of:=[.$E$9]+[.I283]" office:value-type="float" office:value="1000.49069645737" calcext:value-type="float">
            <text:p>1000.4906964574</text:p>
          </table:table-cell>
          <table:table-cell table:formula="of:=[.$F$9]+[.J283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RADIANS([.A284])" office:value-type="float" office:value="4.27605666738611" calcext:value-type="float">
            <text:p>4.2760566674</text:p>
          </table:table-cell>
          <table:table-cell table:formula="of:=SIN([.B284])" office:value-type="float" office:value="-0.90630778703665" calcext:value-type="float">
            <text:p>-0.906307787</text:p>
          </table:table-cell>
          <table:table-cell table:formula="of:=COS([.B284])" office:value-type="float" office:value="-0.422618261740699" calcext:value-type="float">
            <text:p>-0.4226182617</text:p>
          </table:table-cell>
          <table:table-cell table:formula="of:=([.$B$8] + [$Sheet1.$B$19])/IF([.D284]&gt;0;2;-2)" office:value-type="float" office:value="-90" calcext:value-type="float">
            <text:p>-90</text:p>
          </table:table-cell>
          <table:table-cell table:formula="of:=([.$B$9] + [$Sheet1.$B$19])/IF([.C284]&gt;0;2;-2)" office:value-type="float" office:value="-40" calcext:value-type="float">
            <text:p>-40</text:p>
          </table:table-cell>
          <table:table-cell table:formula="of:=[.E284]*[.C284]" office:value-type="float" office:value="81.5677008332985" calcext:value-type="float">
            <text:p>81.5677008333</text:p>
          </table:table-cell>
          <table:table-cell table:formula="of:=[.F284]*[.D284]" office:value-type="float" office:value="16.904730469628" calcext:value-type="float">
            <text:p>16.9047304696</text:p>
          </table:table-cell>
          <table:table-cell table:formula="of:=IF(ABS([.G284])&lt;ABS([.H284]); [.E284];[.H284]/[.C284])" office:value-type="float" office:value="-18.6523063261999" calcext:value-type="float">
            <text:p>-18.6523063262</text:p>
          </table:table-cell>
          <table:table-cell table:formula="of:=IF(ABS([.G284])&lt;ABS([.H284]);[.G284]/[.D284];[.F284])" office:value-type="float" office:value="-40" calcext:value-type="float">
            <text:p>-40</text:p>
          </table:table-cell>
          <table:table-cell table:formula="of:=[.$E$9]+[.I284]" office:value-type="float" office:value="1001.3476936738" calcext:value-type="float">
            <text:p>1001.3476936738</text:p>
          </table:table-cell>
          <table:table-cell table:formula="of:=[.$F$9]+[.J284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RADIANS([.A285])" office:value-type="float" office:value="4.29350995990605" calcext:value-type="float">
            <text:p>4.2935099599</text:p>
          </table:table-cell>
          <table:table-cell table:formula="of:=SIN([.B285])" office:value-type="float" office:value="-0.913545457642601" calcext:value-type="float">
            <text:p>-0.9135454576</text:p>
          </table:table-cell>
          <table:table-cell table:formula="of:=COS([.B285])" office:value-type="float" office:value="-0.4067366430758" calcext:value-type="float">
            <text:p>-0.4067366431</text:p>
          </table:table-cell>
          <table:table-cell table:formula="of:=([.$B$8] + [$Sheet1.$B$19])/IF([.D285]&gt;0;2;-2)" office:value-type="float" office:value="-90" calcext:value-type="float">
            <text:p>-90</text:p>
          </table:table-cell>
          <table:table-cell table:formula="of:=([.$B$9] + [$Sheet1.$B$19])/IF([.C285]&gt;0;2;-2)" office:value-type="float" office:value="-40" calcext:value-type="float">
            <text:p>-40</text:p>
          </table:table-cell>
          <table:table-cell table:formula="of:=[.E285]*[.C285]" office:value-type="float" office:value="82.2190911878341" calcext:value-type="float">
            <text:p>82.2190911878</text:p>
          </table:table-cell>
          <table:table-cell table:formula="of:=[.F285]*[.D285]" office:value-type="float" office:value="16.269465723032" calcext:value-type="float">
            <text:p>16.269465723</text:p>
          </table:table-cell>
          <table:table-cell table:formula="of:=IF(ABS([.G285])&lt;ABS([.H285]); [.E285];[.H285]/[.C285])" office:value-type="float" office:value="-17.8091474123414" calcext:value-type="float">
            <text:p>-17.8091474123</text:p>
          </table:table-cell>
          <table:table-cell table:formula="of:=IF(ABS([.G285])&lt;ABS([.H285]);[.G285]/[.D285];[.F285])" office:value-type="float" office:value="-40" calcext:value-type="float">
            <text:p>-40</text:p>
          </table:table-cell>
          <table:table-cell table:formula="of:=[.$E$9]+[.I285]" office:value-type="float" office:value="1002.19085258766" calcext:value-type="float">
            <text:p>1002.1908525877</text:p>
          </table:table-cell>
          <table:table-cell table:formula="of:=[.$F$9]+[.J285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RADIANS([.A286])" office:value-type="float" office:value="4.31096325242599" calcext:value-type="float">
            <text:p>4.3109632524</text:p>
          </table:table-cell>
          <table:table-cell table:formula="of:=SIN([.B286])" office:value-type="float" office:value="-0.92050485345244" calcext:value-type="float">
            <text:p>-0.9205048535</text:p>
          </table:table-cell>
          <table:table-cell table:formula="of:=COS([.B286])" office:value-type="float" office:value="-0.390731128489274" calcext:value-type="float">
            <text:p>-0.3907311285</text:p>
          </table:table-cell>
          <table:table-cell table:formula="of:=([.$B$8] + [$Sheet1.$B$19])/IF([.D286]&gt;0;2;-2)" office:value-type="float" office:value="-90" calcext:value-type="float">
            <text:p>-90</text:p>
          </table:table-cell>
          <table:table-cell table:formula="of:=([.$B$9] + [$Sheet1.$B$19])/IF([.C286]&gt;0;2;-2)" office:value-type="float" office:value="-40" calcext:value-type="float">
            <text:p>-40</text:p>
          </table:table-cell>
          <table:table-cell table:formula="of:=[.E286]*[.C286]" office:value-type="float" office:value="82.8454368107196" calcext:value-type="float">
            <text:p>82.8454368107</text:p>
          </table:table-cell>
          <table:table-cell table:formula="of:=[.F286]*[.D286]" office:value-type="float" office:value="15.629245139571" calcext:value-type="float">
            <text:p>15.6292451396</text:p>
          </table:table-cell>
          <table:table-cell table:formula="of:=IF(ABS([.G286])&lt;ABS([.H286]); [.E286];[.H286]/[.C286])" office:value-type="float" office:value="-16.9789926483842" calcext:value-type="float">
            <text:p>-16.9789926484</text:p>
          </table:table-cell>
          <table:table-cell table:formula="of:=IF(ABS([.G286])&lt;ABS([.H286]);[.G286]/[.D286];[.F286])" office:value-type="float" office:value="-40" calcext:value-type="float">
            <text:p>-40</text:p>
          </table:table-cell>
          <table:table-cell table:formula="of:=[.$E$9]+[.I286]" office:value-type="float" office:value="1003.02100735162" calcext:value-type="float">
            <text:p>1003.0210073516</text:p>
          </table:table-cell>
          <table:table-cell table:formula="of:=[.$F$9]+[.J286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RADIANS([.A287])" office:value-type="float" office:value="4.32841654494594" calcext:value-type="float">
            <text:p>4.3284165449</text:p>
          </table:table-cell>
          <table:table-cell table:formula="of:=SIN([.B287])" office:value-type="float" office:value="-0.927183854566787" calcext:value-type="float">
            <text:p>-0.9271838546</text:p>
          </table:table-cell>
          <table:table-cell table:formula="of:=COS([.B287])" office:value-type="float" office:value="-0.374606593415912" calcext:value-type="float">
            <text:p>-0.3746065934</text:p>
          </table:table-cell>
          <table:table-cell table:formula="of:=([.$B$8] + [$Sheet1.$B$19])/IF([.D287]&gt;0;2;-2)" office:value-type="float" office:value="-90" calcext:value-type="float">
            <text:p>-90</text:p>
          </table:table-cell>
          <table:table-cell table:formula="of:=([.$B$9] + [$Sheet1.$B$19])/IF([.C287]&gt;0;2;-2)" office:value-type="float" office:value="-40" calcext:value-type="float">
            <text:p>-40</text:p>
          </table:table-cell>
          <table:table-cell table:formula="of:=[.E287]*[.C287]" office:value-type="float" office:value="83.4465469110109" calcext:value-type="float">
            <text:p>83.446546911</text:p>
          </table:table-cell>
          <table:table-cell table:formula="of:=[.F287]*[.D287]" office:value-type="float" office:value="14.9842637366365" calcext:value-type="float">
            <text:p>14.9842637366</text:p>
          </table:table-cell>
          <table:table-cell table:formula="of:=IF(ABS([.G287])&lt;ABS([.H287]); [.E287];[.H287]/[.C287])" office:value-type="float" office:value="-16.1610490334063" calcext:value-type="float">
            <text:p>-16.1610490334</text:p>
          </table:table-cell>
          <table:table-cell table:formula="of:=IF(ABS([.G287])&lt;ABS([.H287]);[.G287]/[.D287];[.F287])" office:value-type="float" office:value="-40" calcext:value-type="float">
            <text:p>-40</text:p>
          </table:table-cell>
          <table:table-cell table:formula="of:=[.$E$9]+[.I287]" office:value-type="float" office:value="1003.83895096659" calcext:value-type="float">
            <text:p>1003.8389509666</text:p>
          </table:table-cell>
          <table:table-cell table:formula="of:=[.$F$9]+[.J287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RADIANS([.A288])" office:value-type="float" office:value="4.34586983746588" calcext:value-type="float">
            <text:p>4.3458698375</text:p>
          </table:table-cell>
          <table:table-cell table:formula="of:=SIN([.B288])" office:value-type="float" office:value="-0.933580426497202" calcext:value-type="float">
            <text:p>-0.9335804265</text:p>
          </table:table-cell>
          <table:table-cell table:formula="of:=COS([.B288])" office:value-type="float" office:value="-0.358367949545301" calcext:value-type="float">
            <text:p>-0.3583679495</text:p>
          </table:table-cell>
          <table:table-cell table:formula="of:=([.$B$8] + [$Sheet1.$B$19])/IF([.D288]&gt;0;2;-2)" office:value-type="float" office:value="-90" calcext:value-type="float">
            <text:p>-90</text:p>
          </table:table-cell>
          <table:table-cell table:formula="of:=([.$B$9] + [$Sheet1.$B$19])/IF([.C288]&gt;0;2;-2)" office:value-type="float" office:value="-40" calcext:value-type="float">
            <text:p>-40</text:p>
          </table:table-cell>
          <table:table-cell table:formula="of:=[.E288]*[.C288]" office:value-type="float" office:value="84.0222383847481" calcext:value-type="float">
            <text:p>84.0222383847</text:p>
          </table:table-cell>
          <table:table-cell table:formula="of:=[.F288]*[.D288]" office:value-type="float" office:value="14.334717981812" calcext:value-type="float">
            <text:p>14.3347179818</text:p>
          </table:table-cell>
          <table:table-cell table:formula="of:=IF(ABS([.G288])&lt;ABS([.H288]); [.E288];[.H288]/[.C288])" office:value-type="float" office:value="-15.3545614014167" calcext:value-type="float">
            <text:p>-15.3545614014</text:p>
          </table:table-cell>
          <table:table-cell table:formula="of:=IF(ABS([.G288])&lt;ABS([.H288]);[.G288]/[.D288];[.F288])" office:value-type="float" office:value="-40" calcext:value-type="float">
            <text:p>-40</text:p>
          </table:table-cell>
          <table:table-cell table:formula="of:=[.$E$9]+[.I288]" office:value-type="float" office:value="1004.64543859858" calcext:value-type="float">
            <text:p>1004.6454385986</text:p>
          </table:table-cell>
          <table:table-cell table:formula="of:=[.$F$9]+[.J288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RADIANS([.A289])" office:value-type="float" office:value="4.36332312998582" calcext:value-type="float">
            <text:p>4.36332313</text:p>
          </table:table-cell>
          <table:table-cell table:formula="of:=SIN([.B289])" office:value-type="float" office:value="-0.939692620785908" calcext:value-type="float">
            <text:p>-0.9396926208</text:p>
          </table:table-cell>
          <table:table-cell table:formula="of:=COS([.B289])" office:value-type="float" office:value="-0.342020143325669" calcext:value-type="float">
            <text:p>-0.3420201433</text:p>
          </table:table-cell>
          <table:table-cell table:formula="of:=([.$B$8] + [$Sheet1.$B$19])/IF([.D289]&gt;0;2;-2)" office:value-type="float" office:value="-90" calcext:value-type="float">
            <text:p>-90</text:p>
          </table:table-cell>
          <table:table-cell table:formula="of:=([.$B$9] + [$Sheet1.$B$19])/IF([.C289]&gt;0;2;-2)" office:value-type="float" office:value="-40" calcext:value-type="float">
            <text:p>-40</text:p>
          </table:table-cell>
          <table:table-cell table:formula="of:=[.E289]*[.C289]" office:value-type="float" office:value="84.5723358707318" calcext:value-type="float">
            <text:p>84.5723358707</text:p>
          </table:table-cell>
          <table:table-cell table:formula="of:=[.F289]*[.D289]" office:value-type="float" office:value="13.6808057330267" calcext:value-type="float">
            <text:p>13.680805733</text:p>
          </table:table-cell>
          <table:table-cell table:formula="of:=IF(ABS([.G289])&lt;ABS([.H289]); [.E289];[.H289]/[.C289])" office:value-type="float" office:value="-14.5588093706481" calcext:value-type="float">
            <text:p>-14.5588093706</text:p>
          </table:table-cell>
          <table:table-cell table:formula="of:=IF(ABS([.G289])&lt;ABS([.H289]);[.G289]/[.D289];[.F289])" office:value-type="float" office:value="-40" calcext:value-type="float">
            <text:p>-40</text:p>
          </table:table-cell>
          <table:table-cell table:formula="of:=[.$E$9]+[.I289]" office:value-type="float" office:value="1005.44119062935" calcext:value-type="float">
            <text:p>1005.4411906294</text:p>
          </table:table-cell>
          <table:table-cell table:formula="of:=[.$F$9]+[.J289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RADIANS([.A290])" office:value-type="float" office:value="4.38077642250577" calcext:value-type="float">
            <text:p>4.3807764225</text:p>
          </table:table-cell>
          <table:table-cell table:formula="of:=SIN([.B290])" office:value-type="float" office:value="-0.945518575599317" calcext:value-type="float">
            <text:p>-0.9455185756</text:p>
          </table:table-cell>
          <table:table-cell table:formula="of:=COS([.B290])" office:value-type="float" office:value="-0.325568154457157" calcext:value-type="float">
            <text:p>-0.3255681545</text:p>
          </table:table-cell>
          <table:table-cell table:formula="of:=([.$B$8] + [$Sheet1.$B$19])/IF([.D290]&gt;0;2;-2)" office:value-type="float" office:value="-90" calcext:value-type="float">
            <text:p>-90</text:p>
          </table:table-cell>
          <table:table-cell table:formula="of:=([.$B$9] + [$Sheet1.$B$19])/IF([.C290]&gt;0;2;-2)" office:value-type="float" office:value="-40" calcext:value-type="float">
            <text:p>-40</text:p>
          </table:table-cell>
          <table:table-cell table:formula="of:=[.E290]*[.C290]" office:value-type="float" office:value="85.0966718039385" calcext:value-type="float">
            <text:p>85.0966718039</text:p>
          </table:table-cell>
          <table:table-cell table:formula="of:=[.F290]*[.D290]" office:value-type="float" office:value="13.0227261782863" calcext:value-type="float">
            <text:p>13.0227261783</text:p>
          </table:table-cell>
          <table:table-cell table:formula="of:=IF(ABS([.G290])&lt;ABS([.H290]); [.E290];[.H290]/[.C290])" office:value-type="float" office:value="-13.7731045315866" calcext:value-type="float">
            <text:p>-13.7731045316</text:p>
          </table:table-cell>
          <table:table-cell table:formula="of:=IF(ABS([.G290])&lt;ABS([.H290]);[.G290]/[.D290];[.F290])" office:value-type="float" office:value="-40" calcext:value-type="float">
            <text:p>-40</text:p>
          </table:table-cell>
          <table:table-cell table:formula="of:=[.$E$9]+[.I290]" office:value-type="float" office:value="1006.22689546841" calcext:value-type="float">
            <text:p>1006.2268954684</text:p>
          </table:table-cell>
          <table:table-cell table:formula="of:=[.$F$9]+[.J290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RADIANS([.A291])" office:value-type="float" office:value="4.39822971502571" calcext:value-type="float">
            <text:p>4.398229715</text:p>
          </table:table-cell>
          <table:table-cell table:formula="of:=SIN([.B291])" office:value-type="float" office:value="-0.951056516295153" calcext:value-type="float">
            <text:p>-0.9510565163</text:p>
          </table:table-cell>
          <table:table-cell table:formula="of:=COS([.B291])" office:value-type="float" office:value="-0.309016994374948" calcext:value-type="float">
            <text:p>-0.3090169944</text:p>
          </table:table-cell>
          <table:table-cell table:formula="of:=([.$B$8] + [$Sheet1.$B$19])/IF([.D291]&gt;0;2;-2)" office:value-type="float" office:value="-90" calcext:value-type="float">
            <text:p>-90</text:p>
          </table:table-cell>
          <table:table-cell table:formula="of:=([.$B$9] + [$Sheet1.$B$19])/IF([.C291]&gt;0;2;-2)" office:value-type="float" office:value="-40" calcext:value-type="float">
            <text:p>-40</text:p>
          </table:table-cell>
          <table:table-cell table:formula="of:=[.E291]*[.C291]" office:value-type="float" office:value="85.5950864665638" calcext:value-type="float">
            <text:p>85.5950864666</text:p>
          </table:table-cell>
          <table:table-cell table:formula="of:=[.F291]*[.D291]" office:value-type="float" office:value="12.3606797749979" calcext:value-type="float">
            <text:p>12.360679775</text:p>
          </table:table-cell>
          <table:table-cell table:formula="of:=IF(ABS([.G291])&lt;ABS([.H291]); [.E291];[.H291]/[.C291])" office:value-type="float" office:value="-12.9967878493163" calcext:value-type="float">
            <text:p>-12.9967878493</text:p>
          </table:table-cell>
          <table:table-cell table:formula="of:=IF(ABS([.G291])&lt;ABS([.H291]);[.G291]/[.D291];[.F291])" office:value-type="float" office:value="-40" calcext:value-type="float">
            <text:p>-40</text:p>
          </table:table-cell>
          <table:table-cell table:formula="of:=[.$E$9]+[.I291]" office:value-type="float" office:value="1007.00321215068" calcext:value-type="float">
            <text:p>1007.0032121507</text:p>
          </table:table-cell>
          <table:table-cell table:formula="of:=[.$F$9]+[.J291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RADIANS([.A292])" office:value-type="float" office:value="4.41568300754565" calcext:value-type="float">
            <text:p>4.4156830075</text:p>
          </table:table-cell>
          <table:table-cell table:formula="of:=SIN([.B292])" office:value-type="float" office:value="-0.956304755963035" calcext:value-type="float">
            <text:p>-0.956304756</text:p>
          </table:table-cell>
          <table:table-cell table:formula="of:=COS([.B292])" office:value-type="float" office:value="-0.292371704722737" calcext:value-type="float">
            <text:p>-0.2923717047</text:p>
          </table:table-cell>
          <table:table-cell table:formula="of:=([.$B$8] + [$Sheet1.$B$19])/IF([.D292]&gt;0;2;-2)" office:value-type="float" office:value="-90" calcext:value-type="float">
            <text:p>-90</text:p>
          </table:table-cell>
          <table:table-cell table:formula="of:=([.$B$9] + [$Sheet1.$B$19])/IF([.C292]&gt;0;2;-2)" office:value-type="float" office:value="-40" calcext:value-type="float">
            <text:p>-40</text:p>
          </table:table-cell>
          <table:table-cell table:formula="of:=[.E292]*[.C292]" office:value-type="float" office:value="86.0674280366732" calcext:value-type="float">
            <text:p>86.0674280367</text:p>
          </table:table-cell>
          <table:table-cell table:formula="of:=[.F292]*[.D292]" office:value-type="float" office:value="11.6948681889095" calcext:value-type="float">
            <text:p>11.6948681889</text:p>
          </table:table-cell>
          <table:table-cell table:formula="of:=IF(ABS([.G292])&lt;ABS([.H292]); [.E292];[.H292]/[.C292])" office:value-type="float" office:value="-12.2292272583464" calcext:value-type="float">
            <text:p>-12.2292272583</text:p>
          </table:table-cell>
          <table:table-cell table:formula="of:=IF(ABS([.G292])&lt;ABS([.H292]);[.G292]/[.D292];[.F292])" office:value-type="float" office:value="-40" calcext:value-type="float">
            <text:p>-40</text:p>
          </table:table-cell>
          <table:table-cell table:formula="of:=[.$E$9]+[.I292]" office:value-type="float" office:value="1007.77077274165" calcext:value-type="float">
            <text:p>1007.7707727417</text:p>
          </table:table-cell>
          <table:table-cell table:formula="of:=[.$F$9]+[.J292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RADIANS([.A293])" office:value-type="float" office:value="4.4331363000656" calcext:value-type="float">
            <text:p>4.4331363001</text:p>
          </table:table-cell>
          <table:table-cell table:formula="of:=SIN([.B293])" office:value-type="float" office:value="-0.961261695938319" calcext:value-type="float">
            <text:p>-0.9612616959</text:p>
          </table:table-cell>
          <table:table-cell table:formula="of:=COS([.B293])" office:value-type="float" office:value="-0.275637355816999" calcext:value-type="float">
            <text:p>-0.2756373558</text:p>
          </table:table-cell>
          <table:table-cell table:formula="of:=([.$B$8] + [$Sheet1.$B$19])/IF([.D293]&gt;0;2;-2)" office:value-type="float" office:value="-90" calcext:value-type="float">
            <text:p>-90</text:p>
          </table:table-cell>
          <table:table-cell table:formula="of:=([.$B$9] + [$Sheet1.$B$19])/IF([.C293]&gt;0;2;-2)" office:value-type="float" office:value="-40" calcext:value-type="float">
            <text:p>-40</text:p>
          </table:table-cell>
          <table:table-cell table:formula="of:=[.E293]*[.C293]" office:value-type="float" office:value="86.5135526344487" calcext:value-type="float">
            <text:p>86.5135526344</text:p>
          </table:table-cell>
          <table:table-cell table:formula="of:=[.F293]*[.D293]" office:value-type="float" office:value="11.02549423268" calcext:value-type="float">
            <text:p>11.0254942327</text:p>
          </table:table-cell>
          <table:table-cell table:formula="of:=IF(ABS([.G293])&lt;ABS([.H293]); [.E293];[.H293]/[.C293])" office:value-type="float" office:value="-11.4698154303523" calcext:value-type="float">
            <text:p>-11.4698154304</text:p>
          </table:table-cell>
          <table:table-cell table:formula="of:=IF(ABS([.G293])&lt;ABS([.H293]);[.G293]/[.D293];[.F293])" office:value-type="float" office:value="-40" calcext:value-type="float">
            <text:p>-40</text:p>
          </table:table-cell>
          <table:table-cell table:formula="of:=[.$E$9]+[.I293]" office:value-type="float" office:value="1008.53018456965" calcext:value-type="float">
            <text:p>1008.5301845697</text:p>
          </table:table-cell>
          <table:table-cell table:formula="of:=[.$F$9]+[.J293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RADIANS([.A294])" office:value-type="float" office:value="4.45058959258554" calcext:value-type="float">
            <text:p>4.4505895926</text:p>
          </table:table-cell>
          <table:table-cell table:formula="of:=SIN([.B294])" office:value-type="float" office:value="-0.965925826289068" calcext:value-type="float">
            <text:p>-0.9659258263</text:p>
          </table:table-cell>
          <table:table-cell table:formula="of:=COS([.B294])" office:value-type="float" office:value="-0.258819045102521" calcext:value-type="float">
            <text:p>-0.2588190451</text:p>
          </table:table-cell>
          <table:table-cell table:formula="of:=([.$B$8] + [$Sheet1.$B$19])/IF([.D294]&gt;0;2;-2)" office:value-type="float" office:value="-90" calcext:value-type="float">
            <text:p>-90</text:p>
          </table:table-cell>
          <table:table-cell table:formula="of:=([.$B$9] + [$Sheet1.$B$19])/IF([.C294]&gt;0;2;-2)" office:value-type="float" office:value="-40" calcext:value-type="float">
            <text:p>-40</text:p>
          </table:table-cell>
          <table:table-cell table:formula="of:=[.E294]*[.C294]" office:value-type="float" office:value="86.9333243660162" calcext:value-type="float">
            <text:p>86.933324366</text:p>
          </table:table-cell>
          <table:table-cell table:formula="of:=[.F294]*[.D294]" office:value-type="float" office:value="10.3527618041008" calcext:value-type="float">
            <text:p>10.3527618041</text:p>
          </table:table-cell>
          <table:table-cell table:formula="of:=IF(ABS([.G294])&lt;ABS([.H294]); [.E294];[.H294]/[.C294])" office:value-type="float" office:value="-10.7179676972449" calcext:value-type="float">
            <text:p>-10.7179676972</text:p>
          </table:table-cell>
          <table:table-cell table:formula="of:=IF(ABS([.G294])&lt;ABS([.H294]);[.G294]/[.D294];[.F294])" office:value-type="float" office:value="-40" calcext:value-type="float">
            <text:p>-40</text:p>
          </table:table-cell>
          <table:table-cell table:formula="of:=[.$E$9]+[.I294]" office:value-type="float" office:value="1009.28203230276" calcext:value-type="float">
            <text:p>1009.2820323028</text:p>
          </table:table-cell>
          <table:table-cell table:formula="of:=[.$F$9]+[.J294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RADIANS([.A295])" office:value-type="float" office:value="4.46804288510548" calcext:value-type="float">
            <text:p>4.4680428851</text:p>
          </table:table-cell>
          <table:table-cell table:formula="of:=SIN([.B295])" office:value-type="float" office:value="-0.970295726275996" calcext:value-type="float">
            <text:p>-0.9702957263</text:p>
          </table:table-cell>
          <table:table-cell table:formula="of:=COS([.B295])" office:value-type="float" office:value="-0.241921895599668" calcext:value-type="float">
            <text:p>-0.2419218956</text:p>
          </table:table-cell>
          <table:table-cell table:formula="of:=([.$B$8] + [$Sheet1.$B$19])/IF([.D295]&gt;0;2;-2)" office:value-type="float" office:value="-90" calcext:value-type="float">
            <text:p>-90</text:p>
          </table:table-cell>
          <table:table-cell table:formula="of:=([.$B$9] + [$Sheet1.$B$19])/IF([.C295]&gt;0;2;-2)" office:value-type="float" office:value="-40" calcext:value-type="float">
            <text:p>-40</text:p>
          </table:table-cell>
          <table:table-cell table:formula="of:=[.E295]*[.C295]" office:value-type="float" office:value="87.3266153648397" calcext:value-type="float">
            <text:p>87.3266153648</text:p>
          </table:table-cell>
          <table:table-cell table:formula="of:=[.F295]*[.D295]" office:value-type="float" office:value="9.67687582398671" calcext:value-type="float">
            <text:p>9.676875824</text:p>
          </table:table-cell>
          <table:table-cell table:formula="of:=IF(ABS([.G295])&lt;ABS([.H295]); [.E295];[.H295]/[.C295])" office:value-type="float" office:value="-9.97312011372723" calcext:value-type="float">
            <text:p>-9.9731201137</text:p>
          </table:table-cell>
          <table:table-cell table:formula="of:=IF(ABS([.G295])&lt;ABS([.H295]);[.G295]/[.D295];[.F295])" office:value-type="float" office:value="-40" calcext:value-type="float">
            <text:p>-40</text:p>
          </table:table-cell>
          <table:table-cell table:formula="of:=[.$E$9]+[.I295]" office:value-type="float" office:value="1010.02687988627" calcext:value-type="float">
            <text:p>1010.0268798863</text:p>
          </table:table-cell>
          <table:table-cell table:formula="of:=[.$F$9]+[.J295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RADIANS([.A296])" office:value-type="float" office:value="4.48549617762543" calcext:value-type="float">
            <text:p>4.4854961776</text:p>
          </table:table-cell>
          <table:table-cell table:formula="of:=SIN([.B296])" office:value-type="float" office:value="-0.974370064785235" calcext:value-type="float">
            <text:p>-0.9743700648</text:p>
          </table:table-cell>
          <table:table-cell table:formula="of:=COS([.B296])" office:value-type="float" office:value="-0.224951054343865" calcext:value-type="float">
            <text:p>-0.2249510543</text:p>
          </table:table-cell>
          <table:table-cell table:formula="of:=([.$B$8] + [$Sheet1.$B$19])/IF([.D296]&gt;0;2;-2)" office:value-type="float" office:value="-90" calcext:value-type="float">
            <text:p>-90</text:p>
          </table:table-cell>
          <table:table-cell table:formula="of:=([.$B$9] + [$Sheet1.$B$19])/IF([.C296]&gt;0;2;-2)" office:value-type="float" office:value="-40" calcext:value-type="float">
            <text:p>-40</text:p>
          </table:table-cell>
          <table:table-cell table:formula="of:=[.E296]*[.C296]" office:value-type="float" office:value="87.6933058306712" calcext:value-type="float">
            <text:p>87.6933058307</text:p>
          </table:table-cell>
          <table:table-cell table:formula="of:=[.F296]*[.D296]" office:value-type="float" office:value="8.99804217375461" calcext:value-type="float">
            <text:p>8.9980421738</text:p>
          </table:table-cell>
          <table:table-cell table:formula="of:=IF(ABS([.G296])&lt;ABS([.H296]); [.E296];[.H296]/[.C296])" office:value-type="float" office:value="-9.23472764502254" calcext:value-type="float">
            <text:p>-9.234727645</text:p>
          </table:table-cell>
          <table:table-cell table:formula="of:=IF(ABS([.G296])&lt;ABS([.H296]);[.G296]/[.D296];[.F296])" office:value-type="float" office:value="-40" calcext:value-type="float">
            <text:p>-40</text:p>
          </table:table-cell>
          <table:table-cell table:formula="of:=[.$E$9]+[.I296]" office:value-type="float" office:value="1010.76527235498" calcext:value-type="float">
            <text:p>1010.765272355</text:p>
          </table:table-cell>
          <table:table-cell table:formula="of:=[.$F$9]+[.J296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RADIANS([.A297])" office:value-type="float" office:value="4.50294947014537" calcext:value-type="float">
            <text:p>4.5029494701</text:p>
          </table:table-cell>
          <table:table-cell table:formula="of:=SIN([.B297])" office:value-type="float" office:value="-0.978147600733806" calcext:value-type="float">
            <text:p>-0.9781476007</text:p>
          </table:table-cell>
          <table:table-cell table:formula="of:=COS([.B297])" office:value-type="float" office:value="-0.20791169081776" calcext:value-type="float">
            <text:p>-0.2079116908</text:p>
          </table:table-cell>
          <table:table-cell table:formula="of:=([.$B$8] + [$Sheet1.$B$19])/IF([.D297]&gt;0;2;-2)" office:value-type="float" office:value="-90" calcext:value-type="float">
            <text:p>-90</text:p>
          </table:table-cell>
          <table:table-cell table:formula="of:=([.$B$9] + [$Sheet1.$B$19])/IF([.C297]&gt;0;2;-2)" office:value-type="float" office:value="-40" calcext:value-type="float">
            <text:p>-40</text:p>
          </table:table-cell>
          <table:table-cell table:formula="of:=[.E297]*[.C297]" office:value-type="float" office:value="88.0332840660425" calcext:value-type="float">
            <text:p>88.033284066</text:p>
          </table:table-cell>
          <table:table-cell table:formula="of:=[.F297]*[.D297]" office:value-type="float" office:value="8.31646763271039" calcext:value-type="float">
            <text:p>8.3164676327</text:p>
          </table:table-cell>
          <table:table-cell table:formula="of:=IF(ABS([.G297])&lt;ABS([.H297]); [.E297];[.H297]/[.C297])" office:value-type="float" office:value="-8.5022624668009" calcext:value-type="float">
            <text:p>-8.5022624668</text:p>
          </table:table-cell>
          <table:table-cell table:formula="of:=IF(ABS([.G297])&lt;ABS([.H297]);[.G297]/[.D297];[.F297])" office:value-type="float" office:value="-40" calcext:value-type="float">
            <text:p>-40</text:p>
          </table:table-cell>
          <table:table-cell table:formula="of:=[.$E$9]+[.I297]" office:value-type="float" office:value="1011.4977375332" calcext:value-type="float">
            <text:p>1011.4977375332</text:p>
          </table:table-cell>
          <table:table-cell table:formula="of:=[.$F$9]+[.J297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RADIANS([.A298])" office:value-type="float" office:value="4.52040276266531" calcext:value-type="float">
            <text:p>4.5204027627</text:p>
          </table:table-cell>
          <table:table-cell table:formula="of:=SIN([.B298])" office:value-type="float" office:value="-0.981627183447664" calcext:value-type="float">
            <text:p>-0.9816271834</text:p>
          </table:table-cell>
          <table:table-cell table:formula="of:=COS([.B298])" office:value-type="float" office:value="-0.190808995376545" calcext:value-type="float">
            <text:p>-0.1908089954</text:p>
          </table:table-cell>
          <table:table-cell table:formula="of:=([.$B$8] + [$Sheet1.$B$19])/IF([.D298]&gt;0;2;-2)" office:value-type="float" office:value="-90" calcext:value-type="float">
            <text:p>-90</text:p>
          </table:table-cell>
          <table:table-cell table:formula="of:=([.$B$9] + [$Sheet1.$B$19])/IF([.C298]&gt;0;2;-2)" office:value-type="float" office:value="-40" calcext:value-type="float">
            <text:p>-40</text:p>
          </table:table-cell>
          <table:table-cell table:formula="of:=[.E298]*[.C298]" office:value-type="float" office:value="88.3464465102898" calcext:value-type="float">
            <text:p>88.3464465103</text:p>
          </table:table-cell>
          <table:table-cell table:formula="of:=[.F298]*[.D298]" office:value-type="float" office:value="7.63235981506178" calcext:value-type="float">
            <text:p>7.6323598151</text:p>
          </table:table-cell>
          <table:table-cell table:formula="of:=IF(ABS([.G298])&lt;ABS([.H298]); [.E298];[.H298]/[.C298])" office:value-type="float" office:value="-7.77521236550873" calcext:value-type="float">
            <text:p>-7.7752123655</text:p>
          </table:table-cell>
          <table:table-cell table:formula="of:=IF(ABS([.G298])&lt;ABS([.H298]);[.G298]/[.D298];[.F298])" office:value-type="float" office:value="-40" calcext:value-type="float">
            <text:p>-40</text:p>
          </table:table-cell>
          <table:table-cell table:formula="of:=[.$E$9]+[.I298]" office:value-type="float" office:value="1012.22478763449" calcext:value-type="float">
            <text:p>1012.2247876345</text:p>
          </table:table-cell>
          <table:table-cell table:formula="of:=[.$F$9]+[.J298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RADIANS([.A299])" office:value-type="float" office:value="4.53785605518526" calcext:value-type="float">
            <text:p>4.5378560552</text:p>
          </table:table-cell>
          <table:table-cell table:formula="of:=SIN([.B299])" office:value-type="float" office:value="-0.984807753012208" calcext:value-type="float">
            <text:p>-0.984807753</text:p>
          </table:table-cell>
          <table:table-cell table:formula="of:=COS([.B299])" office:value-type="float" office:value="-0.17364817766693" calcext:value-type="float">
            <text:p>-0.1736481777</text:p>
          </table:table-cell>
          <table:table-cell table:formula="of:=([.$B$8] + [$Sheet1.$B$19])/IF([.D299]&gt;0;2;-2)" office:value-type="float" office:value="-90" calcext:value-type="float">
            <text:p>-90</text:p>
          </table:table-cell>
          <table:table-cell table:formula="of:=([.$B$9] + [$Sheet1.$B$19])/IF([.C299]&gt;0;2;-2)" office:value-type="float" office:value="-40" calcext:value-type="float">
            <text:p>-40</text:p>
          </table:table-cell>
          <table:table-cell table:formula="of:=[.E299]*[.C299]" office:value-type="float" office:value="88.6326977710987" calcext:value-type="float">
            <text:p>88.6326977711</text:p>
          </table:table-cell>
          <table:table-cell table:formula="of:=[.F299]*[.D299]" office:value-type="float" office:value="6.94592710667721" calcext:value-type="float">
            <text:p>6.9459271067</text:p>
          </table:table-cell>
          <table:table-cell table:formula="of:=IF(ABS([.G299])&lt;ABS([.H299]); [.E299];[.H299]/[.C299])" office:value-type="float" office:value="-7.0530792283386" calcext:value-type="float">
            <text:p>-7.0530792283</text:p>
          </table:table-cell>
          <table:table-cell table:formula="of:=IF(ABS([.G299])&lt;ABS([.H299]);[.G299]/[.D299];[.F299])" office:value-type="float" office:value="-40" calcext:value-type="float">
            <text:p>-40</text:p>
          </table:table-cell>
          <table:table-cell table:formula="of:=[.$E$9]+[.I299]" office:value-type="float" office:value="1012.94692077166" calcext:value-type="float">
            <text:p>1012.9469207717</text:p>
          </table:table-cell>
          <table:table-cell table:formula="of:=[.$F$9]+[.J299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RADIANS([.A300])" office:value-type="float" office:value="4.5553093477052" calcext:value-type="float">
            <text:p>4.5553093477</text:p>
          </table:table-cell>
          <table:table-cell table:formula="of:=SIN([.B300])" office:value-type="float" office:value="-0.987688340595138" calcext:value-type="float">
            <text:p>-0.9876883406</text:p>
          </table:table-cell>
          <table:table-cell table:formula="of:=COS([.B300])" office:value-type="float" office:value="-0.156434465040231" calcext:value-type="float">
            <text:p>-0.156434465</text:p>
          </table:table-cell>
          <table:table-cell table:formula="of:=([.$B$8] + [$Sheet1.$B$19])/IF([.D300]&gt;0;2;-2)" office:value-type="float" office:value="-90" calcext:value-type="float">
            <text:p>-90</text:p>
          </table:table-cell>
          <table:table-cell table:formula="of:=([.$B$9] + [$Sheet1.$B$19])/IF([.C300]&gt;0;2;-2)" office:value-type="float" office:value="-40" calcext:value-type="float">
            <text:p>-40</text:p>
          </table:table-cell>
          <table:table-cell table:formula="of:=[.E300]*[.C300]" office:value-type="float" office:value="88.8919506535624" calcext:value-type="float">
            <text:p>88.8919506536</text:p>
          </table:table-cell>
          <table:table-cell table:formula="of:=[.F300]*[.D300]" office:value-type="float" office:value="6.25737860160924" calcext:value-type="float">
            <text:p>6.2573786016</text:p>
          </table:table-cell>
          <table:table-cell table:formula="of:=IF(ABS([.G300])&lt;ABS([.H300]); [.E300];[.H300]/[.C300])" office:value-type="float" office:value="-6.33537761298146" calcext:value-type="float">
            <text:p>-6.335377613</text:p>
          </table:table-cell>
          <table:table-cell table:formula="of:=IF(ABS([.G300])&lt;ABS([.H300]);[.G300]/[.D300];[.F300])" office:value-type="float" office:value="-40" calcext:value-type="float">
            <text:p>-40</text:p>
          </table:table-cell>
          <table:table-cell table:formula="of:=[.$E$9]+[.I300]" office:value-type="float" office:value="1013.66462238702" calcext:value-type="float">
            <text:p>1013.664622387</text:p>
          </table:table-cell>
          <table:table-cell table:formula="of:=[.$F$9]+[.J300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RADIANS([.A301])" office:value-type="float" office:value="4.57276264022514" calcext:value-type="float">
            <text:p>4.5727626402</text:p>
          </table:table-cell>
          <table:table-cell table:formula="of:=SIN([.B301])" office:value-type="float" office:value="-0.99026806874157" calcext:value-type="float">
            <text:p>-0.9902680687</text:p>
          </table:table-cell>
          <table:table-cell table:formula="of:=COS([.B301])" office:value-type="float" office:value="-0.139173100960066" calcext:value-type="float">
            <text:p>-0.139173101</text:p>
          </table:table-cell>
          <table:table-cell table:formula="of:=([.$B$8] + [$Sheet1.$B$19])/IF([.D301]&gt;0;2;-2)" office:value-type="float" office:value="-90" calcext:value-type="float">
            <text:p>-90</text:p>
          </table:table-cell>
          <table:table-cell table:formula="of:=([.$B$9] + [$Sheet1.$B$19])/IF([.C301]&gt;0;2;-2)" office:value-type="float" office:value="-40" calcext:value-type="float">
            <text:p>-40</text:p>
          </table:table-cell>
          <table:table-cell table:formula="of:=[.E301]*[.C301]" office:value-type="float" office:value="89.1241261867413" calcext:value-type="float">
            <text:p>89.1241261867</text:p>
          </table:table-cell>
          <table:table-cell table:formula="of:=[.F301]*[.D301]" office:value-type="float" office:value="5.56692403840263" calcext:value-type="float">
            <text:p>5.5669240384</text:p>
          </table:table-cell>
          <table:table-cell table:formula="of:=IF(ABS([.G301])&lt;ABS([.H301]); [.E301];[.H301]/[.C301])" office:value-type="float" office:value="-5.62163338809567" calcext:value-type="float">
            <text:p>-5.6216333881</text:p>
          </table:table-cell>
          <table:table-cell table:formula="of:=IF(ABS([.G301])&lt;ABS([.H301]);[.G301]/[.D301];[.F301])" office:value-type="float" office:value="-40" calcext:value-type="float">
            <text:p>-40</text:p>
          </table:table-cell>
          <table:table-cell table:formula="of:=[.$E$9]+[.I301]" office:value-type="float" office:value="1014.3783666119" calcext:value-type="float">
            <text:p>1014.3783666119</text:p>
          </table:table-cell>
          <table:table-cell table:formula="of:=[.$F$9]+[.J301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RADIANS([.A302])" office:value-type="float" office:value="4.59021593274509" calcext:value-type="float">
            <text:p>4.5902159327</text:p>
          </table:table-cell>
          <table:table-cell table:formula="of:=SIN([.B302])" office:value-type="float" office:value="-0.992546151641322" calcext:value-type="float">
            <text:p>-0.9925461516</text:p>
          </table:table-cell>
          <table:table-cell table:formula="of:=COS([.B302])" office:value-type="float" office:value="-0.121869343405147" calcext:value-type="float">
            <text:p>-0.1218693434</text:p>
          </table:table-cell>
          <table:table-cell table:formula="of:=([.$B$8] + [$Sheet1.$B$19])/IF([.D302]&gt;0;2;-2)" office:value-type="float" office:value="-90" calcext:value-type="float">
            <text:p>-90</text:p>
          </table:table-cell>
          <table:table-cell table:formula="of:=([.$B$9] + [$Sheet1.$B$19])/IF([.C302]&gt;0;2;-2)" office:value-type="float" office:value="-40" calcext:value-type="float">
            <text:p>-40</text:p>
          </table:table-cell>
          <table:table-cell table:formula="of:=[.E302]*[.C302]" office:value-type="float" office:value="89.329153647719" calcext:value-type="float">
            <text:p>89.3291536477</text:p>
          </table:table-cell>
          <table:table-cell table:formula="of:=[.F302]*[.D302]" office:value-type="float" office:value="4.87477373620589" calcext:value-type="float">
            <text:p>4.8747737362</text:p>
          </table:table-cell>
          <table:table-cell table:formula="of:=IF(ABS([.G302])&lt;ABS([.H302]); [.E302];[.H302]/[.C302])" office:value-type="float" office:value="-4.91138243611617" calcext:value-type="float">
            <text:p>-4.9113824361</text:p>
          </table:table-cell>
          <table:table-cell table:formula="of:=IF(ABS([.G302])&lt;ABS([.H302]);[.G302]/[.D302];[.F302])" office:value-type="float" office:value="-40" calcext:value-type="float">
            <text:p>-40</text:p>
          </table:table-cell>
          <table:table-cell table:formula="of:=[.$E$9]+[.I302]" office:value-type="float" office:value="1015.08861756388" calcext:value-type="float">
            <text:p>1015.0886175639</text:p>
          </table:table-cell>
          <table:table-cell table:formula="of:=[.$F$9]+[.J302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RADIANS([.A303])" office:value-type="float" office:value="4.60766922526503" calcext:value-type="float">
            <text:p>4.6076692253</text:p>
          </table:table-cell>
          <table:table-cell table:formula="of:=SIN([.B303])" office:value-type="float" office:value="-0.994521895368273" calcext:value-type="float">
            <text:p>-0.9945218954</text:p>
          </table:table-cell>
          <table:table-cell table:formula="of:=COS([.B303])" office:value-type="float" office:value="-0.104528463267653" calcext:value-type="float">
            <text:p>-0.1045284633</text:p>
          </table:table-cell>
          <table:table-cell table:formula="of:=([.$B$8] + [$Sheet1.$B$19])/IF([.D303]&gt;0;2;-2)" office:value-type="float" office:value="-90" calcext:value-type="float">
            <text:p>-90</text:p>
          </table:table-cell>
          <table:table-cell table:formula="of:=([.$B$9] + [$Sheet1.$B$19])/IF([.C303]&gt;0;2;-2)" office:value-type="float" office:value="-40" calcext:value-type="float">
            <text:p>-40</text:p>
          </table:table-cell>
          <table:table-cell table:formula="of:=[.E303]*[.C303]" office:value-type="float" office:value="89.5069705831446" calcext:value-type="float">
            <text:p>89.5069705831</text:p>
          </table:table-cell>
          <table:table-cell table:formula="of:=[.F303]*[.D303]" office:value-type="float" office:value="4.18113853070613" calcext:value-type="float">
            <text:p>4.1811385307</text:p>
          </table:table-cell>
          <table:table-cell table:formula="of:=IF(ABS([.G303])&lt;ABS([.H303]); [.E303];[.H303]/[.C303])" office:value-type="float" office:value="-4.20416941062705" calcext:value-type="float">
            <text:p>-4.2041694106</text:p>
          </table:table-cell>
          <table:table-cell table:formula="of:=IF(ABS([.G303])&lt;ABS([.H303]);[.G303]/[.D303];[.F303])" office:value-type="float" office:value="-40" calcext:value-type="float">
            <text:p>-40</text:p>
          </table:table-cell>
          <table:table-cell table:formula="of:=[.$E$9]+[.I303]" office:value-type="float" office:value="1015.79583058937" calcext:value-type="float">
            <text:p>1015.7958305894</text:p>
          </table:table-cell>
          <table:table-cell table:formula="of:=[.$F$9]+[.J303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RADIANS([.A304])" office:value-type="float" office:value="4.62512251778497" calcext:value-type="float">
            <text:p>4.6251225178</text:p>
          </table:table-cell>
          <table:table-cell table:formula="of:=SIN([.B304])" office:value-type="float" office:value="-0.996194698091746" calcext:value-type="float">
            <text:p>-0.9961946981</text:p>
          </table:table-cell>
          <table:table-cell table:formula="of:=COS([.B304])" office:value-type="float" office:value="-0.0871557427476582" calcext:value-type="float">
            <text:p>-0.0871557427</text:p>
          </table:table-cell>
          <table:table-cell table:formula="of:=([.$B$8] + [$Sheet1.$B$19])/IF([.D304]&gt;0;2;-2)" office:value-type="float" office:value="-90" calcext:value-type="float">
            <text:p>-90</text:p>
          </table:table-cell>
          <table:table-cell table:formula="of:=([.$B$9] + [$Sheet1.$B$19])/IF([.C304]&gt;0;2;-2)" office:value-type="float" office:value="-40" calcext:value-type="float">
            <text:p>-40</text:p>
          </table:table-cell>
          <table:table-cell table:formula="of:=[.E304]*[.C304]" office:value-type="float" office:value="89.6575228282571" calcext:value-type="float">
            <text:p>89.6575228283</text:p>
          </table:table-cell>
          <table:table-cell table:formula="of:=[.F304]*[.D304]" office:value-type="float" office:value="3.48622970990633" calcext:value-type="float">
            <text:p>3.4862297099</text:p>
          </table:table-cell>
          <table:table-cell table:formula="of:=IF(ABS([.G304])&lt;ABS([.H304]); [.E304];[.H304]/[.C304])" office:value-type="float" office:value="-3.49954654103696" calcext:value-type="float">
            <text:p>-3.499546541</text:p>
          </table:table-cell>
          <table:table-cell table:formula="of:=IF(ABS([.G304])&lt;ABS([.H304]);[.G304]/[.D304];[.F304])" office:value-type="float" office:value="-40" calcext:value-type="float">
            <text:p>-40</text:p>
          </table:table-cell>
          <table:table-cell table:formula="of:=[.$E$9]+[.I304]" office:value-type="float" office:value="1016.50045345896" calcext:value-type="float">
            <text:p>1016.500453459</text:p>
          </table:table-cell>
          <table:table-cell table:formula="of:=[.$F$9]+[.J304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RADIANS([.A305])" office:value-type="float" office:value="4.64257581030492" calcext:value-type="float">
            <text:p>4.6425758103</text:p>
          </table:table-cell>
          <table:table-cell table:formula="of:=SIN([.B305])" office:value-type="float" office:value="-0.997564050259824" calcext:value-type="float">
            <text:p>-0.9975640503</text:p>
          </table:table-cell>
          <table:table-cell table:formula="of:=COS([.B305])" office:value-type="float" office:value="-0.0697564737441256" calcext:value-type="float">
            <text:p>-0.0697564737</text:p>
          </table:table-cell>
          <table:table-cell table:formula="of:=([.$B$8] + [$Sheet1.$B$19])/IF([.D305]&gt;0;2;-2)" office:value-type="float" office:value="-90" calcext:value-type="float">
            <text:p>-90</text:p>
          </table:table-cell>
          <table:table-cell table:formula="of:=([.$B$9] + [$Sheet1.$B$19])/IF([.C305]&gt;0;2;-2)" office:value-type="float" office:value="-40" calcext:value-type="float">
            <text:p>-40</text:p>
          </table:table-cell>
          <table:table-cell table:formula="of:=[.E305]*[.C305]" office:value-type="float" office:value="89.7807645233842" calcext:value-type="float">
            <text:p>89.7807645234</text:p>
          </table:table-cell>
          <table:table-cell table:formula="of:=[.F305]*[.D305]" office:value-type="float" office:value="2.79025894976502" calcext:value-type="float">
            <text:p>2.7902589498</text:p>
          </table:table-cell>
          <table:table-cell table:formula="of:=IF(ABS([.G305])&lt;ABS([.H305]); [.E305];[.H305]/[.C305])" office:value-type="float" office:value="-2.79707247774043" calcext:value-type="float">
            <text:p>-2.7970724777</text:p>
          </table:table-cell>
          <table:table-cell table:formula="of:=IF(ABS([.G305])&lt;ABS([.H305]);[.G305]/[.D305];[.F305])" office:value-type="float" office:value="-40" calcext:value-type="float">
            <text:p>-40</text:p>
          </table:table-cell>
          <table:table-cell table:formula="of:=[.$E$9]+[.I305]" office:value-type="float" office:value="1017.20292752226" calcext:value-type="float">
            <text:p>1017.2029275223</text:p>
          </table:table-cell>
          <table:table-cell table:formula="of:=[.$F$9]+[.J305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RADIANS([.A306])" office:value-type="float" office:value="4.66002910282486" calcext:value-type="float">
            <text:p>4.6600291028</text:p>
          </table:table-cell>
          <table:table-cell table:formula="of:=SIN([.B306])" office:value-type="float" office:value="-0.998629534754574" calcext:value-type="float">
            <text:p>-0.9986295348</text:p>
          </table:table-cell>
          <table:table-cell table:formula="of:=COS([.B306])" office:value-type="float" office:value="-0.0523359562429443" calcext:value-type="float">
            <text:p>-0.0523359562</text:p>
          </table:table-cell>
          <table:table-cell table:formula="of:=([.$B$8] + [$Sheet1.$B$19])/IF([.D306]&gt;0;2;-2)" office:value-type="float" office:value="-90" calcext:value-type="float">
            <text:p>-90</text:p>
          </table:table-cell>
          <table:table-cell table:formula="of:=([.$B$9] + [$Sheet1.$B$19])/IF([.C306]&gt;0;2;-2)" office:value-type="float" office:value="-40" calcext:value-type="float">
            <text:p>-40</text:p>
          </table:table-cell>
          <table:table-cell table:formula="of:=[.E306]*[.C306]" office:value-type="float" office:value="89.8766581279116" calcext:value-type="float">
            <text:p>89.8766581279</text:p>
          </table:table-cell>
          <table:table-cell table:formula="of:=[.F306]*[.D306]" office:value-type="float" office:value="2.09343824971777" calcext:value-type="float">
            <text:p>2.0934382497</text:p>
          </table:table-cell>
          <table:table-cell table:formula="of:=IF(ABS([.G306])&lt;ABS([.H306]); [.E306];[.H306]/[.C306])" office:value-type="float" office:value="-2.09631117132167" calcext:value-type="float">
            <text:p>-2.0963111713</text:p>
          </table:table-cell>
          <table:table-cell table:formula="of:=IF(ABS([.G306])&lt;ABS([.H306]);[.G306]/[.D306];[.F306])" office:value-type="float" office:value="-40" calcext:value-type="float">
            <text:p>-40</text:p>
          </table:table-cell>
          <table:table-cell table:formula="of:=[.$E$9]+[.I306]" office:value-type="float" office:value="1017.90368882868" calcext:value-type="float">
            <text:p>1017.9036888287</text:p>
          </table:table-cell>
          <table:table-cell table:formula="of:=[.$F$9]+[.J306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RADIANS([.A307])" office:value-type="float" office:value="4.6774823953448" calcext:value-type="float">
            <text:p>4.6774823953</text:p>
          </table:table-cell>
          <table:table-cell table:formula="of:=SIN([.B307])" office:value-type="float" office:value="-0.999390827019096" calcext:value-type="float">
            <text:p>-0.999390827</text:p>
          </table:table-cell>
          <table:table-cell table:formula="of:=COS([.B307])" office:value-type="float" office:value="-0.0348994967025008" calcext:value-type="float">
            <text:p>-0.0348994967</text:p>
          </table:table-cell>
          <table:table-cell table:formula="of:=([.$B$8] + [$Sheet1.$B$19])/IF([.D307]&gt;0;2;-2)" office:value-type="float" office:value="-90" calcext:value-type="float">
            <text:p>-90</text:p>
          </table:table-cell>
          <table:table-cell table:formula="of:=([.$B$9] + [$Sheet1.$B$19])/IF([.C307]&gt;0;2;-2)" office:value-type="float" office:value="-40" calcext:value-type="float">
            <text:p>-40</text:p>
          </table:table-cell>
          <table:table-cell table:formula="of:=[.E307]*[.C307]" office:value-type="float" office:value="89.9451744317186" calcext:value-type="float">
            <text:p>89.9451744317</text:p>
          </table:table-cell>
          <table:table-cell table:formula="of:=[.F307]*[.D307]" office:value-type="float" office:value="1.39597986810003" calcext:value-type="float">
            <text:p>1.3959798681</text:p>
          </table:table-cell>
          <table:table-cell table:formula="of:=IF(ABS([.G307])&lt;ABS([.H307]); [.E307];[.H307]/[.C307])" office:value-type="float" office:value="-1.3968307796699" calcext:value-type="float">
            <text:p>-1.3968307797</text:p>
          </table:table-cell>
          <table:table-cell table:formula="of:=IF(ABS([.G307])&lt;ABS([.H307]);[.G307]/[.D307];[.F307])" office:value-type="float" office:value="-40" calcext:value-type="float">
            <text:p>-40</text:p>
          </table:table-cell>
          <table:table-cell table:formula="of:=[.$E$9]+[.I307]" office:value-type="float" office:value="1018.60316922033" calcext:value-type="float">
            <text:p>1018.6031692203</text:p>
          </table:table-cell>
          <table:table-cell table:formula="of:=[.$F$9]+[.J307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RADIANS([.A308])" office:value-type="float" office:value="4.69493568786475" calcext:value-type="float">
            <text:p>4.6949356879</text:p>
          </table:table-cell>
          <table:table-cell table:formula="of:=SIN([.B308])" office:value-type="float" office:value="-0.999847695156391" calcext:value-type="float">
            <text:p>-0.9998476952</text:p>
          </table:table-cell>
          <table:table-cell table:formula="of:=COS([.B308])" office:value-type="float" office:value="-0.0174524064372835" calcext:value-type="float">
            <text:p>-0.0174524064</text:p>
          </table:table-cell>
          <table:table-cell table:formula="of:=([.$B$8] + [$Sheet1.$B$19])/IF([.D308]&gt;0;2;-2)" office:value-type="float" office:value="-90" calcext:value-type="float">
            <text:p>-90</text:p>
          </table:table-cell>
          <table:table-cell table:formula="of:=([.$B$9] + [$Sheet1.$B$19])/IF([.C308]&gt;0;2;-2)" office:value-type="float" office:value="-40" calcext:value-type="float">
            <text:p>-40</text:p>
          </table:table-cell>
          <table:table-cell table:formula="of:=[.E308]*[.C308]" office:value-type="float" office:value="89.9862925640752" calcext:value-type="float">
            <text:p>89.9862925641</text:p>
          </table:table-cell>
          <table:table-cell table:formula="of:=[.F308]*[.D308]" office:value-type="float" office:value="0.69809625749134" calcext:value-type="float">
            <text:p>0.6980962575</text:p>
          </table:table-cell>
          <table:table-cell table:formula="of:=IF(ABS([.G308])&lt;ABS([.H308]); [.E308];[.H308]/[.C308])" office:value-type="float" office:value="-0.698202597128703" calcext:value-type="float">
            <text:p>-0.6982025971</text:p>
          </table:table-cell>
          <table:table-cell table:formula="of:=IF(ABS([.G308])&lt;ABS([.H308]);[.G308]/[.D308];[.F308])" office:value-type="float" office:value="-40" calcext:value-type="float">
            <text:p>-40</text:p>
          </table:table-cell>
          <table:table-cell table:formula="of:=[.$E$9]+[.I308]" office:value-type="float" office:value="1019.30179740287" calcext:value-type="float">
            <text:p>1019.3017974029</text:p>
          </table:table-cell>
          <table:table-cell table:formula="of:=[.$F$9]+[.J308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RADIANS([.A309])" office:value-type="float" office:value="4.71238898038469" calcext:value-type="float">
            <text:p>4.7123889804</text:p>
          </table:table-cell>
          <table:table-cell table:formula="of:=SIN([.B309])" office:value-type="float" office:value="-1" calcext:value-type="float">
            <text:p>-1</text:p>
          </table:table-cell>
          <table:table-cell table:formula="of:=COS([.B309])" office:value-type="float" office:value="-1.83697019872103E-016" calcext:value-type="float">
            <text:p>-1.83697019872103E-16</text:p>
          </table:table-cell>
          <table:table-cell table:formula="of:=([.$B$8] + [$Sheet1.$B$19])/IF([.D309]&gt;0;2;-2)" office:value-type="float" office:value="-90" calcext:value-type="float">
            <text:p>-90</text:p>
          </table:table-cell>
          <table:table-cell table:formula="of:=([.$B$9] + [$Sheet1.$B$19])/IF([.C309]&gt;0;2;-2)" office:value-type="float" office:value="-40" calcext:value-type="float">
            <text:p>-40</text:p>
          </table:table-cell>
          <table:table-cell table:formula="of:=[.E309]*[.C309]" office:value-type="float" office:value="90" calcext:value-type="float">
            <text:p>90</text:p>
          </table:table-cell>
          <table:table-cell table:formula="of:=[.F309]*[.D309]" office:value-type="float" office:value="7.34788079488412E-015" calcext:value-type="float">
            <text:p>7.34788079488412E-15</text:p>
          </table:table-cell>
          <table:table-cell table:formula="of:=IF(ABS([.G309])&lt;ABS([.H309]); [.E309];[.H309]/[.C309])" office:value-type="float" office:value="-7.34788079488412E-015" calcext:value-type="float">
            <text:p>-7.34788079488412E-15</text:p>
          </table:table-cell>
          <table:table-cell table:formula="of:=IF(ABS([.G309])&lt;ABS([.H309]);[.G309]/[.D309];[.F309])" office:value-type="float" office:value="-40" calcext:value-type="float">
            <text:p>-40</text:p>
          </table:table-cell>
          <table:table-cell table:formula="of:=[.$E$9]+[.I309]" office:value-type="float" office:value="1020" calcext:value-type="float">
            <text:p>1020</text:p>
          </table:table-cell>
          <table:table-cell table:formula="of:=[.$F$9]+[.J309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RADIANS([.A310])" office:value-type="float" office:value="4.72984227290463" calcext:value-type="float">
            <text:p>4.7298422729</text:p>
          </table:table-cell>
          <table:table-cell table:formula="of:=SIN([.B310])" office:value-type="float" office:value="-0.999847695156391" calcext:value-type="float">
            <text:p>-0.9998476952</text:p>
          </table:table-cell>
          <table:table-cell table:formula="of:=COS([.B310])" office:value-type="float" office:value="0.0174524064372831" calcext:value-type="float">
            <text:p>0.0174524064</text:p>
          </table:table-cell>
          <table:table-cell table:formula="of:=([.$B$8] + [$Sheet1.$B$19])/IF([.D310]&gt;0;2;-2)" office:value-type="float" office:value="90" calcext:value-type="float">
            <text:p>90</text:p>
          </table:table-cell>
          <table:table-cell table:formula="of:=([.$B$9] + [$Sheet1.$B$19])/IF([.C310]&gt;0;2;-2)" office:value-type="float" office:value="-40" calcext:value-type="float">
            <text:p>-40</text:p>
          </table:table-cell>
          <table:table-cell table:formula="of:=[.E310]*[.C310]" office:value-type="float" office:value="-89.9862925640752" calcext:value-type="float">
            <text:p>-89.9862925641</text:p>
          </table:table-cell>
          <table:table-cell table:formula="of:=[.F310]*[.D310]" office:value-type="float" office:value="-0.698096257491325" calcext:value-type="float">
            <text:p>-0.6980962575</text:p>
          </table:table-cell>
          <table:table-cell table:formula="of:=IF(ABS([.G310])&lt;ABS([.H310]); [.E310];[.H310]/[.C310])" office:value-type="float" office:value="0.698202597128688" calcext:value-type="float">
            <text:p>0.6982025971</text:p>
          </table:table-cell>
          <table:table-cell table:formula="of:=IF(ABS([.G310])&lt;ABS([.H310]);[.G310]/[.D310];[.F310])" office:value-type="float" office:value="-40" calcext:value-type="float">
            <text:p>-40</text:p>
          </table:table-cell>
          <table:table-cell table:formula="of:=[.$E$9]+[.I310]" office:value-type="float" office:value="1020.69820259713" calcext:value-type="float">
            <text:p>1020.6982025971</text:p>
          </table:table-cell>
          <table:table-cell table:formula="of:=[.$F$9]+[.J310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RADIANS([.A311])" office:value-type="float" office:value="4.74729556542458" calcext:value-type="float">
            <text:p>4.7472955654</text:p>
          </table:table-cell>
          <table:table-cell table:formula="of:=SIN([.B311])" office:value-type="float" office:value="-0.999390827019096" calcext:value-type="float">
            <text:p>-0.999390827</text:p>
          </table:table-cell>
          <table:table-cell table:formula="of:=COS([.B311])" office:value-type="float" office:value="0.0348994967025013" calcext:value-type="float">
            <text:p>0.0348994967</text:p>
          </table:table-cell>
          <table:table-cell table:formula="of:=([.$B$8] + [$Sheet1.$B$19])/IF([.D311]&gt;0;2;-2)" office:value-type="float" office:value="90" calcext:value-type="float">
            <text:p>90</text:p>
          </table:table-cell>
          <table:table-cell table:formula="of:=([.$B$9] + [$Sheet1.$B$19])/IF([.C311]&gt;0;2;-2)" office:value-type="float" office:value="-40" calcext:value-type="float">
            <text:p>-40</text:p>
          </table:table-cell>
          <table:table-cell table:formula="of:=[.E311]*[.C311]" office:value-type="float" office:value="-89.9451744317186" calcext:value-type="float">
            <text:p>-89.9451744317</text:p>
          </table:table-cell>
          <table:table-cell table:formula="of:=[.F311]*[.D311]" office:value-type="float" office:value="-1.39597986810005" calcext:value-type="float">
            <text:p>-1.3959798681</text:p>
          </table:table-cell>
          <table:table-cell table:formula="of:=IF(ABS([.G311])&lt;ABS([.H311]); [.E311];[.H311]/[.C311])" office:value-type="float" office:value="1.39683077966992" calcext:value-type="float">
            <text:p>1.3968307797</text:p>
          </table:table-cell>
          <table:table-cell table:formula="of:=IF(ABS([.G311])&lt;ABS([.H311]);[.G311]/[.D311];[.F311])" office:value-type="float" office:value="-40" calcext:value-type="float">
            <text:p>-40</text:p>
          </table:table-cell>
          <table:table-cell table:formula="of:=[.$E$9]+[.I311]" office:value-type="float" office:value="1021.39683077967" calcext:value-type="float">
            <text:p>1021.3968307797</text:p>
          </table:table-cell>
          <table:table-cell table:formula="of:=[.$F$9]+[.J311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RADIANS([.A312])" office:value-type="float" office:value="4.76474885794452" calcext:value-type="float">
            <text:p>4.7647488579</text:p>
          </table:table-cell>
          <table:table-cell table:formula="of:=SIN([.B312])" office:value-type="float" office:value="-0.998629534754574" calcext:value-type="float">
            <text:p>-0.9986295348</text:p>
          </table:table-cell>
          <table:table-cell table:formula="of:=COS([.B312])" office:value-type="float" office:value="0.0523359562429439" calcext:value-type="float">
            <text:p>0.0523359562</text:p>
          </table:table-cell>
          <table:table-cell table:formula="of:=([.$B$8] + [$Sheet1.$B$19])/IF([.D312]&gt;0;2;-2)" office:value-type="float" office:value="90" calcext:value-type="float">
            <text:p>90</text:p>
          </table:table-cell>
          <table:table-cell table:formula="of:=([.$B$9] + [$Sheet1.$B$19])/IF([.C312]&gt;0;2;-2)" office:value-type="float" office:value="-40" calcext:value-type="float">
            <text:p>-40</text:p>
          </table:table-cell>
          <table:table-cell table:formula="of:=[.E312]*[.C312]" office:value-type="float" office:value="-89.8766581279116" calcext:value-type="float">
            <text:p>-89.8766581279</text:p>
          </table:table-cell>
          <table:table-cell table:formula="of:=[.F312]*[.D312]" office:value-type="float" office:value="-2.09343824971776" calcext:value-type="float">
            <text:p>-2.0934382497</text:p>
          </table:table-cell>
          <table:table-cell table:formula="of:=IF(ABS([.G312])&lt;ABS([.H312]); [.E312];[.H312]/[.C312])" office:value-type="float" office:value="2.09631117132165" calcext:value-type="float">
            <text:p>2.0963111713</text:p>
          </table:table-cell>
          <table:table-cell table:formula="of:=IF(ABS([.G312])&lt;ABS([.H312]);[.G312]/[.D312];[.F312])" office:value-type="float" office:value="-40" calcext:value-type="float">
            <text:p>-40</text:p>
          </table:table-cell>
          <table:table-cell table:formula="of:=[.$E$9]+[.I312]" office:value-type="float" office:value="1022.09631117132" calcext:value-type="float">
            <text:p>1022.0963111713</text:p>
          </table:table-cell>
          <table:table-cell table:formula="of:=[.$F$9]+[.J312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RADIANS([.A313])" office:value-type="float" office:value="4.78220215046446" calcext:value-type="float">
            <text:p>4.7822021505</text:p>
          </table:table-cell>
          <table:table-cell table:formula="of:=SIN([.B313])" office:value-type="float" office:value="-0.997564050259824" calcext:value-type="float">
            <text:p>-0.9975640503</text:p>
          </table:table-cell>
          <table:table-cell table:formula="of:=COS([.B313])" office:value-type="float" office:value="0.0697564737441252" calcext:value-type="float">
            <text:p>0.0697564737</text:p>
          </table:table-cell>
          <table:table-cell table:formula="of:=([.$B$8] + [$Sheet1.$B$19])/IF([.D313]&gt;0;2;-2)" office:value-type="float" office:value="90" calcext:value-type="float">
            <text:p>90</text:p>
          </table:table-cell>
          <table:table-cell table:formula="of:=([.$B$9] + [$Sheet1.$B$19])/IF([.C313]&gt;0;2;-2)" office:value-type="float" office:value="-40" calcext:value-type="float">
            <text:p>-40</text:p>
          </table:table-cell>
          <table:table-cell table:formula="of:=[.E313]*[.C313]" office:value-type="float" office:value="-89.7807645233842" calcext:value-type="float">
            <text:p>-89.7807645234</text:p>
          </table:table-cell>
          <table:table-cell table:formula="of:=[.F313]*[.D313]" office:value-type="float" office:value="-2.79025894976501" calcext:value-type="float">
            <text:p>-2.7902589498</text:p>
          </table:table-cell>
          <table:table-cell table:formula="of:=IF(ABS([.G313])&lt;ABS([.H313]); [.E313];[.H313]/[.C313])" office:value-type="float" office:value="2.79707247774041" calcext:value-type="float">
            <text:p>2.7970724777</text:p>
          </table:table-cell>
          <table:table-cell table:formula="of:=IF(ABS([.G313])&lt;ABS([.H313]);[.G313]/[.D313];[.F313])" office:value-type="float" office:value="-40" calcext:value-type="float">
            <text:p>-40</text:p>
          </table:table-cell>
          <table:table-cell table:formula="of:=[.$E$9]+[.I313]" office:value-type="float" office:value="1022.79707247774" calcext:value-type="float">
            <text:p>1022.7970724777</text:p>
          </table:table-cell>
          <table:table-cell table:formula="of:=[.$F$9]+[.J313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RADIANS([.A314])" office:value-type="float" office:value="4.79965544298441" calcext:value-type="float">
            <text:p>4.799655443</text:p>
          </table:table-cell>
          <table:table-cell table:formula="of:=SIN([.B314])" office:value-type="float" office:value="-0.996194698091746" calcext:value-type="float">
            <text:p>-0.9961946981</text:p>
          </table:table-cell>
          <table:table-cell table:formula="of:=COS([.B314])" office:value-type="float" office:value="0.0871557427476579" calcext:value-type="float">
            <text:p>0.0871557427</text:p>
          </table:table-cell>
          <table:table-cell table:formula="of:=([.$B$8] + [$Sheet1.$B$19])/IF([.D314]&gt;0;2;-2)" office:value-type="float" office:value="90" calcext:value-type="float">
            <text:p>90</text:p>
          </table:table-cell>
          <table:table-cell table:formula="of:=([.$B$9] + [$Sheet1.$B$19])/IF([.C314]&gt;0;2;-2)" office:value-type="float" office:value="-40" calcext:value-type="float">
            <text:p>-40</text:p>
          </table:table-cell>
          <table:table-cell table:formula="of:=[.E314]*[.C314]" office:value-type="float" office:value="-89.6575228282571" calcext:value-type="float">
            <text:p>-89.6575228283</text:p>
          </table:table-cell>
          <table:table-cell table:formula="of:=[.F314]*[.D314]" office:value-type="float" office:value="-3.48622970990632" calcext:value-type="float">
            <text:p>-3.4862297099</text:p>
          </table:table-cell>
          <table:table-cell table:formula="of:=IF(ABS([.G314])&lt;ABS([.H314]); [.E314];[.H314]/[.C314])" office:value-type="float" office:value="3.49954654103695" calcext:value-type="float">
            <text:p>3.499546541</text:p>
          </table:table-cell>
          <table:table-cell table:formula="of:=IF(ABS([.G314])&lt;ABS([.H314]);[.G314]/[.D314];[.F314])" office:value-type="float" office:value="-40" calcext:value-type="float">
            <text:p>-40</text:p>
          </table:table-cell>
          <table:table-cell table:formula="of:=[.$E$9]+[.I314]" office:value-type="float" office:value="1023.49954654104" calcext:value-type="float">
            <text:p>1023.499546541</text:p>
          </table:table-cell>
          <table:table-cell table:formula="of:=[.$F$9]+[.J314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RADIANS([.A315])" office:value-type="float" office:value="4.81710873550435" calcext:value-type="float">
            <text:p>4.8171087355</text:p>
          </table:table-cell>
          <table:table-cell table:formula="of:=SIN([.B315])" office:value-type="float" office:value="-0.994521895368273" calcext:value-type="float">
            <text:p>-0.9945218954</text:p>
          </table:table-cell>
          <table:table-cell table:formula="of:=COS([.B315])" office:value-type="float" office:value="0.104528463267653" calcext:value-type="float">
            <text:p>0.1045284633</text:p>
          </table:table-cell>
          <table:table-cell table:formula="of:=([.$B$8] + [$Sheet1.$B$19])/IF([.D315]&gt;0;2;-2)" office:value-type="float" office:value="90" calcext:value-type="float">
            <text:p>90</text:p>
          </table:table-cell>
          <table:table-cell table:formula="of:=([.$B$9] + [$Sheet1.$B$19])/IF([.C315]&gt;0;2;-2)" office:value-type="float" office:value="-40" calcext:value-type="float">
            <text:p>-40</text:p>
          </table:table-cell>
          <table:table-cell table:formula="of:=[.E315]*[.C315]" office:value-type="float" office:value="-89.5069705831446" calcext:value-type="float">
            <text:p>-89.5069705831</text:p>
          </table:table-cell>
          <table:table-cell table:formula="of:=[.F315]*[.D315]" office:value-type="float" office:value="-4.18113853070612" calcext:value-type="float">
            <text:p>-4.1811385307</text:p>
          </table:table-cell>
          <table:table-cell table:formula="of:=IF(ABS([.G315])&lt;ABS([.H315]); [.E315];[.H315]/[.C315])" office:value-type="float" office:value="4.20416941062704" calcext:value-type="float">
            <text:p>4.2041694106</text:p>
          </table:table-cell>
          <table:table-cell table:formula="of:=IF(ABS([.G315])&lt;ABS([.H315]);[.G315]/[.D315];[.F315])" office:value-type="float" office:value="-40" calcext:value-type="float">
            <text:p>-40</text:p>
          </table:table-cell>
          <table:table-cell table:formula="of:=[.$E$9]+[.I315]" office:value-type="float" office:value="1024.20416941063" calcext:value-type="float">
            <text:p>1024.2041694106</text:p>
          </table:table-cell>
          <table:table-cell table:formula="of:=[.$F$9]+[.J315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RADIANS([.A316])" office:value-type="float" office:value="4.83456202802429" calcext:value-type="float">
            <text:p>4.834562028</text:p>
          </table:table-cell>
          <table:table-cell table:formula="of:=SIN([.B316])" office:value-type="float" office:value="-0.992546151641322" calcext:value-type="float">
            <text:p>-0.9925461516</text:p>
          </table:table-cell>
          <table:table-cell table:formula="of:=COS([.B316])" office:value-type="float" office:value="0.121869343405148" calcext:value-type="float">
            <text:p>0.1218693434</text:p>
          </table:table-cell>
          <table:table-cell table:formula="of:=([.$B$8] + [$Sheet1.$B$19])/IF([.D316]&gt;0;2;-2)" office:value-type="float" office:value="90" calcext:value-type="float">
            <text:p>90</text:p>
          </table:table-cell>
          <table:table-cell table:formula="of:=([.$B$9] + [$Sheet1.$B$19])/IF([.C316]&gt;0;2;-2)" office:value-type="float" office:value="-40" calcext:value-type="float">
            <text:p>-40</text:p>
          </table:table-cell>
          <table:table-cell table:formula="of:=[.E316]*[.C316]" office:value-type="float" office:value="-89.329153647719" calcext:value-type="float">
            <text:p>-89.3291536477</text:p>
          </table:table-cell>
          <table:table-cell table:formula="of:=[.F316]*[.D316]" office:value-type="float" office:value="-4.87477373620591" calcext:value-type="float">
            <text:p>-4.8747737362</text:p>
          </table:table-cell>
          <table:table-cell table:formula="of:=IF(ABS([.G316])&lt;ABS([.H316]); [.E316];[.H316]/[.C316])" office:value-type="float" office:value="4.91138243611619" calcext:value-type="float">
            <text:p>4.9113824361</text:p>
          </table:table-cell>
          <table:table-cell table:formula="of:=IF(ABS([.G316])&lt;ABS([.H316]);[.G316]/[.D316];[.F316])" office:value-type="float" office:value="-40" calcext:value-type="float">
            <text:p>-40</text:p>
          </table:table-cell>
          <table:table-cell table:formula="of:=[.$E$9]+[.I316]" office:value-type="float" office:value="1024.91138243612" calcext:value-type="float">
            <text:p>1024.9113824361</text:p>
          </table:table-cell>
          <table:table-cell table:formula="of:=[.$F$9]+[.J316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RADIANS([.A317])" office:value-type="float" office:value="4.85201532054424" calcext:value-type="float">
            <text:p>4.8520153205</text:p>
          </table:table-cell>
          <table:table-cell table:formula="of:=SIN([.B317])" office:value-type="float" office:value="-0.99026806874157" calcext:value-type="float">
            <text:p>-0.9902680687</text:p>
          </table:table-cell>
          <table:table-cell table:formula="of:=COS([.B317])" office:value-type="float" office:value="0.139173100960065" calcext:value-type="float">
            <text:p>0.139173101</text:p>
          </table:table-cell>
          <table:table-cell table:formula="of:=([.$B$8] + [$Sheet1.$B$19])/IF([.D317]&gt;0;2;-2)" office:value-type="float" office:value="90" calcext:value-type="float">
            <text:p>90</text:p>
          </table:table-cell>
          <table:table-cell table:formula="of:=([.$B$9] + [$Sheet1.$B$19])/IF([.C317]&gt;0;2;-2)" office:value-type="float" office:value="-40" calcext:value-type="float">
            <text:p>-40</text:p>
          </table:table-cell>
          <table:table-cell table:formula="of:=[.E317]*[.C317]" office:value-type="float" office:value="-89.1241261867413" calcext:value-type="float">
            <text:p>-89.1241261867</text:p>
          </table:table-cell>
          <table:table-cell table:formula="of:=[.F317]*[.D317]" office:value-type="float" office:value="-5.56692403840262" calcext:value-type="float">
            <text:p>-5.5669240384</text:p>
          </table:table-cell>
          <table:table-cell table:formula="of:=IF(ABS([.G317])&lt;ABS([.H317]); [.E317];[.H317]/[.C317])" office:value-type="float" office:value="5.62163338809566" calcext:value-type="float">
            <text:p>5.6216333881</text:p>
          </table:table-cell>
          <table:table-cell table:formula="of:=IF(ABS([.G317])&lt;ABS([.H317]);[.G317]/[.D317];[.F317])" office:value-type="float" office:value="-40" calcext:value-type="float">
            <text:p>-40</text:p>
          </table:table-cell>
          <table:table-cell table:formula="of:=[.$E$9]+[.I317]" office:value-type="float" office:value="1025.6216333881" calcext:value-type="float">
            <text:p>1025.6216333881</text:p>
          </table:table-cell>
          <table:table-cell table:formula="of:=[.$F$9]+[.J317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RADIANS([.A318])" office:value-type="float" office:value="4.86946861306418" calcext:value-type="float">
            <text:p>4.8694686131</text:p>
          </table:table-cell>
          <table:table-cell table:formula="of:=SIN([.B318])" office:value-type="float" office:value="-0.987688340595138" calcext:value-type="float">
            <text:p>-0.9876883406</text:p>
          </table:table-cell>
          <table:table-cell table:formula="of:=COS([.B318])" office:value-type="float" office:value="0.156434465040231" calcext:value-type="float">
            <text:p>0.156434465</text:p>
          </table:table-cell>
          <table:table-cell table:formula="of:=([.$B$8] + [$Sheet1.$B$19])/IF([.D318]&gt;0;2;-2)" office:value-type="float" office:value="90" calcext:value-type="float">
            <text:p>90</text:p>
          </table:table-cell>
          <table:table-cell table:formula="of:=([.$B$9] + [$Sheet1.$B$19])/IF([.C318]&gt;0;2;-2)" office:value-type="float" office:value="-40" calcext:value-type="float">
            <text:p>-40</text:p>
          </table:table-cell>
          <table:table-cell table:formula="of:=[.E318]*[.C318]" office:value-type="float" office:value="-88.8919506535624" calcext:value-type="float">
            <text:p>-88.8919506536</text:p>
          </table:table-cell>
          <table:table-cell table:formula="of:=[.F318]*[.D318]" office:value-type="float" office:value="-6.25737860160923" calcext:value-type="float">
            <text:p>-6.2573786016</text:p>
          </table:table-cell>
          <table:table-cell table:formula="of:=IF(ABS([.G318])&lt;ABS([.H318]); [.E318];[.H318]/[.C318])" office:value-type="float" office:value="6.33537761298144" calcext:value-type="float">
            <text:p>6.335377613</text:p>
          </table:table-cell>
          <table:table-cell table:formula="of:=IF(ABS([.G318])&lt;ABS([.H318]);[.G318]/[.D318];[.F318])" office:value-type="float" office:value="-40" calcext:value-type="float">
            <text:p>-40</text:p>
          </table:table-cell>
          <table:table-cell table:formula="of:=[.$E$9]+[.I318]" office:value-type="float" office:value="1026.33537761298" calcext:value-type="float">
            <text:p>1026.335377613</text:p>
          </table:table-cell>
          <table:table-cell table:formula="of:=[.$F$9]+[.J318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RADIANS([.A319])" office:value-type="float" office:value="4.88692190558412" calcext:value-type="float">
            <text:p>4.8869219056</text:p>
          </table:table-cell>
          <table:table-cell table:formula="of:=SIN([.B319])" office:value-type="float" office:value="-0.984807753012208" calcext:value-type="float">
            <text:p>-0.984807753</text:p>
          </table:table-cell>
          <table:table-cell table:formula="of:=COS([.B319])" office:value-type="float" office:value="0.17364817766693" calcext:value-type="float">
            <text:p>0.1736481777</text:p>
          </table:table-cell>
          <table:table-cell table:formula="of:=([.$B$8] + [$Sheet1.$B$19])/IF([.D319]&gt;0;2;-2)" office:value-type="float" office:value="90" calcext:value-type="float">
            <text:p>90</text:p>
          </table:table-cell>
          <table:table-cell table:formula="of:=([.$B$9] + [$Sheet1.$B$19])/IF([.C319]&gt;0;2;-2)" office:value-type="float" office:value="-40" calcext:value-type="float">
            <text:p>-40</text:p>
          </table:table-cell>
          <table:table-cell table:formula="of:=[.E319]*[.C319]" office:value-type="float" office:value="-88.6326977710987" calcext:value-type="float">
            <text:p>-88.6326977711</text:p>
          </table:table-cell>
          <table:table-cell table:formula="of:=[.F319]*[.D319]" office:value-type="float" office:value="-6.9459271066772" calcext:value-type="float">
            <text:p>-6.9459271067</text:p>
          </table:table-cell>
          <table:table-cell table:formula="of:=IF(ABS([.G319])&lt;ABS([.H319]); [.E319];[.H319]/[.C319])" office:value-type="float" office:value="7.05307922833858" calcext:value-type="float">
            <text:p>7.0530792283</text:p>
          </table:table-cell>
          <table:table-cell table:formula="of:=IF(ABS([.G319])&lt;ABS([.H319]);[.G319]/[.D319];[.F319])" office:value-type="float" office:value="-40" calcext:value-type="float">
            <text:p>-40</text:p>
          </table:table-cell>
          <table:table-cell table:formula="of:=[.$E$9]+[.I319]" office:value-type="float" office:value="1027.05307922834" calcext:value-type="float">
            <text:p>1027.0530792283</text:p>
          </table:table-cell>
          <table:table-cell table:formula="of:=[.$F$9]+[.J319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RADIANS([.A320])" office:value-type="float" office:value="4.90437519810407" calcext:value-type="float">
            <text:p>4.9043751981</text:p>
          </table:table-cell>
          <table:table-cell table:formula="of:=SIN([.B320])" office:value-type="float" office:value="-0.981627183447664" calcext:value-type="float">
            <text:p>-0.9816271834</text:p>
          </table:table-cell>
          <table:table-cell table:formula="of:=COS([.B320])" office:value-type="float" office:value="0.190808995376545" calcext:value-type="float">
            <text:p>0.1908089954</text:p>
          </table:table-cell>
          <table:table-cell table:formula="of:=([.$B$8] + [$Sheet1.$B$19])/IF([.D320]&gt;0;2;-2)" office:value-type="float" office:value="90" calcext:value-type="float">
            <text:p>90</text:p>
          </table:table-cell>
          <table:table-cell table:formula="of:=([.$B$9] + [$Sheet1.$B$19])/IF([.C320]&gt;0;2;-2)" office:value-type="float" office:value="-40" calcext:value-type="float">
            <text:p>-40</text:p>
          </table:table-cell>
          <table:table-cell table:formula="of:=[.E320]*[.C320]" office:value-type="float" office:value="-88.3464465102898" calcext:value-type="float">
            <text:p>-88.3464465103</text:p>
          </table:table-cell>
          <table:table-cell table:formula="of:=[.F320]*[.D320]" office:value-type="float" office:value="-7.6323598150618" calcext:value-type="float">
            <text:p>-7.6323598151</text:p>
          </table:table-cell>
          <table:table-cell table:formula="of:=IF(ABS([.G320])&lt;ABS([.H320]); [.E320];[.H320]/[.C320])" office:value-type="float" office:value="7.77521236550875" calcext:value-type="float">
            <text:p>7.7752123655</text:p>
          </table:table-cell>
          <table:table-cell table:formula="of:=IF(ABS([.G320])&lt;ABS([.H320]);[.G320]/[.D320];[.F320])" office:value-type="float" office:value="-40" calcext:value-type="float">
            <text:p>-40</text:p>
          </table:table-cell>
          <table:table-cell table:formula="of:=[.$E$9]+[.I320]" office:value-type="float" office:value="1027.77521236551" calcext:value-type="float">
            <text:p>1027.7752123655</text:p>
          </table:table-cell>
          <table:table-cell table:formula="of:=[.$F$9]+[.J320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RADIANS([.A321])" office:value-type="float" office:value="4.92182849062401" calcext:value-type="float">
            <text:p>4.9218284906</text:p>
          </table:table-cell>
          <table:table-cell table:formula="of:=SIN([.B321])" office:value-type="float" office:value="-0.978147600733806" calcext:value-type="float">
            <text:p>-0.9781476007</text:p>
          </table:table-cell>
          <table:table-cell table:formula="of:=COS([.B321])" office:value-type="float" office:value="0.207911690817759" calcext:value-type="float">
            <text:p>0.2079116908</text:p>
          </table:table-cell>
          <table:table-cell table:formula="of:=([.$B$8] + [$Sheet1.$B$19])/IF([.D321]&gt;0;2;-2)" office:value-type="float" office:value="90" calcext:value-type="float">
            <text:p>90</text:p>
          </table:table-cell>
          <table:table-cell table:formula="of:=([.$B$9] + [$Sheet1.$B$19])/IF([.C321]&gt;0;2;-2)" office:value-type="float" office:value="-40" calcext:value-type="float">
            <text:p>-40</text:p>
          </table:table-cell>
          <table:table-cell table:formula="of:=[.E321]*[.C321]" office:value-type="float" office:value="-88.0332840660425" calcext:value-type="float">
            <text:p>-88.033284066</text:p>
          </table:table-cell>
          <table:table-cell table:formula="of:=[.F321]*[.D321]" office:value-type="float" office:value="-8.31646763271038" calcext:value-type="float">
            <text:p>-8.3164676327</text:p>
          </table:table-cell>
          <table:table-cell table:formula="of:=IF(ABS([.G321])&lt;ABS([.H321]); [.E321];[.H321]/[.C321])" office:value-type="float" office:value="8.50226246680089" calcext:value-type="float">
            <text:p>8.5022624668</text:p>
          </table:table-cell>
          <table:table-cell table:formula="of:=IF(ABS([.G321])&lt;ABS([.H321]);[.G321]/[.D321];[.F321])" office:value-type="float" office:value="-40" calcext:value-type="float">
            <text:p>-40</text:p>
          </table:table-cell>
          <table:table-cell table:formula="of:=[.$E$9]+[.I321]" office:value-type="float" office:value="1028.5022624668" calcext:value-type="float">
            <text:p>1028.5022624668</text:p>
          </table:table-cell>
          <table:table-cell table:formula="of:=[.$F$9]+[.J321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RADIANS([.A322])" office:value-type="float" office:value="4.93928178314395" calcext:value-type="float">
            <text:p>4.9392817831</text:p>
          </table:table-cell>
          <table:table-cell table:formula="of:=SIN([.B322])" office:value-type="float" office:value="-0.974370064785235" calcext:value-type="float">
            <text:p>-0.9743700648</text:p>
          </table:table-cell>
          <table:table-cell table:formula="of:=COS([.B322])" office:value-type="float" office:value="0.224951054343865" calcext:value-type="float">
            <text:p>0.2249510543</text:p>
          </table:table-cell>
          <table:table-cell table:formula="of:=([.$B$8] + [$Sheet1.$B$19])/IF([.D322]&gt;0;2;-2)" office:value-type="float" office:value="90" calcext:value-type="float">
            <text:p>90</text:p>
          </table:table-cell>
          <table:table-cell table:formula="of:=([.$B$9] + [$Sheet1.$B$19])/IF([.C322]&gt;0;2;-2)" office:value-type="float" office:value="-40" calcext:value-type="float">
            <text:p>-40</text:p>
          </table:table-cell>
          <table:table-cell table:formula="of:=[.E322]*[.C322]" office:value-type="float" office:value="-87.6933058306712" calcext:value-type="float">
            <text:p>-87.6933058307</text:p>
          </table:table-cell>
          <table:table-cell table:formula="of:=[.F322]*[.D322]" office:value-type="float" office:value="-8.9980421737546" calcext:value-type="float">
            <text:p>-8.9980421738</text:p>
          </table:table-cell>
          <table:table-cell table:formula="of:=IF(ABS([.G322])&lt;ABS([.H322]); [.E322];[.H322]/[.C322])" office:value-type="float" office:value="9.23472764502252" calcext:value-type="float">
            <text:p>9.234727645</text:p>
          </table:table-cell>
          <table:table-cell table:formula="of:=IF(ABS([.G322])&lt;ABS([.H322]);[.G322]/[.D322];[.F322])" office:value-type="float" office:value="-40" calcext:value-type="float">
            <text:p>-40</text:p>
          </table:table-cell>
          <table:table-cell table:formula="of:=[.$E$9]+[.I322]" office:value-type="float" office:value="1029.23472764502" calcext:value-type="float">
            <text:p>1029.234727645</text:p>
          </table:table-cell>
          <table:table-cell table:formula="of:=[.$F$9]+[.J322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RADIANS([.A323])" office:value-type="float" office:value="4.9567350756639" calcext:value-type="float">
            <text:p>4.9567350757</text:p>
          </table:table-cell>
          <table:table-cell table:formula="of:=SIN([.B323])" office:value-type="float" office:value="-0.970295726275996" calcext:value-type="float">
            <text:p>-0.9702957263</text:p>
          </table:table-cell>
          <table:table-cell table:formula="of:=COS([.B323])" office:value-type="float" office:value="0.241921895599667" calcext:value-type="float">
            <text:p>0.2419218956</text:p>
          </table:table-cell>
          <table:table-cell table:formula="of:=([.$B$8] + [$Sheet1.$B$19])/IF([.D323]&gt;0;2;-2)" office:value-type="float" office:value="90" calcext:value-type="float">
            <text:p>90</text:p>
          </table:table-cell>
          <table:table-cell table:formula="of:=([.$B$9] + [$Sheet1.$B$19])/IF([.C323]&gt;0;2;-2)" office:value-type="float" office:value="-40" calcext:value-type="float">
            <text:p>-40</text:p>
          </table:table-cell>
          <table:table-cell table:formula="of:=[.E323]*[.C323]" office:value-type="float" office:value="-87.3266153648397" calcext:value-type="float">
            <text:p>-87.3266153648</text:p>
          </table:table-cell>
          <table:table-cell table:formula="of:=[.F323]*[.D323]" office:value-type="float" office:value="-9.6768758239867" calcext:value-type="float">
            <text:p>-9.676875824</text:p>
          </table:table-cell>
          <table:table-cell table:formula="of:=IF(ABS([.G323])&lt;ABS([.H323]); [.E323];[.H323]/[.C323])" office:value-type="float" office:value="9.97312011372722" calcext:value-type="float">
            <text:p>9.9731201137</text:p>
          </table:table-cell>
          <table:table-cell table:formula="of:=IF(ABS([.G323])&lt;ABS([.H323]);[.G323]/[.D323];[.F323])" office:value-type="float" office:value="-40" calcext:value-type="float">
            <text:p>-40</text:p>
          </table:table-cell>
          <table:table-cell table:formula="of:=[.$E$9]+[.I323]" office:value-type="float" office:value="1029.97312011373" calcext:value-type="float">
            <text:p>1029.9731201137</text:p>
          </table:table-cell>
          <table:table-cell table:formula="of:=[.$F$9]+[.J323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RADIANS([.A324])" office:value-type="float" office:value="4.97418836818384" calcext:value-type="float">
            <text:p>4.9741883682</text:p>
          </table:table-cell>
          <table:table-cell table:formula="of:=SIN([.B324])" office:value-type="float" office:value="-0.965925826289068" calcext:value-type="float">
            <text:p>-0.9659258263</text:p>
          </table:table-cell>
          <table:table-cell table:formula="of:=COS([.B324])" office:value-type="float" office:value="0.25881904510252" calcext:value-type="float">
            <text:p>0.2588190451</text:p>
          </table:table-cell>
          <table:table-cell table:formula="of:=([.$B$8] + [$Sheet1.$B$19])/IF([.D324]&gt;0;2;-2)" office:value-type="float" office:value="90" calcext:value-type="float">
            <text:p>90</text:p>
          </table:table-cell>
          <table:table-cell table:formula="of:=([.$B$9] + [$Sheet1.$B$19])/IF([.C324]&gt;0;2;-2)" office:value-type="float" office:value="-40" calcext:value-type="float">
            <text:p>-40</text:p>
          </table:table-cell>
          <table:table-cell table:formula="of:=[.E324]*[.C324]" office:value-type="float" office:value="-86.9333243660162" calcext:value-type="float">
            <text:p>-86.933324366</text:p>
          </table:table-cell>
          <table:table-cell table:formula="of:=[.F324]*[.D324]" office:value-type="float" office:value="-10.3527618041008" calcext:value-type="float">
            <text:p>-10.3527618041</text:p>
          </table:table-cell>
          <table:table-cell table:formula="of:=IF(ABS([.G324])&lt;ABS([.H324]); [.E324];[.H324]/[.C324])" office:value-type="float" office:value="10.7179676972449" calcext:value-type="float">
            <text:p>10.7179676972</text:p>
          </table:table-cell>
          <table:table-cell table:formula="of:=IF(ABS([.G324])&lt;ABS([.H324]);[.G324]/[.D324];[.F324])" office:value-type="float" office:value="-40" calcext:value-type="float">
            <text:p>-40</text:p>
          </table:table-cell>
          <table:table-cell table:formula="of:=[.$E$9]+[.I324]" office:value-type="float" office:value="1030.71796769724" calcext:value-type="float">
            <text:p>1030.7179676973</text:p>
          </table:table-cell>
          <table:table-cell table:formula="of:=[.$F$9]+[.J324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RADIANS([.A325])" office:value-type="float" office:value="4.99164166070378" calcext:value-type="float">
            <text:p>4.9916416607</text:p>
          </table:table-cell>
          <table:table-cell table:formula="of:=SIN([.B325])" office:value-type="float" office:value="-0.961261695938319" calcext:value-type="float">
            <text:p>-0.9612616959</text:p>
          </table:table-cell>
          <table:table-cell table:formula="of:=COS([.B325])" office:value-type="float" office:value="0.275637355816999" calcext:value-type="float">
            <text:p>0.2756373558</text:p>
          </table:table-cell>
          <table:table-cell table:formula="of:=([.$B$8] + [$Sheet1.$B$19])/IF([.D325]&gt;0;2;-2)" office:value-type="float" office:value="90" calcext:value-type="float">
            <text:p>90</text:p>
          </table:table-cell>
          <table:table-cell table:formula="of:=([.$B$9] + [$Sheet1.$B$19])/IF([.C325]&gt;0;2;-2)" office:value-type="float" office:value="-40" calcext:value-type="float">
            <text:p>-40</text:p>
          </table:table-cell>
          <table:table-cell table:formula="of:=[.E325]*[.C325]" office:value-type="float" office:value="-86.5135526344487" calcext:value-type="float">
            <text:p>-86.5135526344</text:p>
          </table:table-cell>
          <table:table-cell table:formula="of:=[.F325]*[.D325]" office:value-type="float" office:value="-11.02549423268" calcext:value-type="float">
            <text:p>-11.0254942327</text:p>
          </table:table-cell>
          <table:table-cell table:formula="of:=IF(ABS([.G325])&lt;ABS([.H325]); [.E325];[.H325]/[.C325])" office:value-type="float" office:value="11.4698154303523" calcext:value-type="float">
            <text:p>11.4698154304</text:p>
          </table:table-cell>
          <table:table-cell table:formula="of:=IF(ABS([.G325])&lt;ABS([.H325]);[.G325]/[.D325];[.F325])" office:value-type="float" office:value="-40" calcext:value-type="float">
            <text:p>-40</text:p>
          </table:table-cell>
          <table:table-cell table:formula="of:=[.$E$9]+[.I325]" office:value-type="float" office:value="1031.46981543035" calcext:value-type="float">
            <text:p>1031.4698154304</text:p>
          </table:table-cell>
          <table:table-cell table:formula="of:=[.$F$9]+[.J325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RADIANS([.A326])" office:value-type="float" office:value="5.00909495322373" calcext:value-type="float">
            <text:p>5.0090949532</text:p>
          </table:table-cell>
          <table:table-cell table:formula="of:=SIN([.B326])" office:value-type="float" office:value="-0.956304755963035" calcext:value-type="float">
            <text:p>-0.956304756</text:p>
          </table:table-cell>
          <table:table-cell table:formula="of:=COS([.B326])" office:value-type="float" office:value="0.292371704722737" calcext:value-type="float">
            <text:p>0.2923717047</text:p>
          </table:table-cell>
          <table:table-cell table:formula="of:=([.$B$8] + [$Sheet1.$B$19])/IF([.D326]&gt;0;2;-2)" office:value-type="float" office:value="90" calcext:value-type="float">
            <text:p>90</text:p>
          </table:table-cell>
          <table:table-cell table:formula="of:=([.$B$9] + [$Sheet1.$B$19])/IF([.C326]&gt;0;2;-2)" office:value-type="float" office:value="-40" calcext:value-type="float">
            <text:p>-40</text:p>
          </table:table-cell>
          <table:table-cell table:formula="of:=[.E326]*[.C326]" office:value-type="float" office:value="-86.0674280366732" calcext:value-type="float">
            <text:p>-86.0674280367</text:p>
          </table:table-cell>
          <table:table-cell table:formula="of:=[.F326]*[.D326]" office:value-type="float" office:value="-11.6948681889095" calcext:value-type="float">
            <text:p>-11.6948681889</text:p>
          </table:table-cell>
          <table:table-cell table:formula="of:=IF(ABS([.G326])&lt;ABS([.H326]); [.E326];[.H326]/[.C326])" office:value-type="float" office:value="12.2292272583464" calcext:value-type="float">
            <text:p>12.2292272583</text:p>
          </table:table-cell>
          <table:table-cell table:formula="of:=IF(ABS([.G326])&lt;ABS([.H326]);[.G326]/[.D326];[.F326])" office:value-type="float" office:value="-40" calcext:value-type="float">
            <text:p>-40</text:p>
          </table:table-cell>
          <table:table-cell table:formula="of:=[.$E$9]+[.I326]" office:value-type="float" office:value="1032.22922725835" calcext:value-type="float">
            <text:p>1032.2292272584</text:p>
          </table:table-cell>
          <table:table-cell table:formula="of:=[.$F$9]+[.J326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RADIANS([.A327])" office:value-type="float" office:value="5.02654824574367" calcext:value-type="float">
            <text:p>5.0265482457</text:p>
          </table:table-cell>
          <table:table-cell table:formula="of:=SIN([.B327])" office:value-type="float" office:value="-0.951056516295154" calcext:value-type="float">
            <text:p>-0.9510565163</text:p>
          </table:table-cell>
          <table:table-cell table:formula="of:=COS([.B327])" office:value-type="float" office:value="0.309016994374947" calcext:value-type="float">
            <text:p>0.3090169944</text:p>
          </table:table-cell>
          <table:table-cell table:formula="of:=([.$B$8] + [$Sheet1.$B$19])/IF([.D327]&gt;0;2;-2)" office:value-type="float" office:value="90" calcext:value-type="float">
            <text:p>90</text:p>
          </table:table-cell>
          <table:table-cell table:formula="of:=([.$B$9] + [$Sheet1.$B$19])/IF([.C327]&gt;0;2;-2)" office:value-type="float" office:value="-40" calcext:value-type="float">
            <text:p>-40</text:p>
          </table:table-cell>
          <table:table-cell table:formula="of:=[.E327]*[.C327]" office:value-type="float" office:value="-85.5950864665638" calcext:value-type="float">
            <text:p>-85.5950864666</text:p>
          </table:table-cell>
          <table:table-cell table:formula="of:=[.F327]*[.D327]" office:value-type="float" office:value="-12.3606797749979" calcext:value-type="float">
            <text:p>-12.360679775</text:p>
          </table:table-cell>
          <table:table-cell table:formula="of:=IF(ABS([.G327])&lt;ABS([.H327]); [.E327];[.H327]/[.C327])" office:value-type="float" office:value="12.9967878493162" calcext:value-type="float">
            <text:p>12.9967878493</text:p>
          </table:table-cell>
          <table:table-cell table:formula="of:=IF(ABS([.G327])&lt;ABS([.H327]);[.G327]/[.D327];[.F327])" office:value-type="float" office:value="-40" calcext:value-type="float">
            <text:p>-40</text:p>
          </table:table-cell>
          <table:table-cell table:formula="of:=[.$E$9]+[.I327]" office:value-type="float" office:value="1032.99678784932" calcext:value-type="float">
            <text:p>1032.9967878493</text:p>
          </table:table-cell>
          <table:table-cell table:formula="of:=[.$F$9]+[.J327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RADIANS([.A328])" office:value-type="float" office:value="5.04400153826361" calcext:value-type="float">
            <text:p>5.0440015383</text:p>
          </table:table-cell>
          <table:table-cell table:formula="of:=SIN([.B328])" office:value-type="float" office:value="-0.945518575599317" calcext:value-type="float">
            <text:p>-0.9455185756</text:p>
          </table:table-cell>
          <table:table-cell table:formula="of:=COS([.B328])" office:value-type="float" office:value="0.325568154457156" calcext:value-type="float">
            <text:p>0.3255681545</text:p>
          </table:table-cell>
          <table:table-cell table:formula="of:=([.$B$8] + [$Sheet1.$B$19])/IF([.D328]&gt;0;2;-2)" office:value-type="float" office:value="90" calcext:value-type="float">
            <text:p>90</text:p>
          </table:table-cell>
          <table:table-cell table:formula="of:=([.$B$9] + [$Sheet1.$B$19])/IF([.C328]&gt;0;2;-2)" office:value-type="float" office:value="-40" calcext:value-type="float">
            <text:p>-40</text:p>
          </table:table-cell>
          <table:table-cell table:formula="of:=[.E328]*[.C328]" office:value-type="float" office:value="-85.0966718039385" calcext:value-type="float">
            <text:p>-85.0966718039</text:p>
          </table:table-cell>
          <table:table-cell table:formula="of:=[.F328]*[.D328]" office:value-type="float" office:value="-13.0227261782863" calcext:value-type="float">
            <text:p>-13.0227261783</text:p>
          </table:table-cell>
          <table:table-cell table:formula="of:=IF(ABS([.G328])&lt;ABS([.H328]); [.E328];[.H328]/[.C328])" office:value-type="float" office:value="13.7731045315866" calcext:value-type="float">
            <text:p>13.7731045316</text:p>
          </table:table-cell>
          <table:table-cell table:formula="of:=IF(ABS([.G328])&lt;ABS([.H328]);[.G328]/[.D328];[.F328])" office:value-type="float" office:value="-40" calcext:value-type="float">
            <text:p>-40</text:p>
          </table:table-cell>
          <table:table-cell table:formula="of:=[.$E$9]+[.I328]" office:value-type="float" office:value="1033.77310453159" calcext:value-type="float">
            <text:p>1033.7731045316</text:p>
          </table:table-cell>
          <table:table-cell table:formula="of:=[.$F$9]+[.J328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RADIANS([.A329])" office:value-type="float" office:value="5.06145483078356" calcext:value-type="float">
            <text:p>5.0614548308</text:p>
          </table:table-cell>
          <table:table-cell table:formula="of:=SIN([.B329])" office:value-type="float" office:value="-0.939692620785908" calcext:value-type="float">
            <text:p>-0.9396926208</text:p>
          </table:table-cell>
          <table:table-cell table:formula="of:=COS([.B329])" office:value-type="float" office:value="0.342020143325669" calcext:value-type="float">
            <text:p>0.3420201433</text:p>
          </table:table-cell>
          <table:table-cell table:formula="of:=([.$B$8] + [$Sheet1.$B$19])/IF([.D329]&gt;0;2;-2)" office:value-type="float" office:value="90" calcext:value-type="float">
            <text:p>90</text:p>
          </table:table-cell>
          <table:table-cell table:formula="of:=([.$B$9] + [$Sheet1.$B$19])/IF([.C329]&gt;0;2;-2)" office:value-type="float" office:value="-40" calcext:value-type="float">
            <text:p>-40</text:p>
          </table:table-cell>
          <table:table-cell table:formula="of:=[.E329]*[.C329]" office:value-type="float" office:value="-84.5723358707317" calcext:value-type="float">
            <text:p>-84.5723358707</text:p>
          </table:table-cell>
          <table:table-cell table:formula="of:=[.F329]*[.D329]" office:value-type="float" office:value="-13.6808057330268" calcext:value-type="float">
            <text:p>-13.680805733</text:p>
          </table:table-cell>
          <table:table-cell table:formula="of:=IF(ABS([.G329])&lt;ABS([.H329]); [.E329];[.H329]/[.C329])" office:value-type="float" office:value="14.5588093706481" calcext:value-type="float">
            <text:p>14.5588093706</text:p>
          </table:table-cell>
          <table:table-cell table:formula="of:=IF(ABS([.G329])&lt;ABS([.H329]);[.G329]/[.D329];[.F329])" office:value-type="float" office:value="-40" calcext:value-type="float">
            <text:p>-40</text:p>
          </table:table-cell>
          <table:table-cell table:formula="of:=[.$E$9]+[.I329]" office:value-type="float" office:value="1034.55880937065" calcext:value-type="float">
            <text:p>1034.5588093707</text:p>
          </table:table-cell>
          <table:table-cell table:formula="of:=[.$F$9]+[.J329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RADIANS([.A330])" office:value-type="float" office:value="5.0789081233035" calcext:value-type="float">
            <text:p>5.0789081233</text:p>
          </table:table-cell>
          <table:table-cell table:formula="of:=SIN([.B330])" office:value-type="float" office:value="-0.933580426497202" calcext:value-type="float">
            <text:p>-0.9335804265</text:p>
          </table:table-cell>
          <table:table-cell table:formula="of:=COS([.B330])" office:value-type="float" office:value="0.3583679495453" calcext:value-type="float">
            <text:p>0.3583679495</text:p>
          </table:table-cell>
          <table:table-cell table:formula="of:=([.$B$8] + [$Sheet1.$B$19])/IF([.D330]&gt;0;2;-2)" office:value-type="float" office:value="90" calcext:value-type="float">
            <text:p>90</text:p>
          </table:table-cell>
          <table:table-cell table:formula="of:=([.$B$9] + [$Sheet1.$B$19])/IF([.C330]&gt;0;2;-2)" office:value-type="float" office:value="-40" calcext:value-type="float">
            <text:p>-40</text:p>
          </table:table-cell>
          <table:table-cell table:formula="of:=[.E330]*[.C330]" office:value-type="float" office:value="-84.0222383847482" calcext:value-type="float">
            <text:p>-84.0222383847</text:p>
          </table:table-cell>
          <table:table-cell table:formula="of:=[.F330]*[.D330]" office:value-type="float" office:value="-14.334717981812" calcext:value-type="float">
            <text:p>-14.3347179818</text:p>
          </table:table-cell>
          <table:table-cell table:formula="of:=IF(ABS([.G330])&lt;ABS([.H330]); [.E330];[.H330]/[.C330])" office:value-type="float" office:value="15.3545614014166" calcext:value-type="float">
            <text:p>15.3545614014</text:p>
          </table:table-cell>
          <table:table-cell table:formula="of:=IF(ABS([.G330])&lt;ABS([.H330]);[.G330]/[.D330];[.F330])" office:value-type="float" office:value="-40" calcext:value-type="float">
            <text:p>-40</text:p>
          </table:table-cell>
          <table:table-cell table:formula="of:=[.$E$9]+[.I330]" office:value-type="float" office:value="1035.35456140142" calcext:value-type="float">
            <text:p>1035.3545614014</text:p>
          </table:table-cell>
          <table:table-cell table:formula="of:=[.$F$9]+[.J330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RADIANS([.A331])" office:value-type="float" office:value="5.09636141582344" calcext:value-type="float">
            <text:p>5.0963614158</text:p>
          </table:table-cell>
          <table:table-cell table:formula="of:=SIN([.B331])" office:value-type="float" office:value="-0.927183854566787" calcext:value-type="float">
            <text:p>-0.9271838546</text:p>
          </table:table-cell>
          <table:table-cell table:formula="of:=COS([.B331])" office:value-type="float" office:value="0.374606593415912" calcext:value-type="float">
            <text:p>0.3746065934</text:p>
          </table:table-cell>
          <table:table-cell table:formula="of:=([.$B$8] + [$Sheet1.$B$19])/IF([.D331]&gt;0;2;-2)" office:value-type="float" office:value="90" calcext:value-type="float">
            <text:p>90</text:p>
          </table:table-cell>
          <table:table-cell table:formula="of:=([.$B$9] + [$Sheet1.$B$19])/IF([.C331]&gt;0;2;-2)" office:value-type="float" office:value="-40" calcext:value-type="float">
            <text:p>-40</text:p>
          </table:table-cell>
          <table:table-cell table:formula="of:=[.E331]*[.C331]" office:value-type="float" office:value="-83.4465469110109" calcext:value-type="float">
            <text:p>-83.446546911</text:p>
          </table:table-cell>
          <table:table-cell table:formula="of:=[.F331]*[.D331]" office:value-type="float" office:value="-14.9842637366365" calcext:value-type="float">
            <text:p>-14.9842637366</text:p>
          </table:table-cell>
          <table:table-cell table:formula="of:=IF(ABS([.G331])&lt;ABS([.H331]); [.E331];[.H331]/[.C331])" office:value-type="float" office:value="16.1610490334063" calcext:value-type="float">
            <text:p>16.1610490334</text:p>
          </table:table-cell>
          <table:table-cell table:formula="of:=IF(ABS([.G331])&lt;ABS([.H331]);[.G331]/[.D331];[.F331])" office:value-type="float" office:value="-40" calcext:value-type="float">
            <text:p>-40</text:p>
          </table:table-cell>
          <table:table-cell table:formula="of:=[.$E$9]+[.I331]" office:value-type="float" office:value="1036.16104903341" calcext:value-type="float">
            <text:p>1036.1610490334</text:p>
          </table:table-cell>
          <table:table-cell table:formula="of:=[.$F$9]+[.J331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RADIANS([.A332])" office:value-type="float" office:value="5.11381470834339" calcext:value-type="float">
            <text:p>5.1138147083</text:p>
          </table:table-cell>
          <table:table-cell table:formula="of:=SIN([.B332])" office:value-type="float" office:value="-0.920504853452441" calcext:value-type="float">
            <text:p>-0.9205048535</text:p>
          </table:table-cell>
          <table:table-cell table:formula="of:=COS([.B332])" office:value-type="float" office:value="0.390731128489273" calcext:value-type="float">
            <text:p>0.3907311285</text:p>
          </table:table-cell>
          <table:table-cell table:formula="of:=([.$B$8] + [$Sheet1.$B$19])/IF([.D332]&gt;0;2;-2)" office:value-type="float" office:value="90" calcext:value-type="float">
            <text:p>90</text:p>
          </table:table-cell>
          <table:table-cell table:formula="of:=([.$B$9] + [$Sheet1.$B$19])/IF([.C332]&gt;0;2;-2)" office:value-type="float" office:value="-40" calcext:value-type="float">
            <text:p>-40</text:p>
          </table:table-cell>
          <table:table-cell table:formula="of:=[.E332]*[.C332]" office:value-type="float" office:value="-82.8454368107196" calcext:value-type="float">
            <text:p>-82.8454368107</text:p>
          </table:table-cell>
          <table:table-cell table:formula="of:=[.F332]*[.D332]" office:value-type="float" office:value="-15.6292451395709" calcext:value-type="float">
            <text:p>-15.6292451396</text:p>
          </table:table-cell>
          <table:table-cell table:formula="of:=IF(ABS([.G332])&lt;ABS([.H332]); [.E332];[.H332]/[.C332])" office:value-type="float" office:value="16.9789926483842" calcext:value-type="float">
            <text:p>16.9789926484</text:p>
          </table:table-cell>
          <table:table-cell table:formula="of:=IF(ABS([.G332])&lt;ABS([.H332]);[.G332]/[.D332];[.F332])" office:value-type="float" office:value="-40" calcext:value-type="float">
            <text:p>-40</text:p>
          </table:table-cell>
          <table:table-cell table:formula="of:=[.$E$9]+[.I332]" office:value-type="float" office:value="1036.97899264838" calcext:value-type="float">
            <text:p>1036.9789926484</text:p>
          </table:table-cell>
          <table:table-cell table:formula="of:=[.$F$9]+[.J332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RADIANS([.A333])" office:value-type="float" office:value="5.13126800086333" calcext:value-type="float">
            <text:p>5.1312680009</text:p>
          </table:table-cell>
          <table:table-cell table:formula="of:=SIN([.B333])" office:value-type="float" office:value="-0.913545457642601" calcext:value-type="float">
            <text:p>-0.9135454576</text:p>
          </table:table-cell>
          <table:table-cell table:formula="of:=COS([.B333])" office:value-type="float" office:value="0.4067366430758" calcext:value-type="float">
            <text:p>0.4067366431</text:p>
          </table:table-cell>
          <table:table-cell table:formula="of:=([.$B$8] + [$Sheet1.$B$19])/IF([.D333]&gt;0;2;-2)" office:value-type="float" office:value="90" calcext:value-type="float">
            <text:p>90</text:p>
          </table:table-cell>
          <table:table-cell table:formula="of:=([.$B$9] + [$Sheet1.$B$19])/IF([.C333]&gt;0;2;-2)" office:value-type="float" office:value="-40" calcext:value-type="float">
            <text:p>-40</text:p>
          </table:table-cell>
          <table:table-cell table:formula="of:=[.E333]*[.C333]" office:value-type="float" office:value="-82.2190911878341" calcext:value-type="float">
            <text:p>-82.2190911878</text:p>
          </table:table-cell>
          <table:table-cell table:formula="of:=[.F333]*[.D333]" office:value-type="float" office:value="-16.269465723032" calcext:value-type="float">
            <text:p>-16.269465723</text:p>
          </table:table-cell>
          <table:table-cell table:formula="of:=IF(ABS([.G333])&lt;ABS([.H333]); [.E333];[.H333]/[.C333])" office:value-type="float" office:value="17.8091474123414" calcext:value-type="float">
            <text:p>17.8091474123</text:p>
          </table:table-cell>
          <table:table-cell table:formula="of:=IF(ABS([.G333])&lt;ABS([.H333]);[.G333]/[.D333];[.F333])" office:value-type="float" office:value="-40" calcext:value-type="float">
            <text:p>-40</text:p>
          </table:table-cell>
          <table:table-cell table:formula="of:=[.$E$9]+[.I333]" office:value-type="float" office:value="1037.80914741234" calcext:value-type="float">
            <text:p>1037.8091474124</text:p>
          </table:table-cell>
          <table:table-cell table:formula="of:=[.$F$9]+[.J333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RADIANS([.A334])" office:value-type="float" office:value="5.14872129338327" calcext:value-type="float">
            <text:p>5.1487212934</text:p>
          </table:table-cell>
          <table:table-cell table:formula="of:=SIN([.B334])" office:value-type="float" office:value="-0.90630778703665" calcext:value-type="float">
            <text:p>-0.906307787</text:p>
          </table:table-cell>
          <table:table-cell table:formula="of:=COS([.B334])" office:value-type="float" office:value="0.4226182617407" calcext:value-type="float">
            <text:p>0.4226182617</text:p>
          </table:table-cell>
          <table:table-cell table:formula="of:=([.$B$8] + [$Sheet1.$B$19])/IF([.D334]&gt;0;2;-2)" office:value-type="float" office:value="90" calcext:value-type="float">
            <text:p>90</text:p>
          </table:table-cell>
          <table:table-cell table:formula="of:=([.$B$9] + [$Sheet1.$B$19])/IF([.C334]&gt;0;2;-2)" office:value-type="float" office:value="-40" calcext:value-type="float">
            <text:p>-40</text:p>
          </table:table-cell>
          <table:table-cell table:formula="of:=[.E334]*[.C334]" office:value-type="float" office:value="-81.5677008332985" calcext:value-type="float">
            <text:p>-81.5677008333</text:p>
          </table:table-cell>
          <table:table-cell table:formula="of:=[.F334]*[.D334]" office:value-type="float" office:value="-16.904730469628" calcext:value-type="float">
            <text:p>-16.9047304696</text:p>
          </table:table-cell>
          <table:table-cell table:formula="of:=IF(ABS([.G334])&lt;ABS([.H334]); [.E334];[.H334]/[.C334])" office:value-type="float" office:value="18.6523063262" calcext:value-type="float">
            <text:p>18.6523063262</text:p>
          </table:table-cell>
          <table:table-cell table:formula="of:=IF(ABS([.G334])&lt;ABS([.H334]);[.G334]/[.D334];[.F334])" office:value-type="float" office:value="-40" calcext:value-type="float">
            <text:p>-40</text:p>
          </table:table-cell>
          <table:table-cell table:formula="of:=[.$E$9]+[.I334]" office:value-type="float" office:value="1038.6523063262" calcext:value-type="float">
            <text:p>1038.6523063262</text:p>
          </table:table-cell>
          <table:table-cell table:formula="of:=[.$F$9]+[.J334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RADIANS([.A335])" office:value-type="float" office:value="5.16617458590322" calcext:value-type="float">
            <text:p>5.1661745859</text:p>
          </table:table-cell>
          <table:table-cell table:formula="of:=SIN([.B335])" office:value-type="float" office:value="-0.898794046299167" calcext:value-type="float">
            <text:p>-0.8987940463</text:p>
          </table:table-cell>
          <table:table-cell table:formula="of:=COS([.B335])" office:value-type="float" office:value="0.438371146789077" calcext:value-type="float">
            <text:p>0.4383711468</text:p>
          </table:table-cell>
          <table:table-cell table:formula="of:=([.$B$8] + [$Sheet1.$B$19])/IF([.D335]&gt;0;2;-2)" office:value-type="float" office:value="90" calcext:value-type="float">
            <text:p>90</text:p>
          </table:table-cell>
          <table:table-cell table:formula="of:=([.$B$9] + [$Sheet1.$B$19])/IF([.C335]&gt;0;2;-2)" office:value-type="float" office:value="-40" calcext:value-type="float">
            <text:p>-40</text:p>
          </table:table-cell>
          <table:table-cell table:formula="of:=[.E335]*[.C335]" office:value-type="float" office:value="-80.891464166925" calcext:value-type="float">
            <text:p>-80.8914641669</text:p>
          </table:table-cell>
          <table:table-cell table:formula="of:=[.F335]*[.D335]" office:value-type="float" office:value="-17.5348458715631" calcext:value-type="float">
            <text:p>-17.5348458716</text:p>
          </table:table-cell>
          <table:table-cell table:formula="of:=IF(ABS([.G335])&lt;ABS([.H335]); [.E335];[.H335]/[.C335])" office:value-type="float" office:value="19.5093035426345" calcext:value-type="float">
            <text:p>19.5093035426</text:p>
          </table:table-cell>
          <table:table-cell table:formula="of:=IF(ABS([.G335])&lt;ABS([.H335]);[.G335]/[.D335];[.F335])" office:value-type="float" office:value="-40" calcext:value-type="float">
            <text:p>-40</text:p>
          </table:table-cell>
          <table:table-cell table:formula="of:=[.$E$9]+[.I335]" office:value-type="float" office:value="1039.50930354263" calcext:value-type="float">
            <text:p>1039.5093035426</text:p>
          </table:table-cell>
          <table:table-cell table:formula="of:=[.$F$9]+[.J335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RADIANS([.A336])" office:value-type="float" office:value="5.18362787842316" calcext:value-type="float">
            <text:p>5.1836278784</text:p>
          </table:table-cell>
          <table:table-cell table:formula="of:=SIN([.B336])" office:value-type="float" office:value="-0.891006524188368" calcext:value-type="float">
            <text:p>-0.8910065242</text:p>
          </table:table-cell>
          <table:table-cell table:formula="of:=COS([.B336])" office:value-type="float" office:value="0.453990499739547" calcext:value-type="float">
            <text:p>0.4539904997</text:p>
          </table:table-cell>
          <table:table-cell table:formula="of:=([.$B$8] + [$Sheet1.$B$19])/IF([.D336]&gt;0;2;-2)" office:value-type="float" office:value="90" calcext:value-type="float">
            <text:p>90</text:p>
          </table:table-cell>
          <table:table-cell table:formula="of:=([.$B$9] + [$Sheet1.$B$19])/IF([.C336]&gt;0;2;-2)" office:value-type="float" office:value="-40" calcext:value-type="float">
            <text:p>-40</text:p>
          </table:table-cell>
          <table:table-cell table:formula="of:=[.E336]*[.C336]" office:value-type="float" office:value="-80.1905871769531" calcext:value-type="float">
            <text:p>-80.190587177</text:p>
          </table:table-cell>
          <table:table-cell table:formula="of:=[.F336]*[.D336]" office:value-type="float" office:value="-18.1596199895819" calcext:value-type="float">
            <text:p>-18.1596199896</text:p>
          </table:table-cell>
          <table:table-cell table:formula="of:=IF(ABS([.G336])&lt;ABS([.H336]); [.E336];[.H336]/[.C336])" office:value-type="float" office:value="20.3810179797771" calcext:value-type="float">
            <text:p>20.3810179798</text:p>
          </table:table-cell>
          <table:table-cell table:formula="of:=IF(ABS([.G336])&lt;ABS([.H336]);[.G336]/[.D336];[.F336])" office:value-type="float" office:value="-40" calcext:value-type="float">
            <text:p>-40</text:p>
          </table:table-cell>
          <table:table-cell table:formula="of:=[.$E$9]+[.I336]" office:value-type="float" office:value="1040.38101797978" calcext:value-type="float">
            <text:p>1040.3810179798</text:p>
          </table:table-cell>
          <table:table-cell table:formula="of:=[.$F$9]+[.J336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RADIANS([.A337])" office:value-type="float" office:value="5.2010811709431" calcext:value-type="float">
            <text:p>5.2010811709</text:p>
          </table:table-cell>
          <table:table-cell table:formula="of:=SIN([.B337])" office:value-type="float" office:value="-0.882947592858927" calcext:value-type="float">
            <text:p>-0.8829475929</text:p>
          </table:table-cell>
          <table:table-cell table:formula="of:=COS([.B337])" office:value-type="float" office:value="0.46947156278589" calcext:value-type="float">
            <text:p>0.4694715628</text:p>
          </table:table-cell>
          <table:table-cell table:formula="of:=([.$B$8] + [$Sheet1.$B$19])/IF([.D337]&gt;0;2;-2)" office:value-type="float" office:value="90" calcext:value-type="float">
            <text:p>90</text:p>
          </table:table-cell>
          <table:table-cell table:formula="of:=([.$B$9] + [$Sheet1.$B$19])/IF([.C337]&gt;0;2;-2)" office:value-type="float" office:value="-40" calcext:value-type="float">
            <text:p>-40</text:p>
          </table:table-cell>
          <table:table-cell table:formula="of:=[.E337]*[.C337]" office:value-type="float" office:value="-79.4652833573034" calcext:value-type="float">
            <text:p>-79.4652833573</text:p>
          </table:table-cell>
          <table:table-cell table:formula="of:=[.F337]*[.D337]" office:value-type="float" office:value="-18.7788625114356" calcext:value-type="float">
            <text:p>-18.7788625114</text:p>
          </table:table-cell>
          <table:table-cell table:formula="of:=IF(ABS([.G337])&lt;ABS([.H337]); [.E337];[.H337]/[.C337])" office:value-type="float" office:value="21.2683772664591" calcext:value-type="float">
            <text:p>21.2683772665</text:p>
          </table:table-cell>
          <table:table-cell table:formula="of:=IF(ABS([.G337])&lt;ABS([.H337]);[.G337]/[.D337];[.F337])" office:value-type="float" office:value="-40" calcext:value-type="float">
            <text:p>-40</text:p>
          </table:table-cell>
          <table:table-cell table:formula="of:=[.$E$9]+[.I337]" office:value-type="float" office:value="1041.26837726646" calcext:value-type="float">
            <text:p>1041.2683772665</text:p>
          </table:table-cell>
          <table:table-cell table:formula="of:=[.$F$9]+[.J337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RADIANS([.A338])" office:value-type="float" office:value="5.21853446346305" calcext:value-type="float">
            <text:p>5.2185344635</text:p>
          </table:table-cell>
          <table:table-cell table:formula="of:=SIN([.B338])" office:value-type="float" office:value="-0.874619707139396" calcext:value-type="float">
            <text:p>-0.8746197071</text:p>
          </table:table-cell>
          <table:table-cell table:formula="of:=COS([.B338])" office:value-type="float" office:value="0.484809620246337" calcext:value-type="float">
            <text:p>0.4848096202</text:p>
          </table:table-cell>
          <table:table-cell table:formula="of:=([.$B$8] + [$Sheet1.$B$19])/IF([.D338]&gt;0;2;-2)" office:value-type="float" office:value="90" calcext:value-type="float">
            <text:p>90</text:p>
          </table:table-cell>
          <table:table-cell table:formula="of:=([.$B$9] + [$Sheet1.$B$19])/IF([.C338]&gt;0;2;-2)" office:value-type="float" office:value="-40" calcext:value-type="float">
            <text:p>-40</text:p>
          </table:table-cell>
          <table:table-cell table:formula="of:=[.E338]*[.C338]" office:value-type="float" office:value="-78.7157736425456" calcext:value-type="float">
            <text:p>-78.7157736425</text:p>
          </table:table-cell>
          <table:table-cell table:formula="of:=[.F338]*[.D338]" office:value-type="float" office:value="-19.3923848098535" calcext:value-type="float">
            <text:p>-19.3923848099</text:p>
          </table:table-cell>
          <table:table-cell table:formula="of:=IF(ABS([.G338])&lt;ABS([.H338]); [.E338];[.H338]/[.C338])" office:value-type="float" office:value="22.1723620581108" calcext:value-type="float">
            <text:p>22.1723620581</text:p>
          </table:table-cell>
          <table:table-cell table:formula="of:=IF(ABS([.G338])&lt;ABS([.H338]);[.G338]/[.D338];[.F338])" office:value-type="float" office:value="-40" calcext:value-type="float">
            <text:p>-40</text:p>
          </table:table-cell>
          <table:table-cell table:formula="of:=[.$E$9]+[.I338]" office:value-type="float" office:value="1042.17236205811" calcext:value-type="float">
            <text:p>1042.1723620581</text:p>
          </table:table-cell>
          <table:table-cell table:formula="of:=[.$F$9]+[.J338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RADIANS([.A339])" office:value-type="float" office:value="5.23598775598299" calcext:value-type="float">
            <text:p>5.235987756</text:p>
          </table:table-cell>
          <table:table-cell table:formula="of:=SIN([.B339])" office:value-type="float" office:value="-0.866025403784439" calcext:value-type="float">
            <text:p>-0.8660254038</text:p>
          </table:table-cell>
          <table:table-cell table:formula="of:=COS([.B339])" office:value-type="float" office:value="0.5" calcext:value-type="float">
            <text:p>0.5</text:p>
          </table:table-cell>
          <table:table-cell table:formula="of:=([.$B$8] + [$Sheet1.$B$19])/IF([.D339]&gt;0;2;-2)" office:value-type="float" office:value="90" calcext:value-type="float">
            <text:p>90</text:p>
          </table:table-cell>
          <table:table-cell table:formula="of:=([.$B$9] + [$Sheet1.$B$19])/IF([.C339]&gt;0;2;-2)" office:value-type="float" office:value="-40" calcext:value-type="float">
            <text:p>-40</text:p>
          </table:table-cell>
          <table:table-cell table:formula="of:=[.E339]*[.C339]" office:value-type="float" office:value="-77.9422863405995" calcext:value-type="float">
            <text:p>-77.9422863406</text:p>
          </table:table-cell>
          <table:table-cell table:formula="of:=[.F339]*[.D339]" office:value-type="float" office:value="-20" calcext:value-type="float">
            <text:p>-20</text:p>
          </table:table-cell>
          <table:table-cell table:formula="of:=IF(ABS([.G339])&lt;ABS([.H339]); [.E339];[.H339]/[.C339])" office:value-type="float" office:value="23.094010767585" calcext:value-type="float">
            <text:p>23.0940107676</text:p>
          </table:table-cell>
          <table:table-cell table:formula="of:=IF(ABS([.G339])&lt;ABS([.H339]);[.G339]/[.D339];[.F339])" office:value-type="float" office:value="-40" calcext:value-type="float">
            <text:p>-40</text:p>
          </table:table-cell>
          <table:table-cell table:formula="of:=[.$E$9]+[.I339]" office:value-type="float" office:value="1043.09401076759" calcext:value-type="float">
            <text:p>1043.0940107676</text:p>
          </table:table-cell>
          <table:table-cell table:formula="of:=[.$F$9]+[.J339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RADIANS([.A340])" office:value-type="float" office:value="5.25344104850293" calcext:value-type="float">
            <text:p>5.2534410485</text:p>
          </table:table-cell>
          <table:table-cell table:formula="of:=SIN([.B340])" office:value-type="float" office:value="-0.857167300702112" calcext:value-type="float">
            <text:p>-0.8571673007</text:p>
          </table:table-cell>
          <table:table-cell table:formula="of:=COS([.B340])" office:value-type="float" office:value="0.515038074910054" calcext:value-type="float">
            <text:p>0.5150380749</text:p>
          </table:table-cell>
          <table:table-cell table:formula="of:=([.$B$8] + [$Sheet1.$B$19])/IF([.D340]&gt;0;2;-2)" office:value-type="float" office:value="90" calcext:value-type="float">
            <text:p>90</text:p>
          </table:table-cell>
          <table:table-cell table:formula="of:=([.$B$9] + [$Sheet1.$B$19])/IF([.C340]&gt;0;2;-2)" office:value-type="float" office:value="-40" calcext:value-type="float">
            <text:p>-40</text:p>
          </table:table-cell>
          <table:table-cell table:formula="of:=[.E340]*[.C340]" office:value-type="float" office:value="-77.1450570631901" calcext:value-type="float">
            <text:p>-77.1450570632</text:p>
          </table:table-cell>
          <table:table-cell table:formula="of:=[.F340]*[.D340]" office:value-type="float" office:value="-20.6015229964022" calcext:value-type="float">
            <text:p>-20.6015229964</text:p>
          </table:table-cell>
          <table:table-cell table:formula="of:=IF(ABS([.G340])&lt;ABS([.H340]); [.E340];[.H340]/[.C340])" office:value-type="float" office:value="24.0344247611024" calcext:value-type="float">
            <text:p>24.0344247611</text:p>
          </table:table-cell>
          <table:table-cell table:formula="of:=IF(ABS([.G340])&lt;ABS([.H340]);[.G340]/[.D340];[.F340])" office:value-type="float" office:value="-40" calcext:value-type="float">
            <text:p>-40</text:p>
          </table:table-cell>
          <table:table-cell table:formula="of:=[.$E$9]+[.I340]" office:value-type="float" office:value="1044.0344247611" calcext:value-type="float">
            <text:p>1044.0344247611</text:p>
          </table:table-cell>
          <table:table-cell table:formula="of:=[.$F$9]+[.J340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RADIANS([.A341])" office:value-type="float" office:value="5.27089434102288" calcext:value-type="float">
            <text:p>5.270894341</text:p>
          </table:table-cell>
          <table:table-cell table:formula="of:=SIN([.B341])" office:value-type="float" office:value="-0.848048096156426" calcext:value-type="float">
            <text:p>-0.8480480962</text:p>
          </table:table-cell>
          <table:table-cell table:formula="of:=COS([.B341])" office:value-type="float" office:value="0.529919264233205" calcext:value-type="float">
            <text:p>0.5299192642</text:p>
          </table:table-cell>
          <table:table-cell table:formula="of:=([.$B$8] + [$Sheet1.$B$19])/IF([.D341]&gt;0;2;-2)" office:value-type="float" office:value="90" calcext:value-type="float">
            <text:p>90</text:p>
          </table:table-cell>
          <table:table-cell table:formula="of:=([.$B$9] + [$Sheet1.$B$19])/IF([.C341]&gt;0;2;-2)" office:value-type="float" office:value="-40" calcext:value-type="float">
            <text:p>-40</text:p>
          </table:table-cell>
          <table:table-cell table:formula="of:=[.E341]*[.C341]" office:value-type="float" office:value="-76.3243286540784" calcext:value-type="float">
            <text:p>-76.3243286541</text:p>
          </table:table-cell>
          <table:table-cell table:formula="of:=[.F341]*[.D341]" office:value-type="float" office:value="-21.1967705693282" calcext:value-type="float">
            <text:p>-21.1967705693</text:p>
          </table:table-cell>
          <table:table-cell table:formula="of:=IF(ABS([.G341])&lt;ABS([.H341]); [.E341];[.H341]/[.C341])" office:value-type="float" office:value="24.9947740763731" calcext:value-type="float">
            <text:p>24.9947740764</text:p>
          </table:table-cell>
          <table:table-cell table:formula="of:=IF(ABS([.G341])&lt;ABS([.H341]);[.G341]/[.D341];[.F341])" office:value-type="float" office:value="-40" calcext:value-type="float">
            <text:p>-40</text:p>
          </table:table-cell>
          <table:table-cell table:formula="of:=[.$E$9]+[.I341]" office:value-type="float" office:value="1044.99477407637" calcext:value-type="float">
            <text:p>1044.9947740764</text:p>
          </table:table-cell>
          <table:table-cell table:formula="of:=[.$F$9]+[.J341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RADIANS([.A342])" office:value-type="float" office:value="5.28834763354282" calcext:value-type="float">
            <text:p>5.2883476335</text:p>
          </table:table-cell>
          <table:table-cell table:formula="of:=SIN([.B342])" office:value-type="float" office:value="-0.838670567945424" calcext:value-type="float">
            <text:p>-0.8386705679</text:p>
          </table:table-cell>
          <table:table-cell table:formula="of:=COS([.B342])" office:value-type="float" office:value="0.544639035015027" calcext:value-type="float">
            <text:p>0.544639035</text:p>
          </table:table-cell>
          <table:table-cell table:formula="of:=([.$B$8] + [$Sheet1.$B$19])/IF([.D342]&gt;0;2;-2)" office:value-type="float" office:value="90" calcext:value-type="float">
            <text:p>90</text:p>
          </table:table-cell>
          <table:table-cell table:formula="of:=([.$B$9] + [$Sheet1.$B$19])/IF([.C342]&gt;0;2;-2)" office:value-type="float" office:value="-40" calcext:value-type="float">
            <text:p>-40</text:p>
          </table:table-cell>
          <table:table-cell table:formula="of:=[.E342]*[.C342]" office:value-type="float" office:value="-75.4803511150882" calcext:value-type="float">
            <text:p>-75.4803511151</text:p>
          </table:table-cell>
          <table:table-cell table:formula="of:=[.F342]*[.D342]" office:value-type="float" office:value="-21.7855614006011" calcext:value-type="float">
            <text:p>-21.7855614006</text:p>
          </table:table-cell>
          <table:table-cell table:formula="of:=IF(ABS([.G342])&lt;ABS([.H342]); [.E342];[.H342]/[.C342])" office:value-type="float" office:value="25.9763037279004" calcext:value-type="float">
            <text:p>25.9763037279</text:p>
          </table:table-cell>
          <table:table-cell table:formula="of:=IF(ABS([.G342])&lt;ABS([.H342]);[.G342]/[.D342];[.F342])" office:value-type="float" office:value="-40" calcext:value-type="float">
            <text:p>-40</text:p>
          </table:table-cell>
          <table:table-cell table:formula="of:=[.$E$9]+[.I342]" office:value-type="float" office:value="1045.9763037279" calcext:value-type="float">
            <text:p>1045.9763037279</text:p>
          </table:table-cell>
          <table:table-cell table:formula="of:=[.$F$9]+[.J342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RADIANS([.A343])" office:value-type="float" office:value="5.30580092606276" calcext:value-type="float">
            <text:p>5.3058009261</text:p>
          </table:table-cell>
          <table:table-cell table:formula="of:=SIN([.B343])" office:value-type="float" office:value="-0.829037572555042" calcext:value-type="float">
            <text:p>-0.8290375726</text:p>
          </table:table-cell>
          <table:table-cell table:formula="of:=COS([.B343])" office:value-type="float" office:value="0.559192903470747" calcext:value-type="float">
            <text:p>0.5591929035</text:p>
          </table:table-cell>
          <table:table-cell table:formula="of:=([.$B$8] + [$Sheet1.$B$19])/IF([.D343]&gt;0;2;-2)" office:value-type="float" office:value="90" calcext:value-type="float">
            <text:p>90</text:p>
          </table:table-cell>
          <table:table-cell table:formula="of:=([.$B$9] + [$Sheet1.$B$19])/IF([.C343]&gt;0;2;-2)" office:value-type="float" office:value="-40" calcext:value-type="float">
            <text:p>-40</text:p>
          </table:table-cell>
          <table:table-cell table:formula="of:=[.E343]*[.C343]" office:value-type="float" office:value="-74.6133815299537" calcext:value-type="float">
            <text:p>-74.61338153</text:p>
          </table:table-cell>
          <table:table-cell table:formula="of:=[.F343]*[.D343]" office:value-type="float" office:value="-22.3677161388299" calcext:value-type="float">
            <text:p>-22.3677161388</text:p>
          </table:table-cell>
          <table:table-cell table:formula="of:=IF(ABS([.G343])&lt;ABS([.H343]); [.E343];[.H343]/[.C343])" office:value-type="float" office:value="26.9803406736971" calcext:value-type="float">
            <text:p>26.9803406737</text:p>
          </table:table-cell>
          <table:table-cell table:formula="of:=IF(ABS([.G343])&lt;ABS([.H343]);[.G343]/[.D343];[.F343])" office:value-type="float" office:value="-40" calcext:value-type="float">
            <text:p>-40</text:p>
          </table:table-cell>
          <table:table-cell table:formula="of:=[.$E$9]+[.I343]" office:value-type="float" office:value="1046.9803406737" calcext:value-type="float">
            <text:p>1046.9803406737</text:p>
          </table:table-cell>
          <table:table-cell table:formula="of:=[.$F$9]+[.J343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RADIANS([.A344])" office:value-type="float" office:value="5.32325421858271" calcext:value-type="float">
            <text:p>5.3232542186</text:p>
          </table:table-cell>
          <table:table-cell table:formula="of:=SIN([.B344])" office:value-type="float" office:value="-0.819152044288992" calcext:value-type="float">
            <text:p>-0.8191520443</text:p>
          </table:table-cell>
          <table:table-cell table:formula="of:=COS([.B344])" office:value-type="float" office:value="0.573576436351046" calcext:value-type="float">
            <text:p>0.5735764364</text:p>
          </table:table-cell>
          <table:table-cell table:formula="of:=([.$B$8] + [$Sheet1.$B$19])/IF([.D344]&gt;0;2;-2)" office:value-type="float" office:value="90" calcext:value-type="float">
            <text:p>90</text:p>
          </table:table-cell>
          <table:table-cell table:formula="of:=([.$B$9] + [$Sheet1.$B$19])/IF([.C344]&gt;0;2;-2)" office:value-type="float" office:value="-40" calcext:value-type="float">
            <text:p>-40</text:p>
          </table:table-cell>
          <table:table-cell table:formula="of:=[.E344]*[.C344]" office:value-type="float" office:value="-73.7236839860093" calcext:value-type="float">
            <text:p>-73.723683986</text:p>
          </table:table-cell>
          <table:table-cell table:formula="of:=[.F344]*[.D344]" office:value-type="float" office:value="-22.9430574540418" calcext:value-type="float">
            <text:p>-22.943057454</text:p>
          </table:table-cell>
          <table:table-cell table:formula="of:=IF(ABS([.G344])&lt;ABS([.H344]); [.E344];[.H344]/[.C344])" office:value-type="float" office:value="28.0083015283884" calcext:value-type="float">
            <text:p>28.0083015284</text:p>
          </table:table-cell>
          <table:table-cell table:formula="of:=IF(ABS([.G344])&lt;ABS([.H344]);[.G344]/[.D344];[.F344])" office:value-type="float" office:value="-40" calcext:value-type="float">
            <text:p>-40</text:p>
          </table:table-cell>
          <table:table-cell table:formula="of:=[.$E$9]+[.I344]" office:value-type="float" office:value="1048.00830152839" calcext:value-type="float">
            <text:p>1048.0083015284</text:p>
          </table:table-cell>
          <table:table-cell table:formula="of:=[.$F$9]+[.J344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RADIANS([.A345])" office:value-type="float" office:value="5.34070751110265" calcext:value-type="float">
            <text:p>5.3407075111</text:p>
          </table:table-cell>
          <table:table-cell table:formula="of:=SIN([.B345])" office:value-type="float" office:value="-0.809016994374947" calcext:value-type="float">
            <text:p>-0.8090169944</text:p>
          </table:table-cell>
          <table:table-cell table:formula="of:=COS([.B345])" office:value-type="float" office:value="0.587785252292473" calcext:value-type="float">
            <text:p>0.5877852523</text:p>
          </table:table-cell>
          <table:table-cell table:formula="of:=([.$B$8] + [$Sheet1.$B$19])/IF([.D345]&gt;0;2;-2)" office:value-type="float" office:value="90" calcext:value-type="float">
            <text:p>90</text:p>
          </table:table-cell>
          <table:table-cell table:formula="of:=([.$B$9] + [$Sheet1.$B$19])/IF([.C345]&gt;0;2;-2)" office:value-type="float" office:value="-40" calcext:value-type="float">
            <text:p>-40</text:p>
          </table:table-cell>
          <table:table-cell table:formula="of:=[.E345]*[.C345]" office:value-type="float" office:value="-72.8115294937453" calcext:value-type="float">
            <text:p>-72.8115294937</text:p>
          </table:table-cell>
          <table:table-cell table:formula="of:=[.F345]*[.D345]" office:value-type="float" office:value="-23.5114100916989" calcext:value-type="float">
            <text:p>-23.5114100917</text:p>
          </table:table-cell>
          <table:table-cell table:formula="of:=IF(ABS([.G345])&lt;ABS([.H345]); [.E345];[.H345]/[.C345])" office:value-type="float" office:value="29.0617011202144" calcext:value-type="float">
            <text:p>29.0617011202</text:p>
          </table:table-cell>
          <table:table-cell table:formula="of:=IF(ABS([.G345])&lt;ABS([.H345]);[.G345]/[.D345];[.F345])" office:value-type="float" office:value="-40" calcext:value-type="float">
            <text:p>-40</text:p>
          </table:table-cell>
          <table:table-cell table:formula="of:=[.$E$9]+[.I345]" office:value-type="float" office:value="1049.06170112021" calcext:value-type="float">
            <text:p>1049.0617011202</text:p>
          </table:table-cell>
          <table:table-cell table:formula="of:=[.$F$9]+[.J345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RADIANS([.A346])" office:value-type="float" office:value="5.35816080362259" calcext:value-type="float">
            <text:p>5.3581608036</text:p>
          </table:table-cell>
          <table:table-cell table:formula="of:=SIN([.B346])" office:value-type="float" office:value="-0.798635510047293" calcext:value-type="float">
            <text:p>-0.79863551</text:p>
          </table:table-cell>
          <table:table-cell table:formula="of:=COS([.B346])" office:value-type="float" office:value="0.601815023152048" calcext:value-type="float">
            <text:p>0.6018150232</text:p>
          </table:table-cell>
          <table:table-cell table:formula="of:=([.$B$8] + [$Sheet1.$B$19])/IF([.D346]&gt;0;2;-2)" office:value-type="float" office:value="90" calcext:value-type="float">
            <text:p>90</text:p>
          </table:table-cell>
          <table:table-cell table:formula="of:=([.$B$9] + [$Sheet1.$B$19])/IF([.C346]&gt;0;2;-2)" office:value-type="float" office:value="-40" calcext:value-type="float">
            <text:p>-40</text:p>
          </table:table-cell>
          <table:table-cell table:formula="of:=[.E346]*[.C346]" office:value-type="float" office:value="-71.8771959042564" calcext:value-type="float">
            <text:p>-71.8771959043</text:p>
          </table:table-cell>
          <table:table-cell table:formula="of:=[.F346]*[.D346]" office:value-type="float" office:value="-24.0726009260819" calcext:value-type="float">
            <text:p>-24.0726009261</text:p>
          </table:table-cell>
          <table:table-cell table:formula="of:=IF(ABS([.G346])&lt;ABS([.H346]); [.E346];[.H346]/[.C346])" office:value-type="float" office:value="30.1421620041117" calcext:value-type="float">
            <text:p>30.1421620041</text:p>
          </table:table-cell>
          <table:table-cell table:formula="of:=IF(ABS([.G346])&lt;ABS([.H346]);[.G346]/[.D346];[.F346])" office:value-type="float" office:value="-40" calcext:value-type="float">
            <text:p>-40</text:p>
          </table:table-cell>
          <table:table-cell table:formula="of:=[.$E$9]+[.I346]" office:value-type="float" office:value="1050.14216200411" calcext:value-type="float">
            <text:p>1050.1421620041</text:p>
          </table:table-cell>
          <table:table-cell table:formula="of:=[.$F$9]+[.J346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RADIANS([.A347])" office:value-type="float" office:value="5.37561409614254" calcext:value-type="float">
            <text:p>5.3756140961</text:p>
          </table:table-cell>
          <table:table-cell table:formula="of:=SIN([.B347])" office:value-type="float" office:value="-0.788010753606722" calcext:value-type="float">
            <text:p>-0.7880107536</text:p>
          </table:table-cell>
          <table:table-cell table:formula="of:=COS([.B347])" office:value-type="float" office:value="0.615661475325658" calcext:value-type="float">
            <text:p>0.6156614753</text:p>
          </table:table-cell>
          <table:table-cell table:formula="of:=([.$B$8] + [$Sheet1.$B$19])/IF([.D347]&gt;0;2;-2)" office:value-type="float" office:value="90" calcext:value-type="float">
            <text:p>90</text:p>
          </table:table-cell>
          <table:table-cell table:formula="of:=([.$B$9] + [$Sheet1.$B$19])/IF([.C347]&gt;0;2;-2)" office:value-type="float" office:value="-40" calcext:value-type="float">
            <text:p>-40</text:p>
          </table:table-cell>
          <table:table-cell table:formula="of:=[.E347]*[.C347]" office:value-type="float" office:value="-70.920967824605" calcext:value-type="float">
            <text:p>-70.9209678246</text:p>
          </table:table-cell>
          <table:table-cell table:formula="of:=[.F347]*[.D347]" office:value-type="float" office:value="-24.6264590130263" calcext:value-type="float">
            <text:p>-24.626459013</text:p>
          </table:table-cell>
          <table:table-cell table:formula="of:=IF(ABS([.G347])&lt;ABS([.H347]); [.E347];[.H347]/[.C347])" office:value-type="float" office:value="31.2514250602687" calcext:value-type="float">
            <text:p>31.2514250603</text:p>
          </table:table-cell>
          <table:table-cell table:formula="of:=IF(ABS([.G347])&lt;ABS([.H347]);[.G347]/[.D347];[.F347])" office:value-type="float" office:value="-40" calcext:value-type="float">
            <text:p>-40</text:p>
          </table:table-cell>
          <table:table-cell table:formula="of:=[.$E$9]+[.I347]" office:value-type="float" office:value="1051.25142506027" calcext:value-type="float">
            <text:p>1051.2514250603</text:p>
          </table:table-cell>
          <table:table-cell table:formula="of:=[.$F$9]+[.J347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RADIANS([.A348])" office:value-type="float" office:value="5.39306738866248" calcext:value-type="float">
            <text:p>5.3930673887</text:p>
          </table:table-cell>
          <table:table-cell table:formula="of:=SIN([.B348])" office:value-type="float" office:value="-0.777145961456971" calcext:value-type="float">
            <text:p>-0.7771459615</text:p>
          </table:table-cell>
          <table:table-cell table:formula="of:=COS([.B348])" office:value-type="float" office:value="0.629320391049837" calcext:value-type="float">
            <text:p>0.629320391</text:p>
          </table:table-cell>
          <table:table-cell table:formula="of:=([.$B$8] + [$Sheet1.$B$19])/IF([.D348]&gt;0;2;-2)" office:value-type="float" office:value="90" calcext:value-type="float">
            <text:p>90</text:p>
          </table:table-cell>
          <table:table-cell table:formula="of:=([.$B$9] + [$Sheet1.$B$19])/IF([.C348]&gt;0;2;-2)" office:value-type="float" office:value="-40" calcext:value-type="float">
            <text:p>-40</text:p>
          </table:table-cell>
          <table:table-cell table:formula="of:=[.E348]*[.C348]" office:value-type="float" office:value="-69.9431365311274" calcext:value-type="float">
            <text:p>-69.9431365311</text:p>
          </table:table-cell>
          <table:table-cell table:formula="of:=[.F348]*[.D348]" office:value-type="float" office:value="-25.1728156419935" calcext:value-type="float">
            <text:p>-25.172815642</text:p>
          </table:table-cell>
          <table:table-cell table:formula="of:=IF(ABS([.G348])&lt;ABS([.H348]); [.E348];[.H348]/[.C348])" office:value-type="float" office:value="32.3913613278003" calcext:value-type="float">
            <text:p>32.3913613278</text:p>
          </table:table-cell>
          <table:table-cell table:formula="of:=IF(ABS([.G348])&lt;ABS([.H348]);[.G348]/[.D348];[.F348])" office:value-type="float" office:value="-40" calcext:value-type="float">
            <text:p>-40</text:p>
          </table:table-cell>
          <table:table-cell table:formula="of:=[.$E$9]+[.I348]" office:value-type="float" office:value="1052.3913613278" calcext:value-type="float">
            <text:p>1052.3913613278</text:p>
          </table:table-cell>
          <table:table-cell table:formula="of:=[.$F$9]+[.J348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RADIANS([.A349])" office:value-type="float" office:value="5.41052068118242" calcext:value-type="float">
            <text:p>5.4105206812</text:p>
          </table:table-cell>
          <table:table-cell table:formula="of:=SIN([.B349])" office:value-type="float" office:value="-0.766044443118978" calcext:value-type="float">
            <text:p>-0.7660444431</text:p>
          </table:table-cell>
          <table:table-cell table:formula="of:=COS([.B349])" office:value-type="float" office:value="0.642787609686539" calcext:value-type="float">
            <text:p>0.6427876097</text:p>
          </table:table-cell>
          <table:table-cell table:formula="of:=([.$B$8] + [$Sheet1.$B$19])/IF([.D349]&gt;0;2;-2)" office:value-type="float" office:value="90" calcext:value-type="float">
            <text:p>90</text:p>
          </table:table-cell>
          <table:table-cell table:formula="of:=([.$B$9] + [$Sheet1.$B$19])/IF([.C349]&gt;0;2;-2)" office:value-type="float" office:value="-40" calcext:value-type="float">
            <text:p>-40</text:p>
          </table:table-cell>
          <table:table-cell table:formula="of:=[.E349]*[.C349]" office:value-type="float" office:value="-68.943999880708" calcext:value-type="float">
            <text:p>-68.9439998807</text:p>
          </table:table-cell>
          <table:table-cell table:formula="of:=[.F349]*[.D349]" office:value-type="float" office:value="-25.7115043874616" calcext:value-type="float">
            <text:p>-25.7115043875</text:p>
          </table:table-cell>
          <table:table-cell table:formula="of:=IF(ABS([.G349])&lt;ABS([.H349]); [.E349];[.H349]/[.C349])" office:value-type="float" office:value="33.5639852470912" calcext:value-type="float">
            <text:p>33.5639852471</text:p>
          </table:table-cell>
          <table:table-cell table:formula="of:=IF(ABS([.G349])&lt;ABS([.H349]);[.G349]/[.D349];[.F349])" office:value-type="float" office:value="-40" calcext:value-type="float">
            <text:p>-40</text:p>
          </table:table-cell>
          <table:table-cell table:formula="of:=[.$E$9]+[.I349]" office:value-type="float" office:value="1053.56398524709" calcext:value-type="float">
            <text:p>1053.5639852471</text:p>
          </table:table-cell>
          <table:table-cell table:formula="of:=[.$F$9]+[.J349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RADIANS([.A350])" office:value-type="float" office:value="5.42797397370237" calcext:value-type="float">
            <text:p>5.4279739737</text:p>
          </table:table-cell>
          <table:table-cell table:formula="of:=SIN([.B350])" office:value-type="float" office:value="-0.754709580222772" calcext:value-type="float">
            <text:p>-0.7547095802</text:p>
          </table:table-cell>
          <table:table-cell table:formula="of:=COS([.B350])" office:value-type="float" office:value="0.656059028990507" calcext:value-type="float">
            <text:p>0.656059029</text:p>
          </table:table-cell>
          <table:table-cell table:formula="of:=([.$B$8] + [$Sheet1.$B$19])/IF([.D350]&gt;0;2;-2)" office:value-type="float" office:value="90" calcext:value-type="float">
            <text:p>90</text:p>
          </table:table-cell>
          <table:table-cell table:formula="of:=([.$B$9] + [$Sheet1.$B$19])/IF([.C350]&gt;0;2;-2)" office:value-type="float" office:value="-40" calcext:value-type="float">
            <text:p>-40</text:p>
          </table:table-cell>
          <table:table-cell table:formula="of:=[.E350]*[.C350]" office:value-type="float" office:value="-67.9238622200495" calcext:value-type="float">
            <text:p>-67.92386222</text:p>
          </table:table-cell>
          <table:table-cell table:formula="of:=[.F350]*[.D350]" office:value-type="float" office:value="-26.2423611596203" calcext:value-type="float">
            <text:p>-26.2423611596</text:p>
          </table:table-cell>
          <table:table-cell table:formula="of:=IF(ABS([.G350])&lt;ABS([.H350]); [.E350];[.H350]/[.C350])" office:value-type="float" office:value="34.771469512649" calcext:value-type="float">
            <text:p>34.7714695126</text:p>
          </table:table-cell>
          <table:table-cell table:formula="of:=IF(ABS([.G350])&lt;ABS([.H350]);[.G350]/[.D350];[.F350])" office:value-type="float" office:value="-40" calcext:value-type="float">
            <text:p>-40</text:p>
          </table:table-cell>
          <table:table-cell table:formula="of:=[.$E$9]+[.I350]" office:value-type="float" office:value="1054.77146951265" calcext:value-type="float">
            <text:p>1054.7714695127</text:p>
          </table:table-cell>
          <table:table-cell table:formula="of:=[.$F$9]+[.J350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RADIANS([.A351])" office:value-type="float" office:value="5.44542726622231" calcext:value-type="float">
            <text:p>5.4454272662</text:p>
          </table:table-cell>
          <table:table-cell table:formula="of:=SIN([.B351])" office:value-type="float" office:value="-0.743144825477395" calcext:value-type="float">
            <text:p>-0.7431448255</text:p>
          </table:table-cell>
          <table:table-cell table:formula="of:=COS([.B351])" office:value-type="float" office:value="0.669130606358858" calcext:value-type="float">
            <text:p>0.6691306064</text:p>
          </table:table-cell>
          <table:table-cell table:formula="of:=([.$B$8] + [$Sheet1.$B$19])/IF([.D351]&gt;0;2;-2)" office:value-type="float" office:value="90" calcext:value-type="float">
            <text:p>90</text:p>
          </table:table-cell>
          <table:table-cell table:formula="of:=([.$B$9] + [$Sheet1.$B$19])/IF([.C351]&gt;0;2;-2)" office:value-type="float" office:value="-40" calcext:value-type="float">
            <text:p>-40</text:p>
          </table:table-cell>
          <table:table-cell table:formula="of:=[.E351]*[.C351]" office:value-type="float" office:value="-66.8830342929655" calcext:value-type="float">
            <text:p>-66.883034293</text:p>
          </table:table-cell>
          <table:table-cell table:formula="of:=[.F351]*[.D351]" office:value-type="float" office:value="-26.7652242543543" calcext:value-type="float">
            <text:p>-26.7652242544</text:p>
          </table:table-cell>
          <table:table-cell table:formula="of:=IF(ABS([.G351])&lt;ABS([.H351]); [.E351];[.H351]/[.C351])" office:value-type="float" office:value="36.0161617719136" calcext:value-type="float">
            <text:p>36.0161617719</text:p>
          </table:table-cell>
          <table:table-cell table:formula="of:=IF(ABS([.G351])&lt;ABS([.H351]);[.G351]/[.D351];[.F351])" office:value-type="float" office:value="-40" calcext:value-type="float">
            <text:p>-40</text:p>
          </table:table-cell>
          <table:table-cell table:formula="of:=[.$E$9]+[.I351]" office:value-type="float" office:value="1056.01616177191" calcext:value-type="float">
            <text:p>1056.0161617719</text:p>
          </table:table-cell>
          <table:table-cell table:formula="of:=[.$F$9]+[.J351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RADIANS([.A352])" office:value-type="float" office:value="5.46288055874225" calcext:value-type="float">
            <text:p>5.4628805587</text:p>
          </table:table-cell>
          <table:table-cell table:formula="of:=SIN([.B352])" office:value-type="float" office:value="-0.73135370161917" calcext:value-type="float">
            <text:p>-0.7313537016</text:p>
          </table:table-cell>
          <table:table-cell table:formula="of:=COS([.B352])" office:value-type="float" office:value="0.681998360062499" calcext:value-type="float">
            <text:p>0.6819983601</text:p>
          </table:table-cell>
          <table:table-cell table:formula="of:=([.$B$8] + [$Sheet1.$B$19])/IF([.D352]&gt;0;2;-2)" office:value-type="float" office:value="90" calcext:value-type="float">
            <text:p>90</text:p>
          </table:table-cell>
          <table:table-cell table:formula="of:=([.$B$9] + [$Sheet1.$B$19])/IF([.C352]&gt;0;2;-2)" office:value-type="float" office:value="-40" calcext:value-type="float">
            <text:p>-40</text:p>
          </table:table-cell>
          <table:table-cell table:formula="of:=[.E352]*[.C352]" office:value-type="float" office:value="-65.8218331457253" calcext:value-type="float">
            <text:p>-65.8218331457</text:p>
          </table:table-cell>
          <table:table-cell table:formula="of:=[.F352]*[.D352]" office:value-type="float" office:value="-27.2799344024999" calcext:value-type="float">
            <text:p>-27.2799344025</text:p>
          </table:table-cell>
          <table:table-cell table:formula="of:=IF(ABS([.G352])&lt;ABS([.H352]); [.E352];[.H352]/[.C352])" office:value-type="float" office:value="37.3006034455065" calcext:value-type="float">
            <text:p>37.3006034455</text:p>
          </table:table-cell>
          <table:table-cell table:formula="of:=IF(ABS([.G352])&lt;ABS([.H352]);[.G352]/[.D352];[.F352])" office:value-type="float" office:value="-40" calcext:value-type="float">
            <text:p>-40</text:p>
          </table:table-cell>
          <table:table-cell table:formula="of:=[.$E$9]+[.I352]" office:value-type="float" office:value="1057.30060344551" calcext:value-type="float">
            <text:p>1057.3006034455</text:p>
          </table:table-cell>
          <table:table-cell table:formula="of:=[.$F$9]+[.J352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RADIANS([.A353])" office:value-type="float" office:value="5.4803338512622" calcext:value-type="float">
            <text:p>5.4803338513</text:p>
          </table:table-cell>
          <table:table-cell table:formula="of:=SIN([.B353])" office:value-type="float" office:value="-0.719339800338651" calcext:value-type="float">
            <text:p>-0.7193398003</text:p>
          </table:table-cell>
          <table:table-cell table:formula="of:=COS([.B353])" office:value-type="float" office:value="0.694658370458997" calcext:value-type="float">
            <text:p>0.6946583705</text:p>
          </table:table-cell>
          <table:table-cell table:formula="of:=([.$B$8] + [$Sheet1.$B$19])/IF([.D353]&gt;0;2;-2)" office:value-type="float" office:value="90" calcext:value-type="float">
            <text:p>90</text:p>
          </table:table-cell>
          <table:table-cell table:formula="of:=([.$B$9] + [$Sheet1.$B$19])/IF([.C353]&gt;0;2;-2)" office:value-type="float" office:value="-40" calcext:value-type="float">
            <text:p>-40</text:p>
          </table:table-cell>
          <table:table-cell table:formula="of:=[.E353]*[.C353]" office:value-type="float" office:value="-64.7405820304786" calcext:value-type="float">
            <text:p>-64.7405820305</text:p>
          </table:table-cell>
          <table:table-cell table:formula="of:=[.F353]*[.D353]" office:value-type="float" office:value="-27.7863348183599" calcext:value-type="float">
            <text:p>-27.7863348184</text:p>
          </table:table-cell>
          <table:table-cell table:formula="of:=IF(ABS([.G353])&lt;ABS([.H353]); [.E353];[.H353]/[.C353])" office:value-type="float" office:value="38.627550992283" calcext:value-type="float">
            <text:p>38.6275509923</text:p>
          </table:table-cell>
          <table:table-cell table:formula="of:=IF(ABS([.G353])&lt;ABS([.H353]);[.G353]/[.D353];[.F353])" office:value-type="float" office:value="-40" calcext:value-type="float">
            <text:p>-40</text:p>
          </table:table-cell>
          <table:table-cell table:formula="of:=[.$E$9]+[.I353]" office:value-type="float" office:value="1058.62755099228" calcext:value-type="float">
            <text:p>1058.6275509923</text:p>
          </table:table-cell>
          <table:table-cell table:formula="of:=[.$F$9]+[.J353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RADIANS([.A354])" office:value-type="float" office:value="5.49778714378214" calcext:value-type="float">
            <text:p>5.4977871438</text:p>
          </table:table-cell>
          <table:table-cell table:formula="of:=SIN([.B354])" office:value-type="float" office:value="-0.707106781186548" calcext:value-type="float">
            <text:p>-0.7071067812</text:p>
          </table:table-cell>
          <table:table-cell table:formula="of:=COS([.B354])" office:value-type="float" office:value="0.707106781186547" calcext:value-type="float">
            <text:p>0.7071067812</text:p>
          </table:table-cell>
          <table:table-cell table:formula="of:=([.$B$8] + [$Sheet1.$B$19])/IF([.D354]&gt;0;2;-2)" office:value-type="float" office:value="90" calcext:value-type="float">
            <text:p>90</text:p>
          </table:table-cell>
          <table:table-cell table:formula="of:=([.$B$9] + [$Sheet1.$B$19])/IF([.C354]&gt;0;2;-2)" office:value-type="float" office:value="-40" calcext:value-type="float">
            <text:p>-40</text:p>
          </table:table-cell>
          <table:table-cell table:formula="of:=[.E354]*[.C354]" office:value-type="float" office:value="-63.6396103067893" calcext:value-type="float">
            <text:p>-63.6396103068</text:p>
          </table:table-cell>
          <table:table-cell table:formula="of:=[.F354]*[.D354]" office:value-type="float" office:value="-28.2842712474619" calcext:value-type="float">
            <text:p>-28.2842712475</text:p>
          </table:table-cell>
          <table:table-cell table:formula="of:=IF(ABS([.G354])&lt;ABS([.H354]); [.E354];[.H354]/[.C354])" office:value-type="float" office:value="40" calcext:value-type="float">
            <text:p>40</text:p>
          </table:table-cell>
          <table:table-cell table:formula="of:=IF(ABS([.G354])&lt;ABS([.H354]);[.G354]/[.D354];[.F354])" office:value-type="float" office:value="-40" calcext:value-type="float">
            <text:p>-40</text:p>
          </table:table-cell>
          <table:table-cell table:formula="of:=[.$E$9]+[.I354]" office:value-type="float" office:value="1060" calcext:value-type="float">
            <text:p>1060</text:p>
          </table:table-cell>
          <table:table-cell table:formula="of:=[.$F$9]+[.J354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RADIANS([.A355])" office:value-type="float" office:value="5.51524043630208" calcext:value-type="float">
            <text:p>5.5152404363</text:p>
          </table:table-cell>
          <table:table-cell table:formula="of:=SIN([.B355])" office:value-type="float" office:value="-0.694658370458998" calcext:value-type="float">
            <text:p>-0.6946583705</text:p>
          </table:table-cell>
          <table:table-cell table:formula="of:=COS([.B355])" office:value-type="float" office:value="0.719339800338651" calcext:value-type="float">
            <text:p>0.7193398003</text:p>
          </table:table-cell>
          <table:table-cell table:formula="of:=([.$B$8] + [$Sheet1.$B$19])/IF([.D355]&gt;0;2;-2)" office:value-type="float" office:value="90" calcext:value-type="float">
            <text:p>90</text:p>
          </table:table-cell>
          <table:table-cell table:formula="of:=([.$B$9] + [$Sheet1.$B$19])/IF([.C355]&gt;0;2;-2)" office:value-type="float" office:value="-40" calcext:value-type="float">
            <text:p>-40</text:p>
          </table:table-cell>
          <table:table-cell table:formula="of:=[.E355]*[.C355]" office:value-type="float" office:value="-62.5192533413098" calcext:value-type="float">
            <text:p>-62.5192533413</text:p>
          </table:table-cell>
          <table:table-cell table:formula="of:=[.F355]*[.D355]" office:value-type="float" office:value="-28.773592013546" calcext:value-type="float">
            <text:p>-28.7735920135</text:p>
          </table:table-cell>
          <table:table-cell table:formula="of:=IF(ABS([.G355])&lt;ABS([.H355]); [.E355];[.H355]/[.C355])" office:value-type="float" office:value="41.4212125516228" calcext:value-type="float">
            <text:p>41.4212125516</text:p>
          </table:table-cell>
          <table:table-cell table:formula="of:=IF(ABS([.G355])&lt;ABS([.H355]);[.G355]/[.D355];[.F355])" office:value-type="float" office:value="-40" calcext:value-type="float">
            <text:p>-40</text:p>
          </table:table-cell>
          <table:table-cell table:formula="of:=[.$E$9]+[.I355]" office:value-type="float" office:value="1061.42121255162" calcext:value-type="float">
            <text:p>1061.4212125516</text:p>
          </table:table-cell>
          <table:table-cell table:formula="of:=[.$F$9]+[.J355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RADIANS([.A356])" office:value-type="float" office:value="5.53269372882203" calcext:value-type="float">
            <text:p>5.5326937288</text:p>
          </table:table-cell>
          <table:table-cell table:formula="of:=SIN([.B356])" office:value-type="float" office:value="-0.681998360062498" calcext:value-type="float">
            <text:p>-0.6819983601</text:p>
          </table:table-cell>
          <table:table-cell table:formula="of:=COS([.B356])" office:value-type="float" office:value="0.731353701619171" calcext:value-type="float">
            <text:p>0.7313537016</text:p>
          </table:table-cell>
          <table:table-cell table:formula="of:=([.$B$8] + [$Sheet1.$B$19])/IF([.D356]&gt;0;2;-2)" office:value-type="float" office:value="90" calcext:value-type="float">
            <text:p>90</text:p>
          </table:table-cell>
          <table:table-cell table:formula="of:=([.$B$9] + [$Sheet1.$B$19])/IF([.C356]&gt;0;2;-2)" office:value-type="float" office:value="-40" calcext:value-type="float">
            <text:p>-40</text:p>
          </table:table-cell>
          <table:table-cell table:formula="of:=[.E356]*[.C356]" office:value-type="float" office:value="-61.3798524056248" calcext:value-type="float">
            <text:p>-61.3798524056</text:p>
          </table:table-cell>
          <table:table-cell table:formula="of:=[.F356]*[.D356]" office:value-type="float" office:value="-29.2541480647668" calcext:value-type="float">
            <text:p>-29.2541480648</text:p>
          </table:table-cell>
          <table:table-cell table:formula="of:=IF(ABS([.G356])&lt;ABS([.H356]); [.E356];[.H356]/[.C356])" office:value-type="float" office:value="42.8947484009873" calcext:value-type="float">
            <text:p>42.894748401</text:p>
          </table:table-cell>
          <table:table-cell table:formula="of:=IF(ABS([.G356])&lt;ABS([.H356]);[.G356]/[.D356];[.F356])" office:value-type="float" office:value="-40" calcext:value-type="float">
            <text:p>-40</text:p>
          </table:table-cell>
          <table:table-cell table:formula="of:=[.$E$9]+[.I356]" office:value-type="float" office:value="1062.89474840099" calcext:value-type="float">
            <text:p>1062.894748401</text:p>
          </table:table-cell>
          <table:table-cell table:formula="of:=[.$F$9]+[.J356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RADIANS([.A357])" office:value-type="float" office:value="5.55014702134197" calcext:value-type="float">
            <text:p>5.5501470213</text:p>
          </table:table-cell>
          <table:table-cell table:formula="of:=SIN([.B357])" office:value-type="float" office:value="-0.669130606358858" calcext:value-type="float">
            <text:p>-0.6691306064</text:p>
          </table:table-cell>
          <table:table-cell table:formula="of:=COS([.B357])" office:value-type="float" office:value="0.743144825477394" calcext:value-type="float">
            <text:p>0.7431448255</text:p>
          </table:table-cell>
          <table:table-cell table:formula="of:=([.$B$8] + [$Sheet1.$B$19])/IF([.D357]&gt;0;2;-2)" office:value-type="float" office:value="90" calcext:value-type="float">
            <text:p>90</text:p>
          </table:table-cell>
          <table:table-cell table:formula="of:=([.$B$9] + [$Sheet1.$B$19])/IF([.C357]&gt;0;2;-2)" office:value-type="float" office:value="-40" calcext:value-type="float">
            <text:p>-40</text:p>
          </table:table-cell>
          <table:table-cell table:formula="of:=[.E357]*[.C357]" office:value-type="float" office:value="-60.2217545722972" calcext:value-type="float">
            <text:p>-60.2217545723</text:p>
          </table:table-cell>
          <table:table-cell table:formula="of:=[.F357]*[.D357]" office:value-type="float" office:value="-29.7257930190958" calcext:value-type="float">
            <text:p>-29.7257930191</text:p>
          </table:table-cell>
          <table:table-cell table:formula="of:=IF(ABS([.G357])&lt;ABS([.H357]); [.E357];[.H357]/[.C357])" office:value-type="float" office:value="44.4245005931677" calcext:value-type="float">
            <text:p>44.4245005932</text:p>
          </table:table-cell>
          <table:table-cell table:formula="of:=IF(ABS([.G357])&lt;ABS([.H357]);[.G357]/[.D357];[.F357])" office:value-type="float" office:value="-40" calcext:value-type="float">
            <text:p>-40</text:p>
          </table:table-cell>
          <table:table-cell table:formula="of:=[.$E$9]+[.I357]" office:value-type="float" office:value="1064.42450059317" calcext:value-type="float">
            <text:p>1064.4245005932</text:p>
          </table:table-cell>
          <table:table-cell table:formula="of:=[.$F$9]+[.J357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RADIANS([.A358])" office:value-type="float" office:value="5.56760031386191" calcext:value-type="float">
            <text:p>5.5676003139</text:p>
          </table:table-cell>
          <table:table-cell table:formula="of:=SIN([.B358])" office:value-type="float" office:value="-0.656059028990507" calcext:value-type="float">
            <text:p>-0.656059029</text:p>
          </table:table-cell>
          <table:table-cell table:formula="of:=COS([.B358])" office:value-type="float" office:value="0.754709580222772" calcext:value-type="float">
            <text:p>0.7547095802</text:p>
          </table:table-cell>
          <table:table-cell table:formula="of:=([.$B$8] + [$Sheet1.$B$19])/IF([.D358]&gt;0;2;-2)" office:value-type="float" office:value="90" calcext:value-type="float">
            <text:p>90</text:p>
          </table:table-cell>
          <table:table-cell table:formula="of:=([.$B$9] + [$Sheet1.$B$19])/IF([.C358]&gt;0;2;-2)" office:value-type="float" office:value="-40" calcext:value-type="float">
            <text:p>-40</text:p>
          </table:table-cell>
          <table:table-cell table:formula="of:=[.E358]*[.C358]" office:value-type="float" office:value="-59.0453126091457" calcext:value-type="float">
            <text:p>-59.0453126091</text:p>
          </table:table-cell>
          <table:table-cell table:formula="of:=[.F358]*[.D358]" office:value-type="float" office:value="-30.1883832089109" calcext:value-type="float">
            <text:p>-30.1883832089</text:p>
          </table:table-cell>
          <table:table-cell table:formula="of:=IF(ABS([.G358])&lt;ABS([.H358]); [.E358];[.H358]/[.C358])" office:value-type="float" office:value="46.0147362888404" calcext:value-type="float">
            <text:p>46.0147362888</text:p>
          </table:table-cell>
          <table:table-cell table:formula="of:=IF(ABS([.G358])&lt;ABS([.H358]);[.G358]/[.D358];[.F358])" office:value-type="float" office:value="-40" calcext:value-type="float">
            <text:p>-40</text:p>
          </table:table-cell>
          <table:table-cell table:formula="of:=[.$E$9]+[.I358]" office:value-type="float" office:value="1066.01473628884" calcext:value-type="float">
            <text:p>1066.0147362888</text:p>
          </table:table-cell>
          <table:table-cell table:formula="of:=[.$F$9]+[.J358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RADIANS([.A359])" office:value-type="float" office:value="5.58505360638185" calcext:value-type="float">
            <text:p>5.5850536064</text:p>
          </table:table-cell>
          <table:table-cell table:formula="of:=SIN([.B359])" office:value-type="float" office:value="-0.64278760968654" calcext:value-type="float">
            <text:p>-0.6427876097</text:p>
          </table:table-cell>
          <table:table-cell table:formula="of:=COS([.B359])" office:value-type="float" office:value="0.766044443118978" calcext:value-type="float">
            <text:p>0.7660444431</text:p>
          </table:table-cell>
          <table:table-cell table:formula="of:=([.$B$8] + [$Sheet1.$B$19])/IF([.D359]&gt;0;2;-2)" office:value-type="float" office:value="90" calcext:value-type="float">
            <text:p>90</text:p>
          </table:table-cell>
          <table:table-cell table:formula="of:=([.$B$9] + [$Sheet1.$B$19])/IF([.C359]&gt;0;2;-2)" office:value-type="float" office:value="-40" calcext:value-type="float">
            <text:p>-40</text:p>
          </table:table-cell>
          <table:table-cell table:formula="of:=[.E359]*[.C359]" office:value-type="float" office:value="-57.8508848717886" calcext:value-type="float">
            <text:p>-57.8508848718</text:p>
          </table:table-cell>
          <table:table-cell table:formula="of:=[.F359]*[.D359]" office:value-type="float" office:value="-30.6417777247591" calcext:value-type="float">
            <text:p>-30.6417777248</text:p>
          </table:table-cell>
          <table:table-cell table:formula="of:=IF(ABS([.G359])&lt;ABS([.H359]); [.E359];[.H359]/[.C359])" office:value-type="float" office:value="47.6701437037684" calcext:value-type="float">
            <text:p>47.6701437038</text:p>
          </table:table-cell>
          <table:table-cell table:formula="of:=IF(ABS([.G359])&lt;ABS([.H359]);[.G359]/[.D359];[.F359])" office:value-type="float" office:value="-40" calcext:value-type="float">
            <text:p>-40</text:p>
          </table:table-cell>
          <table:table-cell table:formula="of:=[.$E$9]+[.I359]" office:value-type="float" office:value="1067.67014370377" calcext:value-type="float">
            <text:p>1067.6701437038</text:p>
          </table:table-cell>
          <table:table-cell table:formula="of:=[.$F$9]+[.J359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RADIANS([.A360])" office:value-type="float" office:value="5.6025068989018" calcext:value-type="float">
            <text:p>5.6025068989</text:p>
          </table:table-cell>
          <table:table-cell table:formula="of:=SIN([.B360])" office:value-type="float" office:value="-0.629320391049838" calcext:value-type="float">
            <text:p>-0.629320391</text:p>
          </table:table-cell>
          <table:table-cell table:formula="of:=COS([.B360])" office:value-type="float" office:value="0.777145961456971" calcext:value-type="float">
            <text:p>0.7771459615</text:p>
          </table:table-cell>
          <table:table-cell table:formula="of:=([.$B$8] + [$Sheet1.$B$19])/IF([.D360]&gt;0;2;-2)" office:value-type="float" office:value="90" calcext:value-type="float">
            <text:p>90</text:p>
          </table:table-cell>
          <table:table-cell table:formula="of:=([.$B$9] + [$Sheet1.$B$19])/IF([.C360]&gt;0;2;-2)" office:value-type="float" office:value="-40" calcext:value-type="float">
            <text:p>-40</text:p>
          </table:table-cell>
          <table:table-cell table:formula="of:=[.E360]*[.C360]" office:value-type="float" office:value="-56.6388351944854" calcext:value-type="float">
            <text:p>-56.6388351945</text:p>
          </table:table-cell>
          <table:table-cell table:formula="of:=[.F360]*[.D360]" office:value-type="float" office:value="-31.0858384582788" calcext:value-type="float">
            <text:p>-31.0858384583</text:p>
          </table:table-cell>
          <table:table-cell table:formula="of:=IF(ABS([.G360])&lt;ABS([.H360]); [.E360];[.H360]/[.C360])" office:value-type="float" office:value="49.395886261402" calcext:value-type="float">
            <text:p>49.3958862614</text:p>
          </table:table-cell>
          <table:table-cell table:formula="of:=IF(ABS([.G360])&lt;ABS([.H360]);[.G360]/[.D360];[.F360])" office:value-type="float" office:value="-40" calcext:value-type="float">
            <text:p>-40</text:p>
          </table:table-cell>
          <table:table-cell table:formula="of:=[.$E$9]+[.I360]" office:value-type="float" office:value="1069.3958862614" calcext:value-type="float">
            <text:p>1069.3958862614</text:p>
          </table:table-cell>
          <table:table-cell table:formula="of:=[.$F$9]+[.J360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RADIANS([.A361])" office:value-type="float" office:value="5.61996019142174" calcext:value-type="float">
            <text:p>5.6199601914</text:p>
          </table:table-cell>
          <table:table-cell table:formula="of:=SIN([.B361])" office:value-type="float" office:value="-0.615661475325658" calcext:value-type="float">
            <text:p>-0.6156614753</text:p>
          </table:table-cell>
          <table:table-cell table:formula="of:=COS([.B361])" office:value-type="float" office:value="0.788010753606722" calcext:value-type="float">
            <text:p>0.7880107536</text:p>
          </table:table-cell>
          <table:table-cell table:formula="of:=([.$B$8] + [$Sheet1.$B$19])/IF([.D361]&gt;0;2;-2)" office:value-type="float" office:value="90" calcext:value-type="float">
            <text:p>90</text:p>
          </table:table-cell>
          <table:table-cell table:formula="of:=([.$B$9] + [$Sheet1.$B$19])/IF([.C361]&gt;0;2;-2)" office:value-type="float" office:value="-40" calcext:value-type="float">
            <text:p>-40</text:p>
          </table:table-cell>
          <table:table-cell table:formula="of:=[.E361]*[.C361]" office:value-type="float" office:value="-55.4095327793092" calcext:value-type="float">
            <text:p>-55.4095327793</text:p>
          </table:table-cell>
          <table:table-cell table:formula="of:=[.F361]*[.D361]" office:value-type="float" office:value="-31.5204301442689" calcext:value-type="float">
            <text:p>-31.5204301443</text:p>
          </table:table-cell>
          <table:table-cell table:formula="of:=IF(ABS([.G361])&lt;ABS([.H361]); [.E361];[.H361]/[.C361])" office:value-type="float" office:value="51.1976652877232" calcext:value-type="float">
            <text:p>51.1976652877</text:p>
          </table:table-cell>
          <table:table-cell table:formula="of:=IF(ABS([.G361])&lt;ABS([.H361]);[.G361]/[.D361];[.F361])" office:value-type="float" office:value="-40" calcext:value-type="float">
            <text:p>-40</text:p>
          </table:table-cell>
          <table:table-cell table:formula="of:=[.$E$9]+[.I361]" office:value-type="float" office:value="1071.19766528772" calcext:value-type="float">
            <text:p>1071.1976652877</text:p>
          </table:table-cell>
          <table:table-cell table:formula="of:=[.$F$9]+[.J361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RADIANS([.A362])" office:value-type="float" office:value="5.63741348394168" calcext:value-type="float">
            <text:p>5.6374134839</text:p>
          </table:table-cell>
          <table:table-cell table:formula="of:=SIN([.B362])" office:value-type="float" office:value="-0.601815023152048" calcext:value-type="float">
            <text:p>-0.6018150232</text:p>
          </table:table-cell>
          <table:table-cell table:formula="of:=COS([.B362])" office:value-type="float" office:value="0.798635510047293" calcext:value-type="float">
            <text:p>0.79863551</text:p>
          </table:table-cell>
          <table:table-cell table:formula="of:=([.$B$8] + [$Sheet1.$B$19])/IF([.D362]&gt;0;2;-2)" office:value-type="float" office:value="90" calcext:value-type="float">
            <text:p>90</text:p>
          </table:table-cell>
          <table:table-cell table:formula="of:=([.$B$9] + [$Sheet1.$B$19])/IF([.C362]&gt;0;2;-2)" office:value-type="float" office:value="-40" calcext:value-type="float">
            <text:p>-40</text:p>
          </table:table-cell>
          <table:table-cell table:formula="of:=[.E362]*[.C362]" office:value-type="float" office:value="-54.1633520836843" calcext:value-type="float">
            <text:p>-54.1633520837</text:p>
          </table:table-cell>
          <table:table-cell table:formula="of:=[.F362]*[.D362]" office:value-type="float" office:value="-31.9454204018917" calcext:value-type="float">
            <text:p>-31.9454204019</text:p>
          </table:table-cell>
          <table:table-cell table:formula="of:=IF(ABS([.G362])&lt;ABS([.H362]); [.E362];[.H362]/[.C362])" office:value-type="float" office:value="53.0817928648164" calcext:value-type="float">
            <text:p>53.0817928648</text:p>
          </table:table-cell>
          <table:table-cell table:formula="of:=IF(ABS([.G362])&lt;ABS([.H362]);[.G362]/[.D362];[.F362])" office:value-type="float" office:value="-40" calcext:value-type="float">
            <text:p>-40</text:p>
          </table:table-cell>
          <table:table-cell table:formula="of:=[.$E$9]+[.I362]" office:value-type="float" office:value="1073.08179286482" calcext:value-type="float">
            <text:p>1073.0817928648</text:p>
          </table:table-cell>
          <table:table-cell table:formula="of:=[.$F$9]+[.J362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RADIANS([.A363])" office:value-type="float" office:value="5.65486677646163" calcext:value-type="float">
            <text:p>5.6548667765</text:p>
          </table:table-cell>
          <table:table-cell table:formula="of:=SIN([.B363])" office:value-type="float" office:value="-0.587785252292473" calcext:value-type="float">
            <text:p>-0.5877852523</text:p>
          </table:table-cell>
          <table:table-cell table:formula="of:=COS([.B363])" office:value-type="float" office:value="0.809016994374947" calcext:value-type="float">
            <text:p>0.8090169944</text:p>
          </table:table-cell>
          <table:table-cell table:formula="of:=([.$B$8] + [$Sheet1.$B$19])/IF([.D363]&gt;0;2;-2)" office:value-type="float" office:value="90" calcext:value-type="float">
            <text:p>90</text:p>
          </table:table-cell>
          <table:table-cell table:formula="of:=([.$B$9] + [$Sheet1.$B$19])/IF([.C363]&gt;0;2;-2)" office:value-type="float" office:value="-40" calcext:value-type="float">
            <text:p>-40</text:p>
          </table:table-cell>
          <table:table-cell table:formula="of:=[.E363]*[.C363]" office:value-type="float" office:value="-52.9006727063226" calcext:value-type="float">
            <text:p>-52.9006727063</text:p>
          </table:table-cell>
          <table:table-cell table:formula="of:=[.F363]*[.D363]" office:value-type="float" office:value="-32.3606797749979" calcext:value-type="float">
            <text:p>-32.360679775</text:p>
          </table:table-cell>
          <table:table-cell table:formula="of:=IF(ABS([.G363])&lt;ABS([.H363]); [.E363];[.H363]/[.C363])" office:value-type="float" office:value="55.0552768188469" calcext:value-type="float">
            <text:p>55.0552768188</text:p>
          </table:table-cell>
          <table:table-cell table:formula="of:=IF(ABS([.G363])&lt;ABS([.H363]);[.G363]/[.D363];[.F363])" office:value-type="float" office:value="-40" calcext:value-type="float">
            <text:p>-40</text:p>
          </table:table-cell>
          <table:table-cell table:formula="of:=[.$E$9]+[.I363]" office:value-type="float" office:value="1075.05527681885" calcext:value-type="float">
            <text:p>1075.0552768189</text:p>
          </table:table-cell>
          <table:table-cell table:formula="of:=[.$F$9]+[.J363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RADIANS([.A364])" office:value-type="float" office:value="5.67232006898157" calcext:value-type="float">
            <text:p>5.672320069</text:p>
          </table:table-cell>
          <table:table-cell table:formula="of:=SIN([.B364])" office:value-type="float" office:value="-0.573576436351047" calcext:value-type="float">
            <text:p>-0.5735764364</text:p>
          </table:table-cell>
          <table:table-cell table:formula="of:=COS([.B364])" office:value-type="float" office:value="0.819152044288992" calcext:value-type="float">
            <text:p>0.8191520443</text:p>
          </table:table-cell>
          <table:table-cell table:formula="of:=([.$B$8] + [$Sheet1.$B$19])/IF([.D364]&gt;0;2;-2)" office:value-type="float" office:value="90" calcext:value-type="float">
            <text:p>90</text:p>
          </table:table-cell>
          <table:table-cell table:formula="of:=([.$B$9] + [$Sheet1.$B$19])/IF([.C364]&gt;0;2;-2)" office:value-type="float" office:value="-40" calcext:value-type="float">
            <text:p>-40</text:p>
          </table:table-cell>
          <table:table-cell table:formula="of:=[.E364]*[.C364]" office:value-type="float" office:value="-51.6218792715942" calcext:value-type="float">
            <text:p>-51.6218792716</text:p>
          </table:table-cell>
          <table:table-cell table:formula="of:=[.F364]*[.D364]" office:value-type="float" office:value="-32.7660817715597" calcext:value-type="float">
            <text:p>-32.7660817716</text:p>
          </table:table-cell>
          <table:table-cell table:formula="of:=IF(ABS([.G364])&lt;ABS([.H364]); [.E364];[.H364]/[.C364])" office:value-type="float" office:value="57.1259202696845" calcext:value-type="float">
            <text:p>57.1259202697</text:p>
          </table:table-cell>
          <table:table-cell table:formula="of:=IF(ABS([.G364])&lt;ABS([.H364]);[.G364]/[.D364];[.F364])" office:value-type="float" office:value="-40" calcext:value-type="float">
            <text:p>-40</text:p>
          </table:table-cell>
          <table:table-cell table:formula="of:=[.$E$9]+[.I364]" office:value-type="float" office:value="1077.12592026968" calcext:value-type="float">
            <text:p>1077.1259202697</text:p>
          </table:table-cell>
          <table:table-cell table:formula="of:=[.$F$9]+[.J364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RADIANS([.A365])" office:value-type="float" office:value="5.68977336150152" calcext:value-type="float">
            <text:p>5.6897733615</text:p>
          </table:table-cell>
          <table:table-cell table:formula="of:=SIN([.B365])" office:value-type="float" office:value="-0.559192903470747" calcext:value-type="float">
            <text:p>-0.5591929035</text:p>
          </table:table-cell>
          <table:table-cell table:formula="of:=COS([.B365])" office:value-type="float" office:value="0.829037572555042" calcext:value-type="float">
            <text:p>0.8290375726</text:p>
          </table:table-cell>
          <table:table-cell table:formula="of:=([.$B$8] + [$Sheet1.$B$19])/IF([.D365]&gt;0;2;-2)" office:value-type="float" office:value="90" calcext:value-type="float">
            <text:p>90</text:p>
          </table:table-cell>
          <table:table-cell table:formula="of:=([.$B$9] + [$Sheet1.$B$19])/IF([.C365]&gt;0;2;-2)" office:value-type="float" office:value="-40" calcext:value-type="float">
            <text:p>-40</text:p>
          </table:table-cell>
          <table:table-cell table:formula="of:=[.E365]*[.C365]" office:value-type="float" office:value="-50.3273613123672" calcext:value-type="float">
            <text:p>-50.3273613124</text:p>
          </table:table-cell>
          <table:table-cell table:formula="of:=[.F365]*[.D365]" office:value-type="float" office:value="-33.1615029022017" calcext:value-type="float">
            <text:p>-33.1615029022</text:p>
          </table:table-cell>
          <table:table-cell table:formula="of:=IF(ABS([.G365])&lt;ABS([.H365]); [.E365];[.H365]/[.C365])" office:value-type="float" office:value="59.3024387405097" calcext:value-type="float">
            <text:p>59.3024387405</text:p>
          </table:table-cell>
          <table:table-cell table:formula="of:=IF(ABS([.G365])&lt;ABS([.H365]);[.G365]/[.D365];[.F365])" office:value-type="float" office:value="-40" calcext:value-type="float">
            <text:p>-40</text:p>
          </table:table-cell>
          <table:table-cell table:formula="of:=[.$E$9]+[.I365]" office:value-type="float" office:value="1079.30243874051" calcext:value-type="float">
            <text:p>1079.3024387405</text:p>
          </table:table-cell>
          <table:table-cell table:formula="of:=[.$F$9]+[.J365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RADIANS([.A366])" office:value-type="float" office:value="5.70722665402146" calcext:value-type="float">
            <text:p>5.707226654</text:p>
          </table:table-cell>
          <table:table-cell table:formula="of:=SIN([.B366])" office:value-type="float" office:value="-0.544639035015027" calcext:value-type="float">
            <text:p>-0.544639035</text:p>
          </table:table-cell>
          <table:table-cell table:formula="of:=COS([.B366])" office:value-type="float" office:value="0.838670567945424" calcext:value-type="float">
            <text:p>0.8386705679</text:p>
          </table:table-cell>
          <table:table-cell table:formula="of:=([.$B$8] + [$Sheet1.$B$19])/IF([.D366]&gt;0;2;-2)" office:value-type="float" office:value="90" calcext:value-type="float">
            <text:p>90</text:p>
          </table:table-cell>
          <table:table-cell table:formula="of:=([.$B$9] + [$Sheet1.$B$19])/IF([.C366]&gt;0;2;-2)" office:value-type="float" office:value="-40" calcext:value-type="float">
            <text:p>-40</text:p>
          </table:table-cell>
          <table:table-cell table:formula="of:=[.E366]*[.C366]" office:value-type="float" office:value="-49.0175131513524" calcext:value-type="float">
            <text:p>-49.0175131514</text:p>
          </table:table-cell>
          <table:table-cell table:formula="of:=[.F366]*[.D366]" office:value-type="float" office:value="-33.546822717817" calcext:value-type="float">
            <text:p>-33.5468227178</text:p>
          </table:table-cell>
          <table:table-cell table:formula="of:=IF(ABS([.G366])&lt;ABS([.H366]); [.E366];[.H366]/[.C366])" office:value-type="float" office:value="61.5945985525833" calcext:value-type="float">
            <text:p>61.5945985526</text:p>
          </table:table-cell>
          <table:table-cell table:formula="of:=IF(ABS([.G366])&lt;ABS([.H366]);[.G366]/[.D366];[.F366])" office:value-type="float" office:value="-40" calcext:value-type="float">
            <text:p>-40</text:p>
          </table:table-cell>
          <table:table-cell table:formula="of:=[.$E$9]+[.I366]" office:value-type="float" office:value="1081.59459855258" calcext:value-type="float">
            <text:p>1081.5945985526</text:p>
          </table:table-cell>
          <table:table-cell table:formula="of:=[.$F$9]+[.J366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RADIANS([.A367])" office:value-type="float" office:value="5.7246799465414" calcext:value-type="float">
            <text:p>5.7246799465</text:p>
          </table:table-cell>
          <table:table-cell table:formula="of:=SIN([.B367])" office:value-type="float" office:value="-0.529919264233205" calcext:value-type="float">
            <text:p>-0.5299192642</text:p>
          </table:table-cell>
          <table:table-cell table:formula="of:=COS([.B367])" office:value-type="float" office:value="0.848048096156426" calcext:value-type="float">
            <text:p>0.8480480962</text:p>
          </table:table-cell>
          <table:table-cell table:formula="of:=([.$B$8] + [$Sheet1.$B$19])/IF([.D367]&gt;0;2;-2)" office:value-type="float" office:value="90" calcext:value-type="float">
            <text:p>90</text:p>
          </table:table-cell>
          <table:table-cell table:formula="of:=([.$B$9] + [$Sheet1.$B$19])/IF([.C367]&gt;0;2;-2)" office:value-type="float" office:value="-40" calcext:value-type="float">
            <text:p>-40</text:p>
          </table:table-cell>
          <table:table-cell table:formula="of:=[.E367]*[.C367]" office:value-type="float" office:value="-47.6927337809885" calcext:value-type="float">
            <text:p>-47.692733781</text:p>
          </table:table-cell>
          <table:table-cell table:formula="of:=[.F367]*[.D367]" office:value-type="float" office:value="-33.921923846257" calcext:value-type="float">
            <text:p>-33.9219238463</text:p>
          </table:table-cell>
          <table:table-cell table:formula="of:=IF(ABS([.G367])&lt;ABS([.H367]); [.E367];[.H367]/[.C367])" office:value-type="float" office:value="64.013381161642" calcext:value-type="float">
            <text:p>64.0133811616</text:p>
          </table:table-cell>
          <table:table-cell table:formula="of:=IF(ABS([.G367])&lt;ABS([.H367]);[.G367]/[.D367];[.F367])" office:value-type="float" office:value="-40" calcext:value-type="float">
            <text:p>-40</text:p>
          </table:table-cell>
          <table:table-cell table:formula="of:=[.$E$9]+[.I367]" office:value-type="float" office:value="1084.01338116164" calcext:value-type="float">
            <text:p>1084.0133811617</text:p>
          </table:table-cell>
          <table:table-cell table:formula="of:=[.$F$9]+[.J367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RADIANS([.A368])" office:value-type="float" office:value="5.74213323906134" calcext:value-type="float">
            <text:p>5.7421332391</text:p>
          </table:table-cell>
          <table:table-cell table:formula="of:=SIN([.B368])" office:value-type="float" office:value="-0.515038074910054" calcext:value-type="float">
            <text:p>-0.5150380749</text:p>
          </table:table-cell>
          <table:table-cell table:formula="of:=COS([.B368])" office:value-type="float" office:value="0.857167300702112" calcext:value-type="float">
            <text:p>0.8571673007</text:p>
          </table:table-cell>
          <table:table-cell table:formula="of:=([.$B$8] + [$Sheet1.$B$19])/IF([.D368]&gt;0;2;-2)" office:value-type="float" office:value="90" calcext:value-type="float">
            <text:p>90</text:p>
          </table:table-cell>
          <table:table-cell table:formula="of:=([.$B$9] + [$Sheet1.$B$19])/IF([.C368]&gt;0;2;-2)" office:value-type="float" office:value="-40" calcext:value-type="float">
            <text:p>-40</text:p>
          </table:table-cell>
          <table:table-cell table:formula="of:=[.E368]*[.C368]" office:value-type="float" office:value="-46.3534267419049" calcext:value-type="float">
            <text:p>-46.3534267419</text:p>
          </table:table-cell>
          <table:table-cell table:formula="of:=[.F368]*[.D368]" office:value-type="float" office:value="-34.2866920280845" calcext:value-type="float">
            <text:p>-34.2866920281</text:p>
          </table:table-cell>
          <table:table-cell table:formula="of:=IF(ABS([.G368])&lt;ABS([.H368]); [.E368];[.H368]/[.C368])" office:value-type="float" office:value="66.5711792940207" calcext:value-type="float">
            <text:p>66.571179294</text:p>
          </table:table-cell>
          <table:table-cell table:formula="of:=IF(ABS([.G368])&lt;ABS([.H368]);[.G368]/[.D368];[.F368])" office:value-type="float" office:value="-40" calcext:value-type="float">
            <text:p>-40</text:p>
          </table:table-cell>
          <table:table-cell table:formula="of:=[.$E$9]+[.I368]" office:value-type="float" office:value="1086.57117929402" calcext:value-type="float">
            <text:p>1086.571179294</text:p>
          </table:table-cell>
          <table:table-cell table:formula="of:=[.$F$9]+[.J368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RADIANS([.A369])" office:value-type="float" office:value="5.75958653158129" calcext:value-type="float">
            <text:p>5.7595865316</text:p>
          </table:table-cell>
          <table:table-cell table:formula="of:=SIN([.B369])" office:value-type="float" office:value="-0.5" calcext:value-type="float">
            <text:p>-0.5</text:p>
          </table:table-cell>
          <table:table-cell table:formula="of:=COS([.B369])" office:value-type="float" office:value="0.866025403784438" calcext:value-type="float">
            <text:p>0.8660254038</text:p>
          </table:table-cell>
          <table:table-cell table:formula="of:=([.$B$8] + [$Sheet1.$B$19])/IF([.D369]&gt;0;2;-2)" office:value-type="float" office:value="90" calcext:value-type="float">
            <text:p>90</text:p>
          </table:table-cell>
          <table:table-cell table:formula="of:=([.$B$9] + [$Sheet1.$B$19])/IF([.C369]&gt;0;2;-2)" office:value-type="float" office:value="-40" calcext:value-type="float">
            <text:p>-40</text:p>
          </table:table-cell>
          <table:table-cell table:formula="of:=[.E369]*[.C369]" office:value-type="float" office:value="-45" calcext:value-type="float">
            <text:p>-45</text:p>
          </table:table-cell>
          <table:table-cell table:formula="of:=[.F369]*[.D369]" office:value-type="float" office:value="-34.6410161513775" calcext:value-type="float">
            <text:p>-34.6410161514</text:p>
          </table:table-cell>
          <table:table-cell table:formula="of:=IF(ABS([.G369])&lt;ABS([.H369]); [.E369];[.H369]/[.C369])" office:value-type="float" office:value="69.282032302755" calcext:value-type="float">
            <text:p>69.2820323028</text:p>
          </table:table-cell>
          <table:table-cell table:formula="of:=IF(ABS([.G369])&lt;ABS([.H369]);[.G369]/[.D369];[.F369])" office:value-type="float" office:value="-40" calcext:value-type="float">
            <text:p>-40</text:p>
          </table:table-cell>
          <table:table-cell table:formula="of:=[.$E$9]+[.I369]" office:value-type="float" office:value="1089.28203230276" calcext:value-type="float">
            <text:p>1089.2820323028</text:p>
          </table:table-cell>
          <table:table-cell table:formula="of:=[.$F$9]+[.J369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RADIANS([.A370])" office:value-type="float" office:value="5.77703982410123" calcext:value-type="float">
            <text:p>5.7770398241</text:p>
          </table:table-cell>
          <table:table-cell table:formula="of:=SIN([.B370])" office:value-type="float" office:value="-0.484809620246337" calcext:value-type="float">
            <text:p>-0.4848096202</text:p>
          </table:table-cell>
          <table:table-cell table:formula="of:=COS([.B370])" office:value-type="float" office:value="0.874619707139396" calcext:value-type="float">
            <text:p>0.8746197071</text:p>
          </table:table-cell>
          <table:table-cell table:formula="of:=([.$B$8] + [$Sheet1.$B$19])/IF([.D370]&gt;0;2;-2)" office:value-type="float" office:value="90" calcext:value-type="float">
            <text:p>90</text:p>
          </table:table-cell>
          <table:table-cell table:formula="of:=([.$B$9] + [$Sheet1.$B$19])/IF([.C370]&gt;0;2;-2)" office:value-type="float" office:value="-40" calcext:value-type="float">
            <text:p>-40</text:p>
          </table:table-cell>
          <table:table-cell table:formula="of:=[.E370]*[.C370]" office:value-type="float" office:value="-43.6328658221703" calcext:value-type="float">
            <text:p>-43.6328658222</text:p>
          </table:table-cell>
          <table:table-cell table:formula="of:=[.F370]*[.D370]" office:value-type="float" office:value="-34.9847882855758" calcext:value-type="float">
            <text:p>-34.9847882856</text:p>
          </table:table-cell>
          <table:table-cell table:formula="of:=IF(ABS([.G370])&lt;ABS([.H370]); [.E370];[.H370]/[.C370])" office:value-type="float" office:value="72.161910210857" calcext:value-type="float">
            <text:p>72.1619102109</text:p>
          </table:table-cell>
          <table:table-cell table:formula="of:=IF(ABS([.G370])&lt;ABS([.H370]);[.G370]/[.D370];[.F370])" office:value-type="float" office:value="-40" calcext:value-type="float">
            <text:p>-40</text:p>
          </table:table-cell>
          <table:table-cell table:formula="of:=[.$E$9]+[.I370]" office:value-type="float" office:value="1092.16191021086" calcext:value-type="float">
            <text:p>1092.1619102109</text:p>
          </table:table-cell>
          <table:table-cell table:formula="of:=[.$F$9]+[.J370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RADIANS([.A371])" office:value-type="float" office:value="5.79449311662117" calcext:value-type="float">
            <text:p>5.7944931166</text:p>
          </table:table-cell>
          <table:table-cell table:formula="of:=SIN([.B371])" office:value-type="float" office:value="-0.469471562785891" calcext:value-type="float">
            <text:p>-0.4694715628</text:p>
          </table:table-cell>
          <table:table-cell table:formula="of:=COS([.B371])" office:value-type="float" office:value="0.882947592858927" calcext:value-type="float">
            <text:p>0.8829475929</text:p>
          </table:table-cell>
          <table:table-cell table:formula="of:=([.$B$8] + [$Sheet1.$B$19])/IF([.D371]&gt;0;2;-2)" office:value-type="float" office:value="90" calcext:value-type="float">
            <text:p>90</text:p>
          </table:table-cell>
          <table:table-cell table:formula="of:=([.$B$9] + [$Sheet1.$B$19])/IF([.C371]&gt;0;2;-2)" office:value-type="float" office:value="-40" calcext:value-type="float">
            <text:p>-40</text:p>
          </table:table-cell>
          <table:table-cell table:formula="of:=[.E371]*[.C371]" office:value-type="float" office:value="-42.2524406507302" calcext:value-type="float">
            <text:p>-42.2524406507</text:p>
          </table:table-cell>
          <table:table-cell table:formula="of:=[.F371]*[.D371]" office:value-type="float" office:value="-35.3179037143571" calcext:value-type="float">
            <text:p>-35.3179037144</text:p>
          </table:table-cell>
          <table:table-cell table:formula="of:=IF(ABS([.G371])&lt;ABS([.H371]); [.E371];[.H371]/[.C371])" office:value-type="float" office:value="75.2290586138533" calcext:value-type="float">
            <text:p>75.2290586139</text:p>
          </table:table-cell>
          <table:table-cell table:formula="of:=IF(ABS([.G371])&lt;ABS([.H371]);[.G371]/[.D371];[.F371])" office:value-type="float" office:value="-40" calcext:value-type="float">
            <text:p>-40</text:p>
          </table:table-cell>
          <table:table-cell table:formula="of:=[.$E$9]+[.I371]" office:value-type="float" office:value="1095.22905861385" calcext:value-type="float">
            <text:p>1095.2290586139</text:p>
          </table:table-cell>
          <table:table-cell table:formula="of:=[.$F$9]+[.J371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RADIANS([.A372])" office:value-type="float" office:value="5.81194640914112" calcext:value-type="float">
            <text:p>5.8119464091</text:p>
          </table:table-cell>
          <table:table-cell table:formula="of:=SIN([.B372])" office:value-type="float" office:value="-0.453990499739547" calcext:value-type="float">
            <text:p>-0.4539904997</text:p>
          </table:table-cell>
          <table:table-cell table:formula="of:=COS([.B372])" office:value-type="float" office:value="0.891006524188368" calcext:value-type="float">
            <text:p>0.8910065242</text:p>
          </table:table-cell>
          <table:table-cell table:formula="of:=([.$B$8] + [$Sheet1.$B$19])/IF([.D372]&gt;0;2;-2)" office:value-type="float" office:value="90" calcext:value-type="float">
            <text:p>90</text:p>
          </table:table-cell>
          <table:table-cell table:formula="of:=([.$B$9] + [$Sheet1.$B$19])/IF([.C372]&gt;0;2;-2)" office:value-type="float" office:value="-40" calcext:value-type="float">
            <text:p>-40</text:p>
          </table:table-cell>
          <table:table-cell table:formula="of:=[.E372]*[.C372]" office:value-type="float" office:value="-40.8591449765592" calcext:value-type="float">
            <text:p>-40.8591449766</text:p>
          </table:table-cell>
          <table:table-cell table:formula="of:=[.F372]*[.D372]" office:value-type="float" office:value="-35.6402609675347" calcext:value-type="float">
            <text:p>-35.6402609675</text:p>
          </table:table-cell>
          <table:table-cell table:formula="of:=IF(ABS([.G372])&lt;ABS([.H372]); [.E372];[.H372]/[.C372])" office:value-type="float" office:value="78.504420220206" calcext:value-type="float">
            <text:p>78.5044202202</text:p>
          </table:table-cell>
          <table:table-cell table:formula="of:=IF(ABS([.G372])&lt;ABS([.H372]);[.G372]/[.D372];[.F372])" office:value-type="float" office:value="-40" calcext:value-type="float">
            <text:p>-40</text:p>
          </table:table-cell>
          <table:table-cell table:formula="of:=[.$E$9]+[.I372]" office:value-type="float" office:value="1098.50442022021" calcext:value-type="float">
            <text:p>1098.5044202202</text:p>
          </table:table-cell>
          <table:table-cell table:formula="of:=[.$F$9]+[.J372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RADIANS([.A373])" office:value-type="float" office:value="5.82939970166106" calcext:value-type="float">
            <text:p>5.8293997017</text:p>
          </table:table-cell>
          <table:table-cell table:formula="of:=SIN([.B373])" office:value-type="float" office:value="-0.438371146789078" calcext:value-type="float">
            <text:p>-0.4383711468</text:p>
          </table:table-cell>
          <table:table-cell table:formula="of:=COS([.B373])" office:value-type="float" office:value="0.898794046299167" calcext:value-type="float">
            <text:p>0.8987940463</text:p>
          </table:table-cell>
          <table:table-cell table:formula="of:=([.$B$8] + [$Sheet1.$B$19])/IF([.D373]&gt;0;2;-2)" office:value-type="float" office:value="90" calcext:value-type="float">
            <text:p>90</text:p>
          </table:table-cell>
          <table:table-cell table:formula="of:=([.$B$9] + [$Sheet1.$B$19])/IF([.C373]&gt;0;2;-2)" office:value-type="float" office:value="-40" calcext:value-type="float">
            <text:p>-40</text:p>
          </table:table-cell>
          <table:table-cell table:formula="of:=[.E373]*[.C373]" office:value-type="float" office:value="-39.453403211017" calcext:value-type="float">
            <text:p>-39.453403211</text:p>
          </table:table-cell>
          <table:table-cell table:formula="of:=[.F373]*[.D373]" office:value-type="float" office:value="-35.9517618519667" calcext:value-type="float">
            <text:p>-35.951761852</text:p>
          </table:table-cell>
          <table:table-cell table:formula="of:=IF(ABS([.G373])&lt;ABS([.H373]); [.E373];[.H373]/[.C373])" office:value-type="float" office:value="82.0121536631718" calcext:value-type="float">
            <text:p>82.0121536632</text:p>
          </table:table-cell>
          <table:table-cell table:formula="of:=IF(ABS([.G373])&lt;ABS([.H373]);[.G373]/[.D373];[.F373])" office:value-type="float" office:value="-40" calcext:value-type="float">
            <text:p>-40</text:p>
          </table:table-cell>
          <table:table-cell table:formula="of:=[.$E$9]+[.I373]" office:value-type="float" office:value="1102.01215366317" calcext:value-type="float">
            <text:p>1102.0121536632</text:p>
          </table:table-cell>
          <table:table-cell table:formula="of:=[.$F$9]+[.J373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RADIANS([.A374])" office:value-type="float" office:value="5.846852994181" calcext:value-type="float">
            <text:p>5.8468529942</text:p>
          </table:table-cell>
          <table:table-cell table:formula="of:=SIN([.B374])" office:value-type="float" office:value="-0.422618261740699" calcext:value-type="float">
            <text:p>-0.4226182617</text:p>
          </table:table-cell>
          <table:table-cell table:formula="of:=COS([.B374])" office:value-type="float" office:value="0.90630778703665" calcext:value-type="float">
            <text:p>0.906307787</text:p>
          </table:table-cell>
          <table:table-cell table:formula="of:=([.$B$8] + [$Sheet1.$B$19])/IF([.D374]&gt;0;2;-2)" office:value-type="float" office:value="90" calcext:value-type="float">
            <text:p>90</text:p>
          </table:table-cell>
          <table:table-cell table:formula="of:=([.$B$9] + [$Sheet1.$B$19])/IF([.C374]&gt;0;2;-2)" office:value-type="float" office:value="-40" calcext:value-type="float">
            <text:p>-40</text:p>
          </table:table-cell>
          <table:table-cell table:formula="of:=[.E374]*[.C374]" office:value-type="float" office:value="-38.0356435566629" calcext:value-type="float">
            <text:p>-38.0356435567</text:p>
          </table:table-cell>
          <table:table-cell table:formula="of:=[.F374]*[.D374]" office:value-type="float" office:value="-36.252311481466" calcext:value-type="float">
            <text:p>-36.2523114815</text:p>
          </table:table-cell>
          <table:table-cell table:formula="of:=IF(ABS([.G374])&lt;ABS([.H374]); [.E374];[.H374]/[.C374])" office:value-type="float" office:value="85.7802768203824" calcext:value-type="float">
            <text:p>85.7802768204</text:p>
          </table:table-cell>
          <table:table-cell table:formula="of:=IF(ABS([.G374])&lt;ABS([.H374]);[.G374]/[.D374];[.F374])" office:value-type="float" office:value="-40" calcext:value-type="float">
            <text:p>-40</text:p>
          </table:table-cell>
          <table:table-cell table:formula="of:=[.$E$9]+[.I374]" office:value-type="float" office:value="1105.78027682038" calcext:value-type="float">
            <text:p>1105.7802768204</text:p>
          </table:table-cell>
          <table:table-cell table:formula="of:=[.$F$9]+[.J374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RADIANS([.A375])" office:value-type="float" office:value="5.86430628670095" calcext:value-type="float">
            <text:p>5.8643062867</text:p>
          </table:table-cell>
          <table:table-cell table:formula="of:=SIN([.B375])" office:value-type="float" office:value="-0.4067366430758" calcext:value-type="float">
            <text:p>-0.4067366431</text:p>
          </table:table-cell>
          <table:table-cell table:formula="of:=COS([.B375])" office:value-type="float" office:value="0.913545457642601" calcext:value-type="float">
            <text:p>0.9135454576</text:p>
          </table:table-cell>
          <table:table-cell table:formula="of:=([.$B$8] + [$Sheet1.$B$19])/IF([.D375]&gt;0;2;-2)" office:value-type="float" office:value="90" calcext:value-type="float">
            <text:p>90</text:p>
          </table:table-cell>
          <table:table-cell table:formula="of:=([.$B$9] + [$Sheet1.$B$19])/IF([.C375]&gt;0;2;-2)" office:value-type="float" office:value="-40" calcext:value-type="float">
            <text:p>-40</text:p>
          </table:table-cell>
          <table:table-cell table:formula="of:=[.E375]*[.C375]" office:value-type="float" office:value="-36.606297876822" calcext:value-type="float">
            <text:p>-36.6062978768</text:p>
          </table:table-cell>
          <table:table-cell table:formula="of:=[.F375]*[.D375]" office:value-type="float" office:value="-36.541818305704" calcext:value-type="float">
            <text:p>-36.5418183057</text:p>
          </table:table-cell>
          <table:table-cell table:formula="of:=IF(ABS([.G375])&lt;ABS([.H375]); [.E375];[.H375]/[.C375])" office:value-type="float" office:value="89.8414709561687" calcext:value-type="float">
            <text:p>89.8414709562</text:p>
          </table:table-cell>
          <table:table-cell table:formula="of:=IF(ABS([.G375])&lt;ABS([.H375]);[.G375]/[.D375];[.F375])" office:value-type="float" office:value="-40" calcext:value-type="float">
            <text:p>-40</text:p>
          </table:table-cell>
          <table:table-cell table:formula="of:=[.$E$9]+[.I375]" office:value-type="float" office:value="1109.84147095617" calcext:value-type="float">
            <text:p>1109.8414709562</text:p>
          </table:table-cell>
          <table:table-cell table:formula="of:=[.$F$9]+[.J375]"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RADIANS([.A376])" office:value-type="float" office:value="5.88175957922089" calcext:value-type="float">
            <text:p>5.8817595792</text:p>
          </table:table-cell>
          <table:table-cell table:formula="of:=SIN([.B376])" office:value-type="float" office:value="-0.390731128489274" calcext:value-type="float">
            <text:p>-0.3907311285</text:p>
          </table:table-cell>
          <table:table-cell table:formula="of:=COS([.B376])" office:value-type="float" office:value="0.92050485345244" calcext:value-type="float">
            <text:p>0.9205048535</text:p>
          </table:table-cell>
          <table:table-cell table:formula="of:=([.$B$8] + [$Sheet1.$B$19])/IF([.D376]&gt;0;2;-2)" office:value-type="float" office:value="90" calcext:value-type="float">
            <text:p>90</text:p>
          </table:table-cell>
          <table:table-cell table:formula="of:=([.$B$9] + [$Sheet1.$B$19])/IF([.C376]&gt;0;2;-2)" office:value-type="float" office:value="-40" calcext:value-type="float">
            <text:p>-40</text:p>
          </table:table-cell>
          <table:table-cell table:formula="of:=[.E376]*[.C376]" office:value-type="float" office:value="-35.1658015640346" calcext:value-type="float">
            <text:p>-35.165801564</text:p>
          </table:table-cell>
          <table:table-cell table:formula="of:=[.F376]*[.D376]" office:value-type="float" office:value="-36.8201941380976" calcext:value-type="float">
            <text:p>-36.8201941381</text:p>
          </table:table-cell>
          <table:table-cell table:formula="of:=IF(ABS([.G376])&lt;ABS([.H376]); [.E376];[.H376]/[.C376])" office:value-type="float" office:value="90" calcext:value-type="float">
            <text:p>90</text:p>
          </table:table-cell>
          <table:table-cell table:formula="of:=IF(ABS([.G376])&lt;ABS([.H376]);[.G376]/[.D376];[.F376])" office:value-type="float" office:value="-38.2027334588644" calcext:value-type="float">
            <text:p>-38.2027334589</text:p>
          </table:table-cell>
          <table:table-cell table:formula="of:=[.$E$9]+[.I376]" office:value-type="float" office:value="1110" calcext:value-type="float">
            <text:p>1110</text:p>
          </table:table-cell>
          <table:table-cell table:formula="of:=[.$F$9]+[.J376]" office:value-type="float" office:value="1771.79726654114" calcext:value-type="float">
            <text:p>1771.7972665411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RADIANS([.A377])" office:value-type="float" office:value="5.89921287174083" calcext:value-type="float">
            <text:p>5.8992128717</text:p>
          </table:table-cell>
          <table:table-cell table:formula="of:=SIN([.B377])" office:value-type="float" office:value="-0.374606593415912" calcext:value-type="float">
            <text:p>-0.3746065934</text:p>
          </table:table-cell>
          <table:table-cell table:formula="of:=COS([.B377])" office:value-type="float" office:value="0.927183854566787" calcext:value-type="float">
            <text:p>0.9271838546</text:p>
          </table:table-cell>
          <table:table-cell table:formula="of:=([.$B$8] + [$Sheet1.$B$19])/IF([.D377]&gt;0;2;-2)" office:value-type="float" office:value="90" calcext:value-type="float">
            <text:p>90</text:p>
          </table:table-cell>
          <table:table-cell table:formula="of:=([.$B$9] + [$Sheet1.$B$19])/IF([.C377]&gt;0;2;-2)" office:value-type="float" office:value="-40" calcext:value-type="float">
            <text:p>-40</text:p>
          </table:table-cell>
          <table:table-cell table:formula="of:=[.E377]*[.C377]" office:value-type="float" office:value="-33.7145934074321" calcext:value-type="float">
            <text:p>-33.7145934074</text:p>
          </table:table-cell>
          <table:table-cell table:formula="of:=[.F377]*[.D377]" office:value-type="float" office:value="-37.0873541826715" calcext:value-type="float">
            <text:p>-37.0873541827</text:p>
          </table:table-cell>
          <table:table-cell table:formula="of:=IF(ABS([.G377])&lt;ABS([.H377]); [.E377];[.H377]/[.C377])" office:value-type="float" office:value="90" calcext:value-type="float">
            <text:p>90</text:p>
          </table:table-cell>
          <table:table-cell table:formula="of:=IF(ABS([.G377])&lt;ABS([.H377]);[.G377]/[.D377];[.F377])" office:value-type="float" office:value="-36.3623603251641" calcext:value-type="float">
            <text:p>-36.3623603252</text:p>
          </table:table-cell>
          <table:table-cell table:formula="of:=[.$E$9]+[.I377]" office:value-type="float" office:value="1110" calcext:value-type="float">
            <text:p>1110</text:p>
          </table:table-cell>
          <table:table-cell table:formula="of:=[.$F$9]+[.J377]" office:value-type="float" office:value="1773.63763967484" calcext:value-type="float">
            <text:p>1773.637639674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RADIANS([.A378])" office:value-type="float" office:value="5.91666616426078" calcext:value-type="float">
            <text:p>5.9166661643</text:p>
          </table:table-cell>
          <table:table-cell table:formula="of:=SIN([.B378])" office:value-type="float" office:value="-0.358367949545301" calcext:value-type="float">
            <text:p>-0.3583679495</text:p>
          </table:table-cell>
          <table:table-cell table:formula="of:=COS([.B378])" office:value-type="float" office:value="0.933580426497202" calcext:value-type="float">
            <text:p>0.9335804265</text:p>
          </table:table-cell>
          <table:table-cell table:formula="of:=([.$B$8] + [$Sheet1.$B$19])/IF([.D378]&gt;0;2;-2)" office:value-type="float" office:value="90" calcext:value-type="float">
            <text:p>90</text:p>
          </table:table-cell>
          <table:table-cell table:formula="of:=([.$B$9] + [$Sheet1.$B$19])/IF([.C378]&gt;0;2;-2)" office:value-type="float" office:value="-40" calcext:value-type="float">
            <text:p>-40</text:p>
          </table:table-cell>
          <table:table-cell table:formula="of:=[.E378]*[.C378]" office:value-type="float" office:value="-32.2531154590771" calcext:value-type="float">
            <text:p>-32.2531154591</text:p>
          </table:table-cell>
          <table:table-cell table:formula="of:=[.F378]*[.D378]" office:value-type="float" office:value="-37.3432170598881" calcext:value-type="float">
            <text:p>-37.3432170599</text:p>
          </table:table-cell>
          <table:table-cell table:formula="of:=IF(ABS([.G378])&lt;ABS([.H378]); [.E378];[.H378]/[.C378])" office:value-type="float" office:value="90" calcext:value-type="float">
            <text:p>90</text:p>
          </table:table-cell>
          <table:table-cell table:formula="of:=IF(ABS([.G378])&lt;ABS([.H378]);[.G378]/[.D378];[.F378])" office:value-type="float" office:value="-34.5477631531875" calcext:value-type="float">
            <text:p>-34.5477631532</text:p>
          </table:table-cell>
          <table:table-cell table:formula="of:=[.$E$9]+[.I378]" office:value-type="float" office:value="1110" calcext:value-type="float">
            <text:p>1110</text:p>
          </table:table-cell>
          <table:table-cell table:formula="of:=[.$F$9]+[.J378]" office:value-type="float" office:value="1775.45223684681" calcext:value-type="float">
            <text:p>1775.4522368468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RADIANS([.A379])" office:value-type="float" office:value="5.93411945678072" calcext:value-type="float">
            <text:p>5.9341194568</text:p>
          </table:table-cell>
          <table:table-cell table:formula="of:=SIN([.B379])" office:value-type="float" office:value="-0.342020143325669" calcext:value-type="float">
            <text:p>-0.3420201433</text:p>
          </table:table-cell>
          <table:table-cell table:formula="of:=COS([.B379])" office:value-type="float" office:value="0.939692620785908" calcext:value-type="float">
            <text:p>0.9396926208</text:p>
          </table:table-cell>
          <table:table-cell table:formula="of:=([.$B$8] + [$Sheet1.$B$19])/IF([.D379]&gt;0;2;-2)" office:value-type="float" office:value="90" calcext:value-type="float">
            <text:p>90</text:p>
          </table:table-cell>
          <table:table-cell table:formula="of:=([.$B$9] + [$Sheet1.$B$19])/IF([.C379]&gt;0;2;-2)" office:value-type="float" office:value="-40" calcext:value-type="float">
            <text:p>-40</text:p>
          </table:table-cell>
          <table:table-cell table:formula="of:=[.E379]*[.C379]" office:value-type="float" office:value="-30.7818128993102" calcext:value-type="float">
            <text:p>-30.7818128993</text:p>
          </table:table-cell>
          <table:table-cell table:formula="of:=[.F379]*[.D379]" office:value-type="float" office:value="-37.5877048314363" calcext:value-type="float">
            <text:p>-37.5877048314</text:p>
          </table:table-cell>
          <table:table-cell table:formula="of:=IF(ABS([.G379])&lt;ABS([.H379]); [.E379];[.H379]/[.C379])" office:value-type="float" office:value="90" calcext:value-type="float">
            <text:p>90</text:p>
          </table:table-cell>
          <table:table-cell table:formula="of:=IF(ABS([.G379])&lt;ABS([.H379]);[.G379]/[.D379];[.F379])" office:value-type="float" office:value="-32.7573210839582" calcext:value-type="float">
            <text:p>-32.757321084</text:p>
          </table:table-cell>
          <table:table-cell table:formula="of:=[.$E$9]+[.I379]" office:value-type="float" office:value="1110" calcext:value-type="float">
            <text:p>1110</text:p>
          </table:table-cell>
          <table:table-cell table:formula="of:=[.$F$9]+[.J379]" office:value-type="float" office:value="1777.24267891604" calcext:value-type="float">
            <text:p>1777.2426789161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RADIANS([.A380])" office:value-type="float" office:value="5.95157274930066" calcext:value-type="float">
            <text:p>5.9515727493</text:p>
          </table:table-cell>
          <table:table-cell table:formula="of:=SIN([.B380])" office:value-type="float" office:value="-0.325568154457157" calcext:value-type="float">
            <text:p>-0.3255681545</text:p>
          </table:table-cell>
          <table:table-cell table:formula="of:=COS([.B380])" office:value-type="float" office:value="0.945518575599317" calcext:value-type="float">
            <text:p>0.9455185756</text:p>
          </table:table-cell>
          <table:table-cell table:formula="of:=([.$B$8] + [$Sheet1.$B$19])/IF([.D380]&gt;0;2;-2)" office:value-type="float" office:value="90" calcext:value-type="float">
            <text:p>90</text:p>
          </table:table-cell>
          <table:table-cell table:formula="of:=([.$B$9] + [$Sheet1.$B$19])/IF([.C380]&gt;0;2;-2)" office:value-type="float" office:value="-40" calcext:value-type="float">
            <text:p>-40</text:p>
          </table:table-cell>
          <table:table-cell table:formula="of:=[.E380]*[.C380]" office:value-type="float" office:value="-29.3011339011441" calcext:value-type="float">
            <text:p>-29.3011339011</text:p>
          </table:table-cell>
          <table:table-cell table:formula="of:=[.F380]*[.D380]" office:value-type="float" office:value="-37.8207430239727" calcext:value-type="float">
            <text:p>-37.820743024</text:p>
          </table:table-cell>
          <table:table-cell table:formula="of:=IF(ABS([.G380])&lt;ABS([.H380]); [.E380];[.H380]/[.C380])" office:value-type="float" office:value="90" calcext:value-type="float">
            <text:p>90</text:p>
          </table:table-cell>
          <table:table-cell table:formula="of:=IF(ABS([.G380])&lt;ABS([.H380]);[.G380]/[.D380];[.F380])" office:value-type="float" office:value="-30.9894851960699" calcext:value-type="float">
            <text:p>-30.9894851961</text:p>
          </table:table-cell>
          <table:table-cell table:formula="of:=[.$E$9]+[.I380]" office:value-type="float" office:value="1110" calcext:value-type="float">
            <text:p>1110</text:p>
          </table:table-cell>
          <table:table-cell table:formula="of:=[.$F$9]+[.J380]" office:value-type="float" office:value="1779.01051480393" calcext:value-type="float">
            <text:p>1779.0105148039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RADIANS([.A381])" office:value-type="float" office:value="5.96902604182061" calcext:value-type="float">
            <text:p>5.9690260418</text:p>
          </table:table-cell>
          <table:table-cell table:formula="of:=SIN([.B381])" office:value-type="float" office:value="-0.309016994374948" calcext:value-type="float">
            <text:p>-0.3090169944</text:p>
          </table:table-cell>
          <table:table-cell table:formula="of:=COS([.B381])" office:value-type="float" office:value="0.951056516295153" calcext:value-type="float">
            <text:p>0.9510565163</text:p>
          </table:table-cell>
          <table:table-cell table:formula="of:=([.$B$8] + [$Sheet1.$B$19])/IF([.D381]&gt;0;2;-2)" office:value-type="float" office:value="90" calcext:value-type="float">
            <text:p>90</text:p>
          </table:table-cell>
          <table:table-cell table:formula="of:=([.$B$9] + [$Sheet1.$B$19])/IF([.C381]&gt;0;2;-2)" office:value-type="float" office:value="-40" calcext:value-type="float">
            <text:p>-40</text:p>
          </table:table-cell>
          <table:table-cell table:formula="of:=[.E381]*[.C381]" office:value-type="float" office:value="-27.8115294937453" calcext:value-type="float">
            <text:p>-27.8115294937</text:p>
          </table:table-cell>
          <table:table-cell table:formula="of:=[.F381]*[.D381]" office:value-type="float" office:value="-38.0422606518061" calcext:value-type="float">
            <text:p>-38.0422606518</text:p>
          </table:table-cell>
          <table:table-cell table:formula="of:=IF(ABS([.G381])&lt;ABS([.H381]); [.E381];[.H381]/[.C381])" office:value-type="float" office:value="90" calcext:value-type="float">
            <text:p>90</text:p>
          </table:table-cell>
          <table:table-cell table:formula="of:=IF(ABS([.G381])&lt;ABS([.H381]);[.G381]/[.D381];[.F381])" office:value-type="float" office:value="-29.2427726609616" calcext:value-type="float">
            <text:p>-29.242772661</text:p>
          </table:table-cell>
          <table:table-cell table:formula="of:=[.$E$9]+[.I381]" office:value-type="float" office:value="1110" calcext:value-type="float">
            <text:p>1110</text:p>
          </table:table-cell>
          <table:table-cell table:formula="of:=[.$F$9]+[.J381]" office:value-type="float" office:value="1780.75722733904" calcext:value-type="float">
            <text:p>1780.757227339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RADIANS([.A382])" office:value-type="float" office:value="5.98647933434055" calcext:value-type="float">
            <text:p>5.9864793343</text:p>
          </table:table-cell>
          <table:table-cell table:formula="of:=SIN([.B382])" office:value-type="float" office:value="-0.292371704722737" calcext:value-type="float">
            <text:p>-0.2923717047</text:p>
          </table:table-cell>
          <table:table-cell table:formula="of:=COS([.B382])" office:value-type="float" office:value="0.956304755963035" calcext:value-type="float">
            <text:p>0.956304756</text:p>
          </table:table-cell>
          <table:table-cell table:formula="of:=([.$B$8] + [$Sheet1.$B$19])/IF([.D382]&gt;0;2;-2)" office:value-type="float" office:value="90" calcext:value-type="float">
            <text:p>90</text:p>
          </table:table-cell>
          <table:table-cell table:formula="of:=([.$B$9] + [$Sheet1.$B$19])/IF([.C382]&gt;0;2;-2)" office:value-type="float" office:value="-40" calcext:value-type="float">
            <text:p>-40</text:p>
          </table:table-cell>
          <table:table-cell table:formula="of:=[.E382]*[.C382]" office:value-type="float" office:value="-26.3134534250463" calcext:value-type="float">
            <text:p>-26.313453425</text:p>
          </table:table-cell>
          <table:table-cell table:formula="of:=[.F382]*[.D382]" office:value-type="float" office:value="-38.2521902385214" calcext:value-type="float">
            <text:p>-38.2521902385</text:p>
          </table:table-cell>
          <table:table-cell table:formula="of:=IF(ABS([.G382])&lt;ABS([.H382]); [.E382];[.H382]/[.C382])" office:value-type="float" office:value="90" calcext:value-type="float">
            <text:p>90</text:p>
          </table:table-cell>
          <table:table-cell table:formula="of:=IF(ABS([.G382])&lt;ABS([.H382]);[.G382]/[.D382];[.F382])" office:value-type="float" office:value="-27.5157613312795" calcext:value-type="float">
            <text:p>-27.5157613313</text:p>
          </table:table-cell>
          <table:table-cell table:formula="of:=[.$E$9]+[.I382]" office:value-type="float" office:value="1110" calcext:value-type="float">
            <text:p>1110</text:p>
          </table:table-cell>
          <table:table-cell table:formula="of:=[.$F$9]+[.J382]" office:value-type="float" office:value="1782.48423866872" calcext:value-type="float">
            <text:p>1782.4842386687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RADIANS([.A383])" office:value-type="float" office:value="6.00393262686049" calcext:value-type="float">
            <text:p>6.0039326269</text:p>
          </table:table-cell>
          <table:table-cell table:formula="of:=SIN([.B383])" office:value-type="float" office:value="-0.275637355816999" calcext:value-type="float">
            <text:p>-0.2756373558</text:p>
          </table:table-cell>
          <table:table-cell table:formula="of:=COS([.B383])" office:value-type="float" office:value="0.961261695938319" calcext:value-type="float">
            <text:p>0.9612616959</text:p>
          </table:table-cell>
          <table:table-cell table:formula="of:=([.$B$8] + [$Sheet1.$B$19])/IF([.D383]&gt;0;2;-2)" office:value-type="float" office:value="90" calcext:value-type="float">
            <text:p>90</text:p>
          </table:table-cell>
          <table:table-cell table:formula="of:=([.$B$9] + [$Sheet1.$B$19])/IF([.C383]&gt;0;2;-2)" office:value-type="float" office:value="-40" calcext:value-type="float">
            <text:p>-40</text:p>
          </table:table-cell>
          <table:table-cell table:formula="of:=[.E383]*[.C383]" office:value-type="float" office:value="-24.8073620235299" calcext:value-type="float">
            <text:p>-24.8073620235</text:p>
          </table:table-cell>
          <table:table-cell table:formula="of:=[.F383]*[.D383]" office:value-type="float" office:value="-38.4504678375328" calcext:value-type="float">
            <text:p>-38.4504678375</text:p>
          </table:table-cell>
          <table:table-cell table:formula="of:=IF(ABS([.G383])&lt;ABS([.H383]); [.E383];[.H383]/[.C383])" office:value-type="float" office:value="90" calcext:value-type="float">
            <text:p>90</text:p>
          </table:table-cell>
          <table:table-cell table:formula="of:=IF(ABS([.G383])&lt;ABS([.H383]);[.G383]/[.D383];[.F383])" office:value-type="float" office:value="-25.8070847182927" calcext:value-type="float">
            <text:p>-25.8070847183</text:p>
          </table:table-cell>
          <table:table-cell table:formula="of:=[.$E$9]+[.I383]" office:value-type="float" office:value="1110" calcext:value-type="float">
            <text:p>1110</text:p>
          </table:table-cell>
          <table:table-cell table:formula="of:=[.$F$9]+[.J383]" office:value-type="float" office:value="1784.19291528171" calcext:value-type="float">
            <text:p>1784.1929152817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RADIANS([.A384])" office:value-type="float" office:value="6.02138591938044" calcext:value-type="float">
            <text:p>6.0213859194</text:p>
          </table:table-cell>
          <table:table-cell table:formula="of:=SIN([.B384])" office:value-type="float" office:value="-0.258819045102521" calcext:value-type="float">
            <text:p>-0.2588190451</text:p>
          </table:table-cell>
          <table:table-cell table:formula="of:=COS([.B384])" office:value-type="float" office:value="0.965925826289068" calcext:value-type="float">
            <text:p>0.9659258263</text:p>
          </table:table-cell>
          <table:table-cell table:formula="of:=([.$B$8] + [$Sheet1.$B$19])/IF([.D384]&gt;0;2;-2)" office:value-type="float" office:value="90" calcext:value-type="float">
            <text:p>90</text:p>
          </table:table-cell>
          <table:table-cell table:formula="of:=([.$B$9] + [$Sheet1.$B$19])/IF([.C384]&gt;0;2;-2)" office:value-type="float" office:value="-40" calcext:value-type="float">
            <text:p>-40</text:p>
          </table:table-cell>
          <table:table-cell table:formula="of:=[.E384]*[.C384]" office:value-type="float" office:value="-23.2937140592269" calcext:value-type="float">
            <text:p>-23.2937140592</text:p>
          </table:table-cell>
          <table:table-cell table:formula="of:=[.F384]*[.D384]" office:value-type="float" office:value="-38.6370330515627" calcext:value-type="float">
            <text:p>-38.6370330516</text:p>
          </table:table-cell>
          <table:table-cell table:formula="of:=IF(ABS([.G384])&lt;ABS([.H384]); [.E384];[.H384]/[.C384])" office:value-type="float" office:value="90" calcext:value-type="float">
            <text:p>90</text:p>
          </table:table-cell>
          <table:table-cell table:formula="of:=IF(ABS([.G384])&lt;ABS([.H384]);[.G384]/[.D384];[.F384])" office:value-type="float" office:value="-24.115427318801" calcext:value-type="float">
            <text:p>-24.1154273188</text:p>
          </table:table-cell>
          <table:table-cell table:formula="of:=[.$E$9]+[.I384]" office:value-type="float" office:value="1110" calcext:value-type="float">
            <text:p>1110</text:p>
          </table:table-cell>
          <table:table-cell table:formula="of:=[.$F$9]+[.J384]" office:value-type="float" office:value="1785.8845726812" calcext:value-type="float">
            <text:p>1785.8845726812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RADIANS([.A385])" office:value-type="float" office:value="6.03883921190038" calcext:value-type="float">
            <text:p>6.0388392119</text:p>
          </table:table-cell>
          <table:table-cell table:formula="of:=SIN([.B385])" office:value-type="float" office:value="-0.241921895599668" calcext:value-type="float">
            <text:p>-0.2419218956</text:p>
          </table:table-cell>
          <table:table-cell table:formula="of:=COS([.B385])" office:value-type="float" office:value="0.970295726275996" calcext:value-type="float">
            <text:p>0.9702957263</text:p>
          </table:table-cell>
          <table:table-cell table:formula="of:=([.$B$8] + [$Sheet1.$B$19])/IF([.D385]&gt;0;2;-2)" office:value-type="float" office:value="90" calcext:value-type="float">
            <text:p>90</text:p>
          </table:table-cell>
          <table:table-cell table:formula="of:=([.$B$9] + [$Sheet1.$B$19])/IF([.C385]&gt;0;2;-2)" office:value-type="float" office:value="-40" calcext:value-type="float">
            <text:p>-40</text:p>
          </table:table-cell>
          <table:table-cell table:formula="of:=[.E385]*[.C385]" office:value-type="float" office:value="-21.7729706039701" calcext:value-type="float">
            <text:p>-21.772970604</text:p>
          </table:table-cell>
          <table:table-cell table:formula="of:=[.F385]*[.D385]" office:value-type="float" office:value="-38.8118290510399" calcext:value-type="float">
            <text:p>-38.811829051</text:p>
          </table:table-cell>
          <table:table-cell table:formula="of:=IF(ABS([.G385])&lt;ABS([.H385]); [.E385];[.H385]/[.C385])" office:value-type="float" office:value="90" calcext:value-type="float">
            <text:p>90</text:p>
          </table:table-cell>
          <table:table-cell table:formula="of:=IF(ABS([.G385])&lt;ABS([.H385]);[.G385]/[.D385];[.F385])" office:value-type="float" office:value="-22.4395202558863" calcext:value-type="float">
            <text:p>-22.4395202559</text:p>
          </table:table-cell>
          <table:table-cell table:formula="of:=[.$E$9]+[.I385]" office:value-type="float" office:value="1110" calcext:value-type="float">
            <text:p>1110</text:p>
          </table:table-cell>
          <table:table-cell table:formula="of:=[.$F$9]+[.J385]" office:value-type="float" office:value="1787.56047974411" calcext:value-type="float">
            <text:p>1787.5604797441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RADIANS([.A386])" office:value-type="float" office:value="6.05629250442032" calcext:value-type="float">
            <text:p>6.0562925044</text:p>
          </table:table-cell>
          <table:table-cell table:formula="of:=SIN([.B386])" office:value-type="float" office:value="-0.224951054343865" calcext:value-type="float">
            <text:p>-0.2249510543</text:p>
          </table:table-cell>
          <table:table-cell table:formula="of:=COS([.B386])" office:value-type="float" office:value="0.974370064785235" calcext:value-type="float">
            <text:p>0.9743700648</text:p>
          </table:table-cell>
          <table:table-cell table:formula="of:=([.$B$8] + [$Sheet1.$B$19])/IF([.D386]&gt;0;2;-2)" office:value-type="float" office:value="90" calcext:value-type="float">
            <text:p>90</text:p>
          </table:table-cell>
          <table:table-cell table:formula="of:=([.$B$9] + [$Sheet1.$B$19])/IF([.C386]&gt;0;2;-2)" office:value-type="float" office:value="-40" calcext:value-type="float">
            <text:p>-40</text:p>
          </table:table-cell>
          <table:table-cell table:formula="of:=[.E386]*[.C386]" office:value-type="float" office:value="-20.2455948909479" calcext:value-type="float">
            <text:p>-20.2455948909</text:p>
          </table:table-cell>
          <table:table-cell table:formula="of:=[.F386]*[.D386]" office:value-type="float" office:value="-38.9748025914094" calcext:value-type="float">
            <text:p>-38.9748025914</text:p>
          </table:table-cell>
          <table:table-cell table:formula="of:=IF(ABS([.G386])&lt;ABS([.H386]); [.E386];[.H386]/[.C386])" office:value-type="float" office:value="90" calcext:value-type="float">
            <text:p>90</text:p>
          </table:table-cell>
          <table:table-cell table:formula="of:=IF(ABS([.G386])&lt;ABS([.H386]);[.G386]/[.D386];[.F386])" office:value-type="float" office:value="-20.7781372013007" calcext:value-type="float">
            <text:p>-20.7781372013</text:p>
          </table:table-cell>
          <table:table-cell table:formula="of:=[.$E$9]+[.I386]" office:value-type="float" office:value="1110" calcext:value-type="float">
            <text:p>1110</text:p>
          </table:table-cell>
          <table:table-cell table:formula="of:=[.$F$9]+[.J386]" office:value-type="float" office:value="1789.2218627987" calcext:value-type="float">
            <text:p>1789.221862798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RADIANS([.A387])" office:value-type="float" office:value="6.07374579694027" calcext:value-type="float">
            <text:p>6.0737457969</text:p>
          </table:table-cell>
          <table:table-cell table:formula="of:=SIN([.B387])" office:value-type="float" office:value="-0.20791169081776" calcext:value-type="float">
            <text:p>-0.2079116908</text:p>
          </table:table-cell>
          <table:table-cell table:formula="of:=COS([.B387])" office:value-type="float" office:value="0.978147600733806" calcext:value-type="float">
            <text:p>0.9781476007</text:p>
          </table:table-cell>
          <table:table-cell table:formula="of:=([.$B$8] + [$Sheet1.$B$19])/IF([.D387]&gt;0;2;-2)" office:value-type="float" office:value="90" calcext:value-type="float">
            <text:p>90</text:p>
          </table:table-cell>
          <table:table-cell table:formula="of:=([.$B$9] + [$Sheet1.$B$19])/IF([.C387]&gt;0;2;-2)" office:value-type="float" office:value="-40" calcext:value-type="float">
            <text:p>-40</text:p>
          </table:table-cell>
          <table:table-cell table:formula="of:=[.E387]*[.C387]" office:value-type="float" office:value="-18.7120521735984" calcext:value-type="float">
            <text:p>-18.7120521736</text:p>
          </table:table-cell>
          <table:table-cell table:formula="of:=[.F387]*[.D387]" office:value-type="float" office:value="-39.1259040293522" calcext:value-type="float">
            <text:p>-39.1259040294</text:p>
          </table:table-cell>
          <table:table-cell table:formula="of:=IF(ABS([.G387])&lt;ABS([.H387]); [.E387];[.H387]/[.C387])" office:value-type="float" office:value="90" calcext:value-type="float">
            <text:p>90</text:p>
          </table:table-cell>
          <table:table-cell table:formula="of:=IF(ABS([.G387])&lt;ABS([.H387]);[.G387]/[.D387];[.F387])" office:value-type="float" office:value="-19.130090550302" calcext:value-type="float">
            <text:p>-19.1300905503</text:p>
          </table:table-cell>
          <table:table-cell table:formula="of:=[.$E$9]+[.I387]" office:value-type="float" office:value="1110" calcext:value-type="float">
            <text:p>1110</text:p>
          </table:table-cell>
          <table:table-cell table:formula="of:=[.$F$9]+[.J387]" office:value-type="float" office:value="1790.8699094497" calcext:value-type="float">
            <text:p>1790.8699094497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RADIANS([.A388])" office:value-type="float" office:value="6.09119908946021" calcext:value-type="float">
            <text:p>6.0911990895</text:p>
          </table:table-cell>
          <table:table-cell table:formula="of:=SIN([.B388])" office:value-type="float" office:value="-0.190808995376545" calcext:value-type="float">
            <text:p>-0.1908089954</text:p>
          </table:table-cell>
          <table:table-cell table:formula="of:=COS([.B388])" office:value-type="float" office:value="0.981627183447664" calcext:value-type="float">
            <text:p>0.9816271834</text:p>
          </table:table-cell>
          <table:table-cell table:formula="of:=([.$B$8] + [$Sheet1.$B$19])/IF([.D388]&gt;0;2;-2)" office:value-type="float" office:value="90" calcext:value-type="float">
            <text:p>90</text:p>
          </table:table-cell>
          <table:table-cell table:formula="of:=([.$B$9] + [$Sheet1.$B$19])/IF([.C388]&gt;0;2;-2)" office:value-type="float" office:value="-40" calcext:value-type="float">
            <text:p>-40</text:p>
          </table:table-cell>
          <table:table-cell table:formula="of:=[.E388]*[.C388]" office:value-type="float" office:value="-17.172809583889" calcext:value-type="float">
            <text:p>-17.1728095839</text:p>
          </table:table-cell>
          <table:table-cell table:formula="of:=[.F388]*[.D388]" office:value-type="float" office:value="-39.2650873379066" calcext:value-type="float">
            <text:p>-39.2650873379</text:p>
          </table:table-cell>
          <table:table-cell table:formula="of:=IF(ABS([.G388])&lt;ABS([.H388]); [.E388];[.H388]/[.C388])" office:value-type="float" office:value="90" calcext:value-type="float">
            <text:p>90</text:p>
          </table:table-cell>
          <table:table-cell table:formula="of:=IF(ABS([.G388])&lt;ABS([.H388]);[.G388]/[.D388];[.F388])" office:value-type="float" office:value="-17.4942278223946" calcext:value-type="float">
            <text:p>-17.4942278224</text:p>
          </table:table-cell>
          <table:table-cell table:formula="of:=[.$E$9]+[.I388]" office:value-type="float" office:value="1110" calcext:value-type="float">
            <text:p>1110</text:p>
          </table:table-cell>
          <table:table-cell table:formula="of:=[.$F$9]+[.J388]" office:value-type="float" office:value="1792.50577217761" calcext:value-type="float">
            <text:p>1792.5057721776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RADIANS([.A389])" office:value-type="float" office:value="6.10865238198015" calcext:value-type="float">
            <text:p>6.108652382</text:p>
          </table:table-cell>
          <table:table-cell table:formula="of:=SIN([.B389])" office:value-type="float" office:value="-0.17364817766693" calcext:value-type="float">
            <text:p>-0.1736481777</text:p>
          </table:table-cell>
          <table:table-cell table:formula="of:=COS([.B389])" office:value-type="float" office:value="0.984807753012208" calcext:value-type="float">
            <text:p>0.984807753</text:p>
          </table:table-cell>
          <table:table-cell table:formula="of:=([.$B$8] + [$Sheet1.$B$19])/IF([.D389]&gt;0;2;-2)" office:value-type="float" office:value="90" calcext:value-type="float">
            <text:p>90</text:p>
          </table:table-cell>
          <table:table-cell table:formula="of:=([.$B$9] + [$Sheet1.$B$19])/IF([.C389]&gt;0;2;-2)" office:value-type="float" office:value="-40" calcext:value-type="float">
            <text:p>-40</text:p>
          </table:table-cell>
          <table:table-cell table:formula="of:=[.E389]*[.C389]" office:value-type="float" office:value="-15.6283359900237" calcext:value-type="float">
            <text:p>-15.62833599</text:p>
          </table:table-cell>
          <table:table-cell table:formula="of:=[.F389]*[.D389]" office:value-type="float" office:value="-39.3923101204883" calcext:value-type="float">
            <text:p>-39.3923101205</text:p>
          </table:table-cell>
          <table:table-cell table:formula="of:=IF(ABS([.G389])&lt;ABS([.H389]); [.E389];[.H389]/[.C389])" office:value-type="float" office:value="90" calcext:value-type="float">
            <text:p>90</text:p>
          </table:table-cell>
          <table:table-cell table:formula="of:=IF(ABS([.G389])&lt;ABS([.H389]);[.G389]/[.D389];[.F389])" office:value-type="float" office:value="-15.8694282637619" calcext:value-type="float">
            <text:p>-15.8694282638</text:p>
          </table:table-cell>
          <table:table-cell table:formula="of:=[.$E$9]+[.I389]" office:value-type="float" office:value="1110" calcext:value-type="float">
            <text:p>1110</text:p>
          </table:table-cell>
          <table:table-cell table:formula="of:=[.$F$9]+[.J389]" office:value-type="float" office:value="1794.13057173624" calcext:value-type="float">
            <text:p>1794.1305717362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RADIANS([.A390])" office:value-type="float" office:value="6.1261056745001" calcext:value-type="float">
            <text:p>6.1261056745</text:p>
          </table:table-cell>
          <table:table-cell table:formula="of:=SIN([.B390])" office:value-type="float" office:value="-0.156434465040231" calcext:value-type="float">
            <text:p>-0.156434465</text:p>
          </table:table-cell>
          <table:table-cell table:formula="of:=COS([.B390])" office:value-type="float" office:value="0.987688340595138" calcext:value-type="float">
            <text:p>0.9876883406</text:p>
          </table:table-cell>
          <table:table-cell table:formula="of:=([.$B$8] + [$Sheet1.$B$19])/IF([.D390]&gt;0;2;-2)" office:value-type="float" office:value="90" calcext:value-type="float">
            <text:p>90</text:p>
          </table:table-cell>
          <table:table-cell table:formula="of:=([.$B$9] + [$Sheet1.$B$19])/IF([.C390]&gt;0;2;-2)" office:value-type="float" office:value="-40" calcext:value-type="float">
            <text:p>-40</text:p>
          </table:table-cell>
          <table:table-cell table:formula="of:=[.E390]*[.C390]" office:value-type="float" office:value="-14.0791018536208" calcext:value-type="float">
            <text:p>-14.0791018536</text:p>
          </table:table-cell>
          <table:table-cell table:formula="of:=[.F390]*[.D390]" office:value-type="float" office:value="-39.5075336238055" calcext:value-type="float">
            <text:p>-39.5075336238</text:p>
          </table:table-cell>
          <table:table-cell table:formula="of:=IF(ABS([.G390])&lt;ABS([.H390]); [.E390];[.H390]/[.C390])" office:value-type="float" office:value="90" calcext:value-type="float">
            <text:p>90</text:p>
          </table:table-cell>
          <table:table-cell table:formula="of:=IF(ABS([.G390])&lt;ABS([.H390]);[.G390]/[.D390];[.F390])" office:value-type="float" office:value="-14.2545996292083" calcext:value-type="float">
            <text:p>-14.2545996292</text:p>
          </table:table-cell>
          <table:table-cell table:formula="of:=[.$E$9]+[.I390]" office:value-type="float" office:value="1110" calcext:value-type="float">
            <text:p>1110</text:p>
          </table:table-cell>
          <table:table-cell table:formula="of:=[.$F$9]+[.J390]" office:value-type="float" office:value="1795.74540037079" calcext:value-type="float">
            <text:p>1795.7454003708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RADIANS([.A391])" office:value-type="float" office:value="6.14355896702004" calcext:value-type="float">
            <text:p>6.143558967</text:p>
          </table:table-cell>
          <table:table-cell table:formula="of:=SIN([.B391])" office:value-type="float" office:value="-0.139173100960066" calcext:value-type="float">
            <text:p>-0.139173101</text:p>
          </table:table-cell>
          <table:table-cell table:formula="of:=COS([.B391])" office:value-type="float" office:value="0.99026806874157" calcext:value-type="float">
            <text:p>0.9902680687</text:p>
          </table:table-cell>
          <table:table-cell table:formula="of:=([.$B$8] + [$Sheet1.$B$19])/IF([.D391]&gt;0;2;-2)" office:value-type="float" office:value="90" calcext:value-type="float">
            <text:p>90</text:p>
          </table:table-cell>
          <table:table-cell table:formula="of:=([.$B$9] + [$Sheet1.$B$19])/IF([.C391]&gt;0;2;-2)" office:value-type="float" office:value="-40" calcext:value-type="float">
            <text:p>-40</text:p>
          </table:table-cell>
          <table:table-cell table:formula="of:=[.E391]*[.C391]" office:value-type="float" office:value="-12.5255790864059" calcext:value-type="float">
            <text:p>-12.5255790864</text:p>
          </table:table-cell>
          <table:table-cell table:formula="of:=[.F391]*[.D391]" office:value-type="float" office:value="-39.6107227496628" calcext:value-type="float">
            <text:p>-39.6107227497</text:p>
          </table:table-cell>
          <table:table-cell table:formula="of:=IF(ABS([.G391])&lt;ABS([.H391]); [.E391];[.H391]/[.C391])" office:value-type="float" office:value="90" calcext:value-type="float">
            <text:p>90</text:p>
          </table:table-cell>
          <table:table-cell table:formula="of:=IF(ABS([.G391])&lt;ABS([.H391]);[.G391]/[.D391];[.F391])" office:value-type="float" office:value="-12.6486751232153" calcext:value-type="float">
            <text:p>-12.6486751232</text:p>
          </table:table-cell>
          <table:table-cell table:formula="of:=[.$E$9]+[.I391]" office:value-type="float" office:value="1110" calcext:value-type="float">
            <text:p>1110</text:p>
          </table:table-cell>
          <table:table-cell table:formula="of:=[.$F$9]+[.J391]" office:value-type="float" office:value="1797.35132487678" calcext:value-type="float">
            <text:p>1797.3513248768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RADIANS([.A392])" office:value-type="float" office:value="6.16101225953998" calcext:value-type="float">
            <text:p>6.1610122595</text:p>
          </table:table-cell>
          <table:table-cell table:formula="of:=SIN([.B392])" office:value-type="float" office:value="-0.121869343405147" calcext:value-type="float">
            <text:p>-0.1218693434</text:p>
          </table:table-cell>
          <table:table-cell table:formula="of:=COS([.B392])" office:value-type="float" office:value="0.992546151641322" calcext:value-type="float">
            <text:p>0.9925461516</text:p>
          </table:table-cell>
          <table:table-cell table:formula="of:=([.$B$8] + [$Sheet1.$B$19])/IF([.D392]&gt;0;2;-2)" office:value-type="float" office:value="90" calcext:value-type="float">
            <text:p>90</text:p>
          </table:table-cell>
          <table:table-cell table:formula="of:=([.$B$9] + [$Sheet1.$B$19])/IF([.C392]&gt;0;2;-2)" office:value-type="float" office:value="-40" calcext:value-type="float">
            <text:p>-40</text:p>
          </table:table-cell>
          <table:table-cell table:formula="of:=[.E392]*[.C392]" office:value-type="float" office:value="-10.9682409064633" calcext:value-type="float">
            <text:p>-10.9682409065</text:p>
          </table:table-cell>
          <table:table-cell table:formula="of:=[.F392]*[.D392]" office:value-type="float" office:value="-39.7018460656529" calcext:value-type="float">
            <text:p>-39.7018460657</text:p>
          </table:table-cell>
          <table:table-cell table:formula="of:=IF(ABS([.G392])&lt;ABS([.H392]); [.E392];[.H392]/[.C392])" office:value-type="float" office:value="90" calcext:value-type="float">
            <text:p>90</text:p>
          </table:table-cell>
          <table:table-cell table:formula="of:=IF(ABS([.G392])&lt;ABS([.H392]);[.G392]/[.D392];[.F392])" office:value-type="float" office:value="-11.0506104812614" calcext:value-type="float">
            <text:p>-11.0506104813</text:p>
          </table:table-cell>
          <table:table-cell table:formula="of:=[.$E$9]+[.I392]" office:value-type="float" office:value="1110" calcext:value-type="float">
            <text:p>1110</text:p>
          </table:table-cell>
          <table:table-cell table:formula="of:=[.$F$9]+[.J392]" office:value-type="float" office:value="1798.94938951874" calcext:value-type="float">
            <text:p>1798.9493895187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RADIANS([.A393])" office:value-type="float" office:value="6.17846555205993" calcext:value-type="float">
            <text:p>6.1784655521</text:p>
          </table:table-cell>
          <table:table-cell table:formula="of:=SIN([.B393])" office:value-type="float" office:value="-0.104528463267653" calcext:value-type="float">
            <text:p>-0.1045284633</text:p>
          </table:table-cell>
          <table:table-cell table:formula="of:=COS([.B393])" office:value-type="float" office:value="0.994521895368273" calcext:value-type="float">
            <text:p>0.9945218954</text:p>
          </table:table-cell>
          <table:table-cell table:formula="of:=([.$B$8] + [$Sheet1.$B$19])/IF([.D393]&gt;0;2;-2)" office:value-type="float" office:value="90" calcext:value-type="float">
            <text:p>90</text:p>
          </table:table-cell>
          <table:table-cell table:formula="of:=([.$B$9] + [$Sheet1.$B$19])/IF([.C393]&gt;0;2;-2)" office:value-type="float" office:value="-40" calcext:value-type="float">
            <text:p>-40</text:p>
          </table:table-cell>
          <table:table-cell table:formula="of:=[.E393]*[.C393]" office:value-type="float" office:value="-9.40756169408881" calcext:value-type="float">
            <text:p>-9.4075616941</text:p>
          </table:table-cell>
          <table:table-cell table:formula="of:=[.F393]*[.D393]" office:value-type="float" office:value="-39.7808758147309" calcext:value-type="float">
            <text:p>-39.7808758147</text:p>
          </table:table-cell>
          <table:table-cell table:formula="of:=IF(ABS([.G393])&lt;ABS([.H393]); [.E393];[.H393]/[.C393])" office:value-type="float" office:value="90" calcext:value-type="float">
            <text:p>90</text:p>
          </table:table-cell>
          <table:table-cell table:formula="of:=IF(ABS([.G393])&lt;ABS([.H393]);[.G393]/[.D393];[.F393])" office:value-type="float" office:value="-9.45938117391088" calcext:value-type="float">
            <text:p>-9.4593811739</text:p>
          </table:table-cell>
          <table:table-cell table:formula="of:=[.$E$9]+[.I393]" office:value-type="float" office:value="1110" calcext:value-type="float">
            <text:p>1110</text:p>
          </table:table-cell>
          <table:table-cell table:formula="of:=[.$F$9]+[.J393]" office:value-type="float" office:value="1800.54061882609" calcext:value-type="float">
            <text:p>1800.5406188261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RADIANS([.A394])" office:value-type="float" office:value="6.19591884457987" calcext:value-type="float">
            <text:p>6.1959188446</text:p>
          </table:table-cell>
          <table:table-cell table:formula="of:=SIN([.B394])" office:value-type="float" office:value="-0.0871557427476583" calcext:value-type="float">
            <text:p>-0.0871557427</text:p>
          </table:table-cell>
          <table:table-cell table:formula="of:=COS([.B394])" office:value-type="float" office:value="0.996194698091746" calcext:value-type="float">
            <text:p>0.9961946981</text:p>
          </table:table-cell>
          <table:table-cell table:formula="of:=([.$B$8] + [$Sheet1.$B$19])/IF([.D394]&gt;0;2;-2)" office:value-type="float" office:value="90" calcext:value-type="float">
            <text:p>90</text:p>
          </table:table-cell>
          <table:table-cell table:formula="of:=([.$B$9] + [$Sheet1.$B$19])/IF([.C394]&gt;0;2;-2)" office:value-type="float" office:value="-40" calcext:value-type="float">
            <text:p>-40</text:p>
          </table:table-cell>
          <table:table-cell table:formula="of:=[.E394]*[.C394]" office:value-type="float" office:value="-7.84401684728925" calcext:value-type="float">
            <text:p>-7.8440168473</text:p>
          </table:table-cell>
          <table:table-cell table:formula="of:=[.F394]*[.D394]" office:value-type="float" office:value="-39.8477879236698" calcext:value-type="float">
            <text:p>-39.8477879237</text:p>
          </table:table-cell>
          <table:table-cell table:formula="of:=IF(ABS([.G394])&lt;ABS([.H394]); [.E394];[.H394]/[.C394])" office:value-type="float" office:value="90" calcext:value-type="float">
            <text:p>90</text:p>
          </table:table-cell>
          <table:table-cell table:formula="of:=IF(ABS([.G394])&lt;ABS([.H394]);[.G394]/[.D394];[.F394])" office:value-type="float" office:value="-7.87397971733317" calcext:value-type="float">
            <text:p>-7.8739797173</text:p>
          </table:table-cell>
          <table:table-cell table:formula="of:=[.$E$9]+[.I394]" office:value-type="float" office:value="1110" calcext:value-type="float">
            <text:p>1110</text:p>
          </table:table-cell>
          <table:table-cell table:formula="of:=[.$F$9]+[.J394]" office:value-type="float" office:value="1802.12602028267" calcext:value-type="float">
            <text:p>1802.1260202827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RADIANS([.A395])" office:value-type="float" office:value="6.21337213709981" calcext:value-type="float">
            <text:p>6.2133721371</text:p>
          </table:table-cell>
          <table:table-cell table:formula="of:=SIN([.B395])" office:value-type="float" office:value="-0.0697564737441256" calcext:value-type="float">
            <text:p>-0.0697564737</text:p>
          </table:table-cell>
          <table:table-cell table:formula="of:=COS([.B395])" office:value-type="float" office:value="0.997564050259824" calcext:value-type="float">
            <text:p>0.9975640503</text:p>
          </table:table-cell>
          <table:table-cell table:formula="of:=([.$B$8] + [$Sheet1.$B$19])/IF([.D395]&gt;0;2;-2)" office:value-type="float" office:value="90" calcext:value-type="float">
            <text:p>90</text:p>
          </table:table-cell>
          <table:table-cell table:formula="of:=([.$B$9] + [$Sheet1.$B$19])/IF([.C395]&gt;0;2;-2)" office:value-type="float" office:value="-40" calcext:value-type="float">
            <text:p>-40</text:p>
          </table:table-cell>
          <table:table-cell table:formula="of:=[.E395]*[.C395]" office:value-type="float" office:value="-6.27808263697131" calcext:value-type="float">
            <text:p>-6.278082637</text:p>
          </table:table-cell>
          <table:table-cell table:formula="of:=[.F395]*[.D395]" office:value-type="float" office:value="-39.902562010393" calcext:value-type="float">
            <text:p>-39.9025620104</text:p>
          </table:table-cell>
          <table:table-cell table:formula="of:=IF(ABS([.G395])&lt;ABS([.H395]); [.E395];[.H395]/[.C395])" office:value-type="float" office:value="90" calcext:value-type="float">
            <text:p>90</text:p>
          </table:table-cell>
          <table:table-cell table:formula="of:=IF(ABS([.G395])&lt;ABS([.H395]);[.G395]/[.D395];[.F395])" office:value-type="float" office:value="-6.29341307491597" calcext:value-type="float">
            <text:p>-6.2934130749</text:p>
          </table:table-cell>
          <table:table-cell table:formula="of:=[.$E$9]+[.I395]" office:value-type="float" office:value="1110" calcext:value-type="float">
            <text:p>1110</text:p>
          </table:table-cell>
          <table:table-cell table:formula="of:=[.$F$9]+[.J395]" office:value-type="float" office:value="1803.70658692508" calcext:value-type="float">
            <text:p>1803.7065869251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RADIANS([.A396])" office:value-type="float" office:value="6.23082542961976" calcext:value-type="float">
            <text:p>6.2308254296</text:p>
          </table:table-cell>
          <table:table-cell table:formula="of:=SIN([.B396])" office:value-type="float" office:value="-0.0523359562429444" calcext:value-type="float">
            <text:p>-0.0523359562</text:p>
          </table:table-cell>
          <table:table-cell table:formula="of:=COS([.B396])" office:value-type="float" office:value="0.998629534754574" calcext:value-type="float">
            <text:p>0.9986295348</text:p>
          </table:table-cell>
          <table:table-cell table:formula="of:=([.$B$8] + [$Sheet1.$B$19])/IF([.D396]&gt;0;2;-2)" office:value-type="float" office:value="90" calcext:value-type="float">
            <text:p>90</text:p>
          </table:table-cell>
          <table:table-cell table:formula="of:=([.$B$9] + [$Sheet1.$B$19])/IF([.C396]&gt;0;2;-2)" office:value-type="float" office:value="-40" calcext:value-type="float">
            <text:p>-40</text:p>
          </table:table-cell>
          <table:table-cell table:formula="of:=[.E396]*[.C396]" office:value-type="float" office:value="-4.71023606186499" calcext:value-type="float">
            <text:p>-4.7102360619</text:p>
          </table:table-cell>
          <table:table-cell table:formula="of:=[.F396]*[.D396]" office:value-type="float" office:value="-39.945181390183" calcext:value-type="float">
            <text:p>-39.9451813902</text:p>
          </table:table-cell>
          <table:table-cell table:formula="of:=IF(ABS([.G396])&lt;ABS([.H396]); [.E396];[.H396]/[.C396])" office:value-type="float" office:value="90" calcext:value-type="float">
            <text:p>90</text:p>
          </table:table-cell>
          <table:table-cell table:formula="of:=IF(ABS([.G396])&lt;ABS([.H396]);[.G396]/[.D396];[.F396])" office:value-type="float" office:value="-4.71670013547376" calcext:value-type="float">
            <text:p>-4.7167001355</text:p>
          </table:table-cell>
          <table:table-cell table:formula="of:=[.$E$9]+[.I396]" office:value-type="float" office:value="1110" calcext:value-type="float">
            <text:p>1110</text:p>
          </table:table-cell>
          <table:table-cell table:formula="of:=[.$F$9]+[.J396]" office:value-type="float" office:value="1805.28329986453" calcext:value-type="float">
            <text:p>1805.2832998645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RADIANS([.A397])" office:value-type="float" office:value="6.2482787221397" calcext:value-type="float">
            <text:p>6.2482787221</text:p>
          </table:table-cell>
          <table:table-cell table:formula="of:=SIN([.B397])" office:value-type="float" office:value="-0.0348994967025008" calcext:value-type="float">
            <text:p>-0.0348994967</text:p>
          </table:table-cell>
          <table:table-cell table:formula="of:=COS([.B397])" office:value-type="float" office:value="0.999390827019096" calcext:value-type="float">
            <text:p>0.999390827</text:p>
          </table:table-cell>
          <table:table-cell table:formula="of:=([.$B$8] + [$Sheet1.$B$19])/IF([.D397]&gt;0;2;-2)" office:value-type="float" office:value="90" calcext:value-type="float">
            <text:p>90</text:p>
          </table:table-cell>
          <table:table-cell table:formula="of:=([.$B$9] + [$Sheet1.$B$19])/IF([.C397]&gt;0;2;-2)" office:value-type="float" office:value="-40" calcext:value-type="float">
            <text:p>-40</text:p>
          </table:table-cell>
          <table:table-cell table:formula="of:=[.E397]*[.C397]" office:value-type="float" office:value="-3.14095470322507" calcext:value-type="float">
            <text:p>-3.1409547032</text:p>
          </table:table-cell>
          <table:table-cell table:formula="of:=[.F397]*[.D397]" office:value-type="float" office:value="-39.9756330807638" calcext:value-type="float">
            <text:p>-39.9756330808</text:p>
          </table:table-cell>
          <table:table-cell table:formula="of:=IF(ABS([.G397])&lt;ABS([.H397]); [.E397];[.H397]/[.C397])" office:value-type="float" office:value="90" calcext:value-type="float">
            <text:p>90</text:p>
          </table:table-cell>
          <table:table-cell table:formula="of:=IF(ABS([.G397])&lt;ABS([.H397]);[.G397]/[.D397];[.F397])" office:value-type="float" office:value="-3.14286925425728" calcext:value-type="float">
            <text:p>-3.1428692543</text:p>
          </table:table-cell>
          <table:table-cell table:formula="of:=[.$E$9]+[.I397]" office:value-type="float" office:value="1110" calcext:value-type="float">
            <text:p>1110</text:p>
          </table:table-cell>
          <table:table-cell table:formula="of:=[.$F$9]+[.J397]" office:value-type="float" office:value="1806.85713074574" calcext:value-type="float">
            <text:p>1806.85713074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RADIANS([.A398])" office:value-type="float" office:value="6.26573201465964" calcext:value-type="float">
            <text:p>6.2657320147</text:p>
          </table:table-cell>
          <table:table-cell table:formula="of:=SIN([.B398])" office:value-type="float" office:value="-0.0174524064372836" calcext:value-type="float">
            <text:p>-0.0174524064</text:p>
          </table:table-cell>
          <table:table-cell table:formula="of:=COS([.B398])" office:value-type="float" office:value="0.999847695156391" calcext:value-type="float">
            <text:p>0.9998476952</text:p>
          </table:table-cell>
          <table:table-cell table:formula="of:=([.$B$8] + [$Sheet1.$B$19])/IF([.D398]&gt;0;2;-2)" office:value-type="float" office:value="90" calcext:value-type="float">
            <text:p>90</text:p>
          </table:table-cell>
          <table:table-cell table:formula="of:=([.$B$9] + [$Sheet1.$B$19])/IF([.C398]&gt;0;2;-2)" office:value-type="float" office:value="-40" calcext:value-type="float">
            <text:p>-40</text:p>
          </table:table-cell>
          <table:table-cell table:formula="of:=[.E398]*[.C398]" office:value-type="float" office:value="-1.57071657935552" calcext:value-type="float">
            <text:p>-1.5707165794</text:p>
          </table:table-cell>
          <table:table-cell table:formula="of:=[.F398]*[.D398]" office:value-type="float" office:value="-39.9939078062556" calcext:value-type="float">
            <text:p>-39.9939078063</text:p>
          </table:table-cell>
          <table:table-cell table:formula="of:=IF(ABS([.G398])&lt;ABS([.H398]); [.E398];[.H398]/[.C398])" office:value-type="float" office:value="90" calcext:value-type="float">
            <text:p>90</text:p>
          </table:table-cell>
          <table:table-cell table:formula="of:=IF(ABS([.G398])&lt;ABS([.H398]);[.G398]/[.D398];[.F398])" office:value-type="float" office:value="-1.57095584353959" calcext:value-type="float">
            <text:p>-1.5709558435</text:p>
          </table:table-cell>
          <table:table-cell table:formula="of:=[.$E$9]+[.I398]" office:value-type="float" office:value="1110" calcext:value-type="float">
            <text:p>1110</text:p>
          </table:table-cell>
          <table:table-cell table:formula="of:=[.$F$9]+[.J398]" office:value-type="float" office:value="1808.42904415646" calcext:value-type="float">
            <text:p>1808.4290441565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RADIANS([.A399])" office:value-type="float" office:value="6.28318530717959" calcext:value-type="float">
            <text:p>6.2831853072</text:p>
          </table:table-cell>
          <table:table-cell table:formula="of:=SIN([.B399])" office:value-type="float" office:value="-2.44929359829471E-016" calcext:value-type="float">
            <text:p>-2.44929359829471E-16</text:p>
          </table:table-cell>
          <table:table-cell table:formula="of:=COS([.B399])" office:value-type="float" office:value="1" calcext:value-type="float">
            <text:p>1</text:p>
          </table:table-cell>
          <table:table-cell table:formula="of:=([.$B$8] + [$Sheet1.$B$19])/IF([.D399]&gt;0;2;-2)" office:value-type="float" office:value="90" calcext:value-type="float">
            <text:p>90</text:p>
          </table:table-cell>
          <table:table-cell table:formula="of:=([.$B$9] + [$Sheet1.$B$19])/IF([.C399]&gt;0;2;-2)" office:value-type="float" office:value="-40" calcext:value-type="float">
            <text:p>-40</text:p>
          </table:table-cell>
          <table:table-cell table:formula="of:=[.E399]*[.C399]" office:value-type="float" office:value="-0.0000000000000220436423846524" calcext:value-type="float">
            <text:p>-2.20436423846524E-14</text:p>
          </table:table-cell>
          <table:table-cell table:formula="of:=[.F399]*[.D399]" office:value-type="float" office:value="-40" calcext:value-type="float">
            <text:p>-40</text:p>
          </table:table-cell>
          <table:table-cell table:formula="of:=IF(ABS([.G399])&lt;ABS([.H399]); [.E399];[.H399]/[.C399])" office:value-type="float" office:value="90" calcext:value-type="float">
            <text:p>90</text:p>
          </table:table-cell>
          <table:table-cell table:formula="of:=IF(ABS([.G399])&lt;ABS([.H399]);[.G399]/[.D399];[.F399])" office:value-type="float" office:value="-0.0000000000000220436423846524" calcext:value-type="float">
            <text:p>-2.20436423846524E-14</text:p>
          </table:table-cell>
          <table:table-cell table:formula="of:=[.$E$9]+[.I399]" office:value-type="float" office:value="1110" calcext:value-type="float">
            <text:p>1110</text:p>
          </table:table-cell>
          <table:table-cell table:formula="of:=[.$F$9]+[.J399]"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DIANS([.A400])" office:value-type="float" office:value="0" calcext:value-type="float">
            <text:p>0</text:p>
          </table:table-cell>
          <table:table-cell table:formula="of:=SIN([.B400])" office:value-type="float" office:value="0" calcext:value-type="float">
            <text:p>0</text:p>
          </table:table-cell>
          <table:table-cell table:formula="of:=COS([.B400])" office:value-type="float" office:value="1" calcext:value-type="float">
            <text:p>1</text:p>
          </table:table-cell>
          <table:table-cell table:formula="of:=([.$B$8] + [$Sheet1.$B$19])/IF([.D400]&gt;0;2;-2)" office:value-type="float" office:value="90" calcext:value-type="float">
            <text:p>90</text:p>
          </table:table-cell>
          <table:table-cell table:formula="of:=([.$B$9] + [$Sheet1.$B$19])/IF([.C400]&gt;0;2;-2)" office:value-type="float" office:value="-40" calcext:value-type="float">
            <text:p>-40</text:p>
          </table:table-cell>
          <table:table-cell table:formula="of:=[.E400]*[.C400]" office:value-type="float" office:value="0" calcext:value-type="float">
            <text:p>0</text:p>
          </table:table-cell>
          <table:table-cell table:formula="of:=[.F400]*[.D400]" office:value-type="float" office:value="-40" calcext:value-type="float">
            <text:p>-40</text:p>
          </table:table-cell>
          <table:table-cell table:formula="of:=IF(ABS([.G400])&lt;ABS([.H400]); [.E400];[.H400]/[.C400])" office:value-type="float" office:value="90" calcext:value-type="float">
            <text:p>90</text:p>
          </table:table-cell>
          <table:table-cell table:formula="of:=IF(ABS([.G400])&lt;ABS([.H400]);[.G400]/[.D400];[.F400])" office:value-type="float" office:value="0" calcext:value-type="float">
            <text:p>0</text:p>
          </table:table-cell>
          <table:table-cell table:formula="of:=[.$E$9]+[.I400]" office:value-type="float" office:value="1110" calcext:value-type="float">
            <text:p>1110</text:p>
          </table:table-cell>
          <table:table-cell table:formula="of:=[.$F$9]+[.J400]" office:value-type="float" office:value="1810" calcext:value-type="float">
            <text:p>18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00/00/0000</text:date>, <text:time style:data-style-name="N2" text:time-value="13:08:07.368193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3:38:33.127577559</meta:creation-date>
    <dc:date>2018-06-30T16:24:33.059192070</dc:date>
    <meta:editing-duration>PT5H4M28S</meta:editing-duration>
    <meta:editing-cycles>26</meta:editing-cycles>
    <meta:generator>LibreOffice/5.1.6.2$Linux_X86_64 LibreOffice_project/10m0$Build-2</meta:generator>
    <meta:document-statistic meta:table-count="2" meta:cell-count="47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629cm" svg:height="18.707cm" xlink:href=".." xlink:type="simple" chart:class="chart:scatter" chart:style-name="ch1">
        <chart:legend chart:legend-position="end" svg:x="22.136cm" svg:y="6.813cm" style:legend-expansion="high" chart:style-name="ch2"/>
        <chart:plot-area chart:style-name="ch3" table:cell-range-address="Sheet1.F24:Sheet1.F28 Sheet1.A62:Sheet1.B62 Sheet1.B63:Sheet1.B63 Sheet1.A64:Sheet1.A64 Sheet1.B65:Sheet1.B65 Sheet1.A66:Sheet1.A66 Sheet1.B67:Sheet1.B67 Sheet1.A39:Sheet1.A39 Sheet1.C39:Sheet1.C39 Sheet1.H54:Sheet1.H54 Sheet1.J55:Sheet1.J92 Sheet1.A15:Sheet1.A15 Sheet1.B17:Sheet1.B17 Sheet1.D16:Sheet1.D16 Sheet1.F17:Sheet1.F21 Sheet1.D9:Sheet1.D9 Sheet1.F10:Sheet1.F14 Sheet1.D2:Sheet1.D2 Sheet1.F3:Sheet1.F7 Sheet1.D23:Sheet1.D23" chart:data-source-has-labels="both" svg:x="0.531cm" svg:y="0.373cm" svg:width="21.044cm" svg:height="17.957cm">
          <chartooo:coordinate-region svg:x="1.523cm" svg:y="1.021cm" svg:width="19.68cm" svg:height="17.11cm"/>
          <chart:axis chart:dimension="x" chart:name="primary-x" chart:style-name="ch4" chartooo:axis-type="auto">
            <chart:categories table:cell-range-address="Sheet1.F24:Sheet1.F2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1.B63:Sheet1.B63" chart:label-cell-address="Sheet1.A62:Sheet1.A62" chart:class="chart:scatter">
            <chart:domain table:cell-range-address="Sheet1.B62:Sheet1.B62"/>
            <chart:data-point/>
          </chart:series>
          <chart:series chart:style-name="ch9" chart:values-cell-range-address="Sheet1.B65:Sheet1.B65" chart:label-cell-address="Sheet1.A64:Sheet1.A64" chart:class="chart:scatter">
            <chart:domain table:cell-range-address="Sheet1.B64:Sheet1.B64"/>
            <chart:data-point/>
          </chart:series>
          <chart:series chart:style-name="ch10" chart:values-cell-range-address="Sheet1.B67:Sheet1.B67" chart:label-cell-address="Sheet1.A66:Sheet1.A66" chart:class="chart:scatter">
            <chart:domain table:cell-range-address="Sheet1.B66:Sheet1.B66"/>
            <chart:data-point/>
          </chart:series>
          <chart:series chart:style-name="ch11" chart:values-cell-range-address="Sheet1.C39:Sheet1.C39" chart:label-cell-address="Sheet1.A39:Sheet1.A39" chart:class="chart:scatter">
            <chart:domain table:cell-range-address="Sheet1.B39:Sheet1.B39"/>
            <chart:data-point/>
          </chart:series>
          <chart:series chart:style-name="ch12" chart:values-cell-range-address="Sheet1.J55:Sheet1.J92" chart:label-cell-address="Sheet1.H54:Sheet1.H54" chart:class="chart:scatter">
            <chart:domain table:cell-range-address="Sheet1.I55:Sheet1.I92"/>
            <chart:data-point chart:repeated="38"/>
          </chart:series>
          <chart:series chart:style-name="ch13" chart:values-cell-range-address="Sheet1.B17:Sheet1.B17" chart:label-cell-address="Sheet1.A15:Sheet1.A15" chart:class="chart:scatter">
            <chart:domain table:cell-range-address="Sheet1.B16:Sheet1.B16"/>
            <chart:data-point/>
          </chart:series>
          <chart:series chart:style-name="ch14" chart:values-cell-range-address="Sheet1.F17:Sheet1.F21" chart:label-cell-address="Sheet1.D16:Sheet1.D16" chart:class="chart:scatter">
            <chart:domain table:cell-range-address="Sheet1.E17:Sheet1.E21"/>
            <chart:data-point chart:repeated="5"/>
          </chart:series>
          <chart:series chart:style-name="ch15" chart:values-cell-range-address="Sheet1.F10:Sheet1.F14" chart:label-cell-address="Sheet1.D9:Sheet1.D9" chart:class="chart:scatter">
            <chart:domain table:cell-range-address="Sheet1.E10:Sheet1.E14"/>
            <chart:data-point chart:repeated="5"/>
          </chart:series>
          <chart:series chart:style-name="ch16" chart:values-cell-range-address="Sheet1.F3:Sheet1.F7" chart:label-cell-address="Sheet1.D2:Sheet1.D2" chart:class="chart:scatter">
            <chart:domain table:cell-range-address="Sheet1.E3:Sheet1.E7"/>
            <chart:data-point chart:repeated="5"/>
          </chart:series>
          <chart:series chart:style-name="ch17" chart:values-cell-range-address="Sheet1.F24:Sheet1.F28" chart:label-cell-address="Sheet1.D23:Sheet1.D23" chart:class="chart:scatter">
            <chart:domain table:cell-range-address="Sheet1.E24:Sheet1.E28"/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88">
                <text:p>88</text:p>
                <draw:g>
                  <svg:desc>Sheet1.F24:Sheet1.F28</svg:desc>
                </draw:g>
              </table:table-cell>
              <table:table-cell office:value-type="float" office:value="1832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10">
                <text:p>1110</text:p>
                <draw:g>
                  <svg:desc>Sheet1.B62:Sheet1.B62</svg:desc>
                </draw:g>
              </table:table-cell>
            </table:table-row>
            <table:table-row>
              <table:table-cell office:value-type="string">
                <text:p>x1</text:p>
                <draw:g>
                  <svg:desc>Sheet1.A62:Sheet1.A62</svg:desc>
                </draw:g>
              </table:table-cell>
              <table:table-cell office:value-type="float" office:value="1850">
                <text:p>1850</text:p>
                <draw:g>
                  <svg:desc>Sheet1.B63:Sheet1.B6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40">
                <text:p>740</text:p>
                <draw:g>
                  <svg:desc>Sheet1.B64:Sheet1.B64</svg:desc>
                </draw:g>
              </table:table-cell>
            </table:table-row>
            <table:table-row>
              <table:table-cell office:value-type="string">
                <text:p>x2</text:p>
                <draw:g>
                  <svg:desc>Sheet1.A64:Sheet1.A64</svg:desc>
                </draw:g>
              </table:table-cell>
              <table:table-cell office:value-type="float" office:value="1340">
                <text:p>1340</text:p>
                <draw:g>
                  <svg:desc>Sheet1.B65:Sheet1.B6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20">
                <text:p>1120</text:p>
                <draw:g>
                  <svg:desc>Sheet1.B66:Sheet1.B66</svg:desc>
                </draw:g>
              </table:table-cell>
            </table:table-row>
            <table:table-row>
              <table:table-cell office:value-type="string">
                <text:p>x3</text:p>
                <draw:g>
                  <svg:desc>Sheet1.A66:Sheet1.A66</svg:desc>
                </draw:g>
              </table:table-cell>
              <table:table-cell office:value-type="float" office:value="1340">
                <text:p>1340</text:p>
                <draw:g>
                  <svg:desc>Sheet1.B67:Sheet1.B6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30">
                <text:p>930</text:p>
                <draw:g>
                  <svg:desc>Sheet1.B39:Sheet1.B39</svg:desc>
                </draw:g>
              </table:table-cell>
            </table:table-row>
            <table:table-row>
              <table:table-cell office:value-type="string">
                <text:p>Base Position</text:p>
                <draw:g>
                  <svg:desc>Sheet1.A39:Sheet1.A39</svg:desc>
                </draw:g>
              </table:table-cell>
              <table:table-cell office:value-type="float" office:value="1591.37254901961">
                <text:p>1591.37254901961</text:p>
                <draw:g>
                  <svg:desc>Sheet1.C39:Sheet1.C39</svg:desc>
                </draw:g>
              </table:table-cell>
            </table:table-row>
            <table:table-row>
              <table:table-cell office:value-type="string">
                <text:p>Column I</text:p>
                <draw:g>
                  <svg:desc/>
                </draw:g>
              </table:table-cell>
              <table:table-cell office:value-type="float" office:value="1245.10023548169">
                <text:p>1245.10023548169</text:p>
                <draw:g>
                  <svg:desc>Sheet1.I55:Sheet1.I92</svg:desc>
                </draw:g>
              </table:table-cell>
              <table:table-cell office:value-type="float" office:value="1240.31315488925">
                <text:p>1240.31315488925</text:p>
              </table:table-cell>
              <table:table-cell office:value-type="float" office:value="1226.09736613303">
                <text:p>1226.09736613303</text:p>
              </table:table-cell>
              <table:table-cell office:value-type="float" office:value="1202.88480875986">
                <text:p>1202.88480875986</text:p>
              </table:table-cell>
              <table:table-cell office:value-type="float" office:value="1171.3807845778">
                <text:p>1171.3807845778</text:p>
              </table:table-cell>
              <table:table-cell office:value-type="float" office:value="1132.54252741764">
                <text:p>1132.54252741764</text:p>
              </table:table-cell>
              <table:table-cell office:value-type="float" office:value="1087.55011806738">
                <text:p>1087.55011806738</text:p>
              </table:table-cell>
              <table:table-cell office:value-type="float" office:value="1037.77062811476">
                <text:p>1037.77062811476</text:p>
              </table:table-cell>
              <table:table-cell office:value-type="float" office:value="984.716582168909">
                <text:p>984.716582168909</text:p>
              </table:table-cell>
              <table:table-cell office:value-type="float" office:value="930.000000565573">
                <text:p>930.000000565573</text:p>
              </table:table-cell>
              <table:table-cell office:value-type="float" office:value="875.283418945051">
                <text:p>875.283418945051</text:p>
              </table:table-cell>
              <table:table-cell office:value-type="float" office:value="822.229372948168">
                <text:p>822.229372948168</text:p>
              </table:table-cell>
              <table:table-cell office:value-type="float" office:value="772.449882912223">
                <text:p>772.449882912223</text:p>
              </table:table-cell>
              <table:table-cell office:value-type="float" office:value="727.457473448871">
                <text:p>727.457473448871</text:p>
              </table:table-cell>
              <table:table-cell office:value-type="float" office:value="688.619216149283">
                <text:p>688.619216149283</text:p>
              </table:table-cell>
              <table:table-cell office:value-type="float" office:value="657.11519180571">
                <text:p>657.11519180571</text:p>
              </table:table-cell>
              <table:table-cell office:value-type="float" office:value="633.902634253844">
                <text:p>633.902634253844</text:p>
              </table:table-cell>
              <table:table-cell office:value-type="float" office:value="619.68684530717">
                <text:p>619.68684530717</text:p>
              </table:table-cell>
              <table:table-cell office:value-type="float" office:value="614.899764518312">
                <text:p>614.899764518312</text:p>
              </table:table-cell>
              <table:table-cell office:value-type="float" office:value="619.686844914328">
                <text:p>619.686844914328</text:p>
              </table:table-cell>
              <table:table-cell office:value-type="float" office:value="633.902633480096">
                <text:p>633.902633480096</text:p>
              </table:table-cell>
              <table:table-cell office:value-type="float" office:value="657.115190674565">
                <text:p>657.115190674565</text:p>
              </table:table-cell>
              <table:table-cell office:value-type="float" office:value="688.619214695111">
                <text:p>688.619214695111</text:p>
              </table:table-cell>
              <table:table-cell office:value-type="float" office:value="727.457471715857">
                <text:p>727.457471715857</text:p>
              </table:table-cell>
              <table:table-cell office:value-type="float" office:value="772.449880953023">
                <text:p>772.449880953023</text:p>
              </table:table-cell>
              <table:table-cell office:value-type="float" office:value="822.229370822312">
                <text:p>822.229370822312</text:p>
              </table:table-cell>
              <table:table-cell office:value-type="float" office:value="875.283416717131">
                <text:p>875.283416717131</text:p>
              </table:table-cell>
              <table:table-cell office:value-type="float" office:value="929.999998303283">
                <text:p>929.999998303283</text:p>
              </table:table-cell>
              <table:table-cell office:value-type="float" office:value="984.716579940989">
                <text:p>984.716579940989</text:p>
              </table:table-cell>
              <table:table-cell office:value-type="float" office:value="1037.7706259889">
                <text:p>1037.7706259889</text:p>
              </table:table-cell>
              <table:table-cell office:value-type="float" office:value="1087.55011610818">
                <text:p>1087.55011610818</text:p>
              </table:table-cell>
              <table:table-cell office:value-type="float" office:value="1132.54252568462">
                <text:p>1132.54252568462</text:p>
              </table:table-cell>
              <table:table-cell office:value-type="float" office:value="1171.38078312363">
                <text:p>1171.38078312363</text:p>
              </table:table-cell>
              <table:table-cell office:value-type="float" office:value="1202.88480762872">
                <text:p>1202.88480762872</text:p>
              </table:table-cell>
              <table:table-cell office:value-type="float" office:value="1226.09736535928">
                <text:p>1226.09736535928</text:p>
              </table:table-cell>
              <table:table-cell office:value-type="float" office:value="1240.31315449641">
                <text:p>1240.31315449641</text:p>
              </table:table-cell>
              <table:table-cell office:value-type="float" office:value="1245.10023548169">
                <text:p>1245.10023548169</text:p>
              </table:table-cell>
              <table:table-cell office:value-type="float" office:value="1245.10023548169">
                <text:p>1245.10023548169</text:p>
              </table:table-cell>
            </table:table-row>
            <table:table-row>
              <table:table-cell office:value-type="string">
                <text:p>Circle points</text:p>
                <draw:g>
                  <svg:desc>Sheet1.H54:Sheet1.H54</svg:desc>
                </draw:g>
              </table:table-cell>
              <table:table-cell office:value-type="float" office:value="1591.37254901961">
                <text:p>1591.37254901961</text:p>
                <draw:g>
                  <svg:desc>Sheet1.J55:Sheet1.J92</svg:desc>
                </draw:g>
              </table:table-cell>
              <table:table-cell office:value-type="float" office:value="1646.08913063154">
                <text:p>1646.08913063154</text:p>
              </table:table-cell>
              <table:table-cell office:value-type="float" office:value="1699.1431766029">
                <text:p>1699.1431766029</text:p>
              </table:table-cell>
              <table:table-cell office:value-type="float" office:value="1748.92266659719">
                <text:p>1748.92266659719</text:p>
              </table:table-cell>
              <table:table-cell office:value-type="float" office:value="1793.91507600399">
                <text:p>1793.91507600399</text:p>
              </table:table-cell>
              <table:table-cell office:value-type="float" office:value="1832.75333323387">
                <text:p>1832.75333323387</text:p>
              </table:table-cell>
              <table:table-cell office:value-type="float" office:value="1864.25735749668">
                <text:p>1864.25735749668</text:p>
              </table:table-cell>
              <table:table-cell office:value-type="float" office:value="1887.4699149592">
                <text:p>1887.4699149592</text:p>
              </table:table-cell>
              <table:table-cell office:value-type="float" office:value="1901.68570381065">
                <text:p>1901.68570381065</text:p>
              </table:table-cell>
              <table:table-cell office:value-type="float" office:value="1906.4727845013">
                <text:p>1906.4727845013</text:p>
              </table:table-cell>
              <table:table-cell office:value-type="float" office:value="1901.68570400707">
                <text:p>1901.68570400707</text:p>
              </table:table-cell>
              <table:table-cell office:value-type="float" office:value="1887.46991534608">
                <text:p>1887.46991534608</text:p>
              </table:table-cell>
              <table:table-cell office:value-type="float" office:value="1864.25735806226">
                <text:p>1864.25735806226</text:p>
              </table:table-cell>
              <table:table-cell office:value-type="float" office:value="1832.75333396095">
                <text:p>1832.75333396095</text:p>
              </table:table-cell>
              <table:table-cell office:value-type="float" office:value="1793.9150768705">
                <text:p>1793.9150768705</text:p>
              </table:table-cell>
              <table:table-cell office:value-type="float" office:value="1748.92266757679">
                <text:p>1748.92266757679</text:p>
              </table:table-cell>
              <table:table-cell office:value-type="float" office:value="1699.14317766583">
                <text:p>1699.14317766583</text:p>
              </table:table-cell>
              <table:table-cell office:value-type="float" office:value="1646.0891317455">
                <text:p>1646.0891317455</text:p>
              </table:table-cell>
              <table:table-cell office:value-type="float" office:value="1591.37255015075">
                <text:p>1591.37255015075</text:p>
              </table:table-cell>
              <table:table-cell office:value-type="float" office:value="1536.65596852164">
                <text:p>1536.65596852164</text:p>
              </table:table-cell>
              <table:table-cell office:value-type="float" office:value="1483.60192249924">
                <text:p>1483.60192249924</text:p>
              </table:table-cell>
              <table:table-cell office:value-type="float" office:value="1433.82243242163">
                <text:p>1433.82243242163</text:p>
              </table:table-cell>
              <table:table-cell office:value-type="float" office:value="1388.83002290173">
                <text:p>1388.83002290173</text:p>
              </table:table-cell>
              <table:table-cell office:value-type="float" office:value="1349.99176553243">
                <text:p>1349.99176553243</text:p>
              </table:table-cell>
              <table:table-cell office:value-type="float" office:value="1318.4877411081">
                <text:p>1318.4877411081</text:p>
              </table:table-cell>
              <table:table-cell office:value-type="float" office:value="1295.27518346689">
                <text:p>1295.27518346689</text:p>
              </table:table-cell>
              <table:table-cell office:value-type="float" office:value="1281.05939442499">
                <text:p>1281.05939442499</text:p>
              </table:table-cell>
              <table:table-cell office:value-type="float" office:value="1276.27231353792">
                <text:p>1276.27231353792</text:p>
              </table:table-cell>
              <table:table-cell office:value-type="float" office:value="1281.05939383573">
                <text:p>1281.05939383573</text:p>
              </table:table-cell>
              <table:table-cell office:value-type="float" office:value="1295.27518230627">
                <text:p>1295.27518230627</text:p>
              </table:table-cell>
              <table:table-cell office:value-type="float" office:value="1318.48773941139">
                <text:p>1318.48773941139</text:p>
              </table:table-cell>
              <table:table-cell office:value-type="float" office:value="1349.99176335118">
                <text:p>1349.99176335118</text:p>
              </table:table-cell>
              <table:table-cell office:value-type="float" office:value="1388.83002030221">
                <text:p>1388.83002030221</text:p>
              </table:table-cell>
              <table:table-cell office:value-type="float" office:value="1433.82242948283">
                <text:p>1433.82242948283</text:p>
              </table:table-cell>
              <table:table-cell office:value-type="float" office:value="1483.60191931046">
                <text:p>1483.60191931046</text:p>
              </table:table-cell>
              <table:table-cell office:value-type="float" office:value="1536.65596517976">
                <text:p>1536.65596517976</text:p>
              </table:table-cell>
              <table:table-cell office:value-type="float" office:value="1591.37254675732">
                <text:p>1591.37254675732</text:p>
              </table:table-cell>
              <table:table-cell office:value-type="float" office:value="1591.37254901961">
                <text:p>1591.3725490196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20">
                <text:p>1020</text:p>
                <draw:g>
                  <svg:desc>Sheet1.B16:Sheet1.B16</svg:desc>
                </draw:g>
              </table:table-cell>
            </table:table-row>
            <table:table-row>
              <table:table-cell office:value-type="string">
                <text:p>Focal centre</text:p>
                <draw:g>
                  <svg:desc>Sheet1.A15:Sheet1.A15</svg:desc>
                </draw:g>
              </table:table-cell>
              <table:table-cell office:value-type="float" office:value="1810">
                <text:p>1810</text:p>
                <draw:g>
                  <svg:desc>Sheet1.B17:Sheet1.B17</svg:desc>
                </draw:g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760">
                <text:p>760</text:p>
                <draw:g>
                  <svg:desc>Sheet1.E17:Sheet1.E21</svg:desc>
                </draw:g>
              </table:table-cell>
              <table:table-cell office:value-type="float" office:value="760">
                <text:p>760</text:p>
              </table:table-cell>
              <table:table-cell office:value-type="float" office:value="1060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Text bounds</text:p>
                <draw:g>
                  <svg:desc>Sheet1.D16:Sheet1.D16</svg:desc>
                </draw:g>
              </table:table-cell>
              <table:table-cell office:value-type="float" office:value="1340">
                <text:p>1340</text:p>
                <draw:g>
                  <svg:desc>Sheet1.F17:Sheet1.F21</svg:desc>
                </draw:g>
              </table:table-cell>
              <table:table-cell office:value-type="float" office:value="1760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1340">
                <text:p>134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940">
                <text:p>940</text:p>
                <draw:g>
                  <svg:desc>Sheet1.E10:Sheet1.E14</svg:desc>
                </draw:g>
              </table:table-cell>
              <table:table-cell office:value-type="float" office:value="940">
                <text:p>94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Focal bounds</text:p>
                <draw:g>
                  <svg:desc>Sheet1.D9:Sheet1.D9</svg:desc>
                </draw:g>
              </table:table-cell>
              <table:table-cell office:value-type="float" office:value="1780">
                <text:p>1780</text:p>
                <draw:g>
                  <svg:desc>Sheet1.F10:Sheet1.F14</svg:desc>
                </draw:g>
              </table:table-cell>
              <table:table-cell office:value-type="float" office:value="1840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1780">
                <text:p>178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E3:Sheet1.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80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reen bounds</text:p>
                <draw:g>
                  <svg:desc>Sheet1.D2:Sheet1.D2</svg:desc>
                </draw:g>
              </table:table-cell>
              <table:table-cell office:value-type="float" office:value="0">
                <text:p>0</text:p>
                <draw:g>
                  <svg:desc>Sheet1.F3:Sheet1.F7</svg:desc>
                </draw:g>
              </table:table-cell>
              <table:table-cell office:value-type="float" office:value="1920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88">
                <text:p>88</text:p>
                <draw:g>
                  <svg:desc>Sheet1.E24:Sheet1.E28</svg:desc>
                </draw:g>
              </table:table-cell>
              <table:table-cell office:value-type="float" office:value="88">
                <text:p>88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Screen inset bounds</text:p>
                <draw:g>
                  <svg:desc>Sheet1.D23:Sheet1.D23</svg:desc>
                </draw:g>
              </table:table-cell>
              <table:table-cell office:value-type="float" office:value="88">
                <text:p>88</text:p>
                <draw:g>
                  <svg:desc>Sheet1.F24:Sheet1.F28</svg:desc>
                </draw:g>
              </table:table-cell>
              <table:table-cell office:value-type="float" office:value="1832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svg:x="0cm" svg:y="0cm" style:legend-expansion="custom" chartooo:width="15.998cm" chartooo:height="9.005cm" style:legend-expansion-aspect-ratio="1.77656857301499" chart:style-name="ch2"/>
        <chart:plot-area chart:style-name="ch3" table:cell-range-address="Sheet2.I9:Sheet2.J10 Sheet2.H10:Sheet2.H10 Sheet2.A33:Sheet2.A33 Sheet2.F9:Sheet2.F10 Sheet2.A37:Sheet2.A37 Sheet2.L39:Sheet2.L400 Sheet2.D2:Sheet2.D2 Sheet2.F3:Sheet2.F7" chart:data-source-has-labels="row" svg:x="0.319cm" svg:y="0.18cm" svg:width="15.36cm" svg:height="8.645cm">
          <chartooo:coordinate-region svg:x="1.311cm" svg:y="0.829cm" svg:width="13.996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J9:Sheet2.J10" chart:label-cell-address="Sheet2.H10:Sheet2.H10" chart:class="chart:scatter">
            <chart:domain table:cell-range-address="Sheet2.I9:Sheet2.I10"/>
            <chart:data-point chart:repeated="2"/>
          </chart:series>
          <chart:series chart:style-name="ch8" chart:values-cell-range-address="Sheet2.F9:Sheet2.F10" chart:label-cell-address="Sheet2.A33:Sheet2.A33" chart:class="chart:scatter">
            <chart:domain table:cell-range-address="Sheet2.E9:Sheet2.E10"/>
            <chart:data-point chart:repeated="2"/>
          </chart:series>
          <chart:series chart:style-name="ch9" chart:values-cell-range-address="Sheet2.L39:Sheet2.L400" chart:label-cell-address="Sheet2.A37:Sheet2.A37" chart:class="chart:scatter">
            <chart:domain table:cell-range-address="Sheet2.K39:Sheet2.K400"/>
            <chart:data-point chart:repeated="362"/>
          </chart:series>
          <chart:series chart:style-name="ch10" chart:values-cell-range-address="Sheet2.F3:Sheet2.F7" chart:label-cell-address="Sheet2.D2:Sheet2.D2" chart:class="chart:scatter">
            <chart:domain table:cell-range-address="Sheet2.E3:Sheet2.E7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Used Angle point</text:p>
                <draw:g>
                  <svg:desc>Sheet2.H10:Sheet2.H1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ustom</text:p>
                <draw:g>
                  <svg:desc>Sheet2.A33:Sheet2.A3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Full 360</text:p>
                <draw:g>
                  <svg:desc>Sheet2.A37:Sheet2.A3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Bounds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0">
                <text:p>1020</text:p>
                <draw:g>
                  <svg:desc>Sheet2.I9:Sheet2.I10</svg:desc>
                </draw:g>
              </table:table-cell>
              <table:table-cell office:value-type="float" office:value="1810">
                <text:p>1810</text:p>
                <draw:g>
                  <svg:desc>Sheet2.J9:Sheet2.J10</svg:desc>
                </draw:g>
              </table:table-cell>
              <table:table-cell office:value-type="float" office:value="1020">
                <text:p>1020</text:p>
                <draw:g>
                  <svg:desc>Sheet2.E9:Sheet2.E10</svg:desc>
                </draw:g>
              </table:table-cell>
              <table:table-cell office:value-type="float" office:value="1810">
                <text:p>1810</text:p>
                <draw:g>
                  <svg:desc>Sheet2.F9:Sheet2.F10</svg:desc>
                </draw:g>
              </table:table-cell>
              <table:table-cell office:value-type="float" office:value="1110">
                <text:p>1110</text:p>
                <draw:g>
                  <svg:desc>Sheet2.K39:Sheet2.K400</svg:desc>
                </draw:g>
              </table:table-cell>
              <table:table-cell office:value-type="float" office:value="1810">
                <text:p>1810</text:p>
                <draw:g>
                  <svg:desc>Sheet2.L39:Sheet2.L400</svg:desc>
                </draw:g>
              </table:table-cell>
              <table:table-cell office:value-type="float" office:value="940">
                <text:p>940</text:p>
                <draw:g>
                  <svg:desc>Sheet2.E3:Sheet2.E7</svg:desc>
                </draw:g>
              </table:table-cell>
              <table:table-cell office:value-type="float" office:value="1780">
                <text:p>1780</text:p>
                <draw:g>
                  <svg:desc>Sheet2.F3:Sheet2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0">
                <text:p>1110</text:p>
              </table:table-cell>
              <table:table-cell office:value-type="float" office:value="1850">
                <text:p>1850</text:p>
              </table:table-cell>
              <table:table-cell office:value-type="float" office:value="1045.9763037279">
                <text:p>1045.9763037279</text:p>
              </table:table-cell>
              <table:table-cell office:value-type="float" office:value="1850">
                <text:p>1850</text:p>
              </table:table-cell>
              <table:table-cell office:value-type="float" office:value="1110">
                <text:p>1110</text:p>
              </table:table-cell>
              <table:table-cell office:value-type="float" office:value="1811.57095584354">
                <text:p>1811.57095584354</text:p>
              </table:table-cell>
              <table:table-cell office:value-type="float" office:value="940">
                <text:p>94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13.14286925426">
                <text:p>1813.14286925426</text:p>
              </table:table-cell>
              <table:table-cell office:value-type="float" office:value="1100">
                <text:p>110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14.71670013547">
                <text:p>1814.71670013547</text:p>
              </table:table-cell>
              <table:table-cell office:value-type="float" office:value="1100">
                <text:p>110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16.29341307492">
                <text:p>1816.29341307492</text:p>
              </table:table-cell>
              <table:table-cell office:value-type="float" office:value="940">
                <text:p>94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17.87397971733">
                <text:p>1817.8739797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19.45938117391">
                <text:p>1819.459381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21.05061048126">
                <text:p>1821.05061048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22.64867512322">
                <text:p>1822.6486751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24.25459962921">
                <text:p>1824.2545996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25.86942826376">
                <text:p>1825.86942826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27.49422782239">
                <text:p>1827.4942278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29.1300905503">
                <text:p>1829.1300905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30.7781372013">
                <text:p>1830.778137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32.43952025589">
                <text:p>1832.43952025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34.1154273188">
                <text:p>1834.115427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35.80708471829">
                <text:p>1835.8070847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37.51576133128">
                <text:p>1837.51576133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39.24277266096">
                <text:p>1839.2427726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40.98948519607">
                <text:p>1840.98948519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42.75732108396">
                <text:p>1842.75732108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44.54776315319">
                <text:p>1844.54776315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46.36236032516">
                <text:p>1846.36236032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48.20273345886">
                <text:p>1848.2027334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9.84147095617">
                <text:p>1109.84147095617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5.78027682038">
                <text:p>1105.7802768203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2.01215366317">
                <text:p>1102.01215366317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8.50442022021">
                <text:p>1098.50442022021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5.22905861385">
                <text:p>1095.22905861385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2.16191021086">
                <text:p>1092.16191021086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9.28203230276">
                <text:p>1089.28203230276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6.57117929402">
                <text:p>1086.57117929402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4.01338116164">
                <text:p>1084.01338116164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.59459855258">
                <text:p>1081.5945985525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9.30243874051">
                <text:p>1079.30243874051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7.12592026968">
                <text:p>1077.1259202696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5.05527681885">
                <text:p>1075.05527681885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3.08179286482">
                <text:p>1073.08179286482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1.19766528772">
                <text:p>1071.19766528772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9.3958862614">
                <text:p>1069.3958862614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7.67014370377">
                <text:p>1067.67014370377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6.01473628884">
                <text:p>1066.01473628884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4.42450059317">
                <text:p>1064.42450059317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2.89474840099">
                <text:p>1062.89474840099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.42121255162">
                <text:p>1061.42121255162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0">
                <text:p>1060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8.62755099228">
                <text:p>1058.6275509922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7.30060344551">
                <text:p>1057.30060344551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6.01616177191">
                <text:p>1056.01616177191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4.77146951265">
                <text:p>1054.77146951265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.56398524709">
                <text:p>1053.56398524709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2.3913613278">
                <text:p>1052.391361327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1.25142506027">
                <text:p>1051.25142506027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.14216200411">
                <text:p>1050.14216200411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9.06170112021">
                <text:p>1049.06170112021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8.00830152839">
                <text:p>1048.00830152839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6.9803406737">
                <text:p>1046.9803406737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.9763037279">
                <text:p>1045.9763037279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.99477407637">
                <text:p>1044.99477407637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.0344247611">
                <text:p>1044.0344247611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3.09401076759">
                <text:p>1043.09401076759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2.17236205811">
                <text:p>1042.17236205811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.26837726646">
                <text:p>1041.26837726646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.38101797978">
                <text:p>1040.3810179797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9.50930354263">
                <text:p>1039.50930354263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8.6523063262">
                <text:p>1038.6523063262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7.80914741234">
                <text:p>1037.80914741234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6.97899264838">
                <text:p>1036.9789926483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6.16104903341">
                <text:p>1036.16104903341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5.35456140142">
                <text:p>1035.35456140142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4.55880937065">
                <text:p>1034.55880937065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.77310453159">
                <text:p>1033.77310453159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2.99678784932">
                <text:p>1032.99678784932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2.22922725835">
                <text:p>1032.22922725835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1.46981543035">
                <text:p>1031.46981543035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0.71796769724">
                <text:p>1030.71796769724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.97312011373">
                <text:p>1029.97312011373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.23472764502">
                <text:p>1029.23472764502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8.5022624668">
                <text:p>1028.502262466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7.77521236551">
                <text:p>1027.77521236551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7.05307922834">
                <text:p>1027.05307922834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6.33537761298">
                <text:p>1026.3353776129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5.6216333881">
                <text:p>1025.6216333881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4.91138243612">
                <text:p>1024.91138243612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4.20416941063">
                <text:p>1024.20416941063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3.49954654104">
                <text:p>1023.49954654104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2.79707247774">
                <text:p>1022.79707247774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2.09631117132">
                <text:p>1022.09631117132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.39683077967">
                <text:p>1021.39683077967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.69820259713">
                <text:p>1020.69820259713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9.30179740287">
                <text:p>1019.30179740287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8.60316922033">
                <text:p>1018.60316922033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7.90368882868">
                <text:p>1017.9036888286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7.20292752226">
                <text:p>1017.20292752226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6.50045345896">
                <text:p>1016.50045345896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5.79583058937">
                <text:p>1015.79583058937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5.08861756388">
                <text:p>1015.0886175638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4.3783666119">
                <text:p>1014.3783666119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.66462238702">
                <text:p>1013.66462238702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94692077166">
                <text:p>1012.94692077166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22478763449">
                <text:p>1012.22478763449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4977375332">
                <text:p>1011.4977375332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76527235498">
                <text:p>1010.7652723549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02687988627">
                <text:p>1010.02687988627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28203230276">
                <text:p>1009.28203230276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.53018456965">
                <text:p>1008.53018456965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77077274165">
                <text:p>1007.77077274165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00321215068">
                <text:p>1007.0032121506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6.22689546841">
                <text:p>1006.22689546841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5.44119062935">
                <text:p>1005.44119062935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4.64543859858">
                <text:p>1004.6454385985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3.83895096659">
                <text:p>1003.83895096659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3.02100735162">
                <text:p>1003.02100735162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2.19085258766">
                <text:p>1002.19085258766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.3476936738">
                <text:p>1001.347693673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.49069645737">
                <text:p>1000.49069645737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.618982020223">
                <text:p>999.618982020223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.731622733541">
                <text:p>998.731622733541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.827637941889">
                <text:p>997.827637941889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6.905989232415">
                <text:p>996.905989232415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5.965575238898">
                <text:p>995.96557523889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5.005225923627">
                <text:p>995.005225923627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.0236962721">
                <text:p>994.0236962721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.019659326303">
                <text:p>993.019659326303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.991698471612">
                <text:p>991.991698471612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.938298879786">
                <text:p>990.938298879786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.857837995888">
                <text:p>989.85783799588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.748574939731">
                <text:p>988.748574939731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7.6086386722">
                <text:p>987.6086386722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.436014752909">
                <text:p>986.436014752909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.228530487351">
                <text:p>985.228530487351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.983838228086">
                <text:p>983.983838228086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2.699396554494">
                <text:p>982.699396554494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.372449007717">
                <text:p>981.372449007717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0">
                <text:p>980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8.578787448377">
                <text:p>978.578787448377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7.105251599013">
                <text:p>977.105251599013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5.575499406832">
                <text:p>975.575499406832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3.98526371116">
                <text:p>973.98526371116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.329856296232">
                <text:p>972.329856296232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604113738598">
                <text:p>970.60411373859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8.802334712277">
                <text:p>968.802334712277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.918207135184">
                <text:p>966.918207135184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4.944723181153">
                <text:p>964.944723181153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2.874079730315">
                <text:p>962.874079730315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.69756125949">
                <text:p>960.69756125949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.405401447417">
                <text:p>958.405401447417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5.986618838358">
                <text:p>955.98661883835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.428820705979">
                <text:p>953.428820705979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.717967697245">
                <text:p>950.717967697245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7.838089789143">
                <text:p>947.838089789143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4.770941386147">
                <text:p>944.770941386147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.495579779794">
                <text:p>941.495579779794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.987846336828">
                <text:p>937.98784633682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4.219723179618">
                <text:p>934.219723179618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.158529043831">
                <text:p>930.158529043831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48.20273345886">
                <text:p>1848.2027334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46.36236032516">
                <text:p>1846.36236032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44.54776315319">
                <text:p>1844.54776315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42.75732108396">
                <text:p>1842.75732108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40.98948519607">
                <text:p>1840.98948519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39.24277266096">
                <text:p>1839.2427726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37.51576133128">
                <text:p>1837.51576133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35.80708471829">
                <text:p>1835.8070847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34.1154273188">
                <text:p>1834.115427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32.43952025589">
                <text:p>1832.43952025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30.7781372013">
                <text:p>1830.778137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29.1300905503">
                <text:p>1829.1300905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27.49422782239">
                <text:p>1827.4942278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25.86942826376">
                <text:p>1825.86942826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24.25459962921">
                <text:p>1824.2545996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22.64867512322">
                <text:p>1822.6486751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21.05061048126">
                <text:p>1821.05061048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19.45938117391">
                <text:p>1819.459381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17.87397971733">
                <text:p>1817.8739797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16.29341307492">
                <text:p>1816.29341307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14.71670013547">
                <text:p>1814.71670013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13.14286925426">
                <text:p>1813.14286925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11.57095584354">
                <text:p>1811.5709558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10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08.42904415646">
                <text:p>1808.42904415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06.85713074574">
                <text:p>1806.85713074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05.28329986453">
                <text:p>1805.28329986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03.70658692508">
                <text:p>1803.70658692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02.12602028267">
                <text:p>1802.12602028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800.54061882609">
                <text:p>1800.5406188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798.94938951874">
                <text:p>1798.9493895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797.35132487678">
                <text:p>1797.3513248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795.74540037079">
                <text:p>1795.7454003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794.13057173624">
                <text:p>1794.13057173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792.50577217761">
                <text:p>1792.5057721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790.8699094497">
                <text:p>1790.869909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789.2218627987">
                <text:p>1789.2218627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787.56047974411">
                <text:p>1787.56047974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785.8845726812">
                <text:p>1785.884572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784.19291528171">
                <text:p>1784.19291528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782.48423866872">
                <text:p>1782.48423866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780.75722733904">
                <text:p>1780.75722733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779.01051480393">
                <text:p>1779.01051480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777.24267891604">
                <text:p>1777.2426789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775.45223684681">
                <text:p>1775.4522368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773.63763967484">
                <text:p>1773.63763967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771.79726654114">
                <text:p>1771.79726654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.158529043831">
                <text:p>930.158529043831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4.219723179618">
                <text:p>934.21972317961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.987846336828">
                <text:p>937.98784633682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.495579779794">
                <text:p>941.495579779794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4.770941386147">
                <text:p>944.770941386147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7.838089789143">
                <text:p>947.838089789143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.717967697245">
                <text:p>950.717967697245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.428820705979">
                <text:p>953.428820705979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5.986618838358">
                <text:p>955.98661883835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.405401447417">
                <text:p>958.405401447417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.69756125949">
                <text:p>960.69756125949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2.874079730315">
                <text:p>962.874079730315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4.944723181153">
                <text:p>964.944723181153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.918207135184">
                <text:p>966.918207135184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8.802334712277">
                <text:p>968.802334712277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604113738598">
                <text:p>970.60411373859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.329856296232">
                <text:p>972.329856296232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3.98526371116">
                <text:p>973.98526371116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5.575499406832">
                <text:p>975.575499406832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7.105251599013">
                <text:p>977.105251599013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8.578787448377">
                <text:p>978.578787448377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0">
                <text:p>980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.372449007717">
                <text:p>981.372449007717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2.699396554494">
                <text:p>982.699396554494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.983838228086">
                <text:p>983.983838228086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.228530487351">
                <text:p>985.228530487351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.436014752909">
                <text:p>986.436014752909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7.6086386722">
                <text:p>987.6086386722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.748574939731">
                <text:p>988.748574939731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.857837995888">
                <text:p>989.85783799588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.938298879786">
                <text:p>990.938298879786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.991698471612">
                <text:p>991.991698471612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.019659326303">
                <text:p>993.019659326303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.0236962721">
                <text:p>994.0236962721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5.005225923627">
                <text:p>995.005225923627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5.965575238898">
                <text:p>995.96557523889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6.905989232415">
                <text:p>996.905989232415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.827637941889">
                <text:p>997.827637941889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.731622733541">
                <text:p>998.731622733541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.618982020223">
                <text:p>999.618982020223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.49069645737">
                <text:p>1000.49069645737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.3476936738">
                <text:p>1001.347693673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2.19085258766">
                <text:p>1002.19085258766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3.02100735162">
                <text:p>1003.02100735162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3.83895096659">
                <text:p>1003.83895096659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4.64543859858">
                <text:p>1004.6454385985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5.44119062935">
                <text:p>1005.44119062935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6.22689546841">
                <text:p>1006.22689546841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00321215068">
                <text:p>1007.0032121506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77077274165">
                <text:p>1007.77077274165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.53018456965">
                <text:p>1008.53018456965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28203230276">
                <text:p>1009.28203230276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02687988627">
                <text:p>1010.02687988627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76527235498">
                <text:p>1010.7652723549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4977375332">
                <text:p>1011.4977375332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22478763449">
                <text:p>1012.22478763449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94692077166">
                <text:p>1012.94692077166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.66462238702">
                <text:p>1013.66462238702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4.3783666119">
                <text:p>1014.3783666119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5.08861756388">
                <text:p>1015.0886175638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5.79583058937">
                <text:p>1015.79583058937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6.50045345896">
                <text:p>1016.50045345896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7.20292752226">
                <text:p>1017.20292752226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7.90368882868">
                <text:p>1017.9036888286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8.60316922033">
                <text:p>1018.60316922033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9.30179740287">
                <text:p>1019.30179740287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.69820259713">
                <text:p>1020.69820259713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.39683077967">
                <text:p>1021.39683077967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2.09631117132">
                <text:p>1022.09631117132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2.79707247774">
                <text:p>1022.79707247774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3.49954654104">
                <text:p>1023.49954654104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4.20416941063">
                <text:p>1024.20416941063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4.91138243612">
                <text:p>1024.91138243612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5.6216333881">
                <text:p>1025.6216333881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6.33537761298">
                <text:p>1026.3353776129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7.05307922834">
                <text:p>1027.05307922834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7.77521236551">
                <text:p>1027.77521236551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8.5022624668">
                <text:p>1028.502262466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.23472764502">
                <text:p>1029.23472764502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.97312011373">
                <text:p>1029.97312011373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0.71796769724">
                <text:p>1030.71796769724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1.46981543035">
                <text:p>1031.46981543035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2.22922725835">
                <text:p>1032.22922725835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2.99678784932">
                <text:p>1032.99678784932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.77310453159">
                <text:p>1033.77310453159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4.55880937065">
                <text:p>1034.55880937065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5.35456140142">
                <text:p>1035.35456140142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6.16104903341">
                <text:p>1036.16104903341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6.97899264838">
                <text:p>1036.9789926483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7.80914741234">
                <text:p>1037.80914741234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8.6523063262">
                <text:p>1038.6523063262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9.50930354263">
                <text:p>1039.50930354263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.38101797978">
                <text:p>1040.3810179797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.26837726646">
                <text:p>1041.26837726646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2.17236205811">
                <text:p>1042.17236205811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3.09401076759">
                <text:p>1043.09401076759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.0344247611">
                <text:p>1044.0344247611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.99477407637">
                <text:p>1044.99477407637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.9763037279">
                <text:p>1045.9763037279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6.9803406737">
                <text:p>1046.9803406737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8.00830152839">
                <text:p>1048.00830152839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9.06170112021">
                <text:p>1049.06170112021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.14216200411">
                <text:p>1050.14216200411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1.25142506027">
                <text:p>1051.25142506027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2.3913613278">
                <text:p>1052.391361327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.56398524709">
                <text:p>1053.56398524709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4.77146951265">
                <text:p>1054.77146951265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6.01616177191">
                <text:p>1056.01616177191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7.30060344551">
                <text:p>1057.30060344551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8.62755099228">
                <text:p>1058.6275509922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0">
                <text:p>1060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.42121255162">
                <text:p>1061.42121255162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2.89474840099">
                <text:p>1062.89474840099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4.42450059317">
                <text:p>1064.42450059317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6.01473628884">
                <text:p>1066.01473628884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7.67014370377">
                <text:p>1067.67014370377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9.3958862614">
                <text:p>1069.3958862614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1.19766528772">
                <text:p>1071.19766528772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3.08179286482">
                <text:p>1073.08179286482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5.05527681885">
                <text:p>1075.05527681885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7.12592026968">
                <text:p>1077.1259202696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9.30243874051">
                <text:p>1079.30243874051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.59459855258">
                <text:p>1081.5945985525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4.01338116164">
                <text:p>1084.01338116164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6.57117929402">
                <text:p>1086.57117929402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9.28203230276">
                <text:p>1089.28203230276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2.16191021086">
                <text:p>1092.16191021086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5.22905861385">
                <text:p>1095.22905861385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8.50442022021">
                <text:p>1098.50442022021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2.01215366317">
                <text:p>1102.01215366317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5.78027682038">
                <text:p>1105.78027682038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9.84147095617">
                <text:p>1109.84147095617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771.79726654114">
                <text:p>1771.79726654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773.63763967484">
                <text:p>1773.63763967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775.45223684681">
                <text:p>1775.4522368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777.24267891604">
                <text:p>1777.2426789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779.01051480393">
                <text:p>1779.01051480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780.75722733904">
                <text:p>1780.75722733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782.48423866872">
                <text:p>1782.48423866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784.19291528171">
                <text:p>1784.19291528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785.8845726812">
                <text:p>1785.884572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787.56047974411">
                <text:p>1787.56047974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789.2218627987">
                <text:p>1789.2218627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790.8699094497">
                <text:p>1790.869909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792.50577217761">
                <text:p>1792.5057721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794.13057173624">
                <text:p>1794.13057173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795.74540037079">
                <text:p>1795.7454003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797.35132487678">
                <text:p>1797.3513248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798.94938951874">
                <text:p>1798.9493895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00.54061882609">
                <text:p>1800.5406188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02.12602028267">
                <text:p>1802.12602028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03.70658692508">
                <text:p>1803.70658692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05.28329986453">
                <text:p>1805.28329986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06.85713074574">
                <text:p>1806.85713074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08.42904415646">
                <text:p>1808.42904415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10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810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